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9016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484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1.629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1.2756in"/>
    </style:style>
    <style:style style:name="co12" style:family="table-column">
      <style:table-column-properties fo:break-before="auto" style:column-width="1.7402in"/>
    </style:style>
    <style:style style:name="co13" style:family="table-column">
      <style:table-column-properties fo:break-before="auto" style:column-width="1.7902in"/>
    </style:style>
    <style:style style:name="co14" style:family="table-column">
      <style:table-column-properties fo:break-before="auto" style:column-width="1.8335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1.4201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5118in"/>
    </style:style>
    <style:style style:name="co19" style:family="table-column">
      <style:table-column-properties fo:break-before="auto" style:column-width="1.4646in"/>
    </style:style>
    <style:style style:name="co20" style:family="table-column">
      <style:table-column-properties fo:break-before="auto" style:column-width="1.1256in"/>
    </style:style>
    <style:style style:name="co21" style:family="table-column">
      <style:table-column-properties fo:break-before="auto" style:column-width="1.2689in"/>
    </style:style>
    <style:style style:name="co22" style:family="table-column">
      <style:table-column-properties fo:break-before="auto" style:column-width="1.7583in"/>
    </style:style>
    <style:style style:name="co23" style:family="table-column">
      <style:table-column-properties fo:break-before="auto" style:column-width="1.672in"/>
    </style:style>
    <style:style style:name="co24" style:family="table-column">
      <style:table-column-properties fo:break-before="auto" style:column-width="1.8445in"/>
    </style:style>
    <style:style style:name="co25" style:family="table-column">
      <style:table-column-properties fo:break-before="auto" style:column-width="1.1016in"/>
    </style:style>
    <style:style style:name="co26" style:family="table-column">
      <style:table-column-properties fo:break-before="auto" style:column-width="1.2in"/>
    </style:style>
    <style:style style:name="co27" style:family="table-column">
      <style:table-column-properties fo:break-before="auto" style:column-width="1.533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ure_20_ISWC17_20_On_20_NCI-16">
      <style:table-properties table:display="true" style:writing-mode="lr-tb"/>
    </style:style>
    <style:style style:name="ta2" style:family="table" style:master-page-name="PageStyle_5f_MEX_2b_ISWC17">
      <style:table-properties table:display="true" style:writing-mode="lr-tb"/>
    </style:style>
    <style:style style:name="ta3" style:family="table" style:master-page-name="PageStyle_5f_ForMod_2b_ISWC17">
      <style:table-properties table:display="true" style:writing-mode="lr-tb"/>
    </style:style>
    <style:style style:name="ta4" style:family="table" style:master-page-name="PageStyle_5f_Statistical_20_res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1">
      <style:table-cell-properties style:rotation-align="none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1"/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e ISWC17 On NCI-16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 table:number-rows-repeated="19">
          <table:table-cell table:number-columns-repeated="16382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table:number-columns-repeated="16376"/>
        </table:table-row>
        <table:table-row table:style-name="ro1" table:number-rows-repeated="8849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MEX+ISWC17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6373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Time Spent MEX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entiment M siz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956729888916" calcext:value-type="float">
            <text:p>0.21956729888916</text:p>
          </table:table-cell>
          <table:table-cell office:value-type="float" office:value="4.38319969177246" calcext:value-type="float">
            <text:p>4.38319969177246</text:p>
          </table:table-cell>
          <table:table-cell office:value-type="float" office:value="4.60276699066162" calcext:value-type="float">
            <text:p>4.60276699066162</text:p>
          </table:table-cell>
          <table:table-cell office:value-type="float" office:value="4692" calcext:value-type="float">
            <text:p>469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760" calcext:value-type="float">
            <text:p>1760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38361358642578" calcext:value-type="float">
            <text:p>0.238361358642578</text:p>
          </table:table-cell>
          <table:table-cell office:value-type="float" office:value="284.520246744156" calcext:value-type="float">
            <text:p>284.520246744156</text:p>
          </table:table-cell>
          <table:table-cell office:value-type="float" office:value="284.758608102798" calcext:value-type="float">
            <text:p>284.758608102798</text:p>
          </table:table-cell>
          <table:table-cell office:value-type="float" office:value="4437" calcext:value-type="float">
            <text:p>443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072" calcext:value-type="float">
            <text:p>90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1356115341187" calcext:value-type="float">
            <text:p>0.261356115341187</text:p>
          </table:table-cell>
          <table:table-cell office:value-type="float" office:value="1.55466771125793" calcext:value-type="float">
            <text:p>1.55466771125793</text:p>
          </table:table-cell>
          <table:table-cell office:value-type="float" office:value="1.81602382659912" calcext:value-type="float">
            <text:p>1.81602382659912</text:p>
          </table:table-cell>
          <table:table-cell office:value-type="float" office:value="4553" calcext:value-type="float">
            <text:p>45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37237930297852" calcext:value-type="float">
            <text:p>0.237237930297852</text:p>
          </table:table-cell>
          <table:table-cell office:value-type="float" office:value="1.73345804214478" calcext:value-type="float">
            <text:p>1.73345804214478</text:p>
          </table:table-cell>
          <table:table-cell office:value-type="float" office:value="1.97069597244263" calcext:value-type="float">
            <text:p>1.97069597244263</text:p>
          </table:table-cell>
          <table:table-cell office:value-type="float" office:value="4667" calcext:value-type="float">
            <text:p>46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48336791992188" calcext:value-type="float">
            <text:p>0.248336791992188</text:p>
          </table:table-cell>
          <table:table-cell office:value-type="float" office:value="1.61323404312134" calcext:value-type="float">
            <text:p>1.61323404312134</text:p>
          </table:table-cell>
          <table:table-cell office:value-type="float" office:value="1.86157083511353" calcext:value-type="float">
            <text:p>1.86157083511353</text:p>
          </table:table-cell>
          <table:table-cell office:value-type="float" office:value="4381" calcext:value-type="float">
            <text:p>43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7345027923584" calcext:value-type="float">
            <text:p>0.187345027923584</text:p>
          </table:table-cell>
          <table:table-cell office:value-type="float" office:value="1.46990752220154" calcext:value-type="float">
            <text:p>1.46990752220154</text:p>
          </table:table-cell>
          <table:table-cell office:value-type="float" office:value="1.65725255012512" calcext:value-type="float">
            <text:p>1.65725255012512</text:p>
          </table:table-cell>
          <table:table-cell office:value-type="float" office:value="615" calcext:value-type="float">
            <text:p>61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2" calcext:value-type="float">
            <text:p>52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16943740844727" calcext:value-type="float">
            <text:p>0.216943740844727</text:p>
          </table:table-cell>
          <table:table-cell office:value-type="float" office:value="4.16718864440918" calcext:value-type="float">
            <text:p>4.16718864440918</text:p>
          </table:table-cell>
          <table:table-cell office:value-type="float" office:value="4.38413238525391" calcext:value-type="float">
            <text:p>4.38413238525391</text:p>
          </table:table-cell>
          <table:table-cell office:value-type="float" office:value="4381" calcext:value-type="float">
            <text:p>438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15265035629272" calcext:value-type="float">
            <text:p>0.215265035629272</text:p>
          </table:table-cell>
          <table:table-cell office:value-type="float" office:value="3.80078458786011" calcext:value-type="float">
            <text:p>3.80078458786011</text:p>
          </table:table-cell>
          <table:table-cell office:value-type="float" office:value="4.01604962348938" calcext:value-type="float">
            <text:p>4.01604962348938</text:p>
          </table:table-cell>
          <table:table-cell office:value-type="float" office:value="4468" calcext:value-type="float">
            <text:p>446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617" calcext:value-type="float">
            <text:p>1617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44044065475464" calcext:value-type="float">
            <text:p>0.244044065475464</text:p>
          </table:table-cell>
          <table:table-cell office:value-type="float" office:value="2.46629333496094" calcext:value-type="float">
            <text:p>2.46629333496094</text:p>
          </table:table-cell>
          <table:table-cell office:value-type="float" office:value="2.7103374004364" calcext:value-type="float">
            <text:p>2.7103374004364</text:p>
          </table:table-cell>
          <table:table-cell office:value-type="float" office:value="4588" calcext:value-type="float">
            <text:p>458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27963447570801" calcext:value-type="float">
            <text:p>0.227963447570801</text:p>
          </table:table-cell>
          <table:table-cell office:value-type="float" office:value="1.91077709197998" calcext:value-type="float">
            <text:p>1.91077709197998</text:p>
          </table:table-cell>
          <table:table-cell office:value-type="float" office:value="2.13874053955078" calcext:value-type="float">
            <text:p>2.13874053955078</text:p>
          </table:table-cell>
          <table:table-cell office:value-type="float" office:value="4566" calcext:value-type="float">
            <text:p>45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215348720550537" calcext:value-type="float">
            <text:p>0.215348720550537</text:p>
          </table:table-cell>
          <table:table-cell office:value-type="float" office:value="2.87466359138489" calcext:value-type="float">
            <text:p>2.87466359138489</text:p>
          </table:table-cell>
          <table:table-cell office:value-type="float" office:value="3.09001231193543" calcext:value-type="float">
            <text:p>3.09001231193543</text:p>
          </table:table-cell>
          <table:table-cell office:value-type="float" office:value="4387" calcext:value-type="float">
            <text:p>438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17918634414673" calcext:value-type="float">
            <text:p>0.217918634414673</text:p>
          </table:table-cell>
          <table:table-cell office:value-type="float" office:value="11.9454483985901" calcext:value-type="float">
            <text:p>11.9454483985901</text:p>
          </table:table-cell>
          <table:table-cell office:value-type="float" office:value="12.1633670330048" calcext:value-type="float">
            <text:p>12.1633670330048</text:p>
          </table:table-cell>
          <table:table-cell office:value-type="float" office:value="4345" calcext:value-type="float">
            <text:p>4345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1536" calcext:value-type="float">
            <text:p>15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72275066375732" calcext:value-type="float">
            <text:p>0.172275066375732</text:p>
          </table:table-cell>
          <table:table-cell office:value-type="float" office:value="1.92730069160461" calcext:value-type="float">
            <text:p>1.92730069160461</text:p>
          </table:table-cell>
          <table:table-cell office:value-type="float" office:value="2.09957575798035" calcext:value-type="float">
            <text:p>2.09957575798035</text:p>
          </table:table-cell>
          <table:table-cell office:value-type="float" office:value="767" calcext:value-type="float">
            <text:p>76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0336484909058" calcext:value-type="float">
            <text:p>0.170336484909058</text:p>
          </table:table-cell>
          <table:table-cell office:value-type="float" office:value="1.34280872344971" calcext:value-type="float">
            <text:p>1.34280872344971</text:p>
          </table:table-cell>
          <table:table-cell office:value-type="float" office:value="1.51314520835876" calcext:value-type="float">
            <text:p>1.51314520835876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74676656723022" calcext:value-type="float">
            <text:p>0.174676656723022</text:p>
          </table:table-cell>
          <table:table-cell office:value-type="float" office:value="0.861718416213989" calcext:value-type="float">
            <text:p>0.861718416213989</text:p>
          </table:table-cell>
          <table:table-cell office:value-type="float" office:value="1.03639507293701" calcext:value-type="float">
            <text:p>1.03639507293701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73407793045044" calcext:value-type="float">
            <text:p>0.173407793045044</text:p>
          </table:table-cell>
          <table:table-cell office:value-type="float" office:value="0.843341827392578" calcext:value-type="float">
            <text:p>0.843341827392578</text:p>
          </table:table-cell>
          <table:table-cell office:value-type="float" office:value="1.01674962043762" calcext:value-type="float">
            <text:p>1.01674962043762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18520641326904" calcext:value-type="float">
            <text:p>0.218520641326904</text:p>
          </table:table-cell>
          <table:table-cell office:value-type="float" office:value="2.42421722412109" calcext:value-type="float">
            <text:p>2.42421722412109</text:p>
          </table:table-cell>
          <table:table-cell office:value-type="float" office:value="2.642737865448" calcext:value-type="float">
            <text:p>2.642737865448</text:p>
          </table:table-cell>
          <table:table-cell office:value-type="float" office:value="4317" calcext:value-type="float">
            <text:p>43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250196218490601" calcext:value-type="float">
            <text:p>0.250196218490601</text:p>
          </table:table-cell>
          <table:table-cell office:value-type="float" office:value="4.87869691848755" calcext:value-type="float">
            <text:p>4.87869691848755</text:p>
          </table:table-cell>
          <table:table-cell office:value-type="float" office:value="5.12889313697815" calcext:value-type="float">
            <text:p>5.12889313697815</text:p>
          </table:table-cell>
          <table:table-cell office:value-type="float" office:value="4400" calcext:value-type="float">
            <text:p>440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1" calcext:value-type="float">
            <text:p>71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220191478729248" calcext:value-type="float">
            <text:p>0.220191478729248</text:p>
          </table:table-cell>
          <table:table-cell office:value-type="float" office:value="3.12478852272034" calcext:value-type="float">
            <text:p>3.12478852272034</text:p>
          </table:table-cell>
          <table:table-cell office:value-type="float" office:value="3.34498000144959" calcext:value-type="float">
            <text:p>3.34498000144959</text:p>
          </table:table-cell>
          <table:table-cell office:value-type="float" office:value="4369" calcext:value-type="float">
            <text:p>436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226391553878784" calcext:value-type="float">
            <text:p>0.226391553878784</text:p>
          </table:table-cell>
          <table:table-cell office:value-type="float" office:value="2.07016897201538" calcext:value-type="float">
            <text:p>2.07016897201538</text:p>
          </table:table-cell>
          <table:table-cell office:value-type="float" office:value="2.29656052589417" calcext:value-type="float">
            <text:p>2.29656052589417</text:p>
          </table:table-cell>
          <table:table-cell office:value-type="float" office:value="4598" calcext:value-type="float">
            <text:p>45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16686964035034" calcext:value-type="float">
            <text:p>0.216686964035034</text:p>
          </table:table-cell>
          <table:table-cell office:value-type="float" office:value="6.15070724487305" calcext:value-type="float">
            <text:p>6.15070724487305</text:p>
          </table:table-cell>
          <table:table-cell office:value-type="float" office:value="6.36739420890808" calcext:value-type="float">
            <text:p>6.36739420890808</text:p>
          </table:table-cell>
          <table:table-cell office:value-type="float" office:value="4334" calcext:value-type="float">
            <text:p>433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536" calcext:value-type="float">
            <text:p>15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22785758972168" calcext:value-type="float">
            <text:p>0.22785758972168</text:p>
          </table:table-cell>
          <table:table-cell office:value-type="float" office:value="1.50306963920593" calcext:value-type="float">
            <text:p>1.50306963920593</text:p>
          </table:table-cell>
          <table:table-cell office:value-type="float" office:value="1.73092722892761" calcext:value-type="float">
            <text:p>1.73092722892761</text:p>
          </table:table-cell>
          <table:table-cell office:value-type="float" office:value="4664" calcext:value-type="float">
            <text:p>46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171786546707153" calcext:value-type="float">
            <text:p>0.171786546707153</text:p>
          </table:table-cell>
          <table:table-cell office:value-type="float" office:value="0.879008293151856" calcext:value-type="float">
            <text:p>0.879008293151856</text:p>
          </table:table-cell>
          <table:table-cell office:value-type="float" office:value="1.05079483985901" calcext:value-type="float">
            <text:p>1.05079483985901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213879585266113" calcext:value-type="float">
            <text:p>0.2138795852661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1" calcext:value-type="float">
            <text:p>43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226064682006836" calcext:value-type="float">
            <text:p>0.226064682006836</text:p>
          </table:table-cell>
          <table:table-cell office:value-type="float" office:value="1.71004819869995" calcext:value-type="float">
            <text:p>1.71004819869995</text:p>
          </table:table-cell>
          <table:table-cell office:value-type="float" office:value="1.93611288070679" calcext:value-type="float">
            <text:p>1.93611288070679</text:p>
          </table:table-cell>
          <table:table-cell office:value-type="float" office:value="4472" calcext:value-type="float">
            <text:p>447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228893518447876" calcext:value-type="float">
            <text:p>0.2288935184478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01" calcext:value-type="float">
            <text:p>45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221368551254272" calcext:value-type="float">
            <text:p>0.221368551254272</text:p>
          </table:table-cell>
          <table:table-cell office:value-type="float" office:value="1.26954650878906" calcext:value-type="float">
            <text:p>1.26954650878906</text:p>
          </table:table-cell>
          <table:table-cell office:value-type="float" office:value="1.49091506004334" calcext:value-type="float">
            <text:p>1.49091506004334</text:p>
          </table:table-cell>
          <table:table-cell office:value-type="float" office:value="4410" calcext:value-type="float">
            <text:p>4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177435636520386" calcext:value-type="float">
            <text:p>0.177435636520386</text:p>
          </table:table-cell>
          <table:table-cell office:value-type="float" office:value="1.00649738311768" calcext:value-type="float">
            <text:p>1.00649738311768</text:p>
          </table:table-cell>
          <table:table-cell office:value-type="float" office:value="1.18393301963806" calcext:value-type="float">
            <text:p>1.18393301963806</text:p>
          </table:table-cell>
          <table:table-cell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213344097137451" calcext:value-type="float">
            <text:p>0.213344097137451</text:p>
          </table:table-cell>
          <table:table-cell office:value-type="float" office:value="11.7756280899048" calcext:value-type="float">
            <text:p>11.7756280899048</text:p>
          </table:table-cell>
          <table:table-cell office:value-type="float" office:value="11.9889721870422" calcext:value-type="float">
            <text:p>11.9889721870422</text:p>
          </table:table-cell>
          <table:table-cell office:value-type="float" office:value="4210" calcext:value-type="float">
            <text:p>421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66" calcext:value-type="float">
            <text:p>156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196462869644165" calcext:value-type="float">
            <text:p>0.196462869644165</text:p>
          </table:table-cell>
          <table:table-cell office:value-type="float" office:value="3.51022362709045" calcext:value-type="float">
            <text:p>3.51022362709045</text:p>
          </table:table-cell>
          <table:table-cell office:value-type="float" office:value="3.70668649673462" calcext:value-type="float">
            <text:p>3.70668649673462</text:p>
          </table:table-cell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209050893783569" calcext:value-type="float">
            <text:p>0.209050893783569</text:p>
          </table:table-cell>
          <table:table-cell office:value-type="float" office:value="1.56734728813171" calcext:value-type="float">
            <text:p>1.56734728813171</text:p>
          </table:table-cell>
          <table:table-cell office:value-type="float" office:value="1.77639818191528" calcext:value-type="float">
            <text:p>1.77639818191528</text:p>
          </table:table-cell>
          <table:table-cell office:value-type="float" office:value="4366" calcext:value-type="float">
            <text:p>43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09367275238037" calcext:value-type="float">
            <text:p>0.209367275238037</text:p>
          </table:table-cell>
          <table:table-cell office:value-type="float" office:value="2.312335729599" calcext:value-type="float">
            <text:p>2.312335729599</text:p>
          </table:table-cell>
          <table:table-cell office:value-type="float" office:value="2.52170300483704" calcext:value-type="float">
            <text:p>2.52170300483704</text:p>
          </table:table-cell>
          <table:table-cell office:value-type="float" office:value="4316" calcext:value-type="float">
            <text:p>43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218017816543579" calcext:value-type="float">
            <text:p>0.218017816543579</text:p>
          </table:table-cell>
          <table:table-cell office:value-type="float" office:value="6.23205757141113" calcext:value-type="float">
            <text:p>6.23205757141113</text:p>
          </table:table-cell>
          <table:table-cell office:value-type="float" office:value="6.45007538795471" calcext:value-type="float">
            <text:p>6.45007538795471</text:p>
          </table:table-cell>
          <table:table-cell office:value-type="float" office:value="4477" calcext:value-type="float">
            <text:p>447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64" calcext:value-type="float">
            <text:p>116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17010974884033" calcext:value-type="float">
            <text:p>0.217010974884033</text:p>
          </table:table-cell>
          <table:table-cell office:value-type="float" office:value="7.86413431167603" calcext:value-type="float">
            <text:p>7.86413431167603</text:p>
          </table:table-cell>
          <table:table-cell office:value-type="float" office:value="8.08114528656006" calcext:value-type="float">
            <text:p>8.08114528656006</text:p>
          </table:table-cell>
          <table:table-cell office:value-type="float" office:value="4376" calcext:value-type="float">
            <text:p>4376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225180864334106" calcext:value-type="float">
            <text:p>0.225180864334106</text:p>
          </table:table-cell>
          <table:table-cell office:value-type="float" office:value="2.31656360626221" calcext:value-type="float">
            <text:p>2.31656360626221</text:p>
          </table:table-cell>
          <table:table-cell office:value-type="float" office:value="2.54174447059631" calcext:value-type="float">
            <text:p>2.54174447059631</text:p>
          </table:table-cell>
          <table:table-cell office:value-type="float" office:value="4545" calcext:value-type="float">
            <text:p>454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18816518783569" calcext:value-type="float">
            <text:p>0.218816518783569</text:p>
          </table:table-cell>
          <table:table-cell office:value-type="float" office:value="3.48956322669983" calcext:value-type="float">
            <text:p>3.48956322669983</text:p>
          </table:table-cell>
          <table:table-cell office:value-type="float" office:value="3.7083797454834" calcext:value-type="float">
            <text:p>3.7083797454834</text:p>
          </table:table-cell>
          <table:table-cell office:value-type="float" office:value="4328" calcext:value-type="float">
            <text:p>432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99830770492554" calcext:value-type="float">
            <text:p>0.199830770492554</text:p>
          </table:table-cell>
          <table:table-cell office:value-type="float" office:value="1.51727890968323" calcext:value-type="float">
            <text:p>1.51727890968323</text:p>
          </table:table-cell>
          <table:table-cell office:value-type="float" office:value="1.71710968017578" calcext:value-type="float">
            <text:p>1.71710968017578</text:p>
          </table:table-cell>
          <table:table-cell office:value-type="float" office:value="4462" calcext:value-type="float">
            <text:p>44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12366580963135" calcext:value-type="float">
            <text:p>0.2123665809631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7" calcext:value-type="float">
            <text:p>44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88463687896729" calcext:value-type="float">
            <text:p>0.188463687896729</text:p>
          </table:table-cell>
          <table:table-cell office:value-type="float" office:value="1.18997573852539" calcext:value-type="float">
            <text:p>1.18997573852539</text:p>
          </table:table-cell>
          <table:table-cell office:value-type="float" office:value="1.37843942642212" calcext:value-type="float">
            <text:p>1.378439426422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218760967254639" calcext:value-type="float">
            <text:p>0.218760967254639</text:p>
          </table:table-cell>
          <table:table-cell office:value-type="float" office:value="73.1651644706726" calcext:value-type="float">
            <text:p>73.1651644706726</text:p>
          </table:table-cell>
          <table:table-cell office:value-type="float" office:value="73.3839254379273" calcext:value-type="float">
            <text:p>73.3839254379273</text:p>
          </table:table-cell>
          <table:table-cell office:value-type="float" office:value="4309" calcext:value-type="float">
            <text:p>4309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5092" calcext:value-type="float">
            <text:p>509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228794813156128" calcext:value-type="float">
            <text:p>0.228794813156128</text:p>
          </table:table-cell>
          <table:table-cell office:value-type="float" office:value="1.518967628479" calcext:value-type="float">
            <text:p>1.518967628479</text:p>
          </table:table-cell>
          <table:table-cell office:value-type="float" office:value="1.74776244163513" calcext:value-type="float">
            <text:p>1.74776244163513</text:p>
          </table:table-cell>
          <table:table-cell office:value-type="float" office:value="4438" calcext:value-type="float">
            <text:p>44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69020414352417" calcext:value-type="float">
            <text:p>0.169020414352417</text:p>
          </table:table-cell>
          <table:table-cell office:value-type="float" office:value="0.852714061737061" calcext:value-type="float">
            <text:p>0.852714061737061</text:p>
          </table:table-cell>
          <table:table-cell office:value-type="float" office:value="1.02173447608948" calcext:value-type="float">
            <text:p>1.02173447608948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38280057907105" calcext:value-type="float">
            <text:p>0.238280057907105</text:p>
          </table:table-cell>
          <table:table-cell office:value-type="float" office:value="2.96407532691956" calcext:value-type="float">
            <text:p>2.96407532691956</text:p>
          </table:table-cell>
          <table:table-cell office:value-type="float" office:value="3.20235538482666" calcext:value-type="float">
            <text:p>3.20235538482666</text:p>
          </table:table-cell>
          <table:table-cell office:value-type="float" office:value="4473" calcext:value-type="float">
            <text:p>447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05893516540527" calcext:value-type="float">
            <text:p>0.205893516540527</text:p>
          </table:table-cell>
          <table:table-cell office:value-type="float" office:value="2.24003338813782" calcext:value-type="float">
            <text:p>2.24003338813782</text:p>
          </table:table-cell>
          <table:table-cell office:value-type="float" office:value="2.44592690467834" calcext:value-type="float">
            <text:p>2.44592690467834</text:p>
          </table:table-cell>
          <table:table-cell office:value-type="float" office:value="4537" calcext:value-type="float">
            <text:p>453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11338043212891" calcext:value-type="float">
            <text:p>0.211338043212891</text:p>
          </table:table-cell>
          <table:table-cell office:value-type="float" office:value="5.56622815132141" calcext:value-type="float">
            <text:p>5.56622815132141</text:p>
          </table:table-cell>
          <table:table-cell office:value-type="float" office:value="5.7775661945343" calcext:value-type="float">
            <text:p>5.7775661945343</text:p>
          </table:table-cell>
          <table:table-cell office:value-type="float" office:value="4534" calcext:value-type="float">
            <text:p>453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320" calcext:value-type="float">
            <text:p>23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224693536758423" calcext:value-type="float">
            <text:p>0.224693536758423</text:p>
          </table:table-cell>
          <table:table-cell office:value-type="float" office:value="2.12436580657959" calcext:value-type="float">
            <text:p>2.12436580657959</text:p>
          </table:table-cell>
          <table:table-cell office:value-type="float" office:value="2.34905934333801" calcext:value-type="float">
            <text:p>2.34905934333801</text:p>
          </table:table-cell>
          <table:table-cell office:value-type="float" office:value="4345" calcext:value-type="float">
            <text:p>43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23309278488159" calcext:value-type="float">
            <text:p>0.223309278488159</text:p>
          </table:table-cell>
          <table:table-cell office:value-type="float" office:value="3.30191874504089" calcext:value-type="float">
            <text:p>3.30191874504089</text:p>
          </table:table-cell>
          <table:table-cell office:value-type="float" office:value="3.52522802352905" calcext:value-type="float">
            <text:p>3.52522802352905</text:p>
          </table:table-cell>
          <table:table-cell office:value-type="float" office:value="4757" calcext:value-type="float">
            <text:p>475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76577568054199" calcext:value-type="float">
            <text:p>0.176577568054199</text:p>
          </table:table-cell>
          <table:table-cell office:value-type="float" office:value="1.3140697479248" calcext:value-type="float">
            <text:p>1.3140697479248</text:p>
          </table:table-cell>
          <table:table-cell office:value-type="float" office:value="1.490647315979" calcext:value-type="float">
            <text:p>1.490647315979</text:p>
          </table:table-cell>
          <table:table-cell office:value-type="float" office:value="1173" calcext:value-type="float">
            <text:p>117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166168928146362" calcext:value-type="float">
            <text:p>0.166168928146362</text:p>
          </table:table-cell>
          <table:table-cell office:value-type="float" office:value="1.27659702301025" calcext:value-type="float">
            <text:p>1.27659702301025</text:p>
          </table:table-cell>
          <table:table-cell office:value-type="float" office:value="1.44276595115662" calcext:value-type="float">
            <text:p>1.44276595115662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173276424407959" calcext:value-type="float">
            <text:p>0.173276424407959</text:p>
          </table:table-cell>
          <table:table-cell office:value-type="float" office:value="1.03646016120911" calcext:value-type="float">
            <text:p>1.03646016120911</text:p>
          </table:table-cell>
          <table:table-cell office:value-type="float" office:value="1.20973658561707" calcext:value-type="float">
            <text:p>1.20973658561707</text:p>
          </table:table-cell>
          <table:table-cell office:value-type="float" office:value="865" calcext:value-type="float">
            <text:p>86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23356819152832" calcext:value-type="float">
            <text:p>0.23356819152832</text:p>
          </table:table-cell>
          <table:table-cell office:value-type="float" office:value="1.87241077423096" calcext:value-type="float">
            <text:p>1.87241077423096</text:p>
          </table:table-cell>
          <table:table-cell office:value-type="float" office:value="2.10597896575928" calcext:value-type="float">
            <text:p>2.10597896575928</text:p>
          </table:table-cell>
          <table:table-cell office:value-type="float" office:value="4909" calcext:value-type="float">
            <text:p>490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26467847824097" calcext:value-type="float">
            <text:p>0.226467847824097</text:p>
          </table:table-cell>
          <table:table-cell office:value-type="float" office:value="1.61316776275635" calcext:value-type="float">
            <text:p>1.61316776275635</text:p>
          </table:table-cell>
          <table:table-cell office:value-type="float" office:value="1.83963561058044" calcext:value-type="float">
            <text:p>1.83963561058044</text:p>
          </table:table-cell>
          <table:table-cell office:value-type="float" office:value="4271" calcext:value-type="float">
            <text:p>427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227673530578613" calcext:value-type="float">
            <text:p>0.2276735305786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198507308959961" calcext:value-type="float">
            <text:p>0.198507308959961</text:p>
          </table:table-cell>
          <table:table-cell office:value-type="float" office:value="4.4593653678894" calcext:value-type="float">
            <text:p>4.4593653678894</text:p>
          </table:table-cell>
          <table:table-cell office:value-type="float" office:value="4.65787267684937" calcext:value-type="float">
            <text:p>4.65787267684937</text:p>
          </table:table-cell>
          <table:table-cell office:value-type="float" office:value="4339" calcext:value-type="float">
            <text:p>433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59933805465698" calcext:value-type="float">
            <text:p>0.159933805465698</text:p>
          </table:table-cell>
          <table:table-cell office:value-type="float" office:value="0.903856515884399" calcext:value-type="float">
            <text:p>0.903856515884399</text:p>
          </table:table-cell>
          <table:table-cell office:value-type="float" office:value="1.0637903213501" calcext:value-type="float">
            <text:p>1.0637903213501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48623132705688" calcext:value-type="float">
            <text:p>0.2486231327056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64" calcext:value-type="float">
            <text:p>46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217051029205322" calcext:value-type="float">
            <text:p>0.217051029205322</text:p>
          </table:table-cell>
          <table:table-cell office:value-type="float" office:value="2.24371719360352" calcext:value-type="float">
            <text:p>2.24371719360352</text:p>
          </table:table-cell>
          <table:table-cell office:value-type="float" office:value="2.46076822280884" calcext:value-type="float">
            <text:p>2.46076822280884</text:p>
          </table:table-cell>
          <table:table-cell office:value-type="float" office:value="4499" calcext:value-type="float">
            <text:p>449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212751150131226" calcext:value-type="float">
            <text:p>0.212751150131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61" calcext:value-type="float">
            <text:p>45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83744430541992" calcext:value-type="float">
            <text:p>0.183744430541992</text:p>
          </table:table-cell>
          <table:table-cell office:value-type="float" office:value="0.902431726455689" calcext:value-type="float">
            <text:p>0.902431726455689</text:p>
          </table:table-cell>
          <table:table-cell office:value-type="float" office:value="1.08617615699768" calcext:value-type="float">
            <text:p>1.08617615699768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65188074111938" calcext:value-type="float">
            <text:p>0.165188074111938</text:p>
          </table:table-cell>
          <table:table-cell office:value-type="float" office:value="0.982643604278565" calcext:value-type="float">
            <text:p>0.982643604278565</text:p>
          </table:table-cell>
          <table:table-cell office:value-type="float" office:value="1.1478316783905" calcext:value-type="float">
            <text:p>1.1478316783905</text:p>
          </table:table-cell>
          <table:table-cell office:value-type="float" office:value="389" calcext:value-type="float">
            <text:p>38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18964338302612" calcext:value-type="float">
            <text:p>0.218964338302612</text:p>
          </table:table-cell>
          <table:table-cell office:value-type="float" office:value="4.0149188041687" calcext:value-type="float">
            <text:p>4.0149188041687</text:p>
          </table:table-cell>
          <table:table-cell office:value-type="float" office:value="4.23388314247131" calcext:value-type="float">
            <text:p>4.23388314247131</text:p>
          </table:table-cell>
          <table:table-cell office:value-type="float" office:value="4323" calcext:value-type="float">
            <text:p>432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134850025177" calcext:value-type="float">
            <text:p>0.2134850025177</text:p>
          </table:table-cell>
          <table:table-cell office:value-type="float" office:value="1.70782375335693" calcext:value-type="float">
            <text:p>1.70782375335693</text:p>
          </table:table-cell>
          <table:table-cell office:value-type="float" office:value="1.92130875587463" calcext:value-type="float">
            <text:p>1.92130875587463</text:p>
          </table:table-cell>
          <table:table-cell office:value-type="float" office:value="4450" calcext:value-type="float">
            <text:p>44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27389335632324" calcext:value-type="float">
            <text:p>0.227389335632324</text:p>
          </table:table-cell>
          <table:table-cell office:value-type="float" office:value="18.6622886657715" calcext:value-type="float">
            <text:p>18.6622886657715</text:p>
          </table:table-cell>
          <table:table-cell office:value-type="float" office:value="18.8896780014038" calcext:value-type="float">
            <text:p>18.8896780014038</text:p>
          </table:table-cell>
          <table:table-cell office:value-type="float" office:value="4395" calcext:value-type="float">
            <text:p>4395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6120" calcext:value-type="float">
            <text:p>61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24370002746582" calcext:value-type="float">
            <text:p>0.224370002746582</text:p>
          </table:table-cell>
          <table:table-cell office:value-type="float" office:value="1.79030799865723" calcext:value-type="float">
            <text:p>1.79030799865723</text:p>
          </table:table-cell>
          <table:table-cell office:value-type="float" office:value="2.01467800140381" calcext:value-type="float">
            <text:p>2.01467800140381</text:p>
          </table:table-cell>
          <table:table-cell office:value-type="float" office:value="4706" calcext:value-type="float">
            <text:p>47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07584619522095" calcext:value-type="float">
            <text:p>0.207584619522095</text:p>
          </table:table-cell>
          <table:table-cell office:value-type="float" office:value="1.53129506111145" calcext:value-type="float">
            <text:p>1.53129506111145</text:p>
          </table:table-cell>
          <table:table-cell office:value-type="float" office:value="1.73887968063355" calcext:value-type="float">
            <text:p>1.73887968063355</text:p>
          </table:table-cell>
          <table:table-cell office:value-type="float" office:value="4548" calcext:value-type="float">
            <text:p>45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83931350708008" calcext:value-type="float">
            <text:p>0.183931350708008</text:p>
          </table:table-cell>
          <table:table-cell office:value-type="float" office:value="1.47954249382019" calcext:value-type="float">
            <text:p>1.47954249382019</text:p>
          </table:table-cell>
          <table:table-cell office:value-type="float" office:value="1.6634738445282" calcext:value-type="float">
            <text:p>1.6634738445282</text:p>
          </table:table-cell>
          <table:table-cell office:value-type="float" office:value="754" calcext:value-type="float">
            <text:p>75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92537307739258" calcext:value-type="float">
            <text:p>0.192537307739258</text:p>
          </table:table-cell>
          <table:table-cell office:value-type="float" office:value="1.96411299705505" calcext:value-type="float">
            <text:p>1.96411299705505</text:p>
          </table:table-cell>
          <table:table-cell office:value-type="float" office:value="2.15665030479431" calcext:value-type="float">
            <text:p>2.15665030479431</text:p>
          </table:table-cell>
          <table:table-cell office:value-type="float" office:value="4186" calcext:value-type="float">
            <text:p>418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23993301391602" calcext:value-type="float">
            <text:p>0.223993301391602</text:p>
          </table:table-cell>
          <table:table-cell office:value-type="float" office:value="12.2309048175812" calcext:value-type="float">
            <text:p>12.2309048175812</text:p>
          </table:table-cell>
          <table:table-cell office:value-type="float" office:value="12.4548981189728" calcext:value-type="float">
            <text:p>12.4548981189728</text:p>
          </table:table-cell>
          <table:table-cell office:value-type="float" office:value="4530" calcext:value-type="float">
            <text:p>453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56" calcext:value-type="float">
            <text:p>225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18411207199097" calcext:value-type="float">
            <text:p>0.218411207199097</text:p>
          </table:table-cell>
          <table:table-cell office:value-type="float" office:value="2.22878432273865" calcext:value-type="float">
            <text:p>2.22878432273865</text:p>
          </table:table-cell>
          <table:table-cell office:value-type="float" office:value="2.44719552993774" calcext:value-type="float">
            <text:p>2.44719552993774</text:p>
          </table:table-cell>
          <table:table-cell office:value-type="float" office:value="4303" calcext:value-type="float">
            <text:p>430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68019533157349" calcext:value-type="float">
            <text:p>0.168019533157349</text:p>
          </table:table-cell>
          <table:table-cell office:value-type="float" office:value="0.963266611099243" calcext:value-type="float">
            <text:p>0.963266611099243</text:p>
          </table:table-cell>
          <table:table-cell office:value-type="float" office:value="1.13128614425659" calcext:value-type="float">
            <text:p>1.13128614425659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77128076553345" calcext:value-type="float">
            <text:p>0.177128076553345</text:p>
          </table:table-cell>
          <table:table-cell office:value-type="float" office:value="0.872759342193604" calcext:value-type="float">
            <text:p>0.872759342193604</text:p>
          </table:table-cell>
          <table:table-cell office:value-type="float" office:value="1.04988741874695" calcext:value-type="float">
            <text:p>1.04988741874695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63469791412354" calcext:value-type="float">
            <text:p>0.163469791412354</text:p>
          </table:table-cell>
          <table:table-cell office:value-type="float" office:value="1.3601553440094" calcext:value-type="float">
            <text:p>1.3601553440094</text:p>
          </table:table-cell>
          <table:table-cell office:value-type="float" office:value="1.52362513542175" calcext:value-type="float">
            <text:p>1.5236251354217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4" calcext:value-type="float">
            <text:p>3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2220253944397" calcext:value-type="float">
            <text:p>0.22220253944397</text:p>
          </table:table-cell>
          <table:table-cell office:value-type="float" office:value="2.97899270057678" calcext:value-type="float">
            <text:p>2.97899270057678</text:p>
          </table:table-cell>
          <table:table-cell office:value-type="float" office:value="3.20119524002075" calcext:value-type="float">
            <text:p>3.20119524002075</text:p>
          </table:table-cell>
          <table:table-cell office:value-type="float" office:value="4430" calcext:value-type="float">
            <text:p>44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17262077331543" calcext:value-type="float">
            <text:p>0.17262077331543</text:p>
          </table:table-cell>
          <table:table-cell office:value-type="float" office:value="0.951723098754883" calcext:value-type="float">
            <text:p>0.951723098754883</text:p>
          </table:table-cell>
          <table:table-cell office:value-type="float" office:value="1.12434387207031" calcext:value-type="float">
            <text:p>1.124343872070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170546770095825" calcext:value-type="float">
            <text:p>0.170546770095825</text:p>
          </table:table-cell>
          <table:table-cell office:value-type="float" office:value="0.728079319000244" calcext:value-type="float">
            <text:p>0.728079319000244</text:p>
          </table:table-cell>
          <table:table-cell office:value-type="float" office:value="0.898626089096069" calcext:value-type="float">
            <text:p>0.898626089096069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15075492858887" calcext:value-type="float">
            <text:p>0.215075492858887</text:p>
          </table:table-cell>
          <table:table-cell office:value-type="float" office:value="2.22174215316772" calcext:value-type="float">
            <text:p>2.22174215316772</text:p>
          </table:table-cell>
          <table:table-cell office:value-type="float" office:value="2.43681764602661" calcext:value-type="float">
            <text:p>2.43681764602661</text:p>
          </table:table-cell>
          <table:table-cell office:value-type="float" office:value="4244" calcext:value-type="float">
            <text:p>424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2516918182373" calcext:value-type="float">
            <text:p>0.22516918182373</text:p>
          </table:table-cell>
          <table:table-cell office:value-type="float" office:value="1.8465621471405" calcext:value-type="float">
            <text:p>1.8465621471405</text:p>
          </table:table-cell>
          <table:table-cell office:value-type="float" office:value="2.07173132896423" calcext:value-type="float">
            <text:p>2.07173132896423</text:p>
          </table:table-cell>
          <table:table-cell office:value-type="float" office:value="4420" calcext:value-type="float">
            <text:p>44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17571496963501" calcext:value-type="float">
            <text:p>0.217571496963501</text:p>
          </table:table-cell>
          <table:table-cell office:value-type="float" office:value="1.52137088775635" calcext:value-type="float">
            <text:p>1.52137088775635</text:p>
          </table:table-cell>
          <table:table-cell office:value-type="float" office:value="1.73894238471985" calcext:value-type="float">
            <text:p>1.73894238471985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178600788116455" calcext:value-type="float">
            <text:p>0.178600788116455</text:p>
          </table:table-cell>
          <table:table-cell office:value-type="float" office:value="0.942860126495361" calcext:value-type="float">
            <text:p>0.942860126495361</text:p>
          </table:table-cell>
          <table:table-cell office:value-type="float" office:value="1.12146091461182" calcext:value-type="float">
            <text:p>1.12146091461182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170479297637939" calcext:value-type="float">
            <text:p>0.170479297637939</text:p>
          </table:table-cell>
          <table:table-cell office:value-type="float" office:value="0.832780838012695" calcext:value-type="float">
            <text:p>0.832780838012695</text:p>
          </table:table-cell>
          <table:table-cell office:value-type="float" office:value="1.00326013565063" calcext:value-type="float">
            <text:p>1.00326013565063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14069366455078" calcext:value-type="float">
            <text:p>0.214069366455078</text:p>
          </table:table-cell>
          <table:table-cell office:value-type="float" office:value="1.95655274391174" calcext:value-type="float">
            <text:p>1.95655274391174</text:p>
          </table:table-cell>
          <table:table-cell office:value-type="float" office:value="2.17062211036682" calcext:value-type="float">
            <text:p>2.17062211036682</text:p>
          </table:table-cell>
          <table:table-cell office:value-type="float" office:value="4286" calcext:value-type="float">
            <text:p>428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174432277679443" calcext:value-type="float">
            <text:p>0.174432277679443</text:p>
          </table:table-cell>
          <table:table-cell office:value-type="float" office:value="0.953769445419312" calcext:value-type="float">
            <text:p>0.953769445419312</text:p>
          </table:table-cell>
          <table:table-cell office:value-type="float" office:value="1.12820172309875" calcext:value-type="float">
            <text:p>1.12820172309875</text:p>
          </table:table-cell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9781866073608" calcext:value-type="float">
            <text:p>0.229781866073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87" calcext:value-type="float">
            <text:p>46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5449333190918" calcext:value-type="float">
            <text:p>0.215449333190918</text:p>
          </table:table-cell>
          <table:table-cell office:value-type="float" office:value="10.5963640213013" calcext:value-type="float">
            <text:p>10.5963640213013</text:p>
          </table:table-cell>
          <table:table-cell office:value-type="float" office:value="10.8118133544922" calcext:value-type="float">
            <text:p>10.8118133544922</text:p>
          </table:table-cell>
          <table:table-cell office:value-type="float" office:value="4414" calcext:value-type="float">
            <text:p>441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274" calcext:value-type="float">
            <text:p>127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206868886947632" calcext:value-type="float">
            <text:p>0.206868886947632</text:p>
          </table:table-cell>
          <table:table-cell office:value-type="float" office:value="1.99940633773804" calcext:value-type="float">
            <text:p>1.99940633773804</text:p>
          </table:table-cell>
          <table:table-cell office:value-type="float" office:value="2.20627522468567" calcext:value-type="float">
            <text:p>2.20627522468567</text:p>
          </table:table-cell>
          <table:table-cell office:value-type="float" office:value="4558" calcext:value-type="float">
            <text:p>45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374423980713" calcext:value-type="float">
            <text:p>0.163374423980713</text:p>
          </table:table-cell>
          <table:table-cell office:value-type="float" office:value="1.23563432693481" calcext:value-type="float">
            <text:p>1.23563432693481</text:p>
          </table:table-cell>
          <table:table-cell office:value-type="float" office:value="1.39900875091553" calcext:value-type="float">
            <text:p>1.39900875091553</text:p>
          </table:table-cell>
          <table:table-cell office:value-type="float" office:value="876" calcext:value-type="float">
            <text:p>87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04071760177612" calcext:value-type="float">
            <text:p>0.204071760177612</text:p>
          </table:table-cell>
          <table:table-cell office:value-type="float" office:value="17.9872088432312" calcext:value-type="float">
            <text:p>17.9872088432312</text:p>
          </table:table-cell>
          <table:table-cell office:value-type="float" office:value="18.1912806034088" calcext:value-type="float">
            <text:p>18.1912806034088</text:p>
          </table:table-cell>
          <table:table-cell office:value-type="float" office:value="4478" calcext:value-type="float">
            <text:p>447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472" calcext:value-type="float">
            <text:p>147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97161436080933" calcext:value-type="float">
            <text:p>0.197161436080933</text:p>
          </table:table-cell>
          <table:table-cell office:value-type="float" office:value="2.98957395553589" calcext:value-type="float">
            <text:p>2.98957395553589</text:p>
          </table:table-cell>
          <table:table-cell office:value-type="float" office:value="3.18673539161682" calcext:value-type="float">
            <text:p>3.18673539161682</text:p>
          </table:table-cell>
          <table:table-cell office:value-type="float" office:value="4409" calcext:value-type="float">
            <text:p>440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58395528793335" calcext:value-type="float">
            <text:p>0.158395528793335</text:p>
          </table:table-cell>
          <table:table-cell office:value-type="float" office:value="0.829079151153565" calcext:value-type="float">
            <text:p>0.829079151153565</text:p>
          </table:table-cell>
          <table:table-cell office:value-type="float" office:value="0.987474679946899" calcext:value-type="float">
            <text:p>0.987474679946899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1463942527771" calcext:value-type="float">
            <text:p>0.21463942527771</text:p>
          </table:table-cell>
          <table:table-cell office:value-type="float" office:value="1.68113541603088" calcext:value-type="float">
            <text:p>1.68113541603088</text:p>
          </table:table-cell>
          <table:table-cell office:value-type="float" office:value="1.89577484130859" calcext:value-type="float">
            <text:p>1.89577484130859</text:p>
          </table:table-cell>
          <table:table-cell office:value-type="float" office:value="4344" calcext:value-type="float">
            <text:p>43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06724405288696" calcext:value-type="float">
            <text:p>0.206724405288696</text:p>
          </table:table-cell>
          <table:table-cell office:value-type="float" office:value="6.01700592041016" calcext:value-type="float">
            <text:p>6.01700592041016</text:p>
          </table:table-cell>
          <table:table-cell office:value-type="float" office:value="6.22373032569885" calcext:value-type="float">
            <text:p>6.22373032569885</text:p>
          </table:table-cell>
          <table:table-cell office:value-type="float" office:value="4709" calcext:value-type="float">
            <text:p>470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06668376922607" calcext:value-type="float">
            <text:p>0.206668376922607</text:p>
          </table:table-cell>
          <table:table-cell office:value-type="float" office:value="3.1486599445343" calcext:value-type="float">
            <text:p>3.1486599445343</text:p>
          </table:table-cell>
          <table:table-cell office:value-type="float" office:value="3.35532832145691" calcext:value-type="float">
            <text:p>3.35532832145691</text:p>
          </table:table-cell>
          <table:table-cell office:value-type="float" office:value="4461" calcext:value-type="float">
            <text:p>446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04645395278931" calcext:value-type="float">
            <text:p>0.204645395278931</text:p>
          </table:table-cell>
          <table:table-cell office:value-type="float" office:value="77.0011148452759" calcext:value-type="float">
            <text:p>77.0011148452759</text:p>
          </table:table-cell>
          <table:table-cell office:value-type="float" office:value="77.2057602405548" calcext:value-type="float">
            <text:p>77.2057602405548</text:p>
          </table:table-cell>
          <table:table-cell office:value-type="float" office:value="4565" calcext:value-type="float">
            <text:p>456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320" calcext:value-type="float">
            <text:p>43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09505558013916" calcext:value-type="float">
            <text:p>0.209505558013916</text:p>
          </table:table-cell>
          <table:table-cell office:value-type="float" office:value="1.84661555290222" calcext:value-type="float">
            <text:p>1.84661555290222</text:p>
          </table:table-cell>
          <table:table-cell office:value-type="float" office:value="2.05612111091614" calcext:value-type="float">
            <text:p>2.05612111091614</text:p>
          </table:table-cell>
          <table:table-cell office:value-type="float" office:value="4297" calcext:value-type="float">
            <text:p>429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227108240127563" calcext:value-type="float">
            <text:p>0.227108240127563</text:p>
          </table:table-cell>
          <table:table-cell office:value-type="float" office:value="1.82545852661133" calcext:value-type="float">
            <text:p>1.82545852661133</text:p>
          </table:table-cell>
          <table:table-cell office:value-type="float" office:value="2.05256676673889" calcext:value-type="float">
            <text:p>2.05256676673889</text:p>
          </table:table-cell>
          <table:table-cell office:value-type="float" office:value="4483" calcext:value-type="float">
            <text:p>448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199044704437256" calcext:value-type="float">
            <text:p>0.199044704437256</text:p>
          </table:table-cell>
          <table:table-cell office:value-type="float" office:value="16.0355298519135" calcext:value-type="float">
            <text:p>16.0355298519135</text:p>
          </table:table-cell>
          <table:table-cell office:value-type="float" office:value="16.2345745563507" calcext:value-type="float">
            <text:p>16.2345745563507</text:p>
          </table:table-cell>
          <table:table-cell office:value-type="float" office:value="4321" calcext:value-type="float">
            <text:p>432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845" calcext:value-type="float">
            <text:p>284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168892860412598" calcext:value-type="float">
            <text:p>0.168892860412598</text:p>
          </table:table-cell>
          <table:table-cell office:value-type="float" office:value="9.1912088394165" calcext:value-type="float">
            <text:p>9.1912088394165</text:p>
          </table:table-cell>
          <table:table-cell office:value-type="float" office:value="9.3601016998291" calcext:value-type="float">
            <text:p>9.3601016998291</text:p>
          </table:table-cell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224" calcext:value-type="float">
            <text:p>12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208270311355591" calcext:value-type="float">
            <text:p>0.208270311355591</text:p>
          </table:table-cell>
          <table:table-cell office:value-type="float" office:value="1.89932036399841" calcext:value-type="float">
            <text:p>1.89932036399841</text:p>
          </table:table-cell>
          <table:table-cell office:value-type="float" office:value="2.107590675354" calcext:value-type="float">
            <text:p>2.107590675354</text:p>
          </table:table-cell>
          <table:table-cell office:value-type="float" office:value="4448" calcext:value-type="float">
            <text:p>44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241532802581787" calcext:value-type="float">
            <text:p>0.241532802581787</text:p>
          </table:table-cell>
          <table:table-cell office:value-type="float" office:value="6.64678287506104" calcext:value-type="float">
            <text:p>6.64678287506104</text:p>
          </table:table-cell>
          <table:table-cell office:value-type="float" office:value="6.88831567764282" calcext:value-type="float">
            <text:p>6.88831567764282</text:p>
          </table:table-cell>
          <table:table-cell office:value-type="float" office:value="4636" calcext:value-type="float">
            <text:p>463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48" calcext:value-type="float">
            <text:p>6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08590030670166" calcext:value-type="float">
            <text:p>0.2085900306701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6" calcext:value-type="float">
            <text:p>44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206908702850342" calcext:value-type="float">
            <text:p>0.206908702850342</text:p>
          </table:table-cell>
          <table:table-cell office:value-type="float" office:value="3.79735207557678" calcext:value-type="float">
            <text:p>3.79735207557678</text:p>
          </table:table-cell>
          <table:table-cell office:value-type="float" office:value="4.00426077842712" calcext:value-type="float">
            <text:p>4.00426077842712</text:p>
          </table:table-cell>
          <table:table-cell office:value-type="float" office:value="4653" calcext:value-type="float">
            <text:p>465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09317207336426" calcext:value-type="float">
            <text:p>0.2093172073364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5" calcext:value-type="float">
            <text:p>46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211950778961182" calcext:value-type="float">
            <text:p>0.211950778961182</text:p>
          </table:table-cell>
          <table:table-cell office:value-type="float" office:value="1.55602383613586" calcext:value-type="float">
            <text:p>1.55602383613586</text:p>
          </table:table-cell>
          <table:table-cell office:value-type="float" office:value="1.76797461509705" calcext:value-type="float">
            <text:p>1.76797461509705</text:p>
          </table:table-cell>
          <table:table-cell office:value-type="float" office:value="4220" calcext:value-type="float">
            <text:p>42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199092626571655" calcext:value-type="float">
            <text:p>0.1990926265716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7" calcext:value-type="float">
            <text:p>43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18846321105957" calcext:value-type="float">
            <text:p>0.18846321105957</text:p>
          </table:table-cell>
          <table:table-cell office:value-type="float" office:value="3.7980842590332" calcext:value-type="float">
            <text:p>3.7980842590332</text:p>
          </table:table-cell>
          <table:table-cell office:value-type="float" office:value="3.98654747009277" calcext:value-type="float">
            <text:p>3.98654747009277</text:p>
          </table:table-cell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209126949310303" calcext:value-type="float">
            <text:p>0.2091269493103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1" calcext:value-type="float">
            <text:p>44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163114547729492" calcext:value-type="float">
            <text:p>0.163114547729492</text:p>
          </table:table-cell>
          <table:table-cell office:value-type="float" office:value="0.810740470886231" calcext:value-type="float">
            <text:p>0.810740470886231</text:p>
          </table:table-cell>
          <table:table-cell office:value-type="float" office:value="0.973855018615723" calcext:value-type="float">
            <text:p>0.973855018615723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160995960235596" calcext:value-type="float">
            <text:p>0.160995960235596</text:p>
          </table:table-cell>
          <table:table-cell office:value-type="float" office:value="1.4040846824646" calcext:value-type="float">
            <text:p>1.4040846824646</text:p>
          </table:table-cell>
          <table:table-cell office:value-type="float" office:value="1.5650806427002" calcext:value-type="float">
            <text:p>1.5650806427002</text:p>
          </table:table-cell>
          <table:table-cell office:value-type="float" office:value="730" calcext:value-type="float">
            <text:p>73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199224472045898" calcext:value-type="float">
            <text:p>0.199224472045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9" calcext:value-type="float">
            <text:p>44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1315598487854" calcext:value-type="float">
            <text:p>0.213155984878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2" calcext:value-type="float">
            <text:p>435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208783626556396" calcext:value-type="float">
            <text:p>0.2087836265563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3" calcext:value-type="float">
            <text:p>42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215079307556152" calcext:value-type="float">
            <text:p>0.215079307556152</text:p>
          </table:table-cell>
          <table:table-cell office:value-type="float" office:value="3.03686571121216" calcext:value-type="float">
            <text:p>3.03686571121216</text:p>
          </table:table-cell>
          <table:table-cell office:value-type="float" office:value="3.25194501876831" calcext:value-type="float">
            <text:p>3.25194501876831</text:p>
          </table:table-cell>
          <table:table-cell office:value-type="float" office:value="4466" calcext:value-type="float">
            <text:p>446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900" calcext:value-type="float">
            <text:p>9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12616682052612" calcext:value-type="float">
            <text:p>0.212616682052612</text:p>
          </table:table-cell>
          <table:table-cell office:value-type="float" office:value="35.0853550434113" calcext:value-type="float">
            <text:p>35.0853550434113</text:p>
          </table:table-cell>
          <table:table-cell office:value-type="float" office:value="35.2979717254639" calcext:value-type="float">
            <text:p>35.2979717254639</text:p>
          </table:table-cell>
          <table:table-cell office:value-type="float" office:value="4355" calcext:value-type="float">
            <text:p>435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616" calcext:value-type="float">
            <text:p>561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155918598175049" calcext:value-type="float">
            <text:p>0.155918598175049</text:p>
          </table:table-cell>
          <table:table-cell office:value-type="float" office:value="1.42679882049561" calcext:value-type="float">
            <text:p>1.42679882049561</text:p>
          </table:table-cell>
          <table:table-cell office:value-type="float" office:value="1.58271741867065" calcext:value-type="float">
            <text:p>1.58271741867065</text:p>
          </table:table-cell>
          <table:table-cell office:value-type="float" office:value="476" calcext:value-type="float">
            <text:p>47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63349151611328" calcext:value-type="float">
            <text:p>0.163349151611328</text:p>
          </table:table-cell>
          <table:table-cell office:value-type="float" office:value="0.757185220718384" calcext:value-type="float">
            <text:p>0.757185220718384</text:p>
          </table:table-cell>
          <table:table-cell office:value-type="float" office:value="0.920534372329712" calcext:value-type="float">
            <text:p>0.920534372329712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0695304870605" calcext:value-type="float">
            <text:p>0.170695304870605</text:p>
          </table:table-cell>
          <table:table-cell office:value-type="float" office:value="1.32524991035461" calcext:value-type="float">
            <text:p>1.32524991035461</text:p>
          </table:table-cell>
          <table:table-cell office:value-type="float" office:value="1.49594521522522" calcext:value-type="float">
            <text:p>1.49594521522522</text:p>
          </table:table-cell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86020851135254" calcext:value-type="float">
            <text:p>0.186020851135254</text:p>
          </table:table-cell>
          <table:table-cell office:value-type="float" office:value="3.11269617080688" calcext:value-type="float">
            <text:p>3.11269617080688</text:p>
          </table:table-cell>
          <table:table-cell office:value-type="float" office:value="3.29871702194214" calcext:value-type="float">
            <text:p>3.29871702194214</text:p>
          </table:table-cell>
          <table:table-cell office:value-type="float" office:value="4333" calcext:value-type="float">
            <text:p>433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51655340194702" calcext:value-type="float">
            <text:p>0.251655340194702</text:p>
          </table:table-cell>
          <table:table-cell office:value-type="float" office:value="1.52534651756287" calcext:value-type="float">
            <text:p>1.52534651756287</text:p>
          </table:table-cell>
          <table:table-cell office:value-type="float" office:value="1.77700185775757" calcext:value-type="float">
            <text:p>1.77700185775757</text:p>
          </table:table-cell>
          <table:table-cell office:value-type="float" office:value="4607" calcext:value-type="float">
            <text:p>46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216220378875732" calcext:value-type="float">
            <text:p>0.216220378875732</text:p>
          </table:table-cell>
          <table:table-cell office:value-type="float" office:value="1.62084436416626" calcext:value-type="float">
            <text:p>1.62084436416626</text:p>
          </table:table-cell>
          <table:table-cell office:value-type="float" office:value="1.83706474304199" calcext:value-type="float">
            <text:p>1.83706474304199</text:p>
          </table:table-cell>
          <table:table-cell office:value-type="float" office:value="4303" calcext:value-type="float">
            <text:p>430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215389490127563" calcext:value-type="float">
            <text:p>0.215389490127563</text:p>
          </table:table-cell>
          <table:table-cell office:value-type="float" office:value="1.68557786941528" calcext:value-type="float">
            <text:p>1.68557786941528</text:p>
          </table:table-cell>
          <table:table-cell office:value-type="float" office:value="1.90096735954285" calcext:value-type="float">
            <text:p>1.90096735954285</text:p>
          </table:table-cell>
          <table:table-cell office:value-type="float" office:value="4531" calcext:value-type="float">
            <text:p>453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207703828811646" calcext:value-type="float">
            <text:p>0.207703828811646</text:p>
          </table:table-cell>
          <table:table-cell office:value-type="float" office:value="3.99160647392273" calcext:value-type="float">
            <text:p>3.99160647392273</text:p>
          </table:table-cell>
          <table:table-cell office:value-type="float" office:value="4.19931030273438" calcext:value-type="float">
            <text:p>4.19931030273438</text:p>
          </table:table-cell>
          <table:table-cell office:value-type="float" office:value="4275" calcext:value-type="float">
            <text:p>427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60" calcext:value-type="float">
            <text:p>126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205116033554077" calcext:value-type="float">
            <text:p>0.205116033554077</text:p>
          </table:table-cell>
          <table:table-cell office:value-type="float" office:value="2.89678859710693" calcext:value-type="float">
            <text:p>2.89678859710693</text:p>
          </table:table-cell>
          <table:table-cell office:value-type="float" office:value="3.10190463066101" calcext:value-type="float">
            <text:p>3.10190463066101</text:p>
          </table:table-cell>
          <table:table-cell office:value-type="float" office:value="4250" calcext:value-type="float">
            <text:p>425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62177562713623" calcext:value-type="float">
            <text:p>0.162177562713623</text:p>
          </table:table-cell>
          <table:table-cell office:value-type="float" office:value="0.90031909942627" calcext:value-type="float">
            <text:p>0.90031909942627</text:p>
          </table:table-cell>
          <table:table-cell office:value-type="float" office:value="1.06249666213989" calcext:value-type="float">
            <text:p>1.06249666213989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214052438735962" calcext:value-type="float">
            <text:p>0.214052438735962</text:p>
          </table:table-cell>
          <table:table-cell office:value-type="float" office:value="3.93573832511902" calcext:value-type="float">
            <text:p>3.93573832511902</text:p>
          </table:table-cell>
          <table:table-cell office:value-type="float" office:value="4.14979076385498" calcext:value-type="float">
            <text:p>4.14979076385498</text:p>
          </table:table-cell>
          <table:table-cell office:value-type="float" office:value="4521" calcext:value-type="float">
            <text:p>45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24036455154419" calcext:value-type="float">
            <text:p>0.224036455154419</text:p>
          </table:table-cell>
          <table:table-cell office:value-type="float" office:value="2.86310386657715" calcext:value-type="float">
            <text:p>2.86310386657715</text:p>
          </table:table-cell>
          <table:table-cell office:value-type="float" office:value="3.08714032173157" calcext:value-type="float">
            <text:p>3.08714032173157</text:p>
          </table:table-cell>
          <table:table-cell office:value-type="float" office:value="4385" calcext:value-type="float">
            <text:p>438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199432611465454" calcext:value-type="float">
            <text:p>0.199432611465454</text:p>
          </table:table-cell>
          <table:table-cell office:value-type="float" office:value="1.70790815353394" calcext:value-type="float">
            <text:p>1.70790815353394</text:p>
          </table:table-cell>
          <table:table-cell office:value-type="float" office:value="1.90734076499939" calcext:value-type="float">
            <text:p>1.90734076499939</text:p>
          </table:table-cell>
          <table:table-cell office:value-type="float" office:value="4425" calcext:value-type="float">
            <text:p>44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.226108074188232" calcext:value-type="float">
            <text:p>0.2261080741882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49" calcext:value-type="float">
            <text:p>474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221498250961304" calcext:value-type="float">
            <text:p>0.221498250961304</text:p>
          </table:table-cell>
          <table:table-cell office:value-type="float" office:value="2.78632164001465" calcext:value-type="float">
            <text:p>2.78632164001465</text:p>
          </table:table-cell>
          <table:table-cell office:value-type="float" office:value="3.00781989097595" calcext:value-type="float">
            <text:p>3.00781989097595</text:p>
          </table:table-cell>
          <table:table-cell office:value-type="float" office:value="4692" calcext:value-type="float">
            <text:p>46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204992055892944" calcext:value-type="float">
            <text:p>0.204992055892944</text:p>
          </table:table-cell>
          <table:table-cell office:value-type="float" office:value="1.6580171585083" calcext:value-type="float">
            <text:p>1.6580171585083</text:p>
          </table:table-cell>
          <table:table-cell office:value-type="float" office:value="1.86300921440125" calcext:value-type="float">
            <text:p>1.86300921440125</text:p>
          </table:table-cell>
          <table:table-cell office:value-type="float" office:value="4198" calcext:value-type="float">
            <text:p>41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213979482650757" calcext:value-type="float">
            <text:p>0.213979482650757</text:p>
          </table:table-cell>
          <table:table-cell office:value-type="float" office:value="1.91296339035034" calcext:value-type="float">
            <text:p>1.91296339035034</text:p>
          </table:table-cell>
          <table:table-cell office:value-type="float" office:value="2.1269428730011" calcext:value-type="float">
            <text:p>2.1269428730011</text:p>
          </table:table-cell>
          <table:table-cell office:value-type="float" office:value="4706" calcext:value-type="float">
            <text:p>470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151599884033203" calcext:value-type="float">
            <text:p>0.151599884033203</text:p>
          </table:table-cell>
          <table:table-cell office:value-type="float" office:value="0.814271450042725" calcext:value-type="float">
            <text:p>0.814271450042725</text:p>
          </table:table-cell>
          <table:table-cell office:value-type="float" office:value="0.965871334075928" calcext:value-type="float">
            <text:p>0.965871334075928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198898792266846" calcext:value-type="float">
            <text:p>0.198898792266846</text:p>
          </table:table-cell>
          <table:table-cell office:value-type="float" office:value="6.22294855117798" calcext:value-type="float">
            <text:p>6.22294855117798</text:p>
          </table:table-cell>
          <table:table-cell office:value-type="float" office:value="6.42184734344482" calcext:value-type="float">
            <text:p>6.42184734344482</text:p>
          </table:table-cell>
          <table:table-cell office:value-type="float" office:value="4354" calcext:value-type="float">
            <text:p>4354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155861616134644" calcext:value-type="float">
            <text:p>0.155861616134644</text:p>
          </table:table-cell>
          <table:table-cell office:value-type="float" office:value="0.937424421310425" calcext:value-type="float">
            <text:p>0.937424421310425</text:p>
          </table:table-cell>
          <table:table-cell office:value-type="float" office:value="1.09328603744507" calcext:value-type="float">
            <text:p>1.09328603744507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.223002910614014" calcext:value-type="float">
            <text:p>0.223002910614014</text:p>
          </table:table-cell>
          <table:table-cell office:value-type="float" office:value="1.54912066459656" calcext:value-type="float">
            <text:p>1.54912066459656</text:p>
          </table:table-cell>
          <table:table-cell office:value-type="float" office:value="1.77212357521057" calcext:value-type="float">
            <text:p>1.77212357521057</text:p>
          </table:table-cell>
          <table:table-cell office:value-type="float" office:value="4420" calcext:value-type="float">
            <text:p>44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204963684082031" calcext:value-type="float">
            <text:p>0.2049636840820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1" calcext:value-type="float">
            <text:p>4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195575714111328" calcext:value-type="float">
            <text:p>0.195575714111328</text:p>
          </table:table-cell>
          <table:table-cell office:value-type="float" office:value="2.8195207118988" calcext:value-type="float">
            <text:p>2.8195207118988</text:p>
          </table:table-cell>
          <table:table-cell office:value-type="float" office:value="3.01509642601013" calcext:value-type="float">
            <text:p>3.01509642601013</text:p>
          </table:table-cell>
          <table:table-cell office:value-type="float" office:value="4305" calcext:value-type="float">
            <text:p>430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172738313674927" calcext:value-type="float">
            <text:p>0.172738313674927</text:p>
          </table:table-cell>
          <table:table-cell office:value-type="float" office:value="1.46542882919312" calcext:value-type="float">
            <text:p>1.46542882919312</text:p>
          </table:table-cell>
          <table:table-cell office:value-type="float" office:value="1.63816714286804" calcext:value-type="float">
            <text:p>1.63816714286804</text:p>
          </table:table-cell>
          <table:table-cell office:value-type="float" office:value="997" calcext:value-type="float">
            <text:p>99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2064208984375" calcext:value-type="float">
            <text:p>0.2064208984375</text:p>
          </table:table-cell>
          <table:table-cell office:value-type="float" office:value="1.49537920951843" calcext:value-type="float">
            <text:p>1.49537920951843</text:p>
          </table:table-cell>
          <table:table-cell office:value-type="float" office:value="1.70180010795593" calcext:value-type="float">
            <text:p>1.70180010795593</text:p>
          </table:table-cell>
          <table:table-cell office:value-type="float" office:value="4221" calcext:value-type="float">
            <text:p>42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221978425979614" calcext:value-type="float">
            <text:p>0.221978425979614</text:p>
          </table:table-cell>
          <table:table-cell office:value-type="float" office:value="13.4658646583557" calcext:value-type="float">
            <text:p>13.4658646583557</text:p>
          </table:table-cell>
          <table:table-cell office:value-type="float" office:value="13.6878430843353" calcext:value-type="float">
            <text:p>13.6878430843353</text:p>
          </table:table-cell>
          <table:table-cell office:value-type="float" office:value="4590" calcext:value-type="float">
            <text:p>459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214741945266724" calcext:value-type="float">
            <text:p>0.214741945266724</text:p>
          </table:table-cell>
          <table:table-cell office:value-type="float" office:value="4.38589286804199" calcext:value-type="float">
            <text:p>4.38589286804199</text:p>
          </table:table-cell>
          <table:table-cell office:value-type="float" office:value="4.60063481330872" calcext:value-type="float">
            <text:p>4.60063481330872</text:p>
          </table:table-cell>
          <table:table-cell office:value-type="float" office:value="4487" calcext:value-type="float">
            <text:p>448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206717967987061" calcext:value-type="float">
            <text:p>0.206717967987061</text:p>
          </table:table-cell>
          <table:table-cell office:value-type="float" office:value="2.00160789489746" calcext:value-type="float">
            <text:p>2.00160789489746</text:p>
          </table:table-cell>
          <table:table-cell office:value-type="float" office:value="2.20832586288452" calcext:value-type="float">
            <text:p>2.20832586288452</text:p>
          </table:table-cell>
          <table:table-cell office:value-type="float" office:value="4255" calcext:value-type="float">
            <text:p>42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251644372940064" calcext:value-type="float">
            <text:p>0.251644372940064</text:p>
          </table:table-cell>
          <table:table-cell office:value-type="float" office:value="2.83364200592041" calcext:value-type="float">
            <text:p>2.83364200592041</text:p>
          </table:table-cell>
          <table:table-cell office:value-type="float" office:value="3.08528637886047" calcext:value-type="float">
            <text:p>3.08528637886047</text:p>
          </table:table-cell>
          <table:table-cell office:value-type="float" office:value="4346" calcext:value-type="float">
            <text:p>434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.212334394454956" calcext:value-type="float">
            <text:p>0.212334394454956</text:p>
          </table:table-cell>
          <table:table-cell office:value-type="float" office:value="2.58135032653809" calcext:value-type="float">
            <text:p>2.58135032653809</text:p>
          </table:table-cell>
          <table:table-cell office:value-type="float" office:value="2.79368472099304" calcext:value-type="float">
            <text:p>2.79368472099304</text:p>
          </table:table-cell>
          <table:table-cell office:value-type="float" office:value="4502" calcext:value-type="float">
            <text:p>450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.223969459533691" calcext:value-type="float">
            <text:p>0.223969459533691</text:p>
          </table:table-cell>
          <table:table-cell office:value-type="float" office:value="1.89868879318237" calcext:value-type="float">
            <text:p>1.89868879318237</text:p>
          </table:table-cell>
          <table:table-cell office:value-type="float" office:value="2.12265825271606" calcext:value-type="float">
            <text:p>2.12265825271606</text:p>
          </table:table-cell>
          <table:table-cell office:value-type="float" office:value="4567" calcext:value-type="float">
            <text:p>45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206249237060547" calcext:value-type="float">
            <text:p>0.206249237060547</text:p>
          </table:table-cell>
          <table:table-cell office:value-type="float" office:value="2.38307905197144" calcext:value-type="float">
            <text:p>2.38307905197144</text:p>
          </table:table-cell>
          <table:table-cell office:value-type="float" office:value="2.58932828903198" calcext:value-type="float">
            <text:p>2.58932828903198</text:p>
          </table:table-cell>
          <table:table-cell office:value-type="float" office:value="4565" calcext:value-type="float">
            <text:p>456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213143348693848" calcext:value-type="float">
            <text:p>0.2131433486938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6" calcext:value-type="float">
            <text:p>44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215165376663208" calcext:value-type="float">
            <text:p>0.215165376663208</text:p>
          </table:table-cell>
          <table:table-cell office:value-type="float" office:value="2.23276138305664" calcext:value-type="float">
            <text:p>2.23276138305664</text:p>
          </table:table-cell>
          <table:table-cell office:value-type="float" office:value="2.44792675971985" calcext:value-type="float">
            <text:p>2.44792675971985</text:p>
          </table:table-cell>
          <table:table-cell office:value-type="float" office:value="4529" calcext:value-type="float">
            <text:p>452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13441371917725" calcext:value-type="float">
            <text:p>0.213441371917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2" calcext:value-type="float">
            <text:p>46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199494600296021" calcext:value-type="float">
            <text:p>0.199494600296021</text:p>
          </table:table-cell>
          <table:table-cell office:value-type="float" office:value="2.30549430847168" calcext:value-type="float">
            <text:p>2.30549430847168</text:p>
          </table:table-cell>
          <table:table-cell office:value-type="float" office:value="2.5049889087677" calcext:value-type="float">
            <text:p>2.5049889087677</text:p>
          </table:table-cell>
          <table:table-cell office:value-type="float" office:value="4466" calcext:value-type="float">
            <text:p>446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.201505899429321" calcext:value-type="float">
            <text:p>0.2015058994293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5" calcext:value-type="float">
            <text:p>44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199190378189087" calcext:value-type="float">
            <text:p>0.199190378189087</text:p>
          </table:table-cell>
          <table:table-cell office:value-type="float" office:value="4.06775689125061" calcext:value-type="float">
            <text:p>4.06775689125061</text:p>
          </table:table-cell>
          <table:table-cell office:value-type="float" office:value="4.2669472694397" calcext:value-type="float">
            <text:p>4.2669472694397</text:p>
          </table:table-cell>
          <table:table-cell office:value-type="float" office:value="4434" calcext:value-type="float">
            <text:p>443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185831308364868" calcext:value-type="float">
            <text:p>0.185831308364868</text:p>
          </table:table-cell>
          <table:table-cell office:value-type="float" office:value="1.58559465408325" calcext:value-type="float">
            <text:p>1.58559465408325</text:p>
          </table:table-cell>
          <table:table-cell office:value-type="float" office:value="1.77142596244812" calcext:value-type="float">
            <text:p>1.77142596244812</text:p>
          </table:table-cell>
          <table:table-cell office:value-type="float" office:value="4267" calcext:value-type="float">
            <text:p>426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203832149505615" calcext:value-type="float">
            <text:p>0.203832149505615</text:p>
          </table:table-cell>
          <table:table-cell office:value-type="float" office:value="32.5923674106598" calcext:value-type="float">
            <text:p>32.5923674106598</text:p>
          </table:table-cell>
          <table:table-cell office:value-type="float" office:value="32.7961995601654" calcext:value-type="float">
            <text:p>32.7961995601654</text:p>
          </table:table-cell>
          <table:table-cell office:value-type="float" office:value="4379" calcext:value-type="float">
            <text:p>437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00" calcext:value-type="float">
            <text:p>72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209285736083984" calcext:value-type="float">
            <text:p>0.209285736083984</text:p>
          </table:table-cell>
          <table:table-cell office:value-type="float" office:value="5.76049447059631" calcext:value-type="float">
            <text:p>5.76049447059631</text:p>
          </table:table-cell>
          <table:table-cell office:value-type="float" office:value="5.9697802066803" calcext:value-type="float">
            <text:p>5.9697802066803</text:p>
          </table:table-cell>
          <table:table-cell office:value-type="float" office:value="4529" calcext:value-type="float">
            <text:p>45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208955764770508" calcext:value-type="float">
            <text:p>0.208955764770508</text:p>
          </table:table-cell>
          <table:table-cell office:value-type="float" office:value="2.47246193885803" calcext:value-type="float">
            <text:p>2.47246193885803</text:p>
          </table:table-cell>
          <table:table-cell office:value-type="float" office:value="2.68141770362854" calcext:value-type="float">
            <text:p>2.68141770362854</text:p>
          </table:table-cell>
          <table:table-cell office:value-type="float" office:value="4319" calcext:value-type="float">
            <text:p>431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42" calcext:value-type="float">
            <text:p>34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62314653396606" calcext:value-type="float">
            <text:p>0.162314653396606</text:p>
          </table:table-cell>
          <table:table-cell office:value-type="float" office:value="0.854028940200806" calcext:value-type="float">
            <text:p>0.854028940200806</text:p>
          </table:table-cell>
          <table:table-cell office:value-type="float" office:value="1.01634359359741" calcext:value-type="float">
            <text:p>1.01634359359741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207784414291382" calcext:value-type="float">
            <text:p>0.207784414291382</text:p>
          </table:table-cell>
          <table:table-cell office:value-type="float" office:value="3.02274012565613" calcext:value-type="float">
            <text:p>3.02274012565613</text:p>
          </table:table-cell>
          <table:table-cell office:value-type="float" office:value="3.23052453994751" calcext:value-type="float">
            <text:p>3.23052453994751</text:p>
          </table:table-cell>
          <table:table-cell office:value-type="float" office:value="4415" calcext:value-type="float">
            <text:p>441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207441806793213" calcext:value-type="float">
            <text:p>0.207441806793213</text:p>
          </table:table-cell>
          <table:table-cell office:value-type="float" office:value="3.8444459438324" calcext:value-type="float">
            <text:p>3.8444459438324</text:p>
          </table:table-cell>
          <table:table-cell office:value-type="float" office:value="4.05188775062561" calcext:value-type="float">
            <text:p>4.05188775062561</text:p>
          </table:table-cell>
          <table:table-cell office:value-type="float" office:value="4371" calcext:value-type="float">
            <text:p>437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198657512664795" calcext:value-type="float">
            <text:p>0.198657512664795</text:p>
          </table:table-cell>
          <table:table-cell office:value-type="float" office:value="2.32489514350891" calcext:value-type="float">
            <text:p>2.32489514350891</text:p>
          </table:table-cell>
          <table:table-cell office:value-type="float" office:value="2.52355265617371" calcext:value-type="float">
            <text:p>2.52355265617371</text:p>
          </table:table-cell>
          <table:table-cell office:value-type="float" office:value="4337" calcext:value-type="float">
            <text:p>433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215017080307007" calcext:value-type="float">
            <text:p>0.215017080307007</text:p>
          </table:table-cell>
          <table:table-cell office:value-type="float" office:value="1.39979410171509" calcext:value-type="float">
            <text:p>1.39979410171509</text:p>
          </table:table-cell>
          <table:table-cell office:value-type="float" office:value="1.61481118202209" calcext:value-type="float">
            <text:p>1.61481118202209</text:p>
          </table:table-cell>
          <table:table-cell office:value-type="float" office:value="4668" calcext:value-type="float">
            <text:p>46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23897218704224" calcext:value-type="float">
            <text:p>0.223897218704224</text:p>
          </table:table-cell>
          <table:table-cell office:value-type="float" office:value="3.72984766960144" calcext:value-type="float">
            <text:p>3.72984766960144</text:p>
          </table:table-cell>
          <table:table-cell office:value-type="float" office:value="3.95374488830566" calcext:value-type="float">
            <text:p>3.95374488830566</text:p>
          </table:table-cell>
          <table:table-cell office:value-type="float" office:value="4552" calcext:value-type="float">
            <text:p>45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421914100647" calcext:value-type="float">
            <text:p>0.16421914100647</text:p>
          </table:table-cell>
          <table:table-cell office:value-type="float" office:value="2.03651070594788" calcext:value-type="float">
            <text:p>2.03651070594788</text:p>
          </table:table-cell>
          <table:table-cell office:value-type="float" office:value="2.20072984695435" calcext:value-type="float">
            <text:p>2.20072984695435</text:p>
          </table:table-cell>
          <table:table-cell office:value-type="float" office:value="952" calcext:value-type="float">
            <text:p>95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448" calcext:value-type="float">
            <text:p>4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158627271652222" calcext:value-type="float">
            <text:p>0.158627271652222</text:p>
          </table:table-cell>
          <table:table-cell office:value-type="float" office:value="1.85688495635986" calcext:value-type="float">
            <text:p>1.85688495635986</text:p>
          </table:table-cell>
          <table:table-cell office:value-type="float" office:value="2.01551222801209" calcext:value-type="float">
            <text:p>2.01551222801209</text:p>
          </table:table-cell>
          <table:table-cell office:value-type="float" office:value="620" calcext:value-type="float">
            <text:p>62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6975679397583" calcext:value-type="float">
            <text:p>0.226975679397583</text:p>
          </table:table-cell>
          <table:table-cell office:value-type="float" office:value="1.96303296089172" calcext:value-type="float">
            <text:p>1.96303296089172</text:p>
          </table:table-cell>
          <table:table-cell office:value-type="float" office:value="2.19000864028931" calcext:value-type="float">
            <text:p>2.19000864028931</text:p>
          </table:table-cell>
          <table:table-cell office:value-type="float" office:value="4449" calcext:value-type="float">
            <text:p>444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2503137588501" calcext:value-type="float">
            <text:p>0.22503137588501</text:p>
          </table:table-cell>
          <table:table-cell office:value-type="float" office:value="2.29289078712463" calcext:value-type="float">
            <text:p>2.29289078712463</text:p>
          </table:table-cell>
          <table:table-cell office:value-type="float" office:value="2.51792216300964" calcext:value-type="float">
            <text:p>2.51792216300964</text:p>
          </table:table-cell>
          <table:table-cell office:value-type="float" office:value="4519" calcext:value-type="float">
            <text:p>451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73222303390503" calcext:value-type="float">
            <text:p>0.173222303390503</text:p>
          </table:table-cell>
          <table:table-cell office:value-type="float" office:value="0.723541498184204" calcext:value-type="float">
            <text:p>0.723541498184204</text:p>
          </table:table-cell>
          <table:table-cell office:value-type="float" office:value="0.896763801574707" calcext:value-type="float">
            <text:p>0.896763801574707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270489692688" calcext:value-type="float">
            <text:p>0.21270489692688</text:p>
          </table:table-cell>
          <table:table-cell office:value-type="float" office:value="3.06820511817932" calcext:value-type="float">
            <text:p>3.06820511817932</text:p>
          </table:table-cell>
          <table:table-cell office:value-type="float" office:value="3.2809100151062" calcext:value-type="float">
            <text:p>3.2809100151062</text:p>
          </table:table-cell>
          <table:table-cell office:value-type="float" office:value="4462" calcext:value-type="float">
            <text:p>446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98635101318359" calcext:value-type="float">
            <text:p>0.198635101318359</text:p>
          </table:table-cell>
          <table:table-cell office:value-type="float" office:value="6.274906873703" calcext:value-type="float">
            <text:p>6.274906873703</text:p>
          </table:table-cell>
          <table:table-cell office:value-type="float" office:value="6.47354197502136" calcext:value-type="float">
            <text:p>6.47354197502136</text:p>
          </table:table-cell>
          <table:table-cell office:value-type="float" office:value="4340" calcext:value-type="float">
            <text:p>434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04" calcext:value-type="float">
            <text:p>70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06464767456055" calcext:value-type="float">
            <text:p>0.206464767456055</text:p>
          </table:table-cell>
          <table:table-cell office:value-type="float" office:value="1.76015686988831" calcext:value-type="float">
            <text:p>1.76015686988831</text:p>
          </table:table-cell>
          <table:table-cell office:value-type="float" office:value="1.96662163734436" calcext:value-type="float">
            <text:p>1.96662163734436</text:p>
          </table:table-cell>
          <table:table-cell office:value-type="float" office:value="4439" calcext:value-type="float">
            <text:p>44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33013153076172" calcext:value-type="float">
            <text:p>0.233013153076172</text:p>
          </table:table-cell>
          <table:table-cell office:value-type="float" office:value="1.84567141532898" calcext:value-type="float">
            <text:p>1.84567141532898</text:p>
          </table:table-cell>
          <table:table-cell office:value-type="float" office:value="2.07868456840515" calcext:value-type="float">
            <text:p>2.07868456840515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211549282073975" calcext:value-type="float">
            <text:p>0.211549282073975</text:p>
          </table:table-cell>
          <table:table-cell office:value-type="float" office:value="1.72966003417969" calcext:value-type="float">
            <text:p>1.72966003417969</text:p>
          </table:table-cell>
          <table:table-cell office:value-type="float" office:value="1.94120931625366" calcext:value-type="float">
            <text:p>1.94120931625366</text:p>
          </table:table-cell>
          <table:table-cell office:value-type="float" office:value="4601" calcext:value-type="float">
            <text:p>460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53060436248779" calcext:value-type="float">
            <text:p>0.153060436248779</text:p>
          </table:table-cell>
          <table:table-cell office:value-type="float" office:value="0.850886106491089" calcext:value-type="float">
            <text:p>0.850886106491089</text:p>
          </table:table-cell>
          <table:table-cell office:value-type="float" office:value="1.00394654273987" calcext:value-type="float">
            <text:p>1.00394654273987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59426689147949" calcext:value-type="float">
            <text:p>0.159426689147949</text:p>
          </table:table-cell>
          <table:table-cell office:value-type="float" office:value="0.759778022766113" calcext:value-type="float">
            <text:p>0.759778022766113</text:p>
          </table:table-cell>
          <table:table-cell office:value-type="float" office:value="0.919204711914063" calcext:value-type="float">
            <text:p>0.919204711914063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45208501815796" calcext:value-type="float">
            <text:p>0.245208501815796</text:p>
          </table:table-cell>
          <table:table-cell office:value-type="float" office:value="2.76618814468384" calcext:value-type="float">
            <text:p>2.76618814468384</text:p>
          </table:table-cell>
          <table:table-cell office:value-type="float" office:value="3.01139664649963" calcext:value-type="float">
            <text:p>3.01139664649963</text:p>
          </table:table-cell>
          <table:table-cell office:value-type="float" office:value="4284" calcext:value-type="float">
            <text:p>42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219284772872925" calcext:value-type="float">
            <text:p>0.219284772872925</text:p>
          </table:table-cell>
          <table:table-cell office:value-type="float" office:value="2.10555386543274" calcext:value-type="float">
            <text:p>2.10555386543274</text:p>
          </table:table-cell>
          <table:table-cell office:value-type="float" office:value="2.32483863830566" calcext:value-type="float">
            <text:p>2.32483863830566</text:p>
          </table:table-cell>
          <table:table-cell office:value-type="float" office:value="4476" calcext:value-type="float">
            <text:p>447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17817306518555" calcext:value-type="float">
            <text:p>0.217817306518555</text:p>
          </table:table-cell>
          <table:table-cell office:value-type="float" office:value="140.572345972061" calcext:value-type="float">
            <text:p>140.572345972061</text:p>
          </table:table-cell>
          <table:table-cell office:value-type="float" office:value="140.79016327858" calcext:value-type="float">
            <text:p>140.79016327858</text:p>
          </table:table-cell>
          <table:table-cell office:value-type="float" office:value="4273" calcext:value-type="float">
            <text:p>427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200" calcext:value-type="float">
            <text:p>2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210062503814697" calcext:value-type="float">
            <text:p>0.210062503814697</text:p>
          </table:table-cell>
          <table:table-cell office:value-type="float" office:value="1.43938970565796" calcext:value-type="float">
            <text:p>1.43938970565796</text:p>
          </table:table-cell>
          <table:table-cell office:value-type="float" office:value="1.64945220947266" calcext:value-type="float">
            <text:p>1.64945220947266</text:p>
          </table:table-cell>
          <table:table-cell office:value-type="float" office:value="4268" calcext:value-type="float">
            <text:p>426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164402723312378" calcext:value-type="float">
            <text:p>0.164402723312378</text:p>
          </table:table-cell>
          <table:table-cell office:value-type="float" office:value="1.27900338172913" calcext:value-type="float">
            <text:p>1.27900338172913</text:p>
          </table:table-cell>
          <table:table-cell office:value-type="float" office:value="1.4434061050415" calcext:value-type="float">
            <text:p>1.4434061050415</text:p>
          </table:table-cell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164863586425781" calcext:value-type="float">
            <text:p>0.164863586425781</text:p>
          </table:table-cell>
          <table:table-cell office:value-type="float" office:value="1.04381680488586" calcext:value-type="float">
            <text:p>1.04381680488586</text:p>
          </table:table-cell>
          <table:table-cell office:value-type="float" office:value="1.20868039131165" calcext:value-type="float">
            <text:p>1.20868039131165</text:p>
          </table:table-cell>
          <table:table-cell office:value-type="float" office:value="446" calcext:value-type="float">
            <text:p>44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217964887619019" calcext:value-type="float">
            <text:p>0.2179648876190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9" calcext:value-type="float">
            <text:p>445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03995227813721" calcext:value-type="float">
            <text:p>0.2039952278137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1" calcext:value-type="float">
            <text:p>44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215904712677002" calcext:value-type="float">
            <text:p>0.2159047126770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5" calcext:value-type="float">
            <text:p>455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247673511505127" calcext:value-type="float">
            <text:p>0.2476735115051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44" calcext:value-type="float">
            <text:p>42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198210716247559" calcext:value-type="float">
            <text:p>0.198210716247559</text:p>
          </table:table-cell>
          <table:table-cell office:value-type="float" office:value="5.49241375923157" calcext:value-type="float">
            <text:p>5.49241375923157</text:p>
          </table:table-cell>
          <table:table-cell office:value-type="float" office:value="5.69062447547913" calcext:value-type="float">
            <text:p>5.69062447547913</text:p>
          </table:table-cell>
          <table:table-cell office:value-type="float" office:value="4378" calcext:value-type="float">
            <text:p>4378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189213514328003" calcext:value-type="float">
            <text:p>0.189213514328003</text:p>
          </table:table-cell>
          <table:table-cell office:value-type="float" office:value="59.241357088089" calcext:value-type="float">
            <text:p>59.241357088089</text:p>
          </table:table-cell>
          <table:table-cell office:value-type="float" office:value="59.430570602417" calcext:value-type="float">
            <text:p>59.430570602417</text:p>
          </table:table-cell>
          <table:table-cell office:value-type="float" office:value="4344" calcext:value-type="float">
            <text:p>434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508" calcext:value-type="float">
            <text:p>250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207695484161377" calcext:value-type="float">
            <text:p>0.207695484161377</text:p>
          </table:table-cell>
          <table:table-cell office:value-type="float" office:value="3.81492352485657" calcext:value-type="float">
            <text:p>3.81492352485657</text:p>
          </table:table-cell>
          <table:table-cell office:value-type="float" office:value="4.02261900901794" calcext:value-type="float">
            <text:p>4.02261900901794</text:p>
          </table:table-cell>
          <table:table-cell office:value-type="float" office:value="4332" calcext:value-type="float">
            <text:p>433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162620782852173" calcext:value-type="float">
            <text:p>0.162620782852173</text:p>
          </table:table-cell>
          <table:table-cell office:value-type="float" office:value="0.983150005340576" calcext:value-type="float">
            <text:p>0.983150005340576</text:p>
          </table:table-cell>
          <table:table-cell office:value-type="float" office:value="1.14577078819275" calcext:value-type="float">
            <text:p>1.14577078819275</text:p>
          </table:table-cell>
          <table:table-cell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10893392562866" calcext:value-type="float">
            <text:p>0.210893392562866</text:p>
          </table:table-cell>
          <table:table-cell office:value-type="float" office:value="4.12029886245728" calcext:value-type="float">
            <text:p>4.12029886245728</text:p>
          </table:table-cell>
          <table:table-cell office:value-type="float" office:value="4.33119225502014" calcext:value-type="float">
            <text:p>4.33119225502014</text:p>
          </table:table-cell>
          <table:table-cell office:value-type="float" office:value="4380" calcext:value-type="float">
            <text:p>438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224987506866455" calcext:value-type="float">
            <text:p>0.224987506866455</text:p>
          </table:table-cell>
          <table:table-cell office:value-type="float" office:value="2.09798431396484" calcext:value-type="float">
            <text:p>2.09798431396484</text:p>
          </table:table-cell>
          <table:table-cell office:value-type="float" office:value="2.3229718208313" calcext:value-type="float">
            <text:p>2.3229718208313</text:p>
          </table:table-cell>
          <table:table-cell office:value-type="float" office:value="4679" calcext:value-type="float">
            <text:p>467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232985258102417" calcext:value-type="float">
            <text:p>0.232985258102417</text:p>
          </table:table-cell>
          <table:table-cell office:value-type="float" office:value="1.65869450569153" calcext:value-type="float">
            <text:p>1.65869450569153</text:p>
          </table:table-cell>
          <table:table-cell office:value-type="float" office:value="1.89167976379395" calcext:value-type="float">
            <text:p>1.89167976379395</text:p>
          </table:table-cell>
          <table:table-cell office:value-type="float" office:value="4272" calcext:value-type="float">
            <text:p>42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198968887329102" calcext:value-type="float">
            <text:p>0.198968887329102</text:p>
          </table:table-cell>
          <table:table-cell office:value-type="float" office:value="1.67857456207275" calcext:value-type="float">
            <text:p>1.67857456207275</text:p>
          </table:table-cell>
          <table:table-cell office:value-type="float" office:value="1.87754344940186" calcext:value-type="float">
            <text:p>1.87754344940186</text:p>
          </table:table-cell>
          <table:table-cell office:value-type="float" office:value="4388" calcext:value-type="float">
            <text:p>43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219877004623413" calcext:value-type="float">
            <text:p>0.219877004623413</text:p>
          </table:table-cell>
          <table:table-cell office:value-type="float" office:value="2.74241900444031" calcext:value-type="float">
            <text:p>2.74241900444031</text:p>
          </table:table-cell>
          <table:table-cell office:value-type="float" office:value="2.96229600906372" calcext:value-type="float">
            <text:p>2.96229600906372</text:p>
          </table:table-cell>
          <table:table-cell office:value-type="float" office:value="4512" calcext:value-type="float">
            <text:p>45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15901780128479" calcext:value-type="float">
            <text:p>0.15901780128479</text:p>
          </table:table-cell>
          <table:table-cell office:value-type="float" office:value="1.19040775299072" calcext:value-type="float">
            <text:p>1.19040775299072</text:p>
          </table:table-cell>
          <table:table-cell office:value-type="float" office:value="1.34942555427551" calcext:value-type="float">
            <text:p>1.34942555427551</text:p>
          </table:table-cell>
          <table:table-cell office:value-type="float" office:value="517" calcext:value-type="float">
            <text:p>5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.209323644638062" calcext:value-type="float">
            <text:p>0.209323644638062</text:p>
          </table:table-cell>
          <table:table-cell office:value-type="float" office:value="1.91087198257446" calcext:value-type="float">
            <text:p>1.91087198257446</text:p>
          </table:table-cell>
          <table:table-cell office:value-type="float" office:value="2.12019562721252" calcext:value-type="float">
            <text:p>2.12019562721252</text:p>
          </table:table-cell>
          <table:table-cell office:value-type="float" office:value="4425" calcext:value-type="float">
            <text:p>44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207787036895752" calcext:value-type="float">
            <text:p>0.207787036895752</text:p>
          </table:table-cell>
          <table:table-cell office:value-type="float" office:value="2.8229250907898" calcext:value-type="float">
            <text:p>2.8229250907898</text:p>
          </table:table-cell>
          <table:table-cell office:value-type="float" office:value="3.03071212768555" calcext:value-type="float">
            <text:p>3.03071212768555</text:p>
          </table:table-cell>
          <table:table-cell office:value-type="float" office:value="4332" calcext:value-type="float">
            <text:p>43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18130350112915" calcext:value-type="float">
            <text:p>0.18130350112915</text:p>
          </table:table-cell>
          <table:table-cell office:value-type="float" office:value="1.71784114837646" calcext:value-type="float">
            <text:p>1.71784114837646</text:p>
          </table:table-cell>
          <table:table-cell office:value-type="float" office:value="1.89914464950562" calcext:value-type="float">
            <text:p>1.89914464950562</text:p>
          </table:table-cell>
          <table:table-cell office:value-type="float" office:value="1540" calcext:value-type="float">
            <text:p>154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3253784179688" calcext:value-type="float">
            <text:p>0.163253784179688</text:p>
          </table:table-cell>
          <table:table-cell office:value-type="float" office:value="1.08822107315063" calcext:value-type="float">
            <text:p>1.08822107315063</text:p>
          </table:table-cell>
          <table:table-cell office:value-type="float" office:value="1.25147485733032" calcext:value-type="float">
            <text:p>1.25147485733032</text:p>
          </table:table-cell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154690265655518" calcext:value-type="float">
            <text:p>0.154690265655518</text:p>
          </table:table-cell>
          <table:table-cell office:value-type="float" office:value="0.697124242782593" calcext:value-type="float">
            <text:p>0.697124242782593</text:p>
          </table:table-cell>
          <table:table-cell office:value-type="float" office:value="0.85181450843811" calcext:value-type="float">
            <text:p>0.851814508438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213082075119019" calcext:value-type="float">
            <text:p>0.213082075119019</text:p>
          </table:table-cell>
          <table:table-cell office:value-type="float" office:value="3.33297920227051" calcext:value-type="float">
            <text:p>3.33297920227051</text:p>
          </table:table-cell>
          <table:table-cell office:value-type="float" office:value="3.54606127738953" calcext:value-type="float">
            <text:p>3.54606127738953</text:p>
          </table:table-cell>
          <table:table-cell office:value-type="float" office:value="4469" calcext:value-type="float">
            <text:p>446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258995771408081" calcext:value-type="float">
            <text:p>0.2589957714080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8" calcext:value-type="float">
            <text:p>45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229227781295776" calcext:value-type="float">
            <text:p>0.2292277812957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4" calcext:value-type="float">
            <text:p>42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2253098487854" calcext:value-type="float">
            <text:p>0.2253098487854</text:p>
          </table:table-cell>
          <table:table-cell office:value-type="float" office:value="14.6576581001282" calcext:value-type="float">
            <text:p>14.6576581001282</text:p>
          </table:table-cell>
          <table:table-cell office:value-type="float" office:value="14.8829679489136" calcext:value-type="float">
            <text:p>14.8829679489136</text:p>
          </table:table-cell>
          <table:table-cell office:value-type="float" office:value="4556" calcext:value-type="float">
            <text:p>455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05" calcext:value-type="float">
            <text:p>20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265112161636353" calcext:value-type="float">
            <text:p>0.265112161636353</text:p>
          </table:table-cell>
          <table:table-cell office:value-type="float" office:value="1.71547603607178" calcext:value-type="float">
            <text:p>1.71547603607178</text:p>
          </table:table-cell>
          <table:table-cell office:value-type="float" office:value="1.98058819770813" calcext:value-type="float">
            <text:p>1.98058819770813</text:p>
          </table:table-cell>
          <table:table-cell office:value-type="float" office:value="4678" calcext:value-type="float">
            <text:p>46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232553482055664" calcext:value-type="float">
            <text:p>0.232553482055664</text:p>
          </table:table-cell>
          <table:table-cell office:value-type="float" office:value="122.634753704071" calcext:value-type="float">
            <text:p>122.634753704071</text:p>
          </table:table-cell>
          <table:table-cell office:value-type="float" office:value="122.867307186127" calcext:value-type="float">
            <text:p>122.867307186127</text:p>
          </table:table-cell>
          <table:table-cell office:value-type="float" office:value="4450" calcext:value-type="float">
            <text:p>44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960" calcext:value-type="float">
            <text:p>89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203788280487061" calcext:value-type="float">
            <text:p>0.203788280487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7" calcext:value-type="float">
            <text:p>4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08865880966187" calcext:value-type="float">
            <text:p>0.208865880966187</text:p>
          </table:table-cell>
          <table:table-cell office:value-type="float" office:value="5.80530405044556" calcext:value-type="float">
            <text:p>5.80530405044556</text:p>
          </table:table-cell>
          <table:table-cell office:value-type="float" office:value="6.01416993141174" calcext:value-type="float">
            <text:p>6.01416993141174</text:p>
          </table:table-cell>
          <table:table-cell office:value-type="float" office:value="4371" calcext:value-type="float">
            <text:p>4371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864" calcext:value-type="float">
            <text:p>86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207998752593994" calcext:value-type="float">
            <text:p>0.207998752593994</text:p>
          </table:table-cell>
          <table:table-cell office:value-type="float" office:value="2.93644499778748" calcext:value-type="float">
            <text:p>2.93644499778748</text:p>
          </table:table-cell>
          <table:table-cell office:value-type="float" office:value="3.14444375038147" calcext:value-type="float">
            <text:p>3.14444375038147</text:p>
          </table:table-cell>
          <table:table-cell office:value-type="float" office:value="4602" calcext:value-type="float">
            <text:p>460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.155817985534668" calcext:value-type="float">
            <text:p>0.155817985534668</text:p>
          </table:table-cell>
          <table:table-cell office:value-type="float" office:value="1.36310791969299" calcext:value-type="float">
            <text:p>1.36310791969299</text:p>
          </table:table-cell>
          <table:table-cell office:value-type="float" office:value="1.51892590522766" calcext:value-type="float">
            <text:p>1.51892590522766</text:p>
          </table:table-cell>
          <table:table-cell office:value-type="float" office:value="452" calcext:value-type="float">
            <text:p>452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22050929069519" calcext:value-type="float">
            <text:p>0.22050929069519</text:p>
          </table:table-cell>
          <table:table-cell office:value-type="float" office:value="5.95484900474548" calcext:value-type="float">
            <text:p>5.95484900474548</text:p>
          </table:table-cell>
          <table:table-cell office:value-type="float" office:value="6.17535829544067" calcext:value-type="float">
            <text:p>6.17535829544067</text:p>
          </table:table-cell>
          <table:table-cell office:value-type="float" office:value="4565" calcext:value-type="float">
            <text:p>456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980" calcext:value-type="float">
            <text:p>198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.26811695098877" calcext:value-type="float">
            <text:p>0.26811695098877</text:p>
          </table:table-cell>
          <table:table-cell office:value-type="float" office:value="2.59957814216614" calcext:value-type="float">
            <text:p>2.59957814216614</text:p>
          </table:table-cell>
          <table:table-cell office:value-type="float" office:value="2.86769509315491" calcext:value-type="float">
            <text:p>2.86769509315491</text:p>
          </table:table-cell>
          <table:table-cell office:value-type="float" office:value="4383" calcext:value-type="float">
            <text:p>438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.203657627105713" calcext:value-type="float">
            <text:p>0.203657627105713</text:p>
          </table:table-cell>
          <table:table-cell office:value-type="float" office:value="1.83493232727051" calcext:value-type="float">
            <text:p>1.83493232727051</text:p>
          </table:table-cell>
          <table:table-cell office:value-type="float" office:value="2.03858995437622" calcext:value-type="float">
            <text:p>2.03858995437622</text:p>
          </table:table-cell>
          <table:table-cell office:value-type="float" office:value="4355" calcext:value-type="float">
            <text:p>43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.173610210418701" calcext:value-type="float">
            <text:p>0.173610210418701</text:p>
          </table:table-cell>
          <table:table-cell office:value-type="float" office:value="1.2977991104126" calcext:value-type="float">
            <text:p>1.2977991104126</text:p>
          </table:table-cell>
          <table:table-cell office:value-type="float" office:value="1.4714093208313" calcext:value-type="float">
            <text:p>1.4714093208313</text:p>
          </table:table-cell>
          <table:table-cell office:value-type="float" office:value="676" calcext:value-type="float">
            <text:p>67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.219545602798462" calcext:value-type="float">
            <text:p>0.219545602798462</text:p>
          </table:table-cell>
          <table:table-cell office:value-type="float" office:value="4.32017970085144" calcext:value-type="float">
            <text:p>4.32017970085144</text:p>
          </table:table-cell>
          <table:table-cell office:value-type="float" office:value="4.5397253036499" calcext:value-type="float">
            <text:p>4.5397253036499</text:p>
          </table:table-cell>
          <table:table-cell office:value-type="float" office:value="4456" calcext:value-type="float">
            <text:p>445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.215713500976563" calcext:value-type="float">
            <text:p>0.215713500976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6" calcext:value-type="float">
            <text:p>44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.217200994491577" calcext:value-type="float">
            <text:p>0.217200994491577</text:p>
          </table:table-cell>
          <table:table-cell office:value-type="float" office:value="3.31891131401062" calcext:value-type="float">
            <text:p>3.31891131401062</text:p>
          </table:table-cell>
          <table:table-cell office:value-type="float" office:value="3.5361123085022" calcext:value-type="float">
            <text:p>3.5361123085022</text:p>
          </table:table-cell>
          <table:table-cell office:value-type="float" office:value="4542" calcext:value-type="float">
            <text:p>454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189505100250244" calcext:value-type="float">
            <text:p>0.189505100250244</text:p>
          </table:table-cell>
          <table:table-cell office:value-type="float" office:value="4.49074077606201" calcext:value-type="float">
            <text:p>4.49074077606201</text:p>
          </table:table-cell>
          <table:table-cell office:value-type="float" office:value="4.68024587631226" calcext:value-type="float">
            <text:p>4.68024587631226</text:p>
          </table:table-cell>
          <table:table-cell office:value-type="float" office:value="4362" calcext:value-type="float">
            <text:p>436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215850591659546" calcext:value-type="float">
            <text:p>0.215850591659546</text:p>
          </table:table-cell>
          <table:table-cell office:value-type="float" office:value="1.83928537368774" calcext:value-type="float">
            <text:p>1.83928537368774</text:p>
          </table:table-cell>
          <table:table-cell office:value-type="float" office:value="2.05513596534729" calcext:value-type="float">
            <text:p>2.05513596534729</text:p>
          </table:table-cell>
          <table:table-cell office:value-type="float" office:value="4489" calcext:value-type="float">
            <text:p>44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.207194328308105" calcext:value-type="float">
            <text:p>0.207194328308105</text:p>
          </table:table-cell>
          <table:table-cell office:value-type="float" office:value="1.76247024536133" calcext:value-type="float">
            <text:p>1.76247024536133</text:p>
          </table:table-cell>
          <table:table-cell office:value-type="float" office:value="1.96966457366943" calcext:value-type="float">
            <text:p>1.96966457366943</text:p>
          </table:table-cell>
          <table:table-cell office:value-type="float" office:value="4273" calcext:value-type="float">
            <text:p>427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164629459381104" calcext:value-type="float">
            <text:p>0.164629459381104</text:p>
          </table:table-cell>
          <table:table-cell office:value-type="float" office:value="1.37401676177979" calcext:value-type="float">
            <text:p>1.37401676177979</text:p>
          </table:table-cell>
          <table:table-cell office:value-type="float" office:value="1.53864622116089" calcext:value-type="float">
            <text:p>1.53864622116089</text:p>
          </table:table-cell>
          <table:table-cell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217077970504761" calcext:value-type="float">
            <text:p>0.217077970504761</text:p>
          </table:table-cell>
          <table:table-cell office:value-type="float" office:value="1.94782614707947" calcext:value-type="float">
            <text:p>1.94782614707947</text:p>
          </table:table-cell>
          <table:table-cell office:value-type="float" office:value="2.16490411758423" calcext:value-type="float">
            <text:p>2.16490411758423</text:p>
          </table:table-cell>
          <table:table-cell office:value-type="float" office:value="4466" calcext:value-type="float">
            <text:p>446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199246883392334" calcext:value-type="float">
            <text:p>0.199246883392334</text:p>
          </table:table-cell>
          <table:table-cell office:value-type="float" office:value="1.84290623664856" calcext:value-type="float">
            <text:p>1.84290623664856</text:p>
          </table:table-cell>
          <table:table-cell office:value-type="float" office:value="2.04215312004089" calcext:value-type="float">
            <text:p>2.04215312004089</text:p>
          </table:table-cell>
          <table:table-cell office:value-type="float" office:value="4329" calcext:value-type="float">
            <text:p>43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.205195426940918" calcext:value-type="float">
            <text:p>0.205195426940918</text:p>
          </table:table-cell>
          <table:table-cell office:value-type="float" office:value="5.16354775428772" calcext:value-type="float">
            <text:p>5.16354775428772</text:p>
          </table:table-cell>
          <table:table-cell office:value-type="float" office:value="5.36874318122864" calcext:value-type="float">
            <text:p>5.36874318122864</text:p>
          </table:table-cell>
          <table:table-cell office:value-type="float" office:value="4353" calcext:value-type="float">
            <text:p>435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680" calcext:value-type="float">
            <text:p>168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208691120147705" calcext:value-type="float">
            <text:p>0.208691120147705</text:p>
          </table:table-cell>
          <table:table-cell office:value-type="float" office:value="4.76408672332764" calcext:value-type="float">
            <text:p>4.76408672332764</text:p>
          </table:table-cell>
          <table:table-cell office:value-type="float" office:value="4.97277784347534" calcext:value-type="float">
            <text:p>4.97277784347534</text:p>
          </table:table-cell>
          <table:table-cell office:value-type="float" office:value="4405" calcext:value-type="float">
            <text:p>440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68" calcext:value-type="float">
            <text:p>76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221451044082642" calcext:value-type="float">
            <text:p>0.221451044082642</text:p>
          </table:table-cell>
          <table:table-cell office:value-type="float" office:value="1.49677181243896" calcext:value-type="float">
            <text:p>1.49677181243896</text:p>
          </table:table-cell>
          <table:table-cell office:value-type="float" office:value="1.71822285652161" calcext:value-type="float">
            <text:p>1.71822285652161</text:p>
          </table:table-cell>
          <table:table-cell office:value-type="float" office:value="4402" calcext:value-type="float">
            <text:p>44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222564458847046" calcext:value-type="float">
            <text:p>0.222564458847046</text:p>
          </table:table-cell>
          <table:table-cell office:value-type="float" office:value="3.5692446231842" calcext:value-type="float">
            <text:p>3.5692446231842</text:p>
          </table:table-cell>
          <table:table-cell office:value-type="float" office:value="3.79180908203125" calcext:value-type="float">
            <text:p>3.79180908203125</text:p>
          </table:table-cell>
          <table:table-cell office:value-type="float" office:value="4535" calcext:value-type="float">
            <text:p>453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211291074752808" calcext:value-type="float">
            <text:p>0.2112910747528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95" calcext:value-type="float">
            <text:p>44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206256866455078" calcext:value-type="float">
            <text:p>0.206256866455078</text:p>
          </table:table-cell>
          <table:table-cell office:value-type="float" office:value="6.56007933616638" calcext:value-type="float">
            <text:p>6.56007933616638</text:p>
          </table:table-cell>
          <table:table-cell office:value-type="float" office:value="6.76633620262146" calcext:value-type="float">
            <text:p>6.76633620262146</text:p>
          </table:table-cell>
          <table:table-cell office:value-type="float" office:value="4297" calcext:value-type="float">
            <text:p>429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204488515853882" calcext:value-type="float">
            <text:p>0.204488515853882</text:p>
          </table:table-cell>
          <table:table-cell office:value-type="float" office:value="2.09488821029663" calcext:value-type="float">
            <text:p>2.09488821029663</text:p>
          </table:table-cell>
          <table:table-cell office:value-type="float" office:value="2.29937672615051" calcext:value-type="float">
            <text:p>2.29937672615051</text:p>
          </table:table-cell>
          <table:table-cell office:value-type="float" office:value="4417" calcext:value-type="float">
            <text:p>44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213260173797607" calcext:value-type="float">
            <text:p>0.213260173797607</text:p>
          </table:table-cell>
          <table:table-cell office:value-type="float" office:value="146.828044176102" calcext:value-type="float">
            <text:p>146.828044176102</text:p>
          </table:table-cell>
          <table:table-cell office:value-type="float" office:value="147.041304349899" calcext:value-type="float">
            <text:p>147.041304349899</text:p>
          </table:table-cell>
          <table:table-cell office:value-type="float" office:value="4405" calcext:value-type="float">
            <text:p>4405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0710" calcext:value-type="float">
            <text:p>107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.217695474624634" calcext:value-type="float">
            <text:p>0.217695474624634</text:p>
          </table:table-cell>
          <table:table-cell office:value-type="float" office:value="2.09725141525269" calcext:value-type="float">
            <text:p>2.09725141525269</text:p>
          </table:table-cell>
          <table:table-cell office:value-type="float" office:value="2.31494688987732" calcext:value-type="float">
            <text:p>2.31494688987732</text:p>
          </table:table-cell>
          <table:table-cell office:value-type="float" office:value="4395" calcext:value-type="float">
            <text:p>439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.220044136047363" calcext:value-type="float">
            <text:p>0.220044136047363</text:p>
          </table:table-cell>
          <table:table-cell office:value-type="float" office:value="2.70824432373047" calcext:value-type="float">
            <text:p>2.70824432373047</text:p>
          </table:table-cell>
          <table:table-cell office:value-type="float" office:value="2.92828845977783" calcext:value-type="float">
            <text:p>2.92828845977783</text:p>
          </table:table-cell>
          <table:table-cell office:value-type="float" office:value="4419" calcext:value-type="float">
            <text:p>441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.215742111206055" calcext:value-type="float">
            <text:p>0.215742111206055</text:p>
          </table:table-cell>
          <table:table-cell office:value-type="float" office:value="2.08073425292969" calcext:value-type="float">
            <text:p>2.08073425292969</text:p>
          </table:table-cell>
          <table:table-cell office:value-type="float" office:value="2.29647636413574" calcext:value-type="float">
            <text:p>2.29647636413574</text:p>
          </table:table-cell>
          <table:table-cell office:value-type="float" office:value="4562" calcext:value-type="float">
            <text:p>456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190243244171143" calcext:value-type="float">
            <text:p>0.190243244171143</text:p>
          </table:table-cell>
          <table:table-cell office:value-type="float" office:value="1.68385076522827" calcext:value-type="float">
            <text:p>1.68385076522827</text:p>
          </table:table-cell>
          <table:table-cell office:value-type="float" office:value="1.87409400939941" calcext:value-type="float">
            <text:p>1.87409400939941</text:p>
          </table:table-cell>
          <table:table-cell office:value-type="float" office:value="4220" calcext:value-type="float">
            <text:p>42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0.197566032409668" calcext:value-type="float">
            <text:p>0.1975660324096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1" calcext:value-type="float">
            <text:p>43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.217397451400757" calcext:value-type="float">
            <text:p>0.217397451400757</text:p>
          </table:table-cell>
          <table:table-cell office:value-type="float" office:value="1.73281335830688" calcext:value-type="float">
            <text:p>1.73281335830688</text:p>
          </table:table-cell>
          <table:table-cell office:value-type="float" office:value="1.95021080970764" calcext:value-type="float">
            <text:p>1.95021080970764</text:p>
          </table:table-cell>
          <table:table-cell office:value-type="float" office:value="4355" calcext:value-type="float">
            <text:p>435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0.20716118812561" calcext:value-type="float">
            <text:p>0.20716118812561</text:p>
          </table:table-cell>
          <table:table-cell office:value-type="float" office:value="2.06766057014465" calcext:value-type="float">
            <text:p>2.06766057014465</text:p>
          </table:table-cell>
          <table:table-cell office:value-type="float" office:value="2.27482175827026" calcext:value-type="float">
            <text:p>2.27482175827026</text:p>
          </table:table-cell>
          <table:table-cell office:value-type="float" office:value="4343" calcext:value-type="float">
            <text:p>43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.210873603820801" calcext:value-type="float">
            <text:p>0.210873603820801</text:p>
          </table:table-cell>
          <table:table-cell office:value-type="float" office:value="1.40428781509399" calcext:value-type="float">
            <text:p>1.40428781509399</text:p>
          </table:table-cell>
          <table:table-cell office:value-type="float" office:value="1.6151614189148" calcext:value-type="float">
            <text:p>1.6151614189148</text:p>
          </table:table-cell>
          <table:table-cell office:value-type="float" office:value="4344" calcext:value-type="float">
            <text:p>43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173480272293091" calcext:value-type="float">
            <text:p>0.173480272293091</text:p>
          </table:table-cell>
          <table:table-cell office:value-type="float" office:value="1.12639760971069" calcext:value-type="float">
            <text:p>1.12639760971069</text:p>
          </table:table-cell>
          <table:table-cell office:value-type="float" office:value="1.29987788200378" calcext:value-type="float">
            <text:p>1.29987788200378</text:p>
          </table:table-cell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.164325475692749" calcext:value-type="float">
            <text:p>0.164325475692749</text:p>
          </table:table-cell>
          <table:table-cell office:value-type="float" office:value="1.03876519203186" calcext:value-type="float">
            <text:p>1.03876519203186</text:p>
          </table:table-cell>
          <table:table-cell office:value-type="float" office:value="1.20309066772461" calcext:value-type="float">
            <text:p>1.20309066772461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.208067417144775" calcext:value-type="float">
            <text:p>0.208067417144775</text:p>
          </table:table-cell>
          <table:table-cell office:value-type="float" office:value="2.47956943511963" calcext:value-type="float">
            <text:p>2.47956943511963</text:p>
          </table:table-cell>
          <table:table-cell office:value-type="float" office:value="2.6876368522644" calcext:value-type="float">
            <text:p>2.6876368522644</text:p>
          </table:table-cell>
          <table:table-cell office:value-type="float" office:value="4371" calcext:value-type="float">
            <text:p>437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.193383455276489" calcext:value-type="float">
            <text:p>0.193383455276489</text:p>
          </table:table-cell>
          <table:table-cell office:value-type="float" office:value="2.40865087509155" calcext:value-type="float">
            <text:p>2.40865087509155</text:p>
          </table:table-cell>
          <table:table-cell office:value-type="float" office:value="2.60203433036804" calcext:value-type="float">
            <text:p>2.60203433036804</text:p>
          </table:table-cell>
          <table:table-cell office:value-type="float" office:value="4362" calcext:value-type="float">
            <text:p>436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215439558029175" calcext:value-type="float">
            <text:p>0.215439558029175</text:p>
          </table:table-cell>
          <table:table-cell office:value-type="float" office:value="1.62067556381226" calcext:value-type="float">
            <text:p>1.62067556381226</text:p>
          </table:table-cell>
          <table:table-cell office:value-type="float" office:value="1.83611512184143" calcext:value-type="float">
            <text:p>1.83611512184143</text:p>
          </table:table-cell>
          <table:table-cell office:value-type="float" office:value="4405" calcext:value-type="float">
            <text:p>440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.211312770843506" calcext:value-type="float">
            <text:p>0.211312770843506</text:p>
          </table:table-cell>
          <table:table-cell office:value-type="float" office:value="211.237836837769" calcext:value-type="float">
            <text:p>211.237836837769</text:p>
          </table:table-cell>
          <table:table-cell office:value-type="float" office:value="211.449149608612" calcext:value-type="float">
            <text:p>211.449149608612</text:p>
          </table:table-cell>
          <table:table-cell office:value-type="float" office:value="4314" calcext:value-type="float">
            <text:p>431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16456" calcext:value-type="float">
            <text:p>1645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.245272397994995" calcext:value-type="float">
            <text:p>0.245272397994995</text:p>
          </table:table-cell>
          <table:table-cell office:value-type="float" office:value="2.04485821723938" calcext:value-type="float">
            <text:p>2.04485821723938</text:p>
          </table:table-cell>
          <table:table-cell office:value-type="float" office:value="2.29013061523438" calcext:value-type="float">
            <text:p>2.29013061523438</text:p>
          </table:table-cell>
          <table:table-cell office:value-type="float" office:value="4490" calcext:value-type="float">
            <text:p>449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0.223618030548096" calcext:value-type="float">
            <text:p>0.223618030548096</text:p>
          </table:table-cell>
          <table:table-cell office:value-type="float" office:value="2.35533738136292" calcext:value-type="float">
            <text:p>2.35533738136292</text:p>
          </table:table-cell>
          <table:table-cell office:value-type="float" office:value="2.57895541191101" calcext:value-type="float">
            <text:p>2.57895541191101</text:p>
          </table:table-cell>
          <table:table-cell office:value-type="float" office:value="4255" calcext:value-type="float">
            <text:p>425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11663961410522" calcext:value-type="float">
            <text:p>0.211663961410522</text:p>
          </table:table-cell>
          <table:table-cell office:value-type="float" office:value="3.76574015617371" calcext:value-type="float">
            <text:p>3.76574015617371</text:p>
          </table:table-cell>
          <table:table-cell office:value-type="float" office:value="3.97740411758423" calcext:value-type="float">
            <text:p>3.97740411758423</text:p>
          </table:table-cell>
          <table:table-cell office:value-type="float" office:value="4441" calcext:value-type="float">
            <text:p>444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58691167831421" calcext:value-type="float">
            <text:p>0.158691167831421</text:p>
          </table:table-cell>
          <table:table-cell office:value-type="float" office:value="0.980221748352051" calcext:value-type="float">
            <text:p>0.980221748352051</text:p>
          </table:table-cell>
          <table:table-cell office:value-type="float" office:value="1.13891291618347" calcext:value-type="float">
            <text:p>1.13891291618347</text:p>
          </table:table-cell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1230959892273" calcext:value-type="float">
            <text:p>0.21230959892273</text:p>
          </table:table-cell>
          <table:table-cell office:value-type="float" office:value="1.54283547401428" calcext:value-type="float">
            <text:p>1.54283547401428</text:p>
          </table:table-cell>
          <table:table-cell office:value-type="float" office:value="1.75514507293701" calcext:value-type="float">
            <text:p>1.75514507293701</text:p>
          </table:table-cell>
          <table:table-cell office:value-type="float" office:value="4458" calcext:value-type="float">
            <text:p>44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13444948196411" calcext:value-type="float">
            <text:p>0.213444948196411</text:p>
          </table:table-cell>
          <table:table-cell office:value-type="float" office:value="5.89878392219544" calcext:value-type="float">
            <text:p>5.89878392219544</text:p>
          </table:table-cell>
          <table:table-cell office:value-type="float" office:value="6.11222887039185" calcext:value-type="float">
            <text:p>6.11222887039185</text:p>
          </table:table-cell>
          <table:table-cell office:value-type="float" office:value="4444" calcext:value-type="float">
            <text:p>444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1023154258728" calcext:value-type="float">
            <text:p>0.21023154258728</text:p>
          </table:table-cell>
          <table:table-cell office:value-type="float" office:value="3.26872038841248" calcext:value-type="float">
            <text:p>3.26872038841248</text:p>
          </table:table-cell>
          <table:table-cell office:value-type="float" office:value="3.47895193099976" calcext:value-type="float">
            <text:p>3.47895193099976</text:p>
          </table:table-cell>
          <table:table-cell office:value-type="float" office:value="4454" calcext:value-type="float">
            <text:p>445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321" calcext:value-type="float">
            <text:p>32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06554889678955" calcext:value-type="float">
            <text:p>0.206554889678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14" calcext:value-type="float">
            <text:p>44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09352016448975" calcext:value-type="float">
            <text:p>0.209352016448975</text:p>
          </table:table-cell>
          <table:table-cell office:value-type="float" office:value="1.93483066558838" calcext:value-type="float">
            <text:p>1.93483066558838</text:p>
          </table:table-cell>
          <table:table-cell office:value-type="float" office:value="2.14418268203735" calcext:value-type="float">
            <text:p>2.14418268203735</text:p>
          </table:table-cell>
          <table:table-cell office:value-type="float" office:value="4404" calcext:value-type="float">
            <text:p>440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08611249923706" calcext:value-type="float">
            <text:p>0.2086112499237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3" calcext:value-type="float">
            <text:p>447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204381704330444" calcext:value-type="float">
            <text:p>0.204381704330444</text:p>
          </table:table-cell>
          <table:table-cell office:value-type="float" office:value="2.12083053588867" calcext:value-type="float">
            <text:p>2.12083053588867</text:p>
          </table:table-cell>
          <table:table-cell office:value-type="float" office:value="2.32521224021912" calcext:value-type="float">
            <text:p>2.32521224021912</text:p>
          </table:table-cell>
          <table:table-cell office:value-type="float" office:value="4459" calcext:value-type="float">
            <text:p>44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25820302963257" calcext:value-type="float">
            <text:p>0.2258203029632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20" calcext:value-type="float">
            <text:p>45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214331150054932" calcext:value-type="float">
            <text:p>0.214331150054932</text:p>
          </table:table-cell>
          <table:table-cell office:value-type="float" office:value="1.86990904808044" calcext:value-type="float">
            <text:p>1.86990904808044</text:p>
          </table:table-cell>
          <table:table-cell office:value-type="float" office:value="2.08424019813538" calcext:value-type="float">
            <text:p>2.08424019813538</text:p>
          </table:table-cell>
          <table:table-cell office:value-type="float" office:value="4439" calcext:value-type="float">
            <text:p>443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203527927398682" calcext:value-type="float">
            <text:p>0.2035279273986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2" calcext:value-type="float">
            <text:p>437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54793739318848" calcext:value-type="float">
            <text:p>0.154793739318848</text:p>
          </table:table-cell>
          <table:table-cell office:value-type="float" office:value="56.7015998363495" calcext:value-type="float">
            <text:p>56.7015998363495</text:p>
          </table:table-cell>
          <table:table-cell office:value-type="float" office:value="56.8563935756683" calcext:value-type="float">
            <text:p>56.8563935756683</text:p>
          </table:table-cell>
          <table:table-cell office:value-type="float" office:value="863" calcext:value-type="float">
            <text:p>86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797" calcext:value-type="float">
            <text:p>4797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93284273147583" calcext:value-type="float">
            <text:p>0.1932842731475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16555380821228" calcext:value-type="float">
            <text:p>0.16555380821228</text:p>
          </table:table-cell>
          <table:table-cell office:value-type="float" office:value="1.26956462860107" calcext:value-type="float">
            <text:p>1.26956462860107</text:p>
          </table:table-cell>
          <table:table-cell office:value-type="float" office:value="1.43511843681335" calcext:value-type="float">
            <text:p>1.43511843681335</text:p>
          </table:table-cell>
          <table:table-cell office:value-type="float" office:value="698" calcext:value-type="float">
            <text:p>69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209740877151489" calcext:value-type="float">
            <text:p>0.209740877151489</text:p>
          </table:table-cell>
          <table:table-cell office:value-type="float" office:value="1.58521175384521" calcext:value-type="float">
            <text:p>1.58521175384521</text:p>
          </table:table-cell>
          <table:table-cell office:value-type="float" office:value="1.7949526309967" calcext:value-type="float">
            <text:p>1.7949526309967</text:p>
          </table:table-cell>
          <table:table-cell office:value-type="float" office:value="4617" calcext:value-type="float">
            <text:p>46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06711769104004" calcext:value-type="float">
            <text:p>0.206711769104004</text:p>
          </table:table-cell>
          <table:table-cell office:value-type="float" office:value="4.61678051948547" calcext:value-type="float">
            <text:p>4.61678051948547</text:p>
          </table:table-cell>
          <table:table-cell office:value-type="float" office:value="4.82349228858948" calcext:value-type="float">
            <text:p>4.82349228858948</text:p>
          </table:table-cell>
          <table:table-cell office:value-type="float" office:value="4524" calcext:value-type="float">
            <text:p>452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211337804794312" calcext:value-type="float">
            <text:p>0.211337804794312</text:p>
          </table:table-cell>
          <table:table-cell office:value-type="float" office:value="1.74150061607361" calcext:value-type="float">
            <text:p>1.74150061607361</text:p>
          </table:table-cell>
          <table:table-cell office:value-type="float" office:value="1.95283842086792" calcext:value-type="float">
            <text:p>1.95283842086792</text:p>
          </table:table-cell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258976459503174" calcext:value-type="float">
            <text:p>0.258976459503174</text:p>
          </table:table-cell>
          <table:table-cell office:value-type="float" office:value="2.07263326644897" calcext:value-type="float">
            <text:p>2.07263326644897</text:p>
          </table:table-cell>
          <table:table-cell office:value-type="float" office:value="2.33160972595215" calcext:value-type="float">
            <text:p>2.33160972595215</text:p>
          </table:table-cell>
          <table:table-cell office:value-type="float" office:value="4453" calcext:value-type="float">
            <text:p>445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20936131477356" calcext:value-type="float">
            <text:p>0.20936131477356</text:p>
          </table:table-cell>
          <table:table-cell office:value-type="float" office:value="1.46985483169556" calcext:value-type="float">
            <text:p>1.46985483169556</text:p>
          </table:table-cell>
          <table:table-cell office:value-type="float" office:value="1.67921614646912" calcext:value-type="float">
            <text:p>1.67921614646912</text:p>
          </table:table-cell>
          <table:table-cell office:value-type="float" office:value="4357" calcext:value-type="float">
            <text:p>43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20757794380188" calcext:value-type="float">
            <text:p>0.20757794380188</text:p>
          </table:table-cell>
          <table:table-cell office:value-type="float" office:value="2.16380739212036" calcext:value-type="float">
            <text:p>2.16380739212036</text:p>
          </table:table-cell>
          <table:table-cell office:value-type="float" office:value="2.37138533592224" calcext:value-type="float">
            <text:p>2.37138533592224</text:p>
          </table:table-cell>
          <table:table-cell office:value-type="float" office:value="4351" calcext:value-type="float">
            <text:p>435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51451253890991" calcext:value-type="float">
            <text:p>0.2514512538909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0" calcext:value-type="float">
            <text:p>436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188369989395142" calcext:value-type="float">
            <text:p>0.1883699893951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7" calcext:value-type="float">
            <text:p>43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208292961120605" calcext:value-type="float">
            <text:p>0.208292961120605</text:p>
          </table:table-cell>
          <table:table-cell office:value-type="float" office:value="3.1638400554657" calcext:value-type="float">
            <text:p>3.1638400554657</text:p>
          </table:table-cell>
          <table:table-cell office:value-type="float" office:value="3.3721330165863" calcext:value-type="float">
            <text:p>3.3721330165863</text:p>
          </table:table-cell>
          <table:table-cell office:value-type="float" office:value="4338" calcext:value-type="float">
            <text:p>433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159451961517334" calcext:value-type="float">
            <text:p>0.159451961517334</text:p>
          </table:table-cell>
          <table:table-cell office:value-type="float" office:value="0.94478964805603" calcext:value-type="float">
            <text:p>0.94478964805603</text:p>
          </table:table-cell>
          <table:table-cell office:value-type="float" office:value="1.10424160957336" calcext:value-type="float">
            <text:p>1.10424160957336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215319871902466" calcext:value-type="float">
            <text:p>0.215319871902466</text:p>
          </table:table-cell>
          <table:table-cell office:value-type="float" office:value="2.52710700035095" calcext:value-type="float">
            <text:p>2.52710700035095</text:p>
          </table:table-cell>
          <table:table-cell office:value-type="float" office:value="2.74242687225342" calcext:value-type="float">
            <text:p>2.74242687225342</text:p>
          </table:table-cell>
          <table:table-cell office:value-type="float" office:value="4557" calcext:value-type="float">
            <text:p>455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265503644943237" calcext:value-type="float">
            <text:p>0.265503644943237</text:p>
          </table:table-cell>
          <table:table-cell office:value-type="float" office:value="1.96890568733215" calcext:value-type="float">
            <text:p>1.96890568733215</text:p>
          </table:table-cell>
          <table:table-cell office:value-type="float" office:value="2.23440933227539" calcext:value-type="float">
            <text:p>2.23440933227539</text:p>
          </table:table-cell>
          <table:table-cell office:value-type="float" office:value="4534" calcext:value-type="float">
            <text:p>453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199751138687134" calcext:value-type="float">
            <text:p>0.199751138687134</text:p>
          </table:table-cell>
          <table:table-cell office:value-type="float" office:value="5.25316834449768" calcext:value-type="float">
            <text:p>5.25316834449768</text:p>
          </table:table-cell>
          <table:table-cell office:value-type="float" office:value="5.45291948318481" calcext:value-type="float">
            <text:p>5.45291948318481</text:p>
          </table:table-cell>
          <table:table-cell office:value-type="float" office:value="4272" calcext:value-type="float">
            <text:p>4272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147973537445068" calcext:value-type="float">
            <text:p>0.147973537445068</text:p>
          </table:table-cell>
          <table:table-cell office:value-type="float" office:value="0.647154092788696" calcext:value-type="float">
            <text:p>0.647154092788696</text:p>
          </table:table-cell>
          <table:table-cell office:value-type="float" office:value="0.795127630233765" calcext:value-type="float">
            <text:p>0.79512763023376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238399982452393" calcext:value-type="float">
            <text:p>0.238399982452393</text:p>
          </table:table-cell>
          <table:table-cell office:value-type="float" office:value="178.020728349686" calcext:value-type="float">
            <text:p>178.020728349686</text:p>
          </table:table-cell>
          <table:table-cell office:value-type="float" office:value="178.259128332138" calcext:value-type="float">
            <text:p>178.259128332138</text:p>
          </table:table-cell>
          <table:table-cell office:value-type="float" office:value="4475" calcext:value-type="float">
            <text:p>447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000" calcext:value-type="float">
            <text:p>1500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0467567443848" calcext:value-type="float">
            <text:p>0.220467567443848</text:p>
          </table:table-cell>
          <table:table-cell office:value-type="float" office:value="1.68609046936035" calcext:value-type="float">
            <text:p>1.68609046936035</text:p>
          </table:table-cell>
          <table:table-cell office:value-type="float" office:value="1.9065580368042" calcext:value-type="float">
            <text:p>1.9065580368042</text:p>
          </table:table-cell>
          <table:table-cell office:value-type="float" office:value="4394" calcext:value-type="float">
            <text:p>43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184533596038818" calcext:value-type="float">
            <text:p>0.184533596038818</text:p>
          </table:table-cell>
          <table:table-cell office:value-type="float" office:value="3.48869037628174" calcext:value-type="float">
            <text:p>3.48869037628174</text:p>
          </table:table-cell>
          <table:table-cell office:value-type="float" office:value="3.67322397232056" calcext:value-type="float">
            <text:p>3.67322397232056</text:p>
          </table:table-cell>
          <table:table-cell office:value-type="float" office:value="4276" calcext:value-type="float">
            <text:p>427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241047859191895" calcext:value-type="float">
            <text:p>0.241047859191895</text:p>
          </table:table-cell>
          <table:table-cell office:value-type="float" office:value="2.65657734870911" calcext:value-type="float">
            <text:p>2.65657734870911</text:p>
          </table:table-cell>
          <table:table-cell office:value-type="float" office:value="2.897625207901" calcext:value-type="float">
            <text:p>2.897625207901</text:p>
          </table:table-cell>
          <table:table-cell office:value-type="float" office:value="4264" calcext:value-type="float">
            <text:p>426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237393379211426" calcext:value-type="float">
            <text:p>0.237393379211426</text:p>
          </table:table-cell>
          <table:table-cell office:value-type="float" office:value="1.52239346504211" calcext:value-type="float">
            <text:p>1.52239346504211</text:p>
          </table:table-cell>
          <table:table-cell office:value-type="float" office:value="1.75978684425354" calcext:value-type="float">
            <text:p>1.75978684425354</text:p>
          </table:table-cell>
          <table:table-cell office:value-type="float" office:value="4565" calcext:value-type="float">
            <text:p>456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168573617935181" calcext:value-type="float">
            <text:p>0.168573617935181</text:p>
          </table:table-cell>
          <table:table-cell office:value-type="float" office:value="1.72105407714844" calcext:value-type="float">
            <text:p>1.72105407714844</text:p>
          </table:table-cell>
          <table:table-cell office:value-type="float" office:value="1.88962769508362" calcext:value-type="float">
            <text:p>1.88962769508362</text:p>
          </table:table-cell>
          <table:table-cell office:value-type="float" office:value="1006" calcext:value-type="float">
            <text:p>100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207407236099243" calcext:value-type="float">
            <text:p>0.207407236099243</text:p>
          </table:table-cell>
          <table:table-cell office:value-type="float" office:value="1.44108653068542" calcext:value-type="float">
            <text:p>1.44108653068542</text:p>
          </table:table-cell>
          <table:table-cell office:value-type="float" office:value="1.64849376678467" calcext:value-type="float">
            <text:p>1.64849376678467</text:p>
          </table:table-cell>
          <table:table-cell office:value-type="float" office:value="4279" calcext:value-type="float">
            <text:p>4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208293199539185" calcext:value-type="float">
            <text:p>0.208293199539185</text:p>
          </table:table-cell>
          <table:table-cell office:value-type="float" office:value="2.47586178779602" calcext:value-type="float">
            <text:p>2.47586178779602</text:p>
          </table:table-cell>
          <table:table-cell office:value-type="float" office:value="2.68415498733521" calcext:value-type="float">
            <text:p>2.68415498733521</text:p>
          </table:table-cell>
          <table:table-cell office:value-type="float" office:value="4355" calcext:value-type="float">
            <text:p>435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226337671279907" calcext:value-type="float">
            <text:p>0.226337671279907</text:p>
          </table:table-cell>
          <table:table-cell office:value-type="float" office:value="2.82131409645081" calcext:value-type="float">
            <text:p>2.82131409645081</text:p>
          </table:table-cell>
          <table:table-cell office:value-type="float" office:value="3.04765176773071" calcext:value-type="float">
            <text:p>3.04765176773071</text:p>
          </table:table-cell>
          <table:table-cell office:value-type="float" office:value="4458" calcext:value-type="float">
            <text:p>445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211429595947266" calcext:value-type="float">
            <text:p>0.211429595947266</text:p>
          </table:table-cell>
          <table:table-cell office:value-type="float" office:value="1.65056109428406" calcext:value-type="float">
            <text:p>1.65056109428406</text:p>
          </table:table-cell>
          <table:table-cell office:value-type="float" office:value="1.86199069023132" calcext:value-type="float">
            <text:p>1.86199069023132</text:p>
          </table:table-cell>
          <table:table-cell office:value-type="float" office:value="4230" calcext:value-type="float">
            <text:p>42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209896802902222" calcext:value-type="float">
            <text:p>0.209896802902222</text:p>
          </table:table-cell>
          <table:table-cell office:value-type="float" office:value="1.25517344474792" calcext:value-type="float">
            <text:p>1.25517344474792</text:p>
          </table:table-cell>
          <table:table-cell office:value-type="float" office:value="1.46507024765015" calcext:value-type="float">
            <text:p>1.46507024765015</text:p>
          </table:table-cell>
          <table:table-cell office:value-type="float" office:value="4427" calcext:value-type="float">
            <text:p>44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199188709259033" calcext:value-type="float">
            <text:p>0.199188709259033</text:p>
          </table:table-cell>
          <table:table-cell office:value-type="float" office:value="176.028658151627" calcext:value-type="float">
            <text:p>176.028658151627</text:p>
          </table:table-cell>
          <table:table-cell office:value-type="float" office:value="176.227846860886" calcext:value-type="float">
            <text:p>176.227846860886</text:p>
          </table:table-cell>
          <table:table-cell office:value-type="float" office:value="4486" calcext:value-type="float">
            <text:p>4486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7448" calcext:value-type="float">
            <text:p>1744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58151626586914" calcext:value-type="float">
            <text:p>0.158151626586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.21150803565979" calcext:value-type="float">
            <text:p>0.21150803565979</text:p>
          </table:table-cell>
          <table:table-cell office:value-type="float" office:value="3.00086665153503" calcext:value-type="float">
            <text:p>3.00086665153503</text:p>
          </table:table-cell>
          <table:table-cell office:value-type="float" office:value="3.21237468719482" calcext:value-type="float">
            <text:p>3.21237468719482</text:p>
          </table:table-cell>
          <table:table-cell office:value-type="float" office:value="4410" calcext:value-type="float">
            <text:p>441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73" calcext:value-type="float">
            <text:p>27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.159742116928101" calcext:value-type="float">
            <text:p>0.159742116928101</text:p>
          </table:table-cell>
          <table:table-cell office:value-type="float" office:value="0.868170499801636" calcext:value-type="float">
            <text:p>0.868170499801636</text:p>
          </table:table-cell>
          <table:table-cell office:value-type="float" office:value="1.02791261672974" calcext:value-type="float">
            <text:p>1.02791261672974</text:p>
          </table:table-cell>
          <table:table-cell office:value-type="float" office:value="758" calcext:value-type="float">
            <text:p>7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.203840017318726" calcext:value-type="float">
            <text:p>0.203840017318726</text:p>
          </table:table-cell>
          <table:table-cell office:value-type="float" office:value="3.01215171813965" calcext:value-type="float">
            <text:p>3.01215171813965</text:p>
          </table:table-cell>
          <table:table-cell office:value-type="float" office:value="3.21599173545837" calcext:value-type="float">
            <text:p>3.21599173545837</text:p>
          </table:table-cell>
          <table:table-cell office:value-type="float" office:value="4562" calcext:value-type="float">
            <text:p>456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215811729431152" calcext:value-type="float">
            <text:p>0.215811729431152</text:p>
          </table:table-cell>
          <table:table-cell office:value-type="float" office:value="1.59481358528137" calcext:value-type="float">
            <text:p>1.59481358528137</text:p>
          </table:table-cell>
          <table:table-cell office:value-type="float" office:value="1.81062531471252" calcext:value-type="float">
            <text:p>1.81062531471252</text:p>
          </table:table-cell>
          <table:table-cell office:value-type="float" office:value="4397" calcext:value-type="float">
            <text:p>439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.203697443008423" calcext:value-type="float">
            <text:p>0.203697443008423</text:p>
          </table:table-cell>
          <table:table-cell office:value-type="float" office:value="3.80218577384949" calcext:value-type="float">
            <text:p>3.80218577384949</text:p>
          </table:table-cell>
          <table:table-cell office:value-type="float" office:value="4.00588321685791" calcext:value-type="float">
            <text:p>4.00588321685791</text:p>
          </table:table-cell>
          <table:table-cell office:value-type="float" office:value="4344" calcext:value-type="float">
            <text:p>434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167645215988159" calcext:value-type="float">
            <text:p>0.167645215988159</text:p>
          </table:table-cell>
          <table:table-cell office:value-type="float" office:value="0.756385326385498" calcext:value-type="float">
            <text:p>0.756385326385498</text:p>
          </table:table-cell>
          <table:table-cell office:value-type="float" office:value="0.924030542373657" calcext:value-type="float">
            <text:p>0.924030542373657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.159810066223145" calcext:value-type="float">
            <text:p>0.1598100662231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3" calcext:value-type="float">
            <text:p>7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.208097696304321" calcext:value-type="float">
            <text:p>0.208097696304321</text:p>
          </table:table-cell>
          <table:table-cell office:value-type="float" office:value="2.44735717773438" calcext:value-type="float">
            <text:p>2.44735717773438</text:p>
          </table:table-cell>
          <table:table-cell office:value-type="float" office:value="2.6554548740387" calcext:value-type="float">
            <text:p>2.6554548740387</text:p>
          </table:table-cell>
          <table:table-cell office:value-type="float" office:value="4305" calcext:value-type="float">
            <text:p>430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.195099592208862" calcext:value-type="float">
            <text:p>0.195099592208862</text:p>
          </table:table-cell>
          <table:table-cell office:value-type="float" office:value="246.045870780945" calcext:value-type="float">
            <text:p>246.045870780945</text:p>
          </table:table-cell>
          <table:table-cell office:value-type="float" office:value="246.240970373154" calcext:value-type="float">
            <text:p>246.240970373154</text:p>
          </table:table-cell>
          <table:table-cell office:value-type="float" office:value="4520" calcext:value-type="float">
            <text:p>452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5552" calcext:value-type="float">
            <text:p>1555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200266361236572" calcext:value-type="float">
            <text:p>0.200266361236572</text:p>
          </table:table-cell>
          <table:table-cell office:value-type="float" office:value="2.43932390213013" calcext:value-type="float">
            <text:p>2.43932390213013</text:p>
          </table:table-cell>
          <table:table-cell office:value-type="float" office:value="2.6395902633667" calcext:value-type="float">
            <text:p>2.6395902633667</text:p>
          </table:table-cell>
          <table:table-cell office:value-type="float" office:value="4380" calcext:value-type="float">
            <text:p>438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154670000076294" calcext:value-type="float">
            <text:p>0.154670000076294</text:p>
          </table:table-cell>
          <table:table-cell office:value-type="float" office:value="0.682397365570068" calcext:value-type="float">
            <text:p>0.682397365570068</text:p>
          </table:table-cell>
          <table:table-cell office:value-type="float" office:value="0.837067365646362" calcext:value-type="float">
            <text:p>0.83706736564636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.197824716567993" calcext:value-type="float">
            <text:p>0.1978247165679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1" calcext:value-type="float">
            <text:p>44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.17032790184021" calcext:value-type="float">
            <text:p>0.17032790184021</text:p>
          </table:table-cell>
          <table:table-cell office:value-type="float" office:value="0.855828762054443" calcext:value-type="float">
            <text:p>0.855828762054443</text:p>
          </table:table-cell>
          <table:table-cell office:value-type="float" office:value="1.02615666389465" calcext:value-type="float">
            <text:p>1.02615666389465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205031156539917" calcext:value-type="float">
            <text:p>0.205031156539917</text:p>
          </table:table-cell>
          <table:table-cell office:value-type="float" office:value="2.45373487472534" calcext:value-type="float">
            <text:p>2.45373487472534</text:p>
          </table:table-cell>
          <table:table-cell office:value-type="float" office:value="2.65876603126526" calcext:value-type="float">
            <text:p>2.65876603126526</text:p>
          </table:table-cell>
          <table:table-cell office:value-type="float" office:value="4300" calcext:value-type="float">
            <text:p>430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.205872535705566" calcext:value-type="float">
            <text:p>0.205872535705566</text:p>
          </table:table-cell>
          <table:table-cell office:value-type="float" office:value="1.51920032501221" calcext:value-type="float">
            <text:p>1.51920032501221</text:p>
          </table:table-cell>
          <table:table-cell office:value-type="float" office:value="1.72507286071777" calcext:value-type="float">
            <text:p>1.72507286071777</text:p>
          </table:table-cell>
          <table:table-cell office:value-type="float" office:value="4340" calcext:value-type="float">
            <text:p>43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.166233062744141" calcext:value-type="float">
            <text:p>0.166233062744141</text:p>
          </table:table-cell>
          <table:table-cell office:value-type="float" office:value="1.19445419311523" calcext:value-type="float">
            <text:p>1.19445419311523</text:p>
          </table:table-cell>
          <table:table-cell office:value-type="float" office:value="1.36068725585938" calcext:value-type="float">
            <text:p>1.36068725585938</text:p>
          </table:table-cell>
          <table:table-cell office:value-type="float" office:value="808" calcext:value-type="float">
            <text:p>80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200784206390381" calcext:value-type="float">
            <text:p>0.200784206390381</text:p>
          </table:table-cell>
          <table:table-cell office:value-type="float" office:value="2.44933485984802" calcext:value-type="float">
            <text:p>2.44933485984802</text:p>
          </table:table-cell>
          <table:table-cell office:value-type="float" office:value="2.6501190662384" calcext:value-type="float">
            <text:p>2.6501190662384</text:p>
          </table:table-cell>
          <table:table-cell office:value-type="float" office:value="4478" calcext:value-type="float">
            <text:p>447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217307090759277" calcext:value-type="float">
            <text:p>0.217307090759277</text:p>
          </table:table-cell>
          <table:table-cell office:value-type="float" office:value="1.9914186000824" calcext:value-type="float">
            <text:p>1.9914186000824</text:p>
          </table:table-cell>
          <table:table-cell office:value-type="float" office:value="2.20872569084168" calcext:value-type="float">
            <text:p>2.20872569084168</text:p>
          </table:table-cell>
          <table:table-cell office:value-type="float" office:value="4607" calcext:value-type="float">
            <text:p>460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204078912734985" calcext:value-type="float">
            <text:p>0.204078912734985</text:p>
          </table:table-cell>
          <table:table-cell office:value-type="float" office:value="2.43024849891663" calcext:value-type="float">
            <text:p>2.43024849891663</text:p>
          </table:table-cell>
          <table:table-cell office:value-type="float" office:value="2.63432741165161" calcext:value-type="float">
            <text:p>2.63432741165161</text:p>
          </table:table-cell>
          <table:table-cell office:value-type="float" office:value="4296" calcext:value-type="float">
            <text:p>4296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21667742729187" calcext:value-type="float">
            <text:p>0.21667742729187</text:p>
          </table:table-cell>
          <table:table-cell office:value-type="float" office:value="2.08136391639709" calcext:value-type="float">
            <text:p>2.08136391639709</text:p>
          </table:table-cell>
          <table:table-cell office:value-type="float" office:value="2.29804134368897" calcext:value-type="float">
            <text:p>2.29804134368897</text:p>
          </table:table-cell>
          <table:table-cell office:value-type="float" office:value="4508" calcext:value-type="float">
            <text:p>450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0.160435914993286" calcext:value-type="float">
            <text:p>0.160435914993286</text:p>
          </table:table-cell>
          <table:table-cell office:value-type="float" office:value="0.958086729049683" calcext:value-type="float">
            <text:p>0.958086729049683</text:p>
          </table:table-cell>
          <table:table-cell office:value-type="float" office:value="1.11852264404297" calcext:value-type="float">
            <text:p>1.11852264404297</text:p>
          </table:table-cell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207404136657715" calcext:value-type="float">
            <text:p>0.207404136657715</text:p>
          </table:table-cell>
          <table:table-cell office:value-type="float" office:value="1.6397545337677" calcext:value-type="float">
            <text:p>1.6397545337677</text:p>
          </table:table-cell>
          <table:table-cell office:value-type="float" office:value="1.84715867042542" calcext:value-type="float">
            <text:p>1.84715867042542</text:p>
          </table:table-cell>
          <table:table-cell office:value-type="float" office:value="4496" calcext:value-type="float">
            <text:p>44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.160707950592041" calcext:value-type="float">
            <text:p>0.160707950592041</text:p>
          </table:table-cell>
          <table:table-cell office:value-type="float" office:value="1.05290365219116" calcext:value-type="float">
            <text:p>1.05290365219116</text:p>
          </table:table-cell>
          <table:table-cell office:value-type="float" office:value="1.2136116027832" calcext:value-type="float">
            <text:p>1.2136116027832</text:p>
          </table:table-cell>
          <table:table-cell office:value-type="float" office:value="609" calcext:value-type="float">
            <text:p>60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.190328598022461" calcext:value-type="float">
            <text:p>0.190328598022461</text:p>
          </table:table-cell>
          <table:table-cell office:value-type="float" office:value="2.47864103317261" calcext:value-type="float">
            <text:p>2.47864103317261</text:p>
          </table:table-cell>
          <table:table-cell office:value-type="float" office:value="2.66896963119507" calcext:value-type="float">
            <text:p>2.66896963119507</text:p>
          </table:table-cell>
          <table:table-cell office:value-type="float" office:value="4997" calcext:value-type="float">
            <text:p>499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244279623031616" calcext:value-type="float">
            <text:p>0.244279623031616</text:p>
          </table:table-cell>
          <table:table-cell office:value-type="float" office:value="2.03109502792358" calcext:value-type="float">
            <text:p>2.03109502792358</text:p>
          </table:table-cell>
          <table:table-cell office:value-type="float" office:value="2.2753746509552" calcext:value-type="float">
            <text:p>2.2753746509552</text:p>
          </table:table-cell>
          <table:table-cell office:value-type="float" office:value="4449" calcext:value-type="float">
            <text:p>444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222949981689453" calcext:value-type="float">
            <text:p>0.222949981689453</text:p>
          </table:table-cell>
          <table:table-cell office:value-type="float" office:value="2.00549483299255" calcext:value-type="float">
            <text:p>2.00549483299255</text:p>
          </table:table-cell>
          <table:table-cell office:value-type="float" office:value="2.22844481468201" calcext:value-type="float">
            <text:p>2.22844481468201</text:p>
          </table:table-cell>
          <table:table-cell office:value-type="float" office:value="4492" calcext:value-type="float">
            <text:p>449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212509155273438" calcext:value-type="float">
            <text:p>0.212509155273438</text:p>
          </table:table-cell>
          <table:table-cell office:value-type="float" office:value="1.42601037025452" calcext:value-type="float">
            <text:p>1.42601037025452</text:p>
          </table:table-cell>
          <table:table-cell office:value-type="float" office:value="1.63851952552795" calcext:value-type="float">
            <text:p>1.63851952552795</text:p>
          </table:table-cell>
          <table:table-cell office:value-type="float" office:value="4221" calcext:value-type="float">
            <text:p>42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0.208395481109619" calcext:value-type="float">
            <text:p>0.208395481109619</text:p>
          </table:table-cell>
          <table:table-cell office:value-type="float" office:value="2.31210041046143" calcext:value-type="float">
            <text:p>2.31210041046143</text:p>
          </table:table-cell>
          <table:table-cell office:value-type="float" office:value="2.52049589157105" calcext:value-type="float">
            <text:p>2.52049589157105</text:p>
          </table:table-cell>
          <table:table-cell office:value-type="float" office:value="4468" calcext:value-type="float">
            <text:p>446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189881801605225" calcext:value-type="float">
            <text:p>0.189881801605225</text:p>
          </table:table-cell>
          <table:table-cell office:value-type="float" office:value="3.72385168075562" calcext:value-type="float">
            <text:p>3.72385168075562</text:p>
          </table:table-cell>
          <table:table-cell office:value-type="float" office:value="3.91373348236084" calcext:value-type="float">
            <text:p>3.91373348236084</text:p>
          </table:table-cell>
          <table:table-cell office:value-type="float" office:value="4332" calcext:value-type="float">
            <text:p>4332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40" calcext:value-type="float">
            <text:p>84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0.212872266769409" calcext:value-type="float">
            <text:p>0.212872266769409</text:p>
          </table:table-cell>
          <table:table-cell office:value-type="float" office:value="1.73692345619202" calcext:value-type="float">
            <text:p>1.73692345619202</text:p>
          </table:table-cell>
          <table:table-cell office:value-type="float" office:value="1.94979572296143" calcext:value-type="float">
            <text:p>1.94979572296143</text:p>
          </table:table-cell>
          <table:table-cell office:value-type="float" office:value="4477" calcext:value-type="float">
            <text:p>44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0.203042984008789" calcext:value-type="float">
            <text:p>0.203042984008789</text:p>
          </table:table-cell>
          <table:table-cell office:value-type="float" office:value="7.70989680290222" calcext:value-type="float">
            <text:p>7.70989680290222</text:p>
          </table:table-cell>
          <table:table-cell office:value-type="float" office:value="7.91293978691101" calcext:value-type="float">
            <text:p>7.91293978691101</text:p>
          </table:table-cell>
          <table:table-cell office:value-type="float" office:value="4384" calcext:value-type="float">
            <text:p>438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.159075498580933" calcext:value-type="float">
            <text:p>0.159075498580933</text:p>
          </table:table-cell>
          <table:table-cell office:value-type="float" office:value="0.679490566253662" calcext:value-type="float">
            <text:p>0.679490566253662</text:p>
          </table:table-cell>
          <table:table-cell office:value-type="float" office:value="0.838566064834595" calcext:value-type="float">
            <text:p>0.838566064834595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.206489086151123" calcext:value-type="float">
            <text:p>0.2064890861511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8" calcext:value-type="float">
            <text:p>43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.216942071914673" calcext:value-type="float">
            <text:p>0.216942071914673</text:p>
          </table:table-cell>
          <table:table-cell office:value-type="float" office:value="52.0479702949524" calcext:value-type="float">
            <text:p>52.0479702949524</text:p>
          </table:table-cell>
          <table:table-cell office:value-type="float" office:value="52.2649123668671" calcext:value-type="float">
            <text:p>52.2649123668671</text:p>
          </table:table-cell>
          <table:table-cell office:value-type="float" office:value="4724" calcext:value-type="float">
            <text:p>4724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872" calcext:value-type="float">
            <text:p>187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.206156730651855" calcext:value-type="float">
            <text:p>0.206156730651855</text:p>
          </table:table-cell>
          <table:table-cell office:value-type="float" office:value="2.41426539421082" calcext:value-type="float">
            <text:p>2.41426539421082</text:p>
          </table:table-cell>
          <table:table-cell office:value-type="float" office:value="2.62042212486267" calcext:value-type="float">
            <text:p>2.62042212486267</text:p>
          </table:table-cell>
          <table:table-cell office:value-type="float" office:value="4689" calcext:value-type="float">
            <text:p>468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.223910570144653" calcext:value-type="float">
            <text:p>0.2239105701446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24" calcext:value-type="float">
            <text:p>47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196203231811523" calcext:value-type="float">
            <text:p>0.196203231811523</text:p>
          </table:table-cell>
          <table:table-cell office:value-type="float" office:value="2.57604932785034" calcext:value-type="float">
            <text:p>2.57604932785034</text:p>
          </table:table-cell>
          <table:table-cell office:value-type="float" office:value="2.77225255966187" calcext:value-type="float">
            <text:p>2.77225255966187</text:p>
          </table:table-cell>
          <table:table-cell office:value-type="float" office:value="4404" calcext:value-type="float">
            <text:p>440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0.164372444152832" calcext:value-type="float">
            <text:p>0.164372444152832</text:p>
          </table:table-cell>
          <table:table-cell office:value-type="float" office:value="0.769639253616333" calcext:value-type="float">
            <text:p>0.769639253616333</text:p>
          </table:table-cell>
          <table:table-cell office:value-type="float" office:value="0.934011697769165" calcext:value-type="float">
            <text:p>0.934011697769165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.256162166595459" calcext:value-type="float">
            <text:p>0.256162166595459</text:p>
          </table:table-cell>
          <table:table-cell office:value-type="float" office:value="2.203045129776" calcext:value-type="float">
            <text:p>2.203045129776</text:p>
          </table:table-cell>
          <table:table-cell office:value-type="float" office:value="2.45920729637146" calcext:value-type="float">
            <text:p>2.45920729637146</text:p>
          </table:table-cell>
          <table:table-cell office:value-type="float" office:value="4461" calcext:value-type="float">
            <text:p>446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0.159103155136108" calcext:value-type="float">
            <text:p>0.159103155136108</text:p>
          </table:table-cell>
          <table:table-cell office:value-type="float" office:value="1.04386639595032" calcext:value-type="float">
            <text:p>1.04386639595032</text:p>
          </table:table-cell>
          <table:table-cell office:value-type="float" office:value="1.20296955108643" calcext:value-type="float">
            <text:p>1.20296955108643</text:p>
          </table:table-cell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0.160350799560547" calcext:value-type="float">
            <text:p>0.1603507995605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4" calcext:value-type="float">
            <text:p>7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0.211030244827271" calcext:value-type="float">
            <text:p>0.211030244827271</text:p>
          </table:table-cell>
          <table:table-cell office:value-type="float" office:value="1.78194379806519" calcext:value-type="float">
            <text:p>1.78194379806519</text:p>
          </table:table-cell>
          <table:table-cell office:value-type="float" office:value="1.99297404289246" calcext:value-type="float">
            <text:p>1.99297404289246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16842532157898" calcext:value-type="float">
            <text:p>0.16842532157898</text:p>
          </table:table-cell>
          <table:table-cell office:value-type="float" office:value="0.704412698745728" calcext:value-type="float">
            <text:p>0.704412698745728</text:p>
          </table:table-cell>
          <table:table-cell office:value-type="float" office:value="0.872838020324707" calcext:value-type="float">
            <text:p>0.872838020324707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.209446668624878" calcext:value-type="float">
            <text:p>0.209446668624878</text:p>
          </table:table-cell>
          <table:table-cell office:value-type="float" office:value="1.73357129096985" calcext:value-type="float">
            <text:p>1.73357129096985</text:p>
          </table:table-cell>
          <table:table-cell office:value-type="float" office:value="1.94301795959473" calcext:value-type="float">
            <text:p>1.94301795959473</text:p>
          </table:table-cell>
          <table:table-cell office:value-type="float" office:value="4305" calcext:value-type="float">
            <text:p>430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.214138507843018" calcext:value-type="float">
            <text:p>0.214138507843018</text:p>
          </table:table-cell>
          <table:table-cell office:value-type="float" office:value="1.93127131462097" calcext:value-type="float">
            <text:p>1.93127131462097</text:p>
          </table:table-cell>
          <table:table-cell office:value-type="float" office:value="2.14540982246399" calcext:value-type="float">
            <text:p>2.14540982246399</text:p>
          </table:table-cell>
          <table:table-cell office:value-type="float" office:value="4275" calcext:value-type="float">
            <text:p>427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17756032943726" calcext:value-type="float">
            <text:p>0.217756032943726</text:p>
          </table:table-cell>
          <table:table-cell office:value-type="float" office:value="1.75437355041504" calcext:value-type="float">
            <text:p>1.75437355041504</text:p>
          </table:table-cell>
          <table:table-cell office:value-type="float" office:value="1.97212958335876" calcext:value-type="float">
            <text:p>1.97212958335876</text:p>
          </table:table-cell>
          <table:table-cell office:value-type="float" office:value="4514" calcext:value-type="float">
            <text:p>45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01395034790039" calcext:value-type="float">
            <text:p>0.201395034790039</text:p>
          </table:table-cell>
          <table:table-cell office:value-type="float" office:value="3.94821953773499" calcext:value-type="float">
            <text:p>3.94821953773499</text:p>
          </table:table-cell>
          <table:table-cell office:value-type="float" office:value="4.14961457252502" calcext:value-type="float">
            <text:p>4.14961457252502</text:p>
          </table:table-cell>
          <table:table-cell office:value-type="float" office:value="4527" calcext:value-type="float">
            <text:p>452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80" calcext:value-type="float">
            <text:p>7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0737099647522" calcext:value-type="float">
            <text:p>0.20737099647522</text:p>
          </table:table-cell>
          <table:table-cell office:value-type="float" office:value="2.39498400688171" calcext:value-type="float">
            <text:p>2.39498400688171</text:p>
          </table:table-cell>
          <table:table-cell office:value-type="float" office:value="2.60235500335693" calcext:value-type="float">
            <text:p>2.60235500335693</text:p>
          </table:table-cell>
          <table:table-cell office:value-type="float" office:value="4305" calcext:value-type="float">
            <text:p>430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59663438796997" calcext:value-type="float">
            <text:p>0.159663438796997</text:p>
          </table:table-cell>
          <table:table-cell office:value-type="float" office:value="140.198017835617" calcext:value-type="float">
            <text:p>140.198017835617</text:p>
          </table:table-cell>
          <table:table-cell office:value-type="float" office:value="140.357681274414" calcext:value-type="float">
            <text:p>140.357681274414</text:p>
          </table:table-cell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6048" calcext:value-type="float">
            <text:p>604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08706378936768" calcext:value-type="float">
            <text:p>0.208706378936768</text:p>
          </table:table-cell>
          <table:table-cell office:value-type="float" office:value="3.54415583610535" calcext:value-type="float">
            <text:p>3.54415583610535</text:p>
          </table:table-cell>
          <table:table-cell office:value-type="float" office:value="3.75286221504211" calcext:value-type="float">
            <text:p>3.75286221504211</text:p>
          </table:table-cell>
          <table:table-cell office:value-type="float" office:value="4353" calcext:value-type="float">
            <text:p>435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22620964050293" calcext:value-type="float">
            <text:p>0.222620964050293</text:p>
          </table:table-cell>
          <table:table-cell office:value-type="float" office:value="2.20523071289063" calcext:value-type="float">
            <text:p>2.20523071289063</text:p>
          </table:table-cell>
          <table:table-cell office:value-type="float" office:value="2.42785167694092" calcext:value-type="float">
            <text:p>2.42785167694092</text:p>
          </table:table-cell>
          <table:table-cell office:value-type="float" office:value="4386" calcext:value-type="float">
            <text:p>438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16893196105957" calcext:value-type="float">
            <text:p>0.216893196105957</text:p>
          </table:table-cell>
          <table:table-cell office:value-type="float" office:value="1.92937302589417" calcext:value-type="float">
            <text:p>1.92937302589417</text:p>
          </table:table-cell>
          <table:table-cell office:value-type="float" office:value="2.14626622200012" calcext:value-type="float">
            <text:p>2.14626622200012</text:p>
          </table:table-cell>
          <table:table-cell office:value-type="float" office:value="4576" calcext:value-type="float">
            <text:p>457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206689834594727" calcext:value-type="float">
            <text:p>0.206689834594727</text:p>
          </table:table-cell>
          <table:table-cell office:value-type="float" office:value="60.1125807762146" calcext:value-type="float">
            <text:p>60.1125807762146</text:p>
          </table:table-cell>
          <table:table-cell office:value-type="float" office:value="60.3192706108093" calcext:value-type="float">
            <text:p>60.3192706108093</text:p>
          </table:table-cell>
          <table:table-cell office:value-type="float" office:value="4335" calcext:value-type="float">
            <text:p>433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05403804779053" calcext:value-type="float">
            <text:p>0.205403804779053</text:p>
          </table:table-cell>
          <table:table-cell office:value-type="float" office:value="3.24592804908752" calcext:value-type="float">
            <text:p>3.24592804908752</text:p>
          </table:table-cell>
          <table:table-cell office:value-type="float" office:value="3.45133185386658" calcext:value-type="float">
            <text:p>3.45133185386658</text:p>
          </table:table-cell>
          <table:table-cell office:value-type="float" office:value="4564" calcext:value-type="float">
            <text:p>456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205317258834839" calcext:value-type="float">
            <text:p>0.205317258834839</text:p>
          </table:table-cell>
          <table:table-cell office:value-type="float" office:value="2.67866611480713" calcext:value-type="float">
            <text:p>2.67866611480713</text:p>
          </table:table-cell>
          <table:table-cell office:value-type="float" office:value="2.88398337364197" calcext:value-type="float">
            <text:p>2.88398337364197</text:p>
          </table:table-cell>
          <table:table-cell office:value-type="float" office:value="4468" calcext:value-type="float">
            <text:p>446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206617832183838" calcext:value-type="float">
            <text:p>0.206617832183838</text:p>
          </table:table-cell>
          <table:table-cell office:value-type="float" office:value="2.29430294036865" calcext:value-type="float">
            <text:p>2.29430294036865</text:p>
          </table:table-cell>
          <table:table-cell office:value-type="float" office:value="2.50092077255249" calcext:value-type="float">
            <text:p>2.50092077255249</text:p>
          </table:table-cell>
          <table:table-cell office:value-type="float" office:value="4524" calcext:value-type="float">
            <text:p>45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207861661911011" calcext:value-type="float">
            <text:p>0.207861661911011</text:p>
          </table:table-cell>
          <table:table-cell office:value-type="float" office:value="2.40653514862061" calcext:value-type="float">
            <text:p>2.40653514862061</text:p>
          </table:table-cell>
          <table:table-cell office:value-type="float" office:value="2.61439681053162" calcext:value-type="float">
            <text:p>2.61439681053162</text:p>
          </table:table-cell>
          <table:table-cell office:value-type="float" office:value="4234" calcext:value-type="float">
            <text:p>423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02770709991455" calcext:value-type="float">
            <text:p>0.202770709991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9" calcext:value-type="float">
            <text:p>42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68915748596191" calcext:value-type="float">
            <text:p>0.168915748596191</text:p>
          </table:table-cell>
          <table:table-cell office:value-type="float" office:value="1.26140761375427" calcext:value-type="float">
            <text:p>1.26140761375427</text:p>
          </table:table-cell>
          <table:table-cell office:value-type="float" office:value="1.43032336235046" calcext:value-type="float">
            <text:p>1.43032336235046</text:p>
          </table:table-cell>
          <table:table-cell office:value-type="float" office:value="1013" calcext:value-type="float">
            <text:p>101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171924829483032" calcext:value-type="float">
            <text:p>0.171924829483032</text:p>
          </table:table-cell>
          <table:table-cell office:value-type="float" office:value="12.0439507961273" calcext:value-type="float">
            <text:p>12.0439507961273</text:p>
          </table:table-cell>
          <table:table-cell office:value-type="float" office:value="12.2158756256104" calcext:value-type="float">
            <text:p>12.2158756256104</text:p>
          </table:table-cell>
          <table:table-cell office:value-type="float" office:value="1048" calcext:value-type="float">
            <text:p>1048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3192" calcext:value-type="float">
            <text:p>31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210083246231079" calcext:value-type="float">
            <text:p>0.210083246231079</text:p>
          </table:table-cell>
          <table:table-cell office:value-type="float" office:value="4.43445014953613" calcext:value-type="float">
            <text:p>4.43445014953613</text:p>
          </table:table-cell>
          <table:table-cell office:value-type="float" office:value="4.64453339576721" calcext:value-type="float">
            <text:p>4.64453339576721</text:p>
          </table:table-cell>
          <table:table-cell office:value-type="float" office:value="4406" calcext:value-type="float">
            <text:p>440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2" calcext:value-type="float">
            <text:p>5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163356781005859" calcext:value-type="float">
            <text:p>0.163356781005859</text:p>
          </table:table-cell>
          <table:table-cell office:value-type="float" office:value="0.999447822570801" calcext:value-type="float">
            <text:p>0.999447822570801</text:p>
          </table:table-cell>
          <table:table-cell office:value-type="float" office:value="1.16280460357666" calcext:value-type="float">
            <text:p>1.16280460357666</text:p>
          </table:table-cell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196764945983887" calcext:value-type="float">
            <text:p>0.196764945983887</text:p>
          </table:table-cell>
          <table:table-cell office:value-type="float" office:value="2.62126278877258" calcext:value-type="float">
            <text:p>2.62126278877258</text:p>
          </table:table-cell>
          <table:table-cell office:value-type="float" office:value="2.81802773475647" calcext:value-type="float">
            <text:p>2.81802773475647</text:p>
          </table:table-cell>
          <table:table-cell office:value-type="float" office:value="4410" calcext:value-type="float">
            <text:p>441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21905517578125" calcext:value-type="float">
            <text:p>0.219055175781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0" calcext:value-type="float">
            <text:p>44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251007318496704" calcext:value-type="float">
            <text:p>0.251007318496704</text:p>
          </table:table-cell>
          <table:table-cell office:value-type="float" office:value="1.67288780212402" calcext:value-type="float">
            <text:p>1.67288780212402</text:p>
          </table:table-cell>
          <table:table-cell office:value-type="float" office:value="1.92389512062073" calcext:value-type="float">
            <text:p>1.92389512062073</text:p>
          </table:table-cell>
          <table:table-cell office:value-type="float" office:value="4454" calcext:value-type="float">
            <text:p>44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205263137817383" calcext:value-type="float">
            <text:p>0.205263137817383</text:p>
          </table:table-cell>
          <table:table-cell office:value-type="float" office:value="1.61556506156921" calcext:value-type="float">
            <text:p>1.61556506156921</text:p>
          </table:table-cell>
          <table:table-cell office:value-type="float" office:value="1.8208281993866" calcext:value-type="float">
            <text:p>1.8208281993866</text:p>
          </table:table-cell>
          <table:table-cell office:value-type="float" office:value="4296" calcext:value-type="float">
            <text:p>42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02383279800415" calcext:value-type="float">
            <text:p>0.202383279800415</text:p>
          </table:table-cell>
          <table:table-cell office:value-type="float" office:value="1.54645180702209" calcext:value-type="float">
            <text:p>1.54645180702209</text:p>
          </table:table-cell>
          <table:table-cell office:value-type="float" office:value="1.74883508682251" calcext:value-type="float">
            <text:p>1.74883508682251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205496549606323" calcext:value-type="float">
            <text:p>0.205496549606323</text:p>
          </table:table-cell>
          <table:table-cell office:value-type="float" office:value="2.53597807884216" calcext:value-type="float">
            <text:p>2.53597807884216</text:p>
          </table:table-cell>
          <table:table-cell office:value-type="float" office:value="2.74147462844849" calcext:value-type="float">
            <text:p>2.74147462844849</text:p>
          </table:table-cell>
          <table:table-cell office:value-type="float" office:value="4451" calcext:value-type="float">
            <text:p>445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159797668457031" calcext:value-type="float">
            <text:p>0.159797668457031</text:p>
          </table:table-cell>
          <table:table-cell office:value-type="float" office:value="0.927958726882935" calcext:value-type="float">
            <text:p>0.927958726882935</text:p>
          </table:table-cell>
          <table:table-cell office:value-type="float" office:value="1.08775639533997" calcext:value-type="float">
            <text:p>1.0877563953399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220986604690552" calcext:value-type="float">
            <text:p>0.220986604690552</text:p>
          </table:table-cell>
          <table:table-cell office:value-type="float" office:value="2.97038722038269" calcext:value-type="float">
            <text:p>2.97038722038269</text:p>
          </table:table-cell>
          <table:table-cell office:value-type="float" office:value="3.19137382507324" calcext:value-type="float">
            <text:p>3.19137382507324</text:p>
          </table:table-cell>
          <table:table-cell office:value-type="float" office:value="4277" calcext:value-type="float">
            <text:p>427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05255270004272" calcext:value-type="float">
            <text:p>0.205255270004272</text:p>
          </table:table-cell>
          <table:table-cell office:value-type="float" office:value="29.0445926189423" calcext:value-type="float">
            <text:p>29.0445926189423</text:p>
          </table:table-cell>
          <table:table-cell office:value-type="float" office:value="29.2498478889465" calcext:value-type="float">
            <text:p>29.2498478889465</text:p>
          </table:table-cell>
          <table:table-cell office:value-type="float" office:value="4419" calcext:value-type="float">
            <text:p>4419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4480" calcext:value-type="float">
            <text:p>44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163593769073486" calcext:value-type="float">
            <text:p>0.163593769073486</text:p>
          </table:table-cell>
          <table:table-cell office:value-type="float" office:value="1.07234001159668" calcext:value-type="float">
            <text:p>1.07234001159668</text:p>
          </table:table-cell>
          <table:table-cell office:value-type="float" office:value="1.23593378067017" calcext:value-type="float">
            <text:p>1.23593378067017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213157892227173" calcext:value-type="float">
            <text:p>0.213157892227173</text:p>
          </table:table-cell>
          <table:table-cell office:value-type="float" office:value="5.00293779373169" calcext:value-type="float">
            <text:p>5.00293779373169</text:p>
          </table:table-cell>
          <table:table-cell office:value-type="float" office:value="5.21609568595886" calcext:value-type="float">
            <text:p>5.21609568595886</text:p>
          </table:table-cell>
          <table:table-cell office:value-type="float" office:value="4266" calcext:value-type="float">
            <text:p>426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350" calcext:value-type="float">
            <text:p>13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211977005004883" calcext:value-type="float">
            <text:p>0.211977005004883</text:p>
          </table:table-cell>
          <table:table-cell office:value-type="float" office:value="3.40137076377869" calcext:value-type="float">
            <text:p>3.40137076377869</text:p>
          </table:table-cell>
          <table:table-cell office:value-type="float" office:value="3.61334776878357" calcext:value-type="float">
            <text:p>3.61334776878357</text:p>
          </table:table-cell>
          <table:table-cell office:value-type="float" office:value="4483" calcext:value-type="float">
            <text:p>448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214327335357666" calcext:value-type="float">
            <text:p>0.214327335357666</text:p>
          </table:table-cell>
          <table:table-cell office:value-type="float" office:value="291.216233730316" calcext:value-type="float">
            <text:p>291.216233730316</text:p>
          </table:table-cell>
          <table:table-cell office:value-type="float" office:value="291.430561065674" calcext:value-type="float">
            <text:p>291.430561065674</text:p>
          </table:table-cell>
          <table:table-cell office:value-type="float" office:value="4335" calcext:value-type="float">
            <text:p>433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4076" calcext:value-type="float">
            <text:p>1407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198045969009399" calcext:value-type="float">
            <text:p>0.198045969009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1" calcext:value-type="float">
            <text:p>438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177572250366211" calcext:value-type="float">
            <text:p>0.177572250366211</text:p>
          </table:table-cell>
          <table:table-cell office:value-type="float" office:value="0.852180480957031" calcext:value-type="float">
            <text:p>0.852180480957031</text:p>
          </table:table-cell>
          <table:table-cell office:value-type="float" office:value="1.02975273132324" calcext:value-type="float">
            <text:p>1.02975273132324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09051132202148" calcext:value-type="float">
            <text:p>0.209051132202148</text:p>
          </table:table-cell>
          <table:table-cell office:value-type="float" office:value="1.07108736038208" calcext:value-type="float">
            <text:p>1.07108736038208</text:p>
          </table:table-cell>
          <table:table-cell office:value-type="float" office:value="1.28013849258423" calcext:value-type="float">
            <text:p>1.28013849258423</text:p>
          </table:table-cell>
          <table:table-cell office:value-type="float" office:value="4514" calcext:value-type="float">
            <text:p>45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201359748840332" calcext:value-type="float">
            <text:p>0.201359748840332</text:p>
          </table:table-cell>
          <table:table-cell office:value-type="float" office:value="9.12241363525391" calcext:value-type="float">
            <text:p>9.12241363525391</text:p>
          </table:table-cell>
          <table:table-cell office:value-type="float" office:value="9.32377338409424" calcext:value-type="float">
            <text:p>9.32377338409424</text:p>
          </table:table-cell>
          <table:table-cell office:value-type="float" office:value="4394" calcext:value-type="float">
            <text:p>439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464" calcext:value-type="float">
            <text:p>146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213227272033691" calcext:value-type="float">
            <text:p>0.213227272033691</text:p>
          </table:table-cell>
          <table:table-cell office:value-type="float" office:value="45.9101431369782" calcext:value-type="float">
            <text:p>45.9101431369782</text:p>
          </table:table-cell>
          <table:table-cell office:value-type="float" office:value="46.1233704090118" calcext:value-type="float">
            <text:p>46.1233704090118</text:p>
          </table:table-cell>
          <table:table-cell office:value-type="float" office:value="4565" calcext:value-type="float">
            <text:p>4565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800" calcext:value-type="float">
            <text:p>480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.166700839996338" calcext:value-type="float">
            <text:p>0.166700839996338</text:p>
          </table:table-cell>
          <table:table-cell office:value-type="float" office:value="184.187123298645" calcext:value-type="float">
            <text:p>184.187123298645</text:p>
          </table:table-cell>
          <table:table-cell office:value-type="float" office:value="184.353824138641" calcext:value-type="float">
            <text:p>184.353824138641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316" calcext:value-type="float">
            <text:p>83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44639158248901" calcext:value-type="float">
            <text:p>0.244639158248901</text:p>
          </table:table-cell>
          <table:table-cell office:value-type="float" office:value="1.06248641014099" calcext:value-type="float">
            <text:p>1.06248641014099</text:p>
          </table:table-cell>
          <table:table-cell office:value-type="float" office:value="1.30712556838989" calcext:value-type="float">
            <text:p>1.30712556838989</text:p>
          </table:table-cell>
          <table:table-cell office:value-type="float" office:value="4261" calcext:value-type="float">
            <text:p>42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159299612045288" calcext:value-type="float">
            <text:p>0.159299612045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.209110260009766" calcext:value-type="float">
            <text:p>0.209110260009766</text:p>
          </table:table-cell>
          <table:table-cell office:value-type="float" office:value="1.03857851028442" calcext:value-type="float">
            <text:p>1.03857851028442</text:p>
          </table:table-cell>
          <table:table-cell office:value-type="float" office:value="1.24768877029419" calcext:value-type="float">
            <text:p>1.24768877029419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213451147079468" calcext:value-type="float">
            <text:p>0.213451147079468</text:p>
          </table:table-cell>
          <table:table-cell office:value-type="float" office:value="4.51481151580811" calcext:value-type="float">
            <text:p>4.51481151580811</text:p>
          </table:table-cell>
          <table:table-cell office:value-type="float" office:value="4.72826266288757" calcext:value-type="float">
            <text:p>4.72826266288757</text:p>
          </table:table-cell>
          <table:table-cell office:value-type="float" office:value="4443" calcext:value-type="float">
            <text:p>444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.209746360778809" calcext:value-type="float">
            <text:p>0.209746360778809</text:p>
          </table:table-cell>
          <table:table-cell office:value-type="float" office:value="1.67226362228394" calcext:value-type="float">
            <text:p>1.67226362228394</text:p>
          </table:table-cell>
          <table:table-cell office:value-type="float" office:value="1.88200998306274" calcext:value-type="float">
            <text:p>1.88200998306274</text:p>
          </table:table-cell>
          <table:table-cell office:value-type="float" office:value="4405" calcext:value-type="float">
            <text:p>44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588116645813" calcext:value-type="float">
            <text:p>0.15588116645813</text:p>
          </table:table-cell>
          <table:table-cell office:value-type="float" office:value="0.819192886352539" calcext:value-type="float">
            <text:p>0.819192886352539</text:p>
          </table:table-cell>
          <table:table-cell office:value-type="float" office:value="0.975074052810669" calcext:value-type="float">
            <text:p>0.975074052810669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953284740448" calcext:value-type="float">
            <text:p>0.19532847404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2" calcext:value-type="float">
            <text:p>442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.211289405822754" calcext:value-type="float">
            <text:p>0.2112894058227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07" calcext:value-type="float">
            <text:p>45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220273494720459" calcext:value-type="float">
            <text:p>0.220273494720459</text:p>
          </table:table-cell>
          <table:table-cell office:value-type="float" office:value="2.70789194107056" calcext:value-type="float">
            <text:p>2.70789194107056</text:p>
          </table:table-cell>
          <table:table-cell office:value-type="float" office:value="2.92816543579102" calcext:value-type="float">
            <text:p>2.92816543579102</text:p>
          </table:table-cell>
          <table:table-cell office:value-type="float" office:value="4519" calcext:value-type="float">
            <text:p>451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960" calcext:value-type="float">
            <text:p>9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20945405960083" calcext:value-type="float">
            <text:p>0.20945405960083</text:p>
          </table:table-cell>
          <table:table-cell office:value-type="float" office:value="3.28745913505554" calcext:value-type="float">
            <text:p>3.28745913505554</text:p>
          </table:table-cell>
          <table:table-cell office:value-type="float" office:value="3.49691319465637" calcext:value-type="float">
            <text:p>3.49691319465637</text:p>
          </table:table-cell>
          <table:table-cell office:value-type="float" office:value="4227" calcext:value-type="float">
            <text:p>422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183605432510376" calcext:value-type="float">
            <text:p>0.183605432510376</text:p>
          </table:table-cell>
          <table:table-cell office:value-type="float" office:value="1.49823117256165" calcext:value-type="float">
            <text:p>1.49823117256165</text:p>
          </table:table-cell>
          <table:table-cell office:value-type="float" office:value="1.68183660507202" calcext:value-type="float">
            <text:p>1.68183660507202</text:p>
          </table:table-cell>
          <table:table-cell office:value-type="float" office:value="4506" calcext:value-type="float">
            <text:p>45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.164826393127441" calcext:value-type="float">
            <text:p>0.164826393127441</text:p>
          </table:table-cell>
          <table:table-cell office:value-type="float" office:value="0.811420917510986" calcext:value-type="float">
            <text:p>0.811420917510986</text:p>
          </table:table-cell>
          <table:table-cell office:value-type="float" office:value="0.976247310638428" calcext:value-type="float">
            <text:p>0.976247310638428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210917234420776" calcext:value-type="float">
            <text:p>0.210917234420776</text:p>
          </table:table-cell>
          <table:table-cell office:value-type="float" office:value="1.49445033073425" calcext:value-type="float">
            <text:p>1.49445033073425</text:p>
          </table:table-cell>
          <table:table-cell office:value-type="float" office:value="1.70536756515503" calcext:value-type="float">
            <text:p>1.70536756515503</text:p>
          </table:table-cell>
          <table:table-cell office:value-type="float" office:value="4334" calcext:value-type="float">
            <text:p>43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211879253387451" calcext:value-type="float">
            <text:p>0.211879253387451</text:p>
          </table:table-cell>
          <table:table-cell office:value-type="float" office:value="2.06161141395569" calcext:value-type="float">
            <text:p>2.06161141395569</text:p>
          </table:table-cell>
          <table:table-cell office:value-type="float" office:value="2.27349066734314" calcext:value-type="float">
            <text:p>2.27349066734314</text:p>
          </table:table-cell>
          <table:table-cell office:value-type="float" office:value="4471" calcext:value-type="float">
            <text:p>44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.264678239822388" calcext:value-type="float">
            <text:p>0.264678239822388</text:p>
          </table:table-cell>
          <table:table-cell office:value-type="float" office:value="1.67100977897644" calcext:value-type="float">
            <text:p>1.67100977897644</text:p>
          </table:table-cell>
          <table:table-cell office:value-type="float" office:value="1.93568801879883" calcext:value-type="float">
            <text:p>1.93568801879883</text:p>
          </table:table-cell>
          <table:table-cell office:value-type="float" office:value="4366" calcext:value-type="float">
            <text:p>43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208155155181885" calcext:value-type="float">
            <text:p>0.208155155181885</text:p>
          </table:table-cell>
          <table:table-cell office:value-type="float" office:value="2.51822257041931" calcext:value-type="float">
            <text:p>2.51822257041931</text:p>
          </table:table-cell>
          <table:table-cell office:value-type="float" office:value="2.7263777256012" calcext:value-type="float">
            <text:p>2.7263777256012</text:p>
          </table:table-cell>
          <table:table-cell office:value-type="float" office:value="4297" calcext:value-type="float">
            <text:p>429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250677585601807" calcext:value-type="float">
            <text:p>0.250677585601807</text:p>
          </table:table-cell>
          <table:table-cell office:value-type="float" office:value="7.40088391304016" calcext:value-type="float">
            <text:p>7.40088391304016</text:p>
          </table:table-cell>
          <table:table-cell office:value-type="float" office:value="7.65156149864197" calcext:value-type="float">
            <text:p>7.65156149864197</text:p>
          </table:table-cell>
          <table:table-cell office:value-type="float" office:value="4440" calcext:value-type="float">
            <text:p>444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206514358520508" calcext:value-type="float">
            <text:p>0.206514358520508</text:p>
          </table:table-cell>
          <table:table-cell office:value-type="float" office:value="2.43210411071777" calcext:value-type="float">
            <text:p>2.43210411071777</text:p>
          </table:table-cell>
          <table:table-cell office:value-type="float" office:value="2.63861846923828" calcext:value-type="float">
            <text:p>2.63861846923828</text:p>
          </table:table-cell>
          <table:table-cell office:value-type="float" office:value="4418" calcext:value-type="float">
            <text:p>44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254804372787476" calcext:value-type="float">
            <text:p>0.254804372787476</text:p>
          </table:table-cell>
          <table:table-cell office:value-type="float" office:value="10.1147224903107" calcext:value-type="float">
            <text:p>10.1147224903107</text:p>
          </table:table-cell>
          <table:table-cell office:value-type="float" office:value="10.3695268630981" calcext:value-type="float">
            <text:p>10.3695268630981</text:p>
          </table:table-cell>
          <table:table-cell office:value-type="float" office:value="4572" calcext:value-type="float">
            <text:p>457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512" calcext:value-type="float">
            <text:p>151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203692674636841" calcext:value-type="float">
            <text:p>0.203692674636841</text:p>
          </table:table-cell>
          <table:table-cell office:value-type="float" office:value="13.3899083137512" calcext:value-type="float">
            <text:p>13.3899083137512</text:p>
          </table:table-cell>
          <table:table-cell office:value-type="float" office:value="13.5936009883881" calcext:value-type="float">
            <text:p>13.5936009883881</text:p>
          </table:table-cell>
          <table:table-cell office:value-type="float" office:value="4405" calcext:value-type="float">
            <text:p>4405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140" calcext:value-type="float">
            <text:p>11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214414596557617" calcext:value-type="float">
            <text:p>0.214414596557617</text:p>
          </table:table-cell>
          <table:table-cell office:value-type="float" office:value="2.3130898475647" calcext:value-type="float">
            <text:p>2.3130898475647</text:p>
          </table:table-cell>
          <table:table-cell office:value-type="float" office:value="2.52750444412231" calcext:value-type="float">
            <text:p>2.52750444412231</text:p>
          </table:table-cell>
          <table:table-cell office:value-type="float" office:value="4454" calcext:value-type="float">
            <text:p>445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.218699216842651" calcext:value-type="float">
            <text:p>0.218699216842651</text:p>
          </table:table-cell>
          <table:table-cell office:value-type="float" office:value="2.05890846252441" calcext:value-type="float">
            <text:p>2.05890846252441</text:p>
          </table:table-cell>
          <table:table-cell office:value-type="float" office:value="2.27760767936707" calcext:value-type="float">
            <text:p>2.27760767936707</text:p>
          </table:table-cell>
          <table:table-cell office:value-type="float" office:value="4591" calcext:value-type="float">
            <text:p>459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203355550765991" calcext:value-type="float">
            <text:p>0.203355550765991</text:p>
          </table:table-cell>
          <table:table-cell office:value-type="float" office:value="3.47769808769226" calcext:value-type="float">
            <text:p>3.47769808769226</text:p>
          </table:table-cell>
          <table:table-cell office:value-type="float" office:value="3.68105363845825" calcext:value-type="float">
            <text:p>3.68105363845825</text:p>
          </table:table-cell>
          <table:table-cell office:value-type="float" office:value="4197" calcext:value-type="float">
            <text:p>419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210456609725952" calcext:value-type="float">
            <text:p>0.210456609725952</text:p>
          </table:table-cell>
          <table:table-cell office:value-type="float" office:value="3.38408637046814" calcext:value-type="float">
            <text:p>3.38408637046814</text:p>
          </table:table-cell>
          <table:table-cell office:value-type="float" office:value="3.59454298019409" calcext:value-type="float">
            <text:p>3.59454298019409</text:p>
          </table:table-cell>
          <table:table-cell office:value-type="float" office:value="4449" calcext:value-type="float">
            <text:p>444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196241140365601" calcext:value-type="float">
            <text:p>0.196241140365601</text:p>
          </table:table-cell>
          <table:table-cell office:value-type="float" office:value="4.2667510509491" calcext:value-type="float">
            <text:p>4.2667510509491</text:p>
          </table:table-cell>
          <table:table-cell office:value-type="float" office:value="4.4629921913147" calcext:value-type="float">
            <text:p>4.4629921913147</text:p>
          </table:table-cell>
          <table:table-cell office:value-type="float" office:value="4494" calcext:value-type="float">
            <text:p>449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205797433853149" calcext:value-type="float">
            <text:p>0.2057974338531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35" calcext:value-type="float">
            <text:p>443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185398578643799" calcext:value-type="float">
            <text:p>0.185398578643799</text:p>
          </table:table-cell>
          <table:table-cell office:value-type="float" office:value="14.5538268089294" calcext:value-type="float">
            <text:p>14.5538268089294</text:p>
          </table:table-cell>
          <table:table-cell office:value-type="float" office:value="14.7392253875732" calcext:value-type="float">
            <text:p>14.7392253875732</text:p>
          </table:table-cell>
          <table:table-cell office:value-type="float" office:value="4358" calcext:value-type="float">
            <text:p>4358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57740497589111" calcext:value-type="float">
            <text:p>0.257740497589111</text:p>
          </table:table-cell>
          <table:table-cell office:value-type="float" office:value="3.48138999938965" calcext:value-type="float">
            <text:p>3.48138999938965</text:p>
          </table:table-cell>
          <table:table-cell office:value-type="float" office:value="3.73913049697876" calcext:value-type="float">
            <text:p>3.73913049697876</text:p>
          </table:table-cell>
          <table:table-cell office:value-type="float" office:value="4585" calcext:value-type="float">
            <text:p>458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.198150157928467" calcext:value-type="float">
            <text:p>0.1981501579284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8" calcext:value-type="float">
            <text:p>43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217807769775391" calcext:value-type="float">
            <text:p>0.2178077697753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5" calcext:value-type="float">
            <text:p>43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21798300743103" calcext:value-type="float">
            <text:p>0.21798300743103</text:p>
          </table:table-cell>
          <table:table-cell office:value-type="float" office:value="1.73689126968384" calcext:value-type="float">
            <text:p>1.73689126968384</text:p>
          </table:table-cell>
          <table:table-cell office:value-type="float" office:value="1.95487427711487" calcext:value-type="float">
            <text:p>1.95487427711487</text:p>
          </table:table-cell>
          <table:table-cell office:value-type="float" office:value="4484" calcext:value-type="float">
            <text:p>448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0.163999795913696" calcext:value-type="float">
            <text:p>0.163999795913696</text:p>
          </table:table-cell>
          <table:table-cell office:value-type="float" office:value="2.81106066703796" calcext:value-type="float">
            <text:p>2.81106066703796</text:p>
          </table:table-cell>
          <table:table-cell office:value-type="float" office:value="2.97506046295166" calcext:value-type="float">
            <text:p>2.97506046295166</text:p>
          </table:table-cell>
          <table:table-cell office:value-type="float" office:value="1155" calcext:value-type="float">
            <text:p>115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552" calcext:value-type="float">
            <text:p>55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253619194030762" calcext:value-type="float">
            <text:p>0.253619194030762</text:p>
          </table:table-cell>
          <table:table-cell office:value-type="float" office:value="2.06626391410828" calcext:value-type="float">
            <text:p>2.06626391410828</text:p>
          </table:table-cell>
          <table:table-cell office:value-type="float" office:value="2.31988310813904" calcext:value-type="float">
            <text:p>2.31988310813904</text:p>
          </table:table-cell>
          <table:table-cell office:value-type="float" office:value="4402" calcext:value-type="float">
            <text:p>440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216385841369629" calcext:value-type="float">
            <text:p>0.216385841369629</text:p>
          </table:table-cell>
          <table:table-cell office:value-type="float" office:value="1.7802836894989" calcext:value-type="float">
            <text:p>1.7802836894989</text:p>
          </table:table-cell>
          <table:table-cell office:value-type="float" office:value="1.99666953086853" calcext:value-type="float">
            <text:p>1.99666953086853</text:p>
          </table:table-cell>
          <table:table-cell office:value-type="float" office:value="4785" calcext:value-type="float">
            <text:p>478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.207807540893555" calcext:value-type="float">
            <text:p>0.207807540893555</text:p>
          </table:table-cell>
          <table:table-cell office:value-type="float" office:value="1.64629721641541" calcext:value-type="float">
            <text:p>1.64629721641541</text:p>
          </table:table-cell>
          <table:table-cell office:value-type="float" office:value="1.85410475730896" calcext:value-type="float">
            <text:p>1.85410475730896</text:p>
          </table:table-cell>
          <table:table-cell office:value-type="float" office:value="4397" calcext:value-type="float">
            <text:p>439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189768314361572" calcext:value-type="float">
            <text:p>0.1897683143615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9" calcext:value-type="float">
            <text:p>437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163409948348999" calcext:value-type="float">
            <text:p>0.163409948348999</text:p>
          </table:table-cell>
          <table:table-cell office:value-type="float" office:value="1.17809247970581" calcext:value-type="float">
            <text:p>1.17809247970581</text:p>
          </table:table-cell>
          <table:table-cell office:value-type="float" office:value="1.34150242805481" calcext:value-type="float">
            <text:p>1.34150242805481</text:p>
          </table:table-cell>
          <table:table-cell office:value-type="float" office:value="684" calcext:value-type="float">
            <text:p>68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207905054092407" calcext:value-type="float">
            <text:p>0.207905054092407</text:p>
          </table:table-cell>
          <table:table-cell office:value-type="float" office:value="4.1268835067749" calcext:value-type="float">
            <text:p>4.1268835067749</text:p>
          </table:table-cell>
          <table:table-cell office:value-type="float" office:value="4.33478856086731" calcext:value-type="float">
            <text:p>4.33478856086731</text:p>
          </table:table-cell>
          <table:table-cell office:value-type="float" office:value="4532" calcext:value-type="float">
            <text:p>45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20937180519104" calcext:value-type="float">
            <text:p>0.20937180519104</text:p>
          </table:table-cell>
          <table:table-cell office:value-type="float" office:value="2.59331774711609" calcext:value-type="float">
            <text:p>2.59331774711609</text:p>
          </table:table-cell>
          <table:table-cell office:value-type="float" office:value="2.80268955230713" calcext:value-type="float">
            <text:p>2.80268955230713</text:p>
          </table:table-cell>
          <table:table-cell office:value-type="float" office:value="4710" calcext:value-type="float">
            <text:p>47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9264030456543" calcext:value-type="float">
            <text:p>0.19264030456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0" calcext:value-type="float">
            <text:p>433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230689287185669" calcext:value-type="float">
            <text:p>0.230689287185669</text:p>
          </table:table-cell>
          <table:table-cell office:value-type="float" office:value="3.25858902931213" calcext:value-type="float">
            <text:p>3.25858902931213</text:p>
          </table:table-cell>
          <table:table-cell office:value-type="float" office:value="3.4892783164978" calcext:value-type="float">
            <text:p>3.4892783164978</text:p>
          </table:table-cell>
          <table:table-cell office:value-type="float" office:value="4311" calcext:value-type="float">
            <text:p>431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212321758270264" calcext:value-type="float">
            <text:p>0.212321758270264</text:p>
          </table:table-cell>
          <table:table-cell office:value-type="float" office:value="2.40453147888184" calcext:value-type="float">
            <text:p>2.40453147888184</text:p>
          </table:table-cell>
          <table:table-cell office:value-type="float" office:value="2.6168532371521" calcext:value-type="float">
            <text:p>2.6168532371521</text:p>
          </table:table-cell>
          <table:table-cell office:value-type="float" office:value="4580" calcext:value-type="float">
            <text:p>458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0.167273044586182" calcext:value-type="float">
            <text:p>0.167273044586182</text:p>
          </table:table-cell>
          <table:table-cell office:value-type="float" office:value="7.24543786048889" calcext:value-type="float">
            <text:p>7.24543786048889</text:p>
          </table:table-cell>
          <table:table-cell office:value-type="float" office:value="7.41271090507507" calcext:value-type="float">
            <text:p>7.41271090507507</text:p>
          </table:table-cell>
          <table:table-cell office:value-type="float" office:value="1068" calcext:value-type="float">
            <text:p>106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05" calcext:value-type="float">
            <text:p>80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0.207459449768066" calcext:value-type="float">
            <text:p>0.2074594497680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4" calcext:value-type="float">
            <text:p>438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0.207623720169067" calcext:value-type="float">
            <text:p>0.207623720169067</text:p>
          </table:table-cell>
          <table:table-cell office:value-type="float" office:value="2.23988699913025" calcext:value-type="float">
            <text:p>2.23988699913025</text:p>
          </table:table-cell>
          <table:table-cell office:value-type="float" office:value="2.44751071929932" calcext:value-type="float">
            <text:p>2.44751071929932</text:p>
          </table:table-cell>
          <table:table-cell office:value-type="float" office:value="4359" calcext:value-type="float">
            <text:p>435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.221773862838745" calcext:value-type="float">
            <text:p>0.221773862838745</text:p>
          </table:table-cell>
          <table:table-cell office:value-type="float" office:value="3.11855721473694" calcext:value-type="float">
            <text:p>3.11855721473694</text:p>
          </table:table-cell>
          <table:table-cell office:value-type="float" office:value="3.34033107757568" calcext:value-type="float">
            <text:p>3.34033107757568</text:p>
          </table:table-cell>
          <table:table-cell office:value-type="float" office:value="4375" calcext:value-type="float">
            <text:p>437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216641902923584" calcext:value-type="float">
            <text:p>0.216641902923584</text:p>
          </table:table-cell>
          <table:table-cell office:value-type="float" office:value="1.62438941001892" calcext:value-type="float">
            <text:p>1.62438941001892</text:p>
          </table:table-cell>
          <table:table-cell office:value-type="float" office:value="1.8410313129425" calcext:value-type="float">
            <text:p>1.8410313129425</text:p>
          </table:table-cell>
          <table:table-cell office:value-type="float" office:value="4400" calcext:value-type="float">
            <text:p>4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.209960460662842" calcext:value-type="float">
            <text:p>0.209960460662842</text:p>
          </table:table-cell>
          <table:table-cell office:value-type="float" office:value="2.26511549949646" calcext:value-type="float">
            <text:p>2.26511549949646</text:p>
          </table:table-cell>
          <table:table-cell office:value-type="float" office:value="2.4750759601593" calcext:value-type="float">
            <text:p>2.4750759601593</text:p>
          </table:table-cell>
          <table:table-cell office:value-type="float" office:value="4388" calcext:value-type="float">
            <text:p>438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0.190805435180664" calcext:value-type="float">
            <text:p>0.1908054351806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1" calcext:value-type="float">
            <text:p>43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207469463348389" calcext:value-type="float">
            <text:p>0.2074694633483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209343433380127" calcext:value-type="float">
            <text:p>0.209343433380127</text:p>
          </table:table-cell>
          <table:table-cell office:value-type="float" office:value="9.59079360961914" calcext:value-type="float">
            <text:p>9.59079360961914</text:p>
          </table:table-cell>
          <table:table-cell office:value-type="float" office:value="9.80013704299927" calcext:value-type="float">
            <text:p>9.80013704299927</text:p>
          </table:table-cell>
          <table:table-cell office:value-type="float" office:value="4519" calcext:value-type="float">
            <text:p>451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632" calcext:value-type="float">
            <text:p>16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09444761276245" calcext:value-type="float">
            <text:p>0.209444761276245</text:p>
          </table:table-cell>
          <table:table-cell office:value-type="float" office:value="2.35679292678833" calcext:value-type="float">
            <text:p>2.35679292678833</text:p>
          </table:table-cell>
          <table:table-cell office:value-type="float" office:value="2.56623768806458" calcext:value-type="float">
            <text:p>2.56623768806458</text:p>
          </table:table-cell>
          <table:table-cell office:value-type="float" office:value="4415" calcext:value-type="float">
            <text:p>44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13666677474976" calcext:value-type="float">
            <text:p>0.213666677474976</text:p>
          </table:table-cell>
          <table:table-cell office:value-type="float" office:value="1.8014063835144" calcext:value-type="float">
            <text:p>1.8014063835144</text:p>
          </table:table-cell>
          <table:table-cell office:value-type="float" office:value="2.01507306098938" calcext:value-type="float">
            <text:p>2.01507306098938</text:p>
          </table:table-cell>
          <table:table-cell office:value-type="float" office:value="4332" calcext:value-type="float">
            <text:p>43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202532052993774" calcext:value-type="float">
            <text:p>0.202532052993774</text:p>
          </table:table-cell>
          <table:table-cell office:value-type="float" office:value="2.67165684700012" calcext:value-type="float">
            <text:p>2.67165684700012</text:p>
          </table:table-cell>
          <table:table-cell office:value-type="float" office:value="2.8741888999939" calcext:value-type="float">
            <text:p>2.8741888999939</text:p>
          </table:table-cell>
          <table:table-cell office:value-type="float" office:value="4591" calcext:value-type="float">
            <text:p>459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03199625015259" calcext:value-type="float">
            <text:p>0.203199625015259</text:p>
          </table:table-cell>
          <table:table-cell office:value-type="float" office:value="3.42510008811951" calcext:value-type="float">
            <text:p>3.42510008811951</text:p>
          </table:table-cell>
          <table:table-cell office:value-type="float" office:value="3.62829971313477" calcext:value-type="float">
            <text:p>3.62829971313477</text:p>
          </table:table-cell>
          <table:table-cell office:value-type="float" office:value="4533" calcext:value-type="float">
            <text:p>453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21903324127197" calcext:value-type="float">
            <text:p>0.221903324127197</text:p>
          </table:table-cell>
          <table:table-cell office:value-type="float" office:value="2.1423327922821" calcext:value-type="float">
            <text:p>2.1423327922821</text:p>
          </table:table-cell>
          <table:table-cell office:value-type="float" office:value="2.3642361164093" calcext:value-type="float">
            <text:p>2.3642361164093</text:p>
          </table:table-cell>
          <table:table-cell office:value-type="float" office:value="4372" calcext:value-type="float">
            <text:p>437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209964513778687" calcext:value-type="float">
            <text:p>0.209964513778687</text:p>
          </table:table-cell>
          <table:table-cell office:value-type="float" office:value="2.42770385742188" calcext:value-type="float">
            <text:p>2.42770385742188</text:p>
          </table:table-cell>
          <table:table-cell office:value-type="float" office:value="2.63766837120056" calcext:value-type="float">
            <text:p>2.63766837120056</text:p>
          </table:table-cell>
          <table:table-cell office:value-type="float" office:value="4661" calcext:value-type="float">
            <text:p>466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6387152671814" calcext:value-type="float">
            <text:p>0.16387152671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8" calcext:value-type="float">
            <text:p>6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213032960891724" calcext:value-type="float">
            <text:p>0.2130329608917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3" calcext:value-type="float">
            <text:p>45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06938743591309" calcext:value-type="float">
            <text:p>0.206938743591309</text:p>
          </table:table-cell>
          <table:table-cell office:value-type="float" office:value="2.10317301750183" calcext:value-type="float">
            <text:p>2.10317301750183</text:p>
          </table:table-cell>
          <table:table-cell office:value-type="float" office:value="2.31011176109314" calcext:value-type="float">
            <text:p>2.31011176109314</text:p>
          </table:table-cell>
          <table:table-cell office:value-type="float" office:value="4427" calcext:value-type="float">
            <text:p>44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208884477615356" calcext:value-type="float">
            <text:p>0.208884477615356</text:p>
          </table:table-cell>
          <table:table-cell office:value-type="float" office:value="1.6788535118103" calcext:value-type="float">
            <text:p>1.6788535118103</text:p>
          </table:table-cell>
          <table:table-cell office:value-type="float" office:value="1.88773798942566" calcext:value-type="float">
            <text:p>1.88773798942566</text:p>
          </table:table-cell>
          <table:table-cell office:value-type="float" office:value="4382" calcext:value-type="float">
            <text:p>43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212052822113037" calcext:value-type="float">
            <text:p>0.212052822113037</text:p>
          </table:table-cell>
          <table:table-cell office:value-type="float" office:value="1.65074157714844" calcext:value-type="float">
            <text:p>1.65074157714844</text:p>
          </table:table-cell>
          <table:table-cell office:value-type="float" office:value="1.86279439926147" calcext:value-type="float">
            <text:p>1.86279439926147</text:p>
          </table:table-cell>
          <table:table-cell office:value-type="float" office:value="4411" calcext:value-type="float">
            <text:p>44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212836980819702" calcext:value-type="float">
            <text:p>0.212836980819702</text:p>
          </table:table-cell>
          <table:table-cell office:value-type="float" office:value="1.80531573295593" calcext:value-type="float">
            <text:p>1.80531573295593</text:p>
          </table:table-cell>
          <table:table-cell office:value-type="float" office:value="2.01815271377563" calcext:value-type="float">
            <text:p>2.01815271377563</text:p>
          </table:table-cell>
          <table:table-cell office:value-type="float" office:value="4409" calcext:value-type="float">
            <text:p>440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240355014801025" calcext:value-type="float">
            <text:p>0.240355014801025</text:p>
          </table:table-cell>
          <table:table-cell office:value-type="float" office:value="2.61280226707459" calcext:value-type="float">
            <text:p>2.61280226707459</text:p>
          </table:table-cell>
          <table:table-cell office:value-type="float" office:value="2.85315728187561" calcext:value-type="float">
            <text:p>2.85315728187561</text:p>
          </table:table-cell>
          <table:table-cell office:value-type="float" office:value="4262" calcext:value-type="float">
            <text:p>426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184650897979736" calcext:value-type="float">
            <text:p>0.184650897979736</text:p>
          </table:table-cell>
          <table:table-cell office:value-type="float" office:value="2.28322124481201" calcext:value-type="float">
            <text:p>2.28322124481201</text:p>
          </table:table-cell>
          <table:table-cell office:value-type="float" office:value="2.46787214279175" calcext:value-type="float">
            <text:p>2.46787214279175</text:p>
          </table:table-cell>
          <table:table-cell office:value-type="float" office:value="4361" calcext:value-type="float">
            <text:p>43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206971406936646" calcext:value-type="float">
            <text:p>0.2069714069366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60" calcext:value-type="float">
            <text:p>426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22291374206543" calcext:value-type="float">
            <text:p>0.22291374206543</text:p>
          </table:table-cell>
          <table:table-cell office:value-type="float" office:value="2.19312715530396" calcext:value-type="float">
            <text:p>2.19312715530396</text:p>
          </table:table-cell>
          <table:table-cell office:value-type="float" office:value="2.41604089736938" calcext:value-type="float">
            <text:p>2.41604089736938</text:p>
          </table:table-cell>
          <table:table-cell office:value-type="float" office:value="4215" calcext:value-type="float">
            <text:p>42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162802457809448" calcext:value-type="float">
            <text:p>0.162802457809448</text:p>
          </table:table-cell>
          <table:table-cell office:value-type="float" office:value="0.922925233840942" calcext:value-type="float">
            <text:p>0.922925233840942</text:p>
          </table:table-cell>
          <table:table-cell office:value-type="float" office:value="1.08572769165039" calcext:value-type="float">
            <text:p>1.08572769165039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43667602539063" calcext:value-type="float">
            <text:p>0.243667602539063</text:p>
          </table:table-cell>
          <table:table-cell office:value-type="float" office:value="2.90500950813293" calcext:value-type="float">
            <text:p>2.90500950813293</text:p>
          </table:table-cell>
          <table:table-cell office:value-type="float" office:value="3.148677110672" calcext:value-type="float">
            <text:p>3.148677110672</text:p>
          </table:table-cell>
          <table:table-cell office:value-type="float" office:value="4534" calcext:value-type="float">
            <text:p>453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207050561904907" calcext:value-type="float">
            <text:p>0.207050561904907</text:p>
          </table:table-cell>
          <table:table-cell office:value-type="float" office:value="3.00429058074951" calcext:value-type="float">
            <text:p>3.00429058074951</text:p>
          </table:table-cell>
          <table:table-cell office:value-type="float" office:value="3.21134114265442" calcext:value-type="float">
            <text:p>3.21134114265442</text:p>
          </table:table-cell>
          <table:table-cell office:value-type="float" office:value="4490" calcext:value-type="float">
            <text:p>449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87" calcext:value-type="float">
            <text:p>387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217145919799805" calcext:value-type="float">
            <text:p>0.217145919799805</text:p>
          </table:table-cell>
          <table:table-cell office:value-type="float" office:value="5.74101138114929" calcext:value-type="float">
            <text:p>5.74101138114929</text:p>
          </table:table-cell>
          <table:table-cell office:value-type="float" office:value="5.9581573009491" calcext:value-type="float">
            <text:p>5.9581573009491</text:p>
          </table:table-cell>
          <table:table-cell office:value-type="float" office:value="4475" calcext:value-type="float">
            <text:p>447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207136392593384" calcext:value-type="float">
            <text:p>0.207136392593384</text:p>
          </table:table-cell>
          <table:table-cell office:value-type="float" office:value="2.04990792274475" calcext:value-type="float">
            <text:p>2.04990792274475</text:p>
          </table:table-cell>
          <table:table-cell office:value-type="float" office:value="2.25704431533813" calcext:value-type="float">
            <text:p>2.25704431533813</text:p>
          </table:table-cell>
          <table:table-cell office:value-type="float" office:value="4456" calcext:value-type="float">
            <text:p>445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199786901473999" calcext:value-type="float">
            <text:p>0.1997869014739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4" calcext:value-type="float">
            <text:p>45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187677621841431" calcext:value-type="float">
            <text:p>0.187677621841431</text:p>
          </table:table-cell>
          <table:table-cell office:value-type="float" office:value="2.08807325363159" calcext:value-type="float">
            <text:p>2.08807325363159</text:p>
          </table:table-cell>
          <table:table-cell office:value-type="float" office:value="2.27575087547302" calcext:value-type="float">
            <text:p>2.27575087547302</text:p>
          </table:table-cell>
          <table:table-cell office:value-type="float" office:value="4328" calcext:value-type="float">
            <text:p>432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21005129814148" calcext:value-type="float">
            <text:p>0.21005129814148</text:p>
          </table:table-cell>
          <table:table-cell office:value-type="float" office:value="3.02720761299133" calcext:value-type="float">
            <text:p>3.02720761299133</text:p>
          </table:table-cell>
          <table:table-cell office:value-type="float" office:value="3.23725891113281" calcext:value-type="float">
            <text:p>3.23725891113281</text:p>
          </table:table-cell>
          <table:table-cell office:value-type="float" office:value="4377" calcext:value-type="float">
            <text:p>437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183586835861206" calcext:value-type="float">
            <text:p>0.1835868358612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28" calcext:value-type="float">
            <text:p>43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165873050689697" calcext:value-type="float">
            <text:p>0.165873050689697</text:p>
          </table:table-cell>
          <table:table-cell office:value-type="float" office:value="1.22837066650391" calcext:value-type="float">
            <text:p>1.22837066650391</text:p>
          </table:table-cell>
          <table:table-cell office:value-type="float" office:value="1.3942437171936" calcext:value-type="float">
            <text:p>1.3942437171936</text:p>
          </table:table-cell>
          <table:table-cell office:value-type="float" office:value="891" calcext:value-type="float">
            <text:p>89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160108804702759" calcext:value-type="float">
            <text:p>0.160108804702759</text:p>
          </table:table-cell>
          <table:table-cell office:value-type="float" office:value="1.30124449729919" calcext:value-type="float">
            <text:p>1.30124449729919</text:p>
          </table:table-cell>
          <table:table-cell office:value-type="float" office:value="1.46135330200195" calcext:value-type="float">
            <text:p>1.46135330200195</text:p>
          </table:table-cell>
          <table:table-cell office:value-type="float" office:value="502" calcext:value-type="float">
            <text:p>50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65621280670166" calcext:value-type="float">
            <text:p>0.165621280670166</text:p>
          </table:table-cell>
          <table:table-cell office:value-type="float" office:value="0.736576318740845" calcext:value-type="float">
            <text:p>0.736576318740845</text:p>
          </table:table-cell>
          <table:table-cell office:value-type="float" office:value="0.902197599411011" calcext:value-type="float">
            <text:p>0.902197599411011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211965322494507" calcext:value-type="float">
            <text:p>0.211965322494507</text:p>
          </table:table-cell>
          <table:table-cell office:value-type="float" office:value="1.396644115448" calcext:value-type="float">
            <text:p>1.396644115448</text:p>
          </table:table-cell>
          <table:table-cell office:value-type="float" office:value="1.6086094379425" calcext:value-type="float">
            <text:p>1.6086094379425</text:p>
          </table:table-cell>
          <table:table-cell office:value-type="float" office:value="4487" calcext:value-type="float">
            <text:p>44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247743368148804" calcext:value-type="float">
            <text:p>0.247743368148804</text:p>
          </table:table-cell>
          <table:table-cell office:value-type="float" office:value="134.024785757065" calcext:value-type="float">
            <text:p>134.024785757065</text:p>
          </table:table-cell>
          <table:table-cell office:value-type="float" office:value="134.272529125214" calcext:value-type="float">
            <text:p>134.272529125214</text:p>
          </table:table-cell>
          <table:table-cell office:value-type="float" office:value="4411" calcext:value-type="float">
            <text:p>441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8712" calcext:value-type="float">
            <text:p>871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207697868347168" calcext:value-type="float">
            <text:p>0.207697868347168</text:p>
          </table:table-cell>
          <table:table-cell office:value-type="float" office:value="3.21558117866516" calcext:value-type="float">
            <text:p>3.21558117866516</text:p>
          </table:table-cell>
          <table:table-cell office:value-type="float" office:value="3.42327904701233" calcext:value-type="float">
            <text:p>3.42327904701233</text:p>
          </table:table-cell>
          <table:table-cell office:value-type="float" office:value="4658" calcext:value-type="float">
            <text:p>46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16640567779541" calcext:value-type="float">
            <text:p>0.16640567779541</text:p>
          </table:table-cell>
          <table:table-cell office:value-type="float" office:value="1.56269645690918" calcext:value-type="float">
            <text:p>1.56269645690918</text:p>
          </table:table-cell>
          <table:table-cell office:value-type="float" office:value="1.72910213470459" calcext:value-type="float">
            <text:p>1.72910213470459</text:p>
          </table:table-cell>
          <table:table-cell office:value-type="float" office:value="954" calcext:value-type="float">
            <text:p>95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206431865692139" calcext:value-type="float">
            <text:p>0.2064318656921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77" calcext:value-type="float">
            <text:p>45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1082067489624" calcext:value-type="float">
            <text:p>0.21082067489624</text:p>
          </table:table-cell>
          <table:table-cell office:value-type="float" office:value="3.68124318122864" calcext:value-type="float">
            <text:p>3.68124318122864</text:p>
          </table:table-cell>
          <table:table-cell office:value-type="float" office:value="3.89206385612488" calcext:value-type="float">
            <text:p>3.89206385612488</text:p>
          </table:table-cell>
          <table:table-cell office:value-type="float" office:value="4440" calcext:value-type="float">
            <text:p>44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204908609390259" calcext:value-type="float">
            <text:p>0.204908609390259</text:p>
          </table:table-cell>
          <table:table-cell office:value-type="float" office:value="3.28694820404053" calcext:value-type="float">
            <text:p>3.28694820404053</text:p>
          </table:table-cell>
          <table:table-cell office:value-type="float" office:value="3.49185681343079" calcext:value-type="float">
            <text:p>3.49185681343079</text:p>
          </table:table-cell>
          <table:table-cell office:value-type="float" office:value="4461" calcext:value-type="float">
            <text:p>446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.206291913986206" calcext:value-type="float">
            <text:p>0.206291913986206</text:p>
          </table:table-cell>
          <table:table-cell office:value-type="float" office:value="1.54151034355164" calcext:value-type="float">
            <text:p>1.54151034355164</text:p>
          </table:table-cell>
          <table:table-cell office:value-type="float" office:value="1.74780225753784" calcext:value-type="float">
            <text:p>1.74780225753784</text:p>
          </table:table-cell>
          <table:table-cell office:value-type="float" office:value="4182" calcext:value-type="float">
            <text:p>41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201585292816162" calcext:value-type="float">
            <text:p>0.201585292816162</text:p>
          </table:table-cell>
          <table:table-cell office:value-type="float" office:value="1.15617179870605" calcext:value-type="float">
            <text:p>1.15617179870605</text:p>
          </table:table-cell>
          <table:table-cell office:value-type="float" office:value="1.35775709152222" calcext:value-type="float">
            <text:p>1.35775709152222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206002950668335" calcext:value-type="float">
            <text:p>0.2060029506683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7" calcext:value-type="float">
            <text:p>43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206748723983765" calcext:value-type="float">
            <text:p>0.206748723983765</text:p>
          </table:table-cell>
          <table:table-cell office:value-type="float" office:value="2.00787210464478" calcext:value-type="float">
            <text:p>2.00787210464478</text:p>
          </table:table-cell>
          <table:table-cell office:value-type="float" office:value="2.21462082862854" calcext:value-type="float">
            <text:p>2.21462082862854</text:p>
          </table:table-cell>
          <table:table-cell office:value-type="float" office:value="4229" calcext:value-type="float">
            <text:p>42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209794998168945" calcext:value-type="float">
            <text:p>0.209794998168945</text:p>
          </table:table-cell>
          <table:table-cell office:value-type="float" office:value="2.39313578605652" calcext:value-type="float">
            <text:p>2.39313578605652</text:p>
          </table:table-cell>
          <table:table-cell office:value-type="float" office:value="2.60293078422546" calcext:value-type="float">
            <text:p>2.60293078422546</text:p>
          </table:table-cell>
          <table:table-cell office:value-type="float" office:value="4458" calcext:value-type="float">
            <text:p>445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14112043380737" calcext:value-type="float">
            <text:p>0.214112043380737</text:p>
          </table:table-cell>
          <table:table-cell office:value-type="float" office:value="3.10458517074585" calcext:value-type="float">
            <text:p>3.10458517074585</text:p>
          </table:table-cell>
          <table:table-cell office:value-type="float" office:value="3.31869721412659" calcext:value-type="float">
            <text:p>3.31869721412659</text:p>
          </table:table-cell>
          <table:table-cell office:value-type="float" office:value="4291" calcext:value-type="float">
            <text:p>429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.207481622695923" calcext:value-type="float">
            <text:p>0.207481622695923</text:p>
          </table:table-cell>
          <table:table-cell office:value-type="float" office:value="1.74851298332214" calcext:value-type="float">
            <text:p>1.74851298332214</text:p>
          </table:table-cell>
          <table:table-cell office:value-type="float" office:value="1.95599460601807" calcext:value-type="float">
            <text:p>1.95599460601807</text:p>
          </table:table-cell>
          <table:table-cell office:value-type="float" office:value="4476" calcext:value-type="float">
            <text:p>44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208246946334839" calcext:value-type="float">
            <text:p>0.208246946334839</text:p>
          </table:table-cell>
          <table:table-cell office:value-type="float" office:value="177.715470552444" calcext:value-type="float">
            <text:p>177.715470552444</text:p>
          </table:table-cell>
          <table:table-cell office:value-type="float" office:value="177.923717498779" calcext:value-type="float">
            <text:p>177.923717498779</text:p>
          </table:table-cell>
          <table:table-cell office:value-type="float" office:value="4464" calcext:value-type="float">
            <text:p>4464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3440" calcext:value-type="float">
            <text:p>134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212253093719482" calcext:value-type="float">
            <text:p>0.212253093719482</text:p>
          </table:table-cell>
          <table:table-cell office:value-type="float" office:value="2.21286273002625" calcext:value-type="float">
            <text:p>2.21286273002625</text:p>
          </table:table-cell>
          <table:table-cell office:value-type="float" office:value="2.42511582374573" calcext:value-type="float">
            <text:p>2.42511582374573</text:p>
          </table:table-cell>
          <table:table-cell office:value-type="float" office:value="4336" calcext:value-type="float">
            <text:p>433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85152292251587" calcext:value-type="float">
            <text:p>0.1851522922515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42" calcext:value-type="float">
            <text:p>454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.219754457473755" calcext:value-type="float">
            <text:p>0.219754457473755</text:p>
          </table:table-cell>
          <table:table-cell office:value-type="float" office:value="1.41080331802368" calcext:value-type="float">
            <text:p>1.41080331802368</text:p>
          </table:table-cell>
          <table:table-cell office:value-type="float" office:value="1.63055777549744" calcext:value-type="float">
            <text:p>1.63055777549744</text:p>
          </table:table-cell>
          <table:table-cell office:value-type="float" office:value="4698" calcext:value-type="float">
            <text:p>46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.209649562835693" calcext:value-type="float">
            <text:p>0.209649562835693</text:p>
          </table:table-cell>
          <table:table-cell office:value-type="float" office:value="1.84137392044067" calcext:value-type="float">
            <text:p>1.84137392044067</text:p>
          </table:table-cell>
          <table:table-cell office:value-type="float" office:value="2.05102348327637" calcext:value-type="float">
            <text:p>2.05102348327637</text:p>
          </table:table-cell>
          <table:table-cell office:value-type="float" office:value="4477" calcext:value-type="float">
            <text:p>447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.224148035049438" calcext:value-type="float">
            <text:p>0.224148035049438</text:p>
          </table:table-cell>
          <table:table-cell office:value-type="float" office:value="4.11498928070068" calcext:value-type="float">
            <text:p>4.11498928070068</text:p>
          </table:table-cell>
          <table:table-cell office:value-type="float" office:value="4.33913731575012" calcext:value-type="float">
            <text:p>4.33913731575012</text:p>
          </table:table-cell>
          <table:table-cell office:value-type="float" office:value="4592" calcext:value-type="float">
            <text:p>459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205344200134277" calcext:value-type="float">
            <text:p>0.205344200134277</text:p>
          </table:table-cell>
          <table:table-cell office:value-type="float" office:value="2.88864850997925" calcext:value-type="float">
            <text:p>2.88864850997925</text:p>
          </table:table-cell>
          <table:table-cell office:value-type="float" office:value="3.09399271011353" calcext:value-type="float">
            <text:p>3.09399271011353</text:p>
          </table:table-cell>
          <table:table-cell office:value-type="float" office:value="4665" calcext:value-type="float">
            <text:p>466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.160232782363892" calcext:value-type="float">
            <text:p>0.160232782363892</text:p>
          </table:table-cell>
          <table:table-cell office:value-type="float" office:value="0.963386058807373" calcext:value-type="float">
            <text:p>0.963386058807373</text:p>
          </table:table-cell>
          <table:table-cell office:value-type="float" office:value="1.12361884117126" calcext:value-type="float">
            <text:p>1.12361884117126</text:p>
          </table:table-cell>
          <table:table-cell office:value-type="float" office:value="406" calcext:value-type="float">
            <text:p>4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.206685304641724" calcext:value-type="float">
            <text:p>0.206685304641724</text:p>
          </table:table-cell>
          <table:table-cell office:value-type="float" office:value="3.08967852592468" calcext:value-type="float">
            <text:p>3.08967852592468</text:p>
          </table:table-cell>
          <table:table-cell office:value-type="float" office:value="3.29636383056641" calcext:value-type="float">
            <text:p>3.29636383056641</text:p>
          </table:table-cell>
          <table:table-cell office:value-type="float" office:value="4340" calcext:value-type="float">
            <text:p>43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0.221681833267212" calcext:value-type="float">
            <text:p>0.221681833267212</text:p>
          </table:table-cell>
          <table:table-cell office:value-type="float" office:value="1.46562623977661" calcext:value-type="float">
            <text:p>1.46562623977661</text:p>
          </table:table-cell>
          <table:table-cell office:value-type="float" office:value="1.68730807304382" calcext:value-type="float">
            <text:p>1.68730807304382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.219794273376465" calcext:value-type="float">
            <text:p>0.219794273376465</text:p>
          </table:table-cell>
          <table:table-cell office:value-type="float" office:value="1.99670743942261" calcext:value-type="float">
            <text:p>1.99670743942261</text:p>
          </table:table-cell>
          <table:table-cell office:value-type="float" office:value="2.21650171279907" calcext:value-type="float">
            <text:p>2.21650171279907</text:p>
          </table:table-cell>
          <table:table-cell office:value-type="float" office:value="4383" calcext:value-type="float">
            <text:p>438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212363243103027" calcext:value-type="float">
            <text:p>0.212363243103027</text:p>
          </table:table-cell>
          <table:table-cell office:value-type="float" office:value="2.74512338638306" calcext:value-type="float">
            <text:p>2.74512338638306</text:p>
          </table:table-cell>
          <table:table-cell office:value-type="float" office:value="2.95748662948608" calcext:value-type="float">
            <text:p>2.95748662948608</text:p>
          </table:table-cell>
          <table:table-cell office:value-type="float" office:value="4273" calcext:value-type="float">
            <text:p>427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219897031784058" calcext:value-type="float">
            <text:p>0.219897031784058</text:p>
          </table:table-cell>
          <table:table-cell office:value-type="float" office:value="2.8457498550415" calcext:value-type="float">
            <text:p>2.8457498550415</text:p>
          </table:table-cell>
          <table:table-cell office:value-type="float" office:value="3.06564688682556" calcext:value-type="float">
            <text:p>3.06564688682556</text:p>
          </table:table-cell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64245367050171" calcext:value-type="float">
            <text:p>0.164245367050171</text:p>
          </table:table-cell>
          <table:table-cell office:value-type="float" office:value="0.800476789474487" calcext:value-type="float">
            <text:p>0.800476789474487</text:p>
          </table:table-cell>
          <table:table-cell office:value-type="float" office:value="0.964722156524658" calcext:value-type="float">
            <text:p>0.964722156524658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216771602630615" calcext:value-type="float">
            <text:p>0.216771602630615</text:p>
          </table:table-cell>
          <table:table-cell office:value-type="float" office:value="2.15335154533386" calcext:value-type="float">
            <text:p>2.15335154533386</text:p>
          </table:table-cell>
          <table:table-cell office:value-type="float" office:value="2.37012314796448" calcext:value-type="float">
            <text:p>2.37012314796448</text:p>
          </table:table-cell>
          <table:table-cell office:value-type="float" office:value="4297" calcext:value-type="float">
            <text:p>429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218912839889526" calcext:value-type="float">
            <text:p>0.218912839889526</text:p>
          </table:table-cell>
          <table:table-cell office:value-type="float" office:value="1.68524074554443" calcext:value-type="float">
            <text:p>1.68524074554443</text:p>
          </table:table-cell>
          <table:table-cell office:value-type="float" office:value="1.90415358543396" calcext:value-type="float">
            <text:p>1.90415358543396</text:p>
          </table:table-cell>
          <table:table-cell office:value-type="float" office:value="4487" calcext:value-type="float">
            <text:p>44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.169142723083496" calcext:value-type="float">
            <text:p>0.1691427230834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7" calcext:value-type="float">
            <text:p>72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.19657301902771" calcext:value-type="float">
            <text:p>0.196573019027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45" calcext:value-type="float">
            <text:p>43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161999225616455" calcext:value-type="float">
            <text:p>0.161999225616455</text:p>
          </table:table-cell>
          <table:table-cell office:value-type="float" office:value="1.09675073623657" calcext:value-type="float">
            <text:p>1.09675073623657</text:p>
          </table:table-cell>
          <table:table-cell office:value-type="float" office:value="1.25874996185303" calcext:value-type="float">
            <text:p>1.25874996185303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.241928339004517" calcext:value-type="float">
            <text:p>0.241928339004517</text:p>
          </table:table-cell>
          <table:table-cell office:value-type="float" office:value="1.32882308959961" calcext:value-type="float">
            <text:p>1.32882308959961</text:p>
          </table:table-cell>
          <table:table-cell office:value-type="float" office:value="1.57075142860413" calcext:value-type="float">
            <text:p>1.57075142860413</text:p>
          </table:table-cell>
          <table:table-cell office:value-type="float" office:value="4252" calcext:value-type="float">
            <text:p>4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180969476699829" calcext:value-type="float">
            <text:p>0.180969476699829</text:p>
          </table:table-cell>
          <table:table-cell office:value-type="float" office:value="2.45841097831726" calcext:value-type="float">
            <text:p>2.45841097831726</text:p>
          </table:table-cell>
          <table:table-cell office:value-type="float" office:value="2.63938045501709" calcext:value-type="float">
            <text:p>2.63938045501709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.217343091964722" calcext:value-type="float">
            <text:p>0.2173430919647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3" calcext:value-type="float">
            <text:p>442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22754168510437" calcext:value-type="float">
            <text:p>0.227541685104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86" calcext:value-type="float">
            <text:p>458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.163040399551392" calcext:value-type="float">
            <text:p>0.163040399551392</text:p>
          </table:table-cell>
          <table:table-cell office:value-type="float" office:value="1.17587327957153" calcext:value-type="float">
            <text:p>1.17587327957153</text:p>
          </table:table-cell>
          <table:table-cell office:value-type="float" office:value="1.33891367912292" calcext:value-type="float">
            <text:p>1.33891367912292</text:p>
          </table:table-cell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.206429004669189" calcext:value-type="float">
            <text:p>0.206429004669189</text:p>
          </table:table-cell>
          <table:table-cell office:value-type="float" office:value="1.45163869857788" calcext:value-type="float">
            <text:p>1.45163869857788</text:p>
          </table:table-cell>
          <table:table-cell office:value-type="float" office:value="1.65806770324707" calcext:value-type="float">
            <text:p>1.65806770324707</text:p>
          </table:table-cell>
          <table:table-cell office:value-type="float" office:value="4382" calcext:value-type="float">
            <text:p>43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.210498094558716" calcext:value-type="float">
            <text:p>0.210498094558716</text:p>
          </table:table-cell>
          <table:table-cell office:value-type="float" office:value="2.41852831840515" calcext:value-type="float">
            <text:p>2.41852831840515</text:p>
          </table:table-cell>
          <table:table-cell office:value-type="float" office:value="2.62902641296387" calcext:value-type="float">
            <text:p>2.62902641296387</text:p>
          </table:table-cell>
          <table:table-cell office:value-type="float" office:value="4369" calcext:value-type="float">
            <text:p>436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.206699848175049" calcext:value-type="float">
            <text:p>0.206699848175049</text:p>
          </table:table-cell>
          <table:table-cell office:value-type="float" office:value="83.6840615272522" calcext:value-type="float">
            <text:p>83.6840615272522</text:p>
          </table:table-cell>
          <table:table-cell office:value-type="float" office:value="83.8907613754273" calcext:value-type="float">
            <text:p>83.8907613754273</text:p>
          </table:table-cell>
          <table:table-cell office:value-type="float" office:value="4541" calcext:value-type="float">
            <text:p>4541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4976" calcext:value-type="float">
            <text:p>1497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0.219665765762329" calcext:value-type="float">
            <text:p>0.219665765762329</text:p>
          </table:table-cell>
          <table:table-cell office:value-type="float" office:value="2.27339863777161" calcext:value-type="float">
            <text:p>2.27339863777161</text:p>
          </table:table-cell>
          <table:table-cell office:value-type="float" office:value="2.49306440353394" calcext:value-type="float">
            <text:p>2.49306440353394</text:p>
          </table:table-cell>
          <table:table-cell office:value-type="float" office:value="4463" calcext:value-type="float">
            <text:p>446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.160261392593384" calcext:value-type="float">
            <text:p>0.160261392593384</text:p>
          </table:table-cell>
          <table:table-cell office:value-type="float" office:value="1.25098752975464" calcext:value-type="float">
            <text:p>1.25098752975464</text:p>
          </table:table-cell>
          <table:table-cell office:value-type="float" office:value="1.41124892234802" calcext:value-type="float">
            <text:p>1.41124892234802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.155334949493408" calcext:value-type="float">
            <text:p>0.155334949493408</text:p>
          </table:table-cell>
          <table:table-cell office:value-type="float" office:value="2.95199751853943" calcext:value-type="float">
            <text:p>2.95199751853943</text:p>
          </table:table-cell>
          <table:table-cell office:value-type="float" office:value="3.10733246803284" calcext:value-type="float">
            <text:p>3.10733246803284</text:p>
          </table:table-cell>
          <table:table-cell office:value-type="float" office:value="566" calcext:value-type="float">
            <text:p>56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80" calcext:value-type="float">
            <text:p>168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202393531799316" calcext:value-type="float">
            <text:p>0.202393531799316</text:p>
          </table:table-cell>
          <table:table-cell office:value-type="float" office:value="1.69994187355042" calcext:value-type="float">
            <text:p>1.69994187355042</text:p>
          </table:table-cell>
          <table:table-cell office:value-type="float" office:value="1.90233540534973" calcext:value-type="float">
            <text:p>1.90233540534973</text:p>
          </table:table-cell>
          <table:table-cell office:value-type="float" office:value="4395" calcext:value-type="float">
            <text:p>439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0.211052179336548" calcext:value-type="float">
            <text:p>0.211052179336548</text:p>
          </table:table-cell>
          <table:table-cell office:value-type="float" office:value="1.81643652915955" calcext:value-type="float">
            <text:p>1.81643652915955</text:p>
          </table:table-cell>
          <table:table-cell office:value-type="float" office:value="2.02748870849609" calcext:value-type="float">
            <text:p>2.02748870849609</text:p>
          </table:table-cell>
          <table:table-cell office:value-type="float" office:value="4792" calcext:value-type="float">
            <text:p>479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0.160278558731079" calcext:value-type="float">
            <text:p>0.160278558731079</text:p>
          </table:table-cell>
          <table:table-cell office:value-type="float" office:value="1.03755927085876" calcext:value-type="float">
            <text:p>1.03755927085876</text:p>
          </table:table-cell>
          <table:table-cell office:value-type="float" office:value="1.19783782958984" calcext:value-type="float">
            <text:p>1.1978378295898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.184509515762329" calcext:value-type="float">
            <text:p>0.184509515762329</text:p>
          </table:table-cell>
          <table:table-cell office:value-type="float" office:value="2.97711277008057" calcext:value-type="float">
            <text:p>2.97711277008057</text:p>
          </table:table-cell>
          <table:table-cell office:value-type="float" office:value="3.1616222858429" calcext:value-type="float">
            <text:p>3.1616222858429</text:p>
          </table:table-cell>
          <table:table-cell office:value-type="float" office:value="4221" calcext:value-type="float">
            <text:p>422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.188915252685547" calcext:value-type="float">
            <text:p>0.188915252685547</text:p>
          </table:table-cell>
          <table:table-cell office:value-type="float" office:value="1.45389628410339" calcext:value-type="float">
            <text:p>1.45389628410339</text:p>
          </table:table-cell>
          <table:table-cell office:value-type="float" office:value="1.64281153678894" calcext:value-type="float">
            <text:p>1.64281153678894</text:p>
          </table:table-cell>
          <table:table-cell office:value-type="float" office:value="4385" calcext:value-type="float">
            <text:p>43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0.19997501373291" calcext:value-type="float">
            <text:p>0.19997501373291</text:p>
          </table:table-cell>
          <table:table-cell office:value-type="float" office:value="1.77933621406555" calcext:value-type="float">
            <text:p>1.77933621406555</text:p>
          </table:table-cell>
          <table:table-cell office:value-type="float" office:value="1.97931122779846" calcext:value-type="float">
            <text:p>1.97931122779846</text:p>
          </table:table-cell>
          <table:table-cell office:value-type="float" office:value="4420" calcext:value-type="float">
            <text:p>44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.205837249755859" calcext:value-type="float">
            <text:p>0.205837249755859</text:p>
          </table:table-cell>
          <table:table-cell office:value-type="float" office:value="2.52044105529785" calcext:value-type="float">
            <text:p>2.52044105529785</text:p>
          </table:table-cell>
          <table:table-cell office:value-type="float" office:value="2.72627830505371" calcext:value-type="float">
            <text:p>2.72627830505371</text:p>
          </table:table-cell>
          <table:table-cell office:value-type="float" office:value="4311" calcext:value-type="float">
            <text:p>43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0.2253258228302" calcext:value-type="float">
            <text:p>0.2253258228302</text:p>
          </table:table-cell>
          <table:table-cell office:value-type="float" office:value="2.25328874588013" calcext:value-type="float">
            <text:p>2.25328874588013</text:p>
          </table:table-cell>
          <table:table-cell office:value-type="float" office:value="2.47861456871033" calcext:value-type="float">
            <text:p>2.47861456871033</text:p>
          </table:table-cell>
          <table:table-cell office:value-type="float" office:value="4566" calcext:value-type="float">
            <text:p>456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164817094802856" calcext:value-type="float">
            <text:p>0.164817094802856</text:p>
          </table:table-cell>
          <table:table-cell office:value-type="float" office:value="1.41077399253845" calcext:value-type="float">
            <text:p>1.41077399253845</text:p>
          </table:table-cell>
          <table:table-cell office:value-type="float" office:value="1.57559108734131" calcext:value-type="float">
            <text:p>1.57559108734131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0.213760852813721" calcext:value-type="float">
            <text:p>0.213760852813721</text:p>
          </table:table-cell>
          <table:table-cell office:value-type="float" office:value="2.1622462272644" calcext:value-type="float">
            <text:p>2.1622462272644</text:p>
          </table:table-cell>
          <table:table-cell office:value-type="float" office:value="2.37600708007813" calcext:value-type="float">
            <text:p>2.37600708007813</text:p>
          </table:table-cell>
          <table:table-cell office:value-type="float" office:value="4310" calcext:value-type="float">
            <text:p>43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251603603363037" calcext:value-type="float">
            <text:p>0.251603603363037</text:p>
          </table:table-cell>
          <table:table-cell office:value-type="float" office:value="13.2686562538147" calcext:value-type="float">
            <text:p>13.2686562538147</text:p>
          </table:table-cell>
          <table:table-cell office:value-type="float" office:value="13.5202598571777" calcext:value-type="float">
            <text:p>13.5202598571777</text:p>
          </table:table-cell>
          <table:table-cell office:value-type="float" office:value="4613" calcext:value-type="float">
            <text:p>46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.207721471786499" calcext:value-type="float">
            <text:p>0.2077214717864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40" calcext:value-type="float">
            <text:p>454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.199650764465332" calcext:value-type="float">
            <text:p>0.199650764465332</text:p>
          </table:table-cell>
          <table:table-cell office:value-type="float" office:value="1.84420943260193" calcext:value-type="float">
            <text:p>1.84420943260193</text:p>
          </table:table-cell>
          <table:table-cell office:value-type="float" office:value="2.04386019706726" calcext:value-type="float">
            <text:p>2.04386019706726</text:p>
          </table:table-cell>
          <table:table-cell office:value-type="float" office:value="4338" calcext:value-type="float">
            <text:p>43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0.207009553909302" calcext:value-type="float">
            <text:p>0.2070095539093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7" calcext:value-type="float">
            <text:p>43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.207271814346313" calcext:value-type="float">
            <text:p>0.207271814346313</text:p>
          </table:table-cell>
          <table:table-cell office:value-type="float" office:value="3.58116459846497" calcext:value-type="float">
            <text:p>3.58116459846497</text:p>
          </table:table-cell>
          <table:table-cell office:value-type="float" office:value="3.78843641281128" calcext:value-type="float">
            <text:p>3.78843641281128</text:p>
          </table:table-cell>
          <table:table-cell office:value-type="float" office:value="4342" calcext:value-type="float">
            <text:p>434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0.203195095062256" calcext:value-type="float">
            <text:p>0.203195095062256</text:p>
          </table:table-cell>
          <table:table-cell office:value-type="float" office:value="3.12005519866943" calcext:value-type="float">
            <text:p>3.12005519866943</text:p>
          </table:table-cell>
          <table:table-cell office:value-type="float" office:value="3.32325029373169" calcext:value-type="float">
            <text:p>3.32325029373169</text:p>
          </table:table-cell>
          <table:table-cell office:value-type="float" office:value="4366" calcext:value-type="float">
            <text:p>436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5189447402954" calcext:value-type="float">
            <text:p>0.225189447402954</text:p>
          </table:table-cell>
          <table:table-cell office:value-type="float" office:value="1.85083484649658" calcext:value-type="float">
            <text:p>1.85083484649658</text:p>
          </table:table-cell>
          <table:table-cell office:value-type="float" office:value="2.07602429389954" calcext:value-type="float">
            <text:p>2.07602429389954</text:p>
          </table:table-cell>
          <table:table-cell office:value-type="float" office:value="4507" calcext:value-type="float">
            <text:p>45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79200410842896" calcext:value-type="float">
            <text:p>0.179200410842896</text:p>
          </table:table-cell>
          <table:table-cell office:value-type="float" office:value="1.5195038318634" calcext:value-type="float">
            <text:p>1.5195038318634</text:p>
          </table:table-cell>
          <table:table-cell office:value-type="float" office:value="1.6987042427063" calcext:value-type="float">
            <text:p>1.6987042427063</text:p>
          </table:table-cell>
          <table:table-cell office:value-type="float" office:value="823" calcext:value-type="float">
            <text:p>823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8" calcext:value-type="float">
            <text:p>22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29013919830322" calcext:value-type="float">
            <text:p>0.229013919830322</text:p>
          </table:table-cell>
          <table:table-cell office:value-type="float" office:value="2.00275540351868" calcext:value-type="float">
            <text:p>2.00275540351868</text:p>
          </table:table-cell>
          <table:table-cell office:value-type="float" office:value="2.231769323349" calcext:value-type="float">
            <text:p>2.231769323349</text:p>
          </table:table-cell>
          <table:table-cell office:value-type="float" office:value="4238" calcext:value-type="float">
            <text:p>423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19234704971313" calcext:value-type="float">
            <text:p>0.219234704971313</text:p>
          </table:table-cell>
          <table:table-cell office:value-type="float" office:value="5.41117763519287" calcext:value-type="float">
            <text:p>5.41117763519287</text:p>
          </table:table-cell>
          <table:table-cell office:value-type="float" office:value="5.63041234016419" calcext:value-type="float">
            <text:p>5.63041234016419</text:p>
          </table:table-cell>
          <table:table-cell office:value-type="float" office:value="4566" calcext:value-type="float">
            <text:p>456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40833759307861" calcext:value-type="float">
            <text:p>0.240833759307861</text:p>
          </table:table-cell>
          <table:table-cell office:value-type="float" office:value="1.65996360778809" calcext:value-type="float">
            <text:p>1.65996360778809</text:p>
          </table:table-cell>
          <table:table-cell office:value-type="float" office:value="1.90079736709595" calcext:value-type="float">
            <text:p>1.90079736709595</text:p>
          </table:table-cell>
          <table:table-cell office:value-type="float" office:value="4503" calcext:value-type="float">
            <text:p>45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10038900375366" calcext:value-type="float">
            <text:p>0.210038900375366</text:p>
          </table:table-cell>
          <table:table-cell office:value-type="float" office:value="1.83692955970764" calcext:value-type="float">
            <text:p>1.83692955970764</text:p>
          </table:table-cell>
          <table:table-cell office:value-type="float" office:value="2.04696846008301" calcext:value-type="float">
            <text:p>2.04696846008301</text:p>
          </table:table-cell>
          <table:table-cell office:value-type="float" office:value="4289" calcext:value-type="float">
            <text:p>428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.216784715652466" calcext:value-type="float">
            <text:p>0.216784715652466</text:p>
          </table:table-cell>
          <table:table-cell office:value-type="float" office:value="3.19078254699707" calcext:value-type="float">
            <text:p>3.19078254699707</text:p>
          </table:table-cell>
          <table:table-cell office:value-type="float" office:value="3.40756726264954" calcext:value-type="float">
            <text:p>3.40756726264954</text:p>
          </table:table-cell>
          <table:table-cell office:value-type="float" office:value="4329" calcext:value-type="float">
            <text:p>432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024" calcext:value-type="float">
            <text:p>30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13005065917969" calcext:value-type="float">
            <text:p>0.213005065917969</text:p>
          </table:table-cell>
          <table:table-cell office:value-type="float" office:value="2.18225955963135" calcext:value-type="float">
            <text:p>2.18225955963135</text:p>
          </table:table-cell>
          <table:table-cell office:value-type="float" office:value="2.39526462554932" calcext:value-type="float">
            <text:p>2.39526462554932</text:p>
          </table:table-cell>
          <table:table-cell office:value-type="float" office:value="4373" calcext:value-type="float">
            <text:p>437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64207458496094" calcext:value-type="float">
            <text:p>0.164207458496094</text:p>
          </table:table-cell>
          <table:table-cell office:value-type="float" office:value="1.60049939155579" calcext:value-type="float">
            <text:p>1.60049939155579</text:p>
          </table:table-cell>
          <table:table-cell office:value-type="float" office:value="1.76470685005188" calcext:value-type="float">
            <text:p>1.76470685005188</text:p>
          </table:table-cell>
          <table:table-cell office:value-type="float" office:value="633" calcext:value-type="float">
            <text:p>63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19970440864563" calcext:value-type="float">
            <text:p>0.19970440864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7" calcext:value-type="float">
            <text:p>455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202393531799316" calcext:value-type="float">
            <text:p>0.202393531799316</text:p>
          </table:table-cell>
          <table:table-cell office:value-type="float" office:value="3.9120934009552" calcext:value-type="float">
            <text:p>3.9120934009552</text:p>
          </table:table-cell>
          <table:table-cell office:value-type="float" office:value="4.11448693275452" calcext:value-type="float">
            <text:p>4.11448693275452</text:p>
          </table:table-cell>
          <table:table-cell office:value-type="float" office:value="4351" calcext:value-type="float">
            <text:p>435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88" calcext:value-type="float">
            <text:p>5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206557512283325" calcext:value-type="float">
            <text:p>0.206557512283325</text:p>
          </table:table-cell>
          <table:table-cell office:value-type="float" office:value="4.54086470603943" calcext:value-type="float">
            <text:p>4.54086470603943</text:p>
          </table:table-cell>
          <table:table-cell office:value-type="float" office:value="4.74742221832275" calcext:value-type="float">
            <text:p>4.74742221832275</text:p>
          </table:table-cell>
          <table:table-cell office:value-type="float" office:value="4494" calcext:value-type="float">
            <text:p>449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78" calcext:value-type="float">
            <text:p>37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99520349502563" calcext:value-type="float">
            <text:p>0.199520349502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209653377532959" calcext:value-type="float">
            <text:p>0.209653377532959</text:p>
          </table:table-cell>
          <table:table-cell office:value-type="float" office:value="2.17545509338379" calcext:value-type="float">
            <text:p>2.17545509338379</text:p>
          </table:table-cell>
          <table:table-cell office:value-type="float" office:value="2.38510847091675" calcext:value-type="float">
            <text:p>2.38510847091675</text:p>
          </table:table-cell>
          <table:table-cell office:value-type="float" office:value="4309" calcext:value-type="float">
            <text:p>4309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257673501968384" calcext:value-type="float">
            <text:p>0.257673501968384</text:p>
          </table:table-cell>
          <table:table-cell office:value-type="float" office:value="1.50800251960754" calcext:value-type="float">
            <text:p>1.50800251960754</text:p>
          </table:table-cell>
          <table:table-cell office:value-type="float" office:value="1.76567602157593" calcext:value-type="float">
            <text:p>1.76567602157593</text:p>
          </table:table-cell>
          <table:table-cell office:value-type="float" office:value="4370" calcext:value-type="float">
            <text:p>43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155439615249634" calcext:value-type="float">
            <text:p>0.155439615249634</text:p>
          </table:table-cell>
          <table:table-cell office:value-type="float" office:value="0.952110767364502" calcext:value-type="float">
            <text:p>0.952110767364502</text:p>
          </table:table-cell>
          <table:table-cell office:value-type="float" office:value="1.10755038261414" calcext:value-type="float">
            <text:p>1.10755038261414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188805818557739" calcext:value-type="float">
            <text:p>0.188805818557739</text:p>
          </table:table-cell>
          <table:table-cell office:value-type="float" office:value="2.67629647254944" calcext:value-type="float">
            <text:p>2.67629647254944</text:p>
          </table:table-cell>
          <table:table-cell office:value-type="float" office:value="2.86510229110718" calcext:value-type="float">
            <text:p>2.86510229110718</text:p>
          </table:table-cell>
          <table:table-cell office:value-type="float" office:value="4277" calcext:value-type="float">
            <text:p>427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211035966873169" calcext:value-type="float">
            <text:p>0.211035966873169</text:p>
          </table:table-cell>
          <table:table-cell office:value-type="float" office:value="1.46307730674744" calcext:value-type="float">
            <text:p>1.46307730674744</text:p>
          </table:table-cell>
          <table:table-cell office:value-type="float" office:value="1.67411327362061" calcext:value-type="float">
            <text:p>1.67411327362061</text:p>
          </table:table-cell>
          <table:table-cell office:value-type="float" office:value="4470" calcext:value-type="float">
            <text:p>44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214180469512939" calcext:value-type="float">
            <text:p>0.214180469512939</text:p>
          </table:table-cell>
          <table:table-cell office:value-type="float" office:value="4.85293412208557" calcext:value-type="float">
            <text:p>4.85293412208557</text:p>
          </table:table-cell>
          <table:table-cell office:value-type="float" office:value="5.06711459159851" calcext:value-type="float">
            <text:p>5.06711459159851</text:p>
          </table:table-cell>
          <table:table-cell office:value-type="float" office:value="4443" calcext:value-type="float">
            <text:p>444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660" calcext:value-type="float">
            <text:p>66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202093124389648" calcext:value-type="float">
            <text:p>0.20209312438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6" calcext:value-type="float">
            <text:p>43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209608554840088" calcext:value-type="float">
            <text:p>0.2096085548400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6" calcext:value-type="float">
            <text:p>446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202982425689697" calcext:value-type="float">
            <text:p>0.202982425689697</text:p>
          </table:table-cell>
          <table:table-cell office:value-type="float" office:value="11.9007134437561" calcext:value-type="float">
            <text:p>11.9007134437561</text:p>
          </table:table-cell>
          <table:table-cell office:value-type="float" office:value="12.1036958694458" calcext:value-type="float">
            <text:p>12.1036958694458</text:p>
          </table:table-cell>
          <table:table-cell office:value-type="float" office:value="4466" calcext:value-type="float">
            <text:p>446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244765043258667" calcext:value-type="float">
            <text:p>0.244765043258667</text:p>
          </table:table-cell>
          <table:table-cell office:value-type="float" office:value="2.45849657058716" calcext:value-type="float">
            <text:p>2.45849657058716</text:p>
          </table:table-cell>
          <table:table-cell office:value-type="float" office:value="2.70326161384583" calcext:value-type="float">
            <text:p>2.70326161384583</text:p>
          </table:table-cell>
          <table:table-cell office:value-type="float" office:value="4400" calcext:value-type="float">
            <text:p>44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202547311782837" calcext:value-type="float">
            <text:p>0.2025473117828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1" calcext:value-type="float">
            <text:p>43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218283414840698" calcext:value-type="float">
            <text:p>0.218283414840698</text:p>
          </table:table-cell>
          <table:table-cell office:value-type="float" office:value="14.0474278926849" calcext:value-type="float">
            <text:p>14.0474278926849</text:p>
          </table:table-cell>
          <table:table-cell office:value-type="float" office:value="14.2657113075256" calcext:value-type="float">
            <text:p>14.2657113075256</text:p>
          </table:table-cell>
          <table:table-cell office:value-type="float" office:value="4366" calcext:value-type="float">
            <text:p>436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456" calcext:value-type="float">
            <text:p>14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198837041854858" calcext:value-type="float">
            <text:p>0.198837041854858</text:p>
          </table:table-cell>
          <table:table-cell office:value-type="float" office:value="2.23554229736328" calcext:value-type="float">
            <text:p>2.23554229736328</text:p>
          </table:table-cell>
          <table:table-cell office:value-type="float" office:value="2.43437933921814" calcext:value-type="float">
            <text:p>2.43437933921814</text:p>
          </table:table-cell>
          <table:table-cell office:value-type="float" office:value="4364" calcext:value-type="float">
            <text:p>436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224125623703003" calcext:value-type="float">
            <text:p>0.224125623703003</text:p>
          </table:table-cell>
          <table:table-cell office:value-type="float" office:value="1.05211758613586" calcext:value-type="float">
            <text:p>1.05211758613586</text:p>
          </table:table-cell>
          <table:table-cell office:value-type="float" office:value="1.27624320983887" calcext:value-type="float">
            <text:p>1.27624320983887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153901815414429" calcext:value-type="float">
            <text:p>0.153901815414429</text:p>
          </table:table-cell>
          <table:table-cell office:value-type="float" office:value="57.7826006412506" calcext:value-type="float">
            <text:p>57.7826006412506</text:p>
          </table:table-cell>
          <table:table-cell office:value-type="float" office:value="57.936502456665" calcext:value-type="float">
            <text:p>57.936502456665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784" calcext:value-type="float">
            <text:p>478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163597106933594" calcext:value-type="float">
            <text:p>0.163597106933594</text:p>
          </table:table-cell>
          <table:table-cell office:value-type="float" office:value="1.16387224197388" calcext:value-type="float">
            <text:p>1.16387224197388</text:p>
          </table:table-cell>
          <table:table-cell office:value-type="float" office:value="1.32746934890747" calcext:value-type="float">
            <text:p>1.32746934890747</text:p>
          </table:table-cell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159280300140381" calcext:value-type="float">
            <text:p>0.159280300140381</text:p>
          </table:table-cell>
          <table:table-cell office:value-type="float" office:value="1.12994146347046" calcext:value-type="float">
            <text:p>1.12994146347046</text:p>
          </table:table-cell>
          <table:table-cell office:value-type="float" office:value="1.28922176361084" calcext:value-type="float">
            <text:p>1.28922176361084</text:p>
          </table:table-cell>
          <table:table-cell office:value-type="float" office:value="522" calcext:value-type="float">
            <text:p>52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158736944198608" calcext:value-type="float">
            <text:p>0.158736944198608</text:p>
          </table:table-cell>
          <table:table-cell office:value-type="float" office:value="0.935851812362671" calcext:value-type="float">
            <text:p>0.935851812362671</text:p>
          </table:table-cell>
          <table:table-cell office:value-type="float" office:value="1.09458875656128" calcext:value-type="float">
            <text:p>1.09458875656128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200123310089111" calcext:value-type="float">
            <text:p>0.200123310089111</text:p>
          </table:table-cell>
          <table:table-cell office:value-type="float" office:value="93.3234717845917" calcext:value-type="float">
            <text:p>93.3234717845917</text:p>
          </table:table-cell>
          <table:table-cell office:value-type="float" office:value="93.5235950946808" calcext:value-type="float">
            <text:p>93.5235950946808</text:p>
          </table:table-cell>
          <table:table-cell office:value-type="float" office:value="4434" calcext:value-type="float">
            <text:p>443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661" calcext:value-type="float">
            <text:p>366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22088575363159" calcext:value-type="float">
            <text:p>0.222088575363159</text:p>
          </table:table-cell>
          <table:table-cell office:value-type="float" office:value="22.2650556564331" calcext:value-type="float">
            <text:p>22.2650556564331</text:p>
          </table:table-cell>
          <table:table-cell office:value-type="float" office:value="22.4871442317963" calcext:value-type="float">
            <text:p>22.4871442317963</text:p>
          </table:table-cell>
          <table:table-cell office:value-type="float" office:value="4784" calcext:value-type="float">
            <text:p>478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400" calcext:value-type="float">
            <text:p>84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.199552774429321" calcext:value-type="float">
            <text:p>0.199552774429321</text:p>
          </table:table-cell>
          <table:table-cell office:value-type="float" office:value="7.64685368537903" calcext:value-type="float">
            <text:p>7.64685368537903</text:p>
          </table:table-cell>
          <table:table-cell office:value-type="float" office:value="7.84640645980835" calcext:value-type="float">
            <text:p>7.84640645980835</text:p>
          </table:table-cell>
          <table:table-cell office:value-type="float" office:value="4356" calcext:value-type="float">
            <text:p>435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1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248754024505615" calcext:value-type="float">
            <text:p>0.248754024505615</text:p>
          </table:table-cell>
          <table:table-cell office:value-type="float" office:value="1.79696822166443" calcext:value-type="float">
            <text:p>1.79696822166443</text:p>
          </table:table-cell>
          <table:table-cell office:value-type="float" office:value="2.04572224617004" calcext:value-type="float">
            <text:p>2.04572224617004</text:p>
          </table:table-cell>
          <table:table-cell office:value-type="float" office:value="4313" calcext:value-type="float">
            <text:p>43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160512924194336" calcext:value-type="float">
            <text:p>0.160512924194336</text:p>
          </table:table-cell>
          <table:table-cell office:value-type="float" office:value="1.6067898273468" calcext:value-type="float">
            <text:p>1.6067898273468</text:p>
          </table:table-cell>
          <table:table-cell office:value-type="float" office:value="1.76730275154114" calcext:value-type="float">
            <text:p>1.76730275154114</text:p>
          </table:table-cell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.204064130783081" calcext:value-type="float">
            <text:p>0.204064130783081</text:p>
          </table:table-cell>
          <table:table-cell office:value-type="float" office:value="1.35894083976746" calcext:value-type="float">
            <text:p>1.35894083976746</text:p>
          </table:table-cell>
          <table:table-cell office:value-type="float" office:value="1.56300497055054" calcext:value-type="float">
            <text:p>1.56300497055054</text:p>
          </table:table-cell>
          <table:table-cell office:value-type="float" office:value="4340" calcext:value-type="float">
            <text:p>43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215234279632568" calcext:value-type="float">
            <text:p>0.215234279632568</text:p>
          </table:table-cell>
          <table:table-cell office:value-type="float" office:value="25.6391248703003" calcext:value-type="float">
            <text:p>25.6391248703003</text:p>
          </table:table-cell>
          <table:table-cell office:value-type="float" office:value="25.8543591499329" calcext:value-type="float">
            <text:p>25.8543591499329</text:p>
          </table:table-cell>
          <table:table-cell office:value-type="float" office:value="4584" calcext:value-type="float">
            <text:p>4584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6688" calcext:value-type="float">
            <text:p>66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0.16951847076416" calcext:value-type="float">
            <text:p>0.169518470764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68" calcext:value-type="float">
            <text:p>66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222863912582397" calcext:value-type="float">
            <text:p>0.222863912582397</text:p>
          </table:table-cell>
          <table:table-cell office:value-type="float" office:value="9.41440010070801" calcext:value-type="float">
            <text:p>9.41440010070801</text:p>
          </table:table-cell>
          <table:table-cell office:value-type="float" office:value="9.63726401329041" calcext:value-type="float">
            <text:p>9.63726401329041</text:p>
          </table:table-cell>
          <table:table-cell office:value-type="float" office:value="4426" calcext:value-type="float">
            <text:p>442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154910326004028" calcext:value-type="float">
            <text:p>0.154910326004028</text:p>
          </table:table-cell>
          <table:table-cell office:value-type="float" office:value="1.34117674827576" calcext:value-type="float">
            <text:p>1.34117674827576</text:p>
          </table:table-cell>
          <table:table-cell office:value-type="float" office:value="1.49608707427979" calcext:value-type="float">
            <text:p>1.49608707427979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219805240631104" calcext:value-type="float">
            <text:p>0.219805240631104</text:p>
          </table:table-cell>
          <table:table-cell office:value-type="float" office:value="2.25926160812378" calcext:value-type="float">
            <text:p>2.25926160812378</text:p>
          </table:table-cell>
          <table:table-cell office:value-type="float" office:value="2.47906684875488" calcext:value-type="float">
            <text:p>2.47906684875488</text:p>
          </table:table-cell>
          <table:table-cell office:value-type="float" office:value="4420" calcext:value-type="float">
            <text:p>44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0.164867877960205" calcext:value-type="float">
            <text:p>0.164867877960205</text:p>
          </table:table-cell>
          <table:table-cell office:value-type="float" office:value="0.967568635940552" calcext:value-type="float">
            <text:p>0.967568635940552</text:p>
          </table:table-cell>
          <table:table-cell office:value-type="float" office:value="1.13243651390076" calcext:value-type="float">
            <text:p>1.13243651390076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198579549789429" calcext:value-type="float">
            <text:p>0.1985795497894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6" calcext:value-type="float">
            <text:p>44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.247742891311646" calcext:value-type="float">
            <text:p>0.247742891311646</text:p>
          </table:table-cell>
          <table:table-cell office:value-type="float" office:value="1.57630658149719" calcext:value-type="float">
            <text:p>1.57630658149719</text:p>
          </table:table-cell>
          <table:table-cell office:value-type="float" office:value="1.82404947280884" calcext:value-type="float">
            <text:p>1.82404947280884</text:p>
          </table:table-cell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.224016189575195" calcext:value-type="float">
            <text:p>0.2240161895751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8" calcext:value-type="float">
            <text:p>43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198984146118164" calcext:value-type="float">
            <text:p>0.198984146118164</text:p>
          </table:table-cell>
          <table:table-cell office:value-type="float" office:value="42.5342841148377" calcext:value-type="float">
            <text:p>42.5342841148377</text:p>
          </table:table-cell>
          <table:table-cell office:value-type="float" office:value="42.7332682609558" calcext:value-type="float">
            <text:p>42.7332682609558</text:p>
          </table:table-cell>
          <table:table-cell office:value-type="float" office:value="4583" calcext:value-type="float">
            <text:p>458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10080" calcext:value-type="float">
            <text:p>1008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236425876617432" calcext:value-type="float">
            <text:p>0.236425876617432</text:p>
          </table:table-cell>
          <table:table-cell office:value-type="float" office:value="2.25754261016846" calcext:value-type="float">
            <text:p>2.25754261016846</text:p>
          </table:table-cell>
          <table:table-cell office:value-type="float" office:value="2.49396848678589" calcext:value-type="float">
            <text:p>2.49396848678589</text:p>
          </table:table-cell>
          <table:table-cell office:value-type="float" office:value="4518" calcext:value-type="float">
            <text:p>45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0.216055393218994" calcext:value-type="float">
            <text:p>0.216055393218994</text:p>
          </table:table-cell>
          <table:table-cell office:value-type="float" office:value="1.71275973320007" calcext:value-type="float">
            <text:p>1.71275973320007</text:p>
          </table:table-cell>
          <table:table-cell office:value-type="float" office:value="1.92881512641907" calcext:value-type="float">
            <text:p>1.92881512641907</text:p>
          </table:table-cell>
          <table:table-cell office:value-type="float" office:value="4349" calcext:value-type="float">
            <text:p>434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.219434976577759" calcext:value-type="float">
            <text:p>0.219434976577759</text:p>
          </table:table-cell>
          <table:table-cell office:value-type="float" office:value="138.216797113419" calcext:value-type="float">
            <text:p>138.216797113419</text:p>
          </table:table-cell>
          <table:table-cell office:value-type="float" office:value="138.436232089996" calcext:value-type="float">
            <text:p>138.436232089996</text:p>
          </table:table-cell>
          <table:table-cell office:value-type="float" office:value="4674" calcext:value-type="float">
            <text:p>467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13824" calcext:value-type="float">
            <text:p>138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206731796264648" calcext:value-type="float">
            <text:p>0.206731796264648</text:p>
          </table:table-cell>
          <table:table-cell office:value-type="float" office:value="1.77644801139832" calcext:value-type="float">
            <text:p>1.77644801139832</text:p>
          </table:table-cell>
          <table:table-cell office:value-type="float" office:value="1.98317980766296" calcext:value-type="float">
            <text:p>1.98317980766296</text:p>
          </table:table-cell>
          <table:table-cell office:value-type="float" office:value="4438" calcext:value-type="float">
            <text:p>443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.214304447174072" calcext:value-type="float">
            <text:p>0.214304447174072</text:p>
          </table:table-cell>
          <table:table-cell office:value-type="float" office:value="2.07539486885071" calcext:value-type="float">
            <text:p>2.07539486885071</text:p>
          </table:table-cell>
          <table:table-cell office:value-type="float" office:value="2.28969931602478" calcext:value-type="float">
            <text:p>2.28969931602478</text:p>
          </table:table-cell>
          <table:table-cell office:value-type="float" office:value="4603" calcext:value-type="float">
            <text:p>460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209522247314453" calcext:value-type="float">
            <text:p>0.209522247314453</text:p>
          </table:table-cell>
          <table:table-cell office:value-type="float" office:value="2.58962821960449" calcext:value-type="float">
            <text:p>2.58962821960449</text:p>
          </table:table-cell>
          <table:table-cell office:value-type="float" office:value="2.79915046691895" calcext:value-type="float">
            <text:p>2.79915046691895</text:p>
          </table:table-cell>
          <table:table-cell office:value-type="float" office:value="4512" calcext:value-type="float">
            <text:p>45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.217005491256714" calcext:value-type="float">
            <text:p>0.217005491256714</text:p>
          </table:table-cell>
          <table:table-cell office:value-type="float" office:value="1.73911595344543" calcext:value-type="float">
            <text:p>1.73911595344543</text:p>
          </table:table-cell>
          <table:table-cell office:value-type="float" office:value="1.95612144470215" calcext:value-type="float">
            <text:p>1.95612144470215</text:p>
          </table:table-cell>
          <table:table-cell office:value-type="float" office:value="4173" calcext:value-type="float">
            <text:p>41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209728479385376" calcext:value-type="float">
            <text:p>0.209728479385376</text:p>
          </table:table-cell>
          <table:table-cell office:value-type="float" office:value="2.97471046447754" calcext:value-type="float">
            <text:p>2.97471046447754</text:p>
          </table:table-cell>
          <table:table-cell office:value-type="float" office:value="3.18443894386292" calcext:value-type="float">
            <text:p>3.18443894386292</text:p>
          </table:table-cell>
          <table:table-cell office:value-type="float" office:value="4439" calcext:value-type="float">
            <text:p>4439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.212788581848145" calcext:value-type="float">
            <text:p>0.212788581848145</text:p>
          </table:table-cell>
          <table:table-cell office:value-type="float" office:value="2.31117248535156" calcext:value-type="float">
            <text:p>2.31117248535156</text:p>
          </table:table-cell>
          <table:table-cell office:value-type="float" office:value="2.52396106719971" calcext:value-type="float">
            <text:p>2.52396106719971</text:p>
          </table:table-cell>
          <table:table-cell office:value-type="float" office:value="4451" calcext:value-type="float">
            <text:p>445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0.16858172416687" calcext:value-type="float">
            <text:p>0.16858172416687</text:p>
          </table:table-cell>
          <table:table-cell office:value-type="float" office:value="7.45261096954346" calcext:value-type="float">
            <text:p>7.45261096954346</text:p>
          </table:table-cell>
          <table:table-cell office:value-type="float" office:value="7.62119269371033" calcext:value-type="float">
            <text:p>7.62119269371033</text:p>
          </table:table-cell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456" calcext:value-type="float">
            <text:p>34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0.162411212921143" calcext:value-type="float">
            <text:p>0.162411212921143</text:p>
          </table:table-cell>
          <table:table-cell office:value-type="float" office:value="1.45586109161377" calcext:value-type="float">
            <text:p>1.45586109161377</text:p>
          </table:table-cell>
          <table:table-cell office:value-type="float" office:value="1.61827230453491" calcext:value-type="float">
            <text:p>1.61827230453491</text:p>
          </table:table-cell>
          <table:table-cell office:value-type="float" office:value="837" calcext:value-type="float">
            <text:p>83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0.203302145004272" calcext:value-type="float">
            <text:p>0.203302145004272</text:p>
          </table:table-cell>
          <table:table-cell office:value-type="float" office:value="1.90209436416626" calcext:value-type="float">
            <text:p>1.90209436416626</text:p>
          </table:table-cell>
          <table:table-cell office:value-type="float" office:value="2.10539650917053" calcext:value-type="float">
            <text:p>2.10539650917053</text:p>
          </table:table-cell>
          <table:table-cell office:value-type="float" office:value="4290" calcext:value-type="float">
            <text:p>429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0.200853586196899" calcext:value-type="float">
            <text:p>0.2008535861968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4" calcext:value-type="float">
            <text:p>428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.183953762054443" calcext:value-type="float">
            <text:p>0.183953762054443</text:p>
          </table:table-cell>
          <table:table-cell office:value-type="float" office:value="1.18423175811768" calcext:value-type="float">
            <text:p>1.18423175811768</text:p>
          </table:table-cell>
          <table:table-cell office:value-type="float" office:value="1.36818552017212" calcext:value-type="float">
            <text:p>1.36818552017212</text:p>
          </table:table-cell>
          <table:table-cell office:value-type="float" office:value="4234" calcext:value-type="float">
            <text:p>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.16445517539978" calcext:value-type="float">
            <text:p>0.16445517539978</text:p>
          </table:table-cell>
          <table:table-cell office:value-type="float" office:value="1.18191504478455" calcext:value-type="float">
            <text:p>1.18191504478455</text:p>
          </table:table-cell>
          <table:table-cell office:value-type="float" office:value="1.34637022018433" calcext:value-type="float">
            <text:p>1.34637022018433</text:p>
          </table:table-cell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0.245349884033203" calcext:value-type="float">
            <text:p>0.245349884033203</text:p>
          </table:table-cell>
          <table:table-cell office:value-type="float" office:value="2.7296130657196" calcext:value-type="float">
            <text:p>2.7296130657196</text:p>
          </table:table-cell>
          <table:table-cell office:value-type="float" office:value="2.97496294975281" calcext:value-type="float">
            <text:p>2.97496294975281</text:p>
          </table:table-cell>
          <table:table-cell office:value-type="float" office:value="4457" calcext:value-type="float">
            <text:p>445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.161764144897461" calcext:value-type="float">
            <text:p>0.161764144897461</text:p>
          </table:table-cell>
          <table:table-cell office:value-type="float" office:value="0.865929365158081" calcext:value-type="float">
            <text:p>0.865929365158081</text:p>
          </table:table-cell>
          <table:table-cell office:value-type="float" office:value="1.02769351005554" calcext:value-type="float">
            <text:p>1.02769351005554</text:p>
          </table:table-cell>
          <table:table-cell office:value-type="float" office:value="784" calcext:value-type="float">
            <text:p>7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.158770322799683" calcext:value-type="float">
            <text:p>0.158770322799683</text:p>
          </table:table-cell>
          <table:table-cell office:value-type="float" office:value="5.57834935188294" calcext:value-type="float">
            <text:p>5.57834935188294</text:p>
          </table:table-cell>
          <table:table-cell office:value-type="float" office:value="5.73711967468262" calcext:value-type="float">
            <text:p>5.73711967468262</text:p>
          </table:table-cell>
          <table:table-cell office:value-type="float" office:value="501" calcext:value-type="float">
            <text:p>50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08" calcext:value-type="float">
            <text:p>100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.22361159324646" calcext:value-type="float">
            <text:p>0.22361159324646</text:p>
          </table:table-cell>
          <table:table-cell office:value-type="float" office:value="1.28402924537659" calcext:value-type="float">
            <text:p>1.28402924537659</text:p>
          </table:table-cell>
          <table:table-cell office:value-type="float" office:value="1.50764083862305" calcext:value-type="float">
            <text:p>1.50764083862305</text:p>
          </table:table-cell>
          <table:table-cell office:value-type="float" office:value="4321" calcext:value-type="float">
            <text:p>43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0.223318099975586" calcext:value-type="float">
            <text:p>0.223318099975586</text:p>
          </table:table-cell>
          <table:table-cell office:value-type="float" office:value="103.689697742462" calcext:value-type="float">
            <text:p>103.689697742462</text:p>
          </table:table-cell>
          <table:table-cell office:value-type="float" office:value="103.913015842438" calcext:value-type="float">
            <text:p>103.913015842438</text:p>
          </table:table-cell>
          <table:table-cell office:value-type="float" office:value="4337" calcext:value-type="float">
            <text:p>433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200" calcext:value-type="float">
            <text:p>132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0.199272871017456" calcext:value-type="float">
            <text:p>0.1992728710174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24" calcext:value-type="float">
            <text:p>45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225667953491211" calcext:value-type="float">
            <text:p>0.225667953491211</text:p>
          </table:table-cell>
          <table:table-cell office:value-type="float" office:value="3.74814009666443" calcext:value-type="float">
            <text:p>3.74814009666443</text:p>
          </table:table-cell>
          <table:table-cell office:value-type="float" office:value="3.97380805015564" calcext:value-type="float">
            <text:p>3.97380805015564</text:p>
          </table:table-cell>
          <table:table-cell office:value-type="float" office:value="4491" calcext:value-type="float">
            <text:p>449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0.203571557998657" calcext:value-type="float">
            <text:p>0.203571557998657</text:p>
          </table:table-cell>
          <table:table-cell office:value-type="float" office:value="3.37079644203186" calcext:value-type="float">
            <text:p>3.37079644203186</text:p>
          </table:table-cell>
          <table:table-cell office:value-type="float" office:value="3.57436800003052" calcext:value-type="float">
            <text:p>3.57436800003052</text:p>
          </table:table-cell>
          <table:table-cell office:value-type="float" office:value="4600" calcext:value-type="float">
            <text:p>460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0.207305192947388" calcext:value-type="float">
            <text:p>0.207305192947388</text:p>
          </table:table-cell>
          <table:table-cell office:value-type="float" office:value="3.59830045700073" calcext:value-type="float">
            <text:p>3.59830045700073</text:p>
          </table:table-cell>
          <table:table-cell office:value-type="float" office:value="3.80560564994812" calcext:value-type="float">
            <text:p>3.80560564994812</text:p>
          </table:table-cell>
          <table:table-cell office:value-type="float" office:value="4386" calcext:value-type="float">
            <text:p>438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.204542398452759" calcext:value-type="float">
            <text:p>0.204542398452759</text:p>
          </table:table-cell>
          <table:table-cell office:value-type="float" office:value="9.70395636558533" calcext:value-type="float">
            <text:p>9.70395636558533</text:p>
          </table:table-cell>
          <table:table-cell office:value-type="float" office:value="9.90849876403809" calcext:value-type="float">
            <text:p>9.90849876403809</text:p>
          </table:table-cell>
          <table:table-cell office:value-type="float" office:value="4348" calcext:value-type="float">
            <text:p>434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0.153340816497803" calcext:value-type="float">
            <text:p>0.153340816497803</text:p>
          </table:table-cell>
          <table:table-cell office:value-type="float" office:value="4.15966606140137" calcext:value-type="float">
            <text:p>4.15966606140137</text:p>
          </table:table-cell>
          <table:table-cell office:value-type="float" office:value="4.31300687789917" calcext:value-type="float">
            <text:p>4.31300687789917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.173335790634155" calcext:value-type="float">
            <text:p>0.173335790634155</text:p>
          </table:table-cell>
          <table:table-cell office:value-type="float" office:value="0.799878358840942" calcext:value-type="float">
            <text:p>0.799878358840942</text:p>
          </table:table-cell>
          <table:table-cell office:value-type="float" office:value="0.973214149475098" calcext:value-type="float">
            <text:p>0.973214149475098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0.211334943771362" calcext:value-type="float">
            <text:p>0.211334943771362</text:p>
          </table:table-cell>
          <table:table-cell office:value-type="float" office:value="107.899758815765" calcext:value-type="float">
            <text:p>107.899758815765</text:p>
          </table:table-cell>
          <table:table-cell office:value-type="float" office:value="108.111093759537" calcext:value-type="float">
            <text:p>108.111093759537</text:p>
          </table:table-cell>
          <table:table-cell office:value-type="float" office:value="4642" calcext:value-type="float">
            <text:p>4642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2928" calcext:value-type="float">
            <text:p>1292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0.188951015472412" calcext:value-type="float">
            <text:p>0.188951015472412</text:p>
          </table:table-cell>
          <table:table-cell office:value-type="float" office:value="1.9020824432373" calcext:value-type="float">
            <text:p>1.9020824432373</text:p>
          </table:table-cell>
          <table:table-cell office:value-type="float" office:value="2.09103345870972" calcext:value-type="float">
            <text:p>2.09103345870972</text:p>
          </table:table-cell>
          <table:table-cell office:value-type="float" office:value="4226" calcext:value-type="float">
            <text:p>42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0.217661619186401" calcext:value-type="float">
            <text:p>0.2176616191864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6" calcext:value-type="float">
            <text:p>451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221632957458496" calcext:value-type="float">
            <text:p>0.221632957458496</text:p>
          </table:table-cell>
          <table:table-cell office:value-type="float" office:value="1.80222225189209" calcext:value-type="float">
            <text:p>1.80222225189209</text:p>
          </table:table-cell>
          <table:table-cell office:value-type="float" office:value="2.02385520935059" calcext:value-type="float">
            <text:p>2.02385520935059</text:p>
          </table:table-cell>
          <table:table-cell office:value-type="float" office:value="4608" calcext:value-type="float">
            <text:p>46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0.185957193374634" calcext:value-type="float">
            <text:p>0.1859571933746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0" calcext:value-type="float">
            <text:p>45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.217220544815063" calcext:value-type="float">
            <text:p>0.217220544815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3" calcext:value-type="float">
            <text:p>455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0.207537651062012" calcext:value-type="float">
            <text:p>0.207537651062012</text:p>
          </table:table-cell>
          <table:table-cell office:value-type="float" office:value="2.10236549377441" calcext:value-type="float">
            <text:p>2.10236549377441</text:p>
          </table:table-cell>
          <table:table-cell office:value-type="float" office:value="2.30990314483643" calcext:value-type="float">
            <text:p>2.30990314483643</text:p>
          </table:table-cell>
          <table:table-cell office:value-type="float" office:value="4324" calcext:value-type="float">
            <text:p>43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0.209689617156982" calcext:value-type="float">
            <text:p>0.209689617156982</text:p>
          </table:table-cell>
          <table:table-cell office:value-type="float" office:value="1.58636546134949" calcext:value-type="float">
            <text:p>1.58636546134949</text:p>
          </table:table-cell>
          <table:table-cell office:value-type="float" office:value="1.79605507850647" calcext:value-type="float">
            <text:p>1.79605507850647</text:p>
          </table:table-cell>
          <table:table-cell office:value-type="float" office:value="4439" calcext:value-type="float">
            <text:p>44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.20787501335144" calcext:value-type="float">
            <text:p>0.207875013351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32" calcext:value-type="float">
            <text:p>443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10782289505005" calcext:value-type="float">
            <text:p>0.210782289505005</text:p>
          </table:table-cell>
          <table:table-cell office:value-type="float" office:value="2.32293224334717" calcext:value-type="float">
            <text:p>2.32293224334717</text:p>
          </table:table-cell>
          <table:table-cell office:value-type="float" office:value="2.53371453285217" calcext:value-type="float">
            <text:p>2.53371453285217</text:p>
          </table:table-cell>
          <table:table-cell office:value-type="float" office:value="4324" calcext:value-type="float">
            <text:p>432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21056461334229" calcext:value-type="float">
            <text:p>0.221056461334229</text:p>
          </table:table-cell>
          <table:table-cell office:value-type="float" office:value="2.1510181427002" calcext:value-type="float">
            <text:p>2.1510181427002</text:p>
          </table:table-cell>
          <table:table-cell office:value-type="float" office:value="2.37207460403442" calcext:value-type="float">
            <text:p>2.37207460403442</text:p>
          </table:table-cell>
          <table:table-cell office:value-type="float" office:value="4485" calcext:value-type="float">
            <text:p>448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11381196975708" calcext:value-type="float">
            <text:p>0.211381196975708</text:p>
          </table:table-cell>
          <table:table-cell office:value-type="float" office:value="3.67292308807373" calcext:value-type="float">
            <text:p>3.67292308807373</text:p>
          </table:table-cell>
          <table:table-cell office:value-type="float" office:value="3.88430428504944" calcext:value-type="float">
            <text:p>3.88430428504944</text:p>
          </table:table-cell>
          <table:table-cell office:value-type="float" office:value="4545" calcext:value-type="float">
            <text:p>454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89205408096313" calcext:value-type="float">
            <text:p>0.189205408096313</text:p>
          </table:table-cell>
          <table:table-cell office:value-type="float" office:value="97.0116236209869" calcext:value-type="float">
            <text:p>97.0116236209869</text:p>
          </table:table-cell>
          <table:table-cell office:value-type="float" office:value="97.2008290290833" calcext:value-type="float">
            <text:p>97.2008290290833</text:p>
          </table:table-cell>
          <table:table-cell office:value-type="float" office:value="4366" calcext:value-type="float">
            <text:p>436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199" calcext:value-type="float">
            <text:p>3199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14694976806641" calcext:value-type="float">
            <text:p>0.214694976806641</text:p>
          </table:table-cell>
          <table:table-cell office:value-type="float" office:value="2.34391689300537" calcext:value-type="float">
            <text:p>2.34391689300537</text:p>
          </table:table-cell>
          <table:table-cell office:value-type="float" office:value="2.55861186981201" calcext:value-type="float">
            <text:p>2.55861186981201</text:p>
          </table:table-cell>
          <table:table-cell office:value-type="float" office:value="4428" calcext:value-type="float">
            <text:p>44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05966472625732" calcext:value-type="float">
            <text:p>0.205966472625732</text:p>
          </table:table-cell>
          <table:table-cell office:value-type="float" office:value="1.06526637077332" calcext:value-type="float">
            <text:p>1.06526637077332</text:p>
          </table:table-cell>
          <table:table-cell office:value-type="float" office:value="1.27123284339905" calcext:value-type="float">
            <text:p>1.27123284339905</text:p>
          </table:table-cell>
          <table:table-cell office:value-type="float" office:value="4558" calcext:value-type="float">
            <text:p>4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206360101699829" calcext:value-type="float">
            <text:p>0.206360101699829</text:p>
          </table:table-cell>
          <table:table-cell office:value-type="float" office:value="2.0180869102478" calcext:value-type="float">
            <text:p>2.0180869102478</text:p>
          </table:table-cell>
          <table:table-cell office:value-type="float" office:value="2.22444701194763" calcext:value-type="float">
            <text:p>2.22444701194763</text:p>
          </table:table-cell>
          <table:table-cell office:value-type="float" office:value="4251" calcext:value-type="float">
            <text:p>425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18921184539795" calcext:value-type="float">
            <text:p>0.218921184539795</text:p>
          </table:table-cell>
          <table:table-cell office:value-type="float" office:value="1.95470237731934" calcext:value-type="float">
            <text:p>1.95470237731934</text:p>
          </table:table-cell>
          <table:table-cell office:value-type="float" office:value="2.17362356185913" calcext:value-type="float">
            <text:p>2.17362356185913</text:p>
          </table:table-cell>
          <table:table-cell office:value-type="float" office:value="4325" calcext:value-type="float">
            <text:p>4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30038404464722" calcext:value-type="float">
            <text:p>0.230038404464722</text:p>
          </table:table-cell>
          <table:table-cell office:value-type="float" office:value="1.6175262928009" calcext:value-type="float">
            <text:p>1.6175262928009</text:p>
          </table:table-cell>
          <table:table-cell office:value-type="float" office:value="1.84756469726563" calcext:value-type="float">
            <text:p>1.84756469726563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207856416702271" calcext:value-type="float">
            <text:p>0.207856416702271</text:p>
          </table:table-cell>
          <table:table-cell office:value-type="float" office:value="1.85173654556274" calcext:value-type="float">
            <text:p>1.85173654556274</text:p>
          </table:table-cell>
          <table:table-cell office:value-type="float" office:value="2.05959296226501" calcext:value-type="float">
            <text:p>2.05959296226501</text:p>
          </table:table-cell>
          <table:table-cell office:value-type="float" office:value="4193" calcext:value-type="float">
            <text:p>41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219834327697754" calcext:value-type="float">
            <text:p>0.219834327697754</text:p>
          </table:table-cell>
          <table:table-cell office:value-type="float" office:value="1.46411395072937" calcext:value-type="float">
            <text:p>1.46411395072937</text:p>
          </table:table-cell>
          <table:table-cell office:value-type="float" office:value="1.68394827842712" calcext:value-type="float">
            <text:p>1.68394827842712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161456346511841" calcext:value-type="float">
            <text:p>0.161456346511841</text:p>
          </table:table-cell>
          <table:table-cell office:value-type="float" office:value="0.941534757614136" calcext:value-type="float">
            <text:p>0.941534757614136</text:p>
          </table:table-cell>
          <table:table-cell office:value-type="float" office:value="1.10299110412598" calcext:value-type="float">
            <text:p>1.10299110412598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11743593215942" calcext:value-type="float">
            <text:p>0.211743593215942</text:p>
          </table:table-cell>
          <table:table-cell office:value-type="float" office:value="1.73844528198242" calcext:value-type="float">
            <text:p>1.73844528198242</text:p>
          </table:table-cell>
          <table:table-cell office:value-type="float" office:value="1.95018887519836" calcext:value-type="float">
            <text:p>1.95018887519836</text:p>
          </table:table-cell>
          <table:table-cell office:value-type="float" office:value="4392" calcext:value-type="float">
            <text:p>439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254637718200684" calcext:value-type="float">
            <text:p>0.254637718200684</text:p>
          </table:table-cell>
          <table:table-cell office:value-type="float" office:value="2.43782067298889" calcext:value-type="float">
            <text:p>2.43782067298889</text:p>
          </table:table-cell>
          <table:table-cell office:value-type="float" office:value="2.69245839118958" calcext:value-type="float">
            <text:p>2.69245839118958</text:p>
          </table:table-cell>
          <table:table-cell office:value-type="float" office:value="4364" calcext:value-type="float">
            <text:p>436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212876558303833" calcext:value-type="float">
            <text:p>0.212876558303833</text:p>
          </table:table-cell>
          <table:table-cell office:value-type="float" office:value="2.67090678215027" calcext:value-type="float">
            <text:p>2.67090678215027</text:p>
          </table:table-cell>
          <table:table-cell office:value-type="float" office:value="2.8837833404541" calcext:value-type="float">
            <text:p>2.8837833404541</text:p>
          </table:table-cell>
          <table:table-cell office:value-type="float" office:value="4449" calcext:value-type="float">
            <text:p>444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157898902893066" calcext:value-type="float">
            <text:p>0.157898902893066</text:p>
          </table:table-cell>
          <table:table-cell office:value-type="float" office:value="1.18330883979797" calcext:value-type="float">
            <text:p>1.18330883979797</text:p>
          </table:table-cell>
          <table:table-cell office:value-type="float" office:value="1.34120774269104" calcext:value-type="float">
            <text:p>1.34120774269104</text:p>
          </table:table-cell>
          <table:table-cell office:value-type="float" office:value="719" calcext:value-type="float">
            <text:p>71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19788646697998" calcext:value-type="float">
            <text:p>0.19788646697998</text:p>
          </table:table-cell>
          <table:table-cell office:value-type="float" office:value="1.90504264831543" calcext:value-type="float">
            <text:p>1.90504264831543</text:p>
          </table:table-cell>
          <table:table-cell office:value-type="float" office:value="2.10292911529541" calcext:value-type="float">
            <text:p>2.10292911529541</text:p>
          </table:table-cell>
          <table:table-cell office:value-type="float" office:value="4353" calcext:value-type="float">
            <text:p>435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211114645004272" calcext:value-type="float">
            <text:p>0.211114645004272</text:p>
          </table:table-cell>
          <table:table-cell office:value-type="float" office:value="2.42693209648132" calcext:value-type="float">
            <text:p>2.42693209648132</text:p>
          </table:table-cell>
          <table:table-cell office:value-type="float" office:value="2.6380467414856" calcext:value-type="float">
            <text:p>2.6380467414856</text:p>
          </table:table-cell>
          <table:table-cell office:value-type="float" office:value="4245" calcext:value-type="float">
            <text:p>424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25882625579834" calcext:value-type="float">
            <text:p>0.25882625579834</text:p>
          </table:table-cell>
          <table:table-cell office:value-type="float" office:value="1.49475574493408" calcext:value-type="float">
            <text:p>1.49475574493408</text:p>
          </table:table-cell>
          <table:table-cell office:value-type="float" office:value="1.75358200073242" calcext:value-type="float">
            <text:p>1.75358200073242</text:p>
          </table:table-cell>
          <table:table-cell office:value-type="float" office:value="4419" calcext:value-type="float">
            <text:p>44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213711023330688" calcext:value-type="float">
            <text:p>0.213711023330688</text:p>
          </table:table-cell>
          <table:table-cell office:value-type="float" office:value="2.50237321853638" calcext:value-type="float">
            <text:p>2.50237321853638</text:p>
          </table:table-cell>
          <table:table-cell office:value-type="float" office:value="2.71608424186707" calcext:value-type="float">
            <text:p>2.71608424186707</text:p>
          </table:table-cell>
          <table:table-cell office:value-type="float" office:value="4357" calcext:value-type="float">
            <text:p>435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200476884841919" calcext:value-type="float">
            <text:p>0.200476884841919</text:p>
          </table:table-cell>
          <table:table-cell office:value-type="float" office:value="2.5876989364624" calcext:value-type="float">
            <text:p>2.5876989364624</text:p>
          </table:table-cell>
          <table:table-cell office:value-type="float" office:value="2.78817582130432" calcext:value-type="float">
            <text:p>2.78817582130432</text:p>
          </table:table-cell>
          <table:table-cell office:value-type="float" office:value="4429" calcext:value-type="float">
            <text:p>44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185821771621704" calcext:value-type="float">
            <text:p>0.185821771621704</text:p>
          </table:table-cell>
          <table:table-cell office:value-type="float" office:value="19.5205223560333" calcext:value-type="float">
            <text:p>19.5205223560333</text:p>
          </table:table-cell>
          <table:table-cell office:value-type="float" office:value="19.706344127655" calcext:value-type="float">
            <text:p>19.706344127655</text:p>
          </table:table-cell>
          <table:table-cell office:value-type="float" office:value="4384" calcext:value-type="float">
            <text:p>438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288" calcext:value-type="float">
            <text:p>228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217633485794067" calcext:value-type="float">
            <text:p>0.217633485794067</text:p>
          </table:table-cell>
          <table:table-cell office:value-type="float" office:value="1.4780740737915" calcext:value-type="float">
            <text:p>1.4780740737915</text:p>
          </table:table-cell>
          <table:table-cell office:value-type="float" office:value="1.69570755958557" calcext:value-type="float">
            <text:p>1.69570755958557</text:p>
          </table:table-cell>
          <table:table-cell office:value-type="float" office:value="4613" calcext:value-type="float">
            <text:p>46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168126106262207" calcext:value-type="float">
            <text:p>0.168126106262207</text:p>
          </table:table-cell>
          <table:table-cell office:value-type="float" office:value="1.47510170936584" calcext:value-type="float">
            <text:p>1.47510170936584</text:p>
          </table:table-cell>
          <table:table-cell office:value-type="float" office:value="1.64322781562805" calcext:value-type="float">
            <text:p>1.64322781562805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193103313446045" calcext:value-type="float">
            <text:p>0.193103313446045</text:p>
          </table:table-cell>
          <table:table-cell office:value-type="float" office:value="2.33283686637878" calcext:value-type="float">
            <text:p>2.33283686637878</text:p>
          </table:table-cell>
          <table:table-cell office:value-type="float" office:value="2.52594017982483" calcext:value-type="float">
            <text:p>2.52594017982483</text:p>
          </table:table-cell>
          <table:table-cell office:value-type="float" office:value="4378" calcext:value-type="float">
            <text:p>437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201448202133179" calcext:value-type="float">
            <text:p>0.201448202133179</text:p>
          </table:table-cell>
          <table:table-cell office:value-type="float" office:value="1.76430797576904" calcext:value-type="float">
            <text:p>1.76430797576904</text:p>
          </table:table-cell>
          <table:table-cell office:value-type="float" office:value="1.96575617790222" calcext:value-type="float">
            <text:p>1.96575617790222</text:p>
          </table:table-cell>
          <table:table-cell office:value-type="float" office:value="4392" calcext:value-type="float">
            <text:p>439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206624269485474" calcext:value-type="float">
            <text:p>0.2066242694854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1" calcext:value-type="float">
            <text:p>43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15095996856689" calcext:value-type="float">
            <text:p>0.215095996856689</text:p>
          </table:table-cell>
          <table:table-cell office:value-type="float" office:value="14.4831621646881" calcext:value-type="float">
            <text:p>14.4831621646881</text:p>
          </table:table-cell>
          <table:table-cell office:value-type="float" office:value="14.6982581615448" calcext:value-type="float">
            <text:p>14.6982581615448</text:p>
          </table:table-cell>
          <table:table-cell office:value-type="float" office:value="4358" calcext:value-type="float">
            <text:p>4358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4608" calcext:value-type="float">
            <text:p>460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208930730819702" calcext:value-type="float">
            <text:p>0.208930730819702</text:p>
          </table:table-cell>
          <table:table-cell office:value-type="float" office:value="5.01699423789978" calcext:value-type="float">
            <text:p>5.01699423789978</text:p>
          </table:table-cell>
          <table:table-cell office:value-type="float" office:value="5.22592496871948" calcext:value-type="float">
            <text:p>5.22592496871948</text:p>
          </table:table-cell>
          <table:table-cell office:value-type="float" office:value="4278" calcext:value-type="float">
            <text:p>427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206089019775391" calcext:value-type="float">
            <text:p>0.206089019775391</text:p>
          </table:table-cell>
          <table:table-cell office:value-type="float" office:value="2.06651425361633" calcext:value-type="float">
            <text:p>2.06651425361633</text:p>
          </table:table-cell>
          <table:table-cell office:value-type="float" office:value="2.27260327339172" calcext:value-type="float">
            <text:p>2.27260327339172</text:p>
          </table:table-cell>
          <table:table-cell office:value-type="float" office:value="4302" calcext:value-type="float">
            <text:p>430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200324058532715" calcext:value-type="float">
            <text:p>0.200324058532715</text:p>
          </table:table-cell>
          <table:table-cell office:value-type="float" office:value="99.324954032898" calcext:value-type="float">
            <text:p>99.324954032898</text:p>
          </table:table-cell>
          <table:table-cell office:value-type="float" office:value="99.5252780914307" calcext:value-type="float">
            <text:p>99.5252780914307</text:p>
          </table:table-cell>
          <table:table-cell office:value-type="float" office:value="4431" calcext:value-type="float">
            <text:p>443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496" calcext:value-type="float">
            <text:p>24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21890139579773" calcext:value-type="float">
            <text:p>0.21890139579773</text:p>
          </table:table-cell>
          <table:table-cell office:value-type="float" office:value="11.7804462909698" calcext:value-type="float">
            <text:p>11.7804462909698</text:p>
          </table:table-cell>
          <table:table-cell office:value-type="float" office:value="11.9993476867676" calcext:value-type="float">
            <text:p>11.9993476867676</text:p>
          </table:table-cell>
          <table:table-cell office:value-type="float" office:value="4570" calcext:value-type="float">
            <text:p>457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754" calcext:value-type="float">
            <text:p>275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204029083251953" calcext:value-type="float">
            <text:p>0.204029083251953</text:p>
          </table:table-cell>
          <table:table-cell office:value-type="float" office:value="1.78886318206787" calcext:value-type="float">
            <text:p>1.78886318206787</text:p>
          </table:table-cell>
          <table:table-cell office:value-type="float" office:value="1.99289226531982" calcext:value-type="float">
            <text:p>1.99289226531982</text:p>
          </table:table-cell>
          <table:table-cell office:value-type="float" office:value="4326" calcext:value-type="float">
            <text:p>43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206825733184814" calcext:value-type="float">
            <text:p>0.206825733184814</text:p>
          </table:table-cell>
          <table:table-cell office:value-type="float" office:value="3.23849987983704" calcext:value-type="float">
            <text:p>3.23849987983704</text:p>
          </table:table-cell>
          <table:table-cell office:value-type="float" office:value="3.44532561302185" calcext:value-type="float">
            <text:p>3.44532561302185</text:p>
          </table:table-cell>
          <table:table-cell office:value-type="float" office:value="4278" calcext:value-type="float">
            <text:p>427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161377191543579" calcext:value-type="float">
            <text:p>0.161377191543579</text:p>
          </table:table-cell>
          <table:table-cell office:value-type="float" office:value="0.728030204772949" calcext:value-type="float">
            <text:p>0.728030204772949</text:p>
          </table:table-cell>
          <table:table-cell office:value-type="float" office:value="0.889407396316528" calcext:value-type="float">
            <text:p>0.889407396316528</text:p>
          </table:table-cell>
          <table:table-cell office:value-type="float" office:value="556" calcext:value-type="float">
            <text:p>5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0.214813232421875" calcext:value-type="float">
            <text:p>0.214813232421875</text:p>
          </table:table-cell>
          <table:table-cell office:value-type="float" office:value="1.51604080200195" calcext:value-type="float">
            <text:p>1.51604080200195</text:p>
          </table:table-cell>
          <table:table-cell office:value-type="float" office:value="1.73085403442383" calcext:value-type="float">
            <text:p>1.73085403442383</text:p>
          </table:table-cell>
          <table:table-cell office:value-type="float" office:value="4397" calcext:value-type="float">
            <text:p>43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20969557762146" calcext:value-type="float">
            <text:p>0.20969557762146</text:p>
          </table:table-cell>
          <table:table-cell office:value-type="float" office:value="4.96583724021912" calcext:value-type="float">
            <text:p>4.96583724021912</text:p>
          </table:table-cell>
          <table:table-cell office:value-type="float" office:value="5.17553281784058" calcext:value-type="float">
            <text:p>5.17553281784058</text:p>
          </table:table-cell>
          <table:table-cell office:value-type="float" office:value="4442" calcext:value-type="float">
            <text:p>444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24" calcext:value-type="float">
            <text:p>32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240331888198853" calcext:value-type="float">
            <text:p>0.2403318881988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19" calcext:value-type="float">
            <text:p>46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15877366065979" calcext:value-type="float">
            <text:p>0.15877366065979</text:p>
          </table:table-cell>
          <table:table-cell office:value-type="float" office:value="2.94172048568726" calcext:value-type="float">
            <text:p>2.94172048568726</text:p>
          </table:table-cell>
          <table:table-cell office:value-type="float" office:value="3.10049414634705" calcext:value-type="float">
            <text:p>3.10049414634705</text:p>
          </table:table-cell>
          <table:table-cell office:value-type="float" office:value="381" calcext:value-type="float">
            <text:p>38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.161481857299805" calcext:value-type="float">
            <text:p>0.161481857299805</text:p>
          </table:table-cell>
          <table:table-cell office:value-type="float" office:value="1.28105974197388" calcext:value-type="float">
            <text:p>1.28105974197388</text:p>
          </table:table-cell>
          <table:table-cell office:value-type="float" office:value="1.44254159927368" calcext:value-type="float">
            <text:p>1.44254159927368</text:p>
          </table:table-cell>
          <table:table-cell office:value-type="float" office:value="623" calcext:value-type="float">
            <text:p>6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209668636322021" calcext:value-type="float">
            <text:p>0.209668636322021</text:p>
          </table:table-cell>
          <table:table-cell office:value-type="float" office:value="1.27017307281494" calcext:value-type="float">
            <text:p>1.27017307281494</text:p>
          </table:table-cell>
          <table:table-cell office:value-type="float" office:value="1.47984170913696" calcext:value-type="float">
            <text:p>1.47984170913696</text:p>
          </table:table-cell>
          <table:table-cell office:value-type="float" office:value="4570" calcext:value-type="float">
            <text:p>45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0.189061641693115" calcext:value-type="float">
            <text:p>0.189061641693115</text:p>
          </table:table-cell>
          <table:table-cell office:value-type="float" office:value="1.63592839241028" calcext:value-type="float">
            <text:p>1.63592839241028</text:p>
          </table:table-cell>
          <table:table-cell office:value-type="float" office:value="1.82499003410339" calcext:value-type="float">
            <text:p>1.82499003410339</text:p>
          </table:table-cell>
          <table:table-cell office:value-type="float" office:value="4461" calcext:value-type="float">
            <text:p>446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0.210553884506226" calcext:value-type="float">
            <text:p>0.210553884506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1" calcext:value-type="float">
            <text:p>43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0.162986516952515" calcext:value-type="float">
            <text:p>0.1629865169525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20728063583374" calcext:value-type="float">
            <text:p>0.20728063583374</text:p>
          </table:table-cell>
          <table:table-cell office:value-type="float" office:value="14.9200990200043" calcext:value-type="float">
            <text:p>14.9200990200043</text:p>
          </table:table-cell>
          <table:table-cell office:value-type="float" office:value="15.127379655838" calcext:value-type="float">
            <text:p>15.127379655838</text:p>
          </table:table-cell>
          <table:table-cell office:value-type="float" office:value="4484" calcext:value-type="float">
            <text:p>448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0.215068101882935" calcext:value-type="float">
            <text:p>0.215068101882935</text:p>
          </table:table-cell>
          <table:table-cell office:value-type="float" office:value="4.11413764953613" calcext:value-type="float">
            <text:p>4.11413764953613</text:p>
          </table:table-cell>
          <table:table-cell office:value-type="float" office:value="4.32920575141907" calcext:value-type="float">
            <text:p>4.32920575141907</text:p>
          </table:table-cell>
          <table:table-cell office:value-type="float" office:value="4337" calcext:value-type="float">
            <text:p>433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.199233055114746" calcext:value-type="float">
            <text:p>0.199233055114746</text:p>
          </table:table-cell>
          <table:table-cell office:value-type="float" office:value="295.279572963715" calcext:value-type="float">
            <text:p>295.279572963715</text:p>
          </table:table-cell>
          <table:table-cell office:value-type="float" office:value="295.478806018829" calcext:value-type="float">
            <text:p>295.478806018829</text:p>
          </table:table-cell>
          <table:table-cell office:value-type="float" office:value="4447" calcext:value-type="float">
            <text:p>4447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9700" calcext:value-type="float">
            <text:p>1970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0.155922651290894" calcext:value-type="float">
            <text:p>0.155922651290894</text:p>
          </table:table-cell>
          <table:table-cell office:value-type="float" office:value="0.678677797317505" calcext:value-type="float">
            <text:p>0.678677797317505</text:p>
          </table:table-cell>
          <table:table-cell office:value-type="float" office:value="0.834600448608398" calcext:value-type="float">
            <text:p>0.834600448608398</text:p>
          </table:table-cell>
          <table:table-cell office:value-type="float" office:value="393" calcext:value-type="float">
            <text:p>3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07336664199829" calcext:value-type="float">
            <text:p>0.207336664199829</text:p>
          </table:table-cell>
          <table:table-cell office:value-type="float" office:value="1.05244421958923" calcext:value-type="float">
            <text:p>1.05244421958923</text:p>
          </table:table-cell>
          <table:table-cell office:value-type="float" office:value="1.25978088378906" calcext:value-type="float">
            <text:p>1.25978088378906</text:p>
          </table:table-cell>
          <table:table-cell office:value-type="float" office:value="4283" calcext:value-type="float">
            <text:p>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.201266288757324" calcext:value-type="float">
            <text:p>0.201266288757324</text:p>
          </table:table-cell>
          <table:table-cell office:value-type="float" office:value="1.88673067092896" calcext:value-type="float">
            <text:p>1.88673067092896</text:p>
          </table:table-cell>
          <table:table-cell office:value-type="float" office:value="2.08799695968628" calcext:value-type="float">
            <text:p>2.08799695968628</text:p>
          </table:table-cell>
          <table:table-cell office:value-type="float" office:value="4283" calcext:value-type="float">
            <text:p>428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231970310211182" calcext:value-type="float">
            <text:p>0.231970310211182</text:p>
          </table:table-cell>
          <table:table-cell office:value-type="float" office:value="1.76048064231873" calcext:value-type="float">
            <text:p>1.76048064231873</text:p>
          </table:table-cell>
          <table:table-cell office:value-type="float" office:value="1.99245095252991" calcext:value-type="float">
            <text:p>1.99245095252991</text:p>
          </table:table-cell>
          <table:table-cell office:value-type="float" office:value="4182" calcext:value-type="float">
            <text:p>41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214606046676636" calcext:value-type="float">
            <text:p>0.214606046676636</text:p>
          </table:table-cell>
          <table:table-cell office:value-type="float" office:value="97.2639486789703" calcext:value-type="float">
            <text:p>97.2639486789703</text:p>
          </table:table-cell>
          <table:table-cell office:value-type="float" office:value="97.478554725647" calcext:value-type="float">
            <text:p>97.478554725647</text:p>
          </table:table-cell>
          <table:table-cell office:value-type="float" office:value="4452" calcext:value-type="float">
            <text:p>4452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504" calcext:value-type="float">
            <text:p>950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211545944213867" calcext:value-type="float">
            <text:p>0.211545944213867</text:p>
          </table:table-cell>
          <table:table-cell office:value-type="float" office:value="1.79729318618774" calcext:value-type="float">
            <text:p>1.79729318618774</text:p>
          </table:table-cell>
          <table:table-cell office:value-type="float" office:value="2.00883913040161" calcext:value-type="float">
            <text:p>2.00883913040161</text:p>
          </table:table-cell>
          <table:table-cell office:value-type="float" office:value="4497" calcext:value-type="float">
            <text:p>449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.165224552154541" calcext:value-type="float">
            <text:p>0.165224552154541</text:p>
          </table:table-cell>
          <table:table-cell office:value-type="float" office:value="0.997330665588379" calcext:value-type="float">
            <text:p>0.997330665588379</text:p>
          </table:table-cell>
          <table:table-cell office:value-type="float" office:value="1.16255521774292" calcext:value-type="float">
            <text:p>1.16255521774292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211251497268677" calcext:value-type="float">
            <text:p>0.211251497268677</text:p>
          </table:table-cell>
          <table:table-cell office:value-type="float" office:value="1.68785262107849" calcext:value-type="float">
            <text:p>1.68785262107849</text:p>
          </table:table-cell>
          <table:table-cell office:value-type="float" office:value="1.89910411834717" calcext:value-type="float">
            <text:p>1.89910411834717</text:p>
          </table:table-cell>
          <table:table-cell office:value-type="float" office:value="4405" calcext:value-type="float">
            <text:p>440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.213415145874023" calcext:value-type="float">
            <text:p>0.213415145874023</text:p>
          </table:table-cell>
          <table:table-cell office:value-type="float" office:value="3.01569986343384" calcext:value-type="float">
            <text:p>3.01569986343384</text:p>
          </table:table-cell>
          <table:table-cell office:value-type="float" office:value="3.22911500930786" calcext:value-type="float">
            <text:p>3.22911500930786</text:p>
          </table:table-cell>
          <table:table-cell office:value-type="float" office:value="4441" calcext:value-type="float">
            <text:p>444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.193548202514648" calcext:value-type="float">
            <text:p>0.193548202514648</text:p>
          </table:table-cell>
          <table:table-cell office:value-type="float" office:value="2.6052393913269" calcext:value-type="float">
            <text:p>2.6052393913269</text:p>
          </table:table-cell>
          <table:table-cell office:value-type="float" office:value="2.79878759384155" calcext:value-type="float">
            <text:p>2.79878759384155</text:p>
          </table:table-cell>
          <table:table-cell office:value-type="float" office:value="4280" calcext:value-type="float">
            <text:p>428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20508885383606" calcext:value-type="float">
            <text:p>0.20508885383606</text:p>
          </table:table-cell>
          <table:table-cell office:value-type="float" office:value="2.69599652290344" calcext:value-type="float">
            <text:p>2.69599652290344</text:p>
          </table:table-cell>
          <table:table-cell office:value-type="float" office:value="2.9010853767395" calcext:value-type="float">
            <text:p>2.9010853767395</text:p>
          </table:table-cell>
          <table:table-cell office:value-type="float" office:value="4437" calcext:value-type="float">
            <text:p>443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0.158583402633667" calcext:value-type="float">
            <text:p>0.158583402633667</text:p>
          </table:table-cell>
          <table:table-cell office:value-type="float" office:value="0.962941646575928" calcext:value-type="float">
            <text:p>0.962941646575928</text:p>
          </table:table-cell>
          <table:table-cell office:value-type="float" office:value="1.12152504920959" calcext:value-type="float">
            <text:p>1.12152504920959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0.196576833724976" calcext:value-type="float">
            <text:p>0.196576833724976</text:p>
          </table:table-cell>
          <table:table-cell office:value-type="float" office:value="2.79547905921936" calcext:value-type="float">
            <text:p>2.79547905921936</text:p>
          </table:table-cell>
          <table:table-cell office:value-type="float" office:value="2.99205589294434" calcext:value-type="float">
            <text:p>2.99205589294434</text:p>
          </table:table-cell>
          <table:table-cell office:value-type="float" office:value="4533" calcext:value-type="float">
            <text:p>453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.209690809249878" calcext:value-type="float">
            <text:p>0.2096908092498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1" calcext:value-type="float">
            <text:p>43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214579582214355" calcext:value-type="float">
            <text:p>0.214579582214355</text:p>
          </table:table-cell>
          <table:table-cell office:value-type="float" office:value="1.89107751846313" calcext:value-type="float">
            <text:p>1.89107751846313</text:p>
          </table:table-cell>
          <table:table-cell office:value-type="float" office:value="2.10565710067749" calcext:value-type="float">
            <text:p>2.10565710067749</text:p>
          </table:table-cell>
          <table:table-cell office:value-type="float" office:value="4387" calcext:value-type="float">
            <text:p>438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.198507308959961" calcext:value-type="float">
            <text:p>0.198507308959961</text:p>
          </table:table-cell>
          <table:table-cell office:value-type="float" office:value="3.90710592269897" calcext:value-type="float">
            <text:p>3.90710592269897</text:p>
          </table:table-cell>
          <table:table-cell office:value-type="float" office:value="4.10561323165894" calcext:value-type="float">
            <text:p>4.10561323165894</text:p>
          </table:table-cell>
          <table:table-cell office:value-type="float" office:value="4369" calcext:value-type="float">
            <text:p>436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96" calcext:value-type="float">
            <text:p>6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.213337659835815" calcext:value-type="float">
            <text:p>0.2133376598358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7" calcext:value-type="float">
            <text:p>4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0.191929817199707" calcext:value-type="float">
            <text:p>0.191929817199707</text:p>
          </table:table-cell>
          <table:table-cell office:value-type="float" office:value="1.05628848075867" calcext:value-type="float">
            <text:p>1.05628848075867</text:p>
          </table:table-cell>
          <table:table-cell office:value-type="float" office:value="1.24821829795837" calcext:value-type="float">
            <text:p>1.24821829795837</text:p>
          </table:table-cell>
          <table:table-cell office:value-type="float" office:value="4235" calcext:value-type="float">
            <text:p>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213991641998291" calcext:value-type="float">
            <text:p>0.213991641998291</text:p>
          </table:table-cell>
          <table:table-cell office:value-type="float" office:value="2.3080518245697" calcext:value-type="float">
            <text:p>2.3080518245697</text:p>
          </table:table-cell>
          <table:table-cell office:value-type="float" office:value="2.52204346656799" calcext:value-type="float">
            <text:p>2.52204346656799</text:p>
          </table:table-cell>
          <table:table-cell office:value-type="float" office:value="4468" calcext:value-type="float">
            <text:p>446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15672755241394" calcext:value-type="float">
            <text:p>0.15672755241394</text:p>
          </table:table-cell>
          <table:table-cell office:value-type="float" office:value="1.01453161239624" calcext:value-type="float">
            <text:p>1.01453161239624</text:p>
          </table:table-cell>
          <table:table-cell office:value-type="float" office:value="1.17125916481018" calcext:value-type="float">
            <text:p>1.17125916481018</text:p>
          </table:table-cell>
          <table:table-cell office:value-type="float" office:value="513" calcext:value-type="float">
            <text:p>5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0.204077959060669" calcext:value-type="float">
            <text:p>0.204077959060669</text:p>
          </table:table-cell>
          <table:table-cell office:value-type="float" office:value="1.71340322494507" calcext:value-type="float">
            <text:p>1.71340322494507</text:p>
          </table:table-cell>
          <table:table-cell office:value-type="float" office:value="1.91748118400574" calcext:value-type="float">
            <text:p>1.91748118400574</text:p>
          </table:table-cell>
          <table:table-cell office:value-type="float" office:value="4291" calcext:value-type="float">
            <text:p>42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.213253259658813" calcext:value-type="float">
            <text:p>0.213253259658813</text:p>
          </table:table-cell>
          <table:table-cell office:value-type="float" office:value="2.21854758262634" calcext:value-type="float">
            <text:p>2.21854758262634</text:p>
          </table:table-cell>
          <table:table-cell office:value-type="float" office:value="2.43180084228516" calcext:value-type="float">
            <text:p>2.43180084228516</text:p>
          </table:table-cell>
          <table:table-cell office:value-type="float" office:value="4355" calcext:value-type="float">
            <text:p>435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0.201462507247925" calcext:value-type="float">
            <text:p>0.2014625072479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13" calcext:value-type="float">
            <text:p>43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166449069976807" calcext:value-type="float">
            <text:p>0.166449069976807</text:p>
          </table:table-cell>
          <table:table-cell office:value-type="float" office:value="1.16909384727478" calcext:value-type="float">
            <text:p>1.16909384727478</text:p>
          </table:table-cell>
          <table:table-cell office:value-type="float" office:value="1.33554291725159" calcext:value-type="float">
            <text:p>1.33554291725159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0.205268144607544" calcext:value-type="float">
            <text:p>0.205268144607544</text:p>
          </table:table-cell>
          <table:table-cell office:value-type="float" office:value="3.41699528694153" calcext:value-type="float">
            <text:p>3.41699528694153</text:p>
          </table:table-cell>
          <table:table-cell office:value-type="float" office:value="3.62226343154907" calcext:value-type="float">
            <text:p>3.62226343154907</text:p>
          </table:table-cell>
          <table:table-cell office:value-type="float" office:value="4275" calcext:value-type="float">
            <text:p>427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0.222934484481812" calcext:value-type="float">
            <text:p>0.222934484481812</text:p>
          </table:table-cell>
          <table:table-cell office:value-type="float" office:value="1.62462258338928" calcext:value-type="float">
            <text:p>1.62462258338928</text:p>
          </table:table-cell>
          <table:table-cell office:value-type="float" office:value="1.84755706787109" calcext:value-type="float">
            <text:p>1.84755706787109</text:p>
          </table:table-cell>
          <table:table-cell office:value-type="float" office:value="4284" calcext:value-type="float">
            <text:p>4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0.162939071655273" calcext:value-type="float">
            <text:p>0.162939071655273</text:p>
          </table:table-cell>
          <table:table-cell office:value-type="float" office:value="0.872251272201538" calcext:value-type="float">
            <text:p>0.872251272201538</text:p>
          </table:table-cell>
          <table:table-cell office:value-type="float" office:value="1.03519034385681" calcext:value-type="float">
            <text:p>1.03519034385681</text:p>
          </table:table-cell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158870697021484" calcext:value-type="float">
            <text:p>0.158870697021484</text:p>
          </table:table-cell>
          <table:table-cell office:value-type="float" office:value="0.915988683700562" calcext:value-type="float">
            <text:p>0.915988683700562</text:p>
          </table:table-cell>
          <table:table-cell office:value-type="float" office:value="1.07485938072205" calcext:value-type="float">
            <text:p>1.07485938072205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.247192144393921" calcext:value-type="float">
            <text:p>0.2471921443939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3" calcext:value-type="float">
            <text:p>44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.209191560745239" calcext:value-type="float">
            <text:p>0.209191560745239</text:p>
          </table:table-cell>
          <table:table-cell office:value-type="float" office:value="57.6829195022583" calcext:value-type="float">
            <text:p>57.6829195022583</text:p>
          </table:table-cell>
          <table:table-cell office:value-type="float" office:value="57.8921110630035" calcext:value-type="float">
            <text:p>57.8921110630035</text:p>
          </table:table-cell>
          <table:table-cell office:value-type="float" office:value="4661" calcext:value-type="float">
            <text:p>46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144" calcext:value-type="float">
            <text:p>614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0.197856664657593" calcext:value-type="float">
            <text:p>0.1978566646575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26" calcext:value-type="float">
            <text:p>472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0.21188497543335" calcext:value-type="float">
            <text:p>0.21188497543335</text:p>
          </table:table-cell>
          <table:table-cell office:value-type="float" office:value="2.18177199363709" calcext:value-type="float">
            <text:p>2.18177199363709</text:p>
          </table:table-cell>
          <table:table-cell office:value-type="float" office:value="2.39365696907043" calcext:value-type="float">
            <text:p>2.39365696907043</text:p>
          </table:table-cell>
          <table:table-cell office:value-type="float" office:value="4420" calcext:value-type="float">
            <text:p>44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09636926651001" calcext:value-type="float">
            <text:p>0.209636926651001</text:p>
          </table:table-cell>
          <table:table-cell office:value-type="float" office:value="2.05602264404297" calcext:value-type="float">
            <text:p>2.05602264404297</text:p>
          </table:table-cell>
          <table:table-cell office:value-type="float" office:value="2.26565957069397" calcext:value-type="float">
            <text:p>2.26565957069397</text:p>
          </table:table-cell>
          <table:table-cell office:value-type="float" office:value="4405" calcext:value-type="float">
            <text:p>440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17884302139282" calcext:value-type="float">
            <text:p>0.217884302139282</text:p>
          </table:table-cell>
          <table:table-cell office:value-type="float" office:value="2.17023491859436" calcext:value-type="float">
            <text:p>2.17023491859436</text:p>
          </table:table-cell>
          <table:table-cell office:value-type="float" office:value="2.38811922073364" calcext:value-type="float">
            <text:p>2.38811922073364</text:p>
          </table:table-cell>
          <table:table-cell office:value-type="float" office:value="4455" calcext:value-type="float">
            <text:p>44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233832597732544" calcext:value-type="float">
            <text:p>0.233832597732544</text:p>
          </table:table-cell>
          <table:table-cell office:value-type="float" office:value="1.68335103988647" calcext:value-type="float">
            <text:p>1.68335103988647</text:p>
          </table:table-cell>
          <table:table-cell office:value-type="float" office:value="1.91718363761902" calcext:value-type="float">
            <text:p>1.91718363761902</text:p>
          </table:table-cell>
          <table:table-cell office:value-type="float" office:value="4465" calcext:value-type="float">
            <text:p>44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05837726593018" calcext:value-type="float">
            <text:p>0.205837726593018</text:p>
          </table:table-cell>
          <table:table-cell office:value-type="float" office:value="2.11509084701538" calcext:value-type="float">
            <text:p>2.11509084701538</text:p>
          </table:table-cell>
          <table:table-cell office:value-type="float" office:value="2.3209285736084" calcext:value-type="float">
            <text:p>2.3209285736084</text:p>
          </table:table-cell>
          <table:table-cell office:value-type="float" office:value="4401" calcext:value-type="float">
            <text:p>440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05764055252075" calcext:value-type="float">
            <text:p>0.205764055252075</text:p>
          </table:table-cell>
          <table:table-cell office:value-type="float" office:value="1.97096228599548" calcext:value-type="float">
            <text:p>1.97096228599548</text:p>
          </table:table-cell>
          <table:table-cell office:value-type="float" office:value="2.17672634124756" calcext:value-type="float">
            <text:p>2.17672634124756</text:p>
          </table:table-cell>
          <table:table-cell office:value-type="float" office:value="4397" calcext:value-type="float">
            <text:p>439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1350359916687" calcext:value-type="float">
            <text:p>0.21350359916687</text:p>
          </table:table-cell>
          <table:table-cell office:value-type="float" office:value="65.6761524677277" calcext:value-type="float">
            <text:p>65.6761524677277</text:p>
          </table:table-cell>
          <table:table-cell office:value-type="float" office:value="65.8896560668945" calcext:value-type="float">
            <text:p>65.8896560668945</text:p>
          </table:table-cell>
          <table:table-cell office:value-type="float" office:value="4405" calcext:value-type="float">
            <text:p>440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6605" calcext:value-type="float">
            <text:p>660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10825681686401" calcext:value-type="float">
            <text:p>0.210825681686401</text:p>
          </table:table-cell>
          <table:table-cell office:value-type="float" office:value="2.50312685966492" calcext:value-type="float">
            <text:p>2.50312685966492</text:p>
          </table:table-cell>
          <table:table-cell office:value-type="float" office:value="2.71395254135132" calcext:value-type="float">
            <text:p>2.71395254135132</text:p>
          </table:table-cell>
          <table:table-cell office:value-type="float" office:value="4323" calcext:value-type="float">
            <text:p>432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9246244430542" calcext:value-type="float">
            <text:p>0.19246244430542</text:p>
          </table:table-cell>
          <table:table-cell office:value-type="float" office:value="1.72143983840942" calcext:value-type="float">
            <text:p>1.72143983840942</text:p>
          </table:table-cell>
          <table:table-cell office:value-type="float" office:value="1.91390228271484" calcext:value-type="float">
            <text:p>1.91390228271484</text:p>
          </table:table-cell>
          <table:table-cell office:value-type="float" office:value="4232" calcext:value-type="float">
            <text:p>423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19181752204895" calcext:value-type="float">
            <text:p>0.19181752204895</text:p>
          </table:table-cell>
          <table:table-cell office:value-type="float" office:value="5.03801512718201" calcext:value-type="float">
            <text:p>5.03801512718201</text:p>
          </table:table-cell>
          <table:table-cell office:value-type="float" office:value="5.22983264923096" calcext:value-type="float">
            <text:p>5.22983264923096</text:p>
          </table:table-cell>
          <table:table-cell office:value-type="float" office:value="4332" calcext:value-type="float">
            <text:p>43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080" calcext:value-type="float">
            <text:p>108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217170715332031" calcext:value-type="float">
            <text:p>0.217170715332031</text:p>
          </table:table-cell>
          <table:table-cell office:value-type="float" office:value="5.40576481819153" calcext:value-type="float">
            <text:p>5.40576481819153</text:p>
          </table:table-cell>
          <table:table-cell office:value-type="float" office:value="5.62293553352356" calcext:value-type="float">
            <text:p>5.62293553352356</text:p>
          </table:table-cell>
          <table:table-cell office:value-type="float" office:value="4428" calcext:value-type="float">
            <text:p>44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944" calcext:value-type="float">
            <text:p>19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15898585319519" calcext:value-type="float">
            <text:p>0.15898585319519</text:p>
          </table:table-cell>
          <table:table-cell office:value-type="float" office:value="1.22459816932678" calcext:value-type="float">
            <text:p>1.22459816932678</text:p>
          </table:table-cell>
          <table:table-cell office:value-type="float" office:value="1.38358402252197" calcext:value-type="float">
            <text:p>1.38358402252197</text:p>
          </table:table-cell>
          <table:table-cell office:value-type="float" office:value="685" calcext:value-type="float">
            <text:p>68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212051630020142" calcext:value-type="float">
            <text:p>0.2120516300201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1" calcext:value-type="float">
            <text:p>46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159891843795776" calcext:value-type="float">
            <text:p>0.159891843795776</text:p>
          </table:table-cell>
          <table:table-cell office:value-type="float" office:value="6.08693075180054" calcext:value-type="float">
            <text:p>6.08693075180054</text:p>
          </table:table-cell>
          <table:table-cell office:value-type="float" office:value="6.24682259559631" calcext:value-type="float">
            <text:p>6.24682259559631</text:p>
          </table:table-cell>
          <table:table-cell office:value-type="float" office:value="631" calcext:value-type="float">
            <text:p>63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000" calcext:value-type="float">
            <text:p>200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168815851211548" calcext:value-type="float">
            <text:p>0.168815851211548</text:p>
          </table:table-cell>
          <table:table-cell office:value-type="float" office:value="0.801493167877197" calcext:value-type="float">
            <text:p>0.801493167877197</text:p>
          </table:table-cell>
          <table:table-cell office:value-type="float" office:value="0.970309019088745" calcext:value-type="float">
            <text:p>0.97030901908874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160155773162842" calcext:value-type="float">
            <text:p>0.160155773162842</text:p>
          </table:table-cell>
          <table:table-cell office:value-type="float" office:value="0.889748334884644" calcext:value-type="float">
            <text:p>0.889748334884644</text:p>
          </table:table-cell>
          <table:table-cell office:value-type="float" office:value="1.04990410804749" calcext:value-type="float">
            <text:p>1.04990410804749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204543113708496" calcext:value-type="float">
            <text:p>0.204543113708496</text:p>
          </table:table-cell>
          <table:table-cell office:value-type="float" office:value="2.80527305603027" calcext:value-type="float">
            <text:p>2.80527305603027</text:p>
          </table:table-cell>
          <table:table-cell office:value-type="float" office:value="3.00981616973877" calcext:value-type="float">
            <text:p>3.00981616973877</text:p>
          </table:table-cell>
          <table:table-cell office:value-type="float" office:value="4355" calcext:value-type="float">
            <text:p>435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209733009338379" calcext:value-type="float">
            <text:p>0.209733009338379</text:p>
          </table:table-cell>
          <table:table-cell office:value-type="float" office:value="2.84174990653992" calcext:value-type="float">
            <text:p>2.84174990653992</text:p>
          </table:table-cell>
          <table:table-cell office:value-type="float" office:value="3.0514829158783" calcext:value-type="float">
            <text:p>3.0514829158783</text:p>
          </table:table-cell>
          <table:table-cell office:value-type="float" office:value="4458" calcext:value-type="float">
            <text:p>44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158648490905762" calcext:value-type="float">
            <text:p>0.158648490905762</text:p>
          </table:table-cell>
          <table:table-cell office:value-type="float" office:value="0.770835161209106" calcext:value-type="float">
            <text:p>0.770835161209106</text:p>
          </table:table-cell>
          <table:table-cell office:value-type="float" office:value="0.929483652114868" calcext:value-type="float">
            <text:p>0.929483652114868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20702052116394" calcext:value-type="float">
            <text:p>0.20702052116394</text:p>
          </table:table-cell>
          <table:table-cell office:value-type="float" office:value="2.06732845306397" calcext:value-type="float">
            <text:p>2.06732845306397</text:p>
          </table:table-cell>
          <table:table-cell office:value-type="float" office:value="2.27434897422791" calcext:value-type="float">
            <text:p>2.27434897422791</text:p>
          </table:table-cell>
          <table:table-cell office:value-type="float" office:value="4210" calcext:value-type="float">
            <text:p>42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209620237350464" calcext:value-type="float">
            <text:p>0.209620237350464</text:p>
          </table:table-cell>
          <table:table-cell office:value-type="float" office:value="1.45033550262451" calcext:value-type="float">
            <text:p>1.45033550262451</text:p>
          </table:table-cell>
          <table:table-cell office:value-type="float" office:value="1.65995573997498" calcext:value-type="float">
            <text:p>1.65995573997498</text:p>
          </table:table-cell>
          <table:table-cell office:value-type="float" office:value="4278" calcext:value-type="float">
            <text:p>42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206028699874878" calcext:value-type="float">
            <text:p>0.206028699874878</text:p>
          </table:table-cell>
          <table:table-cell office:value-type="float" office:value="3.87763071060181" calcext:value-type="float">
            <text:p>3.87763071060181</text:p>
          </table:table-cell>
          <table:table-cell office:value-type="float" office:value="4.08365941047669" calcext:value-type="float">
            <text:p>4.08365941047669</text:p>
          </table:table-cell>
          <table:table-cell office:value-type="float" office:value="4457" calcext:value-type="float">
            <text:p>445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211488485336304" calcext:value-type="float">
            <text:p>0.211488485336304</text:p>
          </table:table-cell>
          <table:table-cell office:value-type="float" office:value="1.91841101646423" calcext:value-type="float">
            <text:p>1.91841101646423</text:p>
          </table:table-cell>
          <table:table-cell office:value-type="float" office:value="2.12989950180054" calcext:value-type="float">
            <text:p>2.12989950180054</text:p>
          </table:table-cell>
          <table:table-cell office:value-type="float" office:value="4375" calcext:value-type="float">
            <text:p>437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215132474899292" calcext:value-type="float">
            <text:p>0.215132474899292</text:p>
          </table:table-cell>
          <table:table-cell office:value-type="float" office:value="2.28242063522339" calcext:value-type="float">
            <text:p>2.28242063522339</text:p>
          </table:table-cell>
          <table:table-cell office:value-type="float" office:value="2.49755311012268" calcext:value-type="float">
            <text:p>2.49755311012268</text:p>
          </table:table-cell>
          <table:table-cell office:value-type="float" office:value="4553" calcext:value-type="float">
            <text:p>455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200253248214722" calcext:value-type="float">
            <text:p>0.200253248214722</text:p>
          </table:table-cell>
          <table:table-cell office:value-type="float" office:value="2.45064234733582" calcext:value-type="float">
            <text:p>2.45064234733582</text:p>
          </table:table-cell>
          <table:table-cell office:value-type="float" office:value="2.65089559555054" calcext:value-type="float">
            <text:p>2.65089559555054</text:p>
          </table:table-cell>
          <table:table-cell office:value-type="float" office:value="4182" calcext:value-type="float">
            <text:p>418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202881813049316" calcext:value-type="float">
            <text:p>0.2028818130493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1" calcext:value-type="float">
            <text:p>43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210300922393799" calcext:value-type="float">
            <text:p>0.210300922393799</text:p>
          </table:table-cell>
          <table:table-cell office:value-type="float" office:value="2.23257803916931" calcext:value-type="float">
            <text:p>2.23257803916931</text:p>
          </table:table-cell>
          <table:table-cell office:value-type="float" office:value="2.44287896156311" calcext:value-type="float">
            <text:p>2.44287896156311</text:p>
          </table:table-cell>
          <table:table-cell office:value-type="float" office:value="4447" calcext:value-type="float">
            <text:p>444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207861661911011" calcext:value-type="float">
            <text:p>0.207861661911011</text:p>
          </table:table-cell>
          <table:table-cell office:value-type="float" office:value="1.59202766418457" calcext:value-type="float">
            <text:p>1.59202766418457</text:p>
          </table:table-cell>
          <table:table-cell office:value-type="float" office:value="1.79988932609558" calcext:value-type="float">
            <text:p>1.79988932609558</text:p>
          </table:table-cell>
          <table:table-cell office:value-type="float" office:value="4357" calcext:value-type="float">
            <text:p>43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162252426147461" calcext:value-type="float">
            <text:p>0.162252426147461</text:p>
          </table:table-cell>
          <table:table-cell office:value-type="float" office:value="1.99431085586548" calcext:value-type="float">
            <text:p>1.99431085586548</text:p>
          </table:table-cell>
          <table:table-cell office:value-type="float" office:value="2.15656328201294" calcext:value-type="float">
            <text:p>2.15656328201294</text:p>
          </table:table-cell>
          <table:table-cell office:value-type="float" office:value="771" calcext:value-type="float">
            <text:p>77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7344274520874" calcext:value-type="float">
            <text:p>0.27344274520874</text:p>
          </table:table-cell>
          <table:table-cell office:value-type="float" office:value="1.73355650901794" calcext:value-type="float">
            <text:p>1.73355650901794</text:p>
          </table:table-cell>
          <table:table-cell office:value-type="float" office:value="2.00699925422668" calcext:value-type="float">
            <text:p>2.00699925422668</text:p>
          </table:table-cell>
          <table:table-cell office:value-type="float" office:value="4476" calcext:value-type="float">
            <text:p>447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201515197753906" calcext:value-type="float">
            <text:p>0.201515197753906</text:p>
          </table:table-cell>
          <table:table-cell office:value-type="float" office:value="4.05288481712341" calcext:value-type="float">
            <text:p>4.05288481712341</text:p>
          </table:table-cell>
          <table:table-cell office:value-type="float" office:value="4.25440001487732" calcext:value-type="float">
            <text:p>4.25440001487732</text:p>
          </table:table-cell>
          <table:table-cell office:value-type="float" office:value="4589" calcext:value-type="float">
            <text:p>458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210770606994629" calcext:value-type="float">
            <text:p>0.210770606994629</text:p>
          </table:table-cell>
          <table:table-cell office:value-type="float" office:value="1.30746054649353" calcext:value-type="float">
            <text:p>1.30746054649353</text:p>
          </table:table-cell>
          <table:table-cell office:value-type="float" office:value="1.51823115348816" calcext:value-type="float">
            <text:p>1.51823115348816</text:p>
          </table:table-cell>
          <table:table-cell office:value-type="float" office:value="4423" calcext:value-type="float">
            <text:p>44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166985988616943" calcext:value-type="float">
            <text:p>0.166985988616943</text:p>
          </table:table-cell>
          <table:table-cell office:value-type="float" office:value="1.20153665542603" calcext:value-type="float">
            <text:p>1.20153665542603</text:p>
          </table:table-cell>
          <table:table-cell office:value-type="float" office:value="1.36852264404297" calcext:value-type="float">
            <text:p>1.36852264404297</text:p>
          </table:table-cell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216425657272339" calcext:value-type="float">
            <text:p>0.2164256572723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8" calcext:value-type="float">
            <text:p>44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200056076049805" calcext:value-type="float">
            <text:p>0.2000560760498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222229957580566" calcext:value-type="float">
            <text:p>0.222229957580566</text:p>
          </table:table-cell>
          <table:table-cell office:value-type="float" office:value="1.7448308467865" calcext:value-type="float">
            <text:p>1.7448308467865</text:p>
          </table:table-cell>
          <table:table-cell office:value-type="float" office:value="1.96706080436707" calcext:value-type="float">
            <text:p>1.96706080436707</text:p>
          </table:table-cell>
          <table:table-cell office:value-type="float" office:value="4612" calcext:value-type="float">
            <text:p>46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0.164230823516846" calcext:value-type="float">
            <text:p>0.164230823516846</text:p>
          </table:table-cell>
          <table:table-cell office:value-type="float" office:value="0.827720403671265" calcext:value-type="float">
            <text:p>0.827720403671265</text:p>
          </table:table-cell>
          <table:table-cell office:value-type="float" office:value="0.99195122718811" calcext:value-type="float">
            <text:p>0.99195122718811</text:p>
          </table:table-cell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.199980735778809" calcext:value-type="float">
            <text:p>0.199980735778809</text:p>
          </table:table-cell>
          <table:table-cell office:value-type="float" office:value="2.32285571098328" calcext:value-type="float">
            <text:p>2.32285571098328</text:p>
          </table:table-cell>
          <table:table-cell office:value-type="float" office:value="2.52283644676209" calcext:value-type="float">
            <text:p>2.52283644676209</text:p>
          </table:table-cell>
          <table:table-cell office:value-type="float" office:value="4390" calcext:value-type="float">
            <text:p>439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243967294692993" calcext:value-type="float">
            <text:p>0.243967294692993</text:p>
          </table:table-cell>
          <table:table-cell office:value-type="float" office:value="2.24690723419189" calcext:value-type="float">
            <text:p>2.24690723419189</text:p>
          </table:table-cell>
          <table:table-cell office:value-type="float" office:value="2.49087452888489" calcext:value-type="float">
            <text:p>2.49087452888489</text:p>
          </table:table-cell>
          <table:table-cell office:value-type="float" office:value="4327" calcext:value-type="float">
            <text:p>43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.155817270278931" calcext:value-type="float">
            <text:p>0.155817270278931</text:p>
          </table:table-cell>
          <table:table-cell office:value-type="float" office:value="0.958963632583618" calcext:value-type="float">
            <text:p>0.958963632583618</text:p>
          </table:table-cell>
          <table:table-cell office:value-type="float" office:value="1.11478090286255" calcext:value-type="float">
            <text:p>1.11478090286255</text:p>
          </table:table-cell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21505069732666" calcext:value-type="float">
            <text:p>0.21505069732666</text:p>
          </table:table-cell>
          <table:table-cell office:value-type="float" office:value="1.73827791213989" calcext:value-type="float">
            <text:p>1.73827791213989</text:p>
          </table:table-cell>
          <table:table-cell office:value-type="float" office:value="1.95332860946655" calcext:value-type="float">
            <text:p>1.95332860946655</text:p>
          </table:table-cell>
          <table:table-cell office:value-type="float" office:value="4439" calcext:value-type="float">
            <text:p>443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223822355270386" calcext:value-type="float">
            <text:p>0.223822355270386</text:p>
          </table:table-cell>
          <table:table-cell office:value-type="float" office:value="2.41424489021301" calcext:value-type="float">
            <text:p>2.41424489021301</text:p>
          </table:table-cell>
          <table:table-cell office:value-type="float" office:value="2.6380672454834" calcext:value-type="float">
            <text:p>2.6380672454834</text:p>
          </table:table-cell>
          <table:table-cell office:value-type="float" office:value="4325" calcext:value-type="float">
            <text:p>43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0.177386999130249" calcext:value-type="float">
            <text:p>0.177386999130249</text:p>
          </table:table-cell>
          <table:table-cell office:value-type="float" office:value="22.1340394020081" calcext:value-type="float">
            <text:p>22.1340394020081</text:p>
          </table:table-cell>
          <table:table-cell office:value-type="float" office:value="22.3114264011383" calcext:value-type="float">
            <text:p>22.3114264011383</text:p>
          </table:table-cell>
          <table:table-cell office:value-type="float" office:value="1269" calcext:value-type="float">
            <text:p>126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950" calcext:value-type="float">
            <text:p>195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0.20940375328064" calcext:value-type="float">
            <text:p>0.20940375328064</text:p>
          </table:table-cell>
          <table:table-cell office:value-type="float" office:value="2.08150148391724" calcext:value-type="float">
            <text:p>2.08150148391724</text:p>
          </table:table-cell>
          <table:table-cell office:value-type="float" office:value="2.29090523719788" calcext:value-type="float">
            <text:p>2.29090523719788</text:p>
          </table:table-cell>
          <table:table-cell office:value-type="float" office:value="4287" calcext:value-type="float">
            <text:p>428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0.157009840011597" calcext:value-type="float">
            <text:p>0.157009840011597</text:p>
          </table:table-cell>
          <table:table-cell office:value-type="float" office:value="0.915076494216919" calcext:value-type="float">
            <text:p>0.915076494216919</text:p>
          </table:table-cell>
          <table:table-cell office:value-type="float" office:value="1.07208633422852" calcext:value-type="float">
            <text:p>1.07208633422852</text:p>
          </table:table-cell>
          <table:table-cell office:value-type="float" office:value="427" calcext:value-type="float">
            <text:p>4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0.209317922592163" calcext:value-type="float">
            <text:p>0.209317922592163</text:p>
          </table:table-cell>
          <table:table-cell office:value-type="float" office:value="8.83286714553833" calcext:value-type="float">
            <text:p>8.83286714553833</text:p>
          </table:table-cell>
          <table:table-cell office:value-type="float" office:value="9.04218506813049" calcext:value-type="float">
            <text:p>9.04218506813049</text:p>
          </table:table-cell>
          <table:table-cell office:value-type="float" office:value="4428" calcext:value-type="float">
            <text:p>442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0.208542108535767" calcext:value-type="float">
            <text:p>0.208542108535767</text:p>
          </table:table-cell>
          <table:table-cell office:value-type="float" office:value="3.28045892715454" calcext:value-type="float">
            <text:p>3.28045892715454</text:p>
          </table:table-cell>
          <table:table-cell office:value-type="float" office:value="3.48900103569031" calcext:value-type="float">
            <text:p>3.48900103569031</text:p>
          </table:table-cell>
          <table:table-cell office:value-type="float" office:value="4354" calcext:value-type="float">
            <text:p>435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0.198315858840942" calcext:value-type="float">
            <text:p>0.198315858840942</text:p>
          </table:table-cell>
          <table:table-cell office:value-type="float" office:value="2.78394603729248" calcext:value-type="float">
            <text:p>2.78394603729248</text:p>
          </table:table-cell>
          <table:table-cell office:value-type="float" office:value="2.98226189613342" calcext:value-type="float">
            <text:p>2.98226189613342</text:p>
          </table:table-cell>
          <table:table-cell office:value-type="float" office:value="4412" calcext:value-type="float">
            <text:p>44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217625617980957" calcext:value-type="float">
            <text:p>0.217625617980957</text:p>
          </table:table-cell>
          <table:table-cell office:value-type="float" office:value="1.63439035415649" calcext:value-type="float">
            <text:p>1.63439035415649</text:p>
          </table:table-cell>
          <table:table-cell office:value-type="float" office:value="1.85201597213745" calcext:value-type="float">
            <text:p>1.85201597213745</text:p>
          </table:table-cell>
          <table:table-cell office:value-type="float" office:value="4435" calcext:value-type="float">
            <text:p>44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166820764541626" calcext:value-type="float">
            <text:p>0.166820764541626</text:p>
          </table:table-cell>
          <table:table-cell office:value-type="float" office:value="0.951494932174683" calcext:value-type="float">
            <text:p>0.951494932174683</text:p>
          </table:table-cell>
          <table:table-cell office:value-type="float" office:value="1.11831569671631" calcext:value-type="float">
            <text:p>1.1183156967163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0.206835031509399" calcext:value-type="float">
            <text:p>0.206835031509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81" calcext:value-type="float">
            <text:p>448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.161485195159912" calcext:value-type="float">
            <text:p>0.161485195159912</text:p>
          </table:table-cell>
          <table:table-cell office:value-type="float" office:value="1.1452112197876" calcext:value-type="float">
            <text:p>1.1452112197876</text:p>
          </table:table-cell>
          <table:table-cell office:value-type="float" office:value="1.30669641494751" calcext:value-type="float">
            <text:p>1.30669641494751</text:p>
          </table:table-cell>
          <table:table-cell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208848714828491" calcext:value-type="float">
            <text:p>0.208848714828491</text:p>
          </table:table-cell>
          <table:table-cell office:value-type="float" office:value="2.13409471511841" calcext:value-type="float">
            <text:p>2.13409471511841</text:p>
          </table:table-cell>
          <table:table-cell office:value-type="float" office:value="2.3429434299469" calcext:value-type="float">
            <text:p>2.3429434299469</text:p>
          </table:table-cell>
          <table:table-cell office:value-type="float" office:value="4338" calcext:value-type="float">
            <text:p>43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.246927976608276" calcext:value-type="float">
            <text:p>0.246927976608276</text:p>
          </table:table-cell>
          <table:table-cell office:value-type="float" office:value="2.06622362136841" calcext:value-type="float">
            <text:p>2.06622362136841</text:p>
          </table:table-cell>
          <table:table-cell office:value-type="float" office:value="2.31315159797668" calcext:value-type="float">
            <text:p>2.31315159797668</text:p>
          </table:table-cell>
          <table:table-cell office:value-type="float" office:value="4248" calcext:value-type="float">
            <text:p>424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0.161918878555298" calcext:value-type="float">
            <text:p>0.161918878555298</text:p>
          </table:table-cell>
          <table:table-cell office:value-type="float" office:value="1.78104090690613" calcext:value-type="float">
            <text:p>1.78104090690613</text:p>
          </table:table-cell>
          <table:table-cell office:value-type="float" office:value="1.94295978546143" calcext:value-type="float">
            <text:p>1.94295978546143</text:p>
          </table:table-cell>
          <table:table-cell office:value-type="float" office:value="483" calcext:value-type="float">
            <text:p>48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231953382492065" calcext:value-type="float">
            <text:p>0.231953382492065</text:p>
          </table:table-cell>
          <table:table-cell office:value-type="float" office:value="3.70687389373779" calcext:value-type="float">
            <text:p>3.70687389373779</text:p>
          </table:table-cell>
          <table:table-cell office:value-type="float" office:value="3.93882727622986" calcext:value-type="float">
            <text:p>3.93882727622986</text:p>
          </table:table-cell>
          <table:table-cell office:value-type="float" office:value="4427" calcext:value-type="float">
            <text:p>442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76" calcext:value-type="float">
            <text:p>57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226497411727905" calcext:value-type="float">
            <text:p>0.226497411727905</text:p>
          </table:table-cell>
          <table:table-cell office:value-type="float" office:value="1.56936192512512" calcext:value-type="float">
            <text:p>1.56936192512512</text:p>
          </table:table-cell>
          <table:table-cell office:value-type="float" office:value="1.79585933685303" calcext:value-type="float">
            <text:p>1.79585933685303</text:p>
          </table:table-cell>
          <table:table-cell office:value-type="float" office:value="4454" calcext:value-type="float">
            <text:p>445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20710563659668" calcext:value-type="float">
            <text:p>0.20710563659668</text:p>
          </table:table-cell>
          <table:table-cell office:value-type="float" office:value="1.30505681037903" calcext:value-type="float">
            <text:p>1.30505681037903</text:p>
          </table:table-cell>
          <table:table-cell office:value-type="float" office:value="1.51216244697571" calcext:value-type="float">
            <text:p>1.51216244697571</text:p>
          </table:table-cell>
          <table:table-cell office:value-type="float" office:value="4455" calcext:value-type="float">
            <text:p>44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0.208408355712891" calcext:value-type="float">
            <text:p>0.208408355712891</text:p>
          </table:table-cell>
          <table:table-cell office:value-type="float" office:value="3.43237733840942" calcext:value-type="float">
            <text:p>3.43237733840942</text:p>
          </table:table-cell>
          <table:table-cell office:value-type="float" office:value="3.64078569412231" calcext:value-type="float">
            <text:p>3.64078569412231</text:p>
          </table:table-cell>
          <table:table-cell office:value-type="float" office:value="4498" calcext:value-type="float">
            <text:p>449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.260082006454468" calcext:value-type="float">
            <text:p>0.260082006454468</text:p>
          </table:table-cell>
          <table:table-cell office:value-type="float" office:value="2.58422112464905" calcext:value-type="float">
            <text:p>2.58422112464905</text:p>
          </table:table-cell>
          <table:table-cell office:value-type="float" office:value="2.84430313110352" calcext:value-type="float">
            <text:p>2.84430313110352</text:p>
          </table:table-cell>
          <table:table-cell office:value-type="float" office:value="4530" calcext:value-type="float">
            <text:p>45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84" calcext:value-type="float">
            <text:p>38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.206151962280273" calcext:value-type="float">
            <text:p>0.206151962280273</text:p>
          </table:table-cell>
          <table:table-cell office:value-type="float" office:value="3.41365432739258" calcext:value-type="float">
            <text:p>3.41365432739258</text:p>
          </table:table-cell>
          <table:table-cell office:value-type="float" office:value="3.61980628967285" calcext:value-type="float">
            <text:p>3.61980628967285</text:p>
          </table:table-cell>
          <table:table-cell office:value-type="float" office:value="4339" calcext:value-type="float">
            <text:p>433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.162155389785767" calcext:value-type="float">
            <text:p>0.1621553897857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2" calcext:value-type="float">
            <text:p>59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.158600807189941" calcext:value-type="float">
            <text:p>0.158600807189941</text:p>
          </table:table-cell>
          <table:table-cell office:value-type="float" office:value="1.15040397644043" calcext:value-type="float">
            <text:p>1.15040397644043</text:p>
          </table:table-cell>
          <table:table-cell office:value-type="float" office:value="1.30900478363037" calcext:value-type="float">
            <text:p>1.30900478363037</text:p>
          </table:table-cell>
          <table:table-cell office:value-type="float" office:value="448" calcext:value-type="float">
            <text:p>44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202768087387085" calcext:value-type="float">
            <text:p>0.202768087387085</text:p>
          </table:table-cell>
          <table:table-cell office:value-type="float" office:value="4.82695865631104" calcext:value-type="float">
            <text:p>4.82695865631104</text:p>
          </table:table-cell>
          <table:table-cell office:value-type="float" office:value="5.02972674369812" calcext:value-type="float">
            <text:p>5.02972674369812</text:p>
          </table:table-cell>
          <table:table-cell office:value-type="float" office:value="4565" calcext:value-type="float">
            <text:p>4565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.210900783538818" calcext:value-type="float">
            <text:p>0.210900783538818</text:p>
          </table:table-cell>
          <table:table-cell office:value-type="float" office:value="1.1309506893158" calcext:value-type="float">
            <text:p>1.1309506893158</text:p>
          </table:table-cell>
          <table:table-cell office:value-type="float" office:value="1.34185147285461" calcext:value-type="float">
            <text:p>1.34185147285461</text:p>
          </table:table-cell>
          <table:table-cell office:value-type="float" office:value="4544" calcext:value-type="float">
            <text:p>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213234901428223" calcext:value-type="float">
            <text:p>0.213234901428223</text:p>
          </table:table-cell>
          <table:table-cell office:value-type="float" office:value="3.87159180641174" calcext:value-type="float">
            <text:p>3.87159180641174</text:p>
          </table:table-cell>
          <table:table-cell office:value-type="float" office:value="4.08482670783997" calcext:value-type="float">
            <text:p>4.08482670783997</text:p>
          </table:table-cell>
          <table:table-cell office:value-type="float" office:value="4387" calcext:value-type="float">
            <text:p>438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0.243858814239502" calcext:value-type="float">
            <text:p>0.243858814239502</text:p>
          </table:table-cell>
          <table:table-cell office:value-type="float" office:value="2.26174068450928" calcext:value-type="float">
            <text:p>2.26174068450928</text:p>
          </table:table-cell>
          <table:table-cell office:value-type="float" office:value="2.50559949874878" calcext:value-type="float">
            <text:p>2.50559949874878</text:p>
          </table:table-cell>
          <table:table-cell office:value-type="float" office:value="4395" calcext:value-type="float">
            <text:p>43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0.202030658721924" calcext:value-type="float">
            <text:p>0.202030658721924</text:p>
          </table:table-cell>
          <table:table-cell office:value-type="float" office:value="2.27705097198486" calcext:value-type="float">
            <text:p>2.27705097198486</text:p>
          </table:table-cell>
          <table:table-cell office:value-type="float" office:value="2.47908163070679" calcext:value-type="float">
            <text:p>2.47908163070679</text:p>
          </table:table-cell>
          <table:table-cell office:value-type="float" office:value="4526" calcext:value-type="float">
            <text:p>45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0.254022359848022" calcext:value-type="float">
            <text:p>0.254022359848022</text:p>
          </table:table-cell>
          <table:table-cell office:value-type="float" office:value="1.79661154747009" calcext:value-type="float">
            <text:p>1.79661154747009</text:p>
          </table:table-cell>
          <table:table-cell office:value-type="float" office:value="2.05063390731812" calcext:value-type="float">
            <text:p>2.05063390731812</text:p>
          </table:table-cell>
          <table:table-cell office:value-type="float" office:value="4348" calcext:value-type="float">
            <text:p>434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163974523544312" calcext:value-type="float">
            <text:p>0.163974523544312</text:p>
          </table:table-cell>
          <table:table-cell office:value-type="float" office:value="0.88809871673584" calcext:value-type="float">
            <text:p>0.88809871673584</text:p>
          </table:table-cell>
          <table:table-cell office:value-type="float" office:value="1.05207324028015" calcext:value-type="float">
            <text:p>1.05207324028015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.206506967544556" calcext:value-type="float">
            <text:p>0.206506967544556</text:p>
          </table:table-cell>
          <table:table-cell office:value-type="float" office:value="2.33450508117676" calcext:value-type="float">
            <text:p>2.33450508117676</text:p>
          </table:table-cell>
          <table:table-cell office:value-type="float" office:value="2.54101204872131" calcext:value-type="float">
            <text:p>2.54101204872131</text:p>
          </table:table-cell>
          <table:table-cell office:value-type="float" office:value="4542" calcext:value-type="float">
            <text:p>454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0.163461446762085" calcext:value-type="float">
            <text:p>0.1634614467620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07" calcext:value-type="float">
            <text:p>14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0.231459856033325" calcext:value-type="float">
            <text:p>0.2314598560333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5" calcext:value-type="float">
            <text:p>42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.216438055038452" calcext:value-type="float">
            <text:p>0.216438055038452</text:p>
          </table:table-cell>
          <table:table-cell office:value-type="float" office:value="1.94676947593689" calcext:value-type="float">
            <text:p>1.94676947593689</text:p>
          </table:table-cell>
          <table:table-cell office:value-type="float" office:value="2.16320753097534" calcext:value-type="float">
            <text:p>2.16320753097534</text:p>
          </table:table-cell>
          <table:table-cell office:value-type="float" office:value="4402" calcext:value-type="float">
            <text:p>440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206289768218994" calcext:value-type="float">
            <text:p>0.206289768218994</text:p>
          </table:table-cell>
          <table:table-cell office:value-type="float" office:value="1.87919640541077" calcext:value-type="float">
            <text:p>1.87919640541077</text:p>
          </table:table-cell>
          <table:table-cell office:value-type="float" office:value="2.08548617362976" calcext:value-type="float">
            <text:p>2.08548617362976</text:p>
          </table:table-cell>
          <table:table-cell office:value-type="float" office:value="4385" calcext:value-type="float">
            <text:p>438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.182925224304199" calcext:value-type="float">
            <text:p>0.182925224304199</text:p>
          </table:table-cell>
          <table:table-cell office:value-type="float" office:value="4.47860264778137" calcext:value-type="float">
            <text:p>4.47860264778137</text:p>
          </table:table-cell>
          <table:table-cell office:value-type="float" office:value="4.66152787208557" calcext:value-type="float">
            <text:p>4.66152787208557</text:p>
          </table:table-cell>
          <table:table-cell office:value-type="float" office:value="4408" calcext:value-type="float">
            <text:p>440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6" calcext:value-type="float">
            <text:p>57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0.215033531188965" calcext:value-type="float">
            <text:p>0.215033531188965</text:p>
          </table:table-cell>
          <table:table-cell office:value-type="float" office:value="2.01044201850891" calcext:value-type="float">
            <text:p>2.01044201850891</text:p>
          </table:table-cell>
          <table:table-cell office:value-type="float" office:value="2.22547554969788" calcext:value-type="float">
            <text:p>2.22547554969788</text:p>
          </table:table-cell>
          <table:table-cell office:value-type="float" office:value="4340" calcext:value-type="float">
            <text:p>43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0.209954500198364" calcext:value-type="float">
            <text:p>0.209954500198364</text:p>
          </table:table-cell>
          <table:table-cell office:value-type="float" office:value="6.14671325683594" calcext:value-type="float">
            <text:p>6.14671325683594</text:p>
          </table:table-cell>
          <table:table-cell office:value-type="float" office:value="6.3566677570343" calcext:value-type="float">
            <text:p>6.3566677570343</text:p>
          </table:table-cell>
          <table:table-cell office:value-type="float" office:value="4356" calcext:value-type="float">
            <text:p>435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44" calcext:value-type="float">
            <text:p>5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0.209372282028198" calcext:value-type="float">
            <text:p>0.209372282028198</text:p>
          </table:table-cell>
          <table:table-cell office:value-type="float" office:value="59.2812645435333" calcext:value-type="float">
            <text:p>59.2812645435333</text:p>
          </table:table-cell>
          <table:table-cell office:value-type="float" office:value="59.4906368255615" calcext:value-type="float">
            <text:p>59.4906368255615</text:p>
          </table:table-cell>
          <table:table-cell office:value-type="float" office:value="4377" calcext:value-type="float">
            <text:p>43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814" calcext:value-type="float">
            <text:p>281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0.209713220596313" calcext:value-type="float">
            <text:p>0.209713220596313</text:p>
          </table:table-cell>
          <table:table-cell office:value-type="float" office:value="2.17119002342224" calcext:value-type="float">
            <text:p>2.17119002342224</text:p>
          </table:table-cell>
          <table:table-cell office:value-type="float" office:value="2.38090324401855" calcext:value-type="float">
            <text:p>2.38090324401855</text:p>
          </table:table-cell>
          <table:table-cell office:value-type="float" office:value="4439" calcext:value-type="float">
            <text:p>443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0.16523265838623" calcext:value-type="float">
            <text:p>0.16523265838623</text:p>
          </table:table-cell>
          <table:table-cell office:value-type="float" office:value="1.24915051460266" calcext:value-type="float">
            <text:p>1.24915051460266</text:p>
          </table:table-cell>
          <table:table-cell office:value-type="float" office:value="1.41438317298889" calcext:value-type="float">
            <text:p>1.41438317298889</text:p>
          </table:table-cell>
          <table:table-cell office:value-type="float" office:value="652" calcext:value-type="float">
            <text:p>65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0.205044746398926" calcext:value-type="float">
            <text:p>0.205044746398926</text:p>
          </table:table-cell>
          <table:table-cell office:value-type="float" office:value="1.84476923942566" calcext:value-type="float">
            <text:p>1.84476923942566</text:p>
          </table:table-cell>
          <table:table-cell office:value-type="float" office:value="2.04981398582459" calcext:value-type="float">
            <text:p>2.04981398582459</text:p>
          </table:table-cell>
          <table:table-cell office:value-type="float" office:value="4455" calcext:value-type="float">
            <text:p>44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0.186111688613892" calcext:value-type="float">
            <text:p>0.1861116886138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7" calcext:value-type="float">
            <text:p>433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68769836425781" calcext:value-type="float">
            <text:p>0.168769836425781</text:p>
          </table:table-cell>
          <table:table-cell office:value-type="float" office:value="1.20545744895935" calcext:value-type="float">
            <text:p>1.20545744895935</text:p>
          </table:table-cell>
          <table:table-cell office:value-type="float" office:value="1.37422728538513" calcext:value-type="float">
            <text:p>1.37422728538513</text:p>
          </table:table-cell>
          <table:table-cell office:value-type="float" office:value="590" calcext:value-type="float">
            <text:p>59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16280937194824" calcext:value-type="float">
            <text:p>0.216280937194824</text:p>
          </table:table-cell>
          <table:table-cell office:value-type="float" office:value="11.9458668231964" calcext:value-type="float">
            <text:p>11.9458668231964</text:p>
          </table:table-cell>
          <table:table-cell office:value-type="float" office:value="12.1621477603912" calcext:value-type="float">
            <text:p>12.1621477603912</text:p>
          </table:table-cell>
          <table:table-cell office:value-type="float" office:value="4501" calcext:value-type="float">
            <text:p>4501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160" calcext:value-type="float">
            <text:p>216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66442394256592" calcext:value-type="float">
            <text:p>0.166442394256592</text:p>
          </table:table-cell>
          <table:table-cell office:value-type="float" office:value="0.743078947067261" calcext:value-type="float">
            <text:p>0.743078947067261</text:p>
          </table:table-cell>
          <table:table-cell office:value-type="float" office:value="0.909521341323853" calcext:value-type="float">
            <text:p>0.909521341323853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58569097518921" calcext:value-type="float">
            <text:p>0.158569097518921</text:p>
          </table:table-cell>
          <table:table-cell office:value-type="float" office:value="6.94783687591553" calcext:value-type="float">
            <text:p>6.94783687591553</text:p>
          </table:table-cell>
          <table:table-cell office:value-type="float" office:value="7.10640597343445" calcext:value-type="float">
            <text:p>7.10640597343445</text:p>
          </table:table-cell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716" calcext:value-type="float">
            <text:p>17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212186098098755" calcext:value-type="float">
            <text:p>0.212186098098755</text:p>
          </table:table-cell>
          <table:table-cell office:value-type="float" office:value="1.35372543334961" calcext:value-type="float">
            <text:p>1.35372543334961</text:p>
          </table:table-cell>
          <table:table-cell office:value-type="float" office:value="1.56591153144836" calcext:value-type="float">
            <text:p>1.56591153144836</text:p>
          </table:table-cell>
          <table:table-cell office:value-type="float" office:value="4555" calcext:value-type="float">
            <text:p>45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12958812713623" calcext:value-type="float">
            <text:p>0.212958812713623</text:p>
          </table:table-cell>
          <table:table-cell office:value-type="float" office:value="11.5687201023102" calcext:value-type="float">
            <text:p>11.5687201023102</text:p>
          </table:table-cell>
          <table:table-cell office:value-type="float" office:value="11.7816789150238" calcext:value-type="float">
            <text:p>11.7816789150238</text:p>
          </table:table-cell>
          <table:table-cell office:value-type="float" office:value="4654" calcext:value-type="float">
            <text:p>465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12" calcext:value-type="float">
            <text:p>4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04840660095215" calcext:value-type="float">
            <text:p>0.204840660095215</text:p>
          </table:table-cell>
          <table:table-cell office:value-type="float" office:value="2.62553286552429" calcext:value-type="float">
            <text:p>2.62553286552429</text:p>
          </table:table-cell>
          <table:table-cell office:value-type="float" office:value="2.83037352561951" calcext:value-type="float">
            <text:p>2.83037352561951</text:p>
          </table:table-cell>
          <table:table-cell office:value-type="float" office:value="4738" calcext:value-type="float">
            <text:p>473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01356172561646" calcext:value-type="float">
            <text:p>0.201356172561646</text:p>
          </table:table-cell>
          <table:table-cell office:value-type="float" office:value="1.59963059425354" calcext:value-type="float">
            <text:p>1.59963059425354</text:p>
          </table:table-cell>
          <table:table-cell office:value-type="float" office:value="1.80098676681519" calcext:value-type="float">
            <text:p>1.80098676681519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94099903106689" calcext:value-type="float">
            <text:p>0.194099903106689</text:p>
          </table:table-cell>
          <table:table-cell office:value-type="float" office:value="3.33328056335449" calcext:value-type="float">
            <text:p>3.33328056335449</text:p>
          </table:table-cell>
          <table:table-cell office:value-type="float" office:value="3.52738046646118" calcext:value-type="float">
            <text:p>3.52738046646118</text:p>
          </table:table-cell>
          <table:table-cell office:value-type="float" office:value="4424" calcext:value-type="float">
            <text:p>44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56405353546143" calcext:value-type="float">
            <text:p>0.256405353546143</text:p>
          </table:table-cell>
          <table:table-cell office:value-type="float" office:value="2.62010717391968" calcext:value-type="float">
            <text:p>2.62010717391968</text:p>
          </table:table-cell>
          <table:table-cell office:value-type="float" office:value="2.87651252746582" calcext:value-type="float">
            <text:p>2.87651252746582</text:p>
          </table:table-cell>
          <table:table-cell office:value-type="float" office:value="4578" calcext:value-type="float">
            <text:p>457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35155344009399" calcext:value-type="float">
            <text:p>0.235155344009399</text:p>
          </table:table-cell>
          <table:table-cell office:value-type="float" office:value="1.4731011390686" calcext:value-type="float">
            <text:p>1.4731011390686</text:p>
          </table:table-cell>
          <table:table-cell office:value-type="float" office:value="1.708256483078" calcext:value-type="float">
            <text:p>1.708256483078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0597505569458" calcext:value-type="float">
            <text:p>0.20597505569458</text:p>
          </table:table-cell>
          <table:table-cell office:value-type="float" office:value="2.38134908676147" calcext:value-type="float">
            <text:p>2.38134908676147</text:p>
          </table:table-cell>
          <table:table-cell office:value-type="float" office:value="2.58732414245605" calcext:value-type="float">
            <text:p>2.58732414245605</text:p>
          </table:table-cell>
          <table:table-cell office:value-type="float" office:value="4572" calcext:value-type="float">
            <text:p>457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198630809783936" calcext:value-type="float">
            <text:p>0.1986308097839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28" calcext:value-type="float">
            <text:p>46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10885763168335" calcext:value-type="float">
            <text:p>0.210885763168335</text:p>
          </table:table-cell>
          <table:table-cell office:value-type="float" office:value="1.71872091293335" calcext:value-type="float">
            <text:p>1.71872091293335</text:p>
          </table:table-cell>
          <table:table-cell office:value-type="float" office:value="1.92960667610168" calcext:value-type="float">
            <text:p>1.92960667610168</text:p>
          </table:table-cell>
          <table:table-cell office:value-type="float" office:value="4452" calcext:value-type="float">
            <text:p>445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162787199020386" calcext:value-type="float">
            <text:p>0.162787199020386</text:p>
          </table:table-cell>
          <table:table-cell office:value-type="float" office:value="1.18076968193054" calcext:value-type="float">
            <text:p>1.18076968193054</text:p>
          </table:table-cell>
          <table:table-cell office:value-type="float" office:value="1.34355688095093" calcext:value-type="float">
            <text:p>1.34355688095093</text:p>
          </table:table-cell>
          <table:table-cell office:value-type="float" office:value="717" calcext:value-type="float">
            <text:p>7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06708431243896" calcext:value-type="float">
            <text:p>0.206708431243896</text:p>
          </table:table-cell>
          <table:table-cell office:value-type="float" office:value="3.19313836097717" calcext:value-type="float">
            <text:p>3.19313836097717</text:p>
          </table:table-cell>
          <table:table-cell office:value-type="float" office:value="3.39984679222107" calcext:value-type="float">
            <text:p>3.39984679222107</text:p>
          </table:table-cell>
          <table:table-cell office:value-type="float" office:value="4379" calcext:value-type="float">
            <text:p>437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204913377761841" calcext:value-type="float">
            <text:p>0.204913377761841</text:p>
          </table:table-cell>
          <table:table-cell office:value-type="float" office:value="2.63283181190491" calcext:value-type="float">
            <text:p>2.63283181190491</text:p>
          </table:table-cell>
          <table:table-cell office:value-type="float" office:value="2.83774518966675" calcext:value-type="float">
            <text:p>2.83774518966675</text:p>
          </table:table-cell>
          <table:table-cell office:value-type="float" office:value="4431" calcext:value-type="float">
            <text:p>44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259903192520142" calcext:value-type="float">
            <text:p>0.259903192520142</text:p>
          </table:table-cell>
          <table:table-cell office:value-type="float" office:value="1.47275066375732" calcext:value-type="float">
            <text:p>1.47275066375732</text:p>
          </table:table-cell>
          <table:table-cell office:value-type="float" office:value="1.73265385627747" calcext:value-type="float">
            <text:p>1.73265385627747</text:p>
          </table:table-cell>
          <table:table-cell office:value-type="float" office:value="4346" calcext:value-type="float">
            <text:p>43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16101861000061" calcext:value-type="float">
            <text:p>0.16101861000061</text:p>
          </table:table-cell>
          <table:table-cell office:value-type="float" office:value="1.06247329711914" calcext:value-type="float">
            <text:p>1.06247329711914</text:p>
          </table:table-cell>
          <table:table-cell office:value-type="float" office:value="1.22349190711975" calcext:value-type="float">
            <text:p>1.22349190711975</text:p>
          </table:table-cell>
          <table:table-cell office:value-type="float" office:value="623" calcext:value-type="float">
            <text:p>62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30078220367432" calcext:value-type="float">
            <text:p>0.230078220367432</text:p>
          </table:table-cell>
          <table:table-cell office:value-type="float" office:value="1.45842576026917" calcext:value-type="float">
            <text:p>1.45842576026917</text:p>
          </table:table-cell>
          <table:table-cell office:value-type="float" office:value="1.6885039806366" calcext:value-type="float">
            <text:p>1.6885039806366</text:p>
          </table:table-cell>
          <table:table-cell office:value-type="float" office:value="4415" calcext:value-type="float">
            <text:p>44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209497690200806" calcext:value-type="float">
            <text:p>0.2094976902008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6" calcext:value-type="float">
            <text:p>43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186426639556885" calcext:value-type="float">
            <text:p>0.186426639556885</text:p>
          </table:table-cell>
          <table:table-cell office:value-type="float" office:value="0.940550565719605" calcext:value-type="float">
            <text:p>0.940550565719605</text:p>
          </table:table-cell>
          <table:table-cell office:value-type="float" office:value="1.12697720527649" calcext:value-type="float">
            <text:p>1.12697720527649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159730195999146" calcext:value-type="float">
            <text:p>0.159730195999146</text:p>
          </table:table-cell>
          <table:table-cell office:value-type="float" office:value="0.991136312484741" calcext:value-type="float">
            <text:p>0.991136312484741</text:p>
          </table:table-cell>
          <table:table-cell office:value-type="float" office:value="1.15086650848389" calcext:value-type="float">
            <text:p>1.15086650848389</text:p>
          </table:table-cell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235071897506714" calcext:value-type="float">
            <text:p>0.235071897506714</text:p>
          </table:table-cell>
          <table:table-cell office:value-type="float" office:value="1.863924741745" calcext:value-type="float">
            <text:p>1.863924741745</text:p>
          </table:table-cell>
          <table:table-cell office:value-type="float" office:value="2.09899663925171" calcext:value-type="float">
            <text:p>2.09899663925171</text:p>
          </table:table-cell>
          <table:table-cell office:value-type="float" office:value="4365" calcext:value-type="float">
            <text:p>436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186794757843018" calcext:value-type="float">
            <text:p>0.186794757843018</text:p>
          </table:table-cell>
          <table:table-cell office:value-type="float" office:value="2.83595108985901" calcext:value-type="float">
            <text:p>2.83595108985901</text:p>
          </table:table-cell>
          <table:table-cell office:value-type="float" office:value="3.02274584770203" calcext:value-type="float">
            <text:p>3.02274584770203</text:p>
          </table:table-cell>
          <table:table-cell office:value-type="float" office:value="4349" calcext:value-type="float">
            <text:p>43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21075701713562" calcext:value-type="float">
            <text:p>0.21075701713562</text:p>
          </table:table-cell>
          <table:table-cell office:value-type="float" office:value="2.72593212127686" calcext:value-type="float">
            <text:p>2.72593212127686</text:p>
          </table:table-cell>
          <table:table-cell office:value-type="float" office:value="2.93668913841248" calcext:value-type="float">
            <text:p>2.93668913841248</text:p>
          </table:table-cell>
          <table:table-cell office:value-type="float" office:value="4447" calcext:value-type="float">
            <text:p>444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212371110916138" calcext:value-type="float">
            <text:p>0.212371110916138</text:p>
          </table:table-cell>
          <table:table-cell office:value-type="float" office:value="1.30437660217285" calcext:value-type="float">
            <text:p>1.30437660217285</text:p>
          </table:table-cell>
          <table:table-cell office:value-type="float" office:value="1.51674771308899" calcext:value-type="float">
            <text:p>1.51674771308899</text:p>
          </table:table-cell>
          <table:table-cell office:value-type="float" office:value="4406" calcext:value-type="float">
            <text:p>44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212898731231689" calcext:value-type="float">
            <text:p>0.2128987312316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9" calcext:value-type="float">
            <text:p>438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211419582366943" calcext:value-type="float">
            <text:p>0.211419582366943</text:p>
          </table:table-cell>
          <table:table-cell office:value-type="float" office:value="2.30556154251099" calcext:value-type="float">
            <text:p>2.30556154251099</text:p>
          </table:table-cell>
          <table:table-cell office:value-type="float" office:value="2.51698112487793" calcext:value-type="float">
            <text:p>2.51698112487793</text:p>
          </table:table-cell>
          <table:table-cell office:value-type="float" office:value="4334" calcext:value-type="float">
            <text:p>43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162246704101563" calcext:value-type="float">
            <text:p>0.162246704101563</text:p>
          </table:table-cell>
          <table:table-cell office:value-type="float" office:value="21.68221616745" calcext:value-type="float">
            <text:p>21.68221616745</text:p>
          </table:table-cell>
          <table:table-cell office:value-type="float" office:value="21.8444628715515" calcext:value-type="float">
            <text:p>21.8444628715515</text:p>
          </table:table-cell>
          <table:table-cell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4032" calcext:value-type="float">
            <text:p>403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96614742279053" calcext:value-type="float">
            <text:p>0.196614742279053</text:p>
          </table:table-cell>
          <table:table-cell office:value-type="float" office:value="2.39325404167175" calcext:value-type="float">
            <text:p>2.39325404167175</text:p>
          </table:table-cell>
          <table:table-cell office:value-type="float" office:value="2.58986878395081" calcext:value-type="float">
            <text:p>2.58986878395081</text:p>
          </table:table-cell>
          <table:table-cell office:value-type="float" office:value="4340" calcext:value-type="float">
            <text:p>434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209967613220215" calcext:value-type="float">
            <text:p>0.209967613220215</text:p>
          </table:table-cell>
          <table:table-cell office:value-type="float" office:value="8.16231036186218" calcext:value-type="float">
            <text:p>8.16231036186218</text:p>
          </table:table-cell>
          <table:table-cell office:value-type="float" office:value="8.3722779750824" calcext:value-type="float">
            <text:p>8.3722779750824</text:p>
          </table:table-cell>
          <table:table-cell office:value-type="float" office:value="4312" calcext:value-type="float">
            <text:p>43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47" calcext:value-type="float">
            <text:p>847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19884991645813" calcext:value-type="float">
            <text:p>0.19884991645813</text:p>
          </table:table-cell>
          <table:table-cell office:value-type="float" office:value="1.96619439125061" calcext:value-type="float">
            <text:p>1.96619439125061</text:p>
          </table:table-cell>
          <table:table-cell office:value-type="float" office:value="2.16504430770874" calcext:value-type="float">
            <text:p>2.16504430770874</text:p>
          </table:table-cell>
          <table:table-cell office:value-type="float" office:value="4481" calcext:value-type="float">
            <text:p>44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49594449996948" calcext:value-type="float">
            <text:p>0.249594449996948</text:p>
          </table:table-cell>
          <table:table-cell office:value-type="float" office:value="2.03384327888489" calcext:value-type="float">
            <text:p>2.03384327888489</text:p>
          </table:table-cell>
          <table:table-cell office:value-type="float" office:value="2.28343772888184" calcext:value-type="float">
            <text:p>2.28343772888184</text:p>
          </table:table-cell>
          <table:table-cell office:value-type="float" office:value="4442" calcext:value-type="float">
            <text:p>444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158637046813965" calcext:value-type="float">
            <text:p>0.158637046813965</text:p>
          </table:table-cell>
          <table:table-cell office:value-type="float" office:value="1.39445090293884" calcext:value-type="float">
            <text:p>1.39445090293884</text:p>
          </table:table-cell>
          <table:table-cell office:value-type="float" office:value="1.55308794975281" calcext:value-type="float">
            <text:p>1.55308794975281</text:p>
          </table:table-cell>
          <table:table-cell office:value-type="float" office:value="684" calcext:value-type="float">
            <text:p>68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12274312973022" calcext:value-type="float">
            <text:p>0.2122743129730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4" calcext:value-type="float">
            <text:p>45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167243957519531" calcext:value-type="float">
            <text:p>0.167243957519531</text:p>
          </table:table-cell>
          <table:table-cell office:value-type="float" office:value="0.961727380752564" calcext:value-type="float">
            <text:p>0.961727380752564</text:p>
          </table:table-cell>
          <table:table-cell office:value-type="float" office:value="1.12897133827209" calcext:value-type="float">
            <text:p>1.12897133827209</text:p>
          </table:table-cell>
          <table:table-cell office:value-type="float" office:value="527" calcext:value-type="float">
            <text:p>5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160130977630615" calcext:value-type="float">
            <text:p>0.160130977630615</text:p>
          </table:table-cell>
          <table:table-cell office:value-type="float" office:value="3.41919326782227" calcext:value-type="float">
            <text:p>3.41919326782227</text:p>
          </table:table-cell>
          <table:table-cell office:value-type="float" office:value="3.57932424545288" calcext:value-type="float">
            <text:p>3.57932424545288</text:p>
          </table:table-cell>
          <table:table-cell office:value-type="float" office:value="792" calcext:value-type="float">
            <text:p>79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056" calcext:value-type="float">
            <text:p>105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209095001220703" calcext:value-type="float">
            <text:p>0.209095001220703</text:p>
          </table:table-cell>
          <table:table-cell office:value-type="float" office:value="1.50565934181213" calcext:value-type="float">
            <text:p>1.50565934181213</text:p>
          </table:table-cell>
          <table:table-cell office:value-type="float" office:value="1.71475434303284" calcext:value-type="float">
            <text:p>1.71475434303284</text:p>
          </table:table-cell>
          <table:table-cell office:value-type="float" office:value="4366" calcext:value-type="float">
            <text:p>43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18565845489502" calcext:value-type="float">
            <text:p>0.18565845489502</text:p>
          </table:table-cell>
          <table:table-cell office:value-type="float" office:value="1.9819917678833" calcext:value-type="float">
            <text:p>1.9819917678833</text:p>
          </table:table-cell>
          <table:table-cell office:value-type="float" office:value="2.16765022277832" calcext:value-type="float">
            <text:p>2.16765022277832</text:p>
          </table:table-cell>
          <table:table-cell office:value-type="float" office:value="4262" calcext:value-type="float">
            <text:p>426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205808401107788" calcext:value-type="float">
            <text:p>0.2058084011077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28" calcext:value-type="float">
            <text:p>43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.162758350372314" calcext:value-type="float">
            <text:p>0.162758350372314</text:p>
          </table:table-cell>
          <table:table-cell office:value-type="float" office:value="1.73841285705566" calcext:value-type="float">
            <text:p>1.73841285705566</text:p>
          </table:table-cell>
          <table:table-cell office:value-type="float" office:value="1.90117120742798" calcext:value-type="float">
            <text:p>1.90117120742798</text:p>
          </table:table-cell>
          <table:table-cell office:value-type="float" office:value="699" calcext:value-type="float">
            <text:p>69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193317413330078" calcext:value-type="float">
            <text:p>0.193317413330078</text:p>
          </table:table-cell>
          <table:table-cell office:value-type="float" office:value="6.61861801147461" calcext:value-type="float">
            <text:p>6.61861801147461</text:p>
          </table:table-cell>
          <table:table-cell office:value-type="float" office:value="6.81193542480469" calcext:value-type="float">
            <text:p>6.81193542480469</text:p>
          </table:table-cell>
          <table:table-cell office:value-type="float" office:value="4666" calcext:value-type="float">
            <text:p>466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159477472305298" calcext:value-type="float">
            <text:p>0.159477472305298</text:p>
          </table:table-cell>
          <table:table-cell office:value-type="float" office:value="0.88285756111145" calcext:value-type="float">
            <text:p>0.88285756111145</text:p>
          </table:table-cell>
          <table:table-cell office:value-type="float" office:value="1.04233503341675" calcext:value-type="float">
            <text:p>1.04233503341675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208470582962036" calcext:value-type="float">
            <text:p>0.208470582962036</text:p>
          </table:table-cell>
          <table:table-cell office:value-type="float" office:value="20.0364644527435" calcext:value-type="float">
            <text:p>20.0364644527435</text:p>
          </table:table-cell>
          <table:table-cell office:value-type="float" office:value="20.2449350357056" calcext:value-type="float">
            <text:p>20.2449350357056</text:p>
          </table:table-cell>
          <table:table-cell office:value-type="float" office:value="4320" calcext:value-type="float">
            <text:p>432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2592" calcext:value-type="float">
            <text:p>259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245964050292969" calcext:value-type="float">
            <text:p>0.2459640502929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8" calcext:value-type="float">
            <text:p>42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0.21084475517273" calcext:value-type="float">
            <text:p>0.21084475517273</text:p>
          </table:table-cell>
          <table:table-cell office:value-type="float" office:value="1.82024765014648" calcext:value-type="float">
            <text:p>1.82024765014648</text:p>
          </table:table-cell>
          <table:table-cell office:value-type="float" office:value="2.03109240531921" calcext:value-type="float">
            <text:p>2.03109240531921</text:p>
          </table:table-cell>
          <table:table-cell office:value-type="float" office:value="4511" calcext:value-type="float">
            <text:p>451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0.166199445724487" calcext:value-type="float">
            <text:p>0.166199445724487</text:p>
          </table:table-cell>
          <table:table-cell office:value-type="float" office:value="3.48511648178101" calcext:value-type="float">
            <text:p>3.48511648178101</text:p>
          </table:table-cell>
          <table:table-cell office:value-type="float" office:value="3.65131592750549" calcext:value-type="float">
            <text:p>3.65131592750549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300" calcext:value-type="float">
            <text:p>13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210100650787354" calcext:value-type="float">
            <text:p>0.210100650787354</text:p>
          </table:table-cell>
          <table:table-cell office:value-type="float" office:value="2.82878494262695" calcext:value-type="float">
            <text:p>2.82878494262695</text:p>
          </table:table-cell>
          <table:table-cell office:value-type="float" office:value="3.03888559341431" calcext:value-type="float">
            <text:p>3.03888559341431</text:p>
          </table:table-cell>
          <table:table-cell office:value-type="float" office:value="4376" calcext:value-type="float">
            <text:p>437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68265342712402" calcext:value-type="float">
            <text:p>0.168265342712402</text:p>
          </table:table-cell>
          <table:table-cell office:value-type="float" office:value="1.66934013366699" calcext:value-type="float">
            <text:p>1.66934013366699</text:p>
          </table:table-cell>
          <table:table-cell office:value-type="float" office:value="1.83760547637939" calcext:value-type="float">
            <text:p>1.83760547637939</text:p>
          </table:table-cell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.18950366973877" calcext:value-type="float">
            <text:p>0.1895036697387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19" calcext:value-type="float">
            <text:p>44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203596591949463" calcext:value-type="float">
            <text:p>0.2035965919494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2" calcext:value-type="float">
            <text:p>46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.201063632965088" calcext:value-type="float">
            <text:p>0.201063632965088</text:p>
          </table:table-cell>
          <table:table-cell office:value-type="float" office:value="1.79961729049683" calcext:value-type="float">
            <text:p>1.79961729049683</text:p>
          </table:table-cell>
          <table:table-cell office:value-type="float" office:value="2.00068092346191" calcext:value-type="float">
            <text:p>2.00068092346191</text:p>
          </table:table-cell>
          <table:table-cell office:value-type="float" office:value="4363" calcext:value-type="float">
            <text:p>43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216706275939941" calcext:value-type="float">
            <text:p>0.216706275939941</text:p>
          </table:table-cell>
          <table:table-cell office:value-type="float" office:value="3.09619164466858" calcext:value-type="float">
            <text:p>3.09619164466858</text:p>
          </table:table-cell>
          <table:table-cell office:value-type="float" office:value="3.31289792060852" calcext:value-type="float">
            <text:p>3.31289792060852</text:p>
          </table:table-cell>
          <table:table-cell office:value-type="float" office:value="4646" calcext:value-type="float">
            <text:p>464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173916816711426" calcext:value-type="float">
            <text:p>0.173916816711426</text:p>
          </table:table-cell>
          <table:table-cell office:value-type="float" office:value="1.19743299484253" calcext:value-type="float">
            <text:p>1.19743299484253</text:p>
          </table:table-cell>
          <table:table-cell office:value-type="float" office:value="1.37134981155396" calcext:value-type="float">
            <text:p>1.37134981155396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207963943481445" calcext:value-type="float">
            <text:p>0.207963943481445</text:p>
          </table:table-cell>
          <table:table-cell office:value-type="float" office:value="2.13981819152832" calcext:value-type="float">
            <text:p>2.13981819152832</text:p>
          </table:table-cell>
          <table:table-cell office:value-type="float" office:value="2.34778213500977" calcext:value-type="float">
            <text:p>2.34778213500977</text:p>
          </table:table-cell>
          <table:table-cell office:value-type="float" office:value="4403" calcext:value-type="float">
            <text:p>44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197751998901367" calcext:value-type="float">
            <text:p>0.1977519989013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85" calcext:value-type="float">
            <text:p>44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246066808700562" calcext:value-type="float">
            <text:p>0.246066808700562</text:p>
          </table:table-cell>
          <table:table-cell office:value-type="float" office:value="3.71050620079041" calcext:value-type="float">
            <text:p>3.71050620079041</text:p>
          </table:table-cell>
          <table:table-cell office:value-type="float" office:value="3.95657300949097" calcext:value-type="float">
            <text:p>3.95657300949097</text:p>
          </table:table-cell>
          <table:table-cell office:value-type="float" office:value="4382" calcext:value-type="float">
            <text:p>438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212341070175171" calcext:value-type="float">
            <text:p>0.212341070175171</text:p>
          </table:table-cell>
          <table:table-cell office:value-type="float" office:value="1.54562044143677" calcext:value-type="float">
            <text:p>1.54562044143677</text:p>
          </table:table-cell>
          <table:table-cell office:value-type="float" office:value="1.75796151161194" calcext:value-type="float">
            <text:p>1.75796151161194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.199445009231567" calcext:value-type="float">
            <text:p>0.199445009231567</text:p>
          </table:table-cell>
          <table:table-cell office:value-type="float" office:value="150.566210985184" calcext:value-type="float">
            <text:p>150.566210985184</text:p>
          </table:table-cell>
          <table:table-cell office:value-type="float" office:value="150.765655994415" calcext:value-type="float">
            <text:p>150.765655994415</text:p>
          </table:table-cell>
          <table:table-cell office:value-type="float" office:value="4432" calcext:value-type="float">
            <text:p>443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1934" calcext:value-type="float">
            <text:p>1193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.213735103607178" calcext:value-type="float">
            <text:p>0.213735103607178</text:p>
          </table:table-cell>
          <table:table-cell office:value-type="float" office:value="3.2348518371582" calcext:value-type="float">
            <text:p>3.2348518371582</text:p>
          </table:table-cell>
          <table:table-cell office:value-type="float" office:value="3.44858694076538" calcext:value-type="float">
            <text:p>3.44858694076538</text:p>
          </table:table-cell>
          <table:table-cell office:value-type="float" office:value="4352" calcext:value-type="float">
            <text:p>435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.254460096359253" calcext:value-type="float">
            <text:p>0.254460096359253</text:p>
          </table:table-cell>
          <table:table-cell office:value-type="float" office:value="1.97472476959229" calcext:value-type="float">
            <text:p>1.97472476959229</text:p>
          </table:table-cell>
          <table:table-cell office:value-type="float" office:value="2.22918486595154" calcext:value-type="float">
            <text:p>2.22918486595154</text:p>
          </table:table-cell>
          <table:table-cell office:value-type="float" office:value="4353" calcext:value-type="float">
            <text:p>43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.154979944229126" calcext:value-type="float">
            <text:p>0.154979944229126</text:p>
          </table:table-cell>
          <table:table-cell office:value-type="float" office:value="0.887943983078003" calcext:value-type="float">
            <text:p>0.887943983078003</text:p>
          </table:table-cell>
          <table:table-cell office:value-type="float" office:value="1.04292392730713" calcext:value-type="float">
            <text:p>1.04292392730713</text:p>
          </table:table-cell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209216356277466" calcext:value-type="float">
            <text:p>0.209216356277466</text:p>
          </table:table-cell>
          <table:table-cell office:value-type="float" office:value="1.5764856338501" calcext:value-type="float">
            <text:p>1.5764856338501</text:p>
          </table:table-cell>
          <table:table-cell office:value-type="float" office:value="1.78570199012756" calcext:value-type="float">
            <text:p>1.78570199012756</text:p>
          </table:table-cell>
          <table:table-cell office:value-type="float" office:value="4412" calcext:value-type="float">
            <text:p>44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205844163894653" calcext:value-type="float">
            <text:p>0.205844163894653</text:p>
          </table:table-cell>
          <table:table-cell office:value-type="float" office:value="1.42371439933777" calcext:value-type="float">
            <text:p>1.42371439933777</text:p>
          </table:table-cell>
          <table:table-cell office:value-type="float" office:value="1.62955856323242" calcext:value-type="float">
            <text:p>1.62955856323242</text:p>
          </table:table-cell>
          <table:table-cell office:value-type="float" office:value="4337" calcext:value-type="float">
            <text:p>43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0.215368032455444" calcext:value-type="float">
            <text:p>0.215368032455444</text:p>
          </table:table-cell>
          <table:table-cell office:value-type="float" office:value="2.98919010162354" calcext:value-type="float">
            <text:p>2.98919010162354</text:p>
          </table:table-cell>
          <table:table-cell office:value-type="float" office:value="3.20455813407898" calcext:value-type="float">
            <text:p>3.20455813407898</text:p>
          </table:table-cell>
          <table:table-cell office:value-type="float" office:value="4412" calcext:value-type="float">
            <text:p>441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0.210240602493286" calcext:value-type="float">
            <text:p>0.210240602493286</text:p>
          </table:table-cell>
          <table:table-cell office:value-type="float" office:value="18.7705700397491" calcext:value-type="float">
            <text:p>18.7705700397491</text:p>
          </table:table-cell>
          <table:table-cell office:value-type="float" office:value="18.9808106422424" calcext:value-type="float">
            <text:p>18.9808106422424</text:p>
          </table:table-cell>
          <table:table-cell office:value-type="float" office:value="4513" calcext:value-type="float">
            <text:p>4513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700" calcext:value-type="float">
            <text:p>27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.199163436889648" calcext:value-type="float">
            <text:p>0.19916343688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4" calcext:value-type="float">
            <text:p>43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207204103469849" calcext:value-type="float">
            <text:p>0.207204103469849</text:p>
          </table:table-cell>
          <table:table-cell office:value-type="float" office:value="1.740718126297" calcext:value-type="float">
            <text:p>1.740718126297</text:p>
          </table:table-cell>
          <table:table-cell office:value-type="float" office:value="1.94792222976685" calcext:value-type="float">
            <text:p>1.94792222976685</text:p>
          </table:table-cell>
          <table:table-cell office:value-type="float" office:value="4441" calcext:value-type="float">
            <text:p>44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.207458734512329" calcext:value-type="float">
            <text:p>0.207458734512329</text:p>
          </table:table-cell>
          <table:table-cell office:value-type="float" office:value="71.9127545356751" calcext:value-type="float">
            <text:p>71.9127545356751</text:p>
          </table:table-cell>
          <table:table-cell office:value-type="float" office:value="72.1202132701874" calcext:value-type="float">
            <text:p>72.1202132701874</text:p>
          </table:table-cell>
          <table:table-cell office:value-type="float" office:value="4301" calcext:value-type="float">
            <text:p>430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5700" calcext:value-type="float">
            <text:p>57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160681962966919" calcext:value-type="float">
            <text:p>0.160681962966919</text:p>
          </table:table-cell>
          <table:table-cell office:value-type="float" office:value="0.86915135383606" calcext:value-type="float">
            <text:p>0.86915135383606</text:p>
          </table:table-cell>
          <table:table-cell office:value-type="float" office:value="1.02983331680298" calcext:value-type="float">
            <text:p>1.02983331680298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20724892616272" calcext:value-type="float">
            <text:p>0.20724892616272</text:p>
          </table:table-cell>
          <table:table-cell office:value-type="float" office:value="4.06090593338013" calcext:value-type="float">
            <text:p>4.06090593338013</text:p>
          </table:table-cell>
          <table:table-cell office:value-type="float" office:value="4.26815485954285" calcext:value-type="float">
            <text:p>4.26815485954285</text:p>
          </table:table-cell>
          <table:table-cell office:value-type="float" office:value="4669" calcext:value-type="float">
            <text:p>466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228715896606445" calcext:value-type="float">
            <text:p>0.228715896606445</text:p>
          </table:table-cell>
          <table:table-cell office:value-type="float" office:value="1.69961619377136" calcext:value-type="float">
            <text:p>1.69961619377136</text:p>
          </table:table-cell>
          <table:table-cell office:value-type="float" office:value="1.92833209037781" calcext:value-type="float">
            <text:p>1.92833209037781</text:p>
          </table:table-cell>
          <table:table-cell office:value-type="float" office:value="4826" calcext:value-type="float">
            <text:p>48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0.161383628845215" calcext:value-type="float">
            <text:p>0.161383628845215</text:p>
          </table:table-cell>
          <table:table-cell office:value-type="float" office:value="0.866930961608887" calcext:value-type="float">
            <text:p>0.866930961608887</text:p>
          </table:table-cell>
          <table:table-cell office:value-type="float" office:value="1.0283145904541" calcext:value-type="float">
            <text:p>1.0283145904541</text:p>
          </table:table-cell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0.206832647323608" calcext:value-type="float">
            <text:p>0.206832647323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76" calcext:value-type="float">
            <text:p>45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.219545602798462" calcext:value-type="float">
            <text:p>0.219545602798462</text:p>
          </table:table-cell>
          <table:table-cell office:value-type="float" office:value="2.17881107330322" calcext:value-type="float">
            <text:p>2.17881107330322</text:p>
          </table:table-cell>
          <table:table-cell office:value-type="float" office:value="2.39835667610168" calcext:value-type="float">
            <text:p>2.39835667610168</text:p>
          </table:table-cell>
          <table:table-cell office:value-type="float" office:value="4386" calcext:value-type="float">
            <text:p>438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201900482177734" calcext:value-type="float">
            <text:p>0.201900482177734</text:p>
          </table:table-cell>
          <table:table-cell office:value-type="float" office:value="4.01606464385986" calcext:value-type="float">
            <text:p>4.01606464385986</text:p>
          </table:table-cell>
          <table:table-cell office:value-type="float" office:value="4.2179651260376" calcext:value-type="float">
            <text:p>4.2179651260376</text:p>
          </table:table-cell>
          <table:table-cell office:value-type="float" office:value="4592" calcext:value-type="float">
            <text:p>459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508" calcext:value-type="float">
            <text:p>150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.169086933135986" calcext:value-type="float">
            <text:p>0.169086933135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213639497756958" calcext:value-type="float">
            <text:p>0.213639497756958</text:p>
          </table:table-cell>
          <table:table-cell office:value-type="float" office:value="1.88571977615356" calcext:value-type="float">
            <text:p>1.88571977615356</text:p>
          </table:table-cell>
          <table:table-cell office:value-type="float" office:value="2.09935927391052" calcext:value-type="float">
            <text:p>2.09935927391052</text:p>
          </table:table-cell>
          <table:table-cell office:value-type="float" office:value="4689" calcext:value-type="float">
            <text:p>468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.212115049362183" calcext:value-type="float">
            <text:p>0.212115049362183</text:p>
          </table:table-cell>
          <table:table-cell office:value-type="float" office:value="3.356609582901" calcext:value-type="float">
            <text:p>3.356609582901</text:p>
          </table:table-cell>
          <table:table-cell office:value-type="float" office:value="3.56872463226318" calcext:value-type="float">
            <text:p>3.56872463226318</text:p>
          </table:table-cell>
          <table:table-cell office:value-type="float" office:value="4395" calcext:value-type="float">
            <text:p>439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.212104558944702" calcext:value-type="float">
            <text:p>0.212104558944702</text:p>
          </table:table-cell>
          <table:table-cell office:value-type="float" office:value="1.57100224494934" calcext:value-type="float">
            <text:p>1.57100224494934</text:p>
          </table:table-cell>
          <table:table-cell office:value-type="float" office:value="1.78310680389404" calcext:value-type="float">
            <text:p>1.78310680389404</text:p>
          </table:table-cell>
          <table:table-cell office:value-type="float" office:value="4344" calcext:value-type="float">
            <text:p>43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15501880645752" calcext:value-type="float">
            <text:p>0.15501880645752</text:p>
          </table:table-cell>
          <table:table-cell office:value-type="float" office:value="0.912554025650024" calcext:value-type="float">
            <text:p>0.912554025650024</text:p>
          </table:table-cell>
          <table:table-cell office:value-type="float" office:value="1.06757283210754" calcext:value-type="float">
            <text:p>1.06757283210754</text:p>
          </table:table-cell>
          <table:table-cell office:value-type="float" office:value="383" calcext:value-type="float">
            <text:p>3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0.214689254760742" calcext:value-type="float">
            <text:p>0.214689254760742</text:p>
          </table:table-cell>
          <table:table-cell office:value-type="float" office:value="3.31909775733948" calcext:value-type="float">
            <text:p>3.31909775733948</text:p>
          </table:table-cell>
          <table:table-cell office:value-type="float" office:value="3.53378701210022" calcext:value-type="float">
            <text:p>3.53378701210022</text:p>
          </table:table-cell>
          <table:table-cell office:value-type="float" office:value="4504" calcext:value-type="float">
            <text:p>450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205007314682007" calcext:value-type="float">
            <text:p>0.205007314682007</text:p>
          </table:table-cell>
          <table:table-cell office:value-type="float" office:value="2.11495876312256" calcext:value-type="float">
            <text:p>2.11495876312256</text:p>
          </table:table-cell>
          <table:table-cell office:value-type="float" office:value="2.31996607780457" calcext:value-type="float">
            <text:p>2.31996607780457</text:p>
          </table:table-cell>
          <table:table-cell office:value-type="float" office:value="4507" calcext:value-type="float">
            <text:p>450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0.205352067947388" calcext:value-type="float">
            <text:p>0.205352067947388</text:p>
          </table:table-cell>
          <table:table-cell office:value-type="float" office:value="1.45510029792786" calcext:value-type="float">
            <text:p>1.45510029792786</text:p>
          </table:table-cell>
          <table:table-cell office:value-type="float" office:value="1.66045236587524" calcext:value-type="float">
            <text:p>1.66045236587524</text:p>
          </table:table-cell>
          <table:table-cell office:value-type="float" office:value="4409" calcext:value-type="float">
            <text:p>44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217935800552368" calcext:value-type="float">
            <text:p>0.2179358005523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4" calcext:value-type="float">
            <text:p>44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187205076217651" calcext:value-type="float">
            <text:p>0.1872050762176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67" calcext:value-type="float">
            <text:p>42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.201818227767944" calcext:value-type="float">
            <text:p>0.201818227767944</text:p>
          </table:table-cell>
          <table:table-cell office:value-type="float" office:value="2.34347724914551" calcext:value-type="float">
            <text:p>2.34347724914551</text:p>
          </table:table-cell>
          <table:table-cell office:value-type="float" office:value="2.54529547691345" calcext:value-type="float">
            <text:p>2.54529547691345</text:p>
          </table:table-cell>
          <table:table-cell office:value-type="float" office:value="4530" calcext:value-type="float">
            <text:p>453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0.179693937301636" calcext:value-type="float">
            <text:p>0.179693937301636</text:p>
          </table:table-cell>
          <table:table-cell office:value-type="float" office:value="1.39016366004944" calcext:value-type="float">
            <text:p>1.39016366004944</text:p>
          </table:table-cell>
          <table:table-cell office:value-type="float" office:value="1.56985759735107" calcext:value-type="float">
            <text:p>1.56985759735107</text:p>
          </table:table-cell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0.209580183029175" calcext:value-type="float">
            <text:p>0.209580183029175</text:p>
          </table:table-cell>
          <table:table-cell office:value-type="float" office:value="2.36435914039612" calcext:value-type="float">
            <text:p>2.36435914039612</text:p>
          </table:table-cell>
          <table:table-cell office:value-type="float" office:value="2.57393932342529" calcext:value-type="float">
            <text:p>2.57393932342529</text:p>
          </table:table-cell>
          <table:table-cell office:value-type="float" office:value="4397" calcext:value-type="float">
            <text:p>439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88" calcext:value-type="float">
            <text:p>288</text:p>
          </table:table-cell>
          <table:table-cell table:number-columns-repeated="16374"/>
        </table:table-row>
      </table:table>
      <table:table table:name="ForMod+ISWC17" table:style-name="ta3">
        <office:forms form:automatic-focus="false" form:apply-design-mode="false"/>
        <table:table-column table:style-name="co1" table:default-cell-style-name="ce1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16370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ime Load time F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ime spent sig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of complete M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0" calcext:value-type="float">
            <text:p>0</text:p>
          </table:table-cell>
          <table:table-cell office:value-type="float" office:value="0.30135" calcext:value-type="float">
            <text:p>0.30135</text:p>
          </table:table-cell>
          <table:table-cell office:value-type="float" office:value="13.90963" calcext:value-type="float">
            <text:p>13.90963</text:p>
          </table:table-cell>
          <table:table-cell table:style-name="ce13" office:value-type="string" calcext:value-type="string">
            <text:p>1.3187460899353027</text:p>
          </table:table-cell>
          <table:table-cell office:value-type="float" office:value="15.2283760899353" calcext:value-type="float">
            <text:p>15.228376089935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20" calcext:value-type="float">
            <text:p>4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" calcext:value-type="float">
            <text:p>1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13.93209" calcext:value-type="float">
            <text:p>13.93209</text:p>
          </table:table-cell>
          <table:table-cell table:style-name="ce13" office:value-type="string" calcext:value-type="string">
            <text:p>276.27534198760986</text:p>
          </table:table-cell>
          <table:table-cell office:value-type="float" office:value="290.207431987609" calcext:value-type="float">
            <text:p>290.207431987609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072" calcext:value-type="float">
            <text:p>907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" calcext:value-type="float">
            <text:p>2</text:p>
          </table:table-cell>
          <table:table-cell office:value-type="float" office:value="0.27577" calcext:value-type="float">
            <text:p>0.27577</text:p>
          </table:table-cell>
          <table:table-cell office:value-type="float" office:value="13.88405" calcext:value-type="float">
            <text:p>13.88405</text:p>
          </table:table-cell>
          <table:table-cell table:style-name="ce13" office:value-type="string" calcext:value-type="string">
            <text:p>0.5231719017028809</text:p>
          </table:table-cell>
          <table:table-cell office:value-type="float" office:value="14.4072219017029" calcext:value-type="float">
            <text:p>14.4072219017029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" calcext:value-type="float">
            <text:p>3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13.90887" calcext:value-type="float">
            <text:p>13.90887</text:p>
          </table:table-cell>
          <table:table-cell table:style-name="ce13" office:value-type="string" calcext:value-type="string">
            <text:p>0.6153171062469482</text:p>
          </table:table-cell>
          <table:table-cell office:value-type="float" office:value="14.5241871062469" calcext:value-type="float">
            <text:p>14.524187106246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" calcext:value-type="float">
            <text:p>4</text:p>
          </table:table-cell>
          <table:table-cell office:value-type="float" office:value="0.27557" calcext:value-type="float">
            <text:p>0.27557</text:p>
          </table:table-cell>
          <table:table-cell office:value-type="float" office:value="13.88385" calcext:value-type="float">
            <text:p>13.88385</text:p>
          </table:table-cell>
          <table:table-cell table:style-name="ce13" office:value-type="string" calcext:value-type="string">
            <text:p>0.4760172367095947</text:p>
          </table:table-cell>
          <table:table-cell office:value-type="float" office:value="14.3598672367096" calcext:value-type="float">
            <text:p>14.359867236709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" calcext:value-type="float">
            <text:p>5</text:p>
          </table:table-cell>
          <table:table-cell office:value-type="float" office:value="0.28262" calcext:value-type="float">
            <text:p>0.28262</text:p>
          </table:table-cell>
          <table:table-cell office:value-type="float" office:value="13.8909" calcext:value-type="float">
            <text:p>13.8909</text:p>
          </table:table-cell>
          <table:table-cell table:style-name="ce13" office:value-type="string" calcext:value-type="string">
            <text:p>1.0654127597808838</text:p>
          </table:table-cell>
          <table:table-cell office:value-type="float" office:value="14.9563127597809" calcext:value-type="float">
            <text:p>14.9563127597809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2" calcext:value-type="float">
            <text:p>52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" calcext:value-type="float">
            <text:p>6</text:p>
          </table:table-cell>
          <table:table-cell office:value-type="float" office:value="0.29063" calcext:value-type="float">
            <text:p>0.29063</text:p>
          </table:table-cell>
          <table:table-cell office:value-type="float" office:value="13.89891" calcext:value-type="float">
            <text:p>13.89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" calcext:value-type="float">
            <text:p>7</text:p>
          </table:table-cell>
          <table:table-cell office:value-type="float" office:value="0.30862" calcext:value-type="float">
            <text:p>0.30862</text:p>
          </table:table-cell>
          <table:table-cell office:value-type="float" office:value="13.9169" calcext:value-type="float">
            <text:p>13.9169</text:p>
          </table:table-cell>
          <table:table-cell table:style-name="ce13" office:value-type="string" calcext:value-type="string">
            <text:p>0.7260341644287109</text:p>
          </table:table-cell>
          <table:table-cell office:value-type="float" office:value="14.6429341644287" calcext:value-type="float">
            <text:p>14.642934164428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" calcext:value-type="float">
            <text:p>8</text:p>
          </table:table-cell>
          <table:table-cell office:value-type="float" office:value="0.28931" calcext:value-type="float">
            <text:p>0.28931</text:p>
          </table:table-cell>
          <table:table-cell office:value-type="float" office:value="13.89759" calcext:value-type="float">
            <text:p>13.89759</text:p>
          </table:table-cell>
          <table:table-cell table:style-name="ce13" office:value-type="string" calcext:value-type="string">
            <text:p>1.190295934677124</text:p>
          </table:table-cell>
          <table:table-cell office:value-type="float" office:value="15.0878859346771" calcext:value-type="float">
            <text:p>15.0878859346771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188" calcext:value-type="float">
            <text:p>118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" calcext:value-type="float">
            <text:p>9</text:p>
          </table:table-cell>
          <table:table-cell office:value-type="float" office:value="0.28033" calcext:value-type="float">
            <text:p>0.28033</text:p>
          </table:table-cell>
          <table:table-cell office:value-type="float" office:value="13.88861" calcext:value-type="float">
            <text:p>13.88861</text:p>
          </table:table-cell>
          <table:table-cell table:style-name="ce13" office:value-type="string" calcext:value-type="string">
            <text:p>0.5854721069335938</text:p>
          </table:table-cell>
          <table:table-cell office:value-type="float" office:value="14.4740821069336" calcext:value-type="float">
            <text:p>14.474082106933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0" calcext:value-type="float">
            <text:p>10</text:p>
          </table:table-cell>
          <table:table-cell office:value-type="float" office:value="0.2771" calcext:value-type="float">
            <text:p>0.2771</text:p>
          </table:table-cell>
          <table:table-cell office:value-type="float" office:value="13.88538" calcext:value-type="float">
            <text:p>13.88538</text:p>
          </table:table-cell>
          <table:table-cell table:style-name="ce13" office:value-type="string" calcext:value-type="string">
            <text:p>0.5493736267089844</text:p>
          </table:table-cell>
          <table:table-cell office:value-type="float" office:value="14.434753626709" calcext:value-type="float">
            <text:p>14.43475362670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1" calcext:value-type="float">
            <text:p>11</text:p>
          </table:table-cell>
          <table:table-cell office:value-type="float" office:value="0.29008" calcext:value-type="float">
            <text:p>0.29008</text:p>
          </table:table-cell>
          <table:table-cell office:value-type="float" office:value="13.89836" calcext:value-type="float">
            <text:p>13.89836</text:p>
          </table:table-cell>
          <table:table-cell table:style-name="ce13" office:value-type="string" calcext:value-type="string">
            <text:p>0.6483569145202637</text:p>
          </table:table-cell>
          <table:table-cell office:value-type="float" office:value="14.5467169145203" calcext:value-type="float">
            <text:p>14.546716914520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2" calcext:value-type="float">
            <text:p>12</text:p>
          </table:table-cell>
          <table:table-cell office:value-type="float" office:value="0.32081" calcext:value-type="float">
            <text:p>0.32081</text:p>
          </table:table-cell>
          <table:table-cell office:value-type="float" office:value="13.92909" calcext:value-type="float">
            <text:p>13.92909</text:p>
          </table:table-cell>
          <table:table-cell table:style-name="ce13" office:value-type="string" calcext:value-type="string">
            <text:p>1.7654469013214111</text:p>
          </table:table-cell>
          <table:table-cell office:value-type="float" office:value="15.6945369013214" calcext:value-type="float">
            <text:p>15.694536901321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84" calcext:value-type="float">
            <text:p>38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3" calcext:value-type="float">
            <text:p>13</text:p>
          </table:table-cell>
          <table:table-cell office:value-type="float" office:value="0.30284" calcext:value-type="float">
            <text:p>0.30284</text:p>
          </table:table-cell>
          <table:table-cell office:value-type="float" office:value="13.91112" calcext:value-type="float">
            <text:p>13.91112</text:p>
          </table:table-cell>
          <table:table-cell table:style-name="ce13" office:value-type="string" calcext:value-type="string">
            <text:p>0.8600952625274658</text:p>
          </table:table-cell>
          <table:table-cell office:value-type="float" office:value="14.7712152625275" calcext:value-type="float">
            <text:p>14.771215262527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4" calcext:value-type="float">
            <text:p>14</text:p>
          </table:table-cell>
          <table:table-cell office:value-type="float" office:value="0.31531" calcext:value-type="float">
            <text:p>0.31531</text:p>
          </table:table-cell>
          <table:table-cell office:value-type="float" office:value="13.92359" calcext:value-type="float">
            <text:p>13.92359</text:p>
          </table:table-cell>
          <table:table-cell table:style-name="ce13" office:value-type="string" calcext:value-type="string">
            <text:p>0.7487945556640625</text:p>
          </table:table-cell>
          <table:table-cell office:value-type="float" office:value="14.6723845556641" calcext:value-type="float">
            <text:p>14.672384555664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5" calcext:value-type="float">
            <text:p>15</text:p>
          </table:table-cell>
          <table:table-cell office:value-type="float" office:value="0.27132" calcext:value-type="float">
            <text:p>0.27132</text:p>
          </table:table-cell>
          <table:table-cell office:value-type="float" office:value="13.8796" calcext:value-type="float">
            <text:p>13.8796</text:p>
          </table:table-cell>
          <table:table-cell table:style-name="ce13" office:value-type="string" calcext:value-type="string">
            <text:p>0.5454583168029785</text:p>
          </table:table-cell>
          <table:table-cell office:value-type="float" office:value="14.425058316803" calcext:value-type="float">
            <text:p>14.42505831680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6" calcext:value-type="float">
            <text:p>16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13.85189" calcext:value-type="float">
            <text:p>13.85189</text:p>
          </table:table-cell>
          <table:table-cell table:style-name="ce13" office:value-type="string" calcext:value-type="string">
            <text:p>0.46691274642944336</text:p>
          </table:table-cell>
          <table:table-cell office:value-type="float" office:value="14.3188027464294" calcext:value-type="float">
            <text:p>14.318802746429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7" calcext:value-type="float">
            <text:p>17</text:p>
          </table:table-cell>
          <table:table-cell office:value-type="float" office:value="0.24316" calcext:value-type="float">
            <text:p>0.24316</text:p>
          </table:table-cell>
          <table:table-cell office:value-type="float" office:value="13.85144" calcext:value-type="float">
            <text:p>13.85144</text:p>
          </table:table-cell>
          <table:table-cell table:style-name="ce13" office:value-type="string" calcext:value-type="string">
            <text:p>0.43257641792297363</text:p>
          </table:table-cell>
          <table:table-cell office:value-type="float" office:value="14.284016417923" calcext:value-type="float">
            <text:p>14.28401641792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8" calcext:value-type="float">
            <text:p>18</text:p>
          </table:table-cell>
          <table:table-cell office:value-type="float" office:value="0.28868" calcext:value-type="float">
            <text:p>0.28868</text:p>
          </table:table-cell>
          <table:table-cell office:value-type="float" office:value="13.89696" calcext:value-type="float">
            <text:p>13.89696</text:p>
          </table:table-cell>
          <table:table-cell office:value-type="float" office:value="0.699723482131958" calcext:value-type="float">
            <text:p>0.699723482131958</text:p>
          </table:table-cell>
          <table:table-cell office:value-type="float" office:value="14.596683482132" calcext:value-type="float">
            <text:p>14.59668348213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9" calcext:value-type="float">
            <text:p>19</text:p>
          </table:table-cell>
          <table:table-cell office:value-type="float" office:value="0.2646" calcext:value-type="float">
            <text:p>0.2646</text:p>
          </table:table-cell>
          <table:table-cell office:value-type="float" office:value="13.87288" calcext:value-type="float">
            <text:p>13.87288</text:p>
          </table:table-cell>
          <table:table-cell table:style-name="ce13" office:value-type="string" calcext:value-type="string">
            <text:p>0.46326208114624023</text:p>
          </table:table-cell>
          <table:table-cell office:value-type="float" office:value="14.3361420811462" calcext:value-type="float">
            <text:p>14.336142081146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0" calcext:value-type="float">
            <text:p>20</text:p>
          </table:table-cell>
          <table:table-cell office:value-type="float" office:value="0.30172" calcext:value-type="float">
            <text:p>0.30172</text:p>
          </table:table-cell>
          <table:table-cell office:value-type="float" office:value="13.91" calcext:value-type="float">
            <text:p>13.91</text:p>
          </table:table-cell>
          <table:table-cell table:style-name="ce13" office:value-type="string" calcext:value-type="string">
            <text:p>0.7241144180297852</text:p>
          </table:table-cell>
          <table:table-cell office:value-type="float" office:value="14.6341144180298" calcext:value-type="float">
            <text:p>14.634114418029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1" calcext:value-type="float">
            <text:p>21</text:p>
          </table:table-cell>
          <table:table-cell office:value-type="float" office:value="0.30377" calcext:value-type="float">
            <text:p>0.30377</text:p>
          </table:table-cell>
          <table:table-cell office:value-type="float" office:value="13.91205" calcext:value-type="float">
            <text:p>13.91205</text:p>
          </table:table-cell>
          <table:table-cell table:style-name="ce13" office:value-type="string" calcext:value-type="string">
            <text:p>1.7681858539581299</text:p>
          </table:table-cell>
          <table:table-cell office:value-type="float" office:value="15.6802358539581" calcext:value-type="float">
            <text:p>15.6802358539581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1" calcext:value-type="float">
            <text:p>71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2" calcext:value-type="float">
            <text:p>22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13.90682" calcext:value-type="float">
            <text:p>13.90682</text:p>
          </table:table-cell>
          <table:table-cell table:style-name="ce13" office:value-type="string" calcext:value-type="string">
            <text:p>6.3612871170043945</text:p>
          </table:table-cell>
          <table:table-cell office:value-type="float" office:value="20.2681071170044" calcext:value-type="float">
            <text:p>20.268107117004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891" calcext:value-type="float">
            <text:p>89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3" calcext:value-type="float">
            <text:p>23</text:p>
          </table:table-cell>
          <table:table-cell office:value-type="float" office:value="0.28235" calcext:value-type="float">
            <text:p>0.28235</text:p>
          </table:table-cell>
          <table:table-cell office:value-type="float" office:value="13.89063" calcext:value-type="float">
            <text:p>13.89063</text:p>
          </table:table-cell>
          <table:table-cell table:style-name="ce13" office:value-type="string" calcext:value-type="string">
            <text:p>0.6382598876953125</text:p>
          </table:table-cell>
          <table:table-cell office:value-type="float" office:value="14.5288898876953" calcext:value-type="float">
            <text:p>14.528889887695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4" calcext:value-type="float">
            <text:p>24</text:p>
          </table:table-cell>
          <table:table-cell office:value-type="float" office:value="0.3241" calcext:value-type="float">
            <text:p>0.3241</text:p>
          </table:table-cell>
          <table:table-cell office:value-type="float" office:value="13.93238" calcext:value-type="float">
            <text:p>13.93238</text:p>
          </table:table-cell>
          <table:table-cell table:style-name="ce13" office:value-type="string" calcext:value-type="string">
            <text:p>1.2037746906280518</text:p>
          </table:table-cell>
          <table:table-cell office:value-type="float" office:value="15.1361546906281" calcext:value-type="float">
            <text:p>15.136154690628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6" calcext:value-type="float">
            <text:p>15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5" calcext:value-type="float">
            <text:p>25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13.89007" calcext:value-type="float">
            <text:p>13.89007</text:p>
          </table:table-cell>
          <table:table-cell office:value-type="float" office:value="0.673128604888916" calcext:value-type="float">
            <text:p>0.673128604888916</text:p>
          </table:table-cell>
          <table:table-cell office:value-type="float" office:value="14.5631986048889" calcext:value-type="float">
            <text:p>14.563198604888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6" calcext:value-type="float">
            <text:p>26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13.91024" calcext:value-type="float">
            <text:p>13.91024</text:p>
          </table:table-cell>
          <table:table-cell table:style-name="ce13" office:value-type="string" calcext:value-type="string">
            <text:p>1.9819729328155518</text:p>
          </table:table-cell>
          <table:table-cell office:value-type="float" office:value="15.8922129328156" calcext:value-type="float">
            <text:p>15.8922129328156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7" calcext:value-type="float">
            <text:p>27</text:p>
          </table:table-cell>
          <table:table-cell office:value-type="float" office:value="0.28852" calcext:value-type="float">
            <text:p>0.28852</text:p>
          </table:table-cell>
          <table:table-cell office:value-type="float" office:value="13.8968" calcext:value-type="float">
            <text:p>13.8968</text:p>
          </table:table-cell>
          <table:table-cell table:style-name="ce13" office:value-type="string" calcext:value-type="string">
            <text:p>76.96276497840881</text:p>
          </table:table-cell>
          <table:table-cell office:value-type="float" office:value="90.8595649784088" calcext:value-type="float">
            <text:p>90.8595649784088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6864" calcext:value-type="float">
            <text:p>686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8" calcext:value-type="float">
            <text:p>28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13.86096" calcext:value-type="float">
            <text:p>13.86096</text:p>
          </table:table-cell>
          <table:table-cell table:style-name="ce13" office:value-type="string" calcext:value-type="string">
            <text:p>0.47864651679992676</text:p>
          </table:table-cell>
          <table:table-cell office:value-type="float" office:value="14.3396065167999" calcext:value-type="float">
            <text:p>14.339606516799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9" calcext:value-type="float">
            <text:p>29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13.87816" calcext:value-type="float">
            <text:p>13.87816</text:p>
          </table:table-cell>
          <table:table-cell table:style-name="ce13" office:value-type="string" calcext:value-type="string">
            <text:p>0.6146044731140137</text:p>
          </table:table-cell>
          <table:table-cell office:value-type="float" office:value="14.492764473114" calcext:value-type="float">
            <text:p>14.4927644731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0" calcext:value-type="float">
            <text:p>30</text:p>
          </table:table-cell>
          <table:table-cell office:value-type="float" office:value="0.34574" calcext:value-type="float">
            <text:p>0.34574</text:p>
          </table:table-cell>
          <table:table-cell office:value-type="float" office:value="13.95402" calcext:value-type="float">
            <text:p>13.95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1" calcext:value-type="float">
            <text:p>31</text:p>
          </table:table-cell>
          <table:table-cell office:value-type="float" office:value="0.26304" calcext:value-type="float">
            <text:p>0.26304</text:p>
          </table:table-cell>
          <table:table-cell office:value-type="float" office:value="13.87132" calcext:value-type="float">
            <text:p>13.87132</text:p>
          </table:table-cell>
          <table:table-cell table:style-name="ce13" office:value-type="string" calcext:value-type="string">
            <text:p>0.5896303653717041</text:p>
          </table:table-cell>
          <table:table-cell office:value-type="float" office:value="14.4609503653717" calcext:value-type="float">
            <text:p>14.46095036537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2" calcext:value-type="float">
            <text:p>32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13.95579" calcext:value-type="float">
            <text:p>13.95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3" calcext:value-type="float">
            <text:p>33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13.86513" calcext:value-type="float">
            <text:p>13.86513</text:p>
          </table:table-cell>
          <table:table-cell table:style-name="ce13" office:value-type="string" calcext:value-type="string">
            <text:p>0.4677884578704834</text:p>
          </table:table-cell>
          <table:table-cell office:value-type="float" office:value="14.3329184578705" calcext:value-type="float">
            <text:p>14.33291845787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4" calcext:value-type="float">
            <text:p>34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13.87665" calcext:value-type="float">
            <text:p>13.87665</text:p>
          </table:table-cell>
          <table:table-cell office:value-type="float" office:value="0.605781078338623" calcext:value-type="float">
            <text:p>0.605781078338623</text:p>
          </table:table-cell>
          <table:table-cell office:value-type="float" office:value="14.4824310783386" calcext:value-type="float">
            <text:p>14.482431078338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5" calcext:value-type="float">
            <text:p>35</text:p>
          </table:table-cell>
          <table:table-cell office:value-type="float" office:value="0.2444" calcext:value-type="float">
            <text:p>0.2444</text:p>
          </table:table-cell>
          <table:table-cell office:value-type="float" office:value="13.85268" calcext:value-type="float">
            <text:p>13.85268</text:p>
          </table:table-cell>
          <table:table-cell office:value-type="float" office:value="0.5223388671875" calcext:value-type="float">
            <text:p>0.5223388671875</text:p>
          </table:table-cell>
          <table:table-cell office:value-type="float" office:value="14.3750188671875" calcext:value-type="float">
            <text:p>14.375018867187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6" calcext:value-type="float">
            <text:p>36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13.90952" calcext:value-type="float">
            <text:p>13.90952</text:p>
          </table:table-cell>
          <table:table-cell table:style-name="ce13" office:value-type="string" calcext:value-type="string">
            <text:p>0.7390866279602051</text:p>
          </table:table-cell>
          <table:table-cell office:value-type="float" office:value="14.6486066279602" calcext:value-type="float">
            <text:p>14.648606627960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7" calcext:value-type="float">
            <text:p>37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13.86052" calcext:value-type="float">
            <text:p>13.86052</text:p>
          </table:table-cell>
          <table:table-cell table:style-name="ce13" office:value-type="string" calcext:value-type="string">
            <text:p>0.48833227157592773</text:p>
          </table:table-cell>
          <table:table-cell office:value-type="float" office:value="14.3488522715759" calcext:value-type="float">
            <text:p>14.348852271575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8" calcext:value-type="float">
            <text:p>38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13.87332" calcext:value-type="float">
            <text:p>13.87332</text:p>
          </table:table-cell>
          <table:table-cell table:style-name="ce13" office:value-type="string" calcext:value-type="string">
            <text:p>0.5461142063140869</text:p>
          </table:table-cell>
          <table:table-cell office:value-type="float" office:value="14.4194342063141" calcext:value-type="float">
            <text:p>14.41943420631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9" calcext:value-type="float">
            <text:p>39</text:p>
          </table:table-cell>
          <table:table-cell office:value-type="float" office:value="0.31802" calcext:value-type="float">
            <text:p>0.31802</text:p>
          </table:table-cell>
          <table:table-cell office:value-type="float" office:value="13.9263" calcext:value-type="float">
            <text:p>13.9263</text:p>
          </table:table-cell>
          <table:table-cell table:style-name="ce13" office:value-type="string" calcext:value-type="string">
            <text:p>3.7807610034942627</text:p>
          </table:table-cell>
          <table:table-cell office:value-type="float" office:value="17.7070610034943" calcext:value-type="float">
            <text:p>17.7070610034943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64" calcext:value-type="float">
            <text:p>116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0" calcext:value-type="float">
            <text:p>40</text:p>
          </table:table-cell>
          <table:table-cell office:value-type="float" office:value="0.34687" calcext:value-type="float">
            <text:p>0.34687</text:p>
          </table:table-cell>
          <table:table-cell office:value-type="float" office:value="13.95515" calcext:value-type="float">
            <text:p>13.955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1" calcext:value-type="float">
            <text:p>41</text:p>
          </table:table-cell>
          <table:table-cell office:value-type="float" office:value="0.29252" calcext:value-type="float">
            <text:p>0.29252</text:p>
          </table:table-cell>
          <table:table-cell office:value-type="float" office:value="13.9008" calcext:value-type="float">
            <text:p>13.9008</text:p>
          </table:table-cell>
          <table:table-cell table:style-name="ce13" office:value-type="string" calcext:value-type="string">
            <text:p>0.7738473415374756</text:p>
          </table:table-cell>
          <table:table-cell office:value-type="float" office:value="14.6746473415375" calcext:value-type="float">
            <text:p>14.674647341537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2" calcext:value-type="float">
            <text:p>42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13.92767" calcext:value-type="float">
            <text:p>13.92767</text:p>
          </table:table-cell>
          <table:table-cell table:style-name="ce13" office:value-type="string" calcext:value-type="string">
            <text:p>1.002183198928833</text:p>
          </table:table-cell>
          <table:table-cell office:value-type="float" office:value="14.9298531989288" calcext:value-type="float">
            <text:p>14.9298531989288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3" calcext:value-type="float">
            <text:p>43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13.90487" calcext:value-type="float">
            <text:p>13.90487</text:p>
          </table:table-cell>
          <table:table-cell table:style-name="ce13" office:value-type="string" calcext:value-type="string">
            <text:p>0.6880147457122803</text:p>
          </table:table-cell>
          <table:table-cell office:value-type="float" office:value="14.5928847457123" calcext:value-type="float">
            <text:p>14.592884745712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4" calcext:value-type="float">
            <text:p>44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13.87581" calcext:value-type="float">
            <text:p>13.87581</text:p>
          </table:table-cell>
          <table:table-cell table:style-name="ce13" office:value-type="string" calcext:value-type="string">
            <text:p>0.4727444648742676</text:p>
          </table:table-cell>
          <table:table-cell office:value-type="float" office:value="14.3485544648743" calcext:value-type="float">
            <text:p>14.348554464874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5" calcext:value-type="float">
            <text:p>45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13.85985" calcext:value-type="float">
            <text:p>13.85985</text:p>
          </table:table-cell>
          <table:table-cell table:style-name="ce13" office:value-type="string" calcext:value-type="string">
            <text:p>0.4619781970977783</text:p>
          </table:table-cell>
          <table:table-cell office:value-type="float" office:value="14.3218281970978" calcext:value-type="float">
            <text:p>14.32182819709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6" calcext:value-type="float">
            <text:p>46</text:p>
          </table:table-cell>
          <table:table-cell office:value-type="float" office:value="0.33581" calcext:value-type="float">
            <text:p>0.33581</text:p>
          </table:table-cell>
          <table:table-cell office:value-type="float" office:value="13.94409" calcext:value-type="float">
            <text:p>13.94409</text:p>
          </table:table-cell>
          <table:table-cell table:style-name="ce13" office:value-type="string" calcext:value-type="string">
            <text:p>13.232834815979004</text:p>
          </table:table-cell>
          <table:table-cell office:value-type="float" office:value="27.176924815979" calcext:value-type="float">
            <text:p>27.176924815979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7" calcext:value-type="float">
            <text:p>47</text:p>
          </table:table-cell>
          <table:table-cell office:value-type="float" office:value="0.3005" calcext:value-type="float">
            <text:p>0.3005</text:p>
          </table:table-cell>
          <table:table-cell office:value-type="float" office:value="13.90878" calcext:value-type="float">
            <text:p>13.90878</text:p>
          </table:table-cell>
          <table:table-cell table:style-name="ce13" office:value-type="string" calcext:value-type="string">
            <text:p>0.8049540519714355</text:p>
          </table:table-cell>
          <table:table-cell office:value-type="float" office:value="14.7137340519714" calcext:value-type="float">
            <text:p>14.713734051971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8" calcext:value-type="float">
            <text:p>48</text:p>
          </table:table-cell>
          <table:table-cell office:value-type="float" office:value="0.29185" calcext:value-type="float">
            <text:p>0.29185</text:p>
          </table:table-cell>
          <table:table-cell office:value-type="float" office:value="13.90013" calcext:value-type="float">
            <text:p>13.90013</text:p>
          </table:table-cell>
          <table:table-cell table:style-name="ce13" office:value-type="string" calcext:value-type="string">
            <text:p>34.96569848060608</text:p>
          </table:table-cell>
          <table:table-cell office:value-type="float" office:value="48.865828480606" calcext:value-type="float">
            <text:p>48.86582848060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360" calcext:value-type="float">
            <text:p>33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9" calcext:value-type="float">
            <text:p>49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13.85713" calcext:value-type="float">
            <text:p>13.85713</text:p>
          </table:table-cell>
          <table:table-cell table:style-name="ce13" office:value-type="string" calcext:value-type="string">
            <text:p>0.4779212474822998</text:p>
          </table:table-cell>
          <table:table-cell office:value-type="float" office:value="14.3350512474823" calcext:value-type="float">
            <text:p>14.335051247482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0" calcext:value-type="float">
            <text:p>50</text:p>
          </table:table-cell>
          <table:table-cell office:value-type="float" office:value="0.26414" calcext:value-type="float">
            <text:p>0.26414</text:p>
          </table:table-cell>
          <table:table-cell office:value-type="float" office:value="13.87242" calcext:value-type="float">
            <text:p>13.87242</text:p>
          </table:table-cell>
          <table:table-cell table:style-name="ce13" office:value-type="string" calcext:value-type="string">
            <text:p>0.5301239490509033</text:p>
          </table:table-cell>
          <table:table-cell office:value-type="float" office:value="14.4025439490509" calcext:value-type="float">
            <text:p>14.40254394905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1" calcext:value-type="float">
            <text:p>51</text:p>
          </table:table-cell>
          <table:table-cell office:value-type="float" office:value="0.2843" calcext:value-type="float">
            <text:p>0.2843</text:p>
          </table:table-cell>
          <table:table-cell office:value-type="float" office:value="13.89258" calcext:value-type="float">
            <text:p>13.89258</text:p>
          </table:table-cell>
          <table:table-cell table:style-name="ce13" office:value-type="string" calcext:value-type="string">
            <text:p>0.6587092876434326</text:p>
          </table:table-cell>
          <table:table-cell office:value-type="float" office:value="14.5512892876434" calcext:value-type="float">
            <text:p>14.551289287643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2" calcext:value-type="float">
            <text:p>52</text:p>
          </table:table-cell>
          <table:table-cell office:value-type="float" office:value="0.27587" calcext:value-type="float">
            <text:p>0.27587</text:p>
          </table:table-cell>
          <table:table-cell office:value-type="float" office:value="13.88415" calcext:value-type="float">
            <text:p>13.88415</text:p>
          </table:table-cell>
          <table:table-cell table:style-name="ce13" office:value-type="string" calcext:value-type="string">
            <text:p>0.9873528480529785</text:p>
          </table:table-cell>
          <table:table-cell office:value-type="float" office:value="14.871502848053" calcext:value-type="float">
            <text:p>14.87150284805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3" calcext:value-type="float">
            <text:p>53</text:p>
          </table:table-cell>
          <table:table-cell office:value-type="float" office:value="0.31744" calcext:value-type="float">
            <text:p>0.31744</text:p>
          </table:table-cell>
          <table:table-cell office:value-type="float" office:value="13.92572" calcext:value-type="float">
            <text:p>13.92572</text:p>
          </table:table-cell>
          <table:table-cell table:style-name="ce13" office:value-type="string" calcext:value-type="string">
            <text:p>2.843632459640503</text:p>
          </table:table-cell>
          <table:table-cell office:value-type="float" office:value="16.7693524596405" calcext:value-type="float">
            <text:p>16.769352459640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320" calcext:value-type="float">
            <text:p>23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4" calcext:value-type="float">
            <text:p>54</text:p>
          </table:table-cell>
          <table:table-cell office:value-type="float" office:value="0.2896" calcext:value-type="float">
            <text:p>0.2896</text:p>
          </table:table-cell>
          <table:table-cell office:value-type="float" office:value="13.89788" calcext:value-type="float">
            <text:p>13.89788</text:p>
          </table:table-cell>
          <table:table-cell table:style-name="ce13" office:value-type="string" calcext:value-type="string">
            <text:p>0.7091236114501953</text:p>
          </table:table-cell>
          <table:table-cell office:value-type="float" office:value="14.6070036114502" calcext:value-type="float">
            <text:p>14.607003611450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5" calcext:value-type="float">
            <text:p>55</text:p>
          </table:table-cell>
          <table:table-cell office:value-type="float" office:value="0.34407" calcext:value-type="float">
            <text:p>0.34407</text:p>
          </table:table-cell>
          <table:table-cell office:value-type="float" office:value="13.95235" calcext:value-type="float">
            <text:p>13.95235</text:p>
          </table:table-cell>
          <table:table-cell table:style-name="ce13" office:value-type="string" calcext:value-type="string">
            <text:p>1.0086462497711182</text:p>
          </table:table-cell>
          <table:table-cell office:value-type="float" office:value="14.9609962497711" calcext:value-type="float">
            <text:p>14.9609962497711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6" calcext:value-type="float">
            <text:p>56</text:p>
          </table:table-cell>
          <table:table-cell office:value-type="float" office:value="0.30644" calcext:value-type="float">
            <text:p>0.30644</text:p>
          </table:table-cell>
          <table:table-cell office:value-type="float" office:value="13.91472" calcext:value-type="float">
            <text:p>13.91472</text:p>
          </table:table-cell>
          <table:table-cell table:style-name="ce13" office:value-type="string" calcext:value-type="string">
            <text:p>0.6554548740386963</text:p>
          </table:table-cell>
          <table:table-cell office:value-type="float" office:value="14.5701748740387" calcext:value-type="float">
            <text:p>14.570174874038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7" calcext:value-type="float">
            <text:p>57</text:p>
          </table:table-cell>
          <table:table-cell office:value-type="float" office:value="0.30094" calcext:value-type="float">
            <text:p>0.30094</text:p>
          </table:table-cell>
          <table:table-cell office:value-type="float" office:value="13.90922" calcext:value-type="float">
            <text:p>13.90922</text:p>
          </table:table-cell>
          <table:table-cell table:style-name="ce13" office:value-type="string" calcext:value-type="string">
            <text:p>0.8860077857971191</text:p>
          </table:table-cell>
          <table:table-cell office:value-type="float" office:value="14.7952277857971" calcext:value-type="float">
            <text:p>14.795227785797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8" calcext:value-type="float">
            <text:p>58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13.8795" calcext:value-type="float">
            <text:p>13.8795</text:p>
          </table:table-cell>
          <table:table-cell table:style-name="ce13" office:value-type="string" calcext:value-type="string">
            <text:p>0.6748263835906982</text:p>
          </table:table-cell>
          <table:table-cell office:value-type="float" office:value="14.5543263835907" calcext:value-type="float">
            <text:p>14.554326383590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9" calcext:value-type="float">
            <text:p>59</text:p>
          </table:table-cell>
          <table:table-cell office:value-type="float" office:value="0.28243" calcext:value-type="float">
            <text:p>0.28243</text:p>
          </table:table-cell>
          <table:table-cell office:value-type="float" office:value="13.89071" calcext:value-type="float">
            <text:p>13.89071</text:p>
          </table:table-cell>
          <table:table-cell table:style-name="ce13" office:value-type="string" calcext:value-type="string">
            <text:p>0.6951265335083008</text:p>
          </table:table-cell>
          <table:table-cell office:value-type="float" office:value="14.5858365335083" calcext:value-type="float">
            <text:p>14.585836533508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0" calcext:value-type="float">
            <text:p>60</text:p>
          </table:table-cell>
          <table:table-cell office:value-type="float" office:value="0.2813" calcext:value-type="float">
            <text:p>0.2813</text:p>
          </table:table-cell>
          <table:table-cell office:value-type="float" office:value="13.88958" calcext:value-type="float">
            <text:p>13.88958</text:p>
          </table:table-cell>
          <table:table-cell table:style-name="ce13" office:value-type="string" calcext:value-type="string">
            <text:p>0.6513595581054688</text:p>
          </table:table-cell>
          <table:table-cell office:value-type="float" office:value="14.5409395581055" calcext:value-type="float">
            <text:p>14.540939558105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1" calcext:value-type="float">
            <text:p>61</text:p>
          </table:table-cell>
          <table:table-cell office:value-type="float" office:value="0.26687" calcext:value-type="float">
            <text:p>0.26687</text:p>
          </table:table-cell>
          <table:table-cell office:value-type="float" office:value="13.87515" calcext:value-type="float">
            <text:p>13.87515</text:p>
          </table:table-cell>
          <table:table-cell table:style-name="ce13" office:value-type="string" calcext:value-type="string">
            <text:p>0.7053132057189941</text:p>
          </table:table-cell>
          <table:table-cell office:value-type="float" office:value="14.580463205719" calcext:value-type="float">
            <text:p>14.58046320571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2" calcext:value-type="float">
            <text:p>62</text:p>
          </table:table-cell>
          <table:table-cell office:value-type="float" office:value="0.26249" calcext:value-type="float">
            <text:p>0.26249</text:p>
          </table:table-cell>
          <table:table-cell office:value-type="float" office:value="13.87077" calcext:value-type="float">
            <text:p>13.87077</text:p>
          </table:table-cell>
          <table:table-cell table:style-name="ce13" office:value-type="string" calcext:value-type="string">
            <text:p>0.5264978408813477</text:p>
          </table:table-cell>
          <table:table-cell office:value-type="float" office:value="14.3972678408813" calcext:value-type="float">
            <text:p>14.397267840881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3" calcext:value-type="float">
            <text:p>63</text:p>
          </table:table-cell>
          <table:table-cell office:value-type="float" office:value="0.28371" calcext:value-type="float">
            <text:p>0.28371</text:p>
          </table:table-cell>
          <table:table-cell office:value-type="float" office:value="13.89199" calcext:value-type="float">
            <text:p>13.89199</text:p>
          </table:table-cell>
          <table:table-cell office:value-type="float" office:value="0.642967700958252" calcext:value-type="float">
            <text:p>0.642967700958252</text:p>
          </table:table-cell>
          <table:table-cell office:value-type="float" office:value="14.5349577009583" calcext:value-type="float">
            <text:p>14.534957700958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4" calcext:value-type="float">
            <text:p>6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13.91149" calcext:value-type="float">
            <text:p>13.911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5" calcext:value-type="float">
            <text:p>65</text:p>
          </table:table-cell>
          <table:table-cell office:value-type="float" office:value="0.3073" calcext:value-type="float">
            <text:p>0.3073</text:p>
          </table:table-cell>
          <table:table-cell office:value-type="float" office:value="13.91558" calcext:value-type="float">
            <text:p>13.91558</text:p>
          </table:table-cell>
          <table:table-cell table:style-name="ce13" office:value-type="string" calcext:value-type="string">
            <text:p>18.00612783432007</text:p>
          </table:table-cell>
          <table:table-cell office:value-type="float" office:value="31.92170783432" calcext:value-type="float">
            <text:p>31.92170783432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6" calcext:value-type="float">
            <text:p>66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13.89295" calcext:value-type="float">
            <text:p>13.89295</text:p>
          </table:table-cell>
          <table:table-cell table:style-name="ce13" office:value-type="string" calcext:value-type="string">
            <text:p>0.6529655456542969</text:p>
          </table:table-cell>
          <table:table-cell office:value-type="float" office:value="14.5459155456543" calcext:value-type="float">
            <text:p>14.54591554565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7" calcext:value-type="float">
            <text:p>67</text:p>
          </table:table-cell>
          <table:table-cell office:value-type="float" office:value="0.27864" calcext:value-type="float">
            <text:p>0.27864</text:p>
          </table:table-cell>
          <table:table-cell office:value-type="float" office:value="13.88692" calcext:value-type="float">
            <text:p>13.88692</text:p>
          </table:table-cell>
          <table:table-cell table:style-name="ce13" office:value-type="string" calcext:value-type="string">
            <text:p>0.6170563697814941</text:p>
          </table:table-cell>
          <table:table-cell office:value-type="float" office:value="14.5039763697815" calcext:value-type="float">
            <text:p>14.50397636978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8" calcext:value-type="float">
            <text:p>68</text:p>
          </table:table-cell>
          <table:table-cell office:value-type="float" office:value="0.28885" calcext:value-type="float">
            <text:p>0.28885</text:p>
          </table:table-cell>
          <table:table-cell office:value-type="float" office:value="13.89713" calcext:value-type="float">
            <text:p>13.89713</text:p>
          </table:table-cell>
          <table:table-cell office:value-type="float" office:value="0.647958517074585" calcext:value-type="float">
            <text:p>0.647958517074585</text:p>
          </table:table-cell>
          <table:table-cell office:value-type="float" office:value="14.5450885170746" calcext:value-type="float">
            <text:p>14.545088517074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9" calcext:value-type="float">
            <text:p>69</text:p>
          </table:table-cell>
          <table:table-cell office:value-type="float" office:value="0.27899" calcext:value-type="float">
            <text:p>0.27899</text:p>
          </table:table-cell>
          <table:table-cell office:value-type="float" office:value="13.88727" calcext:value-type="float">
            <text:p>13.88727</text:p>
          </table:table-cell>
          <table:table-cell table:style-name="ce13" office:value-type="string" calcext:value-type="string">
            <text:p>0.6999795436859131</text:p>
          </table:table-cell>
          <table:table-cell office:value-type="float" office:value="14.5872495436859" calcext:value-type="float">
            <text:p>14.587249543685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0" calcext:value-type="float">
            <text:p>70</text:p>
          </table:table-cell>
          <table:table-cell office:value-type="float" office:value="0.3311" calcext:value-type="float">
            <text:p>0.3311</text:p>
          </table:table-cell>
          <table:table-cell office:value-type="float" office:value="13.93938" calcext:value-type="float">
            <text:p>13.939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1" calcext:value-type="float">
            <text:p>71</text:p>
          </table:table-cell>
          <table:table-cell office:value-type="float" office:value="0.26235" calcext:value-type="float">
            <text:p>0.26235</text:p>
          </table:table-cell>
          <table:table-cell office:value-type="float" office:value="13.87063" calcext:value-type="float">
            <text:p>13.87063</text:p>
          </table:table-cell>
          <table:table-cell table:style-name="ce13" office:value-type="string" calcext:value-type="string">
            <text:p>0.5470061302185059</text:p>
          </table:table-cell>
          <table:table-cell office:value-type="float" office:value="14.4176361302185" calcext:value-type="float">
            <text:p>14.417636130218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2" calcext:value-type="float">
            <text:p>72</text:p>
          </table:table-cell>
          <table:table-cell office:value-type="float" office:value="0.25613" calcext:value-type="float">
            <text:p>0.25613</text:p>
          </table:table-cell>
          <table:table-cell office:value-type="float" office:value="13.86441" calcext:value-type="float">
            <text:p>13.86441</text:p>
          </table:table-cell>
          <table:table-cell table:style-name="ce13" office:value-type="string" calcext:value-type="string">
            <text:p>0.6221621036529541</text:p>
          </table:table-cell>
          <table:table-cell office:value-type="float" office:value="14.486572103653" calcext:value-type="float">
            <text:p>14.48657210365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3" calcext:value-type="float">
            <text:p>73</text:p>
          </table:table-cell>
          <table:table-cell office:value-type="float" office:value="0.30608" calcext:value-type="float">
            <text:p>0.30608</text:p>
          </table:table-cell>
          <table:table-cell office:value-type="float" office:value="13.91436" calcext:value-type="float">
            <text:p>13.91436</text:p>
          </table:table-cell>
          <table:table-cell table:style-name="ce13" office:value-type="string" calcext:value-type="string">
            <text:p>0.8146214485168457</text:p>
          </table:table-cell>
          <table:table-cell office:value-type="float" office:value="14.7289814485168" calcext:value-type="float">
            <text:p>14.728981448516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4" calcext:value-type="float">
            <text:p>74</text:p>
          </table:table-cell>
          <table:table-cell office:value-type="float" office:value="0.28036" calcext:value-type="float">
            <text:p>0.28036</text:p>
          </table:table-cell>
          <table:table-cell office:value-type="float" office:value="13.88864" calcext:value-type="float">
            <text:p>13.88864</text:p>
          </table:table-cell>
          <table:table-cell table:style-name="ce13" office:value-type="string" calcext:value-type="string">
            <text:p>0.5890686511993408</text:p>
          </table:table-cell>
          <table:table-cell office:value-type="float" office:value="14.4777086511993" calcext:value-type="float">
            <text:p>14.477708651199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5" calcext:value-type="float">
            <text:p>75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13.90661" calcext:value-type="float">
            <text:p>13.90661</text:p>
          </table:table-cell>
          <table:table-cell table:style-name="ce13" office:value-type="string" calcext:value-type="string">
            <text:p>3.2100839614868164</text:p>
          </table:table-cell>
          <table:table-cell office:value-type="float" office:value="17.1166939614868" calcext:value-type="float">
            <text:p>17.116693961486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040" calcext:value-type="float">
            <text:p>204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6" calcext:value-type="float">
            <text:p>76</text:p>
          </table:table-cell>
          <table:table-cell office:value-type="float" office:value="0.27351" calcext:value-type="float">
            <text:p>0.27351</text:p>
          </table:table-cell>
          <table:table-cell office:value-type="float" office:value="13.88179" calcext:value-type="float">
            <text:p>13.88179</text:p>
          </table:table-cell>
          <table:table-cell table:style-name="ce13" office:value-type="string" calcext:value-type="string">
            <text:p>0.6224961280822754</text:p>
          </table:table-cell>
          <table:table-cell office:value-type="float" office:value="14.5042861280823" calcext:value-type="float">
            <text:p>14.504286128082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7" calcext:value-type="float">
            <text:p>77</text:p>
          </table:table-cell>
          <table:table-cell office:value-type="float" office:value="0.25319" calcext:value-type="float">
            <text:p>0.25319</text:p>
          </table:table-cell>
          <table:table-cell office:value-type="float" office:value="13.86147" calcext:value-type="float">
            <text:p>13.86147</text:p>
          </table:table-cell>
          <table:table-cell table:style-name="ce13" office:value-type="string" calcext:value-type="string">
            <text:p>0.5484039783477783</text:p>
          </table:table-cell>
          <table:table-cell office:value-type="float" office:value="14.4098739783478" calcext:value-type="float">
            <text:p>14.40987397834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8" calcext:value-type="float">
            <text:p>78</text:p>
          </table:table-cell>
          <table:table-cell office:value-type="float" office:value="0.32277" calcext:value-type="float">
            <text:p>0.32277</text:p>
          </table:table-cell>
          <table:table-cell office:value-type="float" office:value="13.93105" calcext:value-type="float">
            <text:p>13.93105</text:p>
          </table:table-cell>
          <table:table-cell office:value-type="float" office:value="0.752631664276123" calcext:value-type="float">
            <text:p>0.752631664276123</text:p>
          </table:table-cell>
          <table:table-cell office:value-type="float" office:value="14.6836816642761" calcext:value-type="float">
            <text:p>14.683681664276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9" calcext:value-type="float">
            <text:p>7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13.88084" calcext:value-type="float">
            <text:p>13.88084</text:p>
          </table:table-cell>
          <table:table-cell office:value-type="float" office:value="0.66947340965271" calcext:value-type="float">
            <text:p>0.66947340965271</text:p>
          </table:table-cell>
          <table:table-cell office:value-type="float" office:value="14.5503134096527" calcext:value-type="float">
            <text:p>14.55031340965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0" calcext:value-type="float">
            <text:p>80</text:p>
          </table:table-cell>
          <table:table-cell office:value-type="float" office:value="0.29421" calcext:value-type="float">
            <text:p>0.29421</text:p>
          </table:table-cell>
          <table:table-cell office:value-type="float" office:value="13.90249" calcext:value-type="float">
            <text:p>13.90249</text:p>
          </table:table-cell>
          <table:table-cell table:style-name="ce13" office:value-type="string" calcext:value-type="string">
            <text:p>10.400366067886353</text:p>
          </table:table-cell>
          <table:table-cell office:value-type="float" office:value="24.3028560678863" calcext:value-type="float">
            <text:p>24.302856067886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56" calcext:value-type="float">
            <text:p>225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1" calcext:value-type="float">
            <text:p>81</text:p>
          </table:table-cell>
          <table:table-cell office:value-type="float" office:value="0.28465" calcext:value-type="float">
            <text:p>0.28465</text:p>
          </table:table-cell>
          <table:table-cell office:value-type="float" office:value="13.89293" calcext:value-type="float">
            <text:p>13.89293</text:p>
          </table:table-cell>
          <table:table-cell table:style-name="ce13" office:value-type="string" calcext:value-type="string">
            <text:p>0.7043290138244629</text:p>
          </table:table-cell>
          <table:table-cell office:value-type="float" office:value="14.5972590138245" calcext:value-type="float">
            <text:p>14.597259013824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2" calcext:value-type="float">
            <text:p>82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13.90259" calcext:value-type="float">
            <text:p>13.90259</text:p>
          </table:table-cell>
          <table:table-cell table:style-name="ce13" office:value-type="string" calcext:value-type="string">
            <text:p>0.6272177696228027</text:p>
          </table:table-cell>
          <table:table-cell office:value-type="float" office:value="14.5298077696228" calcext:value-type="float">
            <text:p>14.529807769622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3" calcext:value-type="float">
            <text:p>83</text:p>
          </table:table-cell>
          <table:table-cell office:value-type="float" office:value="0.26151" calcext:value-type="float">
            <text:p>0.26151</text:p>
          </table:table-cell>
          <table:table-cell office:value-type="float" office:value="13.86979" calcext:value-type="float">
            <text:p>13.86979</text:p>
          </table:table-cell>
          <table:table-cell table:style-name="ce13" office:value-type="string" calcext:value-type="string">
            <text:p>0.48138999938964844</text:p>
          </table:table-cell>
          <table:table-cell office:value-type="float" office:value="14.3511799993896" calcext:value-type="float">
            <text:p>14.35117999938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4" calcext:value-type="float">
            <text:p>84</text:p>
          </table:table-cell>
          <table:table-cell office:value-type="float" office:value="0.28135" calcext:value-type="float">
            <text:p>0.28135</text:p>
          </table:table-cell>
          <table:table-cell office:value-type="float" office:value="13.88963" calcext:value-type="float">
            <text:p>13.88963</text:p>
          </table:table-cell>
          <table:table-cell table:style-name="ce13" office:value-type="string" calcext:value-type="string">
            <text:p>0.7317075729370117</text:p>
          </table:table-cell>
          <table:table-cell office:value-type="float" office:value="14.621337572937" calcext:value-type="float">
            <text:p>14.62133757293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5" calcext:value-type="float">
            <text:p>85</text:p>
          </table:table-cell>
          <table:table-cell office:value-type="float" office:value="0.32077" calcext:value-type="float">
            <text:p>0.32077</text:p>
          </table:table-cell>
          <table:table-cell office:value-type="float" office:value="13.92905" calcext:value-type="float">
            <text:p>13.92905</text:p>
          </table:table-cell>
          <table:table-cell table:style-name="ce13" office:value-type="string" calcext:value-type="string">
            <text:p>0.7008240222930908</text:p>
          </table:table-cell>
          <table:table-cell office:value-type="float" office:value="14.6298740222931" calcext:value-type="float">
            <text:p>14.62987402229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6" calcext:value-type="float">
            <text:p>8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13.88612" calcext:value-type="float">
            <text:p>13.88612</text:p>
          </table:table-cell>
          <table:table-cell office:value-type="float" office:value="0.640822172164917" calcext:value-type="float">
            <text:p>0.640822172164917</text:p>
          </table:table-cell>
          <table:table-cell office:value-type="float" office:value="14.5269421721649" calcext:value-type="float">
            <text:p>14.526942172164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7" calcext:value-type="float">
            <text:p>87</text:p>
          </table:table-cell>
          <table:table-cell office:value-type="float" office:value="0.2906" calcext:value-type="float">
            <text:p>0.2906</text:p>
          </table:table-cell>
          <table:table-cell office:value-type="float" office:value="13.89888" calcext:value-type="float">
            <text:p>13.89888</text:p>
          </table:table-cell>
          <table:table-cell office:value-type="float" office:value="0.587977409362793" calcext:value-type="float">
            <text:p>0.587977409362793</text:p>
          </table:table-cell>
          <table:table-cell office:value-type="float" office:value="14.4868574093628" calcext:value-type="float">
            <text:p>14.48685740936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8" calcext:value-type="float">
            <text:p>88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13.86363" calcext:value-type="float">
            <text:p>13.86363</text:p>
          </table:table-cell>
          <table:table-cell office:value-type="float" office:value="0.451413631439209" calcext:value-type="float">
            <text:p>0.451413631439209</text:p>
          </table:table-cell>
          <table:table-cell office:value-type="float" office:value="14.3150436314392" calcext:value-type="float">
            <text:p>14.31504363143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9" calcext:value-type="float">
            <text:p>89</text:p>
          </table:table-cell>
          <table:table-cell office:value-type="float" office:value="0.28" calcext:value-type="float">
            <text:p>0.28</text:p>
          </table:table-cell>
          <table:table-cell office:value-type="float" office:value="13.88828" calcext:value-type="float">
            <text:p>13.88828</text:p>
          </table:table-cell>
          <table:table-cell table:style-name="ce13" office:value-type="string" calcext:value-type="string">
            <text:p>0.6519205570220947</text:p>
          </table:table-cell>
          <table:table-cell office:value-type="float" office:value="14.5402005570221" calcext:value-type="float">
            <text:p>14.540200557022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0" calcext:value-type="float">
            <text:p>90</text:p>
          </table:table-cell>
          <table:table-cell office:value-type="float" office:value="0.28545" calcext:value-type="float">
            <text:p>0.28545</text:p>
          </table:table-cell>
          <table:table-cell office:value-type="float" office:value="13.89373" calcext:value-type="float">
            <text:p>13.89373</text:p>
          </table:table-cell>
          <table:table-cell table:style-name="ce13" office:value-type="string" calcext:value-type="string">
            <text:p>0.6527965068817139</text:p>
          </table:table-cell>
          <table:table-cell office:value-type="float" office:value="14.5465265068817" calcext:value-type="float">
            <text:p>14.546526506881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1" calcext:value-type="float">
            <text:p>91</text:p>
          </table:table-cell>
          <table:table-cell office:value-type="float" office:value="0.30107" calcext:value-type="float">
            <text:p>0.30107</text:p>
          </table:table-cell>
          <table:table-cell office:value-type="float" office:value="13.90935" calcext:value-type="float">
            <text:p>13.90935</text:p>
          </table:table-cell>
          <table:table-cell office:value-type="float" office:value="0.600801944732666" calcext:value-type="float">
            <text:p>0.600801944732666</text:p>
          </table:table-cell>
          <table:table-cell office:value-type="float" office:value="14.5101519447327" calcext:value-type="float">
            <text:p>14.51015194473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2" calcext:value-type="float">
            <text:p>92</text:p>
          </table:table-cell>
          <table:table-cell office:value-type="float" office:value="0.27489" calcext:value-type="float">
            <text:p>0.27489</text:p>
          </table:table-cell>
          <table:table-cell office:value-type="float" office:value="13.88317" calcext:value-type="float">
            <text:p>13.88317</text:p>
          </table:table-cell>
          <table:table-cell table:style-name="ce13" office:value-type="string" calcext:value-type="string">
            <text:p>0.6904947757720947</text:p>
          </table:table-cell>
          <table:table-cell office:value-type="float" office:value="14.5736647757721" calcext:value-type="float">
            <text:p>14.57366477577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3" calcext:value-type="float">
            <text:p>93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13.87603" calcext:value-type="float">
            <text:p>13.87603</text:p>
          </table:table-cell>
          <table:table-cell office:value-type="float" office:value="0.491532564163208" calcext:value-type="float">
            <text:p>0.491532564163208</text:p>
          </table:table-cell>
          <table:table-cell office:value-type="float" office:value="14.3675625641632" calcext:value-type="float">
            <text:p>14.36756256416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4" calcext:value-type="float">
            <text:p>94</text:p>
          </table:table-cell>
          <table:table-cell office:value-type="float" office:value="0.34955" calcext:value-type="float">
            <text:p>0.34955</text:p>
          </table:table-cell>
          <table:table-cell office:value-type="float" office:value="13.95783" calcext:value-type="float">
            <text:p>13.957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5" calcext:value-type="float">
            <text:p>95</text:p>
          </table:table-cell>
          <table:table-cell office:value-type="float" office:value="0.26571" calcext:value-type="float">
            <text:p>0.26571</text:p>
          </table:table-cell>
          <table:table-cell office:value-type="float" office:value="13.87399" calcext:value-type="float">
            <text:p>13.87399</text:p>
          </table:table-cell>
          <table:table-cell table:style-name="ce13" office:value-type="string" calcext:value-type="string">
            <text:p>0.5208089351654053</text:p>
          </table:table-cell>
          <table:table-cell office:value-type="float" office:value="14.3947989351654" calcext:value-type="float">
            <text:p>14.39479893516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6" calcext:value-type="float">
            <text:p>96</text:p>
          </table:table-cell>
          <table:table-cell office:value-type="float" office:value="0.2522" calcext:value-type="float">
            <text:p>0.2522</text:p>
          </table:table-cell>
          <table:table-cell office:value-type="float" office:value="13.86048" calcext:value-type="float">
            <text:p>13.86048</text:p>
          </table:table-cell>
          <table:table-cell table:style-name="ce13" office:value-type="string" calcext:value-type="string">
            <text:p>0.46814751625061035</text:p>
          </table:table-cell>
          <table:table-cell office:value-type="float" office:value="14.3286275162506" calcext:value-type="float">
            <text:p>14.328627516250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7" calcext:value-type="float">
            <text:p>97</text:p>
          </table:table-cell>
          <table:table-cell office:value-type="float" office:value="0.27372" calcext:value-type="float">
            <text:p>0.27372</text:p>
          </table:table-cell>
          <table:table-cell office:value-type="float" office:value="13.882" calcext:value-type="float">
            <text:p>13.882</text:p>
          </table:table-cell>
          <table:table-cell table:style-name="ce13" office:value-type="string" calcext:value-type="string">
            <text:p>0.6126837730407715</text:p>
          </table:table-cell>
          <table:table-cell office:value-type="float" office:value="14.4946837730408" calcext:value-type="float">
            <text:p>14.494683773040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8" calcext:value-type="float">
            <text:p>98</text:p>
          </table:table-cell>
          <table:table-cell office:value-type="float" office:value="0.27395" calcext:value-type="float">
            <text:p>0.27395</text:p>
          </table:table-cell>
          <table:table-cell office:value-type="float" office:value="13.88223" calcext:value-type="float">
            <text:p>13.88223</text:p>
          </table:table-cell>
          <table:table-cell table:style-name="ce13" office:value-type="string" calcext:value-type="string">
            <text:p>0.6350209712982178</text:p>
          </table:table-cell>
          <table:table-cell office:value-type="float" office:value="14.5172509712982" calcext:value-type="float">
            <text:p>14.517250971298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9" calcext:value-type="float">
            <text:p>99</text:p>
          </table:table-cell>
          <table:table-cell office:value-type="float" office:value="0.2692" calcext:value-type="float">
            <text:p>0.2692</text:p>
          </table:table-cell>
          <table:table-cell office:value-type="float" office:value="13.87748" calcext:value-type="float">
            <text:p>13.87748</text:p>
          </table:table-cell>
          <table:table-cell table:style-name="ce13" office:value-type="string" calcext:value-type="string">
            <text:p>0.6188857555389404</text:p>
          </table:table-cell>
          <table:table-cell office:value-type="float" office:value="14.4963657555389" calcext:value-type="float">
            <text:p>14.496365755538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0" calcext:value-type="float">
            <text:p>0</text:p>
          </table:table-cell>
          <table:table-cell office:value-type="float" office:value="0.34676" calcext:value-type="float">
            <text:p>0.34676</text:p>
          </table:table-cell>
          <table:table-cell office:value-type="float" office:value="13.64935" calcext:value-type="float">
            <text:p>13.649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" calcext:value-type="float">
            <text:p>1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13.60544" calcext:value-type="float">
            <text:p>13.60544</text:p>
          </table:table-cell>
          <table:table-cell office:value-type="float" office:value="9.14033651351928" calcext:value-type="float">
            <text:p>9.14033651351928</text:p>
          </table:table-cell>
          <table:table-cell office:value-type="float" office:value="22.7457765135193" calcext:value-type="float">
            <text:p>22.745776513519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274" calcext:value-type="float">
            <text:p>127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" calcext:value-type="float">
            <text:p>2</text:p>
          </table:table-cell>
          <table:table-cell office:value-type="float" office:value="0.27477" calcext:value-type="float">
            <text:p>0.27477</text:p>
          </table:table-cell>
          <table:table-cell office:value-type="float" office:value="13.57736" calcext:value-type="float">
            <text:p>13.57736</text:p>
          </table:table-cell>
          <table:table-cell office:value-type="float" office:value="0.655791997909545" calcext:value-type="float">
            <text:p>0.655791997909545</text:p>
          </table:table-cell>
          <table:table-cell office:value-type="float" office:value="14.2331519979095" calcext:value-type="float">
            <text:p>14.233151997909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" calcext:value-type="float">
            <text:p>3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13.60706" calcext:value-type="float">
            <text:p>13.60706</text:p>
          </table:table-cell>
          <table:table-cell office:value-type="float" office:value="0.709257125854492" calcext:value-type="float">
            <text:p>0.709257125854492</text:p>
          </table:table-cell>
          <table:table-cell office:value-type="float" office:value="14.3163171258545" calcext:value-type="float">
            <text:p>14.316317125854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" calcext:value-type="float">
            <text:p>4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13.60116" calcext:value-type="float">
            <text:p>13.60116</text:p>
          </table:table-cell>
          <table:table-cell office:value-type="float" office:value="15.3433723449707" calcext:value-type="float">
            <text:p>15.3433723449707</text:p>
          </table:table-cell>
          <table:table-cell office:value-type="float" office:value="28.9445323449707" calcext:value-type="float">
            <text:p>28.9445323449707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472" calcext:value-type="float">
            <text:p>147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" calcext:value-type="float">
            <text:p>5</text:p>
          </table:table-cell>
          <table:table-cell office:value-type="float" office:value="0.26376" calcext:value-type="float">
            <text:p>0.26376</text:p>
          </table:table-cell>
          <table:table-cell office:value-type="float" office:value="13.56635" calcext:value-type="float">
            <text:p>13.56635</text:p>
          </table:table-cell>
          <table:table-cell office:value-type="float" office:value="0.561578035354614" calcext:value-type="float">
            <text:p>0.561578035354614</text:p>
          </table:table-cell>
          <table:table-cell office:value-type="float" office:value="14.1279280353546" calcext:value-type="float">
            <text:p>14.127928035354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" calcext:value-type="float">
            <text:p>6</text:p>
          </table:table-cell>
          <table:table-cell office:value-type="float" office:value="0.27212" calcext:value-type="float">
            <text:p>0.27212</text:p>
          </table:table-cell>
          <table:table-cell office:value-type="float" office:value="13.57471" calcext:value-type="float">
            <text:p>13.57471</text:p>
          </table:table-cell>
          <table:table-cell office:value-type="float" office:value="0.642922163009643" calcext:value-type="float">
            <text:p>0.642922163009643</text:p>
          </table:table-cell>
          <table:table-cell office:value-type="float" office:value="14.2176321630096" calcext:value-type="float">
            <text:p>14.21763216300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" calcext:value-type="float">
            <text:p>7</text:p>
          </table:table-cell>
          <table:table-cell office:value-type="float" office:value="0.26305" calcext:value-type="float">
            <text:p>0.26305</text:p>
          </table:table-cell>
          <table:table-cell office:value-type="float" office:value="13.56564" calcext:value-type="float">
            <text:p>13.56564</text:p>
          </table:table-cell>
          <table:table-cell office:value-type="float" office:value="0.482006549835205" calcext:value-type="float">
            <text:p>0.482006549835205</text:p>
          </table:table-cell>
          <table:table-cell office:value-type="float" office:value="14.0476465498352" calcext:value-type="float">
            <text:p>14.047646549835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" calcext:value-type="float">
            <text:p>8</text:p>
          </table:table-cell>
          <table:table-cell office:value-type="float" office:value="0.30477" calcext:value-type="float">
            <text:p>0.30477</text:p>
          </table:table-cell>
          <table:table-cell office:value-type="float" office:value="13.60736" calcext:value-type="float">
            <text:p>13.60736</text:p>
          </table:table-cell>
          <table:table-cell office:value-type="float" office:value="1.60317873954772" calcext:value-type="float">
            <text:p>1.60317873954772</text:p>
          </table:table-cell>
          <table:table-cell office:value-type="float" office:value="15.2105387395477" calcext:value-type="float">
            <text:p>15.2105387395477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" calcext:value-type="float">
            <text:p>9</text:p>
          </table:table-cell>
          <table:table-cell office:value-type="float" office:value="0.26761" calcext:value-type="float">
            <text:p>0.26761</text:p>
          </table:table-cell>
          <table:table-cell office:value-type="float" office:value="13.5702" calcext:value-type="float">
            <text:p>13.5702</text:p>
          </table:table-cell>
          <table:table-cell office:value-type="float" office:value="0.558072328567504" calcext:value-type="float">
            <text:p>0.558072328567504</text:p>
          </table:table-cell>
          <table:table-cell office:value-type="float" office:value="14.1282723285675" calcext:value-type="float">
            <text:p>14.12827232856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0" calcext:value-type="float">
            <text:p>10</text:p>
          </table:table-cell>
          <table:table-cell office:value-type="float" office:value="0.30202" calcext:value-type="float">
            <text:p>0.30202</text:p>
          </table:table-cell>
          <table:table-cell office:value-type="float" office:value="13.60461" calcext:value-type="float">
            <text:p>13.60461</text:p>
          </table:table-cell>
          <table:table-cell office:value-type="float" office:value="4.35475182533264" calcext:value-type="float">
            <text:p>4.35475182533264</text:p>
          </table:table-cell>
          <table:table-cell office:value-type="float" office:value="17.9593618253326" calcext:value-type="float">
            <text:p>17.9593618253326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1" calcext:value-type="float">
            <text:p>11</text:p>
          </table:table-cell>
          <table:table-cell office:value-type="float" office:value="0.31837" calcext:value-type="float">
            <text:p>0.31837</text:p>
          </table:table-cell>
          <table:table-cell office:value-type="float" office:value="13.62096" calcext:value-type="float">
            <text:p>13.62096</text:p>
          </table:table-cell>
          <table:table-cell office:value-type="float" office:value="0.995488405227661" calcext:value-type="float">
            <text:p>0.995488405227661</text:p>
          </table:table-cell>
          <table:table-cell office:value-type="float" office:value="14.6164484052277" calcext:value-type="float">
            <text:p>14.616448405227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2" calcext:value-type="float">
            <text:p>12</text:p>
          </table:table-cell>
          <table:table-cell office:value-type="float" office:value="0.39627" calcext:value-type="float">
            <text:p>0.39627</text:p>
          </table:table-cell>
          <table:table-cell office:value-type="float" office:value="13.69886" calcext:value-type="float">
            <text:p>13.69886</text:p>
          </table:table-cell>
          <table:table-cell office:value-type="float" office:value="67.6511359214782" calcext:value-type="float">
            <text:p>67.6511359214782</text:p>
          </table:table-cell>
          <table:table-cell office:value-type="float" office:value="81.3499959214782" calcext:value-type="float">
            <text:p>81.3499959214782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3" calcext:value-type="float">
            <text:p>13</text:p>
          </table:table-cell>
          <table:table-cell office:value-type="float" office:value="0.28522" calcext:value-type="float">
            <text:p>0.28522</text:p>
          </table:table-cell>
          <table:table-cell office:value-type="float" office:value="13.58781" calcext:value-type="float">
            <text:p>13.58781</text:p>
          </table:table-cell>
          <table:table-cell office:value-type="float" office:value="0.63133692741394" calcext:value-type="float">
            <text:p>0.63133692741394</text:p>
          </table:table-cell>
          <table:table-cell office:value-type="float" office:value="14.2191469274139" calcext:value-type="float">
            <text:p>14.219146927413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4" calcext:value-type="float">
            <text:p>14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13.5803" calcext:value-type="float">
            <text:p>13.5803</text:p>
          </table:table-cell>
          <table:table-cell office:value-type="float" office:value="0.615830659866333" calcext:value-type="float">
            <text:p>0.615830659866333</text:p>
          </table:table-cell>
          <table:table-cell office:value-type="float" office:value="14.1961306598663" calcext:value-type="float">
            <text:p>14.196130659866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5" calcext:value-type="float">
            <text:p>15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13.60812" calcext:value-type="float">
            <text:p>13.60812</text:p>
          </table:table-cell>
          <table:table-cell office:value-type="float" office:value="13.6817436218261" calcext:value-type="float">
            <text:p>13.6817436218261</text:p>
          </table:table-cell>
          <table:table-cell office:value-type="float" office:value="27.2898636218261" calcext:value-type="float">
            <text:p>27.2898636218261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845" calcext:value-type="float">
            <text:p>284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6" calcext:value-type="float">
            <text:p>16</text:p>
          </table:table-cell>
          <table:table-cell office:value-type="float" office:value="0.28972" calcext:value-type="float">
            <text:p>0.28972</text:p>
          </table:table-cell>
          <table:table-cell office:value-type="float" office:value="13.59231" calcext:value-type="float">
            <text:p>13.59231</text:p>
          </table:table-cell>
          <table:table-cell office:value-type="float" office:value="0.693552732467651" calcext:value-type="float">
            <text:p>0.693552732467651</text:p>
          </table:table-cell>
          <table:table-cell office:value-type="float" office:value="14.2858627324677" calcext:value-type="float">
            <text:p>14.285862732467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7" calcext:value-type="float">
            <text:p>17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13.60728" calcext:value-type="float">
            <text:p>13.60728</text:p>
          </table:table-cell>
          <table:table-cell office:value-type="float" office:value="0.88647437095642" calcext:value-type="float">
            <text:p>0.88647437095642</text:p>
          </table:table-cell>
          <table:table-cell office:value-type="float" office:value="14.4937543709564" calcext:value-type="float">
            <text:p>14.493754370956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8" calcext:value-type="float">
            <text:p>18</text:p>
          </table:table-cell>
          <table:table-cell office:value-type="float" office:value="0.30108" calcext:value-type="float">
            <text:p>0.30108</text:p>
          </table:table-cell>
          <table:table-cell office:value-type="float" office:value="13.60367" calcext:value-type="float">
            <text:p>13.60367</text:p>
          </table:table-cell>
          <table:table-cell office:value-type="float" office:value="0.675917863845825" calcext:value-type="float">
            <text:p>0.675917863845825</text:p>
          </table:table-cell>
          <table:table-cell office:value-type="float" office:value="14.2795878638458" calcext:value-type="float">
            <text:p>14.279587863845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9" calcext:value-type="float">
            <text:p>19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13.61427" calcext:value-type="float">
            <text:p>13.61427</text:p>
          </table:table-cell>
          <table:table-cell office:value-type="float" office:value="1.1385691165924" calcext:value-type="float">
            <text:p>1.1385691165924</text:p>
          </table:table-cell>
          <table:table-cell office:value-type="float" office:value="14.7528391165924" calcext:value-type="float">
            <text:p>14.752839116592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0" calcext:value-type="float">
            <text:p>20</text:p>
          </table:table-cell>
          <table:table-cell office:value-type="float" office:value="0.38069" calcext:value-type="float">
            <text:p>0.38069</text:p>
          </table:table-cell>
          <table:table-cell office:value-type="float" office:value="13.68328" calcext:value-type="float">
            <text:p>13.683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1" calcext:value-type="float">
            <text:p>21</text:p>
          </table:table-cell>
          <table:table-cell office:value-type="float" office:value="0.33332" calcext:value-type="float">
            <text:p>0.33332</text:p>
          </table:table-cell>
          <table:table-cell office:value-type="float" office:value="13.63591" calcext:value-type="float">
            <text:p>13.63591</text:p>
          </table:table-cell>
          <table:table-cell office:value-type="float" office:value="1.63648748397827" calcext:value-type="float">
            <text:p>1.63648748397827</text:p>
          </table:table-cell>
          <table:table-cell office:value-type="float" office:value="15.2723974839783" calcext:value-type="float">
            <text:p>15.2723974839783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2" calcext:value-type="float">
            <text:p>22</text:p>
          </table:table-cell>
          <table:table-cell office:value-type="float" office:value="0.30578" calcext:value-type="float">
            <text:p>0.30578</text:p>
          </table:table-cell>
          <table:table-cell office:value-type="float" office:value="13.60837" calcext:value-type="float">
            <text:p>13.60837</text:p>
          </table:table-cell>
          <table:table-cell office:value-type="float" office:value="9.07791805267334" calcext:value-type="float">
            <text:p>9.07791805267334</text:p>
          </table:table-cell>
          <table:table-cell office:value-type="float" office:value="22.6862880526733" calcext:value-type="float">
            <text:p>22.686288052673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3" calcext:value-type="float">
            <text:p>23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13.57333" calcext:value-type="float">
            <text:p>13.57333</text:p>
          </table:table-cell>
          <table:table-cell office:value-type="float" office:value="0.562532663345336" calcext:value-type="float">
            <text:p>0.562532663345336</text:p>
          </table:table-cell>
          <table:table-cell office:value-type="float" office:value="14.1358626633453" calcext:value-type="float">
            <text:p>14.13586266334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4" calcext:value-type="float">
            <text:p>24</text:p>
          </table:table-cell>
          <table:table-cell office:value-type="float" office:value="0.2904" calcext:value-type="float">
            <text:p>0.2904</text:p>
          </table:table-cell>
          <table:table-cell office:value-type="float" office:value="13.59299" calcext:value-type="float">
            <text:p>13.59299</text:p>
          </table:table-cell>
          <table:table-cell office:value-type="float" office:value="0.720917701721191" calcext:value-type="float">
            <text:p>0.720917701721191</text:p>
          </table:table-cell>
          <table:table-cell office:value-type="float" office:value="14.3139077017212" calcext:value-type="float">
            <text:p>14.313907701721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5" calcext:value-type="float">
            <text:p>2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13.5561" calcext:value-type="float">
            <text:p>13.5561</text:p>
          </table:table-cell>
          <table:table-cell office:value-type="float" office:value="0.441380977630615" calcext:value-type="float">
            <text:p>0.441380977630615</text:p>
          </table:table-cell>
          <table:table-cell office:value-type="float" office:value="13.9974809776306" calcext:value-type="float">
            <text:p>13.99748097763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6" calcext:value-type="float">
            <text:p>26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13.59285" calcext:value-type="float">
            <text:p>13.59285</text:p>
          </table:table-cell>
          <table:table-cell office:value-type="float" office:value="2.33341813087463" calcext:value-type="float">
            <text:p>2.33341813087463</text:p>
          </table:table-cell>
          <table:table-cell office:value-type="float" office:value="15.9262681308746" calcext:value-type="float">
            <text:p>15.926268130874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7" calcext:value-type="float">
            <text:p>27</text:p>
          </table:table-cell>
          <table:table-cell office:value-type="float" office:value="0.38275" calcext:value-type="float">
            <text:p>0.38275</text:p>
          </table:table-cell>
          <table:table-cell office:value-type="float" office:value="13.68534" calcext:value-type="float">
            <text:p>13.68534</text:p>
          </table:table-cell>
          <table:table-cell office:value-type="float" office:value="321.539522886276" calcext:value-type="float">
            <text:p>321.539522886276</text:p>
          </table:table-cell>
          <table:table-cell office:value-type="float" office:value="335.224862886276" calcext:value-type="float">
            <text:p>335.224862886276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2960" calcext:value-type="float">
            <text:p>129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8" calcext:value-type="float">
            <text:p>28</text:p>
          </table:table-cell>
          <table:table-cell office:value-type="float" office:value="0.19969" calcext:value-type="float">
            <text:p>0.19969</text:p>
          </table:table-cell>
          <table:table-cell office:value-type="float" office:value="13.50228" calcext:value-type="float">
            <text:p>13.50228</text:p>
          </table:table-cell>
          <table:table-cell office:value-type="float" office:value="0.436713457107543" calcext:value-type="float">
            <text:p>0.436713457107543</text:p>
          </table:table-cell>
          <table:table-cell office:value-type="float" office:value="13.9389934571075" calcext:value-type="float">
            <text:p>13.9389934571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9" calcext:value-type="float">
            <text:p>29</text:p>
          </table:table-cell>
          <table:table-cell office:value-type="float" office:value="0.30426" calcext:value-type="float">
            <text:p>0.30426</text:p>
          </table:table-cell>
          <table:table-cell office:value-type="float" office:value="13.60685" calcext:value-type="float">
            <text:p>13.60685</text:p>
          </table:table-cell>
          <table:table-cell office:value-type="float" office:value="0.698686361312866" calcext:value-type="float">
            <text:p>0.698686361312866</text:p>
          </table:table-cell>
          <table:table-cell office:value-type="float" office:value="14.3055363613129" calcext:value-type="float">
            <text:p>14.305536361312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0" calcext:value-type="float">
            <text:p>30</text:p>
          </table:table-cell>
          <table:table-cell office:value-type="float" office:value="0.33306" calcext:value-type="float">
            <text:p>0.33306</text:p>
          </table:table-cell>
          <table:table-cell office:value-type="float" office:value="13.63565" calcext:value-type="float">
            <text:p>13.63565</text:p>
          </table:table-cell>
          <table:table-cell office:value-type="float" office:value="35.9135181903839" calcext:value-type="float">
            <text:p>35.9135181903839</text:p>
          </table:table-cell>
          <table:table-cell office:value-type="float" office:value="49.5491681903839" calcext:value-type="float">
            <text:p>49.5491681903839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574" calcext:value-type="float">
            <text:p>257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1" calcext:value-type="float">
            <text:p>31</text:p>
          </table:table-cell>
          <table:table-cell office:value-type="float" office:value="0.29974" calcext:value-type="float">
            <text:p>0.29974</text:p>
          </table:table-cell>
          <table:table-cell office:value-type="float" office:value="13.60233" calcext:value-type="float">
            <text:p>13.60233</text:p>
          </table:table-cell>
          <table:table-cell office:value-type="float" office:value="0.863829135894775" calcext:value-type="float">
            <text:p>0.863829135894775</text:p>
          </table:table-cell>
          <table:table-cell office:value-type="float" office:value="14.4661591358948" calcext:value-type="float">
            <text:p>14.4661591358948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2" calcext:value-type="float">
            <text:p>32</text:p>
          </table:table-cell>
          <table:table-cell office:value-type="float" office:value="0.29569" calcext:value-type="float">
            <text:p>0.29569</text:p>
          </table:table-cell>
          <table:table-cell office:value-type="float" office:value="13.59828" calcext:value-type="float">
            <text:p>13.59828</text:p>
          </table:table-cell>
          <table:table-cell office:value-type="float" office:value="538.134430885314" calcext:value-type="float">
            <text:p>538.134430885314</text:p>
          </table:table-cell>
          <table:table-cell office:value-type="float" office:value="551.732710885314" calcext:value-type="float">
            <text:p>551.732710885314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11305" calcext:value-type="float">
            <text:p>1130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3" calcext:value-type="float">
            <text:p>33</text:p>
          </table:table-cell>
          <table:table-cell office:value-type="float" office:value="0.3314" calcext:value-type="float">
            <text:p>0.3314</text:p>
          </table:table-cell>
          <table:table-cell office:value-type="float" office:value="13.63399" calcext:value-type="float">
            <text:p>13.63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4" calcext:value-type="float">
            <text:p>34</text:p>
          </table:table-cell>
          <table:table-cell office:value-type="float" office:value="0.2754" calcext:value-type="float">
            <text:p>0.2754</text:p>
          </table:table-cell>
          <table:table-cell office:value-type="float" office:value="13.57799" calcext:value-type="float">
            <text:p>13.57799</text:p>
          </table:table-cell>
          <table:table-cell office:value-type="float" office:value="0.812993288040161" calcext:value-type="float">
            <text:p>0.812993288040161</text:p>
          </table:table-cell>
          <table:table-cell office:value-type="float" office:value="14.3909832880402" calcext:value-type="float">
            <text:p>14.390983288040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6" calcext:value-type="float">
            <text:p>24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5" calcext:value-type="float">
            <text:p>35</text:p>
          </table:table-cell>
          <table:table-cell office:value-type="float" office:value="0.31191" calcext:value-type="float">
            <text:p>0.31191</text:p>
          </table:table-cell>
          <table:table-cell office:value-type="float" office:value="13.6145" calcext:value-type="float">
            <text:p>13.6145</text:p>
          </table:table-cell>
          <table:table-cell office:value-type="float" office:value="33.6866769790649" calcext:value-type="float">
            <text:p>33.6866769790649</text:p>
          </table:table-cell>
          <table:table-cell office:value-type="float" office:value="47.3011769790649" calcext:value-type="float">
            <text:p>47.301176979064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616" calcext:value-type="float">
            <text:p>56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6" calcext:value-type="float">
            <text:p>36</text:p>
          </table:table-cell>
          <table:table-cell office:value-type="float" office:value="0.29278" calcext:value-type="float">
            <text:p>0.29278</text:p>
          </table:table-cell>
          <table:table-cell office:value-type="float" office:value="13.59537" calcext:value-type="float">
            <text:p>13.59537</text:p>
          </table:table-cell>
          <table:table-cell office:value-type="float" office:value="0.748109102249145" calcext:value-type="float">
            <text:p>0.748109102249145</text:p>
          </table:table-cell>
          <table:table-cell office:value-type="float" office:value="14.3434791022491" calcext:value-type="float">
            <text:p>14.343479102249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7" calcext:value-type="float">
            <text:p>37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13.55748" calcext:value-type="float">
            <text:p>13.55748</text:p>
          </table:table-cell>
          <table:table-cell office:value-type="float" office:value="0.489530563354492" calcext:value-type="float">
            <text:p>0.489530563354492</text:p>
          </table:table-cell>
          <table:table-cell office:value-type="float" office:value="14.0470105633545" calcext:value-type="float">
            <text:p>14.04701056335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8" calcext:value-type="float">
            <text:p>38</text:p>
          </table:table-cell>
          <table:table-cell office:value-type="float" office:value="0.29784" calcext:value-type="float">
            <text:p>0.29784</text:p>
          </table:table-cell>
          <table:table-cell office:value-type="float" office:value="13.60043" calcext:value-type="float">
            <text:p>13.60043</text:p>
          </table:table-cell>
          <table:table-cell office:value-type="float" office:value="0.695908308029174" calcext:value-type="float">
            <text:p>0.695908308029174</text:p>
          </table:table-cell>
          <table:table-cell office:value-type="float" office:value="14.2963383080292" calcext:value-type="float">
            <text:p>14.296338308029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9" calcext:value-type="float">
            <text:p>39</text:p>
          </table:table-cell>
          <table:table-cell office:value-type="float" office:value="0.31025" calcext:value-type="float">
            <text:p>0.31025</text:p>
          </table:table-cell>
          <table:table-cell office:value-type="float" office:value="13.61284" calcext:value-type="float">
            <text:p>13.61284</text:p>
          </table:table-cell>
          <table:table-cell office:value-type="float" office:value="0.93692398071289" calcext:value-type="float">
            <text:p>0.93692398071289</text:p>
          </table:table-cell>
          <table:table-cell office:value-type="float" office:value="14.5497639807129" calcext:value-type="float">
            <text:p>14.54976398071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0" calcext:value-type="float">
            <text:p>40</text:p>
          </table:table-cell>
          <table:table-cell office:value-type="float" office:value="0.25831" calcext:value-type="float">
            <text:p>0.25831</text:p>
          </table:table-cell>
          <table:table-cell office:value-type="float" office:value="13.5609" calcext:value-type="float">
            <text:p>13.5609</text:p>
          </table:table-cell>
          <table:table-cell office:value-type="float" office:value="0.551193475723266" calcext:value-type="float">
            <text:p>0.551193475723266</text:p>
          </table:table-cell>
          <table:table-cell office:value-type="float" office:value="14.1120934757233" calcext:value-type="float">
            <text:p>14.11209347572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1" calcext:value-type="float">
            <text:p>41</text:p>
          </table:table-cell>
          <table:table-cell office:value-type="float" office:value="0.27855" calcext:value-type="float">
            <text:p>0.27855</text:p>
          </table:table-cell>
          <table:table-cell office:value-type="float" office:value="13.58114" calcext:value-type="float">
            <text:p>13.58114</text:p>
          </table:table-cell>
          <table:table-cell office:value-type="float" office:value="0.5614595413208" calcext:value-type="float">
            <text:p>0.5614595413208</text:p>
          </table:table-cell>
          <table:table-cell office:value-type="float" office:value="14.1425995413208" calcext:value-type="float">
            <text:p>14.1425995413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2" calcext:value-type="float">
            <text:p>42</text:p>
          </table:table-cell>
          <table:table-cell office:value-type="float" office:value="0.28428" calcext:value-type="float">
            <text:p>0.28428</text:p>
          </table:table-cell>
          <table:table-cell office:value-type="float" office:value="13.58687" calcext:value-type="float">
            <text:p>13.58687</text:p>
          </table:table-cell>
          <table:table-cell office:value-type="float" office:value="0.620972156524658" calcext:value-type="float">
            <text:p>0.620972156524658</text:p>
          </table:table-cell>
          <table:table-cell office:value-type="float" office:value="14.2078421565247" calcext:value-type="float">
            <text:p>14.207842156524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3" calcext:value-type="float">
            <text:p>43</text:p>
          </table:table-cell>
          <table:table-cell office:value-type="float" office:value="0.26597" calcext:value-type="float">
            <text:p>0.26597</text:p>
          </table:table-cell>
          <table:table-cell office:value-type="float" office:value="13.56856" calcext:value-type="float">
            <text:p>13.56856</text:p>
          </table:table-cell>
          <table:table-cell office:value-type="float" office:value="0.485586643218994" calcext:value-type="float">
            <text:p>0.485586643218994</text:p>
          </table:table-cell>
          <table:table-cell office:value-type="float" office:value="14.054146643219" calcext:value-type="float">
            <text:p>14.0541466432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4" calcext:value-type="float">
            <text:p>44</text:p>
          </table:table-cell>
          <table:table-cell office:value-type="float" office:value="0.31913" calcext:value-type="float">
            <text:p>0.31913</text:p>
          </table:table-cell>
          <table:table-cell office:value-type="float" office:value="13.62172" calcext:value-type="float">
            <text:p>13.62172</text:p>
          </table:table-cell>
          <table:table-cell office:value-type="float" office:value="0.67099928855896" calcext:value-type="float">
            <text:p>0.67099928855896</text:p>
          </table:table-cell>
          <table:table-cell office:value-type="float" office:value="14.292719288559" calcext:value-type="float">
            <text:p>14.29271928855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5" calcext:value-type="float">
            <text:p>45</text:p>
          </table:table-cell>
          <table:table-cell office:value-type="float" office:value="0.29968" calcext:value-type="float">
            <text:p>0.29968</text:p>
          </table:table-cell>
          <table:table-cell office:value-type="float" office:value="13.60227" calcext:value-type="float">
            <text:p>13.60227</text:p>
          </table:table-cell>
          <table:table-cell office:value-type="float" office:value="2.3369026184082" calcext:value-type="float">
            <text:p>2.3369026184082</text:p>
          </table:table-cell>
          <table:table-cell office:value-type="float" office:value="15.9391726184082" calcext:value-type="float">
            <text:p>15.939172618408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60" calcext:value-type="float">
            <text:p>12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6" calcext:value-type="float">
            <text:p>46</text:p>
          </table:table-cell>
          <table:table-cell office:value-type="float" office:value="0.26957" calcext:value-type="float">
            <text:p>0.26957</text:p>
          </table:table-cell>
          <table:table-cell office:value-type="float" office:value="13.57216" calcext:value-type="float">
            <text:p>13.57216</text:p>
          </table:table-cell>
          <table:table-cell office:value-type="float" office:value="0.495718717575073" calcext:value-type="float">
            <text:p>0.495718717575073</text:p>
          </table:table-cell>
          <table:table-cell office:value-type="float" office:value="14.0678787175751" calcext:value-type="float">
            <text:p>14.067878717575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7" calcext:value-type="float">
            <text:p>47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13.58991" calcext:value-type="float">
            <text:p>13.58991</text:p>
          </table:table-cell>
          <table:table-cell office:value-type="float" office:value="1.05734014511108" calcext:value-type="float">
            <text:p>1.05734014511108</text:p>
          </table:table-cell>
          <table:table-cell office:value-type="float" office:value="14.6472501451111" calcext:value-type="float">
            <text:p>14.647250145111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8" calcext:value-type="float">
            <text:p>48</text:p>
          </table:table-cell>
          <table:table-cell office:value-type="float" office:value="0.27015" calcext:value-type="float">
            <text:p>0.27015</text:p>
          </table:table-cell>
          <table:table-cell office:value-type="float" office:value="13.57274" calcext:value-type="float">
            <text:p>13.57274</text:p>
          </table:table-cell>
          <table:table-cell office:value-type="float" office:value="0.662076473236084" calcext:value-type="float">
            <text:p>0.662076473236084</text:p>
          </table:table-cell>
          <table:table-cell office:value-type="float" office:value="14.2348164732361" calcext:value-type="float">
            <text:p>14.234816473236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9" calcext:value-type="float">
            <text:p>49</text:p>
          </table:table-cell>
          <table:table-cell office:value-type="float" office:value="0.31951" calcext:value-type="float">
            <text:p>0.31951</text:p>
          </table:table-cell>
          <table:table-cell office:value-type="float" office:value="13.6221" calcext:value-type="float">
            <text:p>13.6221</text:p>
          </table:table-cell>
          <table:table-cell office:value-type="float" office:value="1.19359803199768" calcext:value-type="float">
            <text:p>1.19359803199768</text:p>
          </table:table-cell>
          <table:table-cell office:value-type="float" office:value="14.8156980319977" calcext:value-type="float">
            <text:p>14.8156980319977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0" calcext:value-type="float">
            <text:p>50</text:p>
          </table:table-cell>
          <table:table-cell office:value-type="float" office:value="0.30513" calcext:value-type="float">
            <text:p>0.30513</text:p>
          </table:table-cell>
          <table:table-cell office:value-type="float" office:value="13.60772" calcext:value-type="float">
            <text:p>13.60772</text:p>
          </table:table-cell>
          <table:table-cell office:value-type="float" office:value="0.979538917541503" calcext:value-type="float">
            <text:p>0.979538917541503</text:p>
          </table:table-cell>
          <table:table-cell office:value-type="float" office:value="14.5872589175415" calcext:value-type="float">
            <text:p>14.5872589175415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1" calcext:value-type="float">
            <text:p>51</text:p>
          </table:table-cell>
          <table:table-cell office:value-type="float" office:value="0.28566" calcext:value-type="float">
            <text:p>0.28566</text:p>
          </table:table-cell>
          <table:table-cell office:value-type="float" office:value="13.58825" calcext:value-type="float">
            <text:p>13.58825</text:p>
          </table:table-cell>
          <table:table-cell office:value-type="float" office:value="0.618034362792968" calcext:value-type="float">
            <text:p>0.618034362792968</text:p>
          </table:table-cell>
          <table:table-cell office:value-type="float" office:value="14.206284362793" calcext:value-type="float">
            <text:p>14.20628436279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2" calcext:value-type="float">
            <text:p>52</text:p>
          </table:table-cell>
          <table:table-cell office:value-type="float" office:value="0.34862" calcext:value-type="float">
            <text:p>0.34862</text:p>
          </table:table-cell>
          <table:table-cell office:value-type="float" office:value="13.65121" calcext:value-type="float">
            <text:p>13.651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3" calcext:value-type="float">
            <text:p>53</text:p>
          </table:table-cell>
          <table:table-cell office:value-type="float" office:value="0.30865" calcext:value-type="float">
            <text:p>0.30865</text:p>
          </table:table-cell>
          <table:table-cell office:value-type="float" office:value="13.61124" calcext:value-type="float">
            <text:p>13.61124</text:p>
          </table:table-cell>
          <table:table-cell office:value-type="float" office:value="0.63144040107727" calcext:value-type="float">
            <text:p>0.63144040107727</text:p>
          </table:table-cell>
          <table:table-cell office:value-type="float" office:value="14.2426804010773" calcext:value-type="float">
            <text:p>14.242680401077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4" calcext:value-type="float">
            <text:p>54</text:p>
          </table:table-cell>
          <table:table-cell office:value-type="float" office:value="0.28737" calcext:value-type="float">
            <text:p>0.28737</text:p>
          </table:table-cell>
          <table:table-cell office:value-type="float" office:value="13.58996" calcext:value-type="float">
            <text:p>13.58996</text:p>
          </table:table-cell>
          <table:table-cell office:value-type="float" office:value="0.736696243286132" calcext:value-type="float">
            <text:p>0.736696243286132</text:p>
          </table:table-cell>
          <table:table-cell office:value-type="float" office:value="14.3266562432861" calcext:value-type="float">
            <text:p>14.326656243286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5" calcext:value-type="float">
            <text:p>55</text:p>
          </table:table-cell>
          <table:table-cell office:value-type="float" office:value="0.27549" calcext:value-type="float">
            <text:p>0.27549</text:p>
          </table:table-cell>
          <table:table-cell office:value-type="float" office:value="13.57808" calcext:value-type="float">
            <text:p>13.57808</text:p>
          </table:table-cell>
          <table:table-cell office:value-type="float" office:value="0.552502870559692" calcext:value-type="float">
            <text:p>0.552502870559692</text:p>
          </table:table-cell>
          <table:table-cell office:value-type="float" office:value="14.1305828705597" calcext:value-type="float">
            <text:p>14.130582870559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6" calcext:value-type="float">
            <text:p>56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13.56783" calcext:value-type="float">
            <text:p>13.56783</text:p>
          </table:table-cell>
          <table:table-cell office:value-type="float" office:value="0.603070735931396" calcext:value-type="float">
            <text:p>0.603070735931396</text:p>
          </table:table-cell>
          <table:table-cell office:value-type="float" office:value="14.1709007359314" calcext:value-type="float">
            <text:p>14.17090073593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7" calcext:value-type="float">
            <text:p>57</text:p>
          </table:table-cell>
          <table:table-cell office:value-type="float" office:value="0.29989" calcext:value-type="float">
            <text:p>0.29989</text:p>
          </table:table-cell>
          <table:table-cell office:value-type="float" office:value="13.60248" calcext:value-type="float">
            <text:p>13.60248</text:p>
          </table:table-cell>
          <table:table-cell office:value-type="float" office:value="0.627294778823852" calcext:value-type="float">
            <text:p>0.627294778823852</text:p>
          </table:table-cell>
          <table:table-cell office:value-type="float" office:value="14.2297747788239" calcext:value-type="float">
            <text:p>14.229774778823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8" calcext:value-type="float">
            <text:p>58</text:p>
          </table:table-cell>
          <table:table-cell office:value-type="float" office:value="0.25368" calcext:value-type="float">
            <text:p>0.25368</text:p>
          </table:table-cell>
          <table:table-cell office:value-type="float" office:value="13.55627" calcext:value-type="float">
            <text:p>13.55627</text:p>
          </table:table-cell>
          <table:table-cell office:value-type="float" office:value="0.528956413269043" calcext:value-type="float">
            <text:p>0.528956413269043</text:p>
          </table:table-cell>
          <table:table-cell office:value-type="float" office:value="14.085226413269" calcext:value-type="float">
            <text:p>14.0852264132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9" calcext:value-type="float">
            <text:p>59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14.7685360908508" calcext:value-type="float">
            <text:p>14.7685360908508</text:p>
          </table:table-cell>
          <table:table-cell office:value-type="float" office:value="28.3918360908508" calcext:value-type="float">
            <text:p>28.3918360908508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2688" calcext:value-type="float">
            <text:p>268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0" calcext:value-type="float">
            <text:p>60</text:p>
          </table:table-cell>
          <table:table-cell office:value-type="float" office:value="0.2585" calcext:value-type="float">
            <text:p>0.2585</text:p>
          </table:table-cell>
          <table:table-cell office:value-type="float" office:value="13.56109" calcext:value-type="float">
            <text:p>13.56109</text:p>
          </table:table-cell>
          <table:table-cell office:value-type="float" office:value="0.85491132736206" calcext:value-type="float">
            <text:p>0.85491132736206</text:p>
          </table:table-cell>
          <table:table-cell office:value-type="float" office:value="14.4160013273621" calcext:value-type="float">
            <text:p>14.416001327362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1" calcext:value-type="float">
            <text:p>61</text:p>
          </table:table-cell>
          <table:table-cell office:value-type="float" office:value="0.28196" calcext:value-type="float">
            <text:p>0.28196</text:p>
          </table:table-cell>
          <table:table-cell office:value-type="float" office:value="13.58455" calcext:value-type="float">
            <text:p>13.58455</text:p>
          </table:table-cell>
          <table:table-cell office:value-type="float" office:value="0.55030345916748" calcext:value-type="float">
            <text:p>0.55030345916748</text:p>
          </table:table-cell>
          <table:table-cell office:value-type="float" office:value="14.1348534591675" calcext:value-type="float">
            <text:p>14.134853459167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2" calcext:value-type="float">
            <text:p>62</text:p>
          </table:table-cell>
          <table:table-cell office:value-type="float" office:value="0.33294" calcext:value-type="float">
            <text:p>0.33294</text:p>
          </table:table-cell>
          <table:table-cell office:value-type="float" office:value="13.63553" calcext:value-type="float">
            <text:p>13.635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3" calcext:value-type="float">
            <text:p>63</text:p>
          </table:table-cell>
          <table:table-cell office:value-type="float" office:value="0.30037" calcext:value-type="float">
            <text:p>0.30037</text:p>
          </table:table-cell>
          <table:table-cell office:value-type="float" office:value="13.60296" calcext:value-type="float">
            <text:p>13.60296</text:p>
          </table:table-cell>
          <table:table-cell office:value-type="float" office:value="0.909119844436645" calcext:value-type="float">
            <text:p>0.909119844436645</text:p>
          </table:table-cell>
          <table:table-cell office:value-type="float" office:value="14.5120798444366" calcext:value-type="float">
            <text:p>14.5120798444366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4" calcext:value-type="float">
            <text:p>64</text:p>
          </table:table-cell>
          <table:table-cell office:value-type="float" office:value="0.26424" calcext:value-type="float">
            <text:p>0.26424</text:p>
          </table:table-cell>
          <table:table-cell office:value-type="float" office:value="13.56683" calcext:value-type="float">
            <text:p>13.56683</text:p>
          </table:table-cell>
          <table:table-cell office:value-type="float" office:value="0.609553098678588" calcext:value-type="float">
            <text:p>0.609553098678588</text:p>
          </table:table-cell>
          <table:table-cell office:value-type="float" office:value="14.1763830986786" calcext:value-type="float">
            <text:p>14.17638309867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5" calcext:value-type="float">
            <text:p>65</text:p>
          </table:table-cell>
          <table:table-cell office:value-type="float" office:value="0.28258" calcext:value-type="float">
            <text:p>0.28258</text:p>
          </table:table-cell>
          <table:table-cell office:value-type="float" office:value="13.58517" calcext:value-type="float">
            <text:p>13.58517</text:p>
          </table:table-cell>
          <table:table-cell office:value-type="float" office:value="0.749966859817504" calcext:value-type="float">
            <text:p>0.749966859817504</text:p>
          </table:table-cell>
          <table:table-cell office:value-type="float" office:value="14.3351368598175" calcext:value-type="float">
            <text:p>14.335136859817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6" calcext:value-type="float">
            <text:p>66</text:p>
          </table:table-cell>
          <table:table-cell office:value-type="float" office:value="0.25357" calcext:value-type="float">
            <text:p>0.25357</text:p>
          </table:table-cell>
          <table:table-cell office:value-type="float" office:value="13.55616" calcext:value-type="float">
            <text:p>13.55616</text:p>
          </table:table-cell>
          <table:table-cell office:value-type="float" office:value="0.543645620346069" calcext:value-type="float">
            <text:p>0.543645620346069</text:p>
          </table:table-cell>
          <table:table-cell office:value-type="float" office:value="14.0998056203461" calcext:value-type="float">
            <text:p>14.099805620346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7" calcext:value-type="float">
            <text:p>67</text:p>
          </table:table-cell>
          <table:table-cell office:value-type="float" office:value="0.2931" calcext:value-type="float">
            <text:p>0.2931</text:p>
          </table:table-cell>
          <table:table-cell office:value-type="float" office:value="13.59569" calcext:value-type="float">
            <text:p>13.59569</text:p>
          </table:table-cell>
          <table:table-cell office:value-type="float" office:value="0.547948122024536" calcext:value-type="float">
            <text:p>0.547948122024536</text:p>
          </table:table-cell>
          <table:table-cell office:value-type="float" office:value="14.1436381220245" calcext:value-type="float">
            <text:p>14.14363812202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8" calcext:value-type="float">
            <text:p>68</text:p>
          </table:table-cell>
          <table:table-cell office:value-type="float" office:value="0.31487" calcext:value-type="float">
            <text:p>0.31487</text:p>
          </table:table-cell>
          <table:table-cell office:value-type="float" office:value="13.61746" calcext:value-type="float">
            <text:p>13.61746</text:p>
          </table:table-cell>
          <table:table-cell office:value-type="float" office:value="0.774728298187255" calcext:value-type="float">
            <text:p>0.774728298187255</text:p>
          </table:table-cell>
          <table:table-cell office:value-type="float" office:value="14.3921882981873" calcext:value-type="float">
            <text:p>14.3921882981873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9" calcext:value-type="float">
            <text:p>69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13.58491" calcext:value-type="float">
            <text:p>13.58491</text:p>
          </table:table-cell>
          <table:table-cell office:value-type="float" office:value="0.772327184677124" calcext:value-type="float">
            <text:p>0.772327184677124</text:p>
          </table:table-cell>
          <table:table-cell office:value-type="float" office:value="14.3572371846771" calcext:value-type="float">
            <text:p>14.357237184677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0" calcext:value-type="float">
            <text:p>70</text:p>
          </table:table-cell>
          <table:table-cell office:value-type="float" office:value="0.29047" calcext:value-type="float">
            <text:p>0.29047</text:p>
          </table:table-cell>
          <table:table-cell office:value-type="float" office:value="13.59306" calcext:value-type="float">
            <text:p>13.59306</text:p>
          </table:table-cell>
          <table:table-cell office:value-type="float" office:value="0.557502508163452" calcext:value-type="float">
            <text:p>0.557502508163452</text:p>
          </table:table-cell>
          <table:table-cell office:value-type="float" office:value="14.1505625081635" calcext:value-type="float">
            <text:p>14.150562508163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1" calcext:value-type="float">
            <text:p>71</text:p>
          </table:table-cell>
          <table:table-cell office:value-type="float" office:value="0.27597" calcext:value-type="float">
            <text:p>0.27597</text:p>
          </table:table-cell>
          <table:table-cell office:value-type="float" office:value="13.57856" calcext:value-type="float">
            <text:p>13.57856</text:p>
          </table:table-cell>
          <table:table-cell office:value-type="float" office:value="0.909321784973144" calcext:value-type="float">
            <text:p>0.909321784973144</text:p>
          </table:table-cell>
          <table:table-cell office:value-type="float" office:value="14.4878817849731" calcext:value-type="float">
            <text:p>14.487881784973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2" calcext:value-type="float">
            <text:p>72</text:p>
          </table:table-cell>
          <table:table-cell office:value-type="float" office:value="0.31039" calcext:value-type="float">
            <text:p>0.31039</text:p>
          </table:table-cell>
          <table:table-cell office:value-type="float" office:value="13.61298" calcext:value-type="float">
            <text:p>13.61298</text:p>
          </table:table-cell>
          <table:table-cell office:value-type="float" office:value="0.812898635864257" calcext:value-type="float">
            <text:p>0.812898635864257</text:p>
          </table:table-cell>
          <table:table-cell office:value-type="float" office:value="14.4258786358643" calcext:value-type="float">
            <text:p>14.425878635864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3" calcext:value-type="float">
            <text:p>73</text:p>
          </table:table-cell>
          <table:table-cell office:value-type="float" office:value="0.29844" calcext:value-type="float">
            <text:p>0.29844</text:p>
          </table:table-cell>
          <table:table-cell office:value-type="float" office:value="13.60103" calcext:value-type="float">
            <text:p>13.60103</text:p>
          </table:table-cell>
          <table:table-cell office:value-type="float" office:value="0.694152355194091" calcext:value-type="float">
            <text:p>0.694152355194091</text:p>
          </table:table-cell>
          <table:table-cell office:value-type="float" office:value="14.2951823551941" calcext:value-type="float">
            <text:p>14.295182355194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4" calcext:value-type="float">
            <text:p>74</text:p>
          </table:table-cell>
          <table:table-cell office:value-type="float" office:value="0.2777" calcext:value-type="float">
            <text:p>0.2777</text:p>
          </table:table-cell>
          <table:table-cell office:value-type="float" office:value="13.58029" calcext:value-type="float">
            <text:p>13.58029</text:p>
          </table:table-cell>
          <table:table-cell office:value-type="float" office:value="0.623709440231323" calcext:value-type="float">
            <text:p>0.623709440231323</text:p>
          </table:table-cell>
          <table:table-cell office:value-type="float" office:value="14.2039994402313" calcext:value-type="float">
            <text:p>14.20399944023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5" calcext:value-type="float">
            <text:p>75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13.60127" calcext:value-type="float">
            <text:p>13.60127</text:p>
          </table:table-cell>
          <table:table-cell office:value-type="float" office:value="0.742629051208496" calcext:value-type="float">
            <text:p>0.742629051208496</text:p>
          </table:table-cell>
          <table:table-cell office:value-type="float" office:value="14.3438990512085" calcext:value-type="float">
            <text:p>14.343899051208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6" calcext:value-type="float">
            <text:p>76</text:p>
          </table:table-cell>
          <table:table-cell office:value-type="float" office:value="0.27299" calcext:value-type="float">
            <text:p>0.27299</text:p>
          </table:table-cell>
          <table:table-cell office:value-type="float" office:value="13.57558" calcext:value-type="float">
            <text:p>13.575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7" calcext:value-type="float">
            <text:p>77</text:p>
          </table:table-cell>
          <table:table-cell office:value-type="float" office:value="0.28469" calcext:value-type="float">
            <text:p>0.28469</text:p>
          </table:table-cell>
          <table:table-cell office:value-type="float" office:value="13.58728" calcext:value-type="float">
            <text:p>13.58728</text:p>
          </table:table-cell>
          <table:table-cell office:value-type="float" office:value="0.725013971328735" calcext:value-type="float">
            <text:p>0.725013971328735</text:p>
          </table:table-cell>
          <table:table-cell office:value-type="float" office:value="14.3122939713287" calcext:value-type="float">
            <text:p>14.312293971328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8" calcext:value-type="float">
            <text:p>78</text:p>
          </table:table-cell>
          <table:table-cell office:value-type="float" office:value="0.3206" calcext:value-type="float">
            <text:p>0.3206</text:p>
          </table:table-cell>
          <table:table-cell office:value-type="float" office:value="13.62319" calcext:value-type="float">
            <text:p>13.62319</text:p>
          </table:table-cell>
          <table:table-cell office:value-type="float" office:value="32.0773909091949" calcext:value-type="float">
            <text:p>32.0773909091949</text:p>
          </table:table-cell>
          <table:table-cell office:value-type="float" office:value="45.7005809091949" calcext:value-type="float">
            <text:p>45.7005809091949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4224" calcext:value-type="float">
            <text:p>42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9" calcext:value-type="float">
            <text:p>79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13.58597" calcext:value-type="float">
            <text:p>13.58597</text:p>
          </table:table-cell>
          <table:table-cell office:value-type="float" office:value="0.915479660034179" calcext:value-type="float">
            <text:p>0.915479660034179</text:p>
          </table:table-cell>
          <table:table-cell office:value-type="float" office:value="14.5014496600342" calcext:value-type="float">
            <text:p>14.501449660034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0" calcext:value-type="float">
            <text:p>80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0.761173725128173" calcext:value-type="float">
            <text:p>0.761173725128173</text:p>
          </table:table-cell>
          <table:table-cell office:value-type="float" office:value="14.3844737251282" calcext:value-type="float">
            <text:p>14.384473725128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1" calcext:value-type="float">
            <text:p>81</text:p>
          </table:table-cell>
          <table:table-cell office:value-type="float" office:value="0.40816" calcext:value-type="float">
            <text:p>0.40816</text:p>
          </table:table-cell>
          <table:table-cell office:value-type="float" office:value="13.71075" calcext:value-type="float">
            <text:p>13.710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2" calcext:value-type="float">
            <text:p>82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13.58102" calcext:value-type="float">
            <text:p>13.58102</text:p>
          </table:table-cell>
          <table:table-cell office:value-type="float" office:value="0.495157957077026" calcext:value-type="float">
            <text:p>0.495157957077026</text:p>
          </table:table-cell>
          <table:table-cell office:value-type="float" office:value="14.076177957077" calcext:value-type="float">
            <text:p>14.07617795707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3" calcext:value-type="float">
            <text:p>83</text:p>
          </table:table-cell>
          <table:table-cell office:value-type="float" office:value="0.31725" calcext:value-type="float">
            <text:p>0.31725</text:p>
          </table:table-cell>
          <table:table-cell office:value-type="float" office:value="13.61984" calcext:value-type="float">
            <text:p>13.61984</text:p>
          </table:table-cell>
          <table:table-cell office:value-type="float" office:value="0.87684679031372" calcext:value-type="float">
            <text:p>0.87684679031372</text:p>
          </table:table-cell>
          <table:table-cell office:value-type="float" office:value="14.4966867903137" calcext:value-type="float">
            <text:p>14.4966867903137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4" calcext:value-type="float">
            <text:p>84</text:p>
          </table:table-cell>
          <table:table-cell office:value-type="float" office:value="0.29773" calcext:value-type="float">
            <text:p>0.29773</text:p>
          </table:table-cell>
          <table:table-cell office:value-type="float" office:value="13.60032" calcext:value-type="float">
            <text:p>13.60032</text:p>
          </table:table-cell>
          <table:table-cell office:value-type="float" office:value="1.41613554954528" calcext:value-type="float">
            <text:p>1.41613554954528</text:p>
          </table:table-cell>
          <table:table-cell office:value-type="float" office:value="15.0164555495453" calcext:value-type="float">
            <text:p>15.016455549545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4" calcext:value-type="float">
            <text:p>23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5" calcext:value-type="float">
            <text:p>85</text:p>
          </table:table-cell>
          <table:table-cell office:value-type="float" office:value="0.2407" calcext:value-type="float">
            <text:p>0.2407</text:p>
          </table:table-cell>
          <table:table-cell office:value-type="float" office:value="13.54329" calcext:value-type="float">
            <text:p>13.54329</text:p>
          </table:table-cell>
          <table:table-cell office:value-type="float" office:value="0.552588939666748" calcext:value-type="float">
            <text:p>0.552588939666748</text:p>
          </table:table-cell>
          <table:table-cell office:value-type="float" office:value="14.0958789396667" calcext:value-type="float">
            <text:p>14.09587893966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6" calcext:value-type="float">
            <text:p>86</text:p>
          </table:table-cell>
          <table:table-cell office:value-type="float" office:value="0.26908" calcext:value-type="float">
            <text:p>0.26908</text:p>
          </table:table-cell>
          <table:table-cell office:value-type="float" office:value="13.57167" calcext:value-type="float">
            <text:p>13.57167</text:p>
          </table:table-cell>
          <table:table-cell office:value-type="float" office:value="0.545999526977539" calcext:value-type="float">
            <text:p>0.545999526977539</text:p>
          </table:table-cell>
          <table:table-cell office:value-type="float" office:value="14.1176695269775" calcext:value-type="float">
            <text:p>14.117669526977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7" calcext:value-type="float">
            <text:p>87</text:p>
          </table:table-cell>
          <table:table-cell office:value-type="float" office:value="0.32758" calcext:value-type="float">
            <text:p>0.32758</text:p>
          </table:table-cell>
          <table:table-cell office:value-type="float" office:value="13.63017" calcext:value-type="float">
            <text:p>13.63017</text:p>
          </table:table-cell>
          <table:table-cell office:value-type="float" office:value="31.4759762287139" calcext:value-type="float">
            <text:p>31.4759762287139</text:p>
          </table:table-cell>
          <table:table-cell office:value-type="float" office:value="45.1061462287139" calcext:value-type="float">
            <text:p>45.1061462287139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00" calcext:value-type="float">
            <text:p>72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8" calcext:value-type="float">
            <text:p>88</text:p>
          </table:table-cell>
          <table:table-cell office:value-type="float" office:value="0.30417" calcext:value-type="float">
            <text:p>0.30417</text:p>
          </table:table-cell>
          <table:table-cell office:value-type="float" office:value="13.60676" calcext:value-type="float">
            <text:p>13.60676</text:p>
          </table:table-cell>
          <table:table-cell office:value-type="float" office:value="0.914881944656372" calcext:value-type="float">
            <text:p>0.914881944656372</text:p>
          </table:table-cell>
          <table:table-cell office:value-type="float" office:value="14.5216419446564" calcext:value-type="float">
            <text:p>14.52164194465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9" calcext:value-type="float">
            <text:p>89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13.59898" calcext:value-type="float">
            <text:p>13.59898</text:p>
          </table:table-cell>
          <table:table-cell office:value-type="float" office:value="0.931705236434936" calcext:value-type="float">
            <text:p>0.931705236434936</text:p>
          </table:table-cell>
          <table:table-cell office:value-type="float" office:value="14.5306852364349" calcext:value-type="float">
            <text:p>14.530685236434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42" calcext:value-type="float">
            <text:p>34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0" calcext:value-type="float">
            <text:p>90</text:p>
          </table:table-cell>
          <table:table-cell office:value-type="float" office:value="0.27238" calcext:value-type="float">
            <text:p>0.27238</text:p>
          </table:table-cell>
          <table:table-cell office:value-type="float" office:value="13.57497" calcext:value-type="float">
            <text:p>13.57497</text:p>
          </table:table-cell>
          <table:table-cell office:value-type="float" office:value="0.607564687728881" calcext:value-type="float">
            <text:p>0.607564687728881</text:p>
          </table:table-cell>
          <table:table-cell office:value-type="float" office:value="14.1825346877289" calcext:value-type="float">
            <text:p>14.182534687728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1" calcext:value-type="float">
            <text:p>91</text:p>
          </table:table-cell>
          <table:table-cell office:value-type="float" office:value="0.31252" calcext:value-type="float">
            <text:p>0.31252</text:p>
          </table:table-cell>
          <table:table-cell office:value-type="float" office:value="13.61511" calcext:value-type="float">
            <text:p>13.61511</text:p>
          </table:table-cell>
          <table:table-cell office:value-type="float" office:value="1.05616831779479" calcext:value-type="float">
            <text:p>1.05616831779479</text:p>
          </table:table-cell>
          <table:table-cell office:value-type="float" office:value="14.6712783177948" calcext:value-type="float">
            <text:p>14.671278317794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2" calcext:value-type="float">
            <text:p>92</text:p>
          </table:table-cell>
          <table:table-cell office:value-type="float" office:value="0.2947" calcext:value-type="float">
            <text:p>0.2947</text:p>
          </table:table-cell>
          <table:table-cell office:value-type="float" office:value="13.59729" calcext:value-type="float">
            <text:p>13.59729</text:p>
          </table:table-cell>
          <table:table-cell office:value-type="float" office:value="1.11518216133117" calcext:value-type="float">
            <text:p>1.11518216133117</text:p>
          </table:table-cell>
          <table:table-cell office:value-type="float" office:value="14.7124721613312" calcext:value-type="float">
            <text:p>14.7124721613312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48" calcext:value-type="float">
            <text:p>64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3" calcext:value-type="float">
            <text:p>93</text:p>
          </table:table-cell>
          <table:table-cell office:value-type="float" office:value="0.3034" calcext:value-type="float">
            <text:p>0.3034</text:p>
          </table:table-cell>
          <table:table-cell office:value-type="float" office:value="13.60599" calcext:value-type="float">
            <text:p>13.60599</text:p>
          </table:table-cell>
          <table:table-cell office:value-type="float" office:value="0.740066766738891" calcext:value-type="float">
            <text:p>0.740066766738891</text:p>
          </table:table-cell>
          <table:table-cell office:value-type="float" office:value="14.3460567667389" calcext:value-type="float">
            <text:p>14.346056766738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4" calcext:value-type="float">
            <text:p>94</text:p>
          </table:table-cell>
          <table:table-cell office:value-type="float" office:value="0.30765" calcext:value-type="float">
            <text:p>0.30765</text:p>
          </table:table-cell>
          <table:table-cell office:value-type="float" office:value="13.61024" calcext:value-type="float">
            <text:p>13.61024</text:p>
          </table:table-cell>
          <table:table-cell office:value-type="float" office:value="0.72047472000122" calcext:value-type="float">
            <text:p>0.72047472000122</text:p>
          </table:table-cell>
          <table:table-cell office:value-type="float" office:value="14.3307147200012" calcext:value-type="float">
            <text:p>14.33071472000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5" calcext:value-type="float">
            <text:p>95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13.58601" calcext:value-type="float">
            <text:p>13.58601</text:p>
          </table:table-cell>
          <table:table-cell office:value-type="float" office:value="0.644529104232788" calcext:value-type="float">
            <text:p>0.644529104232788</text:p>
          </table:table-cell>
          <table:table-cell office:value-type="float" office:value="14.2305391042328" calcext:value-type="float">
            <text:p>14.230539104232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6" calcext:value-type="float">
            <text:p>96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13.58647" calcext:value-type="float">
            <text:p>13.58647</text:p>
          </table:table-cell>
          <table:table-cell office:value-type="float" office:value="0.556002140045166" calcext:value-type="float">
            <text:p>0.556002140045166</text:p>
          </table:table-cell>
          <table:table-cell office:value-type="float" office:value="14.1424721400452" calcext:value-type="float">
            <text:p>14.14247214004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7" calcext:value-type="float">
            <text:p>97</text:p>
          </table:table-cell>
          <table:table-cell office:value-type="float" office:value="0.32384" calcext:value-type="float">
            <text:p>0.32384</text:p>
          </table:table-cell>
          <table:table-cell office:value-type="float" office:value="13.62643" calcext:value-type="float">
            <text:p>13.62643</text:p>
          </table:table-cell>
          <table:table-cell office:value-type="float" office:value="0.730841636657714" calcext:value-type="float">
            <text:p>0.730841636657714</text:p>
          </table:table-cell>
          <table:table-cell office:value-type="float" office:value="14.3572716366577" calcext:value-type="float">
            <text:p>14.357271636657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8" calcext:value-type="float">
            <text:p>98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13.61363" calcext:value-type="float">
            <text:p>13.61363</text:p>
          </table:table-cell>
          <table:table-cell office:value-type="float" office:value="0.828050136566162" calcext:value-type="float">
            <text:p>0.828050136566162</text:p>
          </table:table-cell>
          <table:table-cell office:value-type="float" office:value="14.4416801365662" calcext:value-type="float">
            <text:p>14.4416801365662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9" calcext:value-type="float">
            <text:p>99</text:p>
          </table:table-cell>
          <table:table-cell office:value-type="float" office:value="0.29456" calcext:value-type="float">
            <text:p>0.29456</text:p>
          </table:table-cell>
          <table:table-cell office:value-type="float" office:value="13.59715" calcext:value-type="float">
            <text:p>13.59715</text:p>
          </table:table-cell>
          <table:table-cell office:value-type="float" office:value="1.5002908706665" calcext:value-type="float">
            <text:p>1.5002908706665</text:p>
          </table:table-cell>
          <table:table-cell office:value-type="float" office:value="15.0974408706665" calcext:value-type="float">
            <text:p>15.097440870666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0" calcext:value-type="float">
            <text:p>0</text:p>
          </table:table-cell>
          <table:table-cell office:value-type="float" office:value="0.25928" calcext:value-type="float">
            <text:p>0.25928</text:p>
          </table:table-cell>
          <table:table-cell office:value-type="float" office:value="13.94936" calcext:value-type="float">
            <text:p>13.94936</text:p>
          </table:table-cell>
          <table:table-cell office:value-type="float" office:value="0.811645746231079" calcext:value-type="float">
            <text:p>0.811645746231079</text:p>
          </table:table-cell>
          <table:table-cell office:value-type="float" office:value="14.7610057462311" calcext:value-type="float">
            <text:p>14.76100574623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" calcext:value-type="float">
            <text:p>1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13.95675" calcext:value-type="float">
            <text:p>13.95675</text:p>
          </table:table-cell>
          <table:table-cell office:value-type="float" office:value="0.702168703079223" calcext:value-type="float">
            <text:p>0.702168703079223</text:p>
          </table:table-cell>
          <table:table-cell office:value-type="float" office:value="14.6589187030792" calcext:value-type="float">
            <text:p>14.658918703079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" calcext:value-type="float">
            <text:p>2</text:p>
          </table:table-cell>
          <table:table-cell office:value-type="float" office:value="0.26545" calcext:value-type="float">
            <text:p>0.26545</text:p>
          </table:table-cell>
          <table:table-cell office:value-type="float" office:value="13.95553" calcext:value-type="float">
            <text:p>13.95553</text:p>
          </table:table-cell>
          <table:table-cell office:value-type="float" office:value="0.525099039077758" calcext:value-type="float">
            <text:p>0.525099039077758</text:p>
          </table:table-cell>
          <table:table-cell office:value-type="float" office:value="14.4806290390778" calcext:value-type="float">
            <text:p>14.480629039077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" calcext:value-type="float">
            <text:p>3</text:p>
          </table:table-cell>
          <table:table-cell office:value-type="float" office:value="0.1779" calcext:value-type="float">
            <text:p>0.1779</text:p>
          </table:table-cell>
          <table:table-cell office:value-type="float" office:value="13.86798" calcext:value-type="float">
            <text:p>13.86798</text:p>
          </table:table-cell>
          <table:table-cell office:value-type="float" office:value="0.446418285369873" calcext:value-type="float">
            <text:p>0.446418285369873</text:p>
          </table:table-cell>
          <table:table-cell office:value-type="float" office:value="14.3143982853699" calcext:value-type="float">
            <text:p>14.3143982853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" calcext:value-type="float">
            <text:p>4</text:p>
          </table:table-cell>
          <table:table-cell office:value-type="float" office:value="0.3059" calcext:value-type="float">
            <text:p>0.3059</text:p>
          </table:table-cell>
          <table:table-cell office:value-type="float" office:value="13.99598" calcext:value-type="float">
            <text:p>13.99598</text:p>
          </table:table-cell>
          <table:table-cell office:value-type="float" office:value="0.720277547836303" calcext:value-type="float">
            <text:p>0.720277547836303</text:p>
          </table:table-cell>
          <table:table-cell office:value-type="float" office:value="14.7162575478363" calcext:value-type="float">
            <text:p>14.7162575478363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" calcext:value-type="float">
            <text:p>5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13.98876" calcext:value-type="float">
            <text:p>13.98876</text:p>
          </table:table-cell>
          <table:table-cell office:value-type="float" office:value="0.709879636764526" calcext:value-type="float">
            <text:p>0.709879636764526</text:p>
          </table:table-cell>
          <table:table-cell office:value-type="float" office:value="14.6986396367645" calcext:value-type="float">
            <text:p>14.698639636764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" calcext:value-type="float">
            <text:p>6</text:p>
          </table:table-cell>
          <table:table-cell office:value-type="float" office:value="0.33371" calcext:value-type="float">
            <text:p>0.33371</text:p>
          </table:table-cell>
          <table:table-cell office:value-type="float" office:value="14.02379" calcext:value-type="float">
            <text:p>14.02379</text:p>
          </table:table-cell>
          <table:table-cell office:value-type="float" office:value="3.65989136695861" calcext:value-type="float">
            <text:p>3.65989136695861</text:p>
          </table:table-cell>
          <table:table-cell office:value-type="float" office:value="17.6836813669586" calcext:value-type="float">
            <text:p>17.6836813669586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04" calcext:value-type="float">
            <text:p>70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" calcext:value-type="float">
            <text:p>7</text:p>
          </table:table-cell>
          <table:table-cell office:value-type="float" office:value="0.29697" calcext:value-type="float">
            <text:p>0.29697</text:p>
          </table:table-cell>
          <table:table-cell office:value-type="float" office:value="13.98705" calcext:value-type="float">
            <text:p>13.98705</text:p>
          </table:table-cell>
          <table:table-cell office:value-type="float" office:value="0.536847591400146" calcext:value-type="float">
            <text:p>0.536847591400146</text:p>
          </table:table-cell>
          <table:table-cell office:value-type="float" office:value="14.5238975914001" calcext:value-type="float">
            <text:p>14.523897591400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" calcext:value-type="float">
            <text:p>8</text:p>
          </table:table-cell>
          <table:table-cell office:value-type="float" office:value="0.27431" calcext:value-type="float">
            <text:p>0.27431</text:p>
          </table:table-cell>
          <table:table-cell office:value-type="float" office:value="13.96439" calcext:value-type="float">
            <text:p>13.96439</text:p>
          </table:table-cell>
          <table:table-cell office:value-type="float" office:value="0.544536828994751" calcext:value-type="float">
            <text:p>0.544536828994751</text:p>
          </table:table-cell>
          <table:table-cell office:value-type="float" office:value="14.5089268289948" calcext:value-type="float">
            <text:p>14.508926828994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" calcext:value-type="float">
            <text:p>9</text:p>
          </table:table-cell>
          <table:table-cell office:value-type="float" office:value="0.27604" calcext:value-type="float">
            <text:p>0.27604</text:p>
          </table:table-cell>
          <table:table-cell office:value-type="float" office:value="13.96612" calcext:value-type="float">
            <text:p>13.96612</text:p>
          </table:table-cell>
          <table:table-cell office:value-type="float" office:value="0.632634878158569" calcext:value-type="float">
            <text:p>0.632634878158569</text:p>
          </table:table-cell>
          <table:table-cell office:value-type="float" office:value="14.5987548781586" calcext:value-type="float">
            <text:p>14.598754878158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0" calcext:value-type="float">
            <text:p>10</text:p>
          </table:table-cell>
          <table:table-cell office:value-type="float" office:value="0.27349" calcext:value-type="float">
            <text:p>0.27349</text:p>
          </table:table-cell>
          <table:table-cell office:value-type="float" office:value="13.96357" calcext:value-type="float">
            <text:p>13.96357</text:p>
          </table:table-cell>
          <table:table-cell office:value-type="float" office:value="0.621781587600708" calcext:value-type="float">
            <text:p>0.621781587600708</text:p>
          </table:table-cell>
          <table:table-cell office:value-type="float" office:value="14.5853515876007" calcext:value-type="float">
            <text:p>14.585351587600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1" calcext:value-type="float">
            <text:p>11</text:p>
          </table:table-cell>
          <table:table-cell office:value-type="float" office:value="0.25177" calcext:value-type="float">
            <text:p>0.25177</text:p>
          </table:table-cell>
          <table:table-cell office:value-type="float" office:value="13.94185" calcext:value-type="float">
            <text:p>13.94185</text:p>
          </table:table-cell>
          <table:table-cell office:value-type="float" office:value="0.532917022705078" calcext:value-type="float">
            <text:p>0.532917022705078</text:p>
          </table:table-cell>
          <table:table-cell office:value-type="float" office:value="14.4747670227051" calcext:value-type="float">
            <text:p>14.47476702270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2" calcext:value-type="float">
            <text:p>12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13.97094" calcext:value-type="float">
            <text:p>13.97094</text:p>
          </table:table-cell>
          <table:table-cell office:value-type="float" office:value="0.740606546401977" calcext:value-type="float">
            <text:p>0.740606546401977</text:p>
          </table:table-cell>
          <table:table-cell office:value-type="float" office:value="14.711546546402" calcext:value-type="float">
            <text:p>14.71154654640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3" calcext:value-type="float">
            <text:p>13</text:p>
          </table:table-cell>
          <table:table-cell office:value-type="float" office:value="0.26132" calcext:value-type="float">
            <text:p>0.26132</text:p>
          </table:table-cell>
          <table:table-cell office:value-type="float" office:value="13.9514" calcext:value-type="float">
            <text:p>13.9514</text:p>
          </table:table-cell>
          <table:table-cell office:value-type="float" office:value="0.610132932662963" calcext:value-type="float">
            <text:p>0.610132932662963</text:p>
          </table:table-cell>
          <table:table-cell office:value-type="float" office:value="14.561532932663" calcext:value-type="float">
            <text:p>14.5615329326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4" calcext:value-type="float">
            <text:p>14</text:p>
          </table:table-cell>
          <table:table-cell office:value-type="float" office:value="0.28253" calcext:value-type="float">
            <text:p>0.28253</text:p>
          </table:table-cell>
          <table:table-cell office:value-type="float" office:value="13.97261" calcext:value-type="float">
            <text:p>13.97261</text:p>
          </table:table-cell>
          <table:table-cell office:value-type="float" office:value="0.619349002838134" calcext:value-type="float">
            <text:p>0.619349002838134</text:p>
          </table:table-cell>
          <table:table-cell office:value-type="float" office:value="14.5919590028381" calcext:value-type="float">
            <text:p>14.591959002838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5" calcext:value-type="float">
            <text:p>15</text:p>
          </table:table-cell>
          <table:table-cell office:value-type="float" office:value="0.3168" calcext:value-type="float">
            <text:p>0.3168</text:p>
          </table:table-cell>
          <table:table-cell office:value-type="float" office:value="14.00688" calcext:value-type="float">
            <text:p>14.00688</text:p>
          </table:table-cell>
          <table:table-cell office:value-type="float" office:value="138.06756401062" calcext:value-type="float">
            <text:p>138.06756401062</text:p>
          </table:table-cell>
          <table:table-cell office:value-type="float" office:value="152.07444401062" calcext:value-type="float">
            <text:p>152.07444401062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6" calcext:value-type="float">
            <text:p>16</text:p>
          </table:table-cell>
          <table:table-cell office:value-type="float" office:value="0.26589" calcext:value-type="float">
            <text:p>0.26589</text:p>
          </table:table-cell>
          <table:table-cell office:value-type="float" office:value="13.95597" calcext:value-type="float">
            <text:p>13.95597</text:p>
          </table:table-cell>
          <table:table-cell office:value-type="float" office:value="0.53871464729309" calcext:value-type="float">
            <text:p>0.53871464729309</text:p>
          </table:table-cell>
          <table:table-cell office:value-type="float" office:value="14.4946846472931" calcext:value-type="float">
            <text:p>14.49468464729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7" calcext:value-type="float">
            <text:p>17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13.99329" calcext:value-type="float">
            <text:p>13.99329</text:p>
          </table:table-cell>
          <table:table-cell office:value-type="float" office:value="0.672099828720092" calcext:value-type="float">
            <text:p>0.672099828720092</text:p>
          </table:table-cell>
          <table:table-cell office:value-type="float" office:value="14.6653898287201" calcext:value-type="float">
            <text:p>14.665389828720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8" calcext:value-type="float">
            <text:p>18</text:p>
          </table:table-cell>
          <table:table-cell office:value-type="float" office:value="0.29372" calcext:value-type="float">
            <text:p>0.29372</text:p>
          </table:table-cell>
          <table:table-cell office:value-type="float" office:value="13.9838" calcext:value-type="float">
            <text:p>13.9838</text:p>
          </table:table-cell>
          <table:table-cell office:value-type="float" office:value="0.640470743179321" calcext:value-type="float">
            <text:p>0.640470743179321</text:p>
          </table:table-cell>
          <table:table-cell office:value-type="float" office:value="14.6242707431793" calcext:value-type="float">
            <text:p>14.624270743179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9" calcext:value-type="float">
            <text:p>1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3.99938" calcext:value-type="float">
            <text:p>13.999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0" calcext:value-type="float">
            <text:p>20</text:p>
          </table:table-cell>
          <table:table-cell office:value-type="float" office:value="0.31962" calcext:value-type="float">
            <text:p>0.31962</text:p>
          </table:table-cell>
          <table:table-cell office:value-type="float" office:value="14.0097" calcext:value-type="float">
            <text:p>14.0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1" calcext:value-type="float">
            <text:p>21</text:p>
          </table:table-cell>
          <table:table-cell office:value-type="float" office:value="0.32475" calcext:value-type="float">
            <text:p>0.32475</text:p>
          </table:table-cell>
          <table:table-cell office:value-type="float" office:value="14.01483" calcext:value-type="float">
            <text:p>14.014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2" calcext:value-type="float">
            <text:p>22</text:p>
          </table:table-cell>
          <table:table-cell office:value-type="float" office:value="0.29144" calcext:value-type="float">
            <text:p>0.29144</text:p>
          </table:table-cell>
          <table:table-cell office:value-type="float" office:value="13.98152" calcext:value-type="float">
            <text:p>13.981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3" calcext:value-type="float">
            <text:p>23</text:p>
          </table:table-cell>
          <table:table-cell office:value-type="float" office:value="0.32706" calcext:value-type="float">
            <text:p>0.32706</text:p>
          </table:table-cell>
          <table:table-cell office:value-type="float" office:value="14.01714" calcext:value-type="float">
            <text:p>14.01714</text:p>
          </table:table-cell>
          <table:table-cell office:value-type="float" office:value="0.828033924102783" calcext:value-type="float">
            <text:p>0.828033924102783</text:p>
          </table:table-cell>
          <table:table-cell office:value-type="float" office:value="14.8451739241028" calcext:value-type="float">
            <text:p>14.845173924102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4" calcext:value-type="float">
            <text:p>24</text:p>
          </table:table-cell>
          <table:table-cell office:value-type="float" office:value="0.29474" calcext:value-type="float">
            <text:p>0.29474</text:p>
          </table:table-cell>
          <table:table-cell office:value-type="float" office:value="13.98482" calcext:value-type="float">
            <text:p>13.98482</text:p>
          </table:table-cell>
          <table:table-cell office:value-type="float" office:value="1.19314455986022" calcext:value-type="float">
            <text:p>1.19314455986022</text:p>
          </table:table-cell>
          <table:table-cell office:value-type="float" office:value="15.1779645598602" calcext:value-type="float">
            <text:p>15.1779645598602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90" calcext:value-type="float">
            <text:p>39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5" calcext:value-type="float">
            <text:p>25</text:p>
          </table:table-cell>
          <table:table-cell office:value-type="float" office:value="0.32355" calcext:value-type="float">
            <text:p>0.32355</text:p>
          </table:table-cell>
          <table:table-cell office:value-type="float" office:value="14.01363" calcext:value-type="float">
            <text:p>14.01363</text:p>
          </table:table-cell>
          <table:table-cell office:value-type="float" office:value="57.8139452934265" calcext:value-type="float">
            <text:p>57.8139452934265</text:p>
          </table:table-cell>
          <table:table-cell office:value-type="float" office:value="71.8275752934265" calcext:value-type="float">
            <text:p>71.8275752934265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508" calcext:value-type="float">
            <text:p>250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6" calcext:value-type="float">
            <text:p>26</text:p>
          </table:table-cell>
          <table:table-cell office:value-type="float" office:value="0.2891" calcext:value-type="float">
            <text:p>0.2891</text:p>
          </table:table-cell>
          <table:table-cell office:value-type="float" office:value="13.97918" calcext:value-type="float">
            <text:p>13.97918</text:p>
          </table:table-cell>
          <table:table-cell office:value-type="float" office:value="0.736626148223877" calcext:value-type="float">
            <text:p>0.736626148223877</text:p>
          </table:table-cell>
          <table:table-cell office:value-type="float" office:value="14.7158061482239" calcext:value-type="float">
            <text:p>14.715806148223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7" calcext:value-type="float">
            <text:p>27</text:p>
          </table:table-cell>
          <table:table-cell office:value-type="float" office:value="0.27111" calcext:value-type="float">
            <text:p>0.27111</text:p>
          </table:table-cell>
          <table:table-cell office:value-type="float" office:value="13.96119" calcext:value-type="float">
            <text:p>13.96119</text:p>
          </table:table-cell>
          <table:table-cell office:value-type="float" office:value="0.642685413360595" calcext:value-type="float">
            <text:p>0.642685413360595</text:p>
          </table:table-cell>
          <table:table-cell office:value-type="float" office:value="14.6038754133606" calcext:value-type="float">
            <text:p>14.603875413360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8" calcext:value-type="float">
            <text:p>28</text:p>
          </table:table-cell>
          <table:table-cell office:value-type="float" office:value="0.30754" calcext:value-type="float">
            <text:p>0.30754</text:p>
          </table:table-cell>
          <table:table-cell office:value-type="float" office:value="13.99762" calcext:value-type="float">
            <text:p>13.99762</text:p>
          </table:table-cell>
          <table:table-cell office:value-type="float" office:value="1.06816983222961" calcext:value-type="float">
            <text:p>1.06816983222961</text:p>
          </table:table-cell>
          <table:table-cell office:value-type="float" office:value="15.0657898322296" calcext:value-type="float">
            <text:p>15.065789832229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9" calcext:value-type="float">
            <text:p>29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13.96883" calcext:value-type="float">
            <text:p>13.96883</text:p>
          </table:table-cell>
          <table:table-cell office:value-type="float" office:value="0.775925159454345" calcext:value-type="float">
            <text:p>0.775925159454345</text:p>
          </table:table-cell>
          <table:table-cell office:value-type="float" office:value="14.7447551594543" calcext:value-type="float">
            <text:p>14.744755159454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0" calcext:value-type="float">
            <text:p>30</text:p>
          </table:table-cell>
          <table:table-cell office:value-type="float" office:value="0.26796" calcext:value-type="float">
            <text:p>0.26796</text:p>
          </table:table-cell>
          <table:table-cell office:value-type="float" office:value="13.95804" calcext:value-type="float">
            <text:p>13.95804</text:p>
          </table:table-cell>
          <table:table-cell office:value-type="float" office:value="0.536274433135986" calcext:value-type="float">
            <text:p>0.536274433135986</text:p>
          </table:table-cell>
          <table:table-cell office:value-type="float" office:value="14.494314433136" calcext:value-type="float">
            <text:p>14.49431443313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1" calcext:value-type="float">
            <text:p>31</text:p>
          </table:table-cell>
          <table:table-cell office:value-type="float" office:value="0.27123" calcext:value-type="float">
            <text:p>0.27123</text:p>
          </table:table-cell>
          <table:table-cell office:value-type="float" office:value="13.96131" calcext:value-type="float">
            <text:p>13.96131</text:p>
          </table:table-cell>
          <table:table-cell office:value-type="float" office:value="0.590384483337402" calcext:value-type="float">
            <text:p>0.590384483337402</text:p>
          </table:table-cell>
          <table:table-cell office:value-type="float" office:value="14.5516944833374" calcext:value-type="float">
            <text:p>14.551694483337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2" calcext:value-type="float">
            <text:p>32</text:p>
          </table:table-cell>
          <table:table-cell office:value-type="float" office:value="0.26531" calcext:value-type="float">
            <text:p>0.26531</text:p>
          </table:table-cell>
          <table:table-cell office:value-type="float" office:value="13.95539" calcext:value-type="float">
            <text:p>13.95539</text:p>
          </table:table-cell>
          <table:table-cell office:value-type="float" office:value="0.539459228515625" calcext:value-type="float">
            <text:p>0.539459228515625</text:p>
          </table:table-cell>
          <table:table-cell office:value-type="float" office:value="14.4948492285156" calcext:value-type="float">
            <text:p>14.494849228515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3" calcext:value-type="float">
            <text:p>33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13.99633" calcext:value-type="float">
            <text:p>13.99633</text:p>
          </table:table-cell>
          <table:table-cell office:value-type="float" office:value="0.713432312011718" calcext:value-type="float">
            <text:p>0.713432312011718</text:p>
          </table:table-cell>
          <table:table-cell office:value-type="float" office:value="14.7097623120117" calcext:value-type="float">
            <text:p>14.709762312011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4" calcext:value-type="float">
            <text:p>34</text:p>
          </table:table-cell>
          <table:table-cell office:value-type="float" office:value="0.28447" calcext:value-type="float">
            <text:p>0.28447</text:p>
          </table:table-cell>
          <table:table-cell office:value-type="float" office:value="13.97455" calcext:value-type="float">
            <text:p>13.97455</text:p>
          </table:table-cell>
          <table:table-cell office:value-type="float" office:value="0.755193710327148" calcext:value-type="float">
            <text:p>0.755193710327148</text:p>
          </table:table-cell>
          <table:table-cell office:value-type="float" office:value="14.7297437103272" calcext:value-type="float">
            <text:p>14.729743710327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5" calcext:value-type="float">
            <text:p>35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13.96986" calcext:value-type="float">
            <text:p>13.96986</text:p>
          </table:table-cell>
          <table:table-cell office:value-type="float" office:value="0.612453699111938" calcext:value-type="float">
            <text:p>0.612453699111938</text:p>
          </table:table-cell>
          <table:table-cell office:value-type="float" office:value="14.5823136991119" calcext:value-type="float">
            <text:p>14.582313699111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6" calcext:value-type="float">
            <text:p>36</text:p>
          </table:table-cell>
          <table:table-cell office:value-type="float" office:value="0.32" calcext:value-type="float">
            <text:p>0.32</text:p>
          </table:table-cell>
          <table:table-cell office:value-type="float" office:value="14.01008" calcext:value-type="float">
            <text:p>14.01008</text:p>
          </table:table-cell>
          <table:table-cell office:value-type="float" office:value="0.795521020889282" calcext:value-type="float">
            <text:p>0.795521020889282</text:p>
          </table:table-cell>
          <table:table-cell office:value-type="float" office:value="14.8056010208893" calcext:value-type="float">
            <text:p>14.805601020889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7" calcext:value-type="float">
            <text:p>37</text:p>
          </table:table-cell>
          <table:table-cell office:value-type="float" office:value="0.28404" calcext:value-type="float">
            <text:p>0.28404</text:p>
          </table:table-cell>
          <table:table-cell office:value-type="float" office:value="13.97412" calcext:value-type="float">
            <text:p>13.97412</text:p>
          </table:table-cell>
          <table:table-cell office:value-type="float" office:value="0.637861967086792" calcext:value-type="float">
            <text:p>0.637861967086792</text:p>
          </table:table-cell>
          <table:table-cell office:value-type="float" office:value="14.6119819670868" calcext:value-type="float">
            <text:p>14.611981967086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8" calcext:value-type="float">
            <text:p>38</text:p>
          </table:table-cell>
          <table:table-cell office:value-type="float" office:value="0.27989" calcext:value-type="float">
            <text:p>0.27989</text:p>
          </table:table-cell>
          <table:table-cell office:value-type="float" office:value="13.96997" calcext:value-type="float">
            <text:p>13.96997</text:p>
          </table:table-cell>
          <table:table-cell office:value-type="float" office:value="0.723565101623535" calcext:value-type="float">
            <text:p>0.723565101623535</text:p>
          </table:table-cell>
          <table:table-cell office:value-type="float" office:value="14.6935351016235" calcext:value-type="float">
            <text:p>14.693535101623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9" calcext:value-type="float">
            <text:p>39</text:p>
          </table:table-cell>
          <table:table-cell office:value-type="float" office:value="0.27041" calcext:value-type="float">
            <text:p>0.27041</text:p>
          </table:table-cell>
          <table:table-cell office:value-type="float" office:value="13.96049" calcext:value-type="float">
            <text:p>13.96049</text:p>
          </table:table-cell>
          <table:table-cell office:value-type="float" office:value="0.542025327682495" calcext:value-type="float">
            <text:p>0.542025327682495</text:p>
          </table:table-cell>
          <table:table-cell office:value-type="float" office:value="14.5025153276825" calcext:value-type="float">
            <text:p>14.50251532768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0" calcext:value-type="float">
            <text:p>40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14.00987" calcext:value-type="float">
            <text:p>14.00987</text:p>
          </table:table-cell>
          <table:table-cell office:value-type="float" office:value="0.830136775970459" calcext:value-type="float">
            <text:p>0.830136775970459</text:p>
          </table:table-cell>
          <table:table-cell office:value-type="float" office:value="14.8400067759705" calcext:value-type="float">
            <text:p>14.8400067759705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1" calcext:value-type="float">
            <text:p>41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14.06667" calcext:value-type="float">
            <text:p>14.06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2" calcext:value-type="float">
            <text:p>42</text:p>
          </table:table-cell>
          <table:table-cell office:value-type="float" office:value="0.31773" calcext:value-type="float">
            <text:p>0.31773</text:p>
          </table:table-cell>
          <table:table-cell office:value-type="float" office:value="14.00781" calcext:value-type="float">
            <text:p>14.007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3" calcext:value-type="float">
            <text:p>43</text:p>
          </table:table-cell>
          <table:table-cell office:value-type="float" office:value="0.28293" calcext:value-type="float">
            <text:p>0.28293</text:p>
          </table:table-cell>
          <table:table-cell office:value-type="float" office:value="13.97301" calcext:value-type="float">
            <text:p>13.97301</text:p>
          </table:table-cell>
          <table:table-cell office:value-type="float" office:value="0.656120777130127" calcext:value-type="float">
            <text:p>0.656120777130127</text:p>
          </table:table-cell>
          <table:table-cell office:value-type="float" office:value="14.6291307771301" calcext:value-type="float">
            <text:p>14.629130777130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4" calcext:value-type="float">
            <text:p>44</text:p>
          </table:table-cell>
          <table:table-cell office:value-type="float" office:value="0.28148" calcext:value-type="float">
            <text:p>0.28148</text:p>
          </table:table-cell>
          <table:table-cell office:value-type="float" office:value="13.97156" calcext:value-type="float">
            <text:p>13.97156</text:p>
          </table:table-cell>
          <table:table-cell office:value-type="float" office:value="0.604883670806884" calcext:value-type="float">
            <text:p>0.604883670806884</text:p>
          </table:table-cell>
          <table:table-cell office:value-type="float" office:value="14.5764436708069" calcext:value-type="float">
            <text:p>14.576443670806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5" calcext:value-type="float">
            <text:p>45</text:p>
          </table:table-cell>
          <table:table-cell office:value-type="float" office:value="0.65567" calcext:value-type="float">
            <text:p>0.65567</text:p>
          </table:table-cell>
          <table:table-cell office:value-type="float" office:value="14.34575" calcext:value-type="float">
            <text:p>14.345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6" calcext:value-type="float">
            <text:p>46</text:p>
          </table:table-cell>
          <table:table-cell office:value-type="float" office:value="0.27723" calcext:value-type="float">
            <text:p>0.27723</text:p>
          </table:table-cell>
          <table:table-cell office:value-type="float" office:value="13.96731" calcext:value-type="float">
            <text:p>13.96731</text:p>
          </table:table-cell>
          <table:table-cell office:value-type="float" office:value="0.526331186294555" calcext:value-type="float">
            <text:p>0.526331186294555</text:p>
          </table:table-cell>
          <table:table-cell office:value-type="float" office:value="14.4936411862946" calcext:value-type="float">
            <text:p>14.493641186294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7" calcext:value-type="float">
            <text:p>47</text:p>
          </table:table-cell>
          <table:table-cell office:value-type="float" office:value="0.281" calcext:value-type="float">
            <text:p>0.281</text:p>
          </table:table-cell>
          <table:table-cell office:value-type="float" office:value="13.97108" calcext:value-type="float">
            <text:p>13.97108</text:p>
          </table:table-cell>
          <table:table-cell office:value-type="float" office:value="0.637702703475952" calcext:value-type="float">
            <text:p>0.637702703475952</text:p>
          </table:table-cell>
          <table:table-cell office:value-type="float" office:value="14.608782703476" calcext:value-type="float">
            <text:p>14.60878270347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8" calcext:value-type="float">
            <text:p>48</text:p>
          </table:table-cell>
          <table:table-cell office:value-type="float" office:value="0.35809" calcext:value-type="float">
            <text:p>0.35809</text:p>
          </table:table-cell>
          <table:table-cell office:value-type="float" office:value="14.04817" calcext:value-type="float">
            <text:p>14.04817</text:p>
          </table:table-cell>
          <table:table-cell office:value-type="float" office:value="117.748967885971" calcext:value-type="float">
            <text:p>117.748967885971</text:p>
          </table:table-cell>
          <table:table-cell office:value-type="float" office:value="131.797137885971" calcext:value-type="float">
            <text:p>131.797137885971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960" calcext:value-type="float">
            <text:p>896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9" calcext:value-type="float">
            <text:p>49</text:p>
          </table:table-cell>
          <table:table-cell office:value-type="float" office:value="0.28961" calcext:value-type="float">
            <text:p>0.28961</text:p>
          </table:table-cell>
          <table:table-cell office:value-type="float" office:value="13.97969" calcext:value-type="float">
            <text:p>13.979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0" calcext:value-type="float">
            <text:p>50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14.0123" calcext:value-type="float">
            <text:p>14.0123</text:p>
          </table:table-cell>
          <table:table-cell office:value-type="float" office:value="1.78486943244934" calcext:value-type="float">
            <text:p>1.78486943244934</text:p>
          </table:table-cell>
          <table:table-cell office:value-type="float" office:value="15.7971694324493" calcext:value-type="float">
            <text:p>15.7971694324493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1" calcext:value-type="float">
            <text:p>51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13.94627" calcext:value-type="float">
            <text:p>13.94627</text:p>
          </table:table-cell>
          <table:table-cell office:value-type="float" office:value="0.528188467025756" calcext:value-type="float">
            <text:p>0.528188467025756</text:p>
          </table:table-cell>
          <table:table-cell office:value-type="float" office:value="14.4744584670258" calcext:value-type="float">
            <text:p>14.474458467025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2" calcext:value-type="float">
            <text:p>52</text:p>
          </table:table-cell>
          <table:table-cell office:value-type="float" office:value="0.30261" calcext:value-type="float">
            <text:p>0.30261</text:p>
          </table:table-cell>
          <table:table-cell office:value-type="float" office:value="13.99269" calcext:value-type="float">
            <text:p>13.99269</text:p>
          </table:table-cell>
          <table:table-cell office:value-type="float" office:value="0.7820725440979" calcext:value-type="float">
            <text:p>0.7820725440979</text:p>
          </table:table-cell>
          <table:table-cell office:value-type="float" office:value="14.7747625440979" calcext:value-type="float">
            <text:p>14.7747625440979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3" calcext:value-type="float">
            <text:p>53</text:p>
          </table:table-cell>
          <table:table-cell office:value-type="float" office:value="0.30271" calcext:value-type="float">
            <text:p>0.30271</text:p>
          </table:table-cell>
          <table:table-cell office:value-type="float" office:value="13.99279" calcext:value-type="float">
            <text:p>13.99279</text:p>
          </table:table-cell>
          <table:table-cell office:value-type="float" office:value="0.707844495773315" calcext:value-type="float">
            <text:p>0.707844495773315</text:p>
          </table:table-cell>
          <table:table-cell office:value-type="float" office:value="14.7006344957733" calcext:value-type="float">
            <text:p>14.700634495773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4" calcext:value-type="float">
            <text:p>54</text:p>
          </table:table-cell>
          <table:table-cell office:value-type="float" office:value="0.29094" calcext:value-type="float">
            <text:p>0.29094</text:p>
          </table:table-cell>
          <table:table-cell office:value-type="float" office:value="13.98102" calcext:value-type="float">
            <text:p>13.98102</text:p>
          </table:table-cell>
          <table:table-cell office:value-type="float" office:value="3.7967050075531" calcext:value-type="float">
            <text:p>3.7967050075531</text:p>
          </table:table-cell>
          <table:table-cell office:value-type="float" office:value="17.7777250075531" calcext:value-type="float">
            <text:p>17.7777250075531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980" calcext:value-type="float">
            <text:p>19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5" calcext:value-type="float">
            <text:p>55</text:p>
          </table:table-cell>
          <table:table-cell office:value-type="float" office:value="0.29604" calcext:value-type="float">
            <text:p>0.29604</text:p>
          </table:table-cell>
          <table:table-cell office:value-type="float" office:value="13.98612" calcext:value-type="float">
            <text:p>13.98612</text:p>
          </table:table-cell>
          <table:table-cell office:value-type="float" office:value="0.734197378158569" calcext:value-type="float">
            <text:p>0.734197378158569</text:p>
          </table:table-cell>
          <table:table-cell office:value-type="float" office:value="14.7203173781586" calcext:value-type="float">
            <text:p>14.720317378158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6" calcext:value-type="float">
            <text:p>56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13.96705" calcext:value-type="float">
            <text:p>13.96705</text:p>
          </table:table-cell>
          <table:table-cell office:value-type="float" office:value="0.633168697357177" calcext:value-type="float">
            <text:p>0.633168697357177</text:p>
          </table:table-cell>
          <table:table-cell office:value-type="float" office:value="14.6002186973572" calcext:value-type="float">
            <text:p>14.600218697357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7" calcext:value-type="float">
            <text:p>57</text:p>
          </table:table-cell>
          <table:table-cell office:value-type="float" office:value="0.30762" calcext:value-type="float">
            <text:p>0.30762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0.756210327148437" calcext:value-type="float">
            <text:p>0.756210327148437</text:p>
          </table:table-cell>
          <table:table-cell office:value-type="float" office:value="14.7539103271484" calcext:value-type="float">
            <text:p>14.7539103271484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8" calcext:value-type="float">
            <text:p>58</text:p>
          </table:table-cell>
          <table:table-cell office:value-type="float" office:value="0.28416" calcext:value-type="float">
            <text:p>0.28416</text:p>
          </table:table-cell>
          <table:table-cell office:value-type="float" office:value="13.97424" calcext:value-type="float">
            <text:p>13.97424</text:p>
          </table:table-cell>
          <table:table-cell office:value-type="float" office:value="2.64686965942382" calcext:value-type="float">
            <text:p>2.64686965942382</text:p>
          </table:table-cell>
          <table:table-cell office:value-type="float" office:value="16.6211096594238" calcext:value-type="float">
            <text:p>16.6211096594238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200" calcext:value-type="float">
            <text:p>120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9" calcext:value-type="float">
            <text:p>59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13.97533" calcext:value-type="float">
            <text:p>13.97533</text:p>
          </table:table-cell>
          <table:table-cell office:value-type="float" office:value="0.62144923210144" calcext:value-type="float">
            <text:p>0.62144923210144</text:p>
          </table:table-cell>
          <table:table-cell office:value-type="float" office:value="14.5967792321014" calcext:value-type="float">
            <text:p>14.59677923210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0" calcext:value-type="float">
            <text:p>60</text:p>
          </table:table-cell>
          <table:table-cell office:value-type="float" office:value="0.32302" calcext:value-type="float">
            <text:p>0.32302</text:p>
          </table:table-cell>
          <table:table-cell office:value-type="float" office:value="14.0131" calcext:value-type="float">
            <text:p>14.01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1" calcext:value-type="float">
            <text:p>61</text:p>
          </table:table-cell>
          <table:table-cell office:value-type="float" office:value="0.28344" calcext:value-type="float">
            <text:p>0.28344</text:p>
          </table:table-cell>
          <table:table-cell office:value-type="float" office:value="13.97352" calcext:value-type="float">
            <text:p>13.973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2" calcext:value-type="float">
            <text:p>62</text:p>
          </table:table-cell>
          <table:table-cell office:value-type="float" office:value="0.26061" calcext:value-type="float">
            <text:p>0.26061</text:p>
          </table:table-cell>
          <table:table-cell office:value-type="float" office:value="13.95069" calcext:value-type="float">
            <text:p>13.95069</text:p>
          </table:table-cell>
          <table:table-cell office:value-type="float" office:value="0.6087007522583" calcext:value-type="float">
            <text:p>0.6087007522583</text:p>
          </table:table-cell>
          <table:table-cell office:value-type="float" office:value="14.5593907522583" calcext:value-type="float">
            <text:p>14.559390752258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3" calcext:value-type="float">
            <text:p>63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13.98892" calcext:value-type="float">
            <text:p>13.98892</text:p>
          </table:table-cell>
          <table:table-cell office:value-type="float" office:value="1.2163074016571" calcext:value-type="float">
            <text:p>1.2163074016571</text:p>
          </table:table-cell>
          <table:table-cell office:value-type="float" office:value="15.2052274016571" calcext:value-type="float">
            <text:p>15.205227401657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4" calcext:value-type="float">
            <text:p>64</text:p>
          </table:table-cell>
          <table:table-cell office:value-type="float" office:value="0.34556" calcext:value-type="float">
            <text:p>0.34556</text:p>
          </table:table-cell>
          <table:table-cell office:value-type="float" office:value="14.03564" calcext:value-type="float">
            <text:p>14.03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5" calcext:value-type="float">
            <text:p>65</text:p>
          </table:table-cell>
          <table:table-cell office:value-type="float" office:value="0.28946" calcext:value-type="float">
            <text:p>0.28946</text:p>
          </table:table-cell>
          <table:table-cell office:value-type="float" office:value="13.97954" calcext:value-type="float">
            <text:p>13.97954</text:p>
          </table:table-cell>
          <table:table-cell office:value-type="float" office:value="0.951172828674316" calcext:value-type="float">
            <text:p>0.951172828674316</text:p>
          </table:table-cell>
          <table:table-cell office:value-type="float" office:value="14.9307128286743" calcext:value-type="float">
            <text:p>14.930712828674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6" calcext:value-type="float">
            <text:p>66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13.99822" calcext:value-type="float">
            <text:p>13.99822</text:p>
          </table:table-cell>
          <table:table-cell office:value-type="float" office:value="0.602928876876831" calcext:value-type="float">
            <text:p>0.602928876876831</text:p>
          </table:table-cell>
          <table:table-cell office:value-type="float" office:value="14.6011488768768" calcext:value-type="float">
            <text:p>14.601148876876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7" calcext:value-type="float">
            <text:p>67</text:p>
          </table:table-cell>
          <table:table-cell office:value-type="float" office:value="0.27081" calcext:value-type="float">
            <text:p>0.27081</text:p>
          </table:table-cell>
          <table:table-cell office:value-type="float" office:value="13.96089" calcext:value-type="float">
            <text:p>13.96089</text:p>
          </table:table-cell>
          <table:table-cell office:value-type="float" office:value="0.603814125061035" calcext:value-type="float">
            <text:p>0.603814125061035</text:p>
          </table:table-cell>
          <table:table-cell office:value-type="float" office:value="14.564704125061" calcext:value-type="float">
            <text:p>14.56470412506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8" calcext:value-type="float">
            <text:p>68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13.97094" calcext:value-type="float">
            <text:p>13.97094</text:p>
          </table:table-cell>
          <table:table-cell office:value-type="float" office:value="0.629594326019287" calcext:value-type="float">
            <text:p>0.629594326019287</text:p>
          </table:table-cell>
          <table:table-cell office:value-type="float" office:value="14.6005343260193" calcext:value-type="float">
            <text:p>14.600534326019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9" calcext:value-type="float">
            <text:p>69</text:p>
          </table:table-cell>
          <table:table-cell office:value-type="float" office:value="0.28763" calcext:value-type="float">
            <text:p>0.28763</text:p>
          </table:table-cell>
          <table:table-cell office:value-type="float" office:value="13.97771" calcext:value-type="float">
            <text:p>13.97771</text:p>
          </table:table-cell>
          <table:table-cell office:value-type="float" office:value="0.604923725128173" calcext:value-type="float">
            <text:p>0.604923725128173</text:p>
          </table:table-cell>
          <table:table-cell office:value-type="float" office:value="14.5826337251282" calcext:value-type="float">
            <text:p>14.582633725128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0" calcext:value-type="float">
            <text:p>70</text:p>
          </table:table-cell>
          <table:table-cell office:value-type="float" office:value="0.28301" calcext:value-type="float">
            <text:p>0.28301</text:p>
          </table:table-cell>
          <table:table-cell office:value-type="float" office:value="13.97309" calcext:value-type="float">
            <text:p>13.97309</text:p>
          </table:table-cell>
          <table:table-cell office:value-type="float" office:value="0.6084725856781" calcext:value-type="float">
            <text:p>0.6084725856781</text:p>
          </table:table-cell>
          <table:table-cell office:value-type="float" office:value="14.5815625856781" calcext:value-type="float">
            <text:p>14.581562585678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1" calcext:value-type="float">
            <text:p>71</text:p>
          </table:table-cell>
          <table:table-cell office:value-type="float" office:value="0.27799" calcext:value-type="float">
            <text:p>0.27799</text:p>
          </table:table-cell>
          <table:table-cell office:value-type="float" office:value="13.96807" calcext:value-type="float">
            <text:p>13.968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2" calcext:value-type="float">
            <text:p>72</text:p>
          </table:table-cell>
          <table:table-cell office:value-type="float" office:value="0.31743" calcext:value-type="float">
            <text:p>0.31743</text:p>
          </table:table-cell>
          <table:table-cell office:value-type="float" office:value="14.00751" calcext:value-type="float">
            <text:p>14.00751</text:p>
          </table:table-cell>
          <table:table-cell office:value-type="float" office:value="1.17380571365356" calcext:value-type="float">
            <text:p>1.17380571365356</text:p>
          </table:table-cell>
          <table:table-cell office:value-type="float" office:value="15.1813157136536" calcext:value-type="float">
            <text:p>15.181315713653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40" calcext:value-type="float">
            <text:p>8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3" calcext:value-type="float">
            <text:p>73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14.00296" calcext:value-type="float">
            <text:p>14.00296</text:p>
          </table:table-cell>
          <table:table-cell office:value-type="float" office:value="2.88981795310974" calcext:value-type="float">
            <text:p>2.88981795310974</text:p>
          </table:table-cell>
          <table:table-cell office:value-type="float" office:value="16.8927779531097" calcext:value-type="float">
            <text:p>16.892777953109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4" calcext:value-type="float">
            <text:p>74</text:p>
          </table:table-cell>
          <table:table-cell office:value-type="float" office:value="0.2672" calcext:value-type="float">
            <text:p>0.2672</text:p>
          </table:table-cell>
          <table:table-cell office:value-type="float" office:value="13.95728" calcext:value-type="float">
            <text:p>13.95728</text:p>
          </table:table-cell>
          <table:table-cell office:value-type="float" office:value="0.547141075134277" calcext:value-type="float">
            <text:p>0.547141075134277</text:p>
          </table:table-cell>
          <table:table-cell office:value-type="float" office:value="14.5044210751343" calcext:value-type="float">
            <text:p>14.504421075134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5" calcext:value-type="float">
            <text:p>75</text:p>
          </table:table-cell>
          <table:table-cell office:value-type="float" office:value="0.3207" calcext:value-type="float">
            <text:p>0.3207</text:p>
          </table:table-cell>
          <table:table-cell office:value-type="float" office:value="14.01078" calcext:value-type="float">
            <text:p>14.01078</text:p>
          </table:table-cell>
          <table:table-cell office:value-type="float" office:value="1.96120738983154" calcext:value-type="float">
            <text:p>1.96120738983154</text:p>
          </table:table-cell>
          <table:table-cell office:value-type="float" office:value="15.9719873898315" calcext:value-type="float">
            <text:p>15.971987389831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20" calcext:value-type="float">
            <text:p>5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6" calcext:value-type="float">
            <text:p>76</text:p>
          </table:table-cell>
          <table:table-cell office:value-type="float" office:value="0.35092" calcext:value-type="float">
            <text:p>0.35092</text:p>
          </table:table-cell>
          <table:table-cell office:value-type="float" office:value="14.041" calcext:value-type="float">
            <text:p>14.0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7" calcext:value-type="float">
            <text:p>77</text:p>
          </table:table-cell>
          <table:table-cell office:value-type="float" office:value="0.24932" calcext:value-type="float">
            <text:p>0.24932</text:p>
          </table:table-cell>
          <table:table-cell office:value-type="float" office:value="13.9394" calcext:value-type="float">
            <text:p>13.9394</text:p>
          </table:table-cell>
          <table:table-cell office:value-type="float" office:value="0.553686141967773" calcext:value-type="float">
            <text:p>0.553686141967773</text:p>
          </table:table-cell>
          <table:table-cell office:value-type="float" office:value="14.4930861419678" calcext:value-type="float">
            <text:p>14.49308614196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8" calcext:value-type="float">
            <text:p>78</text:p>
          </table:table-cell>
          <table:table-cell office:value-type="float" office:value="0.35511" calcext:value-type="float">
            <text:p>0.35511</text:p>
          </table:table-cell>
          <table:table-cell office:value-type="float" office:value="14.04519" calcext:value-type="float">
            <text:p>14.04519</text:p>
          </table:table-cell>
          <table:table-cell office:value-type="float" office:value="1.06605195999145" calcext:value-type="float">
            <text:p>1.06605195999145</text:p>
          </table:table-cell>
          <table:table-cell office:value-type="float" office:value="15.1112419599915" calcext:value-type="float">
            <text:p>15.111241959991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9" calcext:value-type="float">
            <text:p>79</text:p>
          </table:table-cell>
          <table:table-cell office:value-type="float" office:value="0.27455" calcext:value-type="float">
            <text:p>0.27455</text:p>
          </table:table-cell>
          <table:table-cell office:value-type="float" office:value="13.96463" calcext:value-type="float">
            <text:p>13.96463</text:p>
          </table:table-cell>
          <table:table-cell office:value-type="float" office:value="0.787103176116943" calcext:value-type="float">
            <text:p>0.787103176116943</text:p>
          </table:table-cell>
          <table:table-cell office:value-type="float" office:value="14.7517331761169" calcext:value-type="float">
            <text:p>14.751733176116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0" calcext:value-type="float">
            <text:p>80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14.0024" calcext:value-type="float">
            <text:p>14.0024</text:p>
          </table:table-cell>
          <table:table-cell office:value-type="float" office:value="112.813379764556" calcext:value-type="float">
            <text:p>112.813379764556</text:p>
          </table:table-cell>
          <table:table-cell office:value-type="float" office:value="126.815779764556" calcext:value-type="float">
            <text:p>126.815779764556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9450" calcext:value-type="float">
            <text:p>945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1" calcext:value-type="float">
            <text:p>81</text:p>
          </table:table-cell>
          <table:table-cell office:value-type="float" office:value="0.29316" calcext:value-type="float">
            <text:p>0.29316</text:p>
          </table:table-cell>
          <table:table-cell office:value-type="float" office:value="13.98324" calcext:value-type="float">
            <text:p>13.98324</text:p>
          </table:table-cell>
          <table:table-cell office:value-type="float" office:value="0.694318294525146" calcext:value-type="float">
            <text:p>0.694318294525146</text:p>
          </table:table-cell>
          <table:table-cell office:value-type="float" office:value="14.6775582945251" calcext:value-type="float">
            <text:p>14.677558294525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2" calcext:value-type="float">
            <text:p>82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0.668281316757202" calcext:value-type="float">
            <text:p>0.668281316757202</text:p>
          </table:table-cell>
          <table:table-cell office:value-type="float" office:value="14.6389813167572" calcext:value-type="float">
            <text:p>14.638981316757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3" calcext:value-type="float">
            <text:p>83</text:p>
          </table:table-cell>
          <table:table-cell office:value-type="float" office:value="0.30768" calcext:value-type="float">
            <text:p>0.30768</text:p>
          </table:table-cell>
          <table:table-cell office:value-type="float" office:value="13.99776" calcext:value-type="float">
            <text:p>13.99776</text:p>
          </table:table-cell>
          <table:table-cell office:value-type="float" office:value="0.695463895797729" calcext:value-type="float">
            <text:p>0.695463895797729</text:p>
          </table:table-cell>
          <table:table-cell office:value-type="float" office:value="14.6932238957977" calcext:value-type="float">
            <text:p>14.693223895797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4" calcext:value-type="float">
            <text:p>84</text:p>
          </table:table-cell>
          <table:table-cell office:value-type="float" office:value="0.27212" calcext:value-type="float">
            <text:p>0.27212</text:p>
          </table:table-cell>
          <table:table-cell office:value-type="float" office:value="13.9622" calcext:value-type="float">
            <text:p>13.9622</text:p>
          </table:table-cell>
          <table:table-cell office:value-type="float" office:value="0.547224521636962" calcext:value-type="float">
            <text:p>0.547224521636962</text:p>
          </table:table-cell>
          <table:table-cell office:value-type="float" office:value="14.509424521637" calcext:value-type="float">
            <text:p>14.5094245216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5" calcext:value-type="float">
            <text:p>85</text:p>
          </table:table-cell>
          <table:table-cell office:value-type="float" office:value="0.33096" calcext:value-type="float">
            <text:p>0.33096</text:p>
          </table:table-cell>
          <table:table-cell office:value-type="float" office:value="14.02104" calcext:value-type="float">
            <text:p>14.02104</text:p>
          </table:table-cell>
          <table:table-cell office:value-type="float" office:value="296.814496040344" calcext:value-type="float">
            <text:p>296.814496040344</text:p>
          </table:table-cell>
          <table:table-cell office:value-type="float" office:value="310.835536040344" calcext:value-type="float">
            <text:p>310.835536040344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5840" calcext:value-type="float">
            <text:p>158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6" calcext:value-type="float">
            <text:p>86</text:p>
          </table:table-cell>
          <table:table-cell office:value-type="float" office:value="0.28169" calcext:value-type="float">
            <text:p>0.28169</text:p>
          </table:table-cell>
          <table:table-cell office:value-type="float" office:value="13.97177" calcext:value-type="float">
            <text:p>13.97177</text:p>
          </table:table-cell>
          <table:table-cell office:value-type="float" office:value="0.473544836044311" calcext:value-type="float">
            <text:p>0.473544836044311</text:p>
          </table:table-cell>
          <table:table-cell office:value-type="float" office:value="14.4453148360443" calcext:value-type="float">
            <text:p>14.44531483604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7" calcext:value-type="float">
            <text:p>87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13.98857" calcext:value-type="float">
            <text:p>13.98857</text:p>
          </table:table-cell>
          <table:table-cell office:value-type="float" office:value="0.743521928787231" calcext:value-type="float">
            <text:p>0.743521928787231</text:p>
          </table:table-cell>
          <table:table-cell office:value-type="float" office:value="14.7320919287872" calcext:value-type="float">
            <text:p>14.732091928787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8" calcext:value-type="float">
            <text:p>88</text:p>
          </table:table-cell>
          <table:table-cell office:value-type="float" office:value="0.28576" calcext:value-type="float">
            <text:p>0.28576</text:p>
          </table:table-cell>
          <table:table-cell office:value-type="float" office:value="13.97584" calcext:value-type="float">
            <text:p>13.97584</text:p>
          </table:table-cell>
          <table:table-cell office:value-type="float" office:value="0.696497201919555" calcext:value-type="float">
            <text:p>0.696497201919555</text:p>
          </table:table-cell>
          <table:table-cell office:value-type="float" office:value="14.6723372019196" calcext:value-type="float">
            <text:p>14.672337201919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9" calcext:value-type="float">
            <text:p>89</text:p>
          </table:table-cell>
          <table:table-cell office:value-type="float" office:value="0.26598" calcext:value-type="float">
            <text:p>0.26598</text:p>
          </table:table-cell>
          <table:table-cell office:value-type="float" office:value="13.95606" calcext:value-type="float">
            <text:p>13.95606</text:p>
          </table:table-cell>
          <table:table-cell office:value-type="float" office:value="0.496830463409423" calcext:value-type="float">
            <text:p>0.496830463409423</text:p>
          </table:table-cell>
          <table:table-cell office:value-type="float" office:value="14.4528904634094" calcext:value-type="float">
            <text:p>14.452890463409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0" calcext:value-type="float">
            <text:p>90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13.97812" calcext:value-type="float">
            <text:p>13.97812</text:p>
          </table:table-cell>
          <table:table-cell office:value-type="float" office:value="0.653627395629882" calcext:value-type="float">
            <text:p>0.653627395629882</text:p>
          </table:table-cell>
          <table:table-cell office:value-type="float" office:value="14.6317473956299" calcext:value-type="float">
            <text:p>14.631747395629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1" calcext:value-type="float">
            <text:p>91</text:p>
          </table:table-cell>
          <table:table-cell office:value-type="float" office:value="0.31387" calcext:value-type="float">
            <text:p>0.31387</text:p>
          </table:table-cell>
          <table:table-cell office:value-type="float" office:value="14.00395" calcext:value-type="float">
            <text:p>14.00395</text:p>
          </table:table-cell>
          <table:table-cell office:value-type="float" office:value="0.707442045211792" calcext:value-type="float">
            <text:p>0.707442045211792</text:p>
          </table:table-cell>
          <table:table-cell office:value-type="float" office:value="14.7113920452118" calcext:value-type="float">
            <text:p>14.71139204521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2" calcext:value-type="float">
            <text:p>92</text:p>
          </table:table-cell>
          <table:table-cell office:value-type="float" office:value="0.30679" calcext:value-type="float">
            <text:p>0.30679</text:p>
          </table:table-cell>
          <table:table-cell office:value-type="float" office:value="13.99687" calcext:value-type="float">
            <text:p>13.99687</text:p>
          </table:table-cell>
          <table:table-cell office:value-type="float" office:value="0.868961095809936" calcext:value-type="float">
            <text:p>0.868961095809936</text:p>
          </table:table-cell>
          <table:table-cell office:value-type="float" office:value="14.8658310958099" calcext:value-type="float">
            <text:p>14.865831095809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3" calcext:value-type="float">
            <text:p>93</text:p>
          </table:table-cell>
          <table:table-cell office:value-type="float" office:value="0.29528" calcext:value-type="float">
            <text:p>0.29528</text:p>
          </table:table-cell>
          <table:table-cell office:value-type="float" office:value="13.98536" calcext:value-type="float">
            <text:p>13.98536</text:p>
          </table:table-cell>
          <table:table-cell office:value-type="float" office:value="1.01276755332946" calcext:value-type="float">
            <text:p>1.01276755332946</text:p>
          </table:table-cell>
          <table:table-cell office:value-type="float" office:value="14.9981275533295" calcext:value-type="float">
            <text:p>14.998127553329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4" calcext:value-type="float">
            <text:p>94</text:p>
          </table:table-cell>
          <table:table-cell office:value-type="float" office:value="0.28172" calcext:value-type="float">
            <text:p>0.28172</text:p>
          </table:table-cell>
          <table:table-cell office:value-type="float" office:value="13.9718" calcext:value-type="float">
            <text:p>13.9718</text:p>
          </table:table-cell>
          <table:table-cell office:value-type="float" office:value="0.536484479904174" calcext:value-type="float">
            <text:p>0.536484479904174</text:p>
          </table:table-cell>
          <table:table-cell office:value-type="float" office:value="14.5082844799042" calcext:value-type="float">
            <text:p>14.508284479904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5" calcext:value-type="float">
            <text:p>95</text:p>
          </table:table-cell>
          <table:table-cell office:value-type="float" office:value="0.26213" calcext:value-type="float">
            <text:p>0.26213</text:p>
          </table:table-cell>
          <table:table-cell office:value-type="float" office:value="13.95221" calcext:value-type="float">
            <text:p>13.95221</text:p>
          </table:table-cell>
          <table:table-cell office:value-type="float" office:value="0.478292942047119" calcext:value-type="float">
            <text:p>0.478292942047119</text:p>
          </table:table-cell>
          <table:table-cell office:value-type="float" office:value="14.4305029420471" calcext:value-type="float">
            <text:p>14.43050294204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6" calcext:value-type="float">
            <text:p>9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13.98426" calcext:value-type="float">
            <text:p>13.98426</text:p>
          </table:table-cell>
          <table:table-cell office:value-type="float" office:value="0.719238758087158" calcext:value-type="float">
            <text:p>0.719238758087158</text:p>
          </table:table-cell>
          <table:table-cell office:value-type="float" office:value="14.7034987580872" calcext:value-type="float">
            <text:p>14.703498758087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7" calcext:value-type="float">
            <text:p>97</text:p>
          </table:table-cell>
          <table:table-cell office:value-type="float" office:value="0.2849" calcext:value-type="float">
            <text:p>0.2849</text:p>
          </table:table-cell>
          <table:table-cell office:value-type="float" office:value="13.97498" calcext:value-type="float">
            <text:p>13.97498</text:p>
          </table:table-cell>
          <table:table-cell office:value-type="float" office:value="0.735244512557983" calcext:value-type="float">
            <text:p>0.735244512557983</text:p>
          </table:table-cell>
          <table:table-cell office:value-type="float" office:value="14.710224512558" calcext:value-type="float">
            <text:p>14.710224512558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8" calcext:value-type="float">
            <text:p>98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14.00007" calcext:value-type="float">
            <text:p>14.00007</text:p>
          </table:table-cell>
          <table:table-cell office:value-type="float" office:value="1.09448719024658" calcext:value-type="float">
            <text:p>1.09448719024658</text:p>
          </table:table-cell>
          <table:table-cell office:value-type="float" office:value="15.0945571902466" calcext:value-type="float">
            <text:p>15.094557190246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9" calcext:value-type="float">
            <text:p>99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13.95232" calcext:value-type="float">
            <text:p>13.95232</text:p>
          </table:table-cell>
          <table:table-cell office:value-type="float" office:value="0.472384929656982" calcext:value-type="float">
            <text:p>0.472384929656982</text:p>
          </table:table-cell>
          <table:table-cell office:value-type="float" office:value="14.424704929657" calcext:value-type="float">
            <text:p>14.42470492965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0" calcext:value-type="float">
            <text:p>0</text:p>
          </table:table-cell>
          <table:table-cell office:value-type="float" office:value="0.29263" calcext:value-type="float">
            <text:p>0.29263</text:p>
          </table:table-cell>
          <table:table-cell office:value-type="float" office:value="13.87704" calcext:value-type="float">
            <text:p>13.87704</text:p>
          </table:table-cell>
          <table:table-cell office:value-type="float" office:value="2.23517823219299" calcext:value-type="float">
            <text:p>2.23517823219299</text:p>
          </table:table-cell>
          <table:table-cell office:value-type="float" office:value="16.112218232193" calcext:value-type="float">
            <text:p>16.112218232193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" calcext:value-type="float">
            <text:p>1</text:p>
          </table:table-cell>
          <table:table-cell office:value-type="float" office:value="0.29543" calcext:value-type="float">
            <text:p>0.29543</text:p>
          </table:table-cell>
          <table:table-cell office:value-type="float" office:value="13.87984" calcext:value-type="float">
            <text:p>13.87984</text:p>
          </table:table-cell>
          <table:table-cell office:value-type="float" office:value="0.741379022598266" calcext:value-type="float">
            <text:p>0.741379022598266</text:p>
          </table:table-cell>
          <table:table-cell office:value-type="float" office:value="14.6212190225983" calcext:value-type="float">
            <text:p>14.621219022598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" calcext:value-type="float">
            <text:p>2</text:p>
          </table:table-cell>
          <table:table-cell office:value-type="float" office:value="0.28814" calcext:value-type="float">
            <text:p>0.28814</text:p>
          </table:table-cell>
          <table:table-cell office:value-type="float" office:value="13.87255" calcext:value-type="float">
            <text:p>13.87255</text:p>
          </table:table-cell>
          <table:table-cell office:value-type="float" office:value="0.549395084381103" calcext:value-type="float">
            <text:p>0.549395084381103</text:p>
          </table:table-cell>
          <table:table-cell office:value-type="float" office:value="14.4219450843811" calcext:value-type="float">
            <text:p>14.42194508438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" calcext:value-type="float">
            <text:p>3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13.88922" calcext:value-type="float">
            <text:p>13.88922</text:p>
          </table:table-cell>
          <table:table-cell office:value-type="float" office:value="1.59774947166442" calcext:value-type="float">
            <text:p>1.59774947166442</text:p>
          </table:table-cell>
          <table:table-cell office:value-type="float" office:value="15.4869694716644" calcext:value-type="float">
            <text:p>15.4869694716644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" calcext:value-type="float">
            <text:p>4</text:p>
          </table:table-cell>
          <table:table-cell office:value-type="float" office:value="0.25803" calcext:value-type="float">
            <text:p>0.25803</text:p>
          </table:table-cell>
          <table:table-cell office:value-type="float" office:value="13.84244" calcext:value-type="float">
            <text:p>13.84244</text:p>
          </table:table-cell>
          <table:table-cell office:value-type="float" office:value="0.55255913734436" calcext:value-type="float">
            <text:p>0.55255913734436</text:p>
          </table:table-cell>
          <table:table-cell office:value-type="float" office:value="14.3949991373444" calcext:value-type="float">
            <text:p>14.394999137344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" calcext:value-type="float">
            <text:p>5</text:p>
          </table:table-cell>
          <table:table-cell office:value-type="float" office:value="0.29042" calcext:value-type="float">
            <text:p>0.29042</text:p>
          </table:table-cell>
          <table:table-cell office:value-type="float" office:value="13.87483" calcext:value-type="float">
            <text:p>13.87483</text:p>
          </table:table-cell>
          <table:table-cell office:value-type="float" office:value="1.31699800491333" calcext:value-type="float">
            <text:p>1.31699800491333</text:p>
          </table:table-cell>
          <table:table-cell office:value-type="float" office:value="15.1918280049133" calcext:value-type="float">
            <text:p>15.191828004913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" calcext:value-type="float">
            <text:p>6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13.88848" calcext:value-type="float">
            <text:p>13.88848</text:p>
          </table:table-cell>
          <table:table-cell office:value-type="float" office:value="0.663213491439819" calcext:value-type="float">
            <text:p>0.663213491439819</text:p>
          </table:table-cell>
          <table:table-cell office:value-type="float" office:value="14.5516934914398" calcext:value-type="float">
            <text:p>14.551693491439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" calcext:value-type="float">
            <text:p>7</text:p>
          </table:table-cell>
          <table:table-cell office:value-type="float" office:value="0.30034" calcext:value-type="float">
            <text:p>0.30034</text:p>
          </table:table-cell>
          <table:table-cell office:value-type="float" office:value="13.88475" calcext:value-type="float">
            <text:p>13.88475</text:p>
          </table:table-cell>
          <table:table-cell office:value-type="float" office:value="72.3578333854675" calcext:value-type="float">
            <text:p>72.3578333854675</text:p>
          </table:table-cell>
          <table:table-cell office:value-type="float" office:value="86.2425833854675" calcext:value-type="float">
            <text:p>86.2425833854675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4752" calcext:value-type="float">
            <text:p>475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" calcext:value-type="float">
            <text:p>8</text:p>
          </table:table-cell>
          <table:table-cell office:value-type="float" office:value="0.18363" calcext:value-type="float">
            <text:p>0.18363</text:p>
          </table:table-cell>
          <table:table-cell office:value-type="float" office:value="13.76804" calcext:value-type="float">
            <text:p>13.76804</text:p>
          </table:table-cell>
          <table:table-cell office:value-type="float" office:value="0.437209606170654" calcext:value-type="float">
            <text:p>0.437209606170654</text:p>
          </table:table-cell>
          <table:table-cell office:value-type="float" office:value="14.2052496061707" calcext:value-type="float">
            <text:p>14.2052496061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" calcext:value-type="float">
            <text:p>9</text:p>
          </table:table-cell>
          <table:table-cell office:value-type="float" office:value="0.28411" calcext:value-type="float">
            <text:p>0.28411</text:p>
          </table:table-cell>
          <table:table-cell office:value-type="float" office:value="13.86852" calcext:value-type="float">
            <text:p>13.86852</text:p>
          </table:table-cell>
          <table:table-cell office:value-type="float" office:value="0.727709770202636" calcext:value-type="float">
            <text:p>0.727709770202636</text:p>
          </table:table-cell>
          <table:table-cell office:value-type="float" office:value="14.5962297702026" calcext:value-type="float">
            <text:p>14.596229770202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0" calcext:value-type="float">
            <text:p>10</text:p>
          </table:table-cell>
          <table:table-cell office:value-type="float" office:value="0.32716" calcext:value-type="float">
            <text:p>0.32716</text:p>
          </table:table-cell>
          <table:table-cell office:value-type="float" office:value="13.91157" calcext:value-type="float">
            <text:p>13.911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1" calcext:value-type="float">
            <text:p>11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13.86153" calcext:value-type="float">
            <text:p>13.86153</text:p>
          </table:table-cell>
          <table:table-cell office:value-type="float" office:value="0.678570747375488" calcext:value-type="float">
            <text:p>0.678570747375488</text:p>
          </table:table-cell>
          <table:table-cell office:value-type="float" office:value="14.5401007473755" calcext:value-type="float">
            <text:p>14.540100747375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2" calcext:value-type="float">
            <text:p>12</text:p>
          </table:table-cell>
          <table:table-cell office:value-type="float" office:value="0.38098" calcext:value-type="float">
            <text:p>0.38098</text:p>
          </table:table-cell>
          <table:table-cell office:value-type="float" office:value="13.96539" calcext:value-type="float">
            <text:p>13.965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3" calcext:value-type="float">
            <text:p>13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13.87859" calcext:value-type="float">
            <text:p>13.87859</text:p>
          </table:table-cell>
          <table:table-cell office:value-type="float" office:value="0.660536766052246" calcext:value-type="float">
            <text:p>0.660536766052246</text:p>
          </table:table-cell>
          <table:table-cell office:value-type="float" office:value="14.5391267660522" calcext:value-type="float">
            <text:p>14.539126766052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4" calcext:value-type="float">
            <text:p>14</text:p>
          </table:table-cell>
          <table:table-cell office:value-type="float" office:value="0.27772" calcext:value-type="float">
            <text:p>0.27772</text:p>
          </table:table-cell>
          <table:table-cell office:value-type="float" office:value="13.86213" calcext:value-type="float">
            <text:p>13.862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5" calcext:value-type="float">
            <text:p>15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13.93356" calcext:value-type="float">
            <text:p>13.93356</text:p>
          </table:table-cell>
          <table:table-cell office:value-type="float" office:value="55.3422811031341" calcext:value-type="float">
            <text:p>55.3422811031341</text:p>
          </table:table-cell>
          <table:table-cell office:value-type="float" office:value="69.2758411031341" calcext:value-type="float">
            <text:p>69.2758411031341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797" calcext:value-type="float">
            <text:p>4797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6" calcext:value-type="float">
            <text:p>16</text:p>
          </table:table-cell>
          <table:table-cell office:value-type="float" office:value="0.35162" calcext:value-type="float">
            <text:p>0.35162</text:p>
          </table:table-cell>
          <table:table-cell office:value-type="float" office:value="13.93603" calcext:value-type="float">
            <text:p>13.936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7" calcext:value-type="float">
            <text:p>17</text:p>
          </table:table-cell>
          <table:table-cell office:value-type="float" office:value="0.34625" calcext:value-type="float">
            <text:p>0.34625</text:p>
          </table:table-cell>
          <table:table-cell office:value-type="float" office:value="13.93066" calcext:value-type="float">
            <text:p>13.930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8" calcext:value-type="float">
            <text:p>18</text:p>
          </table:table-cell>
          <table:table-cell office:value-type="float" office:value="0.32408" calcext:value-type="float">
            <text:p>0.32408</text:p>
          </table:table-cell>
          <table:table-cell office:value-type="float" office:value="13.90849" calcext:value-type="float">
            <text:p>13.90849</text:p>
          </table:table-cell>
          <table:table-cell office:value-type="float" office:value="1.49309492111206" calcext:value-type="float">
            <text:p>1.49309492111206</text:p>
          </table:table-cell>
          <table:table-cell office:value-type="float" office:value="15.4015849211121" calcext:value-type="float">
            <text:p>15.4015849211121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9" calcext:value-type="float">
            <text:p>19</text:p>
          </table:table-cell>
          <table:table-cell office:value-type="float" office:value="0.25918" calcext:value-type="float">
            <text:p>0.25918</text:p>
          </table:table-cell>
          <table:table-cell office:value-type="float" office:value="13.84359" calcext:value-type="float">
            <text:p>13.84359</text:p>
          </table:table-cell>
          <table:table-cell office:value-type="float" office:value="0.564806938171386" calcext:value-type="float">
            <text:p>0.564806938171386</text:p>
          </table:table-cell>
          <table:table-cell office:value-type="float" office:value="14.4083969381714" calcext:value-type="float">
            <text:p>14.40839693817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0" calcext:value-type="float">
            <text:p>20</text:p>
          </table:table-cell>
          <table:table-cell office:value-type="float" office:value="0.31438" calcext:value-type="float">
            <text:p>0.31438</text:p>
          </table:table-cell>
          <table:table-cell office:value-type="float" office:value="13.89879" calcext:value-type="float">
            <text:p>13.89879</text:p>
          </table:table-cell>
          <table:table-cell office:value-type="float" office:value="0.852197408676147" calcext:value-type="float">
            <text:p>0.852197408676147</text:p>
          </table:table-cell>
          <table:table-cell office:value-type="float" office:value="14.7509874086761" calcext:value-type="float">
            <text:p>14.7509874086761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1" calcext:value-type="float">
            <text:p>21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13.84505" calcext:value-type="float">
            <text:p>13.84505</text:p>
          </table:table-cell>
          <table:table-cell office:value-type="float" office:value="0.625520706176757" calcext:value-type="float">
            <text:p>0.625520706176757</text:p>
          </table:table-cell>
          <table:table-cell office:value-type="float" office:value="14.4705707061768" calcext:value-type="float">
            <text:p>14.470570706176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2" calcext:value-type="float">
            <text:p>22</text:p>
          </table:table-cell>
          <table:table-cell office:value-type="float" office:value="0.30023" calcext:value-type="float">
            <text:p>0.30023</text:p>
          </table:table-cell>
          <table:table-cell office:value-type="float" office:value="13.88464" calcext:value-type="float">
            <text:p>13.88464</text:p>
          </table:table-cell>
          <table:table-cell office:value-type="float" office:value="0.69019603729248" calcext:value-type="float">
            <text:p>0.69019603729248</text:p>
          </table:table-cell>
          <table:table-cell office:value-type="float" office:value="14.5748360372925" calcext:value-type="float">
            <text:p>14.574836037292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3" calcext:value-type="float">
            <text:p>23</text:p>
          </table:table-cell>
          <table:table-cell office:value-type="float" office:value="0.31422" calcext:value-type="float">
            <text:p>0.31422</text:p>
          </table:table-cell>
          <table:table-cell office:value-type="float" office:value="13.89863" calcext:value-type="float">
            <text:p>13.89863</text:p>
          </table:table-cell>
          <table:table-cell office:value-type="float" office:value="0.694134473800659" calcext:value-type="float">
            <text:p>0.694134473800659</text:p>
          </table:table-cell>
          <table:table-cell office:value-type="float" office:value="14.5927644738007" calcext:value-type="float">
            <text:p>14.592764473800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4" calcext:value-type="float">
            <text:p>24</text:p>
          </table:table-cell>
          <table:table-cell office:value-type="float" office:value="0.28213" calcext:value-type="float">
            <text:p>0.28213</text:p>
          </table:table-cell>
          <table:table-cell office:value-type="float" office:value="13.86654" calcext:value-type="float">
            <text:p>13.86654</text:p>
          </table:table-cell>
          <table:table-cell office:value-type="float" office:value="0.602770328521728" calcext:value-type="float">
            <text:p>0.602770328521728</text:p>
          </table:table-cell>
          <table:table-cell office:value-type="float" office:value="14.4693103285217" calcext:value-type="float">
            <text:p>14.46931032852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5" calcext:value-type="float">
            <text:p>25</text:p>
          </table:table-cell>
          <table:table-cell office:value-type="float" office:value="0.26758" calcext:value-type="float">
            <text:p>0.26758</text:p>
          </table:table-cell>
          <table:table-cell office:value-type="float" office:value="13.85199" calcext:value-type="float">
            <text:p>13.85199</text:p>
          </table:table-cell>
          <table:table-cell office:value-type="float" office:value="0.546505689620971" calcext:value-type="float">
            <text:p>0.546505689620971</text:p>
          </table:table-cell>
          <table:table-cell office:value-type="float" office:value="14.398495689621" calcext:value-type="float">
            <text:p>14.3984956896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6" calcext:value-type="float">
            <text:p>26</text:p>
          </table:table-cell>
          <table:table-cell office:value-type="float" office:value="0.27384" calcext:value-type="float">
            <text:p>0.27384</text:p>
          </table:table-cell>
          <table:table-cell office:value-type="float" office:value="13.85825" calcext:value-type="float">
            <text:p>13.85825</text:p>
          </table:table-cell>
          <table:table-cell office:value-type="float" office:value="0.660138368606567" calcext:value-type="float">
            <text:p>0.660138368606567</text:p>
          </table:table-cell>
          <table:table-cell office:value-type="float" office:value="14.5183883686066" calcext:value-type="float">
            <text:p>14.518388368606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7" calcext:value-type="float">
            <text:p>27</text:p>
          </table:table-cell>
          <table:table-cell office:value-type="float" office:value="0.27848" calcext:value-type="float">
            <text:p>0.27848</text:p>
          </table:table-cell>
          <table:table-cell office:value-type="float" office:value="13.86289" calcext:value-type="float">
            <text:p>13.86289</text:p>
          </table:table-cell>
          <table:table-cell office:value-type="float" office:value="0.70780062675476" calcext:value-type="float">
            <text:p>0.70780062675476</text:p>
          </table:table-cell>
          <table:table-cell office:value-type="float" office:value="14.5706906267548" calcext:value-type="float">
            <text:p>14.570690626754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8" calcext:value-type="float">
            <text:p>28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13.88565" calcext:value-type="float">
            <text:p>13.885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9" calcext:value-type="float">
            <text:p>29</text:p>
          </table:table-cell>
          <table:table-cell office:value-type="float" office:value="0.33012" calcext:value-type="float">
            <text:p>0.33012</text:p>
          </table:table-cell>
          <table:table-cell office:value-type="float" office:value="13.91453" calcext:value-type="float">
            <text:p>13.914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0" calcext:value-type="float">
            <text:p>30</text:p>
          </table:table-cell>
          <table:table-cell office:value-type="float" office:value="0.326" calcext:value-type="float">
            <text:p>0.326</text:p>
          </table:table-cell>
          <table:table-cell office:value-type="float" office:value="13.91041" calcext:value-type="float">
            <text:p>13.91041</text:p>
          </table:table-cell>
          <table:table-cell office:value-type="float" office:value="0.867563724517822" calcext:value-type="float">
            <text:p>0.867563724517822</text:p>
          </table:table-cell>
          <table:table-cell office:value-type="float" office:value="14.7779737245178" calcext:value-type="float">
            <text:p>14.777973724517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1" calcext:value-type="float">
            <text:p>31</text:p>
          </table:table-cell>
          <table:table-cell office:value-type="float" office:value="0.2814" calcext:value-type="float">
            <text:p>0.2814</text:p>
          </table:table-cell>
          <table:table-cell office:value-type="float" office:value="13.86581" calcext:value-type="float">
            <text:p>13.86581</text:p>
          </table:table-cell>
          <table:table-cell office:value-type="float" office:value="0.68585205078125" calcext:value-type="float">
            <text:p>0.68585205078125</text:p>
          </table:table-cell>
          <table:table-cell office:value-type="float" office:value="14.5516620507813" calcext:value-type="float">
            <text:p>14.55166205078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2" calcext:value-type="float">
            <text:p>32</text:p>
          </table:table-cell>
          <table:table-cell office:value-type="float" office:value="0.32583" calcext:value-type="float">
            <text:p>0.32583</text:p>
          </table:table-cell>
          <table:table-cell office:value-type="float" office:value="13.91024" calcext:value-type="float">
            <text:p>13.91024</text:p>
          </table:table-cell>
          <table:table-cell office:value-type="float" office:value="0.895065784454345" calcext:value-type="float">
            <text:p>0.895065784454345</text:p>
          </table:table-cell>
          <table:table-cell office:value-type="float" office:value="14.8053057844543" calcext:value-type="float">
            <text:p>14.805305784454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3" calcext:value-type="float">
            <text:p>33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13.86933" calcext:value-type="float">
            <text:p>13.86933</text:p>
          </table:table-cell>
          <table:table-cell office:value-type="float" office:value="0.675644397735595" calcext:value-type="float">
            <text:p>0.675644397735595</text:p>
          </table:table-cell>
          <table:table-cell office:value-type="float" office:value="14.5449743977356" calcext:value-type="float">
            <text:p>14.544974397735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4" calcext:value-type="float">
            <text:p>34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13.8924" calcext:value-type="float">
            <text:p>13.8924</text:p>
          </table:table-cell>
          <table:table-cell office:value-type="float" office:value="1.69985771179199" calcext:value-type="float">
            <text:p>1.69985771179199</text:p>
          </table:table-cell>
          <table:table-cell office:value-type="float" office:value="15.592257711792" calcext:value-type="float">
            <text:p>15.592257711792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5" calcext:value-type="float">
            <text:p>35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13.89113" calcext:value-type="float">
            <text:p>13.89113</text:p>
          </table:table-cell>
          <table:table-cell office:value-type="float" office:value="0.674500465393066" calcext:value-type="float">
            <text:p>0.674500465393066</text:p>
          </table:table-cell>
          <table:table-cell office:value-type="float" office:value="14.5656304653931" calcext:value-type="float">
            <text:p>14.565630465393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6" calcext:value-type="float">
            <text:p>36</text:p>
          </table:table-cell>
          <table:table-cell office:value-type="float" office:value="0.24278" calcext:value-type="float">
            <text:p>0.24278</text:p>
          </table:table-cell>
          <table:table-cell office:value-type="float" office:value="13.82719" calcext:value-type="float">
            <text:p>13.82719</text:p>
          </table:table-cell>
          <table:table-cell office:value-type="float" office:value="0.485769987106323" calcext:value-type="float">
            <text:p>0.485769987106323</text:p>
          </table:table-cell>
          <table:table-cell office:value-type="float" office:value="14.3129599871063" calcext:value-type="float">
            <text:p>14.31295998710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7" calcext:value-type="float">
            <text:p>37</text:p>
          </table:table-cell>
          <table:table-cell office:value-type="float" office:value="0.33402" calcext:value-type="float">
            <text:p>0.33402</text:p>
          </table:table-cell>
          <table:table-cell office:value-type="float" office:value="13.91843" calcext:value-type="float">
            <text:p>13.91843</text:p>
          </table:table-cell>
          <table:table-cell office:value-type="float" office:value="177.853684186935" calcext:value-type="float">
            <text:p>177.853684186935</text:p>
          </table:table-cell>
          <table:table-cell office:value-type="float" office:value="191.772114186935" calcext:value-type="float">
            <text:p>191.772114186935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000" calcext:value-type="float">
            <text:p>1500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8" calcext:value-type="float">
            <text:p>38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13.85636" calcext:value-type="float">
            <text:p>13.85636</text:p>
          </table:table-cell>
          <table:table-cell office:value-type="float" office:value="0.597931623458862" calcext:value-type="float">
            <text:p>0.597931623458862</text:p>
          </table:table-cell>
          <table:table-cell office:value-type="float" office:value="14.4542916234589" calcext:value-type="float">
            <text:p>14.45429162345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9" calcext:value-type="float">
            <text:p>39</text:p>
          </table:table-cell>
          <table:table-cell office:value-type="float" office:value="0.32994" calcext:value-type="float">
            <text:p>0.32994</text:p>
          </table:table-cell>
          <table:table-cell office:value-type="float" office:value="13.91435" calcext:value-type="float">
            <text:p>13.91435</text:p>
          </table:table-cell>
          <table:table-cell office:value-type="float" office:value="1.02896213531494" calcext:value-type="float">
            <text:p>1.02896213531494</text:p>
          </table:table-cell>
          <table:table-cell office:value-type="float" office:value="14.9433121353149" calcext:value-type="float">
            <text:p>14.943312135314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0" calcext:value-type="float">
            <text:p>40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13.88646" calcext:value-type="float">
            <text:p>13.88646</text:p>
          </table:table-cell>
          <table:table-cell office:value-type="float" office:value="0.663069725036621" calcext:value-type="float">
            <text:p>0.663069725036621</text:p>
          </table:table-cell>
          <table:table-cell office:value-type="float" office:value="14.5495297250366" calcext:value-type="float">
            <text:p>14.549529725036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1" calcext:value-type="float">
            <text:p>41</text:p>
          </table:table-cell>
          <table:table-cell office:value-type="float" office:value="0.28909" calcext:value-type="float">
            <text:p>0.28909</text:p>
          </table:table-cell>
          <table:table-cell office:value-type="float" office:value="13.8735" calcext:value-type="float">
            <text:p>13.8735</text:p>
          </table:table-cell>
          <table:table-cell office:value-type="float" office:value="0.552412033081054" calcext:value-type="float">
            <text:p>0.552412033081054</text:p>
          </table:table-cell>
          <table:table-cell office:value-type="float" office:value="14.4259120330811" calcext:value-type="float">
            <text:p>14.42591203308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2" calcext:value-type="float">
            <text:p>42</text:p>
          </table:table-cell>
          <table:table-cell office:value-type="float" office:value="0.3183" calcext:value-type="float">
            <text:p>0.3183</text:p>
          </table:table-cell>
          <table:table-cell office:value-type="float" office:value="13.90271" calcext:value-type="float">
            <text:p>13.90271</text:p>
          </table:table-cell>
          <table:table-cell office:value-type="float" office:value="0.765578031539917" calcext:value-type="float">
            <text:p>0.765578031539917</text:p>
          </table:table-cell>
          <table:table-cell office:value-type="float" office:value="14.6682880315399" calcext:value-type="float">
            <text:p>14.668288031539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3" calcext:value-type="float">
            <text:p>43</text:p>
          </table:table-cell>
          <table:table-cell office:value-type="float" office:value="0.29108" calcext:value-type="float">
            <text:p>0.29108</text:p>
          </table:table-cell>
          <table:table-cell office:value-type="float" office:value="13.87549" calcext:value-type="float">
            <text:p>13.87549</text:p>
          </table:table-cell>
          <table:table-cell office:value-type="float" office:value="1.12311029434204" calcext:value-type="float">
            <text:p>1.12311029434204</text:p>
          </table:table-cell>
          <table:table-cell office:value-type="float" office:value="14.998600294342" calcext:value-type="float">
            <text:p>14.99860029434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4" calcext:value-type="float">
            <text:p>44</text:p>
          </table:table-cell>
          <table:table-cell office:value-type="float" office:value="0.25414" calcext:value-type="float">
            <text:p>0.25414</text:p>
          </table:table-cell>
          <table:table-cell office:value-type="float" office:value="13.83855" calcext:value-type="float">
            <text:p>13.83855</text:p>
          </table:table-cell>
          <table:table-cell office:value-type="float" office:value="0.555678844451904" calcext:value-type="float">
            <text:p>0.555678844451904</text:p>
          </table:table-cell>
          <table:table-cell office:value-type="float" office:value="14.3942288444519" calcext:value-type="float">
            <text:p>14.39422884445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5" calcext:value-type="float">
            <text:p>45</text:p>
          </table:table-cell>
          <table:table-cell office:value-type="float" office:value="0.26884" calcext:value-type="float">
            <text:p>0.26884</text:p>
          </table:table-cell>
          <table:table-cell office:value-type="float" office:value="13.85325" calcext:value-type="float">
            <text:p>13.85325</text:p>
          </table:table-cell>
          <table:table-cell office:value-type="float" office:value="0.547987222671508" calcext:value-type="float">
            <text:p>0.547987222671508</text:p>
          </table:table-cell>
          <table:table-cell office:value-type="float" office:value="14.4012372226715" calcext:value-type="float">
            <text:p>14.40123722267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6" calcext:value-type="float">
            <text:p>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13.88139" calcext:value-type="float">
            <text:p>13.88139</text:p>
          </table:table-cell>
          <table:table-cell office:value-type="float" office:value="0.85664415359497" calcext:value-type="float">
            <text:p>0.85664415359497</text:p>
          </table:table-cell>
          <table:table-cell office:value-type="float" office:value="14.738034153595" calcext:value-type="float">
            <text:p>14.738034153595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7" calcext:value-type="float">
            <text:p>47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13.87027" calcext:value-type="float">
            <text:p>13.87027</text:p>
          </table:table-cell>
          <table:table-cell office:value-type="float" office:value="0.558144330978393" calcext:value-type="float">
            <text:p>0.558144330978393</text:p>
          </table:table-cell>
          <table:table-cell office:value-type="float" office:value="14.4284143309784" calcext:value-type="float">
            <text:p>14.42841433097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8" calcext:value-type="float">
            <text:p>48</text:p>
          </table:table-cell>
          <table:table-cell office:value-type="float" office:value="0.27513" calcext:value-type="float">
            <text:p>0.27513</text:p>
          </table:table-cell>
          <table:table-cell office:value-type="float" office:value="13.85954" calcext:value-type="float">
            <text:p>13.85954</text:p>
          </table:table-cell>
          <table:table-cell office:value-type="float" office:value="0.475967645645141" calcext:value-type="float">
            <text:p>0.475967645645141</text:p>
          </table:table-cell>
          <table:table-cell office:value-type="float" office:value="14.3355076456451" calcext:value-type="float">
            <text:p>14.335507645645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9" calcext:value-type="float">
            <text:p>49</text:p>
          </table:table-cell>
          <table:table-cell office:value-type="float" office:value="0.36619" calcext:value-type="float">
            <text:p>0.36619</text:p>
          </table:table-cell>
          <table:table-cell office:value-type="float" office:value="13.9506" calcext:value-type="float">
            <text:p>13.9506</text:p>
          </table:table-cell>
          <table:table-cell office:value-type="float" office:value="1.45979595184326" calcext:value-type="float">
            <text:p>1.45979595184326</text:p>
          </table:table-cell>
          <table:table-cell office:value-type="float" office:value="15.4103959518433" calcext:value-type="float">
            <text:p>15.4103959518433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008" calcext:value-type="float">
            <text:p>100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0" calcext:value-type="float">
            <text:p>50</text:p>
          </table:table-cell>
          <table:table-cell office:value-type="float" office:value="0.30555" calcext:value-type="float">
            <text:p>0.30555</text:p>
          </table:table-cell>
          <table:table-cell office:value-type="float" office:value="13.88996" calcext:value-type="float">
            <text:p>13.88996</text:p>
          </table:table-cell>
          <table:table-cell office:value-type="float" office:value="0.681158065795898" calcext:value-type="float">
            <text:p>0.681158065795898</text:p>
          </table:table-cell>
          <table:table-cell office:value-type="float" office:value="14.5711180657959" calcext:value-type="float">
            <text:p>14.571118065795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1" calcext:value-type="float">
            <text:p>51</text:p>
          </table:table-cell>
          <table:table-cell office:value-type="float" office:value="0.29651" calcext:value-type="float">
            <text:p>0.29651</text:p>
          </table:table-cell>
          <table:table-cell office:value-type="float" office:value="13.88092" calcext:value-type="float">
            <text:p>13.88092</text:p>
          </table:table-cell>
          <table:table-cell office:value-type="float" office:value="1.19467592239379" calcext:value-type="float">
            <text:p>1.19467592239379</text:p>
          </table:table-cell>
          <table:table-cell office:value-type="float" office:value="15.0755959223938" calcext:value-type="float">
            <text:p>15.075595922393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73" calcext:value-type="float">
            <text:p>27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2" calcext:value-type="float">
            <text:p>52</text:p>
          </table:table-cell>
          <table:table-cell office:value-type="float" office:value="0.24447" calcext:value-type="float">
            <text:p>0.24447</text:p>
          </table:table-cell>
          <table:table-cell office:value-type="float" office:value="13.82888" calcext:value-type="float">
            <text:p>13.82888</text:p>
          </table:table-cell>
          <table:table-cell office:value-type="float" office:value="0.484487056732177" calcext:value-type="float">
            <text:p>0.484487056732177</text:p>
          </table:table-cell>
          <table:table-cell office:value-type="float" office:value="14.3133670567322" calcext:value-type="float">
            <text:p>14.31336705673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3" calcext:value-type="float">
            <text:p>53</text:p>
          </table:table-cell>
          <table:table-cell office:value-type="float" office:value="0.30171" calcext:value-type="float">
            <text:p>0.30171</text:p>
          </table:table-cell>
          <table:table-cell office:value-type="float" office:value="13.88612" calcext:value-type="float">
            <text:p>13.88612</text:p>
          </table:table-cell>
          <table:table-cell office:value-type="float" office:value="0.826828718185424" calcext:value-type="float">
            <text:p>0.826828718185424</text:p>
          </table:table-cell>
          <table:table-cell office:value-type="float" office:value="14.7129487181854" calcext:value-type="float">
            <text:p>14.712948718185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4" calcext:value-type="float">
            <text:p>54</text:p>
          </table:table-cell>
          <table:table-cell office:value-type="float" office:value="0.28013" calcext:value-type="float">
            <text:p>0.28013</text:p>
          </table:table-cell>
          <table:table-cell office:value-type="float" office:value="13.86454" calcext:value-type="float">
            <text:p>13.86454</text:p>
          </table:table-cell>
          <table:table-cell office:value-type="float" office:value="0.567589282989502" calcext:value-type="float">
            <text:p>0.567589282989502</text:p>
          </table:table-cell>
          <table:table-cell office:value-type="float" office:value="14.4321292829895" calcext:value-type="float">
            <text:p>14.432129282989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5" calcext:value-type="float">
            <text:p>55</text:p>
          </table:table-cell>
          <table:table-cell office:value-type="float" office:value="0.31141" calcext:value-type="float">
            <text:p>0.31141</text:p>
          </table:table-cell>
          <table:table-cell office:value-type="float" office:value="13.89582" calcext:value-type="float">
            <text:p>13.89582</text:p>
          </table:table-cell>
          <table:table-cell office:value-type="float" office:value="1.11583423614501" calcext:value-type="float">
            <text:p>1.11583423614501</text:p>
          </table:table-cell>
          <table:table-cell office:value-type="float" office:value="15.011654236145" calcext:value-type="float">
            <text:p>15.01165423614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6" calcext:value-type="float">
            <text:p>56</text:p>
          </table:table-cell>
          <table:table-cell office:value-type="float" office:value="0.26995" calcext:value-type="float">
            <text:p>0.26995</text:p>
          </table:table-cell>
          <table:table-cell office:value-type="float" office:value="13.85436" calcext:value-type="float">
            <text:p>13.85436</text:p>
          </table:table-cell>
          <table:table-cell office:value-type="float" office:value="0.542701959609985" calcext:value-type="float">
            <text:p>0.542701959609985</text:p>
          </table:table-cell>
          <table:table-cell office:value-type="float" office:value="14.39706195961" calcext:value-type="float">
            <text:p>14.3970619596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7" calcext:value-type="float">
            <text:p>57</text:p>
          </table:table-cell>
          <table:table-cell office:value-type="float" office:value="0.31804" calcext:value-type="float">
            <text:p>0.31804</text:p>
          </table:table-cell>
          <table:table-cell office:value-type="float" office:value="13.90245" calcext:value-type="float">
            <text:p>13.902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8" calcext:value-type="float">
            <text:p>58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13.86138" calcext:value-type="float">
            <text:p>13.86138</text:p>
          </table:table-cell>
          <table:table-cell office:value-type="float" office:value="0.539175033569335" calcext:value-type="float">
            <text:p>0.539175033569335</text:p>
          </table:table-cell>
          <table:table-cell office:value-type="float" office:value="14.4005550335693" calcext:value-type="float">
            <text:p>14.40055503356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9" calcext:value-type="float">
            <text:p>59</text:p>
          </table:table-cell>
          <table:table-cell office:value-type="float" office:value="0.32609" calcext:value-type="float">
            <text:p>0.32609</text:p>
          </table:table-cell>
          <table:table-cell office:value-type="float" office:value="13.9105" calcext:value-type="float">
            <text:p>13.91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0" calcext:value-type="float">
            <text:p>60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13.86774" calcext:value-type="float">
            <text:p>13.86774</text:p>
          </table:table-cell>
          <table:table-cell office:value-type="float" office:value="0.798839092254638" calcext:value-type="float">
            <text:p>0.798839092254638</text:p>
          </table:table-cell>
          <table:table-cell office:value-type="float" office:value="14.6665790922546" calcext:value-type="float">
            <text:p>14.66657909225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1" calcext:value-type="float">
            <text:p>61</text:p>
          </table:table-cell>
          <table:table-cell office:value-type="float" office:value="0.26437" calcext:value-type="float">
            <text:p>0.26437</text:p>
          </table:table-cell>
          <table:table-cell office:value-type="float" office:value="13.84878" calcext:value-type="float">
            <text:p>13.84878</text:p>
          </table:table-cell>
          <table:table-cell office:value-type="float" office:value="0.559539079666137" calcext:value-type="float">
            <text:p>0.559539079666137</text:p>
          </table:table-cell>
          <table:table-cell office:value-type="float" office:value="14.4083190796661" calcext:value-type="float">
            <text:p>14.40831907966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2" calcext:value-type="float">
            <text:p>62</text:p>
          </table:table-cell>
          <table:table-cell office:value-type="float" office:value="0.35868" calcext:value-type="float">
            <text:p>0.35868</text:p>
          </table:table-cell>
          <table:table-cell office:value-type="float" office:value="13.94309" calcext:value-type="float">
            <text:p>13.94309</text:p>
          </table:table-cell>
          <table:table-cell office:value-type="float" office:value="45.5687613487243" calcext:value-type="float">
            <text:p>45.5687613487243</text:p>
          </table:table-cell>
          <table:table-cell office:value-type="float" office:value="59.5118513487243" calcext:value-type="float">
            <text:p>59.5118513487243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348" calcext:value-type="float">
            <text:p>63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3" calcext:value-type="float">
            <text:p>63</text:p>
          </table:table-cell>
          <table:table-cell office:value-type="float" office:value="0.2549" calcext:value-type="float">
            <text:p>0.2549</text:p>
          </table:table-cell>
          <table:table-cell office:value-type="float" office:value="13.83931" calcext:value-type="float">
            <text:p>13.83931</text:p>
          </table:table-cell>
          <table:table-cell office:value-type="float" office:value="0.478177309036254" calcext:value-type="float">
            <text:p>0.478177309036254</text:p>
          </table:table-cell>
          <table:table-cell office:value-type="float" office:value="14.3174873090363" calcext:value-type="float">
            <text:p>14.31748730903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4" calcext:value-type="float">
            <text:p>64</text:p>
          </table:table-cell>
          <table:table-cell office:value-type="float" office:value="0.31345" calcext:value-type="float">
            <text:p>0.31345</text:p>
          </table:table-cell>
          <table:table-cell office:value-type="float" office:value="13.89786" calcext:value-type="float">
            <text:p>13.89786</text:p>
          </table:table-cell>
          <table:table-cell office:value-type="float" office:value="0.862870931625366" calcext:value-type="float">
            <text:p>0.862870931625366</text:p>
          </table:table-cell>
          <table:table-cell office:value-type="float" office:value="14.7607309316254" calcext:value-type="float">
            <text:p>14.7607309316254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5" calcext:value-type="float">
            <text:p>65</text:p>
          </table:table-cell>
          <table:table-cell office:value-type="float" office:value="0.30462" calcext:value-type="float">
            <text:p>0.30462</text:p>
          </table:table-cell>
          <table:table-cell office:value-type="float" office:value="13.88903" calcext:value-type="float">
            <text:p>13.88903</text:p>
          </table:table-cell>
          <table:table-cell office:value-type="float" office:value="0.564618587493896" calcext:value-type="float">
            <text:p>0.564618587493896</text:p>
          </table:table-cell>
          <table:table-cell office:value-type="float" office:value="14.4536485874939" calcext:value-type="float">
            <text:p>14.45364858749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6" calcext:value-type="float">
            <text:p>66</text:p>
          </table:table-cell>
          <table:table-cell office:value-type="float" office:value="0.28717" calcext:value-type="float">
            <text:p>0.28717</text:p>
          </table:table-cell>
          <table:table-cell office:value-type="float" office:value="13.87158" calcext:value-type="float">
            <text:p>13.87158</text:p>
          </table:table-cell>
          <table:table-cell office:value-type="float" office:value="0.867263317108154" calcext:value-type="float">
            <text:p>0.867263317108154</text:p>
          </table:table-cell>
          <table:table-cell office:value-type="float" office:value="14.7388433171082" calcext:value-type="float">
            <text:p>14.738843317108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7" calcext:value-type="float">
            <text:p>67</text:p>
          </table:table-cell>
          <table:table-cell office:value-type="float" office:value="0.28773" calcext:value-type="float">
            <text:p>0.28773</text:p>
          </table:table-cell>
          <table:table-cell office:value-type="float" office:value="13.87214" calcext:value-type="float">
            <text:p>13.87214</text:p>
          </table:table-cell>
          <table:table-cell office:value-type="float" office:value="0.682836294174194" calcext:value-type="float">
            <text:p>0.682836294174194</text:p>
          </table:table-cell>
          <table:table-cell office:value-type="float" office:value="14.5549762941742" calcext:value-type="float">
            <text:p>14.55497629417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8" calcext:value-type="float">
            <text:p>68</text:p>
          </table:table-cell>
          <table:table-cell office:value-type="float" office:value="0.3019" calcext:value-type="float">
            <text:p>0.3019</text:p>
          </table:table-cell>
          <table:table-cell office:value-type="float" office:value="13.88631" calcext:value-type="float">
            <text:p>13.88631</text:p>
          </table:table-cell>
          <table:table-cell office:value-type="float" office:value="0.675191640853881" calcext:value-type="float">
            <text:p>0.675191640853881</text:p>
          </table:table-cell>
          <table:table-cell office:value-type="float" office:value="14.5615016408539" calcext:value-type="float">
            <text:p>14.561501640853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9" calcext:value-type="float">
            <text:p>69</text:p>
          </table:table-cell>
          <table:table-cell office:value-type="float" office:value="0.29403" calcext:value-type="float">
            <text:p>0.29403</text:p>
          </table:table-cell>
          <table:table-cell office:value-type="float" office:value="13.87844" calcext:value-type="float">
            <text:p>13.87844</text:p>
          </table:table-cell>
          <table:table-cell office:value-type="float" office:value="1.00175809860229" calcext:value-type="float">
            <text:p>1.00175809860229</text:p>
          </table:table-cell>
          <table:table-cell office:value-type="float" office:value="14.8801980986023" calcext:value-type="float">
            <text:p>14.8801980986023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0" calcext:value-type="float">
            <text:p>70</text:p>
          </table:table-cell>
          <table:table-cell office:value-type="float" office:value="0.27834" calcext:value-type="float">
            <text:p>0.27834</text:p>
          </table:table-cell>
          <table:table-cell office:value-type="float" office:value="13.86275" calcext:value-type="float">
            <text:p>13.86275</text:p>
          </table:table-cell>
          <table:table-cell office:value-type="float" office:value="0.612402439117431" calcext:value-type="float">
            <text:p>0.612402439117431</text:p>
          </table:table-cell>
          <table:table-cell office:value-type="float" office:value="14.4751524391174" calcext:value-type="float">
            <text:p>14.475152439117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1" calcext:value-type="float">
            <text:p>71</text:p>
          </table:table-cell>
          <table:table-cell office:value-type="float" office:value="0.27617" calcext:value-type="float">
            <text:p>0.27617</text:p>
          </table:table-cell>
          <table:table-cell office:value-type="float" office:value="13.86058" calcext:value-type="float">
            <text:p>13.86058</text:p>
          </table:table-cell>
          <table:table-cell office:value-type="float" office:value="0.676258325576782" calcext:value-type="float">
            <text:p>0.676258325576782</text:p>
          </table:table-cell>
          <table:table-cell office:value-type="float" office:value="14.5368383255768" calcext:value-type="float">
            <text:p>14.53683832557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2" calcext:value-type="float">
            <text:p>72</text:p>
          </table:table-cell>
          <table:table-cell office:value-type="float" office:value="0.26767" calcext:value-type="float">
            <text:p>0.26767</text:p>
          </table:table-cell>
          <table:table-cell office:value-type="float" office:value="13.85208" calcext:value-type="float">
            <text:p>13.85208</text:p>
          </table:table-cell>
          <table:table-cell office:value-type="float" office:value="0.567058324813842" calcext:value-type="float">
            <text:p>0.567058324813842</text:p>
          </table:table-cell>
          <table:table-cell office:value-type="float" office:value="14.4191383248138" calcext:value-type="float">
            <text:p>14.41913832481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3" calcext:value-type="float">
            <text:p>73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13.85518" calcext:value-type="float">
            <text:p>13.85518</text:p>
          </table:table-cell>
          <table:table-cell office:value-type="float" office:value="0.624577283859252" calcext:value-type="float">
            <text:p>0.624577283859252</text:p>
          </table:table-cell>
          <table:table-cell office:value-type="float" office:value="14.4797572838593" calcext:value-type="float">
            <text:p>14.479757283859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4" calcext:value-type="float">
            <text:p>74</text:p>
          </table:table-cell>
          <table:table-cell office:value-type="float" office:value="0.28337" calcext:value-type="float">
            <text:p>0.28337</text:p>
          </table:table-cell>
          <table:table-cell office:value-type="float" office:value="13.86778" calcext:value-type="float">
            <text:p>13.86778</text:p>
          </table:table-cell>
          <table:table-cell office:value-type="float" office:value="0.686787605285644" calcext:value-type="float">
            <text:p>0.686787605285644</text:p>
          </table:table-cell>
          <table:table-cell office:value-type="float" office:value="14.5545676052856" calcext:value-type="float">
            <text:p>14.554567605285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5" calcext:value-type="float">
            <text:p>75</text:p>
          </table:table-cell>
          <table:table-cell office:value-type="float" office:value="0.30714" calcext:value-type="float">
            <text:p>0.30714</text:p>
          </table:table-cell>
          <table:table-cell office:value-type="float" office:value="13.89155" calcext:value-type="float">
            <text:p>13.89155</text:p>
          </table:table-cell>
          <table:table-cell office:value-type="float" office:value="0.744353532791137" calcext:value-type="float">
            <text:p>0.744353532791137</text:p>
          </table:table-cell>
          <table:table-cell office:value-type="float" office:value="14.6359035327911" calcext:value-type="float">
            <text:p>14.635903532791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6" calcext:value-type="float">
            <text:p>76</text:p>
          </table:table-cell>
          <table:table-cell office:value-type="float" office:value="0.27927" calcext:value-type="float">
            <text:p>0.27927</text:p>
          </table:table-cell>
          <table:table-cell office:value-type="float" office:value="13.86368" calcext:value-type="float">
            <text:p>13.86368</text:p>
          </table:table-cell>
          <table:table-cell office:value-type="float" office:value="0.482747316360473" calcext:value-type="float">
            <text:p>0.482747316360473</text:p>
          </table:table-cell>
          <table:table-cell office:value-type="float" office:value="14.3464273163605" calcext:value-type="float">
            <text:p>14.346427316360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7" calcext:value-type="float">
            <text:p>77</text:p>
          </table:table-cell>
          <table:table-cell office:value-type="float" office:value="0.32399" calcext:value-type="float">
            <text:p>0.32399</text:p>
          </table:table-cell>
          <table:table-cell office:value-type="float" office:value="13.9084" calcext:value-type="float">
            <text:p>13.9084</text:p>
          </table:table-cell>
          <table:table-cell office:value-type="float" office:value="0.65040898323059" calcext:value-type="float">
            <text:p>0.65040898323059</text:p>
          </table:table-cell>
          <table:table-cell office:value-type="float" office:value="14.5588089832306" calcext:value-type="float">
            <text:p>14.558808983230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8" calcext:value-type="float">
            <text:p>78</text:p>
          </table:table-cell>
          <table:table-cell office:value-type="float" office:value="0.29015" calcext:value-type="float">
            <text:p>0.29015</text:p>
          </table:table-cell>
          <table:table-cell office:value-type="float" office:value="13.87456" calcext:value-type="float">
            <text:p>13.87456</text:p>
          </table:table-cell>
          <table:table-cell office:value-type="float" office:value="0.490209102630615" calcext:value-type="float">
            <text:p>0.490209102630615</text:p>
          </table:table-cell>
          <table:table-cell office:value-type="float" office:value="14.3647691026306" calcext:value-type="float">
            <text:p>14.364769102630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9" calcext:value-type="float">
            <text:p>79</text:p>
          </table:table-cell>
          <table:table-cell office:value-type="float" office:value="0.31069" calcext:value-type="float">
            <text:p>0.31069</text:p>
          </table:table-cell>
          <table:table-cell office:value-type="float" office:value="13.8951" calcext:value-type="float">
            <text:p>13.8951</text:p>
          </table:table-cell>
          <table:table-cell office:value-type="float" office:value="1.12440228462219" calcext:value-type="float">
            <text:p>1.12440228462219</text:p>
          </table:table-cell>
          <table:table-cell office:value-type="float" office:value="15.0195022846222" calcext:value-type="float">
            <text:p>15.019502284622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0" calcext:value-type="float">
            <text:p>80</text:p>
          </table:table-cell>
          <table:table-cell office:value-type="float" office:value="0.30002" calcext:value-type="float">
            <text:p>0.30002</text:p>
          </table:table-cell>
          <table:table-cell office:value-type="float" office:value="13.88443" calcext:value-type="float">
            <text:p>13.88443</text:p>
          </table:table-cell>
          <table:table-cell office:value-type="float" office:value="1.88975715637207" calcext:value-type="float">
            <text:p>1.88975715637207</text:p>
          </table:table-cell>
          <table:table-cell office:value-type="float" office:value="15.7741871563721" calcext:value-type="float">
            <text:p>15.7741871563721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40" calcext:value-type="float">
            <text:p>84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1" calcext:value-type="float">
            <text:p>81</text:p>
          </table:table-cell>
          <table:table-cell office:value-type="float" office:value="0.27083" calcext:value-type="float">
            <text:p>0.27083</text:p>
          </table:table-cell>
          <table:table-cell office:value-type="float" office:value="13.85524" calcext:value-type="float">
            <text:p>13.85524</text:p>
          </table:table-cell>
          <table:table-cell office:value-type="float" office:value="0.5447359085083" calcext:value-type="float">
            <text:p>0.5447359085083</text:p>
          </table:table-cell>
          <table:table-cell office:value-type="float" office:value="14.3999759085083" calcext:value-type="float">
            <text:p>14.399975908508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2" calcext:value-type="float">
            <text:p>82</text:p>
          </table:table-cell>
          <table:table-cell office:value-type="float" office:value="0.27165" calcext:value-type="float">
            <text:p>0.27165</text:p>
          </table:table-cell>
          <table:table-cell office:value-type="float" office:value="13.85606" calcext:value-type="float">
            <text:p>13.85606</text:p>
          </table:table-cell>
          <table:table-cell office:value-type="float" office:value="0.623338460922241" calcext:value-type="float">
            <text:p>0.623338460922241</text:p>
          </table:table-cell>
          <table:table-cell office:value-type="float" office:value="14.4793984609222" calcext:value-type="float">
            <text:p>14.47939846092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3" calcext:value-type="float">
            <text:p>83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13.89409" calcext:value-type="float">
            <text:p>13.89409</text:p>
          </table:table-cell>
          <table:table-cell office:value-type="float" office:value="0.832877397537231" calcext:value-type="float">
            <text:p>0.832877397537231</text:p>
          </table:table-cell>
          <table:table-cell office:value-type="float" office:value="14.7269673975372" calcext:value-type="float">
            <text:p>14.726967397537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4" calcext:value-type="float">
            <text:p>84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13.84528" calcext:value-type="float">
            <text:p>13.84528</text:p>
          </table:table-cell>
          <table:table-cell office:value-type="float" office:value="0.504913806915283" calcext:value-type="float">
            <text:p>0.504913806915283</text:p>
          </table:table-cell>
          <table:table-cell office:value-type="float" office:value="14.3501938069153" calcext:value-type="float">
            <text:p>14.35019380691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5" calcext:value-type="float">
            <text:p>85</text:p>
          </table:table-cell>
          <table:table-cell office:value-type="float" office:value="0.28069" calcext:value-type="float">
            <text:p>0.28069</text:p>
          </table:table-cell>
          <table:table-cell office:value-type="float" office:value="13.8651" calcext:value-type="float">
            <text:p>13.8651</text:p>
          </table:table-cell>
          <table:table-cell office:value-type="float" office:value="0.556406259536743" calcext:value-type="float">
            <text:p>0.556406259536743</text:p>
          </table:table-cell>
          <table:table-cell office:value-type="float" office:value="14.4215062595367" calcext:value-type="float">
            <text:p>14.421506259536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6" calcext:value-type="float">
            <text:p>86</text:p>
          </table:table-cell>
          <table:table-cell office:value-type="float" office:value="0.33309" calcext:value-type="float">
            <text:p>0.33309</text:p>
          </table:table-cell>
          <table:table-cell office:value-type="float" office:value="13.9175" calcext:value-type="float">
            <text:p>13.9175</text:p>
          </table:table-cell>
          <table:table-cell office:value-type="float" office:value="219.351048707962" calcext:value-type="float">
            <text:p>219.351048707962</text:p>
          </table:table-cell>
          <table:table-cell office:value-type="float" office:value="233.268548707962" calcext:value-type="float">
            <text:p>233.26854870796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7712" calcext:value-type="float">
            <text:p>1771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7" calcext:value-type="float">
            <text:p>87</text:p>
          </table:table-cell>
          <table:table-cell office:value-type="float" office:value="0.34592" calcext:value-type="float">
            <text:p>0.34592</text:p>
          </table:table-cell>
          <table:table-cell office:value-type="float" office:value="13.93033" calcext:value-type="float">
            <text:p>13.93033</text:p>
          </table:table-cell>
          <table:table-cell office:value-type="float" office:value="3.06193089485168" calcext:value-type="float">
            <text:p>3.06193089485168</text:p>
          </table:table-cell>
          <table:table-cell office:value-type="float" office:value="16.9922608948517" calcext:value-type="float">
            <text:p>16.992260894851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8" calcext:value-type="float">
            <text:p>88</text:p>
          </table:table-cell>
          <table:table-cell office:value-type="float" office:value="0.3026" calcext:value-type="float">
            <text:p>0.3026</text:p>
          </table:table-cell>
          <table:table-cell office:value-type="float" office:value="13.88701" calcext:value-type="float">
            <text:p>13.88701</text:p>
          </table:table-cell>
          <table:table-cell office:value-type="float" office:value="0.717259407043457" calcext:value-type="float">
            <text:p>0.717259407043457</text:p>
          </table:table-cell>
          <table:table-cell office:value-type="float" office:value="14.6042694070435" calcext:value-type="float">
            <text:p>14.604269407043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9" calcext:value-type="float">
            <text:p>89</text:p>
          </table:table-cell>
          <table:table-cell office:value-type="float" office:value="0.42887" calcext:value-type="float">
            <text:p>0.42887</text:p>
          </table:table-cell>
          <table:table-cell office:value-type="float" office:value="14.01328" calcext:value-type="float">
            <text:p>14.013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0" calcext:value-type="float">
            <text:p>90</text:p>
          </table:table-cell>
          <table:table-cell office:value-type="float" office:value="0.28109" calcext:value-type="float">
            <text:p>0.28109</text:p>
          </table:table-cell>
          <table:table-cell office:value-type="float" office:value="13.8655" calcext:value-type="float">
            <text:p>13.8655</text:p>
          </table:table-cell>
          <table:table-cell office:value-type="float" office:value="0.864275455474853" calcext:value-type="float">
            <text:p>0.864275455474853</text:p>
          </table:table-cell>
          <table:table-cell office:value-type="float" office:value="14.7297754554749" calcext:value-type="float">
            <text:p>14.729775455474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1" calcext:value-type="float">
            <text:p>91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13.85044" calcext:value-type="float">
            <text:p>13.85044</text:p>
          </table:table-cell>
          <table:table-cell office:value-type="float" office:value="0.606725692749023" calcext:value-type="float">
            <text:p>0.606725692749023</text:p>
          </table:table-cell>
          <table:table-cell office:value-type="float" office:value="14.457165692749" calcext:value-type="float">
            <text:p>14.45716569274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2" calcext:value-type="float">
            <text:p>92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13.87345" calcext:value-type="float">
            <text:p>13.87345</text:p>
          </table:table-cell>
          <table:table-cell office:value-type="float" office:value="0.711032629013061" calcext:value-type="float">
            <text:p>0.711032629013061</text:p>
          </table:table-cell>
          <table:table-cell office:value-type="float" office:value="14.5844826290131" calcext:value-type="float">
            <text:p>14.584482629013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3" calcext:value-type="float">
            <text:p>93</text:p>
          </table:table-cell>
          <table:table-cell office:value-type="float" office:value="0.29306" calcext:value-type="float">
            <text:p>0.29306</text:p>
          </table:table-cell>
          <table:table-cell office:value-type="float" office:value="13.87747" calcext:value-type="float">
            <text:p>13.87747</text:p>
          </table:table-cell>
          <table:table-cell office:value-type="float" office:value="0.634811878204345" calcext:value-type="float">
            <text:p>0.634811878204345</text:p>
          </table:table-cell>
          <table:table-cell office:value-type="float" office:value="14.5122818782043" calcext:value-type="float">
            <text:p>14.512281878204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4" calcext:value-type="float">
            <text:p>94</text:p>
          </table:table-cell>
          <table:table-cell office:value-type="float" office:value="0.19177" calcext:value-type="float">
            <text:p>0.19177</text:p>
          </table:table-cell>
          <table:table-cell office:value-type="float" office:value="13.77618" calcext:value-type="float">
            <text:p>13.77618</text:p>
          </table:table-cell>
          <table:table-cell office:value-type="float" office:value="0.438189983367919" calcext:value-type="float">
            <text:p>0.438189983367919</text:p>
          </table:table-cell>
          <table:table-cell office:value-type="float" office:value="14.2143699833679" calcext:value-type="float">
            <text:p>14.2143699833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5" calcext:value-type="float">
            <text:p>95</text:p>
          </table:table-cell>
          <table:table-cell office:value-type="float" office:value="0.29215" calcext:value-type="float">
            <text:p>0.29215</text:p>
          </table:table-cell>
          <table:table-cell office:value-type="float" office:value="13.87656" calcext:value-type="float">
            <text:p>13.87656</text:p>
          </table:table-cell>
          <table:table-cell office:value-type="float" office:value="299.354359149932" calcext:value-type="float">
            <text:p>299.354359149932</text:p>
          </table:table-cell>
          <table:table-cell office:value-type="float" office:value="313.230919149932" calcext:value-type="float">
            <text:p>313.230919149932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2096" calcext:value-type="float">
            <text:p>120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6" calcext:value-type="float">
            <text:p>96</text:p>
          </table:table-cell>
          <table:table-cell office:value-type="float" office:value="0.25979" calcext:value-type="float">
            <text:p>0.25979</text:p>
          </table:table-cell>
          <table:table-cell office:value-type="float" office:value="13.8442" calcext:value-type="float">
            <text:p>13.8442</text:p>
          </table:table-cell>
          <table:table-cell office:value-type="float" office:value="0.623528718948364" calcext:value-type="float">
            <text:p>0.623528718948364</text:p>
          </table:table-cell>
          <table:table-cell office:value-type="float" office:value="14.4677287189484" calcext:value-type="float">
            <text:p>14.46772871894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7" calcext:value-type="float">
            <text:p>97</text:p>
          </table:table-cell>
          <table:table-cell office:value-type="float" office:value="0.18367" calcext:value-type="float">
            <text:p>0.18367</text:p>
          </table:table-cell>
          <table:table-cell office:value-type="float" office:value="13.76808" calcext:value-type="float">
            <text:p>13.76808</text:p>
          </table:table-cell>
          <table:table-cell office:value-type="float" office:value="0.440302610397338" calcext:value-type="float">
            <text:p>0.440302610397338</text:p>
          </table:table-cell>
          <table:table-cell office:value-type="float" office:value="14.2083826103973" calcext:value-type="float">
            <text:p>14.2083826103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8" calcext:value-type="float">
            <text:p>98</text:p>
          </table:table-cell>
          <table:table-cell office:value-type="float" office:value="0.2705" calcext:value-type="float">
            <text:p>0.2705</text:p>
          </table:table-cell>
          <table:table-cell office:value-type="float" office:value="13.85491" calcext:value-type="float">
            <text:p>13.85491</text:p>
          </table:table-cell>
          <table:table-cell office:value-type="float" office:value="0.619922161102294" calcext:value-type="float">
            <text:p>0.619922161102294</text:p>
          </table:table-cell>
          <table:table-cell office:value-type="float" office:value="14.4748321611023" calcext:value-type="float">
            <text:p>14.47483216110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9" calcext:value-type="float">
            <text:p>99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13.87113" calcext:value-type="float">
            <text:p>13.87113</text:p>
          </table:table-cell>
          <table:table-cell office:value-type="float" office:value="0.671209335327148" calcext:value-type="float">
            <text:p>0.671209335327148</text:p>
          </table:table-cell>
          <table:table-cell office:value-type="float" office:value="14.5423393353272" calcext:value-type="float">
            <text:p>14.542339335327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0" calcext:value-type="float">
            <text:p>0</text:p>
          </table:table-cell>
          <table:table-cell office:value-type="float" office:value="0.30281" calcext:value-type="float">
            <text:p>0.30281</text:p>
          </table:table-cell>
          <table:table-cell office:value-type="float" office:value="13.55193" calcext:value-type="float">
            <text:p>13.55193</text:p>
          </table:table-cell>
          <table:table-cell office:value-type="float" office:value="4.15862655639648" calcext:value-type="float">
            <text:p>4.15862655639648</text:p>
          </table:table-cell>
          <table:table-cell office:value-type="float" office:value="17.7105565563965" calcext:value-type="float">
            <text:p>17.710556556396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710" calcext:value-type="float">
            <text:p>17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" calcext:value-type="float">
            <text:p>1</text:p>
          </table:table-cell>
          <table:table-cell office:value-type="float" office:value="0.2809" calcext:value-type="float">
            <text:p>0.2809</text:p>
          </table:table-cell>
          <table:table-cell office:value-type="float" office:value="13.53002" calcext:value-type="float">
            <text:p>13.53002</text:p>
          </table:table-cell>
          <table:table-cell office:value-type="float" office:value="0.635501861572265" calcext:value-type="float">
            <text:p>0.635501861572265</text:p>
          </table:table-cell>
          <table:table-cell office:value-type="float" office:value="14.1655218615723" calcext:value-type="float">
            <text:p>14.16552186157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" calcext:value-type="float">
            <text:p>2</text:p>
          </table:table-cell>
          <table:table-cell office:value-type="float" office:value="0.28905" calcext:value-type="float">
            <text:p>0.28905</text:p>
          </table:table-cell>
          <table:table-cell office:value-type="float" office:value="13.53817" calcext:value-type="float">
            <text:p>13.53817</text:p>
          </table:table-cell>
          <table:table-cell office:value-type="float" office:value="0.759787797927856" calcext:value-type="float">
            <text:p>0.759787797927856</text:p>
          </table:table-cell>
          <table:table-cell office:value-type="float" office:value="14.2979577979279" calcext:value-type="float">
            <text:p>14.297957797927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" calcext:value-type="float">
            <text:p>3</text:p>
          </table:table-cell>
          <table:table-cell office:value-type="float" office:value="0.28191" calcext:value-type="float">
            <text:p>0.28191</text:p>
          </table:table-cell>
          <table:table-cell office:value-type="float" office:value="13.53103" calcext:value-type="float">
            <text:p>13.53103</text:p>
          </table:table-cell>
          <table:table-cell office:value-type="float" office:value="0.66865849494934" calcext:value-type="float">
            <text:p>0.66865849494934</text:p>
          </table:table-cell>
          <table:table-cell office:value-type="float" office:value="14.1996884949493" calcext:value-type="float">
            <text:p>14.199688494949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" calcext:value-type="float">
            <text:p>4</text:p>
          </table:table-cell>
          <table:table-cell office:value-type="float" office:value="0.29102" calcext:value-type="float">
            <text:p>0.29102</text:p>
          </table:table-cell>
          <table:table-cell office:value-type="float" office:value="13.54014" calcext:value-type="float">
            <text:p>13.54014</text:p>
          </table:table-cell>
          <table:table-cell office:value-type="float" office:value="0.607368946075439" calcext:value-type="float">
            <text:p>0.607368946075439</text:p>
          </table:table-cell>
          <table:table-cell office:value-type="float" office:value="14.1475089460754" calcext:value-type="float">
            <text:p>14.1475089460754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" calcext:value-type="float">
            <text:p>5</text:p>
          </table:table-cell>
          <table:table-cell office:value-type="float" office:value="0.34469" calcext:value-type="float">
            <text:p>0.34469</text:p>
          </table:table-cell>
          <table:table-cell office:value-type="float" office:value="13.59381" calcext:value-type="float">
            <text:p>13.59381</text:p>
          </table:table-cell>
          <table:table-cell office:value-type="float" office:value="37.7707631587982" calcext:value-type="float">
            <text:p>37.7707631587982</text:p>
          </table:table-cell>
          <table:table-cell office:value-type="float" office:value="51.3645731587982" calcext:value-type="float">
            <text:p>51.3645731587982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3024" calcext:value-type="float">
            <text:p>30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" calcext:value-type="float">
            <text:p>6</text:p>
          </table:table-cell>
          <table:table-cell office:value-type="float" office:value="0.29312" calcext:value-type="float">
            <text:p>0.29312</text:p>
          </table:table-cell>
          <table:table-cell office:value-type="float" office:value="13.54224" calcext:value-type="float">
            <text:p>13.54224</text:p>
          </table:table-cell>
          <table:table-cell office:value-type="float" office:value="0.973342895507812" calcext:value-type="float">
            <text:p>0.973342895507812</text:p>
          </table:table-cell>
          <table:table-cell office:value-type="float" office:value="14.5155828955078" calcext:value-type="float">
            <text:p>14.515582895507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" calcext:value-type="float">
            <text:p>7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13.54344" calcext:value-type="float">
            <text:p>13.54344</text:p>
          </table:table-cell>
          <table:table-cell office:value-type="float" office:value="0.732081174850463" calcext:value-type="float">
            <text:p>0.732081174850463</text:p>
          </table:table-cell>
          <table:table-cell office:value-type="float" office:value="14.2755211748505" calcext:value-type="float">
            <text:p>14.275521174850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" calcext:value-type="float">
            <text:p>8</text:p>
          </table:table-cell>
          <table:table-cell office:value-type="float" office:value="0.30524" calcext:value-type="float">
            <text:p>0.30524</text:p>
          </table:table-cell>
          <table:table-cell office:value-type="float" office:value="13.55436" calcext:value-type="float">
            <text:p>13.55436</text:p>
          </table:table-cell>
          <table:table-cell office:value-type="float" office:value="0.558477640151977" calcext:value-type="float">
            <text:p>0.558477640151977</text:p>
          </table:table-cell>
          <table:table-cell office:value-type="float" office:value="14.112837640152" calcext:value-type="float">
            <text:p>14.11283764015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" calcext:value-type="float">
            <text:p>9</text:p>
          </table:table-cell>
          <table:table-cell office:value-type="float" office:value="0.28696" calcext:value-type="float">
            <text:p>0.28696</text:p>
          </table:table-cell>
          <table:table-cell office:value-type="float" office:value="13.53608" calcext:value-type="float">
            <text:p>13.53608</text:p>
          </table:table-cell>
          <table:table-cell office:value-type="float" office:value="61.9087555408477" calcext:value-type="float">
            <text:p>61.9087555408477</text:p>
          </table:table-cell>
          <table:table-cell office:value-type="float" office:value="75.4448355408477" calcext:value-type="float">
            <text:p>75.444835540847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0" calcext:value-type="float">
            <text:p>10</text:p>
          </table:table-cell>
          <table:table-cell office:value-type="float" office:value="0.30949" calcext:value-type="float">
            <text:p>0.30949</text:p>
          </table:table-cell>
          <table:table-cell office:value-type="float" office:value="13.55861" calcext:value-type="float">
            <text:p>13.55861</text:p>
          </table:table-cell>
          <table:table-cell office:value-type="float" office:value="0.782788753509521" calcext:value-type="float">
            <text:p>0.782788753509521</text:p>
          </table:table-cell>
          <table:table-cell office:value-type="float" office:value="14.3413987535095" calcext:value-type="float">
            <text:p>14.3413987535095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1" calcext:value-type="float">
            <text:p>11</text:p>
          </table:table-cell>
          <table:table-cell office:value-type="float" office:value="0.28085" calcext:value-type="float">
            <text:p>0.28085</text:p>
          </table:table-cell>
          <table:table-cell office:value-type="float" office:value="13.52997" calcext:value-type="float">
            <text:p>13.52997</text:p>
          </table:table-cell>
          <table:table-cell office:value-type="float" office:value="0.607326507568359" calcext:value-type="float">
            <text:p>0.607326507568359</text:p>
          </table:table-cell>
          <table:table-cell office:value-type="float" office:value="14.1372965075684" calcext:value-type="float">
            <text:p>14.137296507568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2" calcext:value-type="float">
            <text:p>12</text:p>
          </table:table-cell>
          <table:table-cell office:value-type="float" office:value="0.27746" calcext:value-type="float">
            <text:p>0.27746</text:p>
          </table:table-cell>
          <table:table-cell office:value-type="float" office:value="13.52658" calcext:value-type="float">
            <text:p>13.52658</text:p>
          </table:table-cell>
          <table:table-cell office:value-type="float" office:value="0.797455072402954" calcext:value-type="float">
            <text:p>0.797455072402954</text:p>
          </table:table-cell>
          <table:table-cell office:value-type="float" office:value="14.324035072403" calcext:value-type="float">
            <text:p>14.32403507240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3" calcext:value-type="float">
            <text:p>13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13.55245" calcext:value-type="float">
            <text:p>13.55245</text:p>
          </table:table-cell>
          <table:table-cell office:value-type="float" office:value="0.716171979904174" calcext:value-type="float">
            <text:p>0.716171979904174</text:p>
          </table:table-cell>
          <table:table-cell office:value-type="float" office:value="14.2686219799042" calcext:value-type="float">
            <text:p>14.26862197990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4" calcext:value-type="float">
            <text:p>14</text:p>
          </table:table-cell>
          <table:table-cell office:value-type="float" office:value="0.33158" calcext:value-type="float">
            <text:p>0.33158</text:p>
          </table:table-cell>
          <table:table-cell office:value-type="float" office:value="13.5807" calcext:value-type="float">
            <text:p>13.58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5" calcext:value-type="float">
            <text:p>15</text:p>
          </table:table-cell>
          <table:table-cell office:value-type="float" office:value="0.30486" calcext:value-type="float">
            <text:p>0.30486</text:p>
          </table:table-cell>
          <table:table-cell office:value-type="float" office:value="13.55398" calcext:value-type="float">
            <text:p>13.55398</text:p>
          </table:table-cell>
          <table:table-cell office:value-type="float" office:value="0.700440645217895" calcext:value-type="float">
            <text:p>0.700440645217895</text:p>
          </table:table-cell>
          <table:table-cell office:value-type="float" office:value="14.2544206452179" calcext:value-type="float">
            <text:p>14.254420645217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6" calcext:value-type="float">
            <text:p>16</text:p>
          </table:table-cell>
          <table:table-cell office:value-type="float" office:value="0.31933" calcext:value-type="float">
            <text:p>0.31933</text:p>
          </table:table-cell>
          <table:table-cell office:value-type="float" office:value="13.56845" calcext:value-type="float">
            <text:p>13.56845</text:p>
          </table:table-cell>
          <table:table-cell office:value-type="float" office:value="2.29231095314025" calcext:value-type="float">
            <text:p>2.29231095314025</text:p>
          </table:table-cell>
          <table:table-cell office:value-type="float" office:value="15.8607609531403" calcext:value-type="float">
            <text:p>15.8607609531403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064" calcext:value-type="float">
            <text:p>106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7" calcext:value-type="float">
            <text:p>17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13.59928" calcext:value-type="float">
            <text:p>13.59928</text:p>
          </table:table-cell>
          <table:table-cell office:value-type="float" office:value="2.26384973526" calcext:value-type="float">
            <text:p>2.26384973526</text:p>
          </table:table-cell>
          <table:table-cell office:value-type="float" office:value="15.86312973526" calcext:value-type="float">
            <text:p>15.86312973526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2" calcext:value-type="float">
            <text:p>59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8" calcext:value-type="float">
            <text:p>18</text:p>
          </table:table-cell>
          <table:table-cell office:value-type="float" office:value="0.26855" calcext:value-type="float">
            <text:p>0.26855</text:p>
          </table:table-cell>
          <table:table-cell office:value-type="float" office:value="13.51767" calcext:value-type="float">
            <text:p>13.51767</text:p>
          </table:table-cell>
          <table:table-cell office:value-type="float" office:value="0.486505985260009" calcext:value-type="float">
            <text:p>0.486505985260009</text:p>
          </table:table-cell>
          <table:table-cell office:value-type="float" office:value="14.00417598526" calcext:value-type="float">
            <text:p>14.004175985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9" calcext:value-type="float">
            <text:p>19</text:p>
          </table:table-cell>
          <table:table-cell office:value-type="float" office:value="0.27517" calcext:value-type="float">
            <text:p>0.27517</text:p>
          </table:table-cell>
          <table:table-cell office:value-type="float" office:value="13.52429" calcext:value-type="float">
            <text:p>13.52429</text:p>
          </table:table-cell>
          <table:table-cell office:value-type="float" office:value="0.714933395385742" calcext:value-type="float">
            <text:p>0.714933395385742</text:p>
          </table:table-cell>
          <table:table-cell office:value-type="float" office:value="14.2392233953857" calcext:value-type="float">
            <text:p>14.239223395385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0" calcext:value-type="float">
            <text:p>20</text:p>
          </table:table-cell>
          <table:table-cell office:value-type="float" office:value="0.28489" calcext:value-type="float">
            <text:p>0.28489</text:p>
          </table:table-cell>
          <table:table-cell office:value-type="float" office:value="13.53401" calcext:value-type="float">
            <text:p>13.53401</text:p>
          </table:table-cell>
          <table:table-cell office:value-type="float" office:value="0.529574871063232" calcext:value-type="float">
            <text:p>0.529574871063232</text:p>
          </table:table-cell>
          <table:table-cell office:value-type="float" office:value="14.0635848710632" calcext:value-type="float">
            <text:p>14.06358487106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1" calcext:value-type="float">
            <text:p>21</text:p>
          </table:table-cell>
          <table:table-cell office:value-type="float" office:value="0.32591" calcext:value-type="float">
            <text:p>0.32591</text:p>
          </table:table-cell>
          <table:table-cell office:value-type="float" office:value="13.57503" calcext:value-type="float">
            <text:p>13.57503</text:p>
          </table:table-cell>
          <table:table-cell office:value-type="float" office:value="0.749555587768554" calcext:value-type="float">
            <text:p>0.749555587768554</text:p>
          </table:table-cell>
          <table:table-cell office:value-type="float" office:value="14.3245855877686" calcext:value-type="float">
            <text:p>14.324585587768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2" calcext:value-type="float">
            <text:p>22</text:p>
          </table:table-cell>
          <table:table-cell office:value-type="float" office:value="0.3787" calcext:value-type="float">
            <text:p>0.3787</text:p>
          </table:table-cell>
          <table:table-cell office:value-type="float" office:value="13.62782" calcext:value-type="float">
            <text:p>13.627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3" calcext:value-type="float">
            <text:p>23</text:p>
          </table:table-cell>
          <table:table-cell office:value-type="float" office:value="0.28728" calcext:value-type="float">
            <text:p>0.28728</text:p>
          </table:table-cell>
          <table:table-cell office:value-type="float" office:value="13.5364" calcext:value-type="float">
            <text:p>13.5364</text:p>
          </table:table-cell>
          <table:table-cell office:value-type="float" office:value="0.544434785842895" calcext:value-type="float">
            <text:p>0.544434785842895</text:p>
          </table:table-cell>
          <table:table-cell office:value-type="float" office:value="14.0808347858429" calcext:value-type="float">
            <text:p>14.08083478584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4" calcext:value-type="float">
            <text:p>24</text:p>
          </table:table-cell>
          <table:table-cell office:value-type="float" office:value="0.25467" calcext:value-type="float">
            <text:p>0.25467</text:p>
          </table:table-cell>
          <table:table-cell office:value-type="float" office:value="13.50379" calcext:value-type="float">
            <text:p>13.50379</text:p>
          </table:table-cell>
          <table:table-cell office:value-type="float" office:value="0.543740272521972" calcext:value-type="float">
            <text:p>0.543740272521972</text:p>
          </table:table-cell>
          <table:table-cell office:value-type="float" office:value="14.047530272522" calcext:value-type="float">
            <text:p>14.0475302725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5" calcext:value-type="float">
            <text:p>25</text:p>
          </table:table-cell>
          <table:table-cell office:value-type="float" office:value="0.24559" calcext:value-type="float">
            <text:p>0.24559</text:p>
          </table:table-cell>
          <table:table-cell office:value-type="float" office:value="13.49471" calcext:value-type="float">
            <text:p>13.49471</text:p>
          </table:table-cell>
          <table:table-cell office:value-type="float" office:value="0.472660303115844" calcext:value-type="float">
            <text:p>0.472660303115844</text:p>
          </table:table-cell>
          <table:table-cell office:value-type="float" office:value="13.9673703031158" calcext:value-type="float">
            <text:p>13.967370303115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6" calcext:value-type="float">
            <text:p>26</text:p>
          </table:table-cell>
          <table:table-cell office:value-type="float" office:value="0.28962" calcext:value-type="float">
            <text:p>0.28962</text:p>
          </table:table-cell>
          <table:table-cell office:value-type="float" office:value="13.53874" calcext:value-type="float">
            <text:p>13.53874</text:p>
          </table:table-cell>
          <table:table-cell office:value-type="float" office:value="0.731637954711914" calcext:value-type="float">
            <text:p>0.731637954711914</text:p>
          </table:table-cell>
          <table:table-cell office:value-type="float" office:value="14.2703779547119" calcext:value-type="float">
            <text:p>14.270377954711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7" calcext:value-type="float">
            <text:p>27</text:p>
          </table:table-cell>
          <table:table-cell office:value-type="float" office:value="0.28195" calcext:value-type="float">
            <text:p>0.28195</text:p>
          </table:table-cell>
          <table:table-cell office:value-type="float" office:value="13.53107" calcext:value-type="float">
            <text:p>13.53107</text:p>
          </table:table-cell>
          <table:table-cell office:value-type="float" office:value="0.631065368652343" calcext:value-type="float">
            <text:p>0.631065368652343</text:p>
          </table:table-cell>
          <table:table-cell office:value-type="float" office:value="14.1621353686523" calcext:value-type="float">
            <text:p>14.162135368652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8" calcext:value-type="float">
            <text:p>28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13.52734" calcext:value-type="float">
            <text:p>13.52734</text:p>
          </table:table-cell>
          <table:table-cell office:value-type="float" office:value="0.583251237869262" calcext:value-type="float">
            <text:p>0.583251237869262</text:p>
          </table:table-cell>
          <table:table-cell office:value-type="float" office:value="14.1105912378693" calcext:value-type="float">
            <text:p>14.110591237869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9" calcext:value-type="float">
            <text:p>29</text:p>
          </table:table-cell>
          <table:table-cell office:value-type="float" office:value="0.32594" calcext:value-type="float">
            <text:p>0.32594</text:p>
          </table:table-cell>
          <table:table-cell office:value-type="float" office:value="13.57506" calcext:value-type="float">
            <text:p>13.57506</text:p>
          </table:table-cell>
          <table:table-cell office:value-type="float" office:value="22.6606483459472" calcext:value-type="float">
            <text:p>22.6606483459472</text:p>
          </table:table-cell>
          <table:table-cell office:value-type="float" office:value="36.2357083459472" calcext:value-type="float">
            <text:p>36.235708345947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480" calcext:value-type="float">
            <text:p>448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0" calcext:value-type="float">
            <text:p>30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13.54776" calcext:value-type="float">
            <text:p>13.54776</text:p>
          </table:table-cell>
          <table:table-cell office:value-type="float" office:value="0.599491596221923" calcext:value-type="float">
            <text:p>0.599491596221923</text:p>
          </table:table-cell>
          <table:table-cell office:value-type="float" office:value="14.1472515962219" calcext:value-type="float">
            <text:p>14.14725159622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1" calcext:value-type="float">
            <text:p>31</text:p>
          </table:table-cell>
          <table:table-cell office:value-type="float" office:value="0.31662" calcext:value-type="float">
            <text:p>0.31662</text:p>
          </table:table-cell>
          <table:table-cell office:value-type="float" office:value="13.56574" calcext:value-type="float">
            <text:p>13.56574</text:p>
          </table:table-cell>
          <table:table-cell office:value-type="float" office:value="2.94542956352233" calcext:value-type="float">
            <text:p>2.94542956352233</text:p>
          </table:table-cell>
          <table:table-cell office:value-type="float" office:value="16.5111695635223" calcext:value-type="float">
            <text:p>16.511169563522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350" calcext:value-type="float">
            <text:p>13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2" calcext:value-type="float">
            <text:p>32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13.51205" calcext:value-type="float">
            <text:p>13.51205</text:p>
          </table:table-cell>
          <table:table-cell office:value-type="float" office:value="0.503272056579589" calcext:value-type="float">
            <text:p>0.503272056579589</text:p>
          </table:table-cell>
          <table:table-cell office:value-type="float" office:value="14.0153220565796" calcext:value-type="float">
            <text:p>14.01532205657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3" calcext:value-type="float">
            <text:p>33</text:p>
          </table:table-cell>
          <table:table-cell office:value-type="float" office:value="0.31106" calcext:value-type="float">
            <text:p>0.31106</text:p>
          </table:table-cell>
          <table:table-cell office:value-type="float" office:value="13.56018" calcext:value-type="float">
            <text:p>13.56018</text:p>
          </table:table-cell>
          <table:table-cell office:value-type="float" office:value="0.936489343643188" calcext:value-type="float">
            <text:p>0.936489343643188</text:p>
          </table:table-cell>
          <table:table-cell office:value-type="float" office:value="14.4966693436432" calcext:value-type="float">
            <text:p>14.496669343643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4" calcext:value-type="float">
            <text:p>34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13.56056" calcext:value-type="float">
            <text:p>13.56056</text:p>
          </table:table-cell>
          <table:table-cell office:value-type="float" office:value="262.975539922714" calcext:value-type="float">
            <text:p>262.975539922714</text:p>
          </table:table-cell>
          <table:table-cell office:value-type="float" office:value="276.536099922714" calcext:value-type="float">
            <text:p>276.536099922714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4076" calcext:value-type="float">
            <text:p>1407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5" calcext:value-type="float">
            <text:p>35</text:p>
          </table:table-cell>
          <table:table-cell office:value-type="float" office:value="0.25328" calcext:value-type="float">
            <text:p>0.25328</text:p>
          </table:table-cell>
          <table:table-cell office:value-type="float" office:value="13.5024" calcext:value-type="float">
            <text:p>13.5024</text:p>
          </table:table-cell>
          <table:table-cell office:value-type="float" office:value="0.478434562683105" calcext:value-type="float">
            <text:p>0.478434562683105</text:p>
          </table:table-cell>
          <table:table-cell office:value-type="float" office:value="13.9808345626831" calcext:value-type="float">
            <text:p>13.98083456268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6" calcext:value-type="float">
            <text:p>36</text:p>
          </table:table-cell>
          <table:table-cell office:value-type="float" office:value="0.36952" calcext:value-type="float">
            <text:p>0.36952</text:p>
          </table:table-cell>
          <table:table-cell office:value-type="float" office:value="13.61864" calcext:value-type="float">
            <text:p>13.618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7" calcext:value-type="float">
            <text:p>37</text:p>
          </table:table-cell>
          <table:table-cell office:value-type="float" office:value="0.25353" calcext:value-type="float">
            <text:p>0.25353</text:p>
          </table:table-cell>
          <table:table-cell office:value-type="float" office:value="13.50265" calcext:value-type="float">
            <text:p>13.50265</text:p>
          </table:table-cell>
          <table:table-cell office:value-type="float" office:value="0.46570611000061" calcext:value-type="float">
            <text:p>0.46570611000061</text:p>
          </table:table-cell>
          <table:table-cell office:value-type="float" office:value="13.9683561100006" calcext:value-type="float">
            <text:p>13.968356110000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8" calcext:value-type="float">
            <text:p>38</text:p>
          </table:table-cell>
          <table:table-cell office:value-type="float" office:value="0.2512" calcext:value-type="float">
            <text:p>0.2512</text:p>
          </table:table-cell>
          <table:table-cell office:value-type="float" office:value="13.50032" calcext:value-type="float">
            <text:p>13.50032</text:p>
          </table:table-cell>
          <table:table-cell office:value-type="float" office:value="0.473086595535278" calcext:value-type="float">
            <text:p>0.473086595535278</text:p>
          </table:table-cell>
          <table:table-cell office:value-type="float" office:value="13.9734065955353" calcext:value-type="float">
            <text:p>13.97340659553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9" calcext:value-type="float">
            <text:p>39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13.519" calcext:value-type="float">
            <text:p>13.519</text:p>
          </table:table-cell>
          <table:table-cell office:value-type="float" office:value="0.614834308624267" calcext:value-type="float">
            <text:p>0.614834308624267</text:p>
          </table:table-cell>
          <table:table-cell office:value-type="float" office:value="14.1338343086243" calcext:value-type="float">
            <text:p>14.133834308624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0" calcext:value-type="float">
            <text:p>40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3.57098" calcext:value-type="float">
            <text:p>13.57098</text:p>
          </table:table-cell>
          <table:table-cell office:value-type="float" office:value="20.3426084518432" calcext:value-type="float">
            <text:p>20.3426084518432</text:p>
          </table:table-cell>
          <table:table-cell office:value-type="float" office:value="33.9135884518432" calcext:value-type="float">
            <text:p>33.9135884518432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960" calcext:value-type="float">
            <text:p>9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1" calcext:value-type="float">
            <text:p>41</text:p>
          </table:table-cell>
          <table:table-cell office:value-type="float" office:value="0.3158" calcext:value-type="float">
            <text:p>0.3158</text:p>
          </table:table-cell>
          <table:table-cell office:value-type="float" office:value="13.56492" calcext:value-type="float">
            <text:p>13.56492</text:p>
          </table:table-cell>
          <table:table-cell office:value-type="float" office:value="94.9900002479553" calcext:value-type="float">
            <text:p>94.9900002479553</text:p>
          </table:table-cell>
          <table:table-cell office:value-type="float" office:value="108.554920247955" calcext:value-type="float">
            <text:p>108.55492024795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158" calcext:value-type="float">
            <text:p>415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2" calcext:value-type="float">
            <text:p>42</text:p>
          </table:table-cell>
          <table:table-cell office:value-type="float" office:value="0.26616" calcext:value-type="float">
            <text:p>0.26616</text:p>
          </table:table-cell>
          <table:table-cell office:value-type="float" office:value="13.51528" calcext:value-type="float">
            <text:p>13.51528</text:p>
          </table:table-cell>
          <table:table-cell office:value-type="float" office:value="0.492202997207641" calcext:value-type="float">
            <text:p>0.492202997207641</text:p>
          </table:table-cell>
          <table:table-cell office:value-type="float" office:value="14.0074829972076" calcext:value-type="float">
            <text:p>14.00748299720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3" calcext:value-type="float">
            <text:p>43</text:p>
          </table:table-cell>
          <table:table-cell office:value-type="float" office:value="0.27555" calcext:value-type="float">
            <text:p>0.27555</text:p>
          </table:table-cell>
          <table:table-cell office:value-type="float" office:value="13.52467" calcext:value-type="float">
            <text:p>13.52467</text:p>
          </table:table-cell>
          <table:table-cell office:value-type="float" office:value="0.462717533111572" calcext:value-type="float">
            <text:p>0.462717533111572</text:p>
          </table:table-cell>
          <table:table-cell office:value-type="float" office:value="13.9873875331116" calcext:value-type="float">
            <text:p>13.98738753311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4" calcext:value-type="float">
            <text:p>44</text:p>
          </table:table-cell>
          <table:table-cell office:value-type="float" office:value="0.33152" calcext:value-type="float">
            <text:p>0.33152</text:p>
          </table:table-cell>
          <table:table-cell office:value-type="float" office:value="13.58064" calcext:value-type="float">
            <text:p>13.58064</text:p>
          </table:table-cell>
          <table:table-cell office:value-type="float" office:value="158.23247718811" calcext:value-type="float">
            <text:p>158.23247718811</text:p>
          </table:table-cell>
          <table:table-cell office:value-type="float" office:value="171.81311718811" calcext:value-type="float">
            <text:p>171.81311718811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4750" calcext:value-type="float">
            <text:p>247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5" calcext:value-type="float">
            <text:p>45</text:p>
          </table:table-cell>
          <table:table-cell office:value-type="float" office:value="0.1823" calcext:value-type="float">
            <text:p>0.1823</text:p>
          </table:table-cell>
          <table:table-cell office:value-type="float" office:value="13.43142" calcext:value-type="float">
            <text:p>13.43142</text:p>
          </table:table-cell>
          <table:table-cell office:value-type="float" office:value="0.42823314666748" calcext:value-type="float">
            <text:p>0.42823314666748</text:p>
          </table:table-cell>
          <table:table-cell office:value-type="float" office:value="13.8596531466675" calcext:value-type="float">
            <text:p>13.8596531466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6" calcext:value-type="float">
            <text:p>46</text:p>
          </table:table-cell>
          <table:table-cell office:value-type="float" office:value="0.30143" calcext:value-type="float">
            <text:p>0.30143</text:p>
          </table:table-cell>
          <table:table-cell office:value-type="float" office:value="13.55055" calcext:value-type="float">
            <text:p>13.55055</text:p>
          </table:table-cell>
          <table:table-cell office:value-type="float" office:value="1.71362566947937" calcext:value-type="float">
            <text:p>1.71362566947937</text:p>
          </table:table-cell>
          <table:table-cell office:value-type="float" office:value="15.2641756694794" calcext:value-type="float">
            <text:p>15.264175669479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38" calcext:value-type="float">
            <text:p>23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7" calcext:value-type="float">
            <text:p>47</text:p>
          </table:table-cell>
          <table:table-cell office:value-type="float" office:value="0.2796" calcext:value-type="float">
            <text:p>0.2796</text:p>
          </table:table-cell>
          <table:table-cell office:value-type="float" office:value="13.52872" calcext:value-type="float">
            <text:p>13.52872</text:p>
          </table:table-cell>
          <table:table-cell office:value-type="float" office:value="0.546539306640625" calcext:value-type="float">
            <text:p>0.546539306640625</text:p>
          </table:table-cell>
          <table:table-cell office:value-type="float" office:value="14.0752593066406" calcext:value-type="float">
            <text:p>14.07525930664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8" calcext:value-type="float">
            <text:p>48</text:p>
          </table:table-cell>
          <table:table-cell office:value-type="float" office:value="0.27097" calcext:value-type="float">
            <text:p>0.27097</text:p>
          </table:table-cell>
          <table:table-cell office:value-type="float" office:value="13.52009" calcext:value-type="float">
            <text:p>13.52009</text:p>
          </table:table-cell>
          <table:table-cell office:value-type="float" office:value="0.476017475128173" calcext:value-type="float">
            <text:p>0.476017475128173</text:p>
          </table:table-cell>
          <table:table-cell office:value-type="float" office:value="13.9961074751282" calcext:value-type="float">
            <text:p>13.996107475128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9" calcext:value-type="float">
            <text:p>49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13.44414" calcext:value-type="float">
            <text:p>13.44414</text:p>
          </table:table-cell>
          <table:table-cell office:value-type="float" office:value="0.434059858322143" calcext:value-type="float">
            <text:p>0.434059858322143</text:p>
          </table:table-cell>
          <table:table-cell office:value-type="float" office:value="13.8781998583221" calcext:value-type="float">
            <text:p>13.8781998583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0" calcext:value-type="float">
            <text:p>50</text:p>
          </table:table-cell>
          <table:table-cell office:value-type="float" office:value="0.34894" calcext:value-type="float">
            <text:p>0.34894</text:p>
          </table:table-cell>
          <table:table-cell office:value-type="float" office:value="13.59806" calcext:value-type="float">
            <text:p>13.598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1" calcext:value-type="float">
            <text:p>51</text:p>
          </table:table-cell>
          <table:table-cell office:value-type="float" office:value="0.30525" calcext:value-type="float">
            <text:p>0.30525</text:p>
          </table:table-cell>
          <table:table-cell office:value-type="float" office:value="13.55437" calcext:value-type="float">
            <text:p>13.554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2" calcext:value-type="float">
            <text:p>52</text:p>
          </table:table-cell>
          <table:table-cell office:value-type="float" office:value="0.30116" calcext:value-type="float">
            <text:p>0.30116</text:p>
          </table:table-cell>
          <table:table-cell office:value-type="float" office:value="13.55028" calcext:value-type="float">
            <text:p>13.55028</text:p>
          </table:table-cell>
          <table:table-cell office:value-type="float" office:value="0.925576448440551" calcext:value-type="float">
            <text:p>0.925576448440551</text:p>
          </table:table-cell>
          <table:table-cell office:value-type="float" office:value="14.4758564484406" calcext:value-type="float">
            <text:p>14.4758564484406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3" calcext:value-type="float">
            <text:p>53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13.55726" calcext:value-type="float">
            <text:p>13.55726</text:p>
          </table:table-cell>
          <table:table-cell office:value-type="float" office:value="2.71561646461486" calcext:value-type="float">
            <text:p>2.71561646461486</text:p>
          </table:table-cell>
          <table:table-cell office:value-type="float" office:value="16.2728764646149" calcext:value-type="float">
            <text:p>16.2728764646149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50" calcext:value-type="float">
            <text:p>5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4" calcext:value-type="float">
            <text:p>54</text:p>
          </table:table-cell>
          <table:table-cell office:value-type="float" office:value="0.30488" calcext:value-type="float">
            <text:p>0.30488</text:p>
          </table:table-cell>
          <table:table-cell office:value-type="float" office:value="13.554" calcext:value-type="float">
            <text:p>13.554</text:p>
          </table:table-cell>
          <table:table-cell office:value-type="float" office:value="0.680442810058593" calcext:value-type="float">
            <text:p>0.680442810058593</text:p>
          </table:table-cell>
          <table:table-cell office:value-type="float" office:value="14.2344428100586" calcext:value-type="float">
            <text:p>14.234442810058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5" calcext:value-type="float">
            <text:p>55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13.50499" calcext:value-type="float">
            <text:p>13.50499</text:p>
          </table:table-cell>
          <table:table-cell office:value-type="float" office:value="0.593350648880004" calcext:value-type="float">
            <text:p>0.593350648880004</text:p>
          </table:table-cell>
          <table:table-cell office:value-type="float" office:value="14.09834064888" calcext:value-type="float">
            <text:p>14.0983406488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6" calcext:value-type="float">
            <text:p>56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13.52396" calcext:value-type="float">
            <text:p>13.52396</text:p>
          </table:table-cell>
          <table:table-cell office:value-type="float" office:value="0.656646728515625" calcext:value-type="float">
            <text:p>0.656646728515625</text:p>
          </table:table-cell>
          <table:table-cell office:value-type="float" office:value="14.1806067285156" calcext:value-type="float">
            <text:p>14.18060672851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7" calcext:value-type="float">
            <text:p>57</text:p>
          </table:table-cell>
          <table:table-cell office:value-type="float" office:value="0.25771" calcext:value-type="float">
            <text:p>0.25771</text:p>
          </table:table-cell>
          <table:table-cell office:value-type="float" office:value="13.50683" calcext:value-type="float">
            <text:p>13.50683</text:p>
          </table:table-cell>
          <table:table-cell office:value-type="float" office:value="0.578352689743042" calcext:value-type="float">
            <text:p>0.578352689743042</text:p>
          </table:table-cell>
          <table:table-cell office:value-type="float" office:value="14.085182689743" calcext:value-type="float">
            <text:p>14.0851826897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8" calcext:value-type="float">
            <text:p>58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13.50401" calcext:value-type="float">
            <text:p>13.50401</text:p>
          </table:table-cell>
          <table:table-cell office:value-type="float" office:value="0.633468627929687" calcext:value-type="float">
            <text:p>0.633468627929687</text:p>
          </table:table-cell>
          <table:table-cell office:value-type="float" office:value="14.1374786279297" calcext:value-type="float">
            <text:p>14.13747862792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9" calcext:value-type="float">
            <text:p>59</text:p>
          </table:table-cell>
          <table:table-cell office:value-type="float" office:value="0.2593" calcext:value-type="float">
            <text:p>0.2593</text:p>
          </table:table-cell>
          <table:table-cell office:value-type="float" office:value="13.50842" calcext:value-type="float">
            <text:p>13.50842</text:p>
          </table:table-cell>
          <table:table-cell office:value-type="float" office:value="0.532156705856323" calcext:value-type="float">
            <text:p>0.532156705856323</text:p>
          </table:table-cell>
          <table:table-cell office:value-type="float" office:value="14.0405767058563" calcext:value-type="float">
            <text:p>14.040576705856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0" calcext:value-type="float">
            <text:p>60</text:p>
          </table:table-cell>
          <table:table-cell office:value-type="float" office:value="0.29304" calcext:value-type="float">
            <text:p>0.29304</text:p>
          </table:table-cell>
          <table:table-cell office:value-type="float" office:value="13.54216" calcext:value-type="float">
            <text:p>13.54216</text:p>
          </table:table-cell>
          <table:table-cell office:value-type="float" office:value="0.873424768447876" calcext:value-type="float">
            <text:p>0.873424768447876</text:p>
          </table:table-cell>
          <table:table-cell office:value-type="float" office:value="14.4155847684479" calcext:value-type="float">
            <text:p>14.4155847684479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1" calcext:value-type="float">
            <text:p>61</text:p>
          </table:table-cell>
          <table:table-cell office:value-type="float" office:value="0.29626" calcext:value-type="float">
            <text:p>0.29626</text:p>
          </table:table-cell>
          <table:table-cell office:value-type="float" office:value="13.54538" calcext:value-type="float">
            <text:p>13.54538</text:p>
          </table:table-cell>
          <table:table-cell office:value-type="float" office:value="2.50256013870239" calcext:value-type="float">
            <text:p>2.50256013870239</text:p>
          </table:table-cell>
          <table:table-cell office:value-type="float" office:value="16.0479401387024" calcext:value-type="float">
            <text:p>16.0479401387024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152" calcext:value-type="float">
            <text:p>115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2" calcext:value-type="float">
            <text:p>62</text:p>
          </table:table-cell>
          <table:table-cell office:value-type="float" office:value="0.29063" calcext:value-type="float">
            <text:p>0.29063</text:p>
          </table:table-cell>
          <table:table-cell office:value-type="float" office:value="13.53975" calcext:value-type="float">
            <text:p>13.53975</text:p>
          </table:table-cell>
          <table:table-cell office:value-type="float" office:value="0.67677617073059" calcext:value-type="float">
            <text:p>0.67677617073059</text:p>
          </table:table-cell>
          <table:table-cell office:value-type="float" office:value="14.2165261707306" calcext:value-type="float">
            <text:p>14.216526170730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3" calcext:value-type="float">
            <text:p>63</text:p>
          </table:table-cell>
          <table:table-cell office:value-type="float" office:value="0.27542" calcext:value-type="float">
            <text:p>0.27542</text:p>
          </table:table-cell>
          <table:table-cell office:value-type="float" office:value="13.52454" calcext:value-type="float">
            <text:p>13.52454</text:p>
          </table:table-cell>
          <table:table-cell office:value-type="float" office:value="0.707951784133911" calcext:value-type="float">
            <text:p>0.707951784133911</text:p>
          </table:table-cell>
          <table:table-cell office:value-type="float" office:value="14.2324917841339" calcext:value-type="float">
            <text:p>14.232491784133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4" calcext:value-type="float">
            <text:p>64</text:p>
          </table:table-cell>
          <table:table-cell office:value-type="float" office:value="0.31679" calcext:value-type="float">
            <text:p>0.31679</text:p>
          </table:table-cell>
          <table:table-cell office:value-type="float" office:value="13.56591" calcext:value-type="float">
            <text:p>13.56591</text:p>
          </table:table-cell>
          <table:table-cell office:value-type="float" office:value="9.75382256507873" calcext:value-type="float">
            <text:p>9.75382256507873</text:p>
          </table:table-cell>
          <table:table-cell office:value-type="float" office:value="23.3197325650787" calcext:value-type="float">
            <text:p>23.31973256507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5" calcext:value-type="float">
            <text:p>65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13.52256" calcext:value-type="float">
            <text:p>13.52256</text:p>
          </table:table-cell>
          <table:table-cell office:value-type="float" office:value="0.700950384140014" calcext:value-type="float">
            <text:p>0.700950384140014</text:p>
          </table:table-cell>
          <table:table-cell office:value-type="float" office:value="14.22351038414" calcext:value-type="float">
            <text:p>14.22351038414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6" calcext:value-type="float">
            <text:p>66</text:p>
          </table:table-cell>
          <table:table-cell office:value-type="float" office:value="0.294" calcext:value-type="float">
            <text:p>0.294</text:p>
          </table:table-cell>
          <table:table-cell office:value-type="float" office:value="13.54312" calcext:value-type="float">
            <text:p>13.54312</text:p>
          </table:table-cell>
          <table:table-cell office:value-type="float" office:value="0.676193952560424" calcext:value-type="float">
            <text:p>0.676193952560424</text:p>
          </table:table-cell>
          <table:table-cell office:value-type="float" office:value="14.2193139525604" calcext:value-type="float">
            <text:p>14.219313952560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7" calcext:value-type="float">
            <text:p>67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13.5523" calcext:value-type="float">
            <text:p>13.5523</text:p>
          </table:table-cell>
          <table:table-cell office:value-type="float" office:value="0.915253400802612" calcext:value-type="float">
            <text:p>0.915253400802612</text:p>
          </table:table-cell>
          <table:table-cell office:value-type="float" office:value="14.4675534008026" calcext:value-type="float">
            <text:p>14.467553400802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8" calcext:value-type="float">
            <text:p>68</text:p>
          </table:table-cell>
          <table:table-cell office:value-type="float" office:value="0.32699" calcext:value-type="float">
            <text:p>0.32699</text:p>
          </table:table-cell>
          <table:table-cell office:value-type="float" office:value="13.57611" calcext:value-type="float">
            <text:p>13.57611</text:p>
          </table:table-cell>
          <table:table-cell office:value-type="float" office:value="0.711482048034668" calcext:value-type="float">
            <text:p>0.711482048034668</text:p>
          </table:table-cell>
          <table:table-cell office:value-type="float" office:value="14.2875920480347" calcext:value-type="float">
            <text:p>14.287592048034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9" calcext:value-type="float">
            <text:p>69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13.54529" calcext:value-type="float">
            <text:p>13.54529</text:p>
          </table:table-cell>
          <table:table-cell office:value-type="float" office:value="7.23585295677185" calcext:value-type="float">
            <text:p>7.23585295677185</text:p>
          </table:table-cell>
          <table:table-cell office:value-type="float" office:value="20.7811429567719" calcext:value-type="float">
            <text:p>20.781142956771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0" calcext:value-type="float">
            <text:p>70</text:p>
          </table:table-cell>
          <table:table-cell office:value-type="float" office:value="0.27659" calcext:value-type="float">
            <text:p>0.27659</text:p>
          </table:table-cell>
          <table:table-cell office:value-type="float" office:value="13.52571" calcext:value-type="float">
            <text:p>13.52571</text:p>
          </table:table-cell>
          <table:table-cell office:value-type="float" office:value="0.60374641418457" calcext:value-type="float">
            <text:p>0.60374641418457</text:p>
          </table:table-cell>
          <table:table-cell office:value-type="float" office:value="14.1294564141846" calcext:value-type="float">
            <text:p>14.129456414184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1" calcext:value-type="float">
            <text:p>71</text:p>
          </table:table-cell>
          <table:table-cell office:value-type="float" office:value="0.32859" calcext:value-type="float">
            <text:p>0.32859</text:p>
          </table:table-cell>
          <table:table-cell office:value-type="float" office:value="13.57771" calcext:value-type="float">
            <text:p>13.57771</text:p>
          </table:table-cell>
          <table:table-cell office:value-type="float" office:value="0.927771568298339" calcext:value-type="float">
            <text:p>0.927771568298339</text:p>
          </table:table-cell>
          <table:table-cell office:value-type="float" office:value="14.5054815682983" calcext:value-type="float">
            <text:p>14.5054815682983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2" calcext:value-type="float">
            <text:p>72</text:p>
          </table:table-cell>
          <table:table-cell office:value-type="float" office:value="0.28951" calcext:value-type="float">
            <text:p>0.28951</text:p>
          </table:table-cell>
          <table:table-cell office:value-type="float" office:value="13.53863" calcext:value-type="float">
            <text:p>13.53863</text:p>
          </table:table-cell>
          <table:table-cell office:value-type="float" office:value="0.785163402557373" calcext:value-type="float">
            <text:p>0.785163402557373</text:p>
          </table:table-cell>
          <table:table-cell office:value-type="float" office:value="14.3237934025574" calcext:value-type="float">
            <text:p>14.323793402557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3" calcext:value-type="float">
            <text:p>73</text:p>
          </table:table-cell>
          <table:table-cell office:value-type="float" office:value="0.30636" calcext:value-type="float">
            <text:p>0.30636</text:p>
          </table:table-cell>
          <table:table-cell office:value-type="float" office:value="13.55548" calcext:value-type="float">
            <text:p>13.55548</text:p>
          </table:table-cell>
          <table:table-cell office:value-type="float" office:value="191.690000534057" calcext:value-type="float">
            <text:p>191.690000534057</text:p>
          </table:table-cell>
          <table:table-cell office:value-type="float" office:value="205.245480534057" calcext:value-type="float">
            <text:p>205.245480534057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3770" calcext:value-type="float">
            <text:p>1377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4" calcext:value-type="float">
            <text:p>74</text:p>
          </table:table-cell>
          <table:table-cell office:value-type="float" office:value="0.34074" calcext:value-type="float">
            <text:p>0.34074</text:p>
          </table:table-cell>
          <table:table-cell office:value-type="float" office:value="13.58986" calcext:value-type="float">
            <text:p>13.58986</text:p>
          </table:table-cell>
          <table:table-cell office:value-type="float" office:value="2.39565873146057" calcext:value-type="float">
            <text:p>2.39565873146057</text:p>
          </table:table-cell>
          <table:table-cell office:value-type="float" office:value="15.9855187314606" calcext:value-type="float">
            <text:p>15.9855187314606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5" calcext:value-type="float">
            <text:p>75</text:p>
          </table:table-cell>
          <table:table-cell office:value-type="float" office:value="0.30081" calcext:value-type="float">
            <text:p>0.30081</text:p>
          </table:table-cell>
          <table:table-cell office:value-type="float" office:value="13.54993" calcext:value-type="float">
            <text:p>13.54993</text:p>
          </table:table-cell>
          <table:table-cell office:value-type="float" office:value="1.53268957138061" calcext:value-type="float">
            <text:p>1.53268957138061</text:p>
          </table:table-cell>
          <table:table-cell office:value-type="float" office:value="15.0826195713806" calcext:value-type="float">
            <text:p>15.0826195713806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6" calcext:value-type="float">
            <text:p>76</text:p>
          </table:table-cell>
          <table:table-cell office:value-type="float" office:value="0.39981" calcext:value-type="float">
            <text:p>0.39981</text:p>
          </table:table-cell>
          <table:table-cell office:value-type="float" office:value="13.64893" calcext:value-type="float">
            <text:p>13.648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7" calcext:value-type="float">
            <text:p>77</text:p>
          </table:table-cell>
          <table:table-cell office:value-type="float" office:value="0.33395" calcext:value-type="float">
            <text:p>0.33395</text:p>
          </table:table-cell>
          <table:table-cell office:value-type="float" office:value="13.58307" calcext:value-type="float">
            <text:p>13.58307</text:p>
          </table:table-cell>
          <table:table-cell office:value-type="float" office:value="249.185392141342" calcext:value-type="float">
            <text:p>249.185392141342</text:p>
          </table:table-cell>
          <table:table-cell office:value-type="float" office:value="262.768462141342" calcext:value-type="float">
            <text:p>262.768462141342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056" calcext:value-type="float">
            <text:p>705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8" calcext:value-type="float">
            <text:p>78</text:p>
          </table:table-cell>
          <table:table-cell office:value-type="float" office:value="0.28713" calcext:value-type="float">
            <text:p>0.28713</text:p>
          </table:table-cell>
          <table:table-cell office:value-type="float" office:value="13.53625" calcext:value-type="float">
            <text:p>13.53625</text:p>
          </table:table-cell>
          <table:table-cell office:value-type="float" office:value="0.608872175216674" calcext:value-type="float">
            <text:p>0.608872175216674</text:p>
          </table:table-cell>
          <table:table-cell office:value-type="float" office:value="14.1451221752167" calcext:value-type="float">
            <text:p>14.145122175216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9" calcext:value-type="float">
            <text:p>79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13.57675" calcext:value-type="float">
            <text:p>13.57675</text:p>
          </table:table-cell>
          <table:table-cell office:value-type="float" office:value="2.30784702301025" calcext:value-type="float">
            <text:p>2.30784702301025</text:p>
          </table:table-cell>
          <table:table-cell office:value-type="float" office:value="15.8845970230103" calcext:value-type="float">
            <text:p>15.8845970230103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52" calcext:value-type="float">
            <text:p>55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0" calcext:value-type="float">
            <text:p>80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13.53091" calcext:value-type="float">
            <text:p>13.53091</text:p>
          </table:table-cell>
          <table:table-cell office:value-type="float" office:value="0.657276630401611" calcext:value-type="float">
            <text:p>0.657276630401611</text:p>
          </table:table-cell>
          <table:table-cell office:value-type="float" office:value="14.1881866304016" calcext:value-type="float">
            <text:p>14.18818663040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1" calcext:value-type="float">
            <text:p>81</text:p>
          </table:table-cell>
          <table:table-cell office:value-type="float" office:value="0.28579" calcext:value-type="float">
            <text:p>0.28579</text:p>
          </table:table-cell>
          <table:table-cell office:value-type="float" office:value="13.53491" calcext:value-type="float">
            <text:p>13.53491</text:p>
          </table:table-cell>
          <table:table-cell office:value-type="float" office:value="0.661461591720581" calcext:value-type="float">
            <text:p>0.661461591720581</text:p>
          </table:table-cell>
          <table:table-cell office:value-type="float" office:value="14.1963715917206" calcext:value-type="float">
            <text:p>14.196371591720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2" calcext:value-type="float">
            <text:p>82</text:p>
          </table:table-cell>
          <table:table-cell office:value-type="float" office:value="0.27925" calcext:value-type="float">
            <text:p>0.27925</text:p>
          </table:table-cell>
          <table:table-cell office:value-type="float" office:value="13.52837" calcext:value-type="float">
            <text:p>13.52837</text:p>
          </table:table-cell>
          <table:table-cell office:value-type="float" office:value="0.638728857040405" calcext:value-type="float">
            <text:p>0.638728857040405</text:p>
          </table:table-cell>
          <table:table-cell office:value-type="float" office:value="14.1670988570404" calcext:value-type="float">
            <text:p>14.167098857040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3" calcext:value-type="float">
            <text:p>83</text:p>
          </table:table-cell>
          <table:table-cell office:value-type="float" office:value="0.27312" calcext:value-type="float">
            <text:p>0.27312</text:p>
          </table:table-cell>
          <table:table-cell office:value-type="float" office:value="13.52224" calcext:value-type="float">
            <text:p>13.52224</text:p>
          </table:table-cell>
          <table:table-cell office:value-type="float" office:value="0.543899297714233" calcext:value-type="float">
            <text:p>0.543899297714233</text:p>
          </table:table-cell>
          <table:table-cell office:value-type="float" office:value="14.0661392977142" calcext:value-type="float">
            <text:p>14.06613929771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4" calcext:value-type="float">
            <text:p>84</text:p>
          </table:table-cell>
          <table:table-cell office:value-type="float" office:value="0.41436" calcext:value-type="float">
            <text:p>0.41436</text:p>
          </table:table-cell>
          <table:table-cell office:value-type="float" office:value="13.66348" calcext:value-type="float">
            <text:p>13.663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5" calcext:value-type="float">
            <text:p>85</text:p>
          </table:table-cell>
          <table:table-cell office:value-type="float" office:value="0.28662" calcext:value-type="float">
            <text:p>0.28662</text:p>
          </table:table-cell>
          <table:table-cell office:value-type="float" office:value="13.53574" calcext:value-type="float">
            <text:p>13.53574</text:p>
          </table:table-cell>
          <table:table-cell office:value-type="float" office:value="0.712145328521728" calcext:value-type="float">
            <text:p>0.712145328521728</text:p>
          </table:table-cell>
          <table:table-cell office:value-type="float" office:value="14.2478853285217" calcext:value-type="float">
            <text:p>14.247885328521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6" calcext:value-type="float">
            <text:p>86</text:p>
          </table:table-cell>
          <table:table-cell office:value-type="float" office:value="0.33228" calcext:value-type="float">
            <text:p>0.33228</text:p>
          </table:table-cell>
          <table:table-cell office:value-type="float" office:value="13.5814" calcext:value-type="float">
            <text:p>13.5814</text:p>
          </table:table-cell>
          <table:table-cell office:value-type="float" office:value="0.991121768951416" calcext:value-type="float">
            <text:p>0.991121768951416</text:p>
          </table:table-cell>
          <table:table-cell office:value-type="float" office:value="14.5725217689514" calcext:value-type="float">
            <text:p>14.5725217689514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7" calcext:value-type="float">
            <text:p>87</text:p>
          </table:table-cell>
          <table:table-cell office:value-type="float" office:value="0.31298" calcext:value-type="float">
            <text:p>0.31298</text:p>
          </table:table-cell>
          <table:table-cell office:value-type="float" office:value="13.5621" calcext:value-type="float">
            <text:p>13.5621</text:p>
          </table:table-cell>
          <table:table-cell office:value-type="float" office:value="0.986811161041259" calcext:value-type="float">
            <text:p>0.986811161041259</text:p>
          </table:table-cell>
          <table:table-cell office:value-type="float" office:value="14.5489111610413" calcext:value-type="float">
            <text:p>14.548911161041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8" calcext:value-type="float">
            <text:p>88</text:p>
          </table:table-cell>
          <table:table-cell office:value-type="float" office:value="0.38547" calcext:value-type="float">
            <text:p>0.38547</text:p>
          </table:table-cell>
          <table:table-cell office:value-type="float" office:value="13.63459" calcext:value-type="float">
            <text:p>13.634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9" calcext:value-type="float">
            <text:p>89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13.5592" calcext:value-type="float">
            <text:p>13.5592</text:p>
          </table:table-cell>
          <table:table-cell office:value-type="float" office:value="1.19082069396972" calcext:value-type="float">
            <text:p>1.19082069396972</text:p>
          </table:table-cell>
          <table:table-cell office:value-type="float" office:value="14.7500206939697" calcext:value-type="float">
            <text:p>14.7500206939697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0" calcext:value-type="float">
            <text:p>90</text:p>
          </table:table-cell>
          <table:table-cell office:value-type="float" office:value="0.29376" calcext:value-type="float">
            <text:p>0.29376</text:p>
          </table:table-cell>
          <table:table-cell office:value-type="float" office:value="13.54288" calcext:value-type="float">
            <text:p>13.54288</text:p>
          </table:table-cell>
          <table:table-cell office:value-type="float" office:value="0.715371131896972" calcext:value-type="float">
            <text:p>0.715371131896972</text:p>
          </table:table-cell>
          <table:table-cell office:value-type="float" office:value="14.258251131897" calcext:value-type="float">
            <text:p>14.25825113189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1" calcext:value-type="float">
            <text:p>91</text:p>
          </table:table-cell>
          <table:table-cell office:value-type="float" office:value="0.31518" calcext:value-type="float">
            <text:p>0.31518</text:p>
          </table:table-cell>
          <table:table-cell office:value-type="float" office:value="13.5643" calcext:value-type="float">
            <text:p>13.5643</text:p>
          </table:table-cell>
          <table:table-cell office:value-type="float" office:value="6.56420564651489" calcext:value-type="float">
            <text:p>6.56420564651489</text:p>
          </table:table-cell>
          <table:table-cell office:value-type="float" office:value="20.1285056465149" calcext:value-type="float">
            <text:p>20.128505646514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05" calcext:value-type="float">
            <text:p>80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2" calcext:value-type="float">
            <text:p>92</text:p>
          </table:table-cell>
          <table:table-cell office:value-type="float" office:value="0.33948" calcext:value-type="float">
            <text:p>0.33948</text:p>
          </table:table-cell>
          <table:table-cell office:value-type="float" office:value="13.5886" calcext:value-type="float">
            <text:p>13.58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3" calcext:value-type="float">
            <text:p>93</text:p>
          </table:table-cell>
          <table:table-cell office:value-type="float" office:value="0.26819" calcext:value-type="float">
            <text:p>0.26819</text:p>
          </table:table-cell>
          <table:table-cell office:value-type="float" office:value="13.51731" calcext:value-type="float">
            <text:p>13.51731</text:p>
          </table:table-cell>
          <table:table-cell office:value-type="float" office:value="0.685130596160888" calcext:value-type="float">
            <text:p>0.685130596160888</text:p>
          </table:table-cell>
          <table:table-cell office:value-type="float" office:value="14.2024405961609" calcext:value-type="float">
            <text:p>14.202440596160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4" calcext:value-type="float">
            <text:p>94</text:p>
          </table:table-cell>
          <table:table-cell office:value-type="float" office:value="0.31428" calcext:value-type="float">
            <text:p>0.31428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1.3853108882904" calcext:value-type="float">
            <text:p>1.3853108882904</text:p>
          </table:table-cell>
          <table:table-cell office:value-type="float" office:value="14.9487108882904" calcext:value-type="float">
            <text:p>14.9487108882904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5" calcext:value-type="float">
            <text:p>95</text:p>
          </table:table-cell>
          <table:table-cell office:value-type="float" office:value="0.28466" calcext:value-type="float">
            <text:p>0.28466</text:p>
          </table:table-cell>
          <table:table-cell office:value-type="float" office:value="13.53378" calcext:value-type="float">
            <text:p>13.53378</text:p>
          </table:table-cell>
          <table:table-cell office:value-type="float" office:value="0.55127739906311" calcext:value-type="float">
            <text:p>0.55127739906311</text:p>
          </table:table-cell>
          <table:table-cell office:value-type="float" office:value="14.0850573990631" calcext:value-type="float">
            <text:p>14.08505739906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6" calcext:value-type="float">
            <text:p>96</text:p>
          </table:table-cell>
          <table:table-cell office:value-type="float" office:value="0.30646" calcext:value-type="float">
            <text:p>0.30646</text:p>
          </table:table-cell>
          <table:table-cell office:value-type="float" office:value="13.55558" calcext:value-type="float">
            <text:p>13.55558</text:p>
          </table:table-cell>
          <table:table-cell office:value-type="float" office:value="0.678326606750488" calcext:value-type="float">
            <text:p>0.678326606750488</text:p>
          </table:table-cell>
          <table:table-cell office:value-type="float" office:value="14.2339066067505" calcext:value-type="float">
            <text:p>14.233906606750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7" calcext:value-type="float">
            <text:p>97</text:p>
          </table:table-cell>
          <table:table-cell office:value-type="float" office:value="0.33753" calcext:value-type="float">
            <text:p>0.33753</text:p>
          </table:table-cell>
          <table:table-cell office:value-type="float" office:value="13.58665" calcext:value-type="float">
            <text:p>13.586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8" calcext:value-type="float">
            <text:p>98</text:p>
          </table:table-cell>
          <table:table-cell office:value-type="float" office:value="0.36021" calcext:value-type="float">
            <text:p>0.36021</text:p>
          </table:table-cell>
          <table:table-cell office:value-type="float" office:value="13.60933" calcext:value-type="float">
            <text:p>13.609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9" calcext:value-type="float">
            <text:p>99</text:p>
          </table:table-cell>
          <table:table-cell office:value-type="float" office:value="0.31368" calcext:value-type="float">
            <text:p>0.31368</text:p>
          </table:table-cell>
          <table:table-cell office:value-type="float" office:value="13.5628" calcext:value-type="float">
            <text:p>13.5628</text:p>
          </table:table-cell>
          <table:table-cell office:value-type="float" office:value="7.31134510040283" calcext:value-type="float">
            <text:p>7.31134510040283</text:p>
          </table:table-cell>
          <table:table-cell office:value-type="float" office:value="20.8741451004028" calcext:value-type="float">
            <text:p>20.8741451004028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632" calcext:value-type="float">
            <text:p>163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0" calcext:value-type="float">
            <text:p>0</text:p>
          </table:table-cell>
          <table:table-cell office:value-type="float" office:value="0.27398" calcext:value-type="float">
            <text:p>0.27398</text:p>
          </table:table-cell>
          <table:table-cell office:value-type="float" office:value="13.47305" calcext:value-type="float">
            <text:p>13.47305</text:p>
          </table:table-cell>
          <table:table-cell office:value-type="float" office:value="0.80256175994873" calcext:value-type="float">
            <text:p>0.80256175994873</text:p>
          </table:table-cell>
          <table:table-cell office:value-type="float" office:value="14.2756117599487" calcext:value-type="float">
            <text:p>14.275611759948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" calcext:value-type="float">
            <text:p>1</text:p>
          </table:table-cell>
          <table:table-cell office:value-type="float" office:value="0.3189" calcext:value-type="float">
            <text:p>0.3189</text:p>
          </table:table-cell>
          <table:table-cell office:value-type="float" office:value="13.51797" calcext:value-type="float">
            <text:p>13.51797</text:p>
          </table:table-cell>
          <table:table-cell office:value-type="float" office:value="0.731160402297973" calcext:value-type="float">
            <text:p>0.731160402297973</text:p>
          </table:table-cell>
          <table:table-cell office:value-type="float" office:value="14.249130402298" calcext:value-type="float">
            <text:p>14.24913040229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" calcext:value-type="float">
            <text:p>2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13.47118" calcext:value-type="float">
            <text:p>13.47118</text:p>
          </table:table-cell>
          <table:table-cell office:value-type="float" office:value="0.547630071640014" calcext:value-type="float">
            <text:p>0.547630071640014</text:p>
          </table:table-cell>
          <table:table-cell office:value-type="float" office:value="14.01881007164" calcext:value-type="float">
            <text:p>14.018810071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" calcext:value-type="float">
            <text:p>3</text:p>
          </table:table-cell>
          <table:table-cell office:value-type="float" office:value="0.28242" calcext:value-type="float">
            <text:p>0.28242</text:p>
          </table:table-cell>
          <table:table-cell office:value-type="float" office:value="13.48149" calcext:value-type="float">
            <text:p>13.48149</text:p>
          </table:table-cell>
          <table:table-cell office:value-type="float" office:value="0.726542472839355" calcext:value-type="float">
            <text:p>0.726542472839355</text:p>
          </table:table-cell>
          <table:table-cell office:value-type="float" office:value="14.2080324728394" calcext:value-type="float">
            <text:p>14.208032472839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" calcext:value-type="float">
            <text:p>4</text:p>
          </table:table-cell>
          <table:table-cell office:value-type="float" office:value="0.33932" calcext:value-type="float">
            <text:p>0.33932</text:p>
          </table:table-cell>
          <table:table-cell office:value-type="float" office:value="13.53839" calcext:value-type="float">
            <text:p>13.53839</text:p>
          </table:table-cell>
          <table:table-cell office:value-type="float" office:value="1.43181300163269" calcext:value-type="float">
            <text:p>1.43181300163269</text:p>
          </table:table-cell>
          <table:table-cell office:value-type="float" office:value="14.9702030016327" calcext:value-type="float">
            <text:p>14.9702030016327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" calcext:value-type="float">
            <text:p>5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13.48993" calcext:value-type="float">
            <text:p>13.48993</text:p>
          </table:table-cell>
          <table:table-cell office:value-type="float" office:value="0.583720207214355" calcext:value-type="float">
            <text:p>0.583720207214355</text:p>
          </table:table-cell>
          <table:table-cell office:value-type="float" office:value="14.0736502072144" calcext:value-type="float">
            <text:p>14.073650207214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" calcext:value-type="float">
            <text:p>6</text:p>
          </table:table-cell>
          <table:table-cell office:value-type="float" office:value="0.28186" calcext:value-type="float">
            <text:p>0.28186</text:p>
          </table:table-cell>
          <table:table-cell office:value-type="float" office:value="13.48093" calcext:value-type="float">
            <text:p>13.48093</text:p>
          </table:table-cell>
          <table:table-cell office:value-type="float" office:value="0.622484445571899" calcext:value-type="float">
            <text:p>0.622484445571899</text:p>
          </table:table-cell>
          <table:table-cell office:value-type="float" office:value="14.1034144455719" calcext:value-type="float">
            <text:p>14.103414445571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" calcext:value-type="float">
            <text:p>7</text:p>
          </table:table-cell>
          <table:table-cell office:value-type="float" office:value="0.30637" calcext:value-type="float">
            <text:p>0.30637</text:p>
          </table:table-cell>
          <table:table-cell office:value-type="float" office:value="13.50544" calcext:value-type="float">
            <text:p>13.50544</text:p>
          </table:table-cell>
          <table:table-cell office:value-type="float" office:value="7.42978549003601" calcext:value-type="float">
            <text:p>7.42978549003601</text:p>
          </table:table-cell>
          <table:table-cell office:value-type="float" office:value="20.935225490036" calcext:value-type="float">
            <text:p>20.935225490036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860" calcext:value-type="float">
            <text:p>186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" calcext:value-type="float">
            <text:p>8</text:p>
          </table:table-cell>
          <table:table-cell office:value-type="float" office:value="0.28056" calcext:value-type="float">
            <text:p>0.28056</text:p>
          </table:table-cell>
          <table:table-cell office:value-type="float" office:value="13.47963" calcext:value-type="float">
            <text:p>13.479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" calcext:value-type="float">
            <text:p>9</text:p>
          </table:table-cell>
          <table:table-cell office:value-type="float" office:value="0.31502" calcext:value-type="float">
            <text:p>0.31502</text:p>
          </table:table-cell>
          <table:table-cell office:value-type="float" office:value="13.51409" calcext:value-type="float">
            <text:p>13.51409</text:p>
          </table:table-cell>
          <table:table-cell office:value-type="float" office:value="229.722946643829" calcext:value-type="float">
            <text:p>229.722946643829</text:p>
          </table:table-cell>
          <table:table-cell office:value-type="float" office:value="243.237036643829" calcext:value-type="float">
            <text:p>243.237036643829</text:p>
          </table:table-cell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18144" calcext:value-type="float">
            <text:p>1814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0" calcext:value-type="float">
            <text:p>10</text:p>
          </table:table-cell>
          <table:table-cell office:value-type="float" office:value="0.30103" calcext:value-type="float">
            <text:p>0.30103</text:p>
          </table:table-cell>
          <table:table-cell office:value-type="float" office:value="13.5001" calcext:value-type="float">
            <text:p>13.5001</text:p>
          </table:table-cell>
          <table:table-cell office:value-type="float" office:value="0.704322099685669" calcext:value-type="float">
            <text:p>0.704322099685669</text:p>
          </table:table-cell>
          <table:table-cell office:value-type="float" office:value="14.2044220996857" calcext:value-type="float">
            <text:p>14.204422099685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1" calcext:value-type="float">
            <text:p>11</text:p>
          </table:table-cell>
          <table:table-cell office:value-type="float" office:value="0.28772" calcext:value-type="float">
            <text:p>0.28772</text:p>
          </table:table-cell>
          <table:table-cell office:value-type="float" office:value="13.48679" calcext:value-type="float">
            <text:p>13.48679</text:p>
          </table:table-cell>
          <table:table-cell office:value-type="float" office:value="0.570972681045532" calcext:value-type="float">
            <text:p>0.570972681045532</text:p>
          </table:table-cell>
          <table:table-cell office:value-type="float" office:value="14.0577626810455" calcext:value-type="float">
            <text:p>14.057762681045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2" calcext:value-type="float">
            <text:p>12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0.493963718414306" calcext:value-type="float">
            <text:p>0.493963718414306</text:p>
          </table:table-cell>
          <table:table-cell office:value-type="float" office:value="14.0040637184143" calcext:value-type="float">
            <text:p>14.004063718414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3" calcext:value-type="float">
            <text:p>13</text:p>
          </table:table-cell>
          <table:table-cell office:value-type="float" office:value="0.32312" calcext:value-type="float">
            <text:p>0.32312</text:p>
          </table:table-cell>
          <table:table-cell office:value-type="float" office:value="13.52219" calcext:value-type="float">
            <text:p>13.52219</text:p>
          </table:table-cell>
          <table:table-cell office:value-type="float" office:value="0.598198890686035" calcext:value-type="float">
            <text:p>0.598198890686035</text:p>
          </table:table-cell>
          <table:table-cell office:value-type="float" office:value="14.120388890686" calcext:value-type="float">
            <text:p>14.12038889068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4" calcext:value-type="float">
            <text:p>14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13.48493" calcext:value-type="float">
            <text:p>13.48493</text:p>
          </table:table-cell>
          <table:table-cell office:value-type="float" office:value="0.521960258483886" calcext:value-type="float">
            <text:p>0.521960258483886</text:p>
          </table:table-cell>
          <table:table-cell office:value-type="float" office:value="14.0068902584839" calcext:value-type="float">
            <text:p>14.0068902584839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5" calcext:value-type="float">
            <text:p>15</text:p>
          </table:table-cell>
          <table:table-cell office:value-type="float" office:value="0.30624" calcext:value-type="float">
            <text:p>0.30624</text:p>
          </table:table-cell>
          <table:table-cell office:value-type="float" office:value="13.50531" calcext:value-type="float">
            <text:p>13.50531</text:p>
          </table:table-cell>
          <table:table-cell office:value-type="float" office:value="0.936954259872436" calcext:value-type="float">
            <text:p>0.936954259872436</text:p>
          </table:table-cell>
          <table:table-cell office:value-type="float" office:value="14.4422642598724" calcext:value-type="float">
            <text:p>14.442264259872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6" calcext:value-type="float">
            <text:p>16</text:p>
          </table:table-cell>
          <table:table-cell office:value-type="float" office:value="0.34639" calcext:value-type="float">
            <text:p>0.34639</text:p>
          </table:table-cell>
          <table:table-cell office:value-type="float" office:value="13.54546" calcext:value-type="float">
            <text:p>13.54546</text:p>
          </table:table-cell>
          <table:table-cell office:value-type="float" office:value="0.684003591537475" calcext:value-type="float">
            <text:p>0.684003591537475</text:p>
          </table:table-cell>
          <table:table-cell office:value-type="float" office:value="14.2294635915375" calcext:value-type="float">
            <text:p>14.229463591537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7" calcext:value-type="float">
            <text:p>17</text:p>
          </table:table-cell>
          <table:table-cell office:value-type="float" office:value="0.28845" calcext:value-type="float">
            <text:p>0.28845</text:p>
          </table:table-cell>
          <table:table-cell office:value-type="float" office:value="13.48752" calcext:value-type="float">
            <text:p>13.487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8" calcext:value-type="float">
            <text:p>18</text:p>
          </table:table-cell>
          <table:table-cell office:value-type="float" office:value="0.2597" calcext:value-type="float">
            <text:p>0.2597</text:p>
          </table:table-cell>
          <table:table-cell office:value-type="float" office:value="13.45877" calcext:value-type="float">
            <text:p>13.45877</text:p>
          </table:table-cell>
          <table:table-cell office:value-type="float" office:value="0.803239107131958" calcext:value-type="float">
            <text:p>0.803239107131958</text:p>
          </table:table-cell>
          <table:table-cell office:value-type="float" office:value="14.262009107132" calcext:value-type="float">
            <text:p>14.262009107132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9" calcext:value-type="float">
            <text:p>19</text:p>
          </table:table-cell>
          <table:table-cell office:value-type="float" office:value="0.276" calcext:value-type="float">
            <text:p>0.276</text:p>
          </table:table-cell>
          <table:table-cell office:value-type="float" office:value="13.47507" calcext:value-type="float">
            <text:p>13.47507</text:p>
          </table:table-cell>
          <table:table-cell office:value-type="float" office:value="0.550781488418579" calcext:value-type="float">
            <text:p>0.550781488418579</text:p>
          </table:table-cell>
          <table:table-cell office:value-type="float" office:value="14.0258514884186" calcext:value-type="float">
            <text:p>14.025851488418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0" calcext:value-type="float">
            <text:p>20</text:p>
          </table:table-cell>
          <table:table-cell office:value-type="float" office:value="0.28078" calcext:value-type="float">
            <text:p>0.28078</text:p>
          </table:table-cell>
          <table:table-cell office:value-type="float" office:value="13.47985" calcext:value-type="float">
            <text:p>13.47985</text:p>
          </table:table-cell>
          <table:table-cell office:value-type="float" office:value="0.954043626785278" calcext:value-type="float">
            <text:p>0.954043626785278</text:p>
          </table:table-cell>
          <table:table-cell office:value-type="float" office:value="14.4338936267853" calcext:value-type="float">
            <text:p>14.433893626785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1" calcext:value-type="float">
            <text:p>21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13.49524" calcext:value-type="float">
            <text:p>13.49524</text:p>
          </table:table-cell>
          <table:table-cell office:value-type="float" office:value="1.02831029891967" calcext:value-type="float">
            <text:p>1.02831029891967</text:p>
          </table:table-cell>
          <table:table-cell office:value-type="float" office:value="14.5235502989197" calcext:value-type="float">
            <text:p>14.523550298919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87" calcext:value-type="float">
            <text:p>387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2" calcext:value-type="float">
            <text:p>22</text:p>
          </table:table-cell>
          <table:table-cell office:value-type="float" office:value="0.25932" calcext:value-type="float">
            <text:p>0.25932</text:p>
          </table:table-cell>
          <table:table-cell office:value-type="float" office:value="13.45839" calcext:value-type="float">
            <text:p>13.45839</text:p>
          </table:table-cell>
          <table:table-cell office:value-type="float" office:value="1.05289483070373" calcext:value-type="float">
            <text:p>1.05289483070373</text:p>
          </table:table-cell>
          <table:table-cell office:value-type="float" office:value="14.5112848307037" calcext:value-type="float">
            <text:p>14.5112848307037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280" calcext:value-type="float">
            <text:p>28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3" calcext:value-type="float">
            <text:p>23</text:p>
          </table:table-cell>
          <table:table-cell office:value-type="float" office:value="0.31796" calcext:value-type="float">
            <text:p>0.31796</text:p>
          </table:table-cell>
          <table:table-cell office:value-type="float" office:value="13.51703" calcext:value-type="float">
            <text:p>13.51703</text:p>
          </table:table-cell>
          <table:table-cell office:value-type="float" office:value="0.680691242218017" calcext:value-type="float">
            <text:p>0.680691242218017</text:p>
          </table:table-cell>
          <table:table-cell office:value-type="float" office:value="14.197721242218" calcext:value-type="float">
            <text:p>14.19772124221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4" calcext:value-type="float">
            <text:p>24</text:p>
          </table:table-cell>
          <table:table-cell office:value-type="float" office:value="0.38354" calcext:value-type="float">
            <text:p>0.38354</text:p>
          </table:table-cell>
          <table:table-cell office:value-type="float" office:value="13.58261" calcext:value-type="float">
            <text:p>13.582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5" calcext:value-type="float">
            <text:p>25</text:p>
          </table:table-cell>
          <table:table-cell office:value-type="float" office:value="0.33293" calcext:value-type="float">
            <text:p>0.33293</text:p>
          </table:table-cell>
          <table:table-cell office:value-type="float" office:value="13.532" calcext:value-type="float">
            <text:p>13.532</text:p>
          </table:table-cell>
          <table:table-cell office:value-type="float" office:value="0.736772298812866" calcext:value-type="float">
            <text:p>0.736772298812866</text:p>
          </table:table-cell>
          <table:table-cell office:value-type="float" office:value="14.2687722988129" calcext:value-type="float">
            <text:p>14.268772298812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6" calcext:value-type="float">
            <text:p>26</text:p>
          </table:table-cell>
          <table:table-cell office:value-type="float" office:value="0.35226" calcext:value-type="float">
            <text:p>0.35226</text:p>
          </table:table-cell>
          <table:table-cell office:value-type="float" office:value="13.55133" calcext:value-type="float">
            <text:p>13.55133</text:p>
          </table:table-cell>
          <table:table-cell office:value-type="float" office:value="0.835213899612426" calcext:value-type="float">
            <text:p>0.835213899612426</text:p>
          </table:table-cell>
          <table:table-cell office:value-type="float" office:value="14.3865438996124" calcext:value-type="float">
            <text:p>14.386543899612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7" calcext:value-type="float">
            <text:p>27</text:p>
          </table:table-cell>
          <table:table-cell office:value-type="float" office:value="0.28934" calcext:value-type="float">
            <text:p>0.28934</text:p>
          </table:table-cell>
          <table:table-cell office:value-type="float" office:value="13.48841" calcext:value-type="float">
            <text:p>13.488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8" calcext:value-type="float">
            <text:p>28</text:p>
          </table:table-cell>
          <table:table-cell office:value-type="float" office:value="0.34588" calcext:value-type="float">
            <text:p>0.34588</text:p>
          </table:table-cell>
          <table:table-cell office:value-type="float" office:value="13.54495" calcext:value-type="float">
            <text:p>13.54495</text:p>
          </table:table-cell>
          <table:table-cell office:value-type="float" office:value="0.634335041046142" calcext:value-type="float">
            <text:p>0.634335041046142</text:p>
          </table:table-cell>
          <table:table-cell office:value-type="float" office:value="14.1792850410461" calcext:value-type="float">
            <text:p>14.179285041046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9" calcext:value-type="float">
            <text:p>29</text:p>
          </table:table-cell>
          <table:table-cell office:value-type="float" office:value="0.33296" calcext:value-type="float">
            <text:p>0.33296</text:p>
          </table:table-cell>
          <table:table-cell office:value-type="float" office:value="13.53203" calcext:value-type="float">
            <text:p>13.532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0" calcext:value-type="float">
            <text:p>30</text:p>
          </table:table-cell>
          <table:table-cell office:value-type="float" office:value="0.3253" calcext:value-type="float">
            <text:p>0.3253</text:p>
          </table:table-cell>
          <table:table-cell office:value-type="float" office:value="13.52437" calcext:value-type="float">
            <text:p>13.52437</text:p>
          </table:table-cell>
          <table:table-cell office:value-type="float" office:value="0.807590961456298" calcext:value-type="float">
            <text:p>0.807590961456298</text:p>
          </table:table-cell>
          <table:table-cell office:value-type="float" office:value="14.3319609614563" calcext:value-type="float">
            <text:p>14.331960961456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1" calcext:value-type="float">
            <text:p>31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13.47824" calcext:value-type="float">
            <text:p>13.47824</text:p>
          </table:table-cell>
          <table:table-cell office:value-type="float" office:value="0.705334663391113" calcext:value-type="float">
            <text:p>0.705334663391113</text:p>
          </table:table-cell>
          <table:table-cell office:value-type="float" office:value="14.1835746633911" calcext:value-type="float">
            <text:p>14.183574663391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2" calcext:value-type="float">
            <text:p>32</text:p>
          </table:table-cell>
          <table:table-cell office:value-type="float" office:value="0.18244" calcext:value-type="float">
            <text:p>0.18244</text:p>
          </table:table-cell>
          <table:table-cell office:value-type="float" office:value="13.38151" calcext:value-type="float">
            <text:p>13.38151</text:p>
          </table:table-cell>
          <table:table-cell office:value-type="float" office:value="0.43222689628601" calcext:value-type="float">
            <text:p>0.43222689628601</text:p>
          </table:table-cell>
          <table:table-cell office:value-type="float" office:value="13.813736896286" calcext:value-type="float">
            <text:p>13.813736896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3" calcext:value-type="float">
            <text:p>33</text:p>
          </table:table-cell>
          <table:table-cell office:value-type="float" office:value="0.27228" calcext:value-type="float">
            <text:p>0.27228</text:p>
          </table:table-cell>
          <table:table-cell office:value-type="float" office:value="13.47135" calcext:value-type="float">
            <text:p>13.47135</text:p>
          </table:table-cell>
          <table:table-cell office:value-type="float" office:value="0.523238658905029" calcext:value-type="float">
            <text:p>0.523238658905029</text:p>
          </table:table-cell>
          <table:table-cell office:value-type="float" office:value="13.994588658905" calcext:value-type="float">
            <text:p>13.9945886589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4" calcext:value-type="float">
            <text:p>34</text:p>
          </table:table-cell>
          <table:table-cell office:value-type="float" office:value="0.29244" calcext:value-type="float">
            <text:p>0.29244</text:p>
          </table:table-cell>
          <table:table-cell office:value-type="float" office:value="13.49151" calcext:value-type="float">
            <text:p>13.49151</text:p>
          </table:table-cell>
          <table:table-cell office:value-type="float" office:value="3.71832489967346" calcext:value-type="float">
            <text:p>3.71832489967346</text:p>
          </table:table-cell>
          <table:table-cell office:value-type="float" office:value="17.2098348996735" calcext:value-type="float">
            <text:p>17.209834899673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089" calcext:value-type="float">
            <text:p>1089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5" calcext:value-type="float">
            <text:p>35</text:p>
          </table:table-cell>
          <table:table-cell office:value-type="float" office:value="0.28417" calcext:value-type="float">
            <text:p>0.28417</text:p>
          </table:table-cell>
          <table:table-cell office:value-type="float" office:value="13.48324" calcext:value-type="float">
            <text:p>13.48324</text:p>
          </table:table-cell>
          <table:table-cell office:value-type="float" office:value="0.8116455078125" calcext:value-type="float">
            <text:p>0.8116455078125</text:p>
          </table:table-cell>
          <table:table-cell office:value-type="float" office:value="14.2948855078125" calcext:value-type="float">
            <text:p>14.294885507812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6" calcext:value-type="float">
            <text:p>36</text:p>
          </table:table-cell>
          <table:table-cell office:value-type="float" office:value="0.30507" calcext:value-type="float">
            <text:p>0.30507</text:p>
          </table:table-cell>
          <table:table-cell office:value-type="float" office:value="13.50414" calcext:value-type="float">
            <text:p>13.50414</text:p>
          </table:table-cell>
          <table:table-cell office:value-type="float" office:value="0.792145490646362" calcext:value-type="float">
            <text:p>0.792145490646362</text:p>
          </table:table-cell>
          <table:table-cell office:value-type="float" office:value="14.2962854906464" calcext:value-type="float">
            <text:p>14.296285490646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7" calcext:value-type="float">
            <text:p>37</text:p>
          </table:table-cell>
          <table:table-cell office:value-type="float" office:value="0.26311" calcext:value-type="float">
            <text:p>0.26311</text:p>
          </table:table-cell>
          <table:table-cell office:value-type="float" office:value="13.46218" calcext:value-type="float">
            <text:p>13.462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8" calcext:value-type="float">
            <text:p>38</text:p>
          </table:table-cell>
          <table:table-cell office:value-type="float" office:value="0.31907" calcext:value-type="float">
            <text:p>0.31907</text:p>
          </table:table-cell>
          <table:table-cell office:value-type="float" office:value="13.51814" calcext:value-type="float">
            <text:p>13.51814</text:p>
          </table:table-cell>
          <table:table-cell office:value-type="float" office:value="0.828364610671997" calcext:value-type="float">
            <text:p>0.828364610671997</text:p>
          </table:table-cell>
          <table:table-cell office:value-type="float" office:value="14.346504610672" calcext:value-type="float">
            <text:p>14.34650461067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9" calcext:value-type="float">
            <text:p>39</text:p>
          </table:table-cell>
          <table:table-cell office:value-type="float" office:value="0.29134" calcext:value-type="float">
            <text:p>0.29134</text:p>
          </table:table-cell>
          <table:table-cell office:value-type="float" office:value="13.49041" calcext:value-type="float">
            <text:p>13.49041</text:p>
          </table:table-cell>
          <table:table-cell office:value-type="float" office:value="1.79045224189758" calcext:value-type="float">
            <text:p>1.79045224189758</text:p>
          </table:table-cell>
          <table:table-cell office:value-type="float" office:value="15.2808622418976" calcext:value-type="float">
            <text:p>15.2808622418976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0" calcext:value-type="float">
            <text:p>40</text:p>
          </table:table-cell>
          <table:table-cell office:value-type="float" office:value="0.31675" calcext:value-type="float">
            <text:p>0.31675</text:p>
          </table:table-cell>
          <table:table-cell office:value-type="float" office:value="13.51582" calcext:value-type="float">
            <text:p>13.51582</text:p>
          </table:table-cell>
          <table:table-cell office:value-type="float" office:value="0.697023868560791" calcext:value-type="float">
            <text:p>0.697023868560791</text:p>
          </table:table-cell>
          <table:table-cell office:value-type="float" office:value="14.2128438685608" calcext:value-type="float">
            <text:p>14.212843868560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1" calcext:value-type="float">
            <text:p>41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13.50112" calcext:value-type="float">
            <text:p>13.50112</text:p>
          </table:table-cell>
          <table:table-cell office:value-type="float" office:value="0.465040683746337" calcext:value-type="float">
            <text:p>0.465040683746337</text:p>
          </table:table-cell>
          <table:table-cell office:value-type="float" office:value="13.9661606837463" calcext:value-type="float">
            <text:p>13.96616068374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2" calcext:value-type="float">
            <text:p>42</text:p>
          </table:table-cell>
          <table:table-cell office:value-type="float" office:value="0.27752" calcext:value-type="float">
            <text:p>0.27752</text:p>
          </table:table-cell>
          <table:table-cell office:value-type="float" office:value="13.47659" calcext:value-type="float">
            <text:p>13.47659</text:p>
          </table:table-cell>
          <table:table-cell office:value-type="float" office:value="0.428414821624755" calcext:value-type="float">
            <text:p>0.428414821624755</text:p>
          </table:table-cell>
          <table:table-cell office:value-type="float" office:value="13.9050048216248" calcext:value-type="float">
            <text:p>13.9050048216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3" calcext:value-type="float">
            <text:p>43</text:p>
          </table:table-cell>
          <table:table-cell office:value-type="float" office:value="0.33701" calcext:value-type="float">
            <text:p>0.33701</text:p>
          </table:table-cell>
          <table:table-cell office:value-type="float" office:value="13.53608" calcext:value-type="float">
            <text:p>13.53608</text:p>
          </table:table-cell>
          <table:table-cell office:value-type="float" office:value="0.803112506866455" calcext:value-type="float">
            <text:p>0.803112506866455</text:p>
          </table:table-cell>
          <table:table-cell office:value-type="float" office:value="14.3391925068665" calcext:value-type="float">
            <text:p>14.339192506866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4" calcext:value-type="float">
            <text:p>44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13.51075" calcext:value-type="float">
            <text:p>13.51075</text:p>
          </table:table-cell>
          <table:table-cell office:value-type="float" office:value="0.673496007919311" calcext:value-type="float">
            <text:p>0.673496007919311</text:p>
          </table:table-cell>
          <table:table-cell office:value-type="float" office:value="14.1842460079193" calcext:value-type="float">
            <text:p>14.184246007919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5" calcext:value-type="float">
            <text:p>45</text:p>
          </table:table-cell>
          <table:table-cell office:value-type="float" office:value="0.24742" calcext:value-type="float">
            <text:p>0.24742</text:p>
          </table:table-cell>
          <table:table-cell office:value-type="float" office:value="13.44649" calcext:value-type="float">
            <text:p>13.44649</text:p>
          </table:table-cell>
          <table:table-cell office:value-type="float" office:value="0.720352888107299" calcext:value-type="float">
            <text:p>0.720352888107299</text:p>
          </table:table-cell>
          <table:table-cell office:value-type="float" office:value="14.1668428881073" calcext:value-type="float">
            <text:p>14.166842888107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6" calcext:value-type="float">
            <text:p>46</text:p>
          </table:table-cell>
          <table:table-cell office:value-type="float" office:value="0.31829" calcext:value-type="float">
            <text:p>0.31829</text:p>
          </table:table-cell>
          <table:table-cell office:value-type="float" office:value="13.51736" calcext:value-type="float">
            <text:p>13.51736</text:p>
          </table:table-cell>
          <table:table-cell office:value-type="float" office:value="0.74246335029602" calcext:value-type="float">
            <text:p>0.74246335029602</text:p>
          </table:table-cell>
          <table:table-cell office:value-type="float" office:value="14.259823350296" calcext:value-type="float">
            <text:p>14.25982335029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7" calcext:value-type="float">
            <text:p>47</text:p>
          </table:table-cell>
          <table:table-cell office:value-type="float" office:value="0.2977" calcext:value-type="float">
            <text:p>0.2977</text:p>
          </table:table-cell>
          <table:table-cell office:value-type="float" office:value="13.49677" calcext:value-type="float">
            <text:p>13.49677</text:p>
          </table:table-cell>
          <table:table-cell office:value-type="float" office:value="0.550516843795776" calcext:value-type="float">
            <text:p>0.550516843795776</text:p>
          </table:table-cell>
          <table:table-cell office:value-type="float" office:value="14.0472868437958" calcext:value-type="float">
            <text:p>14.047286843795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8" calcext:value-type="float">
            <text:p>48</text:p>
          </table:table-cell>
          <table:table-cell office:value-type="float" office:value="0.30156" calcext:value-type="float">
            <text:p>0.30156</text:p>
          </table:table-cell>
          <table:table-cell office:value-type="float" office:value="13.50063" calcext:value-type="float">
            <text:p>13.50063</text:p>
          </table:table-cell>
          <table:table-cell office:value-type="float" office:value="44.310142993927" calcext:value-type="float">
            <text:p>44.310142993927</text:p>
          </table:table-cell>
          <table:table-cell office:value-type="float" office:value="57.810772993927" calcext:value-type="float">
            <text:p>57.81077299392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6720" calcext:value-type="float">
            <text:p>67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9" calcext:value-type="float">
            <text:p>49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0.661900758743286" calcext:value-type="float">
            <text:p>0.661900758743286</text:p>
          </table:table-cell>
          <table:table-cell office:value-type="float" office:value="14.1720007587433" calcext:value-type="float">
            <text:p>14.172000758743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0" calcext:value-type="float">
            <text:p>50</text:p>
          </table:table-cell>
          <table:table-cell office:value-type="float" office:value="0.2574" calcext:value-type="float">
            <text:p>0.2574</text:p>
          </table:table-cell>
          <table:table-cell office:value-type="float" office:value="13.45647" calcext:value-type="float">
            <text:p>13.456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1" calcext:value-type="float">
            <text:p>51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13.50073" calcext:value-type="float">
            <text:p>13.50073</text:p>
          </table:table-cell>
          <table:table-cell office:value-type="float" office:value="0.480825901031494" calcext:value-type="float">
            <text:p>0.480825901031494</text:p>
          </table:table-cell>
          <table:table-cell office:value-type="float" office:value="13.9815559010315" calcext:value-type="float">
            <text:p>13.9815559010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2" calcext:value-type="float">
            <text:p>52</text:p>
          </table:table-cell>
          <table:table-cell office:value-type="float" office:value="0.38941" calcext:value-type="float">
            <text:p>0.38941</text:p>
          </table:table-cell>
          <table:table-cell office:value-type="float" office:value="13.58848" calcext:value-type="float">
            <text:p>13.58848</text:p>
          </table:table-cell>
          <table:table-cell office:value-type="float" office:value="0.629321813583374" calcext:value-type="float">
            <text:p>0.629321813583374</text:p>
          </table:table-cell>
          <table:table-cell office:value-type="float" office:value="14.2178018135834" calcext:value-type="float">
            <text:p>14.217801813583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3" calcext:value-type="float">
            <text:p>53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13.50743" calcext:value-type="float">
            <text:p>13.50743</text:p>
          </table:table-cell>
          <table:table-cell office:value-type="float" office:value="0.607167482376098" calcext:value-type="float">
            <text:p>0.607167482376098</text:p>
          </table:table-cell>
          <table:table-cell office:value-type="float" office:value="14.1145974823761" calcext:value-type="float">
            <text:p>14.114597482376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4" calcext:value-type="float">
            <text:p>54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0.720335245132446" calcext:value-type="float">
            <text:p>0.720335245132446</text:p>
          </table:table-cell>
          <table:table-cell office:value-type="float" office:value="14.1788352451324" calcext:value-type="float">
            <text:p>14.178835245132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5" calcext:value-type="float">
            <text:p>55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13.53014" calcext:value-type="float">
            <text:p>13.53014</text:p>
          </table:table-cell>
          <table:table-cell office:value-type="float" office:value="2.94933032989501" calcext:value-type="float">
            <text:p>2.94933032989501</text:p>
          </table:table-cell>
          <table:table-cell office:value-type="float" office:value="16.479470329895" calcext:value-type="float">
            <text:p>16.479470329895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292" calcext:value-type="float">
            <text:p>529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6" calcext:value-type="float">
            <text:p>56</text:p>
          </table:table-cell>
          <table:table-cell office:value-type="float" office:value="0.261" calcext:value-type="float">
            <text:p>0.261</text:p>
          </table:table-cell>
          <table:table-cell office:value-type="float" office:value="13.46007" calcext:value-type="float">
            <text:p>13.46007</text:p>
          </table:table-cell>
          <table:table-cell office:value-type="float" office:value="0.613370418548584" calcext:value-type="float">
            <text:p>0.613370418548584</text:p>
          </table:table-cell>
          <table:table-cell office:value-type="float" office:value="14.0734404185486" calcext:value-type="float">
            <text:p>14.073440418548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7" calcext:value-type="float">
            <text:p>57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13.5154" calcext:value-type="float">
            <text:p>13.5154</text:p>
          </table:table-cell>
          <table:table-cell office:value-type="float" office:value="0.794453144073486" calcext:value-type="float">
            <text:p>0.794453144073486</text:p>
          </table:table-cell>
          <table:table-cell office:value-type="float" office:value="14.3098531440735" calcext:value-type="float">
            <text:p>14.3098531440735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8" calcext:value-type="float">
            <text:p>58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13.45259" calcext:value-type="float">
            <text:p>13.45259</text:p>
          </table:table-cell>
          <table:table-cell office:value-type="float" office:value="0.489518642425537" calcext:value-type="float">
            <text:p>0.489518642425537</text:p>
          </table:table-cell>
          <table:table-cell office:value-type="float" office:value="13.9421086424255" calcext:value-type="float">
            <text:p>13.942108642425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9" calcext:value-type="float">
            <text:p>59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13.5438" calcext:value-type="float">
            <text:p>13.5438</text:p>
          </table:table-cell>
          <table:table-cell office:value-type="float" office:value="0.626549959182739" calcext:value-type="float">
            <text:p>0.626549959182739</text:p>
          </table:table-cell>
          <table:table-cell office:value-type="float" office:value="14.1703499591827" calcext:value-type="float">
            <text:p>14.170349959182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0" calcext:value-type="float">
            <text:p>60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13.46115" calcext:value-type="float">
            <text:p>13.46115</text:p>
          </table:table-cell>
          <table:table-cell office:value-type="float" office:value="0.680321931838989" calcext:value-type="float">
            <text:p>0.680321931838989</text:p>
          </table:table-cell>
          <table:table-cell office:value-type="float" office:value="14.141471931839" calcext:value-type="float">
            <text:p>14.14147193183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1" calcext:value-type="float">
            <text:p>61</text:p>
          </table:table-cell>
          <table:table-cell office:value-type="float" office:value="0.27728" calcext:value-type="float">
            <text:p>0.27728</text:p>
          </table:table-cell>
          <table:table-cell office:value-type="float" office:value="13.47635" calcext:value-type="float">
            <text:p>13.47635</text:p>
          </table:table-cell>
          <table:table-cell office:value-type="float" office:value="0.827282190322876" calcext:value-type="float">
            <text:p>0.827282190322876</text:p>
          </table:table-cell>
          <table:table-cell office:value-type="float" office:value="14.3036321903229" calcext:value-type="float">
            <text:p>14.303632190322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2" calcext:value-type="float">
            <text:p>62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13.47296" calcext:value-type="float">
            <text:p>13.47296</text:p>
          </table:table-cell>
          <table:table-cell office:value-type="float" office:value="0.477781772613525" calcext:value-type="float">
            <text:p>0.477781772613525</text:p>
          </table:table-cell>
          <table:table-cell office:value-type="float" office:value="13.9507417726135" calcext:value-type="float">
            <text:p>13.95074177261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3" calcext:value-type="float">
            <text:p>63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13.4728" calcext:value-type="float">
            <text:p>13.4728</text:p>
          </table:table-cell>
          <table:table-cell office:value-type="float" office:value="0.663864612579345" calcext:value-type="float">
            <text:p>0.663864612579345</text:p>
          </table:table-cell>
          <table:table-cell office:value-type="float" office:value="14.1366646125793" calcext:value-type="float">
            <text:p>14.136664612579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4" calcext:value-type="float">
            <text:p>64</text:p>
          </table:table-cell>
          <table:table-cell office:value-type="float" office:value="0.28817" calcext:value-type="float">
            <text:p>0.28817</text:p>
          </table:table-cell>
          <table:table-cell office:value-type="float" office:value="13.48724" calcext:value-type="float">
            <text:p>13.48724</text:p>
          </table:table-cell>
          <table:table-cell office:value-type="float" office:value="0.584706783294677" calcext:value-type="float">
            <text:p>0.584706783294677</text:p>
          </table:table-cell>
          <table:table-cell office:value-type="float" office:value="14.0719467832947" calcext:value-type="float">
            <text:p>14.07194678329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5" calcext:value-type="float">
            <text:p>65</text:p>
          </table:table-cell>
          <table:table-cell office:value-type="float" office:value="0.30415" calcext:value-type="float">
            <text:p>0.30415</text:p>
          </table:table-cell>
          <table:table-cell office:value-type="float" office:value="13.50322" calcext:value-type="float">
            <text:p>13.503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6" calcext:value-type="float">
            <text:p>66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13.55762" calcext:value-type="float">
            <text:p>13.55762</text:p>
          </table:table-cell>
          <table:table-cell office:value-type="float" office:value="7.44912481307983" calcext:value-type="float">
            <text:p>7.44912481307983</text:p>
          </table:table-cell>
          <table:table-cell office:value-type="float" office:value="21.0067448130798" calcext:value-type="float">
            <text:p>21.0067448130798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7" calcext:value-type="float">
            <text:p>67</text:p>
          </table:table-cell>
          <table:table-cell office:value-type="float" office:value="0.27175" calcext:value-type="float">
            <text:p>0.27175</text:p>
          </table:table-cell>
          <table:table-cell office:value-type="float" office:value="13.47082" calcext:value-type="float">
            <text:p>13.47082</text:p>
          </table:table-cell>
          <table:table-cell office:value-type="float" office:value="0.653575420379638" calcext:value-type="float">
            <text:p>0.653575420379638</text:p>
          </table:table-cell>
          <table:table-cell office:value-type="float" office:value="14.1243954203796" calcext:value-type="float">
            <text:p>14.124395420379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8" calcext:value-type="float">
            <text:p>68</text:p>
          </table:table-cell>
          <table:table-cell office:value-type="float" office:value="0.27973" calcext:value-type="float">
            <text:p>0.27973</text:p>
          </table:table-cell>
          <table:table-cell office:value-type="float" office:value="13.4788" calcext:value-type="float">
            <text:p>13.4788</text:p>
          </table:table-cell>
          <table:table-cell office:value-type="float" office:value="0.675168514251709" calcext:value-type="float">
            <text:p>0.675168514251709</text:p>
          </table:table-cell>
          <table:table-cell office:value-type="float" office:value="14.1539685142517" calcext:value-type="float">
            <text:p>14.153968514251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9" calcext:value-type="float">
            <text:p>69</text:p>
          </table:table-cell>
          <table:table-cell office:value-type="float" office:value="0.35466" calcext:value-type="float">
            <text:p>0.35466</text:p>
          </table:table-cell>
          <table:table-cell office:value-type="float" office:value="13.55373" calcext:value-type="float">
            <text:p>13.55373</text:p>
          </table:table-cell>
          <table:table-cell office:value-type="float" office:value="0.473392248153686" calcext:value-type="float">
            <text:p>0.473392248153686</text:p>
          </table:table-cell>
          <table:table-cell office:value-type="float" office:value="14.0271222481537" calcext:value-type="float">
            <text:p>14.027122248153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0" calcext:value-type="float">
            <text:p>70</text:p>
          </table:table-cell>
          <table:table-cell office:value-type="float" office:value="0.30071" calcext:value-type="float">
            <text:p>0.30071</text:p>
          </table:table-cell>
          <table:table-cell office:value-type="float" office:value="13.49978" calcext:value-type="float">
            <text:p>13.49978</text:p>
          </table:table-cell>
          <table:table-cell office:value-type="float" office:value="0.653128862380981" calcext:value-type="float">
            <text:p>0.653128862380981</text:p>
          </table:table-cell>
          <table:table-cell office:value-type="float" office:value="14.152908862381" calcext:value-type="float">
            <text:p>14.1529088623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1" calcext:value-type="float">
            <text:p>71</text:p>
          </table:table-cell>
          <table:table-cell office:value-type="float" office:value="0.19485" calcext:value-type="float">
            <text:p>0.19485</text:p>
          </table:table-cell>
          <table:table-cell office:value-type="float" office:value="13.39392" calcext:value-type="float">
            <text:p>13.393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2" calcext:value-type="float">
            <text:p>72</text:p>
          </table:table-cell>
          <table:table-cell office:value-type="float" office:value="0.26938" calcext:value-type="float">
            <text:p>0.26938</text:p>
          </table:table-cell>
          <table:table-cell office:value-type="float" office:value="13.46845" calcext:value-type="float">
            <text:p>13.468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3" calcext:value-type="float">
            <text:p>73</text:p>
          </table:table-cell>
          <table:table-cell office:value-type="float" office:value="0.30909" calcext:value-type="float">
            <text:p>0.30909</text:p>
          </table:table-cell>
          <table:table-cell office:value-type="float" office:value="13.50816" calcext:value-type="float">
            <text:p>13.50816</text:p>
          </table:table-cell>
          <table:table-cell office:value-type="float" office:value="0.648119688034057" calcext:value-type="float">
            <text:p>0.648119688034057</text:p>
          </table:table-cell>
          <table:table-cell office:value-type="float" office:value="14.1562796880341" calcext:value-type="float">
            <text:p>14.156279688034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4" calcext:value-type="float">
            <text:p>74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13.38541" calcext:value-type="float">
            <text:p>13.38541</text:p>
          </table:table-cell>
          <table:table-cell office:value-type="float" office:value="0.544577360153198" calcext:value-type="float">
            <text:p>0.544577360153198</text:p>
          </table:table-cell>
          <table:table-cell office:value-type="float" office:value="13.9299873601532" calcext:value-type="float">
            <text:p>13.929987360153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5" calcext:value-type="float">
            <text:p>75</text:p>
          </table:table-cell>
          <table:table-cell office:value-type="float" office:value="0.28721" calcext:value-type="float">
            <text:p>0.28721</text:p>
          </table:table-cell>
          <table:table-cell office:value-type="float" office:value="13.48628" calcext:value-type="float">
            <text:p>13.48628</text:p>
          </table:table-cell>
          <table:table-cell office:value-type="float" office:value="0.852475404739379" calcext:value-type="float">
            <text:p>0.852475404739379</text:p>
          </table:table-cell>
          <table:table-cell office:value-type="float" office:value="14.3387554047394" calcext:value-type="float">
            <text:p>14.338755404739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6" calcext:value-type="float">
            <text:p>76</text:p>
          </table:table-cell>
          <table:table-cell office:value-type="float" office:value="0.31539" calcext:value-type="float">
            <text:p>0.31539</text:p>
          </table:table-cell>
          <table:table-cell office:value-type="float" office:value="13.51446" calcext:value-type="float">
            <text:p>13.51446</text:p>
          </table:table-cell>
          <table:table-cell office:value-type="float" office:value="5.13318014144897" calcext:value-type="float">
            <text:p>5.13318014144897</text:p>
          </table:table-cell>
          <table:table-cell office:value-type="float" office:value="18.647640141449" calcext:value-type="float">
            <text:p>18.647640141449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2184" calcext:value-type="float">
            <text:p>218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7" calcext:value-type="float">
            <text:p>77</text:p>
          </table:table-cell>
          <table:table-cell office:value-type="float" office:value="0.24328" calcext:value-type="float">
            <text:p>0.24328</text:p>
          </table:table-cell>
          <table:table-cell office:value-type="float" office:value="13.44235" calcext:value-type="float">
            <text:p>13.44235</text:p>
          </table:table-cell>
          <table:table-cell office:value-type="float" office:value="0.66110873222351" calcext:value-type="float">
            <text:p>0.66110873222351</text:p>
          </table:table-cell>
          <table:table-cell office:value-type="float" office:value="14.1034587322235" calcext:value-type="float">
            <text:p>14.103458732223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8" calcext:value-type="float">
            <text:p>78</text:p>
          </table:table-cell>
          <table:table-cell office:value-type="float" office:value="0.3277" calcext:value-type="float">
            <text:p>0.3277</text:p>
          </table:table-cell>
          <table:table-cell office:value-type="float" office:value="13.52677" calcext:value-type="float">
            <text:p>13.52677</text:p>
          </table:table-cell>
          <table:table-cell office:value-type="float" office:value="0.749042510986328" calcext:value-type="float">
            <text:p>0.749042510986328</text:p>
          </table:table-cell>
          <table:table-cell office:value-type="float" office:value="14.2758125109863" calcext:value-type="float">
            <text:p>14.275812510986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9" calcext:value-type="float">
            <text:p>79</text:p>
          </table:table-cell>
          <table:table-cell office:value-type="float" office:value="0.39347" calcext:value-type="float">
            <text:p>0.39347</text:p>
          </table:table-cell>
          <table:table-cell office:value-type="float" office:value="13.59254" calcext:value-type="float">
            <text:p>13.59254</text:p>
          </table:table-cell>
          <table:table-cell office:value-type="float" office:value="1.49598288536071" calcext:value-type="float">
            <text:p>1.49598288536071</text:p>
          </table:table-cell>
          <table:table-cell office:value-type="float" office:value="15.0885228853607" calcext:value-type="float">
            <text:p>15.088522885360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28" calcext:value-type="float">
            <text:p>52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0" calcext:value-type="float">
            <text:p>80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13.5315" calcext:value-type="float">
            <text:p>13.5315</text:p>
          </table:table-cell>
          <table:table-cell office:value-type="float" office:value="0.541660785675048" calcext:value-type="float">
            <text:p>0.541660785675048</text:p>
          </table:table-cell>
          <table:table-cell office:value-type="float" office:value="14.0731607856751" calcext:value-type="float">
            <text:p>14.07316078567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1" calcext:value-type="float">
            <text:p>81</text:p>
          </table:table-cell>
          <table:table-cell office:value-type="float" office:value="0.30453" calcext:value-type="float">
            <text:p>0.30453</text:p>
          </table:table-cell>
          <table:table-cell office:value-type="float" office:value="13.5036" calcext:value-type="float">
            <text:p>13.5036</text:p>
          </table:table-cell>
          <table:table-cell office:value-type="float" office:value="0.708038091659545" calcext:value-type="float">
            <text:p>0.708038091659545</text:p>
          </table:table-cell>
          <table:table-cell office:value-type="float" office:value="14.2116380916595" calcext:value-type="float">
            <text:p>14.211638091659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2" calcext:value-type="float">
            <text:p>82</text:p>
          </table:table-cell>
          <table:table-cell office:value-type="float" office:value="0.31389" calcext:value-type="float">
            <text:p>0.31389</text:p>
          </table:table-cell>
          <table:table-cell office:value-type="float" office:value="13.51296" calcext:value-type="float">
            <text:p>13.51296</text:p>
          </table:table-cell>
          <table:table-cell office:value-type="float" office:value="0.547206878662109" calcext:value-type="float">
            <text:p>0.547206878662109</text:p>
          </table:table-cell>
          <table:table-cell office:value-type="float" office:value="14.0601668786621" calcext:value-type="float">
            <text:p>14.06016687866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3" calcext:value-type="float">
            <text:p>83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13.50154" calcext:value-type="float">
            <text:p>13.50154</text:p>
          </table:table-cell>
          <table:table-cell office:value-type="float" office:value="0.72055697441101" calcext:value-type="float">
            <text:p>0.72055697441101</text:p>
          </table:table-cell>
          <table:table-cell office:value-type="float" office:value="14.222096974411" calcext:value-type="float">
            <text:p>14.22209697441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4" calcext:value-type="float">
            <text:p>84</text:p>
          </table:table-cell>
          <table:table-cell office:value-type="float" office:value="0.28561" calcext:value-type="float">
            <text:p>0.28561</text:p>
          </table:table-cell>
          <table:table-cell office:value-type="float" office:value="13.48468" calcext:value-type="float">
            <text:p>13.48468</text:p>
          </table:table-cell>
          <table:table-cell office:value-type="float" office:value="0.639012813568115" calcext:value-type="float">
            <text:p>0.639012813568115</text:p>
          </table:table-cell>
          <table:table-cell office:value-type="float" office:value="14.1236928135681" calcext:value-type="float">
            <text:p>14.123692813568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5" calcext:value-type="float">
            <text:p>85</text:p>
          </table:table-cell>
          <table:table-cell office:value-type="float" office:value="0.25639" calcext:value-type="float">
            <text:p>0.25639</text:p>
          </table:table-cell>
          <table:table-cell office:value-type="float" office:value="13.45546" calcext:value-type="float">
            <text:p>13.45546</text:p>
          </table:table-cell>
          <table:table-cell office:value-type="float" office:value="0.628050327301025" calcext:value-type="float">
            <text:p>0.628050327301025</text:p>
          </table:table-cell>
          <table:table-cell office:value-type="float" office:value="14.083510327301" calcext:value-type="float">
            <text:p>14.08351032730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6" calcext:value-type="float">
            <text:p>86</text:p>
          </table:table-cell>
          <table:table-cell office:value-type="float" office:value="0.31712" calcext:value-type="float">
            <text:p>0.31712</text:p>
          </table:table-cell>
          <table:table-cell office:value-type="float" office:value="13.51619" calcext:value-type="float">
            <text:p>13.51619</text:p>
          </table:table-cell>
          <table:table-cell office:value-type="float" office:value="0.476809024810791" calcext:value-type="float">
            <text:p>0.476809024810791</text:p>
          </table:table-cell>
          <table:table-cell office:value-type="float" office:value="13.9929990248108" calcext:value-type="float">
            <text:p>13.992999024810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7" calcext:value-type="float">
            <text:p>87</text:p>
          </table:table-cell>
          <table:table-cell office:value-type="float" office:value="0.28682" calcext:value-type="float">
            <text:p>0.28682</text:p>
          </table:table-cell>
          <table:table-cell office:value-type="float" office:value="13.48589" calcext:value-type="float">
            <text:p>13.48589</text:p>
          </table:table-cell>
          <table:table-cell office:value-type="float" office:value="0.591886281967163" calcext:value-type="float">
            <text:p>0.591886281967163</text:p>
          </table:table-cell>
          <table:table-cell office:value-type="float" office:value="14.0777762819672" calcext:value-type="float">
            <text:p>14.077776281967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8" calcext:value-type="float">
            <text:p>88</text:p>
          </table:table-cell>
          <table:table-cell office:value-type="float" office:value="0.23742" calcext:value-type="float">
            <text:p>0.23742</text:p>
          </table:table-cell>
          <table:table-cell office:value-type="float" office:value="13.43649" calcext:value-type="float">
            <text:p>13.43649</text:p>
          </table:table-cell>
          <table:table-cell office:value-type="float" office:value="0.615829944610595" calcext:value-type="float">
            <text:p>0.615829944610595</text:p>
          </table:table-cell>
          <table:table-cell office:value-type="float" office:value="14.0523199446106" calcext:value-type="float">
            <text:p>14.052319944610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9" calcext:value-type="float">
            <text:p>89</text:p>
          </table:table-cell>
          <table:table-cell office:value-type="float" office:value="0.33172" calcext:value-type="float">
            <text:p>0.33172</text:p>
          </table:table-cell>
          <table:table-cell office:value-type="float" office:value="13.53079" calcext:value-type="float">
            <text:p>13.53079</text:p>
          </table:table-cell>
          <table:table-cell office:value-type="float" office:value="0.759844064712524" calcext:value-type="float">
            <text:p>0.759844064712524</text:p>
          </table:table-cell>
          <table:table-cell office:value-type="float" office:value="14.2906340647125" calcext:value-type="float">
            <text:p>14.29063406471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0" calcext:value-type="float">
            <text:p>90</text:p>
          </table:table-cell>
          <table:table-cell office:value-type="float" office:value="0.28514" calcext:value-type="float">
            <text:p>0.28514</text:p>
          </table:table-cell>
          <table:table-cell office:value-type="float" office:value="13.48421" calcext:value-type="float">
            <text:p>13.48421</text:p>
          </table:table-cell>
          <table:table-cell office:value-type="float" office:value="1.09952592849731" calcext:value-type="float">
            <text:p>1.09952592849731</text:p>
          </table:table-cell>
          <table:table-cell office:value-type="float" office:value="14.5837359284973" calcext:value-type="float">
            <text:p>14.583735928497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1" calcext:value-type="float">
            <text:p>91</text:p>
          </table:table-cell>
          <table:table-cell office:value-type="float" office:value="0.1993" calcext:value-type="float">
            <text:p>0.1993</text:p>
          </table:table-cell>
          <table:table-cell office:value-type="float" office:value="13.39837" calcext:value-type="float">
            <text:p>13.39837</text:p>
          </table:table-cell>
          <table:table-cell office:value-type="float" office:value="0.54249620437622" calcext:value-type="float">
            <text:p>0.54249620437622</text:p>
          </table:table-cell>
          <table:table-cell office:value-type="float" office:value="13.9408662043762" calcext:value-type="float">
            <text:p>13.940866204376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2" calcext:value-type="float">
            <text:p>92</text:p>
          </table:table-cell>
          <table:table-cell office:value-type="float" office:value="0.28289" calcext:value-type="float">
            <text:p>0.28289</text:p>
          </table:table-cell>
          <table:table-cell office:value-type="float" office:value="13.48196" calcext:value-type="float">
            <text:p>13.48196</text:p>
          </table:table-cell>
          <table:table-cell office:value-type="float" office:value="11.3029100894927" calcext:value-type="float">
            <text:p>11.3029100894927</text:p>
          </table:table-cell>
          <table:table-cell office:value-type="float" office:value="24.7848700894927" calcext:value-type="float">
            <text:p>24.784870089492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3" calcext:value-type="float">
            <text:p>93</text:p>
          </table:table-cell>
          <table:table-cell office:value-type="float" office:value="0.37179" calcext:value-type="float">
            <text:p>0.37179</text:p>
          </table:table-cell>
          <table:table-cell office:value-type="float" office:value="13.57086" calcext:value-type="float">
            <text:p>13.57086</text:p>
          </table:table-cell>
          <table:table-cell office:value-type="float" office:value="0.522439241409301" calcext:value-type="float">
            <text:p>0.522439241409301</text:p>
          </table:table-cell>
          <table:table-cell office:value-type="float" office:value="14.0932992414093" calcext:value-type="float">
            <text:p>14.093299241409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4" calcext:value-type="float">
            <text:p>94</text:p>
          </table:table-cell>
          <table:table-cell office:value-type="float" office:value="0.27503" calcext:value-type="float">
            <text:p>0.27503</text:p>
          </table:table-cell>
          <table:table-cell office:value-type="float" office:value="13.4741" calcext:value-type="float">
            <text:p>13.47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5" calcext:value-type="float">
            <text:p>95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13.58232" calcext:value-type="float">
            <text:p>13.58232</text:p>
          </table:table-cell>
          <table:table-cell office:value-type="float" office:value="0.541236639022827" calcext:value-type="float">
            <text:p>0.541236639022827</text:p>
          </table:table-cell>
          <table:table-cell office:value-type="float" office:value="14.1235566390228" calcext:value-type="float">
            <text:p>14.12355663902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6" calcext:value-type="float">
            <text:p>96</text:p>
          </table:table-cell>
          <table:table-cell office:value-type="float" office:value="0.2855" calcext:value-type="float">
            <text:p>0.2855</text:p>
          </table:table-cell>
          <table:table-cell office:value-type="float" office:value="13.48457" calcext:value-type="float">
            <text:p>13.48457</text:p>
          </table:table-cell>
          <table:table-cell office:value-type="float" office:value="0.94414210319519" calcext:value-type="float">
            <text:p>0.94414210319519</text:p>
          </table:table-cell>
          <table:table-cell office:value-type="float" office:value="14.4287121031952" calcext:value-type="float">
            <text:p>14.428712103195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7" calcext:value-type="float">
            <text:p>97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13.45066" calcext:value-type="float">
            <text:p>13.450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8" calcext:value-type="float">
            <text:p>98</text:p>
          </table:table-cell>
          <table:table-cell office:value-type="float" office:value="0.27092" calcext:value-type="float">
            <text:p>0.27092</text:p>
          </table:table-cell>
          <table:table-cell office:value-type="float" office:value="13.46999" calcext:value-type="float">
            <text:p>13.46999</text:p>
          </table:table-cell>
          <table:table-cell office:value-type="float" office:value="1.23483324050903" calcext:value-type="float">
            <text:p>1.23483324050903</text:p>
          </table:table-cell>
          <table:table-cell office:value-type="float" office:value="14.704823240509" calcext:value-type="float">
            <text:p>14.70482324050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9" calcext:value-type="float">
            <text:p>99</text:p>
          </table:table-cell>
          <table:table-cell office:value-type="float" office:value="0.30212" calcext:value-type="float">
            <text:p>0.30212</text:p>
          </table:table-cell>
          <table:table-cell office:value-type="float" office:value="13.50119" calcext:value-type="float">
            <text:p>13.50119</text:p>
          </table:table-cell>
          <table:table-cell office:value-type="float" office:value="0.846900463104248" calcext:value-type="float">
            <text:p>0.846900463104248</text:p>
          </table:table-cell>
          <table:table-cell office:value-type="float" office:value="14.3480904631043" calcext:value-type="float">
            <text:p>14.3480904631043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" calcext:value-type="float">
            <text:p>1</text:p>
          </table:table-cell>
          <table:table-cell office:value-type="float" office:value="0.3241" calcext:value-type="float">
            <text:p>0.3241</text:p>
          </table:table-cell>
          <table:table-cell office:value-type="float" office:value="13.77188" calcext:value-type="float">
            <text:p>13.77188</text:p>
          </table:table-cell>
          <table:table-cell office:value-type="float" office:value="0.586501359939575" calcext:value-type="float">
            <text:p>0.586501359939575</text:p>
          </table:table-cell>
          <table:table-cell office:value-type="float" office:value="14.3583813599396" calcext:value-type="float">
            <text:p>14.358381359939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" calcext:value-type="float">
            <text:p>2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13.72957" calcext:value-type="float">
            <text:p>13.72957</text:p>
          </table:table-cell>
          <table:table-cell office:value-type="float" office:value="0.960961103439331" calcext:value-type="float">
            <text:p>0.960961103439331</text:p>
          </table:table-cell>
          <table:table-cell office:value-type="float" office:value="14.6905311034393" calcext:value-type="float">
            <text:p>14.6905311034393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" calcext:value-type="float">
            <text:p>3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13.74974" calcext:value-type="float">
            <text:p>13.74974</text:p>
          </table:table-cell>
          <table:table-cell office:value-type="float" office:value="0.662494421005249" calcext:value-type="float">
            <text:p>0.662494421005249</text:p>
          </table:table-cell>
          <table:table-cell office:value-type="float" office:value="14.4122344210052" calcext:value-type="float">
            <text:p>14.412234421005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" calcext:value-type="float">
            <text:p>4</text:p>
          </table:table-cell>
          <table:table-cell office:value-type="float" office:value="0.28852" calcext:value-type="float">
            <text:p>0.28852</text:p>
          </table:table-cell>
          <table:table-cell office:value-type="float" office:value="13.7363" calcext:value-type="float">
            <text:p>13.7363</text:p>
          </table:table-cell>
          <table:table-cell office:value-type="float" office:value="0.602840185165405" calcext:value-type="float">
            <text:p>0.602840185165405</text:p>
          </table:table-cell>
          <table:table-cell office:value-type="float" office:value="14.3391401851654" calcext:value-type="float">
            <text:p>14.339140185165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" calcext:value-type="float">
            <text:p>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13.70046" calcext:value-type="float">
            <text:p>13.70046</text:p>
          </table:table-cell>
          <table:table-cell office:value-type="float" office:value="3.13811182975769" calcext:value-type="float">
            <text:p>3.13811182975769</text:p>
          </table:table-cell>
          <table:table-cell office:value-type="float" office:value="16.8385718297577" calcext:value-type="float">
            <text:p>16.8385718297577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" calcext:value-type="float">
            <text:p>6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13.71766" calcext:value-type="float">
            <text:p>13.71766</text:p>
          </table:table-cell>
          <table:table-cell office:value-type="float" office:value="0.659231901168823" calcext:value-type="float">
            <text:p>0.659231901168823</text:p>
          </table:table-cell>
          <table:table-cell office:value-type="float" office:value="14.3768919011688" calcext:value-type="float">
            <text:p>14.376891901168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" calcext:value-type="float">
            <text:p>7</text:p>
          </table:table-cell>
          <table:table-cell office:value-type="float" office:value="0.34574" calcext:value-type="float">
            <text:p>0.34574</text:p>
          </table:table-cell>
          <table:table-cell office:value-type="float" office:value="13.79352" calcext:value-type="float">
            <text:p>13.79352</text:p>
          </table:table-cell>
          <table:table-cell office:value-type="float" office:value="0.608400106430053" calcext:value-type="float">
            <text:p>0.608400106430053</text:p>
          </table:table-cell>
          <table:table-cell office:value-type="float" office:value="14.4019201064301" calcext:value-type="float">
            <text:p>14.401920106430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" calcext:value-type="float">
            <text:p>8</text:p>
          </table:table-cell>
          <table:table-cell office:value-type="float" office:value="0.26304" calcext:value-type="float">
            <text:p>0.26304</text:p>
          </table:table-cell>
          <table:table-cell office:value-type="float" office:value="13.71082" calcext:value-type="float">
            <text:p>13.71082</text:p>
          </table:table-cell>
          <table:table-cell office:value-type="float" office:value="1.57722187042236" calcext:value-type="float">
            <text:p>1.57722187042236</text:p>
          </table:table-cell>
          <table:table-cell office:value-type="float" office:value="15.2880418704224" calcext:value-type="float">
            <text:p>15.288041870422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024" calcext:value-type="float">
            <text:p>30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" calcext:value-type="float">
            <text:p>9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13.79529" calcext:value-type="float">
            <text:p>13.79529</text:p>
          </table:table-cell>
          <table:table-cell office:value-type="float" office:value="0.513120889663696" calcext:value-type="float">
            <text:p>0.513120889663696</text:p>
          </table:table-cell>
          <table:table-cell office:value-type="float" office:value="14.3084108896637" calcext:value-type="float">
            <text:p>14.308410889663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0" calcext:value-type="float">
            <text:p>10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13.70463" calcext:value-type="float">
            <text:p>13.70463</text:p>
          </table:table-cell>
          <table:table-cell office:value-type="float" office:value="0.923589468002319" calcext:value-type="float">
            <text:p>0.923589468002319</text:p>
          </table:table-cell>
          <table:table-cell office:value-type="float" office:value="14.6282194680023" calcext:value-type="float">
            <text:p>14.6282194680023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1" calcext:value-type="float">
            <text:p>11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13.71615" calcext:value-type="float">
            <text:p>13.71615</text:p>
          </table:table-cell>
          <table:table-cell office:value-type="float" office:value="1.39386868476867" calcext:value-type="float">
            <text:p>1.39386868476867</text:p>
          </table:table-cell>
          <table:table-cell office:value-type="float" office:value="15.1100186847687" calcext:value-type="float">
            <text:p>15.110018684768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120" calcext:value-type="float">
            <text:p>11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2" calcext:value-type="float">
            <text:p>12</text:p>
          </table:table-cell>
          <table:table-cell office:value-type="float" office:value="0.2444" calcext:value-type="float">
            <text:p>0.2444</text:p>
          </table:table-cell>
          <table:table-cell office:value-type="float" office:value="13.69218" calcext:value-type="float">
            <text:p>13.69218</text:p>
          </table:table-cell>
          <table:table-cell office:value-type="float" office:value="0.660150527954101" calcext:value-type="float">
            <text:p>0.660150527954101</text:p>
          </table:table-cell>
          <table:table-cell office:value-type="float" office:value="14.3523305279541" calcext:value-type="float">
            <text:p>14.352330527954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3" calcext:value-type="float">
            <text:p>13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13.74902" calcext:value-type="float">
            <text:p>13.74902</text:p>
          </table:table-cell>
          <table:table-cell office:value-type="float" office:value="72.4533774852752" calcext:value-type="float">
            <text:p>72.4533774852752</text:p>
          </table:table-cell>
          <table:table-cell office:value-type="float" office:value="86.2023974852752" calcext:value-type="float">
            <text:p>86.2023974852752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455" calcext:value-type="float">
            <text:p>445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4" calcext:value-type="float">
            <text:p>14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13.70002" calcext:value-type="float">
            <text:p>13.70002</text:p>
          </table:table-cell>
          <table:table-cell office:value-type="float" office:value="0.86571455001831" calcext:value-type="float">
            <text:p>0.86571455001831</text:p>
          </table:table-cell>
          <table:table-cell office:value-type="float" office:value="14.5657345500183" calcext:value-type="float">
            <text:p>14.5657345500183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5" calcext:value-type="float">
            <text:p>15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13.71282" calcext:value-type="float">
            <text:p>13.71282</text:p>
          </table:table-cell>
          <table:table-cell office:value-type="float" office:value="0.630663871765136" calcext:value-type="float">
            <text:p>0.630663871765136</text:p>
          </table:table-cell>
          <table:table-cell office:value-type="float" office:value="14.3434838717651" calcext:value-type="float">
            <text:p>14.343483871765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6" calcext:value-type="float">
            <text:p>16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13.74944" calcext:value-type="float">
            <text:p>13.74944</text:p>
          </table:table-cell>
          <table:table-cell office:value-type="float" office:value="2.26463508605957" calcext:value-type="float">
            <text:p>2.26463508605957</text:p>
          </table:table-cell>
          <table:table-cell office:value-type="float" office:value="16.0140750860596" calcext:value-type="float">
            <text:p>16.014075086059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78" calcext:value-type="float">
            <text:p>37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7" calcext:value-type="float">
            <text:p>17</text:p>
          </table:table-cell>
          <table:table-cell office:value-type="float" office:value="0.38941" calcext:value-type="float">
            <text:p>0.38941</text:p>
          </table:table-cell>
          <table:table-cell office:value-type="float" office:value="13.83719" calcext:value-type="float">
            <text:p>13.837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8" calcext:value-type="float">
            <text:p>18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13.75614" calcext:value-type="float">
            <text:p>13.75614</text:p>
          </table:table-cell>
          <table:table-cell office:value-type="float" office:value="0.679516553878784" calcext:value-type="float">
            <text:p>0.679516553878784</text:p>
          </table:table-cell>
          <table:table-cell office:value-type="float" office:value="14.4356565538788" calcext:value-type="float">
            <text:p>14.435656553878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9" calcext:value-type="float">
            <text:p>19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13.70721" calcext:value-type="float">
            <text:p>13.70721</text:p>
          </table:table-cell>
          <table:table-cell office:value-type="float" office:value="0.478069067001342" calcext:value-type="float">
            <text:p>0.478069067001342</text:p>
          </table:table-cell>
          <table:table-cell office:value-type="float" office:value="14.1852790670013" calcext:value-type="float">
            <text:p>14.18527906700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0" calcext:value-type="float">
            <text:p>20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13.77885" calcext:value-type="float">
            <text:p>13.77885</text:p>
          </table:table-cell>
          <table:table-cell office:value-type="float" office:value="0.697767972946167" calcext:value-type="float">
            <text:p>0.697767972946167</text:p>
          </table:table-cell>
          <table:table-cell office:value-type="float" office:value="14.4766179729462" calcext:value-type="float">
            <text:p>14.476617972946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1" calcext:value-type="float">
            <text:p>21</text:p>
          </table:table-cell>
          <table:table-cell office:value-type="float" office:value="0.261" calcext:value-type="float">
            <text:p>0.261</text:p>
          </table:table-cell>
          <table:table-cell office:value-type="float" office:value="13.70878" calcext:value-type="float">
            <text:p>13.70878</text:p>
          </table:table-cell>
          <table:table-cell office:value-type="float" office:value="0.607028484344482" calcext:value-type="float">
            <text:p>0.607028484344482</text:p>
          </table:table-cell>
          <table:table-cell office:value-type="float" office:value="14.3158084843445" calcext:value-type="float">
            <text:p>14.315808484344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2" calcext:value-type="float">
            <text:p>22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13.76411" calcext:value-type="float">
            <text:p>13.76411</text:p>
          </table:table-cell>
          <table:table-cell office:value-type="float" office:value="0.621932506561279" calcext:value-type="float">
            <text:p>0.621932506561279</text:p>
          </table:table-cell>
          <table:table-cell office:value-type="float" office:value="14.3860425065613" calcext:value-type="float">
            <text:p>14.386042506561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3" calcext:value-type="float">
            <text:p>23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13.7013" calcext:value-type="float">
            <text:p>13.7013</text:p>
          </table:table-cell>
          <table:table-cell office:value-type="float" office:value="0.528606176376342" calcext:value-type="float">
            <text:p>0.528606176376342</text:p>
          </table:table-cell>
          <table:table-cell office:value-type="float" office:value="14.2299061763763" calcext:value-type="float">
            <text:p>14.229906176376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4" calcext:value-type="float">
            <text:p>24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13.79251" calcext:value-type="float">
            <text:p>13.79251</text:p>
          </table:table-cell>
          <table:table-cell office:value-type="float" office:value="1.62069129943847" calcext:value-type="float">
            <text:p>1.62069129943847</text:p>
          </table:table-cell>
          <table:table-cell office:value-type="float" office:value="15.4132012994385" calcext:value-type="float">
            <text:p>15.4132012994385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320" calcext:value-type="float">
            <text:p>13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5" calcext:value-type="float">
            <text:p>25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13.70986" calcext:value-type="float">
            <text:p>13.70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6" calcext:value-type="float">
            <text:p>26</text:p>
          </table:table-cell>
          <table:table-cell office:value-type="float" office:value="0.27728" calcext:value-type="float">
            <text:p>0.27728</text:p>
          </table:table-cell>
          <table:table-cell office:value-type="float" office:value="13.72506" calcext:value-type="float">
            <text:p>13.725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7" calcext:value-type="float">
            <text:p>27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13.72167" calcext:value-type="float">
            <text:p>13.72167</text:p>
          </table:table-cell>
          <table:table-cell office:value-type="float" office:value="8.6616461277008" calcext:value-type="float">
            <text:p>8.6616461277008</text:p>
          </table:table-cell>
          <table:table-cell office:value-type="float" office:value="22.3833161277008" calcext:value-type="float">
            <text:p>22.3833161277008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8" calcext:value-type="float">
            <text:p>28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13.72151" calcext:value-type="float">
            <text:p>13.72151</text:p>
          </table:table-cell>
          <table:table-cell office:value-type="float" office:value="0.912649869918823" calcext:value-type="float">
            <text:p>0.912649869918823</text:p>
          </table:table-cell>
          <table:table-cell office:value-type="float" office:value="14.6341598699188" calcext:value-type="float">
            <text:p>14.6341598699188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9" calcext:value-type="float">
            <text:p>29</text:p>
          </table:table-cell>
          <table:table-cell office:value-type="float" office:value="0.28817" calcext:value-type="float">
            <text:p>0.28817</text:p>
          </table:table-cell>
          <table:table-cell office:value-type="float" office:value="13.73595" calcext:value-type="float">
            <text:p>13.735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0" calcext:value-type="float">
            <text:p>30</text:p>
          </table:table-cell>
          <table:table-cell office:value-type="float" office:value="0.30415" calcext:value-type="float">
            <text:p>0.30415</text:p>
          </table:table-cell>
          <table:table-cell office:value-type="float" office:value="13.75193" calcext:value-type="float">
            <text:p>13.75193</text:p>
          </table:table-cell>
          <table:table-cell office:value-type="float" office:value="10.1073961257934" calcext:value-type="float">
            <text:p>10.1073961257934</text:p>
          </table:table-cell>
          <table:table-cell office:value-type="float" office:value="23.8593261257934" calcext:value-type="float">
            <text:p>23.8593261257934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456" calcext:value-type="float">
            <text:p>145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1" calcext:value-type="float">
            <text:p>31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13.80633" calcext:value-type="float">
            <text:p>13.80633</text:p>
          </table:table-cell>
          <table:table-cell office:value-type="float" office:value="1.14951872825622" calcext:value-type="float">
            <text:p>1.14951872825622</text:p>
          </table:table-cell>
          <table:table-cell office:value-type="float" office:value="14.9558487282562" calcext:value-type="float">
            <text:p>14.955848728256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2" calcext:value-type="float">
            <text:p>32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13.74129" calcext:value-type="float">
            <text:p>13.74129</text:p>
          </table:table-cell>
          <table:table-cell office:value-type="float" office:value="0.758052587509155" calcext:value-type="float">
            <text:p>0.758052587509155</text:p>
          </table:table-cell>
          <table:table-cell office:value-type="float" office:value="14.4993425875092" calcext:value-type="float">
            <text:p>14.499342587509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3" calcext:value-type="float">
            <text:p>33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13.64563" calcext:value-type="float">
            <text:p>13.64563</text:p>
          </table:table-cell>
          <table:table-cell office:value-type="float" office:value="0.43109917640686" calcext:value-type="float">
            <text:p>0.43109917640686</text:p>
          </table:table-cell>
          <table:table-cell office:value-type="float" office:value="14.0767291764069" calcext:value-type="float">
            <text:p>14.0767291764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4" calcext:value-type="float">
            <text:p>34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13.71916" calcext:value-type="float">
            <text:p>13.71916</text:p>
          </table:table-cell>
          <table:table-cell office:value-type="float" office:value="0.466708898544311" calcext:value-type="float">
            <text:p>0.466708898544311</text:p>
          </table:table-cell>
          <table:table-cell office:value-type="float" office:value="14.1858688985443" calcext:value-type="float">
            <text:p>14.185868898544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5" calcext:value-type="float">
            <text:p>35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13.72081" calcext:value-type="float">
            <text:p>13.72081</text:p>
          </table:table-cell>
          <table:table-cell office:value-type="float" office:value="0.941741943359375" calcext:value-type="float">
            <text:p>0.941741943359375</text:p>
          </table:table-cell>
          <table:table-cell office:value-type="float" office:value="14.6625519433594" calcext:value-type="float">
            <text:p>14.662551943359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6" calcext:value-type="float">
            <text:p>36</text:p>
          </table:table-cell>
          <table:table-cell office:value-type="float" office:value="0.27765" calcext:value-type="float">
            <text:p>0.27765</text:p>
          </table:table-cell>
          <table:table-cell office:value-type="float" office:value="13.72543" calcext:value-type="float">
            <text:p>13.72543</text:p>
          </table:table-cell>
          <table:table-cell office:value-type="float" office:value="0.6859130859375" calcext:value-type="float">
            <text:p>0.6859130859375</text:p>
          </table:table-cell>
          <table:table-cell office:value-type="float" office:value="14.4113430859375" calcext:value-type="float">
            <text:p>14.411343085937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7" calcext:value-type="float">
            <text:p>37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13.73303" calcext:value-type="float">
            <text:p>13.73303</text:p>
          </table:table-cell>
          <table:table-cell office:value-type="float" office:value="0.740778923034668" calcext:value-type="float">
            <text:p>0.740778923034668</text:p>
          </table:table-cell>
          <table:table-cell office:value-type="float" office:value="14.4738089230347" calcext:value-type="float">
            <text:p>14.4738089230347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8" calcext:value-type="float">
            <text:p>38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13.73235" calcext:value-type="float">
            <text:p>13.73235</text:p>
          </table:table-cell>
          <table:table-cell office:value-type="float" office:value="0.491899013519287" calcext:value-type="float">
            <text:p>0.491899013519287</text:p>
          </table:table-cell>
          <table:table-cell office:value-type="float" office:value="14.2242490135193" calcext:value-type="float">
            <text:p>14.224249013519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9" calcext:value-type="float">
            <text:p>39</text:p>
          </table:table-cell>
          <table:table-cell office:value-type="float" office:value="0.25758" calcext:value-type="float">
            <text:p>0.25758</text:p>
          </table:table-cell>
          <table:table-cell office:value-type="float" office:value="13.70536" calcext:value-type="float">
            <text:p>13.70536</text:p>
          </table:table-cell>
          <table:table-cell office:value-type="float" office:value="92.6568565368652" calcext:value-type="float">
            <text:p>92.6568565368652</text:p>
          </table:table-cell>
          <table:table-cell office:value-type="float" office:value="106.362216536865" calcext:value-type="float">
            <text:p>106.36221653686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661" calcext:value-type="float">
            <text:p>366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0" calcext:value-type="float">
            <text:p>40</text:p>
          </table:table-cell>
          <table:table-cell office:value-type="float" office:value="0.26431" calcext:value-type="float">
            <text:p>0.26431</text:p>
          </table:table-cell>
          <table:table-cell office:value-type="float" office:value="13.71209" calcext:value-type="float">
            <text:p>13.71209</text:p>
          </table:table-cell>
          <table:table-cell office:value-type="float" office:value="0.731934547424316" calcext:value-type="float">
            <text:p>0.731934547424316</text:p>
          </table:table-cell>
          <table:table-cell office:value-type="float" office:value="14.4440245474243" calcext:value-type="float">
            <text:p>14.444024547424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1" calcext:value-type="float">
            <text:p>41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13.72324" calcext:value-type="float">
            <text:p>13.72324</text:p>
          </table:table-cell>
          <table:table-cell office:value-type="float" office:value="15.7265830039978" calcext:value-type="float">
            <text:p>15.7265830039978</text:p>
          </table:table-cell>
          <table:table-cell office:value-type="float" office:value="29.4498230039978" calcext:value-type="float">
            <text:p>29.4498230039978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7350" calcext:value-type="float">
            <text:p>735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2" calcext:value-type="float">
            <text:p>42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13.72089" calcext:value-type="float">
            <text:p>13.72089</text:p>
          </table:table-cell>
          <table:table-cell office:value-type="float" office:value="6.17794728279113" calcext:value-type="float">
            <text:p>6.17794728279113</text:p>
          </table:table-cell>
          <table:table-cell office:value-type="float" office:value="19.8988372827911" calcext:value-type="float">
            <text:p>19.898837282791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18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3" calcext:value-type="float">
            <text:p>43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13.75956" calcext:value-type="float">
            <text:p>13.75956</text:p>
          </table:table-cell>
          <table:table-cell office:value-type="float" office:value="0.57582950592041" calcext:value-type="float">
            <text:p>0.57582950592041</text:p>
          </table:table-cell>
          <table:table-cell office:value-type="float" office:value="14.3353895059204" calcext:value-type="float">
            <text:p>14.335389505920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4" calcext:value-type="float">
            <text:p>44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13.75011" calcext:value-type="float">
            <text:p>13.75011</text:p>
          </table:table-cell>
          <table:table-cell office:value-type="float" office:value="2.77809286117553" calcext:value-type="float">
            <text:p>2.77809286117553</text:p>
          </table:table-cell>
          <table:table-cell office:value-type="float" office:value="16.5282028611755" calcext:value-type="float">
            <text:p>16.528202861175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5" calcext:value-type="float">
            <text:p>45</text:p>
          </table:table-cell>
          <table:table-cell office:value-type="float" office:value="0.2863" calcext:value-type="float">
            <text:p>0.2863</text:p>
          </table:table-cell>
          <table:table-cell office:value-type="float" office:value="13.73408" calcext:value-type="float">
            <text:p>13.73408</text:p>
          </table:table-cell>
          <table:table-cell office:value-type="float" office:value="0.94049859046936" calcext:value-type="float">
            <text:p>0.94049859046936</text:p>
          </table:table-cell>
          <table:table-cell office:value-type="float" office:value="14.6745785904694" calcext:value-type="float">
            <text:p>14.6745785904694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6" calcext:value-type="float">
            <text:p>46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13.74403" calcext:value-type="float">
            <text:p>13.74403</text:p>
          </table:table-cell>
          <table:table-cell office:value-type="float" office:value="0.528651237487793" calcext:value-type="float">
            <text:p>0.528651237487793</text:p>
          </table:table-cell>
          <table:table-cell office:value-type="float" office:value="14.2726812374878" calcext:value-type="float">
            <text:p>14.27268123748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7" calcext:value-type="float">
            <text:p>47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13.74585" calcext:value-type="float">
            <text:p>13.74585</text:p>
          </table:table-cell>
          <table:table-cell office:value-type="float" office:value="21.6718688011169" calcext:value-type="float">
            <text:p>21.6718688011169</text:p>
          </table:table-cell>
          <table:table-cell office:value-type="float" office:value="35.4177188011169" calcext:value-type="float">
            <text:p>35.4177188011169</text:p>
          </table:table-cell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6688" calcext:value-type="float">
            <text:p>668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8" calcext:value-type="float">
            <text:p>48</text:p>
          </table:table-cell>
          <table:table-cell office:value-type="float" office:value="0.2728" calcext:value-type="float">
            <text:p>0.2728</text:p>
          </table:table-cell>
          <table:table-cell office:value-type="float" office:value="13.72058" calcext:value-type="float">
            <text:p>13.72058</text:p>
          </table:table-cell>
          <table:table-cell office:value-type="float" office:value="0.600853204727172" calcext:value-type="float">
            <text:p>0.600853204727172</text:p>
          </table:table-cell>
          <table:table-cell office:value-type="float" office:value="14.3214332047272" calcext:value-type="float">
            <text:p>14.32143320472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9" calcext:value-type="float">
            <text:p>49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13.73986" calcext:value-type="float">
            <text:p>13.73986</text:p>
          </table:table-cell>
          <table:table-cell office:value-type="float" office:value="7.69060134887695" calcext:value-type="float">
            <text:p>7.69060134887695</text:p>
          </table:table-cell>
          <table:table-cell office:value-type="float" office:value="21.430461348877" calcext:value-type="float">
            <text:p>21.430461348877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0" calcext:value-type="float">
            <text:p>50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13.727" calcext:value-type="float">
            <text:p>13.727</text:p>
          </table:table-cell>
          <table:table-cell office:value-type="float" office:value="0.886399745941162" calcext:value-type="float">
            <text:p>0.886399745941162</text:p>
          </table:table-cell>
          <table:table-cell office:value-type="float" office:value="14.6133997459412" calcext:value-type="float">
            <text:p>14.6133997459412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1" calcext:value-type="float">
            <text:p>51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13.73859" calcext:value-type="float">
            <text:p>13.73859</text:p>
          </table:table-cell>
          <table:table-cell office:value-type="float" office:value="0.597264289855957" calcext:value-type="float">
            <text:p>0.597264289855957</text:p>
          </table:table-cell>
          <table:table-cell office:value-type="float" office:value="14.335854289856" calcext:value-type="float">
            <text:p>14.33585428985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2" calcext:value-type="float">
            <text:p>52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13.72017" calcext:value-type="float">
            <text:p>13.72017</text:p>
          </table:table-cell>
          <table:table-cell office:value-type="float" office:value="0.588780641555786" calcext:value-type="float">
            <text:p>0.588780641555786</text:p>
          </table:table-cell>
          <table:table-cell office:value-type="float" office:value="14.3089506415558" calcext:value-type="float">
            <text:p>14.30895064155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3" calcext:value-type="float">
            <text:p>53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13.70422" calcext:value-type="float">
            <text:p>13.704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4" calcext:value-type="float">
            <text:p>54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13.72542" calcext:value-type="float">
            <text:p>13.72542</text:p>
          </table:table-cell>
          <table:table-cell office:value-type="float" office:value="16.1452889442443" calcext:value-type="float">
            <text:p>16.1452889442443</text:p>
          </table:table-cell>
          <table:table-cell office:value-type="float" office:value="29.8707089442443" calcext:value-type="float">
            <text:p>29.870708944244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520" calcext:value-type="float">
            <text:p>25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5" calcext:value-type="float">
            <text:p>55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13.70172" calcext:value-type="float">
            <text:p>13.70172</text:p>
          </table:table-cell>
          <table:table-cell office:value-type="float" office:value="0.591716527938842" calcext:value-type="float">
            <text:p>0.591716527938842</text:p>
          </table:table-cell>
          <table:table-cell office:value-type="float" office:value="14.2934365279388" calcext:value-type="float">
            <text:p>14.2934365279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6" calcext:value-type="float">
            <text:p>56</text:p>
          </table:table-cell>
          <table:table-cell office:value-type="float" office:value="0.27877" calcext:value-type="float">
            <text:p>0.27877</text:p>
          </table:table-cell>
          <table:table-cell office:value-type="float" office:value="13.72655" calcext:value-type="float">
            <text:p>13.726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7" calcext:value-type="float">
            <text:p>57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13.69829" calcext:value-type="float">
            <text:p>13.69829</text:p>
          </table:table-cell>
          <table:table-cell office:value-type="float" office:value="0.61406135559082" calcext:value-type="float">
            <text:p>0.61406135559082</text:p>
          </table:table-cell>
          <table:table-cell office:value-type="float" office:value="14.3123513555908" calcext:value-type="float">
            <text:p>14.312351355590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8" calcext:value-type="float">
            <text:p>58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13.75142" calcext:value-type="float">
            <text:p>13.75142</text:p>
          </table:table-cell>
          <table:table-cell office:value-type="float" office:value="0.643074989318847" calcext:value-type="float">
            <text:p>0.643074989318847</text:p>
          </table:table-cell>
          <table:table-cell office:value-type="float" office:value="14.3944949893188" calcext:value-type="float">
            <text:p>14.394494989318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9" calcext:value-type="float">
            <text:p>59</text:p>
          </table:table-cell>
          <table:table-cell office:value-type="float" office:value="0.3296" calcext:value-type="float">
            <text:p>0.3296</text:p>
          </table:table-cell>
          <table:table-cell office:value-type="float" office:value="13.77738" calcext:value-type="float">
            <text:p>13.77738</text:p>
          </table:table-cell>
          <table:table-cell office:value-type="float" office:value="0.470414161682128" calcext:value-type="float">
            <text:p>0.470414161682128</text:p>
          </table:table-cell>
          <table:table-cell office:value-type="float" office:value="14.2477941616821" calcext:value-type="float">
            <text:p>14.247794161682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0" calcext:value-type="float">
            <text:p>60</text:p>
          </table:table-cell>
          <table:table-cell office:value-type="float" office:value="0.33729" calcext:value-type="float">
            <text:p>0.33729</text:p>
          </table:table-cell>
          <table:table-cell office:value-type="float" office:value="13.78507" calcext:value-type="float">
            <text:p>13.78507</text:p>
          </table:table-cell>
          <table:table-cell office:value-type="float" office:value="71.4559783935546" calcext:value-type="float">
            <text:p>71.4559783935546</text:p>
          </table:table-cell>
          <table:table-cell office:value-type="float" office:value="85.2410483935546" calcext:value-type="float">
            <text:p>85.2410483935546</text:p>
          </table:table-cell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10368" calcext:value-type="float">
            <text:p>103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1" calcext:value-type="float">
            <text:p>61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13.74837" calcext:value-type="float">
            <text:p>13.74837</text:p>
          </table:table-cell>
          <table:table-cell office:value-type="float" office:value="0.531591653823852" calcext:value-type="float">
            <text:p>0.531591653823852</text:p>
          </table:table-cell>
          <table:table-cell office:value-type="float" office:value="14.2799616538239" calcext:value-type="float">
            <text:p>14.279961653823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2" calcext:value-type="float">
            <text:p>62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13.72855" calcext:value-type="float">
            <text:p>13.72855</text:p>
          </table:table-cell>
          <table:table-cell office:value-type="float" office:value="0.534210205078125" calcext:value-type="float">
            <text:p>0.534210205078125</text:p>
          </table:table-cell>
          <table:table-cell office:value-type="float" office:value="14.2627602050781" calcext:value-type="float">
            <text:p>14.262760205078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3" calcext:value-type="float">
            <text:p>63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13.73899" calcext:value-type="float">
            <text:p>13.73899</text:p>
          </table:table-cell>
          <table:table-cell office:value-type="float" office:value="0.708001136779785" calcext:value-type="float">
            <text:p>0.708001136779785</text:p>
          </table:table-cell>
          <table:table-cell office:value-type="float" office:value="14.4469911367798" calcext:value-type="float">
            <text:p>14.446991136779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4" calcext:value-type="float">
            <text:p>64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13.71457" calcext:value-type="float">
            <text:p>13.71457</text:p>
          </table:table-cell>
          <table:table-cell office:value-type="float" office:value="0.546275854110717" calcext:value-type="float">
            <text:p>0.546275854110717</text:p>
          </table:table-cell>
          <table:table-cell office:value-type="float" office:value="14.2608458541107" calcext:value-type="float">
            <text:p>14.26084585411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5" calcext:value-type="float">
            <text:p>65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13.73359" calcext:value-type="float">
            <text:p>13.73359</text:p>
          </table:table-cell>
          <table:table-cell office:value-type="float" office:value="0.6934654712677" calcext:value-type="float">
            <text:p>0.6934654712677</text:p>
          </table:table-cell>
          <table:table-cell office:value-type="float" office:value="14.4270554712677" calcext:value-type="float">
            <text:p>14.427055471267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6" calcext:value-type="float">
            <text:p>66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13.76347" calcext:value-type="float">
            <text:p>13.76347</text:p>
          </table:table-cell>
          <table:table-cell office:value-type="float" office:value="0.727867603302002" calcext:value-type="float">
            <text:p>0.727867603302002</text:p>
          </table:table-cell>
          <table:table-cell office:value-type="float" office:value="14.491337603302" calcext:value-type="float">
            <text:p>14.49133760330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7" calcext:value-type="float">
            <text:p>67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13.77686" calcext:value-type="float">
            <text:p>13.77686</text:p>
          </table:table-cell>
          <table:table-cell office:value-type="float" office:value="1.13675332069396" calcext:value-type="float">
            <text:p>1.13675332069396</text:p>
          </table:table-cell>
          <table:table-cell office:value-type="float" office:value="14.913613320694" calcext:value-type="float">
            <text:p>14.913613320694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84" calcext:value-type="float">
            <text:p>3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8" calcext:value-type="float">
            <text:p>68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13.74642" calcext:value-type="float">
            <text:p>13.74642</text:p>
          </table:table-cell>
          <table:table-cell office:value-type="float" office:value="0.704405784606933" calcext:value-type="float">
            <text:p>0.704405784606933</text:p>
          </table:table-cell>
          <table:table-cell office:value-type="float" office:value="14.4508257846069" calcext:value-type="float">
            <text:p>14.450825784606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9" calcext:value-type="float">
            <text:p>69</text:p>
          </table:table-cell>
          <table:table-cell office:value-type="float" office:value="0.29078" calcext:value-type="float">
            <text:p>0.29078</text:p>
          </table:table-cell>
          <table:table-cell office:value-type="float" office:value="13.73856" calcext:value-type="float">
            <text:p>13.73856</text:p>
          </table:table-cell>
          <table:table-cell office:value-type="float" office:value="0.670069456100463" calcext:value-type="float">
            <text:p>0.670069456100463</text:p>
          </table:table-cell>
          <table:table-cell office:value-type="float" office:value="14.4086294561005" calcext:value-type="float">
            <text:p>14.408629456100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0" calcext:value-type="float">
            <text:p>70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13.76021" calcext:value-type="float">
            <text:p>13.760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1" calcext:value-type="float">
            <text:p>71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13.73281" calcext:value-type="float">
            <text:p>13.73281</text:p>
          </table:table-cell>
          <table:table-cell office:value-type="float" office:value="0.526595115661621" calcext:value-type="float">
            <text:p>0.526595115661621</text:p>
          </table:table-cell>
          <table:table-cell office:value-type="float" office:value="14.2594051156616" calcext:value-type="float">
            <text:p>14.25940511566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2" calcext:value-type="float">
            <text:p>72</text:p>
          </table:table-cell>
          <table:table-cell office:value-type="float" office:value="0.27623" calcext:value-type="float">
            <text:p>0.27623</text:p>
          </table:table-cell>
          <table:table-cell office:value-type="float" office:value="13.72401" calcext:value-type="float">
            <text:p>13.72401</text:p>
          </table:table-cell>
          <table:table-cell office:value-type="float" office:value="0.429316282272338" calcext:value-type="float">
            <text:p>0.429316282272338</text:p>
          </table:table-cell>
          <table:table-cell office:value-type="float" office:value="14.1533262822723" calcext:value-type="float">
            <text:p>14.1533262822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3" calcext:value-type="float">
            <text:p>73</text:p>
          </table:table-cell>
          <table:table-cell office:value-type="float" office:value="0.3098" calcext:value-type="float">
            <text:p>0.3098</text:p>
          </table:table-cell>
          <table:table-cell office:value-type="float" office:value="13.75758" calcext:value-type="float">
            <text:p>13.75758</text:p>
          </table:table-cell>
          <table:table-cell office:value-type="float" office:value="0.613577604293823" calcext:value-type="float">
            <text:p>0.613577604293823</text:p>
          </table:table-cell>
          <table:table-cell office:value-type="float" office:value="14.3711576042938" calcext:value-type="float">
            <text:p>14.371157604293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4" calcext:value-type="float">
            <text:p>74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13.74421" calcext:value-type="float">
            <text:p>13.74421</text:p>
          </table:table-cell>
          <table:table-cell office:value-type="float" office:value="1.06183743476867" calcext:value-type="float">
            <text:p>1.06183743476867</text:p>
          </table:table-cell>
          <table:table-cell office:value-type="float" office:value="14.8060474347687" calcext:value-type="float">
            <text:p>14.8060474347687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5" calcext:value-type="float">
            <text:p>75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13.72717" calcext:value-type="float">
            <text:p>13.72717</text:p>
          </table:table-cell>
          <table:table-cell office:value-type="float" office:value="0.430804252624511" calcext:value-type="float">
            <text:p>0.430804252624511</text:p>
          </table:table-cell>
          <table:table-cell office:value-type="float" office:value="14.1579742526245" calcext:value-type="float">
            <text:p>14.1579742526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6" calcext:value-type="float">
            <text:p>76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13.75459" calcext:value-type="float">
            <text:p>13.75459</text:p>
          </table:table-cell>
          <table:table-cell office:value-type="float" office:value="0.567260265350341" calcext:value-type="float">
            <text:p>0.567260265350341</text:p>
          </table:table-cell>
          <table:table-cell office:value-type="float" office:value="14.3218502653503" calcext:value-type="float">
            <text:p>14.321850265350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7" calcext:value-type="float">
            <text:p>77</text:p>
          </table:table-cell>
          <table:table-cell office:value-type="float" office:value="0.28742" calcext:value-type="float">
            <text:p>0.28742</text:p>
          </table:table-cell>
          <table:table-cell office:value-type="float" office:value="13.7352" calcext:value-type="float">
            <text:p>13.7352</text:p>
          </table:table-cell>
          <table:table-cell office:value-type="float" office:value="5.24112677574157" calcext:value-type="float">
            <text:p>5.24112677574157</text:p>
          </table:table-cell>
          <table:table-cell office:value-type="float" office:value="18.9763267757416" calcext:value-type="float">
            <text:p>18.976326775741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08" calcext:value-type="float">
            <text:p>100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8" calcext:value-type="float">
            <text:p>78</text:p>
          </table:table-cell>
          <table:table-cell office:value-type="float" office:value="0.2883" calcext:value-type="float">
            <text:p>0.2883</text:p>
          </table:table-cell>
          <table:table-cell office:value-type="float" office:value="13.73608" calcext:value-type="float">
            <text:p>13.73608</text:p>
          </table:table-cell>
          <table:table-cell office:value-type="float" office:value="0.523320436477661" calcext:value-type="float">
            <text:p>0.523320436477661</text:p>
          </table:table-cell>
          <table:table-cell office:value-type="float" office:value="14.2594004364777" calcext:value-type="float">
            <text:p>14.25940043647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9" calcext:value-type="float">
            <text:p>79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13.74796" calcext:value-type="float">
            <text:p>13.74796</text:p>
          </table:table-cell>
          <table:table-cell office:value-type="float" office:value="53.6476788520813" calcext:value-type="float">
            <text:p>53.6476788520813</text:p>
          </table:table-cell>
          <table:table-cell office:value-type="float" office:value="67.3956388520813" calcext:value-type="float">
            <text:p>67.3956388520813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976" calcext:value-type="float">
            <text:p>897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0" calcext:value-type="float">
            <text:p>80</text:p>
          </table:table-cell>
          <table:table-cell office:value-type="float" office:value="0.334" calcext:value-type="float">
            <text:p>0.334</text:p>
          </table:table-cell>
          <table:table-cell office:value-type="float" office:value="13.78178" calcext:value-type="float">
            <text:p>13.781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1" calcext:value-type="float">
            <text:p>81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13.72466" calcext:value-type="float">
            <text:p>13.72466</text:p>
          </table:table-cell>
          <table:table-cell office:value-type="float" office:value="0.855054378509521" calcext:value-type="float">
            <text:p>0.855054378509521</text:p>
          </table:table-cell>
          <table:table-cell office:value-type="float" office:value="14.5797143785095" calcext:value-type="float">
            <text:p>14.5797143785095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2" calcext:value-type="float">
            <text:p>82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13.73116" calcext:value-type="float">
            <text:p>13.73116</text:p>
          </table:table-cell>
          <table:table-cell office:value-type="float" office:value="0.712886095046997" calcext:value-type="float">
            <text:p>0.712886095046997</text:p>
          </table:table-cell>
          <table:table-cell office:value-type="float" office:value="14.444046095047" calcext:value-type="float">
            <text:p>14.444046095047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3" calcext:value-type="float">
            <text:p>83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13.75304" calcext:value-type="float">
            <text:p>13.75304</text:p>
          </table:table-cell>
          <table:table-cell office:value-type="float" office:value="0.875761747360229" calcext:value-type="float">
            <text:p>0.875761747360229</text:p>
          </table:table-cell>
          <table:table-cell office:value-type="float" office:value="14.6288017473602" calcext:value-type="float">
            <text:p>14.628801747360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4" calcext:value-type="float">
            <text:p>84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13.72674" calcext:value-type="float">
            <text:p>13.72674</text:p>
          </table:table-cell>
          <table:table-cell office:value-type="float" office:value="9.75280952453613" calcext:value-type="float">
            <text:p>9.75280952453613</text:p>
          </table:table-cell>
          <table:table-cell office:value-type="float" office:value="23.4795495245361" calcext:value-type="float">
            <text:p>23.479549524536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5" calcext:value-type="float">
            <text:p>85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13.75772" calcext:value-type="float">
            <text:p>13.75772</text:p>
          </table:table-cell>
          <table:table-cell office:value-type="float" office:value="5.60427451133728" calcext:value-type="float">
            <text:p>5.60427451133728</text:p>
          </table:table-cell>
          <table:table-cell office:value-type="float" office:value="19.3619945113373" calcext:value-type="float">
            <text:p>19.361994511337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6" calcext:value-type="float">
            <text:p>86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13.75365" calcext:value-type="float">
            <text:p>13.75365</text:p>
          </table:table-cell>
          <table:table-cell office:value-type="float" office:value="0.478372812271118" calcext:value-type="float">
            <text:p>0.478372812271118</text:p>
          </table:table-cell>
          <table:table-cell office:value-type="float" office:value="14.2320228122711" calcext:value-type="float">
            <text:p>14.23202281227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7" calcext:value-type="float">
            <text:p>87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13.72549" calcext:value-type="float">
            <text:p>13.72549</text:p>
          </table:table-cell>
          <table:table-cell office:value-type="float" office:value="0.712240695953369" calcext:value-type="float">
            <text:p>0.712240695953369</text:p>
          </table:table-cell>
          <table:table-cell office:value-type="float" office:value="14.4377306959534" calcext:value-type="float">
            <text:p>14.43773069595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8" calcext:value-type="float">
            <text:p>88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13.72586" calcext:value-type="float">
            <text:p>13.72586</text:p>
          </table:table-cell>
          <table:table-cell office:value-type="float" office:value="0.635035991668701" calcext:value-type="float">
            <text:p>0.635035991668701</text:p>
          </table:table-cell>
          <table:table-cell office:value-type="float" office:value="14.3608959916687" calcext:value-type="float">
            <text:p>14.360895991668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9" calcext:value-type="float">
            <text:p>89</text:p>
          </table:table-cell>
          <table:table-cell office:value-type="float" office:value="0.31802" calcext:value-type="float">
            <text:p>0.31802</text:p>
          </table:table-cell>
          <table:table-cell office:value-type="float" office:value="13.7658" calcext:value-type="float">
            <text:p>13.7658</text:p>
          </table:table-cell>
          <table:table-cell office:value-type="float" office:value="0.409331321716308" calcext:value-type="float">
            <text:p>0.409331321716308</text:p>
          </table:table-cell>
          <table:table-cell office:value-type="float" office:value="14.1751313217163" calcext:value-type="float">
            <text:p>14.175131321716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0" calcext:value-type="float">
            <text:p>90</text:p>
          </table:table-cell>
          <table:table-cell office:value-type="float" office:value="0.34687" calcext:value-type="float">
            <text:p>0.34687</text:p>
          </table:table-cell>
          <table:table-cell office:value-type="float" office:value="13.79465" calcext:value-type="float">
            <text:p>13.794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1" calcext:value-type="float">
            <text:p>91</text:p>
          </table:table-cell>
          <table:table-cell office:value-type="float" office:value="0.29252" calcext:value-type="float">
            <text:p>0.29252</text:p>
          </table:table-cell>
          <table:table-cell office:value-type="float" office:value="13.7403" calcext:value-type="float">
            <text:p>13.7403</text:p>
          </table:table-cell>
          <table:table-cell office:value-type="float" office:value="0.641104459762573" calcext:value-type="float">
            <text:p>0.641104459762573</text:p>
          </table:table-cell>
          <table:table-cell office:value-type="float" office:value="14.3814044597626" calcext:value-type="float">
            <text:p>14.381404459762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2" calcext:value-type="float">
            <text:p>92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13.76717" calcext:value-type="float">
            <text:p>13.76717</text:p>
          </table:table-cell>
          <table:table-cell office:value-type="float" office:value="0.432061195373535" calcext:value-type="float">
            <text:p>0.432061195373535</text:p>
          </table:table-cell>
          <table:table-cell office:value-type="float" office:value="14.1992311953735" calcext:value-type="float">
            <text:p>14.1992311953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3" calcext:value-type="float">
            <text:p>93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13.74437" calcext:value-type="float">
            <text:p>13.74437</text:p>
          </table:table-cell>
          <table:table-cell office:value-type="float" office:value="0.699600934982299" calcext:value-type="float">
            <text:p>0.699600934982299</text:p>
          </table:table-cell>
          <table:table-cell office:value-type="float" office:value="14.4439709349823" calcext:value-type="float">
            <text:p>14.443970934982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4" calcext:value-type="float">
            <text:p>94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13.71531" calcext:value-type="float">
            <text:p>13.715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5" calcext:value-type="float">
            <text:p>95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13.69935" calcext:value-type="float">
            <text:p>13.69935</text:p>
          </table:table-cell>
          <table:table-cell office:value-type="float" office:value="0.488418340682983" calcext:value-type="float">
            <text:p>0.488418340682983</text:p>
          </table:table-cell>
          <table:table-cell office:value-type="float" office:value="14.187768340683" calcext:value-type="float">
            <text:p>14.18776834068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6" calcext:value-type="float">
            <text:p>96</text:p>
          </table:table-cell>
          <table:table-cell office:value-type="float" office:value="0.33581" calcext:value-type="float">
            <text:p>0.33581</text:p>
          </table:table-cell>
          <table:table-cell office:value-type="float" office:value="13.78359" calcext:value-type="float">
            <text:p>13.783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7" calcext:value-type="float">
            <text:p>97</text:p>
          </table:table-cell>
          <table:table-cell office:value-type="float" office:value="0.3005" calcext:value-type="float">
            <text:p>0.3005</text:p>
          </table:table-cell>
          <table:table-cell office:value-type="float" office:value="13.74828" calcext:value-type="float">
            <text:p>13.74828</text:p>
          </table:table-cell>
          <table:table-cell office:value-type="float" office:value="0.639691829681396" calcext:value-type="float">
            <text:p>0.639691829681396</text:p>
          </table:table-cell>
          <table:table-cell office:value-type="float" office:value="14.3879718296814" calcext:value-type="float">
            <text:p>14.38797182968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8" calcext:value-type="float">
            <text:p>98</text:p>
          </table:table-cell>
          <table:table-cell office:value-type="float" office:value="0.29185" calcext:value-type="float">
            <text:p>0.29185</text:p>
          </table:table-cell>
          <table:table-cell office:value-type="float" office:value="13.73963" calcext:value-type="float">
            <text:p>13.73963</text:p>
          </table:table-cell>
          <table:table-cell office:value-type="float" office:value="0.489875316619873" calcext:value-type="float">
            <text:p>0.489875316619873</text:p>
          </table:table-cell>
          <table:table-cell office:value-type="float" office:value="14.2295053166199" calcext:value-type="float">
            <text:p>14.22950531661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9" calcext:value-type="float">
            <text:p>99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13.69663" calcext:value-type="float">
            <text:p>13.69663</text:p>
          </table:table-cell>
          <table:table-cell office:value-type="float" office:value="0.540045261383056" calcext:value-type="float">
            <text:p>0.540045261383056</text:p>
          </table:table-cell>
          <table:table-cell office:value-type="float" office:value="14.2366752613831" calcext:value-type="float">
            <text:p>14.23667526138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00" calcext:value-type="float">
            <text:p>100</text:p>
          </table:table-cell>
          <table:table-cell office:value-type="float" office:value="0.26414" calcext:value-type="float">
            <text:p>0.26414</text:p>
          </table:table-cell>
          <table:table-cell office:value-type="float" office:value="13.71192" calcext:value-type="float">
            <text:p>13.711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0" calcext:value-type="float">
            <text:p>0</text:p>
          </table:table-cell>
          <table:table-cell office:value-type="float" office:value="0.28626" calcext:value-type="float">
            <text:p>0.28626</text:p>
          </table:table-cell>
          <table:table-cell office:value-type="float" office:value="13.55337" calcext:value-type="float">
            <text:p>13.55337</text:p>
          </table:table-cell>
          <table:table-cell office:value-type="float" office:value="0.747997522354126" calcext:value-type="float">
            <text:p>0.747997522354126</text:p>
          </table:table-cell>
          <table:table-cell office:value-type="float" office:value="14.3013675223541" calcext:value-type="float">
            <text:p>14.301367522354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" calcext:value-type="float">
            <text:p>1</text:p>
          </table:table-cell>
          <table:table-cell office:value-type="float" office:value="0.29236" calcext:value-type="float">
            <text:p>0.29236</text:p>
          </table:table-cell>
          <table:table-cell office:value-type="float" office:value="13.55947" calcext:value-type="float">
            <text:p>13.55947</text:p>
          </table:table-cell>
          <table:table-cell office:value-type="float" office:value="0.693324089050293" calcext:value-type="float">
            <text:p>0.693324089050293</text:p>
          </table:table-cell>
          <table:table-cell office:value-type="float" office:value="14.2527940890503" calcext:value-type="float">
            <text:p>14.252794089050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" calcext:value-type="float">
            <text:p>2</text:p>
          </table:table-cell>
          <table:table-cell office:value-type="float" office:value="0.30204" calcext:value-type="float">
            <text:p>0.30204</text:p>
          </table:table-cell>
          <table:table-cell office:value-type="float" office:value="13.56915" calcext:value-type="float">
            <text:p>13.56915</text:p>
          </table:table-cell>
          <table:table-cell office:value-type="float" office:value="1.83632278442382" calcext:value-type="float">
            <text:p>1.83632278442382</text:p>
          </table:table-cell>
          <table:table-cell office:value-type="float" office:value="15.4054727844238" calcext:value-type="float">
            <text:p>15.405472784423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" calcext:value-type="float">
            <text:p>3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13.58885" calcext:value-type="float">
            <text:p>13.58885</text:p>
          </table:table-cell>
          <table:table-cell office:value-type="float" office:value="94.1535246372222" calcext:value-type="float">
            <text:p>94.1535246372222</text:p>
          </table:table-cell>
          <table:table-cell office:value-type="float" office:value="107.742374637222" calcext:value-type="float">
            <text:p>107.742374637222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199" calcext:value-type="float">
            <text:p>3199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" calcext:value-type="float">
            <text:p>4</text:p>
          </table:table-cell>
          <table:table-cell office:value-type="float" office:value="0.28401" calcext:value-type="float">
            <text:p>0.28401</text:p>
          </table:table-cell>
          <table:table-cell office:value-type="float" office:value="13.55112" calcext:value-type="float">
            <text:p>13.55112</text:p>
          </table:table-cell>
          <table:table-cell office:value-type="float" office:value="0.704913139343261" calcext:value-type="float">
            <text:p>0.704913139343261</text:p>
          </table:table-cell>
          <table:table-cell office:value-type="float" office:value="14.2560331393433" calcext:value-type="float">
            <text:p>14.256033139343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" calcext:value-type="float">
            <text:p>5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13.5637" calcext:value-type="float">
            <text:p>13.5637</text:p>
          </table:table-cell>
          <table:table-cell office:value-type="float" office:value="41.1665241718292" calcext:value-type="float">
            <text:p>41.1665241718292</text:p>
          </table:table-cell>
          <table:table-cell office:value-type="float" office:value="54.7302241718292" calcext:value-type="float">
            <text:p>54.7302241718292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840" calcext:value-type="float">
            <text:p>38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" calcext:value-type="float">
            <text:p>6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13.56062" calcext:value-type="float">
            <text:p>13.56062</text:p>
          </table:table-cell>
          <table:table-cell office:value-type="float" office:value="0.707873821258544" calcext:value-type="float">
            <text:p>0.707873821258544</text:p>
          </table:table-cell>
          <table:table-cell office:value-type="float" office:value="14.2684938212585" calcext:value-type="float">
            <text:p>14.268493821258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" calcext:value-type="float">
            <text:p>7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13.46496" calcext:value-type="float">
            <text:p>13.46496</text:p>
          </table:table-cell>
          <table:table-cell office:value-type="float" office:value="0.428156375885009" calcext:value-type="float">
            <text:p>0.428156375885009</text:p>
          </table:table-cell>
          <table:table-cell office:value-type="float" office:value="13.893116375885" calcext:value-type="float">
            <text:p>13.893116375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" calcext:value-type="float">
            <text:p>8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13.53849" calcext:value-type="float">
            <text:p>13.53849</text:p>
          </table:table-cell>
          <table:table-cell office:value-type="float" office:value="0.641857147216796" calcext:value-type="float">
            <text:p>0.641857147216796</text:p>
          </table:table-cell>
          <table:table-cell office:value-type="float" office:value="14.1803471472168" calcext:value-type="float">
            <text:p>14.180347147216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" calcext:value-type="float">
            <text:p>9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13.54014" calcext:value-type="float">
            <text:p>13.54014</text:p>
          </table:table-cell>
          <table:table-cell office:value-type="float" office:value="0.626771688461303" calcext:value-type="float">
            <text:p>0.626771688461303</text:p>
          </table:table-cell>
          <table:table-cell office:value-type="float" office:value="14.1669116884613" calcext:value-type="float">
            <text:p>14.16691168846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0" calcext:value-type="float">
            <text:p>10</text:p>
          </table:table-cell>
          <table:table-cell office:value-type="float" office:value="0.27765" calcext:value-type="float">
            <text:p>0.27765</text:p>
          </table:table-cell>
          <table:table-cell office:value-type="float" office:value="13.54476" calcext:value-type="float">
            <text:p>13.54476</text:p>
          </table:table-cell>
          <table:table-cell office:value-type="float" office:value="0.563474416732788" calcext:value-type="float">
            <text:p>0.563474416732788</text:p>
          </table:table-cell>
          <table:table-cell office:value-type="float" office:value="14.1082344167328" calcext:value-type="float">
            <text:p>14.10823441673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1" calcext:value-type="float">
            <text:p>11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13.55236" calcext:value-type="float">
            <text:p>13.55236</text:p>
          </table:table-cell>
          <table:table-cell office:value-type="float" office:value="0.537591695785522" calcext:value-type="float">
            <text:p>0.537591695785522</text:p>
          </table:table-cell>
          <table:table-cell office:value-type="float" office:value="14.0899516957855" calcext:value-type="float">
            <text:p>14.08995169578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2" calcext:value-type="float">
            <text:p>12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13.55168" calcext:value-type="float">
            <text:p>13.55168</text:p>
          </table:table-cell>
          <table:table-cell office:value-type="float" office:value="0.589367151260376" calcext:value-type="float">
            <text:p>0.589367151260376</text:p>
          </table:table-cell>
          <table:table-cell office:value-type="float" office:value="14.1410471512604" calcext:value-type="float">
            <text:p>14.141047151260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3" calcext:value-type="float">
            <text:p>13</text:p>
          </table:table-cell>
          <table:table-cell office:value-type="float" office:value="0.25758" calcext:value-type="float">
            <text:p>0.25758</text:p>
          </table:table-cell>
          <table:table-cell office:value-type="float" office:value="13.52469" calcext:value-type="float">
            <text:p>13.52469</text:p>
          </table:table-cell>
          <table:table-cell office:value-type="float" office:value="0.544401407241821" calcext:value-type="float">
            <text:p>0.544401407241821</text:p>
          </table:table-cell>
          <table:table-cell office:value-type="float" office:value="14.0690914072418" calcext:value-type="float">
            <text:p>14.06909140724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4" calcext:value-type="float">
            <text:p>14</text:p>
          </table:table-cell>
          <table:table-cell office:value-type="float" office:value="0.26431" calcext:value-type="float">
            <text:p>0.26431</text:p>
          </table:table-cell>
          <table:table-cell office:value-type="float" office:value="13.53142" calcext:value-type="float">
            <text:p>13.53142</text:p>
          </table:table-cell>
          <table:table-cell office:value-type="float" office:value="0.633028268814086" calcext:value-type="float">
            <text:p>0.633028268814086</text:p>
          </table:table-cell>
          <table:table-cell office:value-type="float" office:value="14.1644482688141" calcext:value-type="float">
            <text:p>14.164448268814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5" calcext:value-type="float">
            <text:p>15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13.54257" calcext:value-type="float">
            <text:p>13.54257</text:p>
          </table:table-cell>
          <table:table-cell office:value-type="float" office:value="0.675074338912963" calcext:value-type="float">
            <text:p>0.675074338912963</text:p>
          </table:table-cell>
          <table:table-cell office:value-type="float" office:value="14.217644338913" calcext:value-type="float">
            <text:p>14.21764433891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6" calcext:value-type="float">
            <text:p>16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13.54022" calcext:value-type="float">
            <text:p>13.54022</text:p>
          </table:table-cell>
          <table:table-cell office:value-type="float" office:value="0.613844394683837" calcext:value-type="float">
            <text:p>0.613844394683837</text:p>
          </table:table-cell>
          <table:table-cell office:value-type="float" office:value="14.1540643946838" calcext:value-type="float">
            <text:p>14.15406439468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7" calcext:value-type="float">
            <text:p>17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13.57889" calcext:value-type="float">
            <text:p>13.57889</text:p>
          </table:table-cell>
          <table:table-cell office:value-type="float" office:value="2.55625081062316" calcext:value-type="float">
            <text:p>2.55625081062316</text:p>
          </table:table-cell>
          <table:table-cell office:value-type="float" office:value="16.1351408106232" calcext:value-type="float">
            <text:p>16.1351408106232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8" calcext:value-type="float">
            <text:p>18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13.56944" calcext:value-type="float">
            <text:p>13.56944</text:p>
          </table:table-cell>
          <table:table-cell office:value-type="float" office:value="0.672534465789794" calcext:value-type="float">
            <text:p>0.672534465789794</text:p>
          </table:table-cell>
          <table:table-cell office:value-type="float" office:value="14.2419744657898" calcext:value-type="float">
            <text:p>14.241974465789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9" calcext:value-type="float">
            <text:p>19</text:p>
          </table:table-cell>
          <table:table-cell office:value-type="float" office:value="0.2863" calcext:value-type="float">
            <text:p>0.2863</text:p>
          </table:table-cell>
          <table:table-cell office:value-type="float" office:value="13.55341" calcext:value-type="float">
            <text:p>13.55341</text:p>
          </table:table-cell>
          <table:table-cell office:value-type="float" office:value="0.794675588607788" calcext:value-type="float">
            <text:p>0.794675588607788</text:p>
          </table:table-cell>
          <table:table-cell office:value-type="float" office:value="14.3480855886078" calcext:value-type="float">
            <text:p>14.348085588607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0" calcext:value-type="float">
            <text:p>20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13.56336" calcext:value-type="float">
            <text:p>13.56336</text:p>
          </table:table-cell>
          <table:table-cell office:value-type="float" office:value="0.840096950531005" calcext:value-type="float">
            <text:p>0.840096950531005</text:p>
          </table:table-cell>
          <table:table-cell office:value-type="float" office:value="14.403456950531" calcext:value-type="float">
            <text:p>14.40345695053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1" calcext:value-type="float">
            <text:p>21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13.56518" calcext:value-type="float">
            <text:p>13.56518</text:p>
          </table:table-cell>
          <table:table-cell office:value-type="float" office:value="0.617468833923339" calcext:value-type="float">
            <text:p>0.617468833923339</text:p>
          </table:table-cell>
          <table:table-cell office:value-type="float" office:value="14.1826488339233" calcext:value-type="float">
            <text:p>14.182648833923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2" calcext:value-type="float">
            <text:p>22</text:p>
          </table:table-cell>
          <table:table-cell office:value-type="float" office:value="0.2728" calcext:value-type="float">
            <text:p>0.2728</text:p>
          </table:table-cell>
          <table:table-cell office:value-type="float" office:value="13.53991" calcext:value-type="float">
            <text:p>13.53991</text:p>
          </table:table-cell>
          <table:table-cell office:value-type="float" office:value="0.899383068084716" calcext:value-type="float">
            <text:p>0.899383068084716</text:p>
          </table:table-cell>
          <table:table-cell office:value-type="float" office:value="14.4392930680847" calcext:value-type="float">
            <text:p>14.439293068084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3" calcext:value-type="float">
            <text:p>23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13.55919" calcext:value-type="float">
            <text:p>13.55919</text:p>
          </table:table-cell>
          <table:table-cell office:value-type="float" office:value="0.678175210952758" calcext:value-type="float">
            <text:p>0.678175210952758</text:p>
          </table:table-cell>
          <table:table-cell office:value-type="float" office:value="14.2373652109528" calcext:value-type="float">
            <text:p>14.237365210952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4" calcext:value-type="float">
            <text:p>24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13.54633" calcext:value-type="float">
            <text:p>13.54633</text:p>
          </table:table-cell>
          <table:table-cell office:value-type="float" office:value="0.680898904800415" calcext:value-type="float">
            <text:p>0.680898904800415</text:p>
          </table:table-cell>
          <table:table-cell office:value-type="float" office:value="14.2272289048004" calcext:value-type="float">
            <text:p>14.227228904800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5" calcext:value-type="float">
            <text:p>25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13.55792" calcext:value-type="float">
            <text:p>13.55792</text:p>
          </table:table-cell>
          <table:table-cell office:value-type="float" office:value="0.928363561630249" calcext:value-type="float">
            <text:p>0.928363561630249</text:p>
          </table:table-cell>
          <table:table-cell office:value-type="float" office:value="14.4862835616303" calcext:value-type="float">
            <text:p>14.486283561630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6" calcext:value-type="float">
            <text:p>26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13.5395" calcext:value-type="float">
            <text:p>13.5395</text:p>
          </table:table-cell>
          <table:table-cell office:value-type="float" office:value="0.542730093002319" calcext:value-type="float">
            <text:p>0.542730093002319</text:p>
          </table:table-cell>
          <table:table-cell office:value-type="float" office:value="14.0822300930023" calcext:value-type="float">
            <text:p>14.08223009300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7" calcext:value-type="float">
            <text:p>27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13.52355" calcext:value-type="float">
            <text:p>13.52355</text:p>
          </table:table-cell>
          <table:table-cell office:value-type="float" office:value="0.464158058166503" calcext:value-type="float">
            <text:p>0.464158058166503</text:p>
          </table:table-cell>
          <table:table-cell office:value-type="float" office:value="13.9877080581665" calcext:value-type="float">
            <text:p>13.987708058166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8" calcext:value-type="float">
            <text:p>28</text:p>
          </table:table-cell>
          <table:table-cell office:value-type="float" office:value="0.3074" calcext:value-type="float">
            <text:p>0.3074</text:p>
          </table:table-cell>
          <table:table-cell office:value-type="float" office:value="13.57451" calcext:value-type="float">
            <text:p>13.57451</text:p>
          </table:table-cell>
          <table:table-cell office:value-type="float" office:value="0.711772680282592" calcext:value-type="float">
            <text:p>0.711772680282592</text:p>
          </table:table-cell>
          <table:table-cell office:value-type="float" office:value="14.2862826802826" calcext:value-type="float">
            <text:p>14.286282680282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9" calcext:value-type="float">
            <text:p>29</text:p>
          </table:table-cell>
          <table:table-cell office:value-type="float" office:value="0.31655" calcext:value-type="float">
            <text:p>0.31655</text:p>
          </table:table-cell>
          <table:table-cell office:value-type="float" office:value="13.58366" calcext:value-type="float">
            <text:p>13.58366</text:p>
          </table:table-cell>
          <table:table-cell office:value-type="float" office:value="4.81391811370849" calcext:value-type="float">
            <text:p>4.81391811370849</text:p>
          </table:table-cell>
          <table:table-cell office:value-type="float" office:value="18.3975781137085" calcext:value-type="float">
            <text:p>18.3975781137085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144" calcext:value-type="float">
            <text:p>11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0" calcext:value-type="float">
            <text:p>30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13.55214" calcext:value-type="float">
            <text:p>13.55214</text:p>
          </table:table-cell>
          <table:table-cell office:value-type="float" office:value="0.525606632232666" calcext:value-type="float">
            <text:p>0.525606632232666</text:p>
          </table:table-cell>
          <table:table-cell office:value-type="float" office:value="14.0777466322327" calcext:value-type="float">
            <text:p>14.077746632232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1" calcext:value-type="float">
            <text:p>31</text:p>
          </table:table-cell>
          <table:table-cell office:value-type="float" office:value="0.26514" calcext:value-type="float">
            <text:p>0.26514</text:p>
          </table:table-cell>
          <table:table-cell office:value-type="float" office:value="13.53225" calcext:value-type="float">
            <text:p>13.53225</text:p>
          </table:table-cell>
          <table:table-cell office:value-type="float" office:value="0.544096708297729" calcext:value-type="float">
            <text:p>0.544096708297729</text:p>
          </table:table-cell>
          <table:table-cell office:value-type="float" office:value="14.0763467082977" calcext:value-type="float">
            <text:p>14.076346708297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2" calcext:value-type="float">
            <text:p>32</text:p>
          </table:table-cell>
          <table:table-cell office:value-type="float" office:value="0.28886" calcext:value-type="float">
            <text:p>0.28886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0.939617395401001" calcext:value-type="float">
            <text:p>0.939617395401001</text:p>
          </table:table-cell>
          <table:table-cell office:value-type="float" office:value="14.495587395401" calcext:value-type="float">
            <text:p>14.49558739540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3" calcext:value-type="float">
            <text:p>33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13.55698" calcext:value-type="float">
            <text:p>13.55698</text:p>
          </table:table-cell>
          <table:table-cell office:value-type="float" office:value="0.601775169372558" calcext:value-type="float">
            <text:p>0.601775169372558</text:p>
          </table:table-cell>
          <table:table-cell office:value-type="float" office:value="14.1587551693726" calcext:value-type="float">
            <text:p>14.15875516937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4" calcext:value-type="float">
            <text:p>34</text:p>
          </table:table-cell>
          <table:table-cell office:value-type="float" office:value="0.17993" calcext:value-type="float">
            <text:p>0.17993</text:p>
          </table:table-cell>
          <table:table-cell office:value-type="float" office:value="13.44704" calcext:value-type="float">
            <text:p>13.44704</text:p>
          </table:table-cell>
          <table:table-cell office:value-type="float" office:value="0.421092987060546" calcext:value-type="float">
            <text:p>0.421092987060546</text:p>
          </table:table-cell>
          <table:table-cell office:value-type="float" office:value="13.8681329870605" calcext:value-type="float">
            <text:p>13.868132987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5" calcext:value-type="float">
            <text:p>35</text:p>
          </table:table-cell>
          <table:table-cell office:value-type="float" office:value="0.28008" calcext:value-type="float">
            <text:p>0.28008</text:p>
          </table:table-cell>
          <table:table-cell office:value-type="float" office:value="13.54719" calcext:value-type="float">
            <text:p>13.54719</text:p>
          </table:table-cell>
          <table:table-cell office:value-type="float" office:value="0.695551395416259" calcext:value-type="float">
            <text:p>0.695551395416259</text:p>
          </table:table-cell>
          <table:table-cell office:value-type="float" office:value="14.2427413954163" calcext:value-type="float">
            <text:p>14.242741395416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6" calcext:value-type="float">
            <text:p>36</text:p>
          </table:table-cell>
          <table:table-cell office:value-type="float" office:value="0.27776" calcext:value-type="float">
            <text:p>0.27776</text:p>
          </table:table-cell>
          <table:table-cell office:value-type="float" office:value="13.54487" calcext:value-type="float">
            <text:p>13.54487</text:p>
          </table:table-cell>
          <table:table-cell office:value-type="float" office:value="0.625562906265258" calcext:value-type="float">
            <text:p>0.625562906265258</text:p>
          </table:table-cell>
          <table:table-cell office:value-type="float" office:value="14.1704329062653" calcext:value-type="float">
            <text:p>14.170432906265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7" calcext:value-type="float">
            <text:p>37</text:p>
          </table:table-cell>
          <table:table-cell office:value-type="float" office:value="0.26838" calcext:value-type="float">
            <text:p>0.26838</text:p>
          </table:table-cell>
          <table:table-cell office:value-type="float" office:value="13.53549" calcext:value-type="float">
            <text:p>13.53549</text:p>
          </table:table-cell>
          <table:table-cell office:value-type="float" office:value="0.527636051177978" calcext:value-type="float">
            <text:p>0.527636051177978</text:p>
          </table:table-cell>
          <table:table-cell office:value-type="float" office:value="14.063126051178" calcext:value-type="float">
            <text:p>14.06312605117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8" calcext:value-type="float">
            <text:p>38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13.5273" calcext:value-type="float">
            <text:p>13.5273</text:p>
          </table:table-cell>
          <table:table-cell office:value-type="float" office:value="0.609094619750976" calcext:value-type="float">
            <text:p>0.609094619750976</text:p>
          </table:table-cell>
          <table:table-cell office:value-type="float" office:value="14.136394619751" calcext:value-type="float">
            <text:p>14.13639461975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9" calcext:value-type="float">
            <text:p>39</text:p>
          </table:table-cell>
          <table:table-cell office:value-type="float" office:value="0.32083" calcext:value-type="float">
            <text:p>0.32083</text:p>
          </table:table-cell>
          <table:table-cell office:value-type="float" office:value="13.58794" calcext:value-type="float">
            <text:p>13.587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0" calcext:value-type="float">
            <text:p>40</text:p>
          </table:table-cell>
          <table:table-cell office:value-type="float" office:value="0.33924" calcext:value-type="float">
            <text:p>0.33924</text:p>
          </table:table-cell>
          <table:table-cell office:value-type="float" office:value="13.60635" calcext:value-type="float">
            <text:p>13.60635</text:p>
          </table:table-cell>
          <table:table-cell office:value-type="float" office:value="1.45720052719116" calcext:value-type="float">
            <text:p>1.45720052719116</text:p>
          </table:table-cell>
          <table:table-cell office:value-type="float" office:value="15.0635505271912" calcext:value-type="float">
            <text:p>15.0635505271912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864" calcext:value-type="float">
            <text:p>86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1" calcext:value-type="float">
            <text:p>41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13.58408" calcext:value-type="float">
            <text:p>13.58408</text:p>
          </table:table-cell>
          <table:table-cell office:value-type="float" office:value="0.742851018905639" calcext:value-type="float">
            <text:p>0.742851018905639</text:p>
          </table:table-cell>
          <table:table-cell office:value-type="float" office:value="14.3269310189056" calcext:value-type="float">
            <text:p>14.326931018905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2" calcext:value-type="float">
            <text:p>42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13.57665" calcext:value-type="float">
            <text:p>13.57665</text:p>
          </table:table-cell>
          <table:table-cell office:value-type="float" office:value="0.635287761688232" calcext:value-type="float">
            <text:p>0.635287761688232</text:p>
          </table:table-cell>
          <table:table-cell office:value-type="float" office:value="14.2119377616882" calcext:value-type="float">
            <text:p>14.211937761688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3" calcext:value-type="float">
            <text:p>43</text:p>
          </table:table-cell>
          <table:table-cell office:value-type="float" office:value="0.29931" calcext:value-type="float">
            <text:p>0.29931</text:p>
          </table:table-cell>
          <table:table-cell office:value-type="float" office:value="13.56642" calcext:value-type="float">
            <text:p>13.56642</text:p>
          </table:table-cell>
          <table:table-cell office:value-type="float" office:value="0.657976865768432" calcext:value-type="float">
            <text:p>0.657976865768432</text:p>
          </table:table-cell>
          <table:table-cell office:value-type="float" office:value="14.2243968657684" calcext:value-type="float">
            <text:p>14.224396865768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4" calcext:value-type="float">
            <text:p>44</text:p>
          </table:table-cell>
          <table:table-cell office:value-type="float" office:value="0.30053" calcext:value-type="float">
            <text:p>0.30053</text:p>
          </table:table-cell>
          <table:table-cell office:value-type="float" office:value="13.56764" calcext:value-type="float">
            <text:p>13.56764</text:p>
          </table:table-cell>
          <table:table-cell office:value-type="float" office:value="94.4706120491027" calcext:value-type="float">
            <text:p>94.4706120491027</text:p>
          </table:table-cell>
          <table:table-cell office:value-type="float" office:value="108.038252049103" calcext:value-type="float">
            <text:p>108.038252049103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496" calcext:value-type="float">
            <text:p>24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5" calcext:value-type="float">
            <text:p>45</text:p>
          </table:table-cell>
          <table:table-cell office:value-type="float" office:value="0.36689" calcext:value-type="float">
            <text:p>0.36689</text:p>
          </table:table-cell>
          <table:table-cell office:value-type="float" office:value="13.634" calcext:value-type="float">
            <text:p>13.634</text:p>
          </table:table-cell>
          <table:table-cell office:value-type="float" office:value="7.98199772834777" calcext:value-type="float">
            <text:p>7.98199772834777</text:p>
          </table:table-cell>
          <table:table-cell office:value-type="float" office:value="21.6159977283478" calcext:value-type="float">
            <text:p>21.6159977283478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754" calcext:value-type="float">
            <text:p>27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6" calcext:value-type="float">
            <text:p>46</text:p>
          </table:table-cell>
          <table:table-cell office:value-type="float" office:value="0.28676" calcext:value-type="float">
            <text:p>0.28676</text:p>
          </table:table-cell>
          <table:table-cell office:value-type="float" office:value="13.55387" calcext:value-type="float">
            <text:p>13.55387</text:p>
          </table:table-cell>
          <table:table-cell office:value-type="float" office:value="0.608461380004882" calcext:value-type="float">
            <text:p>0.608461380004882</text:p>
          </table:table-cell>
          <table:table-cell office:value-type="float" office:value="14.1623313800049" calcext:value-type="float">
            <text:p>14.162331380004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7" calcext:value-type="float">
            <text:p>47</text:p>
          </table:table-cell>
          <table:table-cell office:value-type="float" office:value="0.31534" calcext:value-type="float">
            <text:p>0.31534</text:p>
          </table:table-cell>
          <table:table-cell office:value-type="float" office:value="13.58245" calcext:value-type="float">
            <text:p>13.58245</text:p>
          </table:table-cell>
          <table:table-cell office:value-type="float" office:value="1.05775380134582" calcext:value-type="float">
            <text:p>1.05775380134582</text:p>
          </table:table-cell>
          <table:table-cell office:value-type="float" office:value="14.6402038013458" calcext:value-type="float">
            <text:p>14.6402038013458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8" calcext:value-type="float">
            <text:p>48</text:p>
          </table:table-cell>
          <table:table-cell office:value-type="float" office:value="0.29752" calcext:value-type="float">
            <text:p>0.29752</text:p>
          </table:table-cell>
          <table:table-cell office:value-type="float" office:value="13.56463" calcext:value-type="float">
            <text:p>13.56463</text:p>
          </table:table-cell>
          <table:table-cell office:value-type="float" office:value="0.61846113204956" calcext:value-type="float">
            <text:p>0.61846113204956</text:p>
          </table:table-cell>
          <table:table-cell office:value-type="float" office:value="14.1830911320496" calcext:value-type="float">
            <text:p>14.183091132049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9" calcext:value-type="float">
            <text:p>49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13.51495" calcext:value-type="float">
            <text:p>13.51495</text:p>
          </table:table-cell>
          <table:table-cell office:value-type="float" office:value="0.462918519973754" calcext:value-type="float">
            <text:p>0.462918519973754</text:p>
          </table:table-cell>
          <table:table-cell office:value-type="float" office:value="13.9778685199738" calcext:value-type="float">
            <text:p>13.977868519973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0" calcext:value-type="float">
            <text:p>50</text:p>
          </table:table-cell>
          <table:table-cell office:value-type="float" office:value="0.2493" calcext:value-type="float">
            <text:p>0.2493</text:p>
          </table:table-cell>
          <table:table-cell office:value-type="float" office:value="13.51641" calcext:value-type="float">
            <text:p>13.51641</text:p>
          </table:table-cell>
          <table:table-cell office:value-type="float" office:value="0.432843446731567" calcext:value-type="float">
            <text:p>0.432843446731567</text:p>
          </table:table-cell>
          <table:table-cell office:value-type="float" office:value="13.9492534467316" calcext:value-type="float">
            <text:p>13.94925344673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1" calcext:value-type="float">
            <text:p>51</text:p>
          </table:table-cell>
          <table:table-cell office:value-type="float" office:value="0.25928" calcext:value-type="float">
            <text:p>0.25928</text:p>
          </table:table-cell>
          <table:table-cell office:value-type="float" office:value="13.52639" calcext:value-type="float">
            <text:p>13.52639</text:p>
          </table:table-cell>
          <table:table-cell office:value-type="float" office:value="0.540277004241943" calcext:value-type="float">
            <text:p>0.540277004241943</text:p>
          </table:table-cell>
          <table:table-cell office:value-type="float" office:value="14.0666670042419" calcext:value-type="float">
            <text:p>14.06666700424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2" calcext:value-type="float">
            <text:p>52</text:p>
          </table:table-cell>
          <table:table-cell office:value-type="float" office:value="0.30628" calcext:value-type="float">
            <text:p>0.30628</text:p>
          </table:table-cell>
          <table:table-cell office:value-type="float" office:value="13.57339" calcext:value-type="float">
            <text:p>13.57339</text:p>
          </table:table-cell>
          <table:table-cell office:value-type="float" office:value="0.568413496017456" calcext:value-type="float">
            <text:p>0.568413496017456</text:p>
          </table:table-cell>
          <table:table-cell office:value-type="float" office:value="14.1418034960175" calcext:value-type="float">
            <text:p>14.141803496017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3" calcext:value-type="float">
            <text:p>53</text:p>
          </table:table-cell>
          <table:table-cell office:value-type="float" office:value="0.31738" calcext:value-type="float">
            <text:p>0.31738</text:p>
          </table:table-cell>
          <table:table-cell office:value-type="float" office:value="13.58449" calcext:value-type="float">
            <text:p>13.584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4" calcext:value-type="float">
            <text:p>54</text:p>
          </table:table-cell>
          <table:table-cell office:value-type="float" office:value="0.30441" calcext:value-type="float">
            <text:p>0.30441</text:p>
          </table:table-cell>
          <table:table-cell office:value-type="float" office:value="13.57152" calcext:value-type="float">
            <text:p>13.57152</text:p>
          </table:table-cell>
          <table:table-cell office:value-type="float" office:value="2.77878618240356" calcext:value-type="float">
            <text:p>2.77878618240356</text:p>
          </table:table-cell>
          <table:table-cell office:value-type="float" office:value="16.3503061824036" calcext:value-type="float">
            <text:p>16.350306182403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40" calcext:value-type="float">
            <text:p>6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5" calcext:value-type="float">
            <text:p>55</text:p>
          </table:table-cell>
          <table:table-cell office:value-type="float" office:value="0.30971" calcext:value-type="float">
            <text:p>0.30971</text:p>
          </table:table-cell>
          <table:table-cell office:value-type="float" office:value="13.57682" calcext:value-type="float">
            <text:p>13.57682</text:p>
          </table:table-cell>
          <table:table-cell office:value-type="float" office:value="0.877266883850097" calcext:value-type="float">
            <text:p>0.877266883850097</text:p>
          </table:table-cell>
          <table:table-cell office:value-type="float" office:value="14.4540868838501" calcext:value-type="float">
            <text:p>14.454086883850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6" calcext:value-type="float">
            <text:p>56</text:p>
          </table:table-cell>
          <table:table-cell office:value-type="float" office:value="0.27086" calcext:value-type="float">
            <text:p>0.27086</text:p>
          </table:table-cell>
          <table:table-cell office:value-type="float" office:value="13.53797" calcext:value-type="float">
            <text:p>13.53797</text:p>
          </table:table-cell>
          <table:table-cell office:value-type="float" office:value="0.46730089187622" calcext:value-type="float">
            <text:p>0.46730089187622</text:p>
          </table:table-cell>
          <table:table-cell office:value-type="float" office:value="14.0052708918762" calcext:value-type="float">
            <text:p>14.005270891876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7" calcext:value-type="float">
            <text:p>57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0.609341859817504" calcext:value-type="float">
            <text:p>0.609341859817504</text:p>
          </table:table-cell>
          <table:table-cell office:value-type="float" office:value="14.1727418598175" calcext:value-type="float">
            <text:p>14.172741859817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8" calcext:value-type="float">
            <text:p>58</text:p>
          </table:table-cell>
          <table:table-cell office:value-type="float" office:value="0.34696" calcext:value-type="float">
            <text:p>0.34696</text:p>
          </table:table-cell>
          <table:table-cell office:value-type="float" office:value="13.61407" calcext:value-type="float">
            <text:p>13.614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9" calcext:value-type="float">
            <text:p>59</text:p>
          </table:table-cell>
          <table:table-cell office:value-type="float" office:value="0.30278" calcext:value-type="float">
            <text:p>0.30278</text:p>
          </table:table-cell>
          <table:table-cell office:value-type="float" office:value="13.56989" calcext:value-type="float">
            <text:p>13.569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0" calcext:value-type="float">
            <text:p>60</text:p>
          </table:table-cell>
          <table:table-cell office:value-type="float" office:value="0.29785" calcext:value-type="float">
            <text:p>0.29785</text:p>
          </table:table-cell>
          <table:table-cell office:value-type="float" office:value="13.56496" calcext:value-type="float">
            <text:p>13.56496</text:p>
          </table:table-cell>
          <table:table-cell office:value-type="float" office:value="12.4738481044769" calcext:value-type="float">
            <text:p>12.4738481044769</text:p>
          </table:table-cell>
          <table:table-cell office:value-type="float" office:value="26.0388081044769" calcext:value-type="float">
            <text:p>26.038808104476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1" calcext:value-type="float">
            <text:p>61</text:p>
          </table:table-cell>
          <table:table-cell office:value-type="float" office:value="0.32451" calcext:value-type="float">
            <text:p>0.32451</text:p>
          </table:table-cell>
          <table:table-cell office:value-type="float" office:value="13.59162" calcext:value-type="float">
            <text:p>13.59162</text:p>
          </table:table-cell>
          <table:table-cell office:value-type="float" office:value="0.797935962677002" calcext:value-type="float">
            <text:p>0.797935962677002</text:p>
          </table:table-cell>
          <table:table-cell office:value-type="float" office:value="14.389555962677" calcext:value-type="float">
            <text:p>14.389555962677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2" calcext:value-type="float">
            <text:p>62</text:p>
          </table:table-cell>
          <table:table-cell office:value-type="float" office:value="0.3114" calcext:value-type="float">
            <text:p>0.3114</text:p>
          </table:table-cell>
          <table:table-cell office:value-type="float" office:value="13.57851" calcext:value-type="float">
            <text:p>13.57851</text:p>
          </table:table-cell>
          <table:table-cell office:value-type="float" office:value="280.541204690933" calcext:value-type="float">
            <text:p>280.541204690933</text:p>
          </table:table-cell>
          <table:table-cell office:value-type="float" office:value="294.119714690933" calcext:value-type="float">
            <text:p>294.119714690933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9700" calcext:value-type="float">
            <text:p>197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3" calcext:value-type="float">
            <text:p>63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13.50336" calcext:value-type="float">
            <text:p>13.50336</text:p>
          </table:table-cell>
          <table:table-cell office:value-type="float" office:value="0.449782371520996" calcext:value-type="float">
            <text:p>0.449782371520996</text:p>
          </table:table-cell>
          <table:table-cell office:value-type="float" office:value="13.953142371521" calcext:value-type="float">
            <text:p>13.95314237152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4" calcext:value-type="float">
            <text:p>64</text:p>
          </table:table-cell>
          <table:table-cell office:value-type="float" office:value="0.16798" calcext:value-type="float">
            <text:p>0.16798</text:p>
          </table:table-cell>
          <table:table-cell office:value-type="float" office:value="13.43509" calcext:value-type="float">
            <text:p>13.43509</text:p>
          </table:table-cell>
          <table:table-cell office:value-type="float" office:value="0.437785148620605" calcext:value-type="float">
            <text:p>0.437785148620605</text:p>
          </table:table-cell>
          <table:table-cell office:value-type="float" office:value="13.8728751486206" calcext:value-type="float">
            <text:p>13.8728751486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5" calcext:value-type="float">
            <text:p>65</text:p>
          </table:table-cell>
          <table:table-cell office:value-type="float" office:value="0.28821" calcext:value-type="float">
            <text:p>0.28821</text:p>
          </table:table-cell>
          <table:table-cell office:value-type="float" office:value="13.55532" calcext:value-type="float">
            <text:p>13.55532</text:p>
          </table:table-cell>
          <table:table-cell office:value-type="float" office:value="0.686284303665161" calcext:value-type="float">
            <text:p>0.686284303665161</text:p>
          </table:table-cell>
          <table:table-cell office:value-type="float" office:value="14.2416043036652" calcext:value-type="float">
            <text:p>14.241604303665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6" calcext:value-type="float">
            <text:p>66</text:p>
          </table:table-cell>
          <table:table-cell office:value-type="float" office:value="0.25205" calcext:value-type="float">
            <text:p>0.25205</text:p>
          </table:table-cell>
          <table:table-cell office:value-type="float" office:value="13.51916" calcext:value-type="float">
            <text:p>13.51916</text:p>
          </table:table-cell>
          <table:table-cell office:value-type="float" office:value="0.609845876693725" calcext:value-type="float">
            <text:p>0.609845876693725</text:p>
          </table:table-cell>
          <table:table-cell office:value-type="float" office:value="14.1290058766937" calcext:value-type="float">
            <text:p>14.12900587669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7" calcext:value-type="float">
            <text:p>67</text:p>
          </table:table-cell>
          <table:table-cell office:value-type="float" office:value="0.31635" calcext:value-type="float">
            <text:p>0.31635</text:p>
          </table:table-cell>
          <table:table-cell office:value-type="float" office:value="13.58346" calcext:value-type="float">
            <text:p>13.58346</text:p>
          </table:table-cell>
          <table:table-cell office:value-type="float" office:value="37.8679339885711" calcext:value-type="float">
            <text:p>37.8679339885711</text:p>
          </table:table-cell>
          <table:table-cell office:value-type="float" office:value="51.4513939885711" calcext:value-type="float">
            <text:p>51.451393988571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752" calcext:value-type="float">
            <text:p>475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8" calcext:value-type="float">
            <text:p>68</text:p>
          </table:table-cell>
          <table:table-cell office:value-type="float" office:value="0.28276" calcext:value-type="float">
            <text:p>0.28276</text:p>
          </table:table-cell>
          <table:table-cell office:value-type="float" office:value="13.54987" calcext:value-type="float">
            <text:p>13.54987</text:p>
          </table:table-cell>
          <table:table-cell office:value-type="float" office:value="0.612844467163085" calcext:value-type="float">
            <text:p>0.612844467163085</text:p>
          </table:table-cell>
          <table:table-cell office:value-type="float" office:value="14.1627144671631" calcext:value-type="float">
            <text:p>14.16271446716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9" calcext:value-type="float">
            <text:p>69</text:p>
          </table:table-cell>
          <table:table-cell office:value-type="float" office:value="0.27109" calcext:value-type="float">
            <text:p>0.27109</text:p>
          </table:table-cell>
          <table:table-cell office:value-type="float" office:value="13.5382" calcext:value-type="float">
            <text:p>13.5382</text:p>
          </table:table-cell>
          <table:table-cell office:value-type="float" office:value="0.616564750671386" calcext:value-type="float">
            <text:p>0.616564750671386</text:p>
          </table:table-cell>
          <table:table-cell office:value-type="float" office:value="14.1547647506714" calcext:value-type="float">
            <text:p>14.15476475067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0" calcext:value-type="float">
            <text:p>70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13.55065" calcext:value-type="float">
            <text:p>13.55065</text:p>
          </table:table-cell>
          <table:table-cell office:value-type="float" office:value="0.585164308547973" calcext:value-type="float">
            <text:p>0.585164308547973</text:p>
          </table:table-cell>
          <table:table-cell office:value-type="float" office:value="14.135814308548" calcext:value-type="float">
            <text:p>14.13581430854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1" calcext:value-type="float">
            <text:p>71</text:p>
          </table:table-cell>
          <table:table-cell office:value-type="float" office:value="0.32443" calcext:value-type="float">
            <text:p>0.32443</text:p>
          </table:table-cell>
          <table:table-cell office:value-type="float" office:value="13.59154" calcext:value-type="float">
            <text:p>13.59154</text:p>
          </table:table-cell>
          <table:table-cell office:value-type="float" office:value="0.979766607284545" calcext:value-type="float">
            <text:p>0.979766607284545</text:p>
          </table:table-cell>
          <table:table-cell office:value-type="float" office:value="14.5713066072845" calcext:value-type="float">
            <text:p>14.571306607284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76" calcext:value-type="float">
            <text:p>57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2" calcext:value-type="float">
            <text:p>72</text:p>
          </table:table-cell>
          <table:table-cell office:value-type="float" office:value="0.30304" calcext:value-type="float">
            <text:p>0.30304</text:p>
          </table:table-cell>
          <table:table-cell office:value-type="float" office:value="13.57015" calcext:value-type="float">
            <text:p>13.57015</text:p>
          </table:table-cell>
          <table:table-cell office:value-type="float" office:value="0.661055564880371" calcext:value-type="float">
            <text:p>0.661055564880371</text:p>
          </table:table-cell>
          <table:table-cell office:value-type="float" office:value="14.2312055648804" calcext:value-type="float">
            <text:p>14.231205564880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3" calcext:value-type="float">
            <text:p>73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13.53495" calcext:value-type="float">
            <text:p>13.53495</text:p>
          </table:table-cell>
          <table:table-cell office:value-type="float" office:value="0.604278564453125" calcext:value-type="float">
            <text:p>0.604278564453125</text:p>
          </table:table-cell>
          <table:table-cell office:value-type="float" office:value="14.1392285644531" calcext:value-type="float">
            <text:p>14.139228564453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4" calcext:value-type="float">
            <text:p>74</text:p>
          </table:table-cell>
          <table:table-cell office:value-type="float" office:value="0.26152" calcext:value-type="float">
            <text:p>0.26152</text:p>
          </table:table-cell>
          <table:table-cell office:value-type="float" office:value="13.52863" calcext:value-type="float">
            <text:p>13.52863</text:p>
          </table:table-cell>
          <table:table-cell office:value-type="float" office:value="0.434429168701171" calcext:value-type="float">
            <text:p>0.434429168701171</text:p>
          </table:table-cell>
          <table:table-cell office:value-type="float" office:value="13.9630591687012" calcext:value-type="float">
            <text:p>13.96305916870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5" calcext:value-type="float">
            <text:p>75</text:p>
          </table:table-cell>
          <table:table-cell office:value-type="float" office:value="0.27945" calcext:value-type="float">
            <text:p>0.27945</text:p>
          </table:table-cell>
          <table:table-cell office:value-type="float" office:value="13.54656" calcext:value-type="float">
            <text:p>13.54656</text:p>
          </table:table-cell>
          <table:table-cell office:value-type="float" office:value="0.79073166847229" calcext:value-type="float">
            <text:p>0.79073166847229</text:p>
          </table:table-cell>
          <table:table-cell office:value-type="float" office:value="14.3372916684723" calcext:value-type="float">
            <text:p>14.337291668472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6" calcext:value-type="float">
            <text:p>76</text:p>
          </table:table-cell>
          <table:table-cell office:value-type="float" office:value="0.2988" calcext:value-type="float">
            <text:p>0.2988</text:p>
          </table:table-cell>
          <table:table-cell office:value-type="float" office:value="13.56591" calcext:value-type="float">
            <text:p>13.56591</text:p>
          </table:table-cell>
          <table:table-cell office:value-type="float" office:value="0.82161259651184" calcext:value-type="float">
            <text:p>0.82161259651184</text:p>
          </table:table-cell>
          <table:table-cell office:value-type="float" office:value="14.3875225965118" calcext:value-type="float">
            <text:p>14.387522596511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7" calcext:value-type="float">
            <text:p>77</text:p>
          </table:table-cell>
          <table:table-cell office:value-type="float" office:value="0.27463" calcext:value-type="float">
            <text:p>0.27463</text:p>
          </table:table-cell>
          <table:table-cell office:value-type="float" office:value="13.54174" calcext:value-type="float">
            <text:p>13.54174</text:p>
          </table:table-cell>
          <table:table-cell office:value-type="float" office:value="0.676719903945922" calcext:value-type="float">
            <text:p>0.676719903945922</text:p>
          </table:table-cell>
          <table:table-cell office:value-type="float" office:value="14.2184599039459" calcext:value-type="float">
            <text:p>14.218459903945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8" calcext:value-type="float">
            <text:p>78</text:p>
          </table:table-cell>
          <table:table-cell office:value-type="float" office:value="0.29785" calcext:value-type="float">
            <text:p>0.29785</text:p>
          </table:table-cell>
          <table:table-cell office:value-type="float" office:value="13.56496" calcext:value-type="float">
            <text:p>13.56496</text:p>
          </table:table-cell>
          <table:table-cell office:value-type="float" office:value="0.540172815322876" calcext:value-type="float">
            <text:p>0.540172815322876</text:p>
          </table:table-cell>
          <table:table-cell office:value-type="float" office:value="14.1051328153229" calcext:value-type="float">
            <text:p>14.1051328153229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9" calcext:value-type="float">
            <text:p>79</text:p>
          </table:table-cell>
          <table:table-cell office:value-type="float" office:value="0.47963" calcext:value-type="float">
            <text:p>0.47963</text:p>
          </table:table-cell>
          <table:table-cell office:value-type="float" office:value="13.74674" calcext:value-type="float">
            <text:p>13.746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0" calcext:value-type="float">
            <text:p>80</text:p>
          </table:table-cell>
          <table:table-cell office:value-type="float" office:value="0.30126" calcext:value-type="float">
            <text:p>0.30126</text:p>
          </table:table-cell>
          <table:table-cell office:value-type="float" office:value="13.56837" calcext:value-type="float">
            <text:p>13.56837</text:p>
          </table:table-cell>
          <table:table-cell office:value-type="float" office:value="0.743230104446411" calcext:value-type="float">
            <text:p>0.743230104446411</text:p>
          </table:table-cell>
          <table:table-cell office:value-type="float" office:value="14.3116001044464" calcext:value-type="float">
            <text:p>14.311600104446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1" calcext:value-type="float">
            <text:p>81</text:p>
          </table:table-cell>
          <table:table-cell office:value-type="float" office:value="0.26418" calcext:value-type="float">
            <text:p>0.26418</text:p>
          </table:table-cell>
          <table:table-cell office:value-type="float" office:value="13.53129" calcext:value-type="float">
            <text:p>13.53129</text:p>
          </table:table-cell>
          <table:table-cell office:value-type="float" office:value="0.646357536315918" calcext:value-type="float">
            <text:p>0.646357536315918</text:p>
          </table:table-cell>
          <table:table-cell office:value-type="float" office:value="14.1776475363159" calcext:value-type="float">
            <text:p>14.177647536315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2" calcext:value-type="float">
            <text:p>82</text:p>
          </table:table-cell>
          <table:table-cell office:value-type="float" office:value="0.31954" calcext:value-type="float">
            <text:p>0.31954</text:p>
          </table:table-cell>
          <table:table-cell office:value-type="float" office:value="13.58665" calcext:value-type="float">
            <text:p>13.58665</text:p>
          </table:table-cell>
          <table:table-cell office:value-type="float" office:value="1.69222378730773" calcext:value-type="float">
            <text:p>1.69222378730773</text:p>
          </table:table-cell>
          <table:table-cell office:value-type="float" office:value="15.2788737873077" calcext:value-type="float">
            <text:p>15.278873787307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96" calcext:value-type="float">
            <text:p>6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3" calcext:value-type="float">
            <text:p>83</text:p>
          </table:table-cell>
          <table:table-cell office:value-type="float" office:value="0.2975" calcext:value-type="float">
            <text:p>0.2975</text:p>
          </table:table-cell>
          <table:table-cell office:value-type="float" office:value="13.56461" calcext:value-type="float">
            <text:p>13.56461</text:p>
          </table:table-cell>
          <table:table-cell office:value-type="float" office:value="49.8943104743957" calcext:value-type="float">
            <text:p>49.8943104743957</text:p>
          </table:table-cell>
          <table:table-cell office:value-type="float" office:value="63.4589204743957" calcext:value-type="float">
            <text:p>63.4589204743957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4464" calcext:value-type="float">
            <text:p>446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4" calcext:value-type="float">
            <text:p>84</text:p>
          </table:table-cell>
          <table:table-cell office:value-type="float" office:value="0.17567" calcext:value-type="float">
            <text:p>0.17567</text:p>
          </table:table-cell>
          <table:table-cell office:value-type="float" office:value="13.44278" calcext:value-type="float">
            <text:p>13.44278</text:p>
          </table:table-cell>
          <table:table-cell office:value-type="float" office:value="0.437896490097045" calcext:value-type="float">
            <text:p>0.437896490097045</text:p>
          </table:table-cell>
          <table:table-cell office:value-type="float" office:value="13.880676490097" calcext:value-type="float">
            <text:p>13.880676490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5" calcext:value-type="float">
            <text:p>85</text:p>
          </table:table-cell>
          <table:table-cell office:value-type="float" office:value="0.31334" calcext:value-type="float">
            <text:p>0.31334</text:p>
          </table:table-cell>
          <table:table-cell office:value-type="float" office:value="13.58045" calcext:value-type="float">
            <text:p>13.58045</text:p>
          </table:table-cell>
          <table:table-cell office:value-type="float" office:value="0.708381175994873" calcext:value-type="float">
            <text:p>0.708381175994873</text:p>
          </table:table-cell>
          <table:table-cell office:value-type="float" office:value="14.2888311759949" calcext:value-type="float">
            <text:p>14.288831175994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6" calcext:value-type="float">
            <text:p>86</text:p>
          </table:table-cell>
          <table:table-cell office:value-type="float" office:value="0.29457" calcext:value-type="float">
            <text:p>0.29457</text:p>
          </table:table-cell>
          <table:table-cell office:value-type="float" office:value="13.56168" calcext:value-type="float">
            <text:p>13.56168</text:p>
          </table:table-cell>
          <table:table-cell office:value-type="float" office:value="0.653782606124877" calcext:value-type="float">
            <text:p>0.653782606124877</text:p>
          </table:table-cell>
          <table:table-cell office:value-type="float" office:value="14.2154626061249" calcext:value-type="float">
            <text:p>14.215462606124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7" calcext:value-type="float">
            <text:p>87</text:p>
          </table:table-cell>
          <table:table-cell office:value-type="float" office:value="0.26378" calcext:value-type="float">
            <text:p>0.26378</text:p>
          </table:table-cell>
          <table:table-cell office:value-type="float" office:value="13.53089" calcext:value-type="float">
            <text:p>13.53089</text:p>
          </table:table-cell>
          <table:table-cell office:value-type="float" office:value="0.553189039230346" calcext:value-type="float">
            <text:p>0.553189039230346</text:p>
          </table:table-cell>
          <table:table-cell office:value-type="float" office:value="14.0840790392303" calcext:value-type="float">
            <text:p>14.084079039230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8" calcext:value-type="float">
            <text:p>88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13.55705" calcext:value-type="float">
            <text:p>13.55705</text:p>
          </table:table-cell>
          <table:table-cell office:value-type="float" office:value="0.785977125167846" calcext:value-type="float">
            <text:p>0.785977125167846</text:p>
          </table:table-cell>
          <table:table-cell office:value-type="float" office:value="14.3430271251678" calcext:value-type="float">
            <text:p>14.3430271251678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9" calcext:value-type="float">
            <text:p>89</text:p>
          </table:table-cell>
          <table:table-cell office:value-type="float" office:value="0.35014" calcext:value-type="float">
            <text:p>0.35014</text:p>
          </table:table-cell>
          <table:table-cell office:value-type="float" office:value="13.61725" calcext:value-type="float">
            <text:p>13.61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0" calcext:value-type="float">
            <text:p>90</text:p>
          </table:table-cell>
          <table:table-cell office:value-type="float" office:value="0.31386" calcext:value-type="float">
            <text:p>0.31386</text:p>
          </table:table-cell>
          <table:table-cell office:value-type="float" office:value="13.58097" calcext:value-type="float">
            <text:p>13.58097</text:p>
          </table:table-cell>
          <table:table-cell office:value-type="float" office:value="1.10294198989868" calcext:value-type="float">
            <text:p>1.10294198989868</text:p>
          </table:table-cell>
          <table:table-cell office:value-type="float" office:value="14.6839119898987" calcext:value-type="float">
            <text:p>14.683911989898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1" calcext:value-type="float">
            <text:p>91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13.54475" calcext:value-type="float">
            <text:p>13.54475</text:p>
          </table:table-cell>
          <table:table-cell office:value-type="float" office:value="1.36926460266113" calcext:value-type="float">
            <text:p>1.36926460266113</text:p>
          </table:table-cell>
          <table:table-cell office:value-type="float" office:value="14.9140146026611" calcext:value-type="float">
            <text:p>14.914014602661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2" calcext:value-type="float">
            <text:p>92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13.52105" calcext:value-type="float">
            <text:p>13.52105</text:p>
          </table:table-cell>
          <table:table-cell office:value-type="float" office:value="0.547580480575561" calcext:value-type="float">
            <text:p>0.547580480575561</text:p>
          </table:table-cell>
          <table:table-cell office:value-type="float" office:value="14.0686304805756" calcext:value-type="float">
            <text:p>14.06863048057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3" calcext:value-type="float">
            <text:p>93</text:p>
          </table:table-cell>
          <table:table-cell office:value-type="float" office:value="0.27877" calcext:value-type="float">
            <text:p>0.27877</text:p>
          </table:table-cell>
          <table:table-cell office:value-type="float" office:value="13.54588" calcext:value-type="float">
            <text:p>13.54588</text:p>
          </table:table-cell>
          <table:table-cell office:value-type="float" office:value="0.581834554672241" calcext:value-type="float">
            <text:p>0.581834554672241</text:p>
          </table:table-cell>
          <table:table-cell office:value-type="float" office:value="14.1277145546722" calcext:value-type="float">
            <text:p>14.12771455467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4" calcext:value-type="float">
            <text:p>94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13.51762" calcext:value-type="float">
            <text:p>13.51762</text:p>
          </table:table-cell>
          <table:table-cell office:value-type="float" office:value="0.606176137924194" calcext:value-type="float">
            <text:p>0.606176137924194</text:p>
          </table:table-cell>
          <table:table-cell office:value-type="float" office:value="14.1237961379242" calcext:value-type="float">
            <text:p>14.12379613792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5" calcext:value-type="float">
            <text:p>95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13.57075" calcext:value-type="float">
            <text:p>13.570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6" calcext:value-type="float">
            <text:p>96</text:p>
          </table:table-cell>
          <table:table-cell office:value-type="float" office:value="0.3296" calcext:value-type="float">
            <text:p>0.3296</text:p>
          </table:table-cell>
          <table:table-cell office:value-type="float" office:value="13.59671" calcext:value-type="float">
            <text:p>13.59671</text:p>
          </table:table-cell>
          <table:table-cell office:value-type="float" office:value="53.4287931919097" calcext:value-type="float">
            <text:p>53.4287931919097</text:p>
          </table:table-cell>
          <table:table-cell office:value-type="float" office:value="67.0255031919097" calcext:value-type="float">
            <text:p>67.0255031919097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144" calcext:value-type="float">
            <text:p>61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7" calcext:value-type="float">
            <text:p>97</text:p>
          </table:table-cell>
          <table:table-cell office:value-type="float" office:value="0.33729" calcext:value-type="float">
            <text:p>0.33729</text:p>
          </table:table-cell>
          <table:table-cell office:value-type="float" office:value="13.6044" calcext:value-type="float">
            <text:p>13.60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8" calcext:value-type="float">
            <text:p>98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13.5677" calcext:value-type="float">
            <text:p>13.5677</text:p>
          </table:table-cell>
          <table:table-cell office:value-type="float" office:value="0.650768041610717" calcext:value-type="float">
            <text:p>0.650768041610717</text:p>
          </table:table-cell>
          <table:table-cell office:value-type="float" office:value="14.2184680416107" calcext:value-type="float">
            <text:p>14.218468041610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9" calcext:value-type="float">
            <text:p>99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13.54788" calcext:value-type="float">
            <text:p>13.54788</text:p>
          </table:table-cell>
          <table:table-cell office:value-type="float" office:value="0.698086977005004" calcext:value-type="float">
            <text:p>0.698086977005004</text:p>
          </table:table-cell>
          <table:table-cell office:value-type="float" office:value="14.245966977005" calcext:value-type="float">
            <text:p>14.24596697700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0" calcext:value-type="float">
            <text:p>0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13.88101" calcext:value-type="float">
            <text:p>13.88101</text:p>
          </table:table-cell>
          <table:table-cell office:value-type="float" office:value="0.791772127151489" calcext:value-type="float">
            <text:p>0.791772127151489</text:p>
          </table:table-cell>
          <table:table-cell office:value-type="float" office:value="14.6727821271515" calcext:value-type="float">
            <text:p>14.672782127151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" calcext:value-type="float">
            <text:p>1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13.85659" calcext:value-type="float">
            <text:p>13.85659</text:p>
          </table:table-cell>
          <table:table-cell office:value-type="float" office:value="0.554515838623046" calcext:value-type="float">
            <text:p>0.554515838623046</text:p>
          </table:table-cell>
          <table:table-cell office:value-type="float" office:value="14.411105838623" calcext:value-type="float">
            <text:p>14.4111058386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" calcext:value-type="float">
            <text:p>2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13.87561" calcext:value-type="float">
            <text:p>13.87561</text:p>
          </table:table-cell>
          <table:table-cell office:value-type="float" office:value="0.566870927810669" calcext:value-type="float">
            <text:p>0.566870927810669</text:p>
          </table:table-cell>
          <table:table-cell office:value-type="float" office:value="14.4424809278107" calcext:value-type="float">
            <text:p>14.442480927810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" calcext:value-type="float">
            <text:p>3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13.90549" calcext:value-type="float">
            <text:p>13.90549</text:p>
          </table:table-cell>
          <table:table-cell office:value-type="float" office:value="3.62665772438049" calcext:value-type="float">
            <text:p>3.62665772438049</text:p>
          </table:table-cell>
          <table:table-cell office:value-type="float" office:value="17.5321477243805" calcext:value-type="float">
            <text:p>17.5321477243805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872" calcext:value-type="float">
            <text:p>187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" calcext:value-type="float">
            <text:p>4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13.91888" calcext:value-type="float">
            <text:p>13.91888</text:p>
          </table:table-cell>
          <table:table-cell office:value-type="float" office:value="0.76846694946289" calcext:value-type="float">
            <text:p>0.76846694946289</text:p>
          </table:table-cell>
          <table:table-cell office:value-type="float" office:value="14.6873469494629" calcext:value-type="float">
            <text:p>14.687346949462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" calcext:value-type="float">
            <text:p>5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13.88844" calcext:value-type="float">
            <text:p>13.88844</text:p>
          </table:table-cell>
          <table:table-cell office:value-type="float" office:value="0.919736623764038" calcext:value-type="float">
            <text:p>0.919736623764038</text:p>
          </table:table-cell>
          <table:table-cell office:value-type="float" office:value="14.808176623764" calcext:value-type="float">
            <text:p>14.80817662376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" calcext:value-type="float">
            <text:p>6</text:p>
          </table:table-cell>
          <table:table-cell office:value-type="float" office:value="0.29078" calcext:value-type="float">
            <text:p>0.29078</text:p>
          </table:table-cell>
          <table:table-cell office:value-type="float" office:value="13.88058" calcext:value-type="float">
            <text:p>13.88058</text:p>
          </table:table-cell>
          <table:table-cell office:value-type="float" office:value="0.733566761016845" calcext:value-type="float">
            <text:p>0.733566761016845</text:p>
          </table:table-cell>
          <table:table-cell office:value-type="float" office:value="14.6141467610168" calcext:value-type="float">
            <text:p>14.614146761016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" calcext:value-type="float">
            <text:p>7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13.90223" calcext:value-type="float">
            <text:p>13.90223</text:p>
          </table:table-cell>
          <table:table-cell office:value-type="float" office:value="59.1013751029968" calcext:value-type="float">
            <text:p>59.1013751029968</text:p>
          </table:table-cell>
          <table:table-cell office:value-type="float" office:value="73.0036051029968" calcext:value-type="float">
            <text:p>73.0036051029968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6605" calcext:value-type="float">
            <text:p>660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" calcext:value-type="float">
            <text:p>8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13.87483" calcext:value-type="float">
            <text:p>13.87483</text:p>
          </table:table-cell>
          <table:table-cell office:value-type="float" office:value="0.700051546096801" calcext:value-type="float">
            <text:p>0.700051546096801</text:p>
          </table:table-cell>
          <table:table-cell office:value-type="float" office:value="14.5748815460968" calcext:value-type="float">
            <text:p>14.574881546096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" calcext:value-type="float">
            <text:p>9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13.86118" calcext:value-type="float">
            <text:p>13.86118</text:p>
          </table:table-cell>
          <table:table-cell office:value-type="float" office:value="0.548906564712524" calcext:value-type="float">
            <text:p>0.548906564712524</text:p>
          </table:table-cell>
          <table:table-cell office:value-type="float" office:value="14.4100865647125" calcext:value-type="float">
            <text:p>14.41008656471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0" calcext:value-type="float">
            <text:p>10</text:p>
          </table:table-cell>
          <table:table-cell office:value-type="float" office:value="0.26284" calcext:value-type="float">
            <text:p>0.26284</text:p>
          </table:table-cell>
          <table:table-cell office:value-type="float" office:value="13.85264" calcext:value-type="float">
            <text:p>13.85264</text:p>
          </table:table-cell>
          <table:table-cell office:value-type="float" office:value="0.599381685256958" calcext:value-type="float">
            <text:p>0.599381685256958</text:p>
          </table:table-cell>
          <table:table-cell office:value-type="float" office:value="14.452021685257" calcext:value-type="float">
            <text:p>14.45202168525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1" calcext:value-type="float">
            <text:p>11</text:p>
          </table:table-cell>
          <table:table-cell office:value-type="float" office:value="0.31785" calcext:value-type="float">
            <text:p>0.31785</text:p>
          </table:table-cell>
          <table:table-cell office:value-type="float" office:value="13.90765" calcext:value-type="float">
            <text:p>13.90765</text:p>
          </table:table-cell>
          <table:table-cell office:value-type="float" office:value="3.22552490234375" calcext:value-type="float">
            <text:p>3.22552490234375</text:p>
          </table:table-cell>
          <table:table-cell office:value-type="float" office:value="17.1331749023438" calcext:value-type="float">
            <text:p>17.1331749023438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080" calcext:value-type="float">
            <text:p>108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2" calcext:value-type="float">
            <text:p>12</text:p>
          </table:table-cell>
          <table:table-cell office:value-type="float" office:value="0.18794" calcext:value-type="float">
            <text:p>0.18794</text:p>
          </table:table-cell>
          <table:table-cell office:value-type="float" office:value="13.77774" calcext:value-type="float">
            <text:p>13.77774</text:p>
          </table:table-cell>
          <table:table-cell office:value-type="float" office:value="0.410241842269897" calcext:value-type="float">
            <text:p>0.410241842269897</text:p>
          </table:table-cell>
          <table:table-cell office:value-type="float" office:value="14.1879818422699" calcext:value-type="float">
            <text:p>14.1879818422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3" calcext:value-type="float">
            <text:p>13</text:p>
          </table:table-cell>
          <table:table-cell office:value-type="float" office:value="0.29217" calcext:value-type="float">
            <text:p>0.29217</text:p>
          </table:table-cell>
          <table:table-cell office:value-type="float" office:value="13.88197" calcext:value-type="float">
            <text:p>13.88197</text:p>
          </table:table-cell>
          <table:table-cell office:value-type="float" office:value="2.55112719535827" calcext:value-type="float">
            <text:p>2.55112719535827</text:p>
          </table:table-cell>
          <table:table-cell office:value-type="float" office:value="16.4330971953583" calcext:value-type="float">
            <text:p>16.4330971953583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944" calcext:value-type="float">
            <text:p>194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4" calcext:value-type="float">
            <text:p>14</text:p>
          </table:table-cell>
          <table:table-cell office:value-type="float" office:value="0.29019" calcext:value-type="float">
            <text:p>0.29019</text:p>
          </table:table-cell>
          <table:table-cell office:value-type="float" office:value="13.87999" calcext:value-type="float">
            <text:p>13.87999</text:p>
          </table:table-cell>
          <table:table-cell office:value-type="float" office:value="2.86744856834411" calcext:value-type="float">
            <text:p>2.86744856834411</text:p>
          </table:table-cell>
          <table:table-cell office:value-type="float" office:value="16.7474385683441" calcext:value-type="float">
            <text:p>16.747438568344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5" calcext:value-type="float">
            <text:p>15</text:p>
          </table:table-cell>
          <table:table-cell office:value-type="float" office:value="0.26374" calcext:value-type="float">
            <text:p>0.26374</text:p>
          </table:table-cell>
          <table:table-cell office:value-type="float" office:value="13.85354" calcext:value-type="float">
            <text:p>13.85354</text:p>
          </table:table-cell>
          <table:table-cell office:value-type="float" office:value="0.437955141067504" calcext:value-type="float">
            <text:p>0.437955141067504</text:p>
          </table:table-cell>
          <table:table-cell office:value-type="float" office:value="14.2914951410675" calcext:value-type="float">
            <text:p>14.29149514106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6" calcext:value-type="float">
            <text:p>16</text:p>
          </table:table-cell>
          <table:table-cell office:value-type="float" office:value="0.35758" calcext:value-type="float">
            <text:p>0.35758</text:p>
          </table:table-cell>
          <table:table-cell office:value-type="float" office:value="13.94738" calcext:value-type="float">
            <text:p>13.947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7" calcext:value-type="float">
            <text:p>17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13.91751" calcext:value-type="float">
            <text:p>13.91751</text:p>
          </table:table-cell>
          <table:table-cell office:value-type="float" office:value="5.39257407188415" calcext:value-type="float">
            <text:p>5.39257407188415</text:p>
          </table:table-cell>
          <table:table-cell office:value-type="float" office:value="19.3100840718841" calcext:value-type="float">
            <text:p>19.310084071884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000" calcext:value-type="float">
            <text:p>200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8" calcext:value-type="float">
            <text:p>18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13.78647" calcext:value-type="float">
            <text:p>13.78647</text:p>
          </table:table-cell>
          <table:table-cell office:value-type="float" office:value="0.4259614944458" calcext:value-type="float">
            <text:p>0.4259614944458</text:p>
          </table:table-cell>
          <table:table-cell office:value-type="float" office:value="14.2124314944458" calcext:value-type="float">
            <text:p>14.2124314944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9" calcext:value-type="float">
            <text:p>19</text:p>
          </table:table-cell>
          <table:table-cell office:value-type="float" office:value="0.2699" calcext:value-type="float">
            <text:p>0.2699</text:p>
          </table:table-cell>
          <table:table-cell office:value-type="float" office:value="13.8597" calcext:value-type="float">
            <text:p>13.8597</text:p>
          </table:table-cell>
          <table:table-cell office:value-type="float" office:value="0.5306077003479" calcext:value-type="float">
            <text:p>0.5306077003479</text:p>
          </table:table-cell>
          <table:table-cell office:value-type="float" office:value="14.3903077003479" calcext:value-type="float">
            <text:p>14.39030770034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0" calcext:value-type="float">
            <text:p>20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13.86958" calcext:value-type="float">
            <text:p>13.86958</text:p>
          </table:table-cell>
          <table:table-cell office:value-type="float" office:value="0.610322475433349" calcext:value-type="float">
            <text:p>0.610322475433349</text:p>
          </table:table-cell>
          <table:table-cell office:value-type="float" office:value="14.4799024754334" calcext:value-type="float">
            <text:p>14.479902475433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1" calcext:value-type="float">
            <text:p>21</text:p>
          </table:table-cell>
          <table:table-cell office:value-type="float" office:value="0.28081" calcext:value-type="float">
            <text:p>0.28081</text:p>
          </table:table-cell>
          <table:table-cell office:value-type="float" office:value="13.87061" calcext:value-type="float">
            <text:p>13.87061</text:p>
          </table:table-cell>
          <table:table-cell office:value-type="float" office:value="1.2427282333374" calcext:value-type="float">
            <text:p>1.2427282333374</text:p>
          </table:table-cell>
          <table:table-cell office:value-type="float" office:value="15.1133382333374" calcext:value-type="float">
            <text:p>15.113338233337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2" calcext:value-type="float">
            <text:p>22</text:p>
          </table:table-cell>
          <table:table-cell office:value-type="float" office:value="0.29201" calcext:value-type="float">
            <text:p>0.29201</text:p>
          </table:table-cell>
          <table:table-cell office:value-type="float" office:value="13.88181" calcext:value-type="float">
            <text:p>13.88181</text:p>
          </table:table-cell>
          <table:table-cell office:value-type="float" office:value="0.780632972717285" calcext:value-type="float">
            <text:p>0.780632972717285</text:p>
          </table:table-cell>
          <table:table-cell office:value-type="float" office:value="14.6624429727173" calcext:value-type="float">
            <text:p>14.662442972717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3" calcext:value-type="float">
            <text:p>23</text:p>
          </table:table-cell>
          <table:table-cell office:value-type="float" office:value="0.26443" calcext:value-type="float">
            <text:p>0.26443</text:p>
          </table:table-cell>
          <table:table-cell office:value-type="float" office:value="13.85423" calcext:value-type="float">
            <text:p>13.85423</text:p>
          </table:table-cell>
          <table:table-cell office:value-type="float" office:value="0.601935863494873" calcext:value-type="float">
            <text:p>0.601935863494873</text:p>
          </table:table-cell>
          <table:table-cell office:value-type="float" office:value="14.4561658634949" calcext:value-type="float">
            <text:p>14.45616586349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4" calcext:value-type="float">
            <text:p>24</text:p>
          </table:table-cell>
          <table:table-cell office:value-type="float" office:value="0.27559" calcext:value-type="float">
            <text:p>0.27559</text:p>
          </table:table-cell>
          <table:table-cell office:value-type="float" office:value="13.86539" calcext:value-type="float">
            <text:p>13.86539</text:p>
          </table:table-cell>
          <table:table-cell office:value-type="float" office:value="0.628307104110717" calcext:value-type="float">
            <text:p>0.628307104110717</text:p>
          </table:table-cell>
          <table:table-cell office:value-type="float" office:value="14.4936971041107" calcext:value-type="float">
            <text:p>14.493697104110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5" calcext:value-type="float">
            <text:p>25</text:p>
          </table:table-cell>
          <table:table-cell office:value-type="float" office:value="0.2796" calcext:value-type="float">
            <text:p>0.2796</text:p>
          </table:table-cell>
          <table:table-cell office:value-type="float" office:value="13.8694" calcext:value-type="float">
            <text:p>13.8694</text:p>
          </table:table-cell>
          <table:table-cell office:value-type="float" office:value="0.522060394287109" calcext:value-type="float">
            <text:p>0.522060394287109</text:p>
          </table:table-cell>
          <table:table-cell office:value-type="float" office:value="14.3914603942871" calcext:value-type="float">
            <text:p>14.39146039428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6" calcext:value-type="float">
            <text:p>26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13.90654" calcext:value-type="float">
            <text:p>13.90654</text:p>
          </table:table-cell>
          <table:table-cell office:value-type="float" office:value="1.16803622245788" calcext:value-type="float">
            <text:p>1.16803622245788</text:p>
          </table:table-cell>
          <table:table-cell office:value-type="float" office:value="15.0745762224579" calcext:value-type="float">
            <text:p>15.0745762224579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7" calcext:value-type="float">
            <text:p>27</text:p>
          </table:table-cell>
          <table:table-cell office:value-type="float" office:value="0.31658" calcext:value-type="float">
            <text:p>0.31658</text:p>
          </table:table-cell>
          <table:table-cell office:value-type="float" office:value="13.90638" calcext:value-type="float">
            <text:p>13.90638</text:p>
          </table:table-cell>
          <table:table-cell office:value-type="float" office:value="0.686118602752685" calcext:value-type="float">
            <text:p>0.686118602752685</text:p>
          </table:table-cell>
          <table:table-cell office:value-type="float" office:value="14.5924986027527" calcext:value-type="float">
            <text:p>14.592498602752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8" calcext:value-type="float">
            <text:p>28</text:p>
          </table:table-cell>
          <table:table-cell office:value-type="float" office:value="0.31317" calcext:value-type="float">
            <text:p>0.31317</text:p>
          </table:table-cell>
          <table:table-cell office:value-type="float" office:value="13.90297" calcext:value-type="float">
            <text:p>13.90297</text:p>
          </table:table-cell>
          <table:table-cell office:value-type="float" office:value="0.692481756210327" calcext:value-type="float">
            <text:p>0.692481756210327</text:p>
          </table:table-cell>
          <table:table-cell office:value-type="float" office:value="14.5954517562103" calcext:value-type="float">
            <text:p>14.595451756210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9" calcext:value-type="float">
            <text:p>2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13.88431" calcext:value-type="float">
            <text:p>13.88431</text:p>
          </table:table-cell>
          <table:table-cell office:value-type="float" office:value="1.01684260368347" calcext:value-type="float">
            <text:p>1.01684260368347</text:p>
          </table:table-cell>
          <table:table-cell office:value-type="float" office:value="14.9011526036835" calcext:value-type="float">
            <text:p>14.9011526036835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0" calcext:value-type="float">
            <text:p>30</text:p>
          </table:table-cell>
          <table:table-cell office:value-type="float" office:value="0.31191" calcext:value-type="float">
            <text:p>0.31191</text:p>
          </table:table-cell>
          <table:table-cell office:value-type="float" office:value="13.90171" calcext:value-type="float">
            <text:p>13.901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1" calcext:value-type="float">
            <text:p>31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13.87098" calcext:value-type="float">
            <text:p>13.87098</text:p>
          </table:table-cell>
          <table:table-cell office:value-type="float" office:value="0.936705589294433" calcext:value-type="float">
            <text:p>0.936705589294433</text:p>
          </table:table-cell>
          <table:table-cell office:value-type="float" office:value="14.8076855892944" calcext:value-type="float">
            <text:p>14.8076855892944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2" calcext:value-type="float">
            <text:p>32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13.84785" calcext:value-type="float">
            <text:p>13.84785</text:p>
          </table:table-cell>
          <table:table-cell office:value-type="float" office:value="0.5238037109375" calcext:value-type="float">
            <text:p>0.5238037109375</text:p>
          </table:table-cell>
          <table:table-cell office:value-type="float" office:value="14.3716537109375" calcext:value-type="float">
            <text:p>14.37165371093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3" calcext:value-type="float">
            <text:p>33</text:p>
          </table:table-cell>
          <table:table-cell office:value-type="float" office:value="0.30434" calcext:value-type="float">
            <text:p>0.30434</text:p>
          </table:table-cell>
          <table:table-cell office:value-type="float" office:value="13.89414" calcext:value-type="float">
            <text:p>13.89414</text:p>
          </table:table-cell>
          <table:table-cell office:value-type="float" office:value="0.94093918800354" calcext:value-type="float">
            <text:p>0.94093918800354</text:p>
          </table:table-cell>
          <table:table-cell office:value-type="float" office:value="14.8350791880035" calcext:value-type="float">
            <text:p>14.8350791880035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4" calcext:value-type="float">
            <text:p>34</text:p>
          </table:table-cell>
          <table:table-cell office:value-type="float" office:value="0.27197" calcext:value-type="float">
            <text:p>0.27197</text:p>
          </table:table-cell>
          <table:table-cell office:value-type="float" office:value="13.86177" calcext:value-type="float">
            <text:p>13.86177</text:p>
          </table:table-cell>
          <table:table-cell office:value-type="float" office:value="0.605616807937622" calcext:value-type="float">
            <text:p>0.605616807937622</text:p>
          </table:table-cell>
          <table:table-cell office:value-type="float" office:value="14.4673868079376" calcext:value-type="float">
            <text:p>14.467386807937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5" calcext:value-type="float">
            <text:p>35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13.86324" calcext:value-type="float">
            <text:p>13.86324</text:p>
          </table:table-cell>
          <table:table-cell office:value-type="float" office:value="0.59000277519226" calcext:value-type="float">
            <text:p>0.59000277519226</text:p>
          </table:table-cell>
          <table:table-cell office:value-type="float" office:value="14.4532427751923" calcext:value-type="float">
            <text:p>14.45324277519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6" calcext:value-type="float">
            <text:p>36</text:p>
          </table:table-cell>
          <table:table-cell office:value-type="float" office:value="0.29887" calcext:value-type="float">
            <text:p>0.29887</text:p>
          </table:table-cell>
          <table:table-cell office:value-type="float" office:value="13.88867" calcext:value-type="float">
            <text:p>13.88867</text:p>
          </table:table-cell>
          <table:table-cell office:value-type="float" office:value="0.679173946380615" calcext:value-type="float">
            <text:p>0.679173946380615</text:p>
          </table:table-cell>
          <table:table-cell office:value-type="float" office:value="14.5678439463806" calcext:value-type="float">
            <text:p>14.567843946380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7" calcext:value-type="float">
            <text:p>37</text:p>
          </table:table-cell>
          <table:table-cell office:value-type="float" office:value="0.25799" calcext:value-type="float">
            <text:p>0.25799</text:p>
          </table:table-cell>
          <table:table-cell office:value-type="float" office:value="13.84779" calcext:value-type="float">
            <text:p>13.84779</text:p>
          </table:table-cell>
          <table:table-cell office:value-type="float" office:value="0.464252233505249" calcext:value-type="float">
            <text:p>0.464252233505249</text:p>
          </table:table-cell>
          <table:table-cell office:value-type="float" office:value="14.3120422335052" calcext:value-type="float">
            <text:p>14.312042233505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8" calcext:value-type="float">
            <text:p>38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13.88723" calcext:value-type="float">
            <text:p>13.88723</text:p>
          </table:table-cell>
          <table:table-cell office:value-type="float" office:value="0.921850681304931" calcext:value-type="float">
            <text:p>0.921850681304931</text:p>
          </table:table-cell>
          <table:table-cell office:value-type="float" office:value="14.8090806813049" calcext:value-type="float">
            <text:p>14.809080681304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9" calcext:value-type="float">
            <text:p>39</text:p>
          </table:table-cell>
          <table:table-cell office:value-type="float" office:value="0.33934" calcext:value-type="float">
            <text:p>0.33934</text:p>
          </table:table-cell>
          <table:table-cell office:value-type="float" office:value="13.92914" calcext:value-type="float">
            <text:p>13.92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0" calcext:value-type="float">
            <text:p>40</text:p>
          </table:table-cell>
          <table:table-cell office:value-type="float" office:value="0.32356" calcext:value-type="float">
            <text:p>0.32356</text:p>
          </table:table-cell>
          <table:table-cell office:value-type="float" office:value="13.91336" calcext:value-type="float">
            <text:p>13.91336</text:p>
          </table:table-cell>
          <table:table-cell office:value-type="float" office:value="97.8620884418487" calcext:value-type="float">
            <text:p>97.8620884418487</text:p>
          </table:table-cell>
          <table:table-cell office:value-type="float" office:value="111.775448441849" calcext:value-type="float">
            <text:p>111.77544844184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640" calcext:value-type="float">
            <text:p>86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1" calcext:value-type="float">
            <text:p>41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13.85764" calcext:value-type="float">
            <text:p>13.85764</text:p>
          </table:table-cell>
          <table:table-cell office:value-type="float" office:value="0.532953739166259" calcext:value-type="float">
            <text:p>0.532953739166259</text:p>
          </table:table-cell>
          <table:table-cell office:value-type="float" office:value="14.3905937391663" calcext:value-type="float">
            <text:p>14.39059373916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2" calcext:value-type="float">
            <text:p>42</text:p>
          </table:table-cell>
          <table:table-cell office:value-type="float" office:value="0.29599" calcext:value-type="float">
            <text:p>0.29599</text:p>
          </table:table-cell>
          <table:table-cell office:value-type="float" office:value="13.88579" calcext:value-type="float">
            <text:p>13.88579</text:p>
          </table:table-cell>
          <table:table-cell office:value-type="float" office:value="0.547713756561279" calcext:value-type="float">
            <text:p>0.547713756561279</text:p>
          </table:table-cell>
          <table:table-cell office:value-type="float" office:value="14.4335037565613" calcext:value-type="float">
            <text:p>14.43350375656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3" calcext:value-type="float">
            <text:p>43</text:p>
          </table:table-cell>
          <table:table-cell office:value-type="float" office:value="0.27623" calcext:value-type="float">
            <text:p>0.27623</text:p>
          </table:table-cell>
          <table:table-cell office:value-type="float" office:value="13.86603" calcext:value-type="float">
            <text:p>13.86603</text:p>
          </table:table-cell>
          <table:table-cell office:value-type="float" office:value="0.5201256275177" calcext:value-type="float">
            <text:p>0.5201256275177</text:p>
          </table:table-cell>
          <table:table-cell office:value-type="float" office:value="14.3861556275177" calcext:value-type="float">
            <text:p>14.38615562751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4" calcext:value-type="float">
            <text:p>44</text:p>
          </table:table-cell>
          <table:table-cell office:value-type="float" office:value="0.3098" calcext:value-type="float">
            <text:p>0.3098</text:p>
          </table:table-cell>
          <table:table-cell office:value-type="float" office:value="13.8996" calcext:value-type="float">
            <text:p>13.8996</text:p>
          </table:table-cell>
          <table:table-cell office:value-type="float" office:value="2.70660042762756" calcext:value-type="float">
            <text:p>2.70660042762756</text:p>
          </table:table-cell>
          <table:table-cell office:value-type="float" office:value="16.6062004276276" calcext:value-type="float">
            <text:p>16.6062004276276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5" calcext:value-type="float">
            <text:p>45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13.88623" calcext:value-type="float">
            <text:p>13.88623</text:p>
          </table:table-cell>
          <table:table-cell office:value-type="float" office:value="0.745193719863891" calcext:value-type="float">
            <text:p>0.745193719863891</text:p>
          </table:table-cell>
          <table:table-cell office:value-type="float" office:value="14.6314237198639" calcext:value-type="float">
            <text:p>14.631423719863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6" calcext:value-type="float">
            <text:p>46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13.86919" calcext:value-type="float">
            <text:p>13.86919</text:p>
          </table:table-cell>
          <table:table-cell office:value-type="float" office:value="0.691411256790161" calcext:value-type="float">
            <text:p>0.691411256790161</text:p>
          </table:table-cell>
          <table:table-cell office:value-type="float" office:value="14.5606012567902" calcext:value-type="float">
            <text:p>14.560601256790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7" calcext:value-type="float">
            <text:p>47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13.89661" calcext:value-type="float">
            <text:p>13.89661</text:p>
          </table:table-cell>
          <table:table-cell office:value-type="float" office:value="0.635211944580078" calcext:value-type="float">
            <text:p>0.635211944580078</text:p>
          </table:table-cell>
          <table:table-cell office:value-type="float" office:value="14.5318219445801" calcext:value-type="float">
            <text:p>14.531821944580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8" calcext:value-type="float">
            <text:p>48</text:p>
          </table:table-cell>
          <table:table-cell office:value-type="float" office:value="0.28742" calcext:value-type="float">
            <text:p>0.28742</text:p>
          </table:table-cell>
          <table:table-cell office:value-type="float" office:value="13.87722" calcext:value-type="float">
            <text:p>13.87722</text:p>
          </table:table-cell>
          <table:table-cell office:value-type="float" office:value="0.636213064193725" calcext:value-type="float">
            <text:p>0.636213064193725</text:p>
          </table:table-cell>
          <table:table-cell office:value-type="float" office:value="14.5134330641937" calcext:value-type="float">
            <text:p>14.513433064193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9" calcext:value-type="float">
            <text:p>49</text:p>
          </table:table-cell>
          <table:table-cell office:value-type="float" office:value="0.2883" calcext:value-type="float">
            <text:p>0.2883</text:p>
          </table:table-cell>
          <table:table-cell office:value-type="float" office:value="13.8781" calcext:value-type="float">
            <text:p>13.8781</text:p>
          </table:table-cell>
          <table:table-cell office:value-type="float" office:value="0.689751386642456" calcext:value-type="float">
            <text:p>0.689751386642456</text:p>
          </table:table-cell>
          <table:table-cell office:value-type="float" office:value="14.5678513866425" calcext:value-type="float">
            <text:p>14.567851386642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0" calcext:value-type="float">
            <text:p>50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13.88998" calcext:value-type="float">
            <text:p>13.88998</text:p>
          </table:table-cell>
          <table:table-cell office:value-type="float" office:value="0.661929368972778" calcext:value-type="float">
            <text:p>0.661929368972778</text:p>
          </table:table-cell>
          <table:table-cell office:value-type="float" office:value="14.5519093689728" calcext:value-type="float">
            <text:p>14.55190936897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1" calcext:value-type="float">
            <text:p>51</text:p>
          </table:table-cell>
          <table:table-cell office:value-type="float" office:value="0.334" calcext:value-type="float">
            <text:p>0.334</text:p>
          </table:table-cell>
          <table:table-cell office:value-type="float" office:value="13.9238" calcext:value-type="float">
            <text:p>13.9238</text:p>
          </table:table-cell>
          <table:table-cell office:value-type="float" office:value="21.3568842411041" calcext:value-type="float">
            <text:p>21.3568842411041</text:p>
          </table:table-cell>
          <table:table-cell office:value-type="float" office:value="35.2806842411041" calcext:value-type="float">
            <text:p>35.2806842411041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950" calcext:value-type="float">
            <text:p>195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2" calcext:value-type="float">
            <text:p>52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13.86668" calcext:value-type="float">
            <text:p>13.86668</text:p>
          </table:table-cell>
          <table:table-cell office:value-type="float" office:value="0.609567880630493" calcext:value-type="float">
            <text:p>0.609567880630493</text:p>
          </table:table-cell>
          <table:table-cell office:value-type="float" office:value="14.4762478806305" calcext:value-type="float">
            <text:p>14.476247880630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3" calcext:value-type="float">
            <text:p>53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13.87318" calcext:value-type="float">
            <text:p>13.87318</text:p>
          </table:table-cell>
          <table:table-cell office:value-type="float" office:value="0.645436763763427" calcext:value-type="float">
            <text:p>0.645436763763427</text:p>
          </table:table-cell>
          <table:table-cell office:value-type="float" office:value="14.5186167637634" calcext:value-type="float">
            <text:p>14.51861676376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4" calcext:value-type="float">
            <text:p>54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13.89506" calcext:value-type="float">
            <text:p>13.89506</text:p>
          </table:table-cell>
          <table:table-cell office:value-type="float" office:value="0.717066764831543" calcext:value-type="float">
            <text:p>0.717066764831543</text:p>
          </table:table-cell>
          <table:table-cell office:value-type="float" office:value="14.6121267648315" calcext:value-type="float">
            <text:p>14.612126764831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5" calcext:value-type="float">
            <text:p>55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13.86876" calcext:value-type="float">
            <text:p>13.86876</text:p>
          </table:table-cell>
          <table:table-cell office:value-type="float" office:value="0.61087679862976" calcext:value-type="float">
            <text:p>0.61087679862976</text:p>
          </table:table-cell>
          <table:table-cell office:value-type="float" office:value="14.4796367986298" calcext:value-type="float">
            <text:p>14.479636798629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6" calcext:value-type="float">
            <text:p>56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13.89974" calcext:value-type="float">
            <text:p>13.89974</text:p>
          </table:table-cell>
          <table:table-cell office:value-type="float" office:value="5.42330384254455" calcext:value-type="float">
            <text:p>5.42330384254455</text:p>
          </table:table-cell>
          <table:table-cell office:value-type="float" office:value="19.3230438425446" calcext:value-type="float">
            <text:p>19.3230438425446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64" calcext:value-type="float">
            <text:p>86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7" calcext:value-type="float">
            <text:p>57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13.89567" calcext:value-type="float">
            <text:p>13.89567</text:p>
          </table:table-cell>
          <table:table-cell office:value-type="float" office:value="0.696820020675659" calcext:value-type="float">
            <text:p>0.696820020675659</text:p>
          </table:table-cell>
          <table:table-cell office:value-type="float" office:value="14.5924900206757" calcext:value-type="float">
            <text:p>14.592490020675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8" calcext:value-type="float">
            <text:p>58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13.86751" calcext:value-type="float">
            <text:p>13.86751</text:p>
          </table:table-cell>
          <table:table-cell office:value-type="float" office:value="0.672066926956176" calcext:value-type="float">
            <text:p>0.672066926956176</text:p>
          </table:table-cell>
          <table:table-cell office:value-type="float" office:value="14.5395769269562" calcext:value-type="float">
            <text:p>14.539576926956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9" calcext:value-type="float">
            <text:p>59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13.86788" calcext:value-type="float">
            <text:p>13.86788</text:p>
          </table:table-cell>
          <table:table-cell office:value-type="float" office:value="0.601631164550781" calcext:value-type="float">
            <text:p>0.601631164550781</text:p>
          </table:table-cell>
          <table:table-cell office:value-type="float" office:value="14.4695111645508" calcext:value-type="float">
            <text:p>14.469511164550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0" calcext:value-type="float">
            <text:p>60</text:p>
          </table:table-cell>
          <table:table-cell office:value-type="float" office:value="0.24342" calcext:value-type="float">
            <text:p>0.24342</text:p>
          </table:table-cell>
          <table:table-cell office:value-type="float" office:value="13.83322" calcext:value-type="float">
            <text:p>13.83322</text:p>
          </table:table-cell>
          <table:table-cell office:value-type="float" office:value="0.443404674530029" calcext:value-type="float">
            <text:p>0.443404674530029</text:p>
          </table:table-cell>
          <table:table-cell office:value-type="float" office:value="14.27662467453" calcext:value-type="float">
            <text:p>14.2766246745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1" calcext:value-type="float">
            <text:p>61</text:p>
          </table:table-cell>
          <table:table-cell office:value-type="float" office:value="0.26659" calcext:value-type="float">
            <text:p>0.26659</text:p>
          </table:table-cell>
          <table:table-cell office:value-type="float" office:value="13.85639" calcext:value-type="float">
            <text:p>13.85639</text:p>
          </table:table-cell>
          <table:table-cell office:value-type="float" office:value="0.609739780426025" calcext:value-type="float">
            <text:p>0.609739780426025</text:p>
          </table:table-cell>
          <table:table-cell office:value-type="float" office:value="14.466129780426" calcext:value-type="float">
            <text:p>14.46612978042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2" calcext:value-type="float">
            <text:p>62</text:p>
          </table:table-cell>
          <table:table-cell office:value-type="float" office:value="0.57396" calcext:value-type="float">
            <text:p>0.57396</text:p>
          </table:table-cell>
          <table:table-cell office:value-type="float" office:value="14.16376" calcext:value-type="float">
            <text:p>14.163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97" calcext:value-type="float">
            <text:p>49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3" calcext:value-type="float">
            <text:p>63</text:p>
          </table:table-cell>
          <table:table-cell office:value-type="float" office:value="0.28637" calcext:value-type="float">
            <text:p>0.28637</text:p>
          </table:table-cell>
          <table:table-cell office:value-type="float" office:value="13.87617" calcext:value-type="float">
            <text:p>13.87617</text:p>
          </table:table-cell>
          <table:table-cell office:value-type="float" office:value="0.694671869277954" calcext:value-type="float">
            <text:p>0.694671869277954</text:p>
          </table:table-cell>
          <table:table-cell office:value-type="float" office:value="14.570841869278" calcext:value-type="float">
            <text:p>14.57084186927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4" calcext:value-type="float">
            <text:p>64</text:p>
          </table:table-cell>
          <table:table-cell office:value-type="float" office:value="0.27579" calcext:value-type="float">
            <text:p>0.27579</text:p>
          </table:table-cell>
          <table:table-cell office:value-type="float" office:value="13.86559" calcext:value-type="float">
            <text:p>13.86559</text:p>
          </table:table-cell>
          <table:table-cell office:value-type="float" office:value="0.525632858276367" calcext:value-type="float">
            <text:p>0.525632858276367</text:p>
          </table:table-cell>
          <table:table-cell office:value-type="float" office:value="14.3912228582764" calcext:value-type="float">
            <text:p>14.391222858276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5" calcext:value-type="float">
            <text:p>65</text:p>
          </table:table-cell>
          <table:table-cell office:value-type="float" office:value="0.28219" calcext:value-type="float">
            <text:p>0.28219</text:p>
          </table:table-cell>
          <table:table-cell office:value-type="float" office:value="13.87199" calcext:value-type="float">
            <text:p>13.87199</text:p>
          </table:table-cell>
          <table:table-cell office:value-type="float" office:value="0.608111143112182" calcext:value-type="float">
            <text:p>0.608111143112182</text:p>
          </table:table-cell>
          <table:table-cell office:value-type="float" office:value="14.4801011431122" calcext:value-type="float">
            <text:p>14.480101143112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6" calcext:value-type="float">
            <text:p>66</text:p>
          </table:table-cell>
          <table:table-cell office:value-type="float" office:value="0.31575" calcext:value-type="float">
            <text:p>0.31575</text:p>
          </table:table-cell>
          <table:table-cell office:value-type="float" office:value="13.90555" calcext:value-type="float">
            <text:p>13.90555</text:p>
          </table:table-cell>
          <table:table-cell office:value-type="float" office:value="1.1155469417572" calcext:value-type="float">
            <text:p>1.1155469417572</text:p>
          </table:table-cell>
          <table:table-cell office:value-type="float" office:value="15.0210969417572" calcext:value-type="float">
            <text:p>15.021096941757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7" calcext:value-type="float">
            <text:p>67</text:p>
          </table:table-cell>
          <table:table-cell office:value-type="float" office:value="0.31042" calcext:value-type="float">
            <text:p>0.31042</text:p>
          </table:table-cell>
          <table:table-cell office:value-type="float" office:value="13.90022" calcext:value-type="float">
            <text:p>13.90022</text:p>
          </table:table-cell>
          <table:table-cell office:value-type="float" office:value="0.94445514678955" calcext:value-type="float">
            <text:p>0.94445514678955</text:p>
          </table:table-cell>
          <table:table-cell office:value-type="float" office:value="14.8446751467896" calcext:value-type="float">
            <text:p>14.844675146789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8" calcext:value-type="float">
            <text:p>68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13.86471" calcext:value-type="float">
            <text:p>13.86471</text:p>
          </table:table-cell>
          <table:table-cell office:value-type="float" office:value="0.545165538787841" calcext:value-type="float">
            <text:p>0.545165538787841</text:p>
          </table:table-cell>
          <table:table-cell office:value-type="float" office:value="14.4098755387878" calcext:value-type="float">
            <text:p>14.40987553878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9" calcext:value-type="float">
            <text:p>69</text:p>
          </table:table-cell>
          <table:table-cell office:value-type="float" office:value="0.18029" calcext:value-type="float">
            <text:p>0.18029</text:p>
          </table:table-cell>
          <table:table-cell office:value-type="float" office:value="13.77009" calcext:value-type="float">
            <text:p>13.77009</text:p>
          </table:table-cell>
          <table:table-cell office:value-type="float" office:value="0.429845809936523" calcext:value-type="float">
            <text:p>0.429845809936523</text:p>
          </table:table-cell>
          <table:table-cell office:value-type="float" office:value="14.1999358099365" calcext:value-type="float">
            <text:p>14.1999358099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0" calcext:value-type="float">
            <text:p>70</text:p>
          </table:table-cell>
          <table:table-cell office:value-type="float" office:value="0.2669" calcext:value-type="float">
            <text:p>0.2669</text:p>
          </table:table-cell>
          <table:table-cell office:value-type="float" office:value="13.8567" calcext:value-type="float">
            <text:p>13.8567</text:p>
          </table:table-cell>
          <table:table-cell office:value-type="float" office:value="0.469745159149169" calcext:value-type="float">
            <text:p>0.469745159149169</text:p>
          </table:table-cell>
          <table:table-cell office:value-type="float" office:value="14.3264451591492" calcext:value-type="float">
            <text:p>14.326445159149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1" calcext:value-type="float">
            <text:p>71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13.88411" calcext:value-type="float">
            <text:p>13.88411</text:p>
          </table:table-cell>
          <table:table-cell office:value-type="float" office:value="0.65779972076416" calcext:value-type="float">
            <text:p>0.65779972076416</text:p>
          </table:table-cell>
          <table:table-cell office:value-type="float" office:value="14.5419097207642" calcext:value-type="float">
            <text:p>14.541909720764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2" calcext:value-type="float">
            <text:p>72</text:p>
          </table:table-cell>
          <table:table-cell office:value-type="float" office:value="0.31787" calcext:value-type="float">
            <text:p>0.31787</text:p>
          </table:table-cell>
          <table:table-cell office:value-type="float" office:value="13.90767" calcext:value-type="float">
            <text:p>13.90767</text:p>
          </table:table-cell>
          <table:table-cell office:value-type="float" office:value="0.727108001708984" calcext:value-type="float">
            <text:p>0.727108001708984</text:p>
          </table:table-cell>
          <table:table-cell office:value-type="float" office:value="14.634778001709" calcext:value-type="float">
            <text:p>14.63477800170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3" calcext:value-type="float">
            <text:p>73</text:p>
          </table:table-cell>
          <table:table-cell office:value-type="float" office:value="0.31833" calcext:value-type="float">
            <text:p>0.31833</text:p>
          </table:table-cell>
          <table:table-cell office:value-type="float" office:value="13.90813" calcext:value-type="float">
            <text:p>13.90813</text:p>
          </table:table-cell>
          <table:table-cell office:value-type="float" office:value="0.728057861328125" calcext:value-type="float">
            <text:p>0.728057861328125</text:p>
          </table:table-cell>
          <table:table-cell office:value-type="float" office:value="14.6361878613281" calcext:value-type="float">
            <text:p>14.636187861328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4" calcext:value-type="float">
            <text:p>74</text:p>
          </table:table-cell>
          <table:table-cell office:value-type="float" office:value="0.31719" calcext:value-type="float">
            <text:p>0.31719</text:p>
          </table:table-cell>
          <table:table-cell office:value-type="float" office:value="13.90699" calcext:value-type="float">
            <text:p>13.90699</text:p>
          </table:table-cell>
          <table:table-cell office:value-type="float" office:value="0.979436635971069" calcext:value-type="float">
            <text:p>0.979436635971069</text:p>
          </table:table-cell>
          <table:table-cell office:value-type="float" office:value="14.8864266359711" calcext:value-type="float">
            <text:p>14.8864266359711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5" calcext:value-type="float">
            <text:p>75</text:p>
          </table:table-cell>
          <table:table-cell office:value-type="float" office:value="0.31061" calcext:value-type="float">
            <text:p>0.31061</text:p>
          </table:table-cell>
          <table:table-cell office:value-type="float" office:value="13.90041" calcext:value-type="float">
            <text:p>13.900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6" calcext:value-type="float">
            <text:p>76</text:p>
          </table:table-cell>
          <table:table-cell office:value-type="float" office:value="0.27676" calcext:value-type="float">
            <text:p>0.27676</text:p>
          </table:table-cell>
          <table:table-cell office:value-type="float" office:value="13.86656" calcext:value-type="float">
            <text:p>13.86656</text:p>
          </table:table-cell>
          <table:table-cell office:value-type="float" office:value="0.625795841217041" calcext:value-type="float">
            <text:p>0.625795841217041</text:p>
          </table:table-cell>
          <table:table-cell office:value-type="float" office:value="14.492355841217" calcext:value-type="float">
            <text:p>14.4923558412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7" calcext:value-type="float">
            <text:p>77</text:p>
          </table:table-cell>
          <table:table-cell office:value-type="float" office:value="0.31476" calcext:value-type="float">
            <text:p>0.31476</text:p>
          </table:table-cell>
          <table:table-cell office:value-type="float" office:value="13.90456" calcext:value-type="float">
            <text:p>13.90456</text:p>
          </table:table-cell>
          <table:table-cell office:value-type="float" office:value="0.816198825836181" calcext:value-type="float">
            <text:p>0.816198825836181</text:p>
          </table:table-cell>
          <table:table-cell office:value-type="float" office:value="14.7207588258362" calcext:value-type="float">
            <text:p>14.720758825836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8" calcext:value-type="float">
            <text:p>78</text:p>
          </table:table-cell>
          <table:table-cell office:value-type="float" office:value="0.31877" calcext:value-type="float">
            <text:p>0.31877</text:p>
          </table:table-cell>
          <table:table-cell office:value-type="float" office:value="13.90857" calcext:value-type="float">
            <text:p>13.90857</text:p>
          </table:table-cell>
          <table:table-cell office:value-type="float" office:value="13.7249987125396" calcext:value-type="float">
            <text:p>13.7249987125396</text:p>
          </table:table-cell>
          <table:table-cell office:value-type="float" office:value="27.6335687125396" calcext:value-type="float">
            <text:p>27.6335687125396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688" calcext:value-type="float">
            <text:p>26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9" calcext:value-type="float">
            <text:p>79</text:p>
          </table:table-cell>
          <table:table-cell office:value-type="float" office:value="0.1771" calcext:value-type="float">
            <text:p>0.1771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0.436092138290405" calcext:value-type="float">
            <text:p>0.436092138290405</text:p>
          </table:table-cell>
          <table:table-cell office:value-type="float" office:value="14.2029921382904" calcext:value-type="float">
            <text:p>14.2029921382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0" calcext:value-type="float">
            <text:p>80</text:p>
          </table:table-cell>
          <table:table-cell office:value-type="float" office:value="0.28387" calcext:value-type="float">
            <text:p>0.28387</text:p>
          </table:table-cell>
          <table:table-cell office:value-type="float" office:value="13.87367" calcext:value-type="float">
            <text:p>13.87367</text:p>
          </table:table-cell>
          <table:table-cell office:value-type="float" office:value="0.782824993133544" calcext:value-type="float">
            <text:p>0.782824993133544</text:p>
          </table:table-cell>
          <table:table-cell office:value-type="float" office:value="14.6564949931335" calcext:value-type="float">
            <text:p>14.656494993133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1" calcext:value-type="float">
            <text:p>81</text:p>
          </table:table-cell>
          <table:table-cell office:value-type="float" office:value="0.29087" calcext:value-type="float">
            <text:p>0.29087</text:p>
          </table:table-cell>
          <table:table-cell office:value-type="float" office:value="13.88067" calcext:value-type="float">
            <text:p>13.88067</text:p>
          </table:table-cell>
          <table:table-cell office:value-type="float" office:value="0.656680107116699" calcext:value-type="float">
            <text:p>0.656680107116699</text:p>
          </table:table-cell>
          <table:table-cell office:value-type="float" office:value="14.5373501071167" calcext:value-type="float">
            <text:p>14.537350107116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2" calcext:value-type="float">
            <text:p>82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13.87472" calcext:value-type="float">
            <text:p>13.87472</text:p>
          </table:table-cell>
          <table:table-cell office:value-type="float" office:value="0.668589115142822" calcext:value-type="float">
            <text:p>0.668589115142822</text:p>
          </table:table-cell>
          <table:table-cell office:value-type="float" office:value="14.5433091151428" calcext:value-type="float">
            <text:p>14.54330911514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3" calcext:value-type="float">
            <text:p>83</text:p>
          </table:table-cell>
          <table:table-cell office:value-type="float" office:value="0.30025" calcext:value-type="float">
            <text:p>0.30025</text:p>
          </table:table-cell>
          <table:table-cell office:value-type="float" office:value="13.89005" calcext:value-type="float">
            <text:p>13.89005</text:p>
          </table:table-cell>
          <table:table-cell office:value-type="float" office:value="0.606291770935058" calcext:value-type="float">
            <text:p>0.606291770935058</text:p>
          </table:table-cell>
          <table:table-cell office:value-type="float" office:value="14.4963417709351" calcext:value-type="float">
            <text:p>14.496341770935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4" calcext:value-type="float">
            <text:p>84</text:p>
          </table:table-cell>
          <table:table-cell office:value-type="float" office:value="0.3199" calcext:value-type="float">
            <text:p>0.3199</text:p>
          </table:table-cell>
          <table:table-cell office:value-type="float" office:value="13.9097" calcext:value-type="float">
            <text:p>13.9097</text:p>
          </table:table-cell>
          <table:table-cell office:value-type="float" office:value="0.600521802902221" calcext:value-type="float">
            <text:p>0.600521802902221</text:p>
          </table:table-cell>
          <table:table-cell office:value-type="float" office:value="14.5102218029022" calcext:value-type="float">
            <text:p>14.51022180290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5" calcext:value-type="float">
            <text:p>85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13.86396" calcext:value-type="float">
            <text:p>13.86396</text:p>
          </table:table-cell>
          <table:table-cell office:value-type="float" office:value="0.646514177322387" calcext:value-type="float">
            <text:p>0.646514177322387</text:p>
          </table:table-cell>
          <table:table-cell office:value-type="float" office:value="14.5104741773224" calcext:value-type="float">
            <text:p>14.51047417732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6" calcext:value-type="float">
            <text:p>86</text:p>
          </table:table-cell>
          <table:table-cell office:value-type="float" office:value="0.32371" calcext:value-type="float">
            <text:p>0.32371</text:p>
          </table:table-cell>
          <table:table-cell office:value-type="float" office:value="13.91351" calcext:value-type="float">
            <text:p>13.913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7" calcext:value-type="float">
            <text:p>87</text:p>
          </table:table-cell>
          <table:table-cell office:value-type="float" office:value="0.33114" calcext:value-type="float">
            <text:p>0.33114</text:p>
          </table:table-cell>
          <table:table-cell office:value-type="float" office:value="13.92094" calcext:value-type="float">
            <text:p>13.920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8" calcext:value-type="float">
            <text:p>88</text:p>
          </table:table-cell>
          <table:table-cell office:value-type="float" office:value="0.2694" calcext:value-type="float">
            <text:p>0.2694</text:p>
          </table:table-cell>
          <table:table-cell office:value-type="float" office:value="13.8592" calcext:value-type="float">
            <text:p>13.8592</text:p>
          </table:table-cell>
          <table:table-cell office:value-type="float" office:value="0.735187530517578" calcext:value-type="float">
            <text:p>0.735187530517578</text:p>
          </table:table-cell>
          <table:table-cell office:value-type="float" office:value="14.5943875305176" calcext:value-type="float">
            <text:p>14.594387530517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9" calcext:value-type="float">
            <text:p>89</text:p>
          </table:table-cell>
          <table:table-cell office:value-type="float" office:value="0.33889" calcext:value-type="float">
            <text:p>0.33889</text:p>
          </table:table-cell>
          <table:table-cell office:value-type="float" office:value="13.92869" calcext:value-type="float">
            <text:p>13.928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0" calcext:value-type="float">
            <text:p>90</text:p>
          </table:table-cell>
          <table:table-cell office:value-type="float" office:value="0.31214" calcext:value-type="float">
            <text:p>0.31214</text:p>
          </table:table-cell>
          <table:table-cell office:value-type="float" office:value="13.90194" calcext:value-type="float">
            <text:p>13.90194</text:p>
          </table:table-cell>
          <table:table-cell office:value-type="float" office:value="0.667279720306396" calcext:value-type="float">
            <text:p>0.667279720306396</text:p>
          </table:table-cell>
          <table:table-cell office:value-type="float" office:value="14.5692197203064" calcext:value-type="float">
            <text:p>14.569219720306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1" calcext:value-type="float">
            <text:p>91</text:p>
          </table:table-cell>
          <table:table-cell office:value-type="float" office:value="0.2875" calcext:value-type="float">
            <text:p>0.2875</text:p>
          </table:table-cell>
          <table:table-cell office:value-type="float" office:value="13.8773" calcext:value-type="float">
            <text:p>13.8773</text:p>
          </table:table-cell>
          <table:table-cell office:value-type="float" office:value="2.06675505638122" calcext:value-type="float">
            <text:p>2.06675505638122</text:p>
          </table:table-cell>
          <table:table-cell office:value-type="float" office:value="15.9440550563812" calcext:value-type="float">
            <text:p>15.944055056381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6" calcext:value-type="float">
            <text:p>57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2" calcext:value-type="float">
            <text:p>92</text:p>
          </table:table-cell>
          <table:table-cell office:value-type="float" office:value="0.30016" calcext:value-type="float">
            <text:p>0.30016</text:p>
          </table:table-cell>
          <table:table-cell office:value-type="float" office:value="13.88996" calcext:value-type="float">
            <text:p>13.88996</text:p>
          </table:table-cell>
          <table:table-cell office:value-type="float" office:value="0.651166677474975" calcext:value-type="float">
            <text:p>0.651166677474975</text:p>
          </table:table-cell>
          <table:table-cell office:value-type="float" office:value="14.541126677475" calcext:value-type="float">
            <text:p>14.54112667747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3" calcext:value-type="float">
            <text:p>93</text:p>
          </table:table-cell>
          <table:table-cell office:value-type="float" office:value="0.29069" calcext:value-type="float">
            <text:p>0.29069</text:p>
          </table:table-cell>
          <table:table-cell office:value-type="float" office:value="13.88049" calcext:value-type="float">
            <text:p>13.88049</text:p>
          </table:table-cell>
          <table:table-cell office:value-type="float" office:value="0.752563953399658" calcext:value-type="float">
            <text:p>0.752563953399658</text:p>
          </table:table-cell>
          <table:table-cell office:value-type="float" office:value="14.6330539533997" calcext:value-type="float">
            <text:p>14.633053953399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4" calcext:value-type="float">
            <text:p>94</text:p>
          </table:table-cell>
          <table:table-cell office:value-type="float" office:value="0.35075" calcext:value-type="float">
            <text:p>0.35075</text:p>
          </table:table-cell>
          <table:table-cell office:value-type="float" office:value="13.94055" calcext:value-type="float">
            <text:p>13.94055</text:p>
          </table:table-cell>
          <table:table-cell office:value-type="float" office:value="62.2408373355865" calcext:value-type="float">
            <text:p>62.2408373355865</text:p>
          </table:table-cell>
          <table:table-cell office:value-type="float" office:value="76.1813873355865" calcext:value-type="float">
            <text:p>76.1813873355865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814" calcext:value-type="float">
            <text:p>281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5" calcext:value-type="float">
            <text:p>95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13.87771" calcext:value-type="float">
            <text:p>13.87771</text:p>
          </table:table-cell>
          <table:table-cell office:value-type="float" office:value="0.651649951934814" calcext:value-type="float">
            <text:p>0.651649951934814</text:p>
          </table:table-cell>
          <table:table-cell office:value-type="float" office:value="14.5293599519348" calcext:value-type="float">
            <text:p>14.529359951934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6" calcext:value-type="float">
            <text:p>96</text:p>
          </table:table-cell>
          <table:table-cell office:value-type="float" office:value="0.2828" calcext:value-type="float">
            <text:p>0.2828</text:p>
          </table:table-cell>
          <table:table-cell office:value-type="float" office:value="13.8726" calcext:value-type="float">
            <text:p>13.8726</text:p>
          </table:table-cell>
          <table:table-cell office:value-type="float" office:value="0.838660955429077" calcext:value-type="float">
            <text:p>0.838660955429077</text:p>
          </table:table-cell>
          <table:table-cell office:value-type="float" office:value="14.7112609554291" calcext:value-type="float">
            <text:p>14.711260955429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7" calcext:value-type="float">
            <text:p>97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13.88905" calcext:value-type="float">
            <text:p>13.88905</text:p>
          </table:table-cell>
          <table:table-cell office:value-type="float" office:value="0.855361700057983" calcext:value-type="float">
            <text:p>0.855361700057983</text:p>
          </table:table-cell>
          <table:table-cell office:value-type="float" office:value="14.744411700058" calcext:value-type="float">
            <text:p>14.744411700058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8" calcext:value-type="float">
            <text:p>98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13.88813" calcext:value-type="float">
            <text:p>13.88813</text:p>
          </table:table-cell>
          <table:table-cell office:value-type="float" office:value="0.615181446075439" calcext:value-type="float">
            <text:p>0.615181446075439</text:p>
          </table:table-cell>
          <table:table-cell office:value-type="float" office:value="14.5033114460754" calcext:value-type="float">
            <text:p>14.503311446075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9" calcext:value-type="float">
            <text:p>99</text:p>
          </table:table-cell>
          <table:table-cell office:value-type="float" office:value="0.31695" calcext:value-type="float">
            <text:p>0.31695</text:p>
          </table:table-cell>
          <table:table-cell office:value-type="float" office:value="13.90675" calcext:value-type="float">
            <text:p>13.906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0" calcext:value-type="float">
            <text:p>0</text:p>
          </table:table-cell>
          <table:table-cell office:value-type="float" office:value="0.28343" calcext:value-type="float">
            <text:p>0.28343</text:p>
          </table:table-cell>
          <table:table-cell office:value-type="float" office:value="13.79579" calcext:value-type="float">
            <text:p>13.79579</text:p>
          </table:table-cell>
          <table:table-cell office:value-type="float" office:value="0.718095064163208" calcext:value-type="float">
            <text:p>0.718095064163208</text:p>
          </table:table-cell>
          <table:table-cell office:value-type="float" office:value="14.5138850641632" calcext:value-type="float">
            <text:p>14.513885064163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" calcext:value-type="float">
            <text:p>1</text:p>
          </table:table-cell>
          <table:table-cell office:value-type="float" office:value="0.28079" calcext:value-type="float">
            <text:p>0.28079</text:p>
          </table:table-cell>
          <table:table-cell office:value-type="float" office:value="13.79315" calcext:value-type="float">
            <text:p>13.79315</text:p>
          </table:table-cell>
          <table:table-cell office:value-type="float" office:value="10.1485855579376" calcext:value-type="float">
            <text:p>10.1485855579376</text:p>
          </table:table-cell>
          <table:table-cell office:value-type="float" office:value="23.9417355579376" calcext:value-type="float">
            <text:p>23.941735557937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" calcext:value-type="float">
            <text:p>2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13.6894" calcext:value-type="float">
            <text:p>13.6894</text:p>
          </table:table-cell>
          <table:table-cell office:value-type="float" office:value="0.413144588470459" calcext:value-type="float">
            <text:p>0.413144588470459</text:p>
          </table:table-cell>
          <table:table-cell office:value-type="float" office:value="14.1025445884705" calcext:value-type="float">
            <text:p>14.1025445884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" calcext:value-type="float">
            <text:p>3</text:p>
          </table:table-cell>
          <table:table-cell office:value-type="float" office:value="0.27615" calcext:value-type="float">
            <text:p>0.27615</text:p>
          </table:table-cell>
          <table:table-cell office:value-type="float" office:value="13.78851" calcext:value-type="float">
            <text:p>13.78851</text:p>
          </table:table-cell>
          <table:table-cell office:value-type="float" office:value="0.588601350784301" calcext:value-type="float">
            <text:p>0.588601350784301</text:p>
          </table:table-cell>
          <table:table-cell office:value-type="float" office:value="14.3771113507843" calcext:value-type="float">
            <text:p>14.377111350784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" calcext:value-type="float">
            <text:p>4</text:p>
          </table:table-cell>
          <table:table-cell office:value-type="float" office:value="0.27081" calcext:value-type="float">
            <text:p>0.27081</text:p>
          </table:table-cell>
          <table:table-cell office:value-type="float" office:value="13.78317" calcext:value-type="float">
            <text:p>13.78317</text:p>
          </table:table-cell>
          <table:table-cell office:value-type="float" office:value="0.517704963684082" calcext:value-type="float">
            <text:p>0.517704963684082</text:p>
          </table:table-cell>
          <table:table-cell office:value-type="float" office:value="14.3008749636841" calcext:value-type="float">
            <text:p>14.300874963684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" calcext:value-type="float">
            <text:p>5</text:p>
          </table:table-cell>
          <table:table-cell office:value-type="float" office:value="0.35871" calcext:value-type="float">
            <text:p>0.35871</text:p>
          </table:table-cell>
          <table:table-cell office:value-type="float" office:value="13.87107" calcext:value-type="float">
            <text:p>13.87107</text:p>
          </table:table-cell>
          <table:table-cell office:value-type="float" office:value="10.5788037776947" calcext:value-type="float">
            <text:p>10.5788037776947</text:p>
          </table:table-cell>
          <table:table-cell office:value-type="float" office:value="24.4498737776947" calcext:value-type="float">
            <text:p>24.449873777694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12" calcext:value-type="float">
            <text:p>4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" calcext:value-type="float">
            <text:p>6</text:p>
          </table:table-cell>
          <table:table-cell office:value-type="float" office:value="0.28624" calcext:value-type="float">
            <text:p>0.28624</text:p>
          </table:table-cell>
          <table:table-cell office:value-type="float" office:value="13.7986" calcext:value-type="float">
            <text:p>13.7986</text:p>
          </table:table-cell>
          <table:table-cell office:value-type="float" office:value="0.97310447692871" calcext:value-type="float">
            <text:p>0.97310447692871</text:p>
          </table:table-cell>
          <table:table-cell office:value-type="float" office:value="14.7717044769287" calcext:value-type="float">
            <text:p>14.771704476928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" calcext:value-type="float">
            <text:p>7</text:p>
          </table:table-cell>
          <table:table-cell office:value-type="float" office:value="0.25636" calcext:value-type="float">
            <text:p>0.25636</text:p>
          </table:table-cell>
          <table:table-cell office:value-type="float" office:value="13.76872" calcext:value-type="float">
            <text:p>13.76872</text:p>
          </table:table-cell>
          <table:table-cell office:value-type="float" office:value="0.618252754211425" calcext:value-type="float">
            <text:p>0.618252754211425</text:p>
          </table:table-cell>
          <table:table-cell office:value-type="float" office:value="14.3869727542114" calcext:value-type="float">
            <text:p>14.38697275421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" calcext:value-type="float">
            <text:p>8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13.82078" calcext:value-type="float">
            <text:p>13.82078</text:p>
          </table:table-cell>
          <table:table-cell office:value-type="float" office:value="0.916034221649169" calcext:value-type="float">
            <text:p>0.916034221649169</text:p>
          </table:table-cell>
          <table:table-cell office:value-type="float" office:value="14.7368142216492" calcext:value-type="float">
            <text:p>14.7368142216492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" calcext:value-type="float">
            <text:p>9</text:p>
          </table:table-cell>
          <table:table-cell office:value-type="float" office:value="0.2939" calcext:value-type="float">
            <text:p>0.2939</text:p>
          </table:table-cell>
          <table:table-cell office:value-type="float" office:value="13.80626" calcext:value-type="float">
            <text:p>13.80626</text:p>
          </table:table-cell>
          <table:table-cell office:value-type="float" office:value="0.679166555404663" calcext:value-type="float">
            <text:p>0.679166555404663</text:p>
          </table:table-cell>
          <table:table-cell office:value-type="float" office:value="14.4854265554047" calcext:value-type="float">
            <text:p>14.485426555404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0" calcext:value-type="float">
            <text:p>10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13.78313" calcext:value-type="float">
            <text:p>13.78313</text:p>
          </table:table-cell>
          <table:table-cell office:value-type="float" office:value="0.548243999481201" calcext:value-type="float">
            <text:p>0.548243999481201</text:p>
          </table:table-cell>
          <table:table-cell office:value-type="float" office:value="14.3313739994812" calcext:value-type="float">
            <text:p>14.33137399948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1" calcext:value-type="float">
            <text:p>11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13.82035" calcext:value-type="float">
            <text:p>13.82035</text:p>
          </table:table-cell>
          <table:table-cell office:value-type="float" office:value="0.716210842132568" calcext:value-type="float">
            <text:p>0.716210842132568</text:p>
          </table:table-cell>
          <table:table-cell office:value-type="float" office:value="14.5365608421326" calcext:value-type="float">
            <text:p>14.536560842132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2" calcext:value-type="float">
            <text:p>12</text:p>
          </table:table-cell>
          <table:table-cell office:value-type="float" office:value="0.32809" calcext:value-type="float">
            <text:p>0.32809</text:p>
          </table:table-cell>
          <table:table-cell office:value-type="float" office:value="13.84045" calcext:value-type="float">
            <text:p>13.840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3" calcext:value-type="float">
            <text:p>13</text:p>
          </table:table-cell>
          <table:table-cell office:value-type="float" office:value="0.26972" calcext:value-type="float">
            <text:p>0.26972</text:p>
          </table:table-cell>
          <table:table-cell office:value-type="float" office:value="13.78208" calcext:value-type="float">
            <text:p>13.78208</text:p>
          </table:table-cell>
          <table:table-cell office:value-type="float" office:value="0.63016676902771" calcext:value-type="float">
            <text:p>0.63016676902771</text:p>
          </table:table-cell>
          <table:table-cell office:value-type="float" office:value="14.4122467690277" calcext:value-type="float">
            <text:p>14.41224676902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4" calcext:value-type="float">
            <text:p>14</text:p>
          </table:table-cell>
          <table:table-cell office:value-type="float" office:value="0.29688" calcext:value-type="float">
            <text:p>0.29688</text:p>
          </table:table-cell>
          <table:table-cell office:value-type="float" office:value="13.80924" calcext:value-type="float">
            <text:p>13.80924</text:p>
          </table:table-cell>
          <table:table-cell office:value-type="float" office:value="0.705979585647583" calcext:value-type="float">
            <text:p>0.705979585647583</text:p>
          </table:table-cell>
          <table:table-cell office:value-type="float" office:value="14.5152195856476" calcext:value-type="float">
            <text:p>14.515219585647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5" calcext:value-type="float">
            <text:p>15</text:p>
          </table:table-cell>
          <table:table-cell office:value-type="float" office:value="0.30763" calcext:value-type="float">
            <text:p>0.30763</text:p>
          </table:table-cell>
          <table:table-cell office:value-type="float" office:value="13.81999" calcext:value-type="float">
            <text:p>13.81999</text:p>
          </table:table-cell>
          <table:table-cell office:value-type="float" office:value="1.79830527305603" calcext:value-type="float">
            <text:p>1.79830527305603</text:p>
          </table:table-cell>
          <table:table-cell office:value-type="float" office:value="15.618295273056" calcext:value-type="float">
            <text:p>15.61829527305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40" calcext:value-type="float">
            <text:p>54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6" calcext:value-type="float">
            <text:p>16</text:p>
          </table:table-cell>
          <table:table-cell office:value-type="float" office:value="0.29998" calcext:value-type="float">
            <text:p>0.29998</text:p>
          </table:table-cell>
          <table:table-cell office:value-type="float" office:value="13.81234" calcext:value-type="float">
            <text:p>13.81234</text:p>
          </table:table-cell>
          <table:table-cell office:value-type="float" office:value="0.80846619606018" calcext:value-type="float">
            <text:p>0.80846619606018</text:p>
          </table:table-cell>
          <table:table-cell office:value-type="float" office:value="14.6208061960602" calcext:value-type="float">
            <text:p>14.620806196060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7" calcext:value-type="float">
            <text:p>17</text:p>
          </table:table-cell>
          <table:table-cell office:value-type="float" office:value="0.26546" calcext:value-type="float">
            <text:p>0.26546</text:p>
          </table:table-cell>
          <table:table-cell office:value-type="float" office:value="13.77782" calcext:value-type="float">
            <text:p>13.77782</text:p>
          </table:table-cell>
          <table:table-cell office:value-type="float" office:value="0.542524099349975" calcext:value-type="float">
            <text:p>0.542524099349975</text:p>
          </table:table-cell>
          <table:table-cell office:value-type="float" office:value="14.32034409935" calcext:value-type="float">
            <text:p>14.320344099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8" calcext:value-type="float">
            <text:p>18</text:p>
          </table:table-cell>
          <table:table-cell office:value-type="float" office:value="0.29043" calcext:value-type="float">
            <text:p>0.29043</text:p>
          </table:table-cell>
          <table:table-cell office:value-type="float" office:value="13.80279" calcext:value-type="float">
            <text:p>13.80279</text:p>
          </table:table-cell>
          <table:table-cell office:value-type="float" office:value="0.731602191925048" calcext:value-type="float">
            <text:p>0.731602191925048</text:p>
          </table:table-cell>
          <table:table-cell office:value-type="float" office:value="14.534392191925" calcext:value-type="float">
            <text:p>14.53439219192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9" calcext:value-type="float">
            <text:p>1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13.80058" calcext:value-type="float">
            <text:p>13.80058</text:p>
          </table:table-cell>
          <table:table-cell office:value-type="float" office:value="0.656611204147338" calcext:value-type="float">
            <text:p>0.656611204147338</text:p>
          </table:table-cell>
          <table:table-cell office:value-type="float" office:value="14.4571912041473" calcext:value-type="float">
            <text:p>14.457191204147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0" calcext:value-type="float">
            <text:p>20</text:p>
          </table:table-cell>
          <table:table-cell office:value-type="float" office:value="0.27375" calcext:value-type="float">
            <text:p>0.27375</text:p>
          </table:table-cell>
          <table:table-cell office:value-type="float" office:value="13.78611" calcext:value-type="float">
            <text:p>13.78611</text:p>
          </table:table-cell>
          <table:table-cell office:value-type="float" office:value="0.518686294555664" calcext:value-type="float">
            <text:p>0.518686294555664</text:p>
          </table:table-cell>
          <table:table-cell office:value-type="float" office:value="14.3047962945557" calcext:value-type="float">
            <text:p>14.30479629455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1" calcext:value-type="float">
            <text:p>21</text:p>
          </table:table-cell>
          <table:table-cell office:value-type="float" office:value="0.32173" calcext:value-type="float">
            <text:p>0.32173</text:p>
          </table:table-cell>
          <table:table-cell office:value-type="float" office:value="13.83409" calcext:value-type="float">
            <text:p>13.834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2" calcext:value-type="float">
            <text:p>22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13.78354" calcext:value-type="float">
            <text:p>13.78354</text:p>
          </table:table-cell>
          <table:table-cell office:value-type="float" office:value="0.471172094345092" calcext:value-type="float">
            <text:p>0.471172094345092</text:p>
          </table:table-cell>
          <table:table-cell office:value-type="float" office:value="14.2547120943451" calcext:value-type="float">
            <text:p>14.254712094345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3" calcext:value-type="float">
            <text:p>23</text:p>
          </table:table-cell>
          <table:table-cell office:value-type="float" office:value="0.28677" calcext:value-type="float">
            <text:p>0.28677</text:p>
          </table:table-cell>
          <table:table-cell office:value-type="float" office:value="13.79913" calcext:value-type="float">
            <text:p>13.79913</text:p>
          </table:table-cell>
          <table:table-cell office:value-type="float" office:value="0.714658498764038" calcext:value-type="float">
            <text:p>0.714658498764038</text:p>
          </table:table-cell>
          <table:table-cell office:value-type="float" office:value="14.513788498764" calcext:value-type="float">
            <text:p>14.51378849876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4" calcext:value-type="float">
            <text:p>24</text:p>
          </table:table-cell>
          <table:table-cell office:value-type="float" office:value="0.28093" calcext:value-type="float">
            <text:p>0.28093</text:p>
          </table:table-cell>
          <table:table-cell office:value-type="float" office:value="13.79329" calcext:value-type="float">
            <text:p>13.79329</text:p>
          </table:table-cell>
          <table:table-cell office:value-type="float" office:value="0.645403861999511" calcext:value-type="float">
            <text:p>0.645403861999511</text:p>
          </table:table-cell>
          <table:table-cell office:value-type="float" office:value="14.4386938619995" calcext:value-type="float">
            <text:p>14.438693861999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5" calcext:value-type="float">
            <text:p>25</text:p>
          </table:table-cell>
          <table:table-cell office:value-type="float" office:value="0.29577" calcext:value-type="float">
            <text:p>0.29577</text:p>
          </table:table-cell>
          <table:table-cell office:value-type="float" office:value="13.80813" calcext:value-type="float">
            <text:p>13.80813</text:p>
          </table:table-cell>
          <table:table-cell office:value-type="float" office:value="0.848752975463867" calcext:value-type="float">
            <text:p>0.848752975463867</text:p>
          </table:table-cell>
          <table:table-cell office:value-type="float" office:value="14.6568829754639" calcext:value-type="float">
            <text:p>14.6568829754639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6" calcext:value-type="float">
            <text:p>26</text:p>
          </table:table-cell>
          <table:table-cell office:value-type="float" office:value="0.31004" calcext:value-type="float">
            <text:p>0.31004</text:p>
          </table:table-cell>
          <table:table-cell office:value-type="float" office:value="13.8224" calcext:value-type="float">
            <text:p>13.8224</text:p>
          </table:table-cell>
          <table:table-cell office:value-type="float" office:value="0.789358854293823" calcext:value-type="float">
            <text:p>0.789358854293823</text:p>
          </table:table-cell>
          <table:table-cell office:value-type="float" office:value="14.6117588542938" calcext:value-type="float">
            <text:p>14.6117588542938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7" calcext:value-type="float">
            <text:p>27</text:p>
          </table:table-cell>
          <table:table-cell office:value-type="float" office:value="0.24216" calcext:value-type="float">
            <text:p>0.24216</text:p>
          </table:table-cell>
          <table:table-cell office:value-type="float" office:value="13.75452" calcext:value-type="float">
            <text:p>13.75452</text:p>
          </table:table-cell>
          <table:table-cell office:value-type="float" office:value="0.46818995475769" calcext:value-type="float">
            <text:p>0.46818995475769</text:p>
          </table:table-cell>
          <table:table-cell office:value-type="float" office:value="14.2227099547577" calcext:value-type="float">
            <text:p>14.222709954757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8" calcext:value-type="float">
            <text:p>28</text:p>
          </table:table-cell>
          <table:table-cell office:value-type="float" office:value="0.33085" calcext:value-type="float">
            <text:p>0.33085</text:p>
          </table:table-cell>
          <table:table-cell office:value-type="float" office:value="13.84321" calcext:value-type="float">
            <text:p>13.843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9" calcext:value-type="float">
            <text:p>29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13.79364" calcext:value-type="float">
            <text:p>13.79364</text:p>
          </table:table-cell>
          <table:table-cell office:value-type="float" office:value="0.539251327514648" calcext:value-type="float">
            <text:p>0.539251327514648</text:p>
          </table:table-cell>
          <table:table-cell office:value-type="float" office:value="14.3328913275146" calcext:value-type="float">
            <text:p>14.33289132751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0" calcext:value-type="float">
            <text:p>30</text:p>
          </table:table-cell>
          <table:table-cell office:value-type="float" office:value="0.3143" calcext:value-type="float">
            <text:p>0.3143</text:p>
          </table:table-cell>
          <table:table-cell office:value-type="float" office:value="13.82666" calcext:value-type="float">
            <text:p>13.82666</text:p>
          </table:table-cell>
          <table:table-cell office:value-type="float" office:value="2.79065990447998" calcext:value-type="float">
            <text:p>2.79065990447998</text:p>
          </table:table-cell>
          <table:table-cell office:value-type="float" office:value="16.61731990448" calcext:value-type="float">
            <text:p>16.6173199044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56" calcext:value-type="float">
            <text:p>45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1" calcext:value-type="float">
            <text:p>31</text:p>
          </table:table-cell>
          <table:table-cell office:value-type="float" office:value="0.31561" calcext:value-type="float">
            <text:p>0.31561</text:p>
          </table:table-cell>
          <table:table-cell office:value-type="float" office:value="13.82797" calcext:value-type="float">
            <text:p>13.82797</text:p>
          </table:table-cell>
          <table:table-cell office:value-type="float" office:value="4.89633798599243" calcext:value-type="float">
            <text:p>4.89633798599243</text:p>
          </table:table-cell>
          <table:table-cell office:value-type="float" office:value="18.7243079859924" calcext:value-type="float">
            <text:p>18.7243079859924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600" calcext:value-type="float">
            <text:p>16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2" calcext:value-type="float">
            <text:p>32</text:p>
          </table:table-cell>
          <table:table-cell office:value-type="float" office:value="0.31428" calcext:value-type="float">
            <text:p>0.31428</text:p>
          </table:table-cell>
          <table:table-cell office:value-type="float" office:value="13.82664" calcext:value-type="float">
            <text:p>13.82664</text:p>
          </table:table-cell>
          <table:table-cell office:value-type="float" office:value="0.728511571884155" calcext:value-type="float">
            <text:p>0.728511571884155</text:p>
          </table:table-cell>
          <table:table-cell office:value-type="float" office:value="14.5551515718842" calcext:value-type="float">
            <text:p>14.555151571884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3" calcext:value-type="float">
            <text:p>33</text:p>
          </table:table-cell>
          <table:table-cell office:value-type="float" office:value="0.30393" calcext:value-type="float">
            <text:p>0.30393</text:p>
          </table:table-cell>
          <table:table-cell office:value-type="float" office:value="13.81629" calcext:value-type="float">
            <text:p>13.81629</text:p>
          </table:table-cell>
          <table:table-cell office:value-type="float" office:value="5.74087071418762" calcext:value-type="float">
            <text:p>5.74087071418762</text:p>
          </table:table-cell>
          <table:table-cell office:value-type="float" office:value="19.5571607141876" calcext:value-type="float">
            <text:p>19.5571607141876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47" calcext:value-type="float">
            <text:p>8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4" calcext:value-type="float">
            <text:p>34</text:p>
          </table:table-cell>
          <table:table-cell office:value-type="float" office:value="0.30764" calcext:value-type="float">
            <text:p>0.30764</text:p>
          </table:table-cell>
          <table:table-cell office:value-type="float" office:value="13.82" calcext:value-type="float">
            <text:p>13.82</text:p>
          </table:table-cell>
          <table:table-cell office:value-type="float" office:value="0.822378873825073" calcext:value-type="float">
            <text:p>0.822378873825073</text:p>
          </table:table-cell>
          <table:table-cell office:value-type="float" office:value="14.6423788738251" calcext:value-type="float">
            <text:p>14.6423788738251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5" calcext:value-type="float">
            <text:p>35</text:p>
          </table:table-cell>
          <table:table-cell office:value-type="float" office:value="0.24398" calcext:value-type="float">
            <text:p>0.24398</text:p>
          </table:table-cell>
          <table:table-cell office:value-type="float" office:value="13.75634" calcext:value-type="float">
            <text:p>13.75634</text:p>
          </table:table-cell>
          <table:table-cell office:value-type="float" office:value="0.468343496322631" calcext:value-type="float">
            <text:p>0.468343496322631</text:p>
          </table:table-cell>
          <table:table-cell office:value-type="float" office:value="14.2246834963226" calcext:value-type="float">
            <text:p>14.224683496322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6" calcext:value-type="float">
            <text:p>36</text:p>
          </table:table-cell>
          <table:table-cell office:value-type="float" office:value="0.29302" calcext:value-type="float">
            <text:p>0.29302</text:p>
          </table:table-cell>
          <table:table-cell office:value-type="float" office:value="13.80538" calcext:value-type="float">
            <text:p>13.80538</text:p>
          </table:table-cell>
          <table:table-cell office:value-type="float" office:value="0.795469999313354" calcext:value-type="float">
            <text:p>0.795469999313354</text:p>
          </table:table-cell>
          <table:table-cell office:value-type="float" office:value="14.6008499993134" calcext:value-type="float">
            <text:p>14.600849999313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7" calcext:value-type="float">
            <text:p>37</text:p>
          </table:table-cell>
          <table:table-cell office:value-type="float" office:value="0.28785" calcext:value-type="float">
            <text:p>0.28785</text:p>
          </table:table-cell>
          <table:table-cell office:value-type="float" office:value="13.80021" calcext:value-type="float">
            <text:p>13.80021</text:p>
          </table:table-cell>
          <table:table-cell office:value-type="float" office:value="0.60547661781311" calcext:value-type="float">
            <text:p>0.60547661781311</text:p>
          </table:table-cell>
          <table:table-cell office:value-type="float" office:value="14.4056866178131" calcext:value-type="float">
            <text:p>14.40568661781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8" calcext:value-type="float">
            <text:p>38</text:p>
          </table:table-cell>
          <table:table-cell office:value-type="float" office:value="0.32902" calcext:value-type="float">
            <text:p>0.32902</text:p>
          </table:table-cell>
          <table:table-cell office:value-type="float" office:value="13.84138" calcext:value-type="float">
            <text:p>13.84138</text:p>
          </table:table-cell>
          <table:table-cell office:value-type="float" office:value="0.756101846694946" calcext:value-type="float">
            <text:p>0.756101846694946</text:p>
          </table:table-cell>
          <table:table-cell office:value-type="float" office:value="14.5974818466949" calcext:value-type="float">
            <text:p>14.5974818466949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9" calcext:value-type="float">
            <text:p>39</text:p>
          </table:table-cell>
          <table:table-cell office:value-type="float" office:value="0.34335" calcext:value-type="float">
            <text:p>0.34335</text:p>
          </table:table-cell>
          <table:table-cell office:value-type="float" office:value="13.85571" calcext:value-type="float">
            <text:p>13.855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0" calcext:value-type="float">
            <text:p>40</text:p>
          </table:table-cell>
          <table:table-cell office:value-type="float" office:value="0.28298" calcext:value-type="float">
            <text:p>0.28298</text:p>
          </table:table-cell>
          <table:table-cell office:value-type="float" office:value="13.79534" calcext:value-type="float">
            <text:p>13.79534</text:p>
          </table:table-cell>
          <table:table-cell office:value-type="float" office:value="0.673078298568725" calcext:value-type="float">
            <text:p>0.673078298568725</text:p>
          </table:table-cell>
          <table:table-cell office:value-type="float" office:value="14.4684182985687" calcext:value-type="float">
            <text:p>14.468418298568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1" calcext:value-type="float">
            <text:p>41</text:p>
          </table:table-cell>
          <table:table-cell office:value-type="float" office:value="0.31791" calcext:value-type="float">
            <text:p>0.31791</text:p>
          </table:table-cell>
          <table:table-cell office:value-type="float" office:value="13.83027" calcext:value-type="float">
            <text:p>13.83027</text:p>
          </table:table-cell>
          <table:table-cell office:value-type="float" office:value="2.89678263664245" calcext:value-type="float">
            <text:p>2.89678263664245</text:p>
          </table:table-cell>
          <table:table-cell office:value-type="float" office:value="16.7270526366424" calcext:value-type="float">
            <text:p>16.727052636642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056" calcext:value-type="float">
            <text:p>105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2" calcext:value-type="float">
            <text:p>42</text:p>
          </table:table-cell>
          <table:table-cell office:value-type="float" office:value="0.26044" calcext:value-type="float">
            <text:p>0.26044</text:p>
          </table:table-cell>
          <table:table-cell office:value-type="float" office:value="13.7728" calcext:value-type="float">
            <text:p>13.7728</text:p>
          </table:table-cell>
          <table:table-cell office:value-type="float" office:value="0.528875350952148" calcext:value-type="float">
            <text:p>0.528875350952148</text:p>
          </table:table-cell>
          <table:table-cell office:value-type="float" office:value="14.3016753509521" calcext:value-type="float">
            <text:p>14.30167535095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3" calcext:value-type="float">
            <text:p>43</text:p>
          </table:table-cell>
          <table:table-cell office:value-type="float" office:value="0.26904" calcext:value-type="float">
            <text:p>0.26904</text:p>
          </table:table-cell>
          <table:table-cell office:value-type="float" office:value="13.7814" calcext:value-type="float">
            <text:p>13.7814</text:p>
          </table:table-cell>
          <table:table-cell office:value-type="float" office:value="0.716230392456054" calcext:value-type="float">
            <text:p>0.716230392456054</text:p>
          </table:table-cell>
          <table:table-cell office:value-type="float" office:value="14.4976303924561" calcext:value-type="float">
            <text:p>14.497630392456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4" calcext:value-type="float">
            <text:p>44</text:p>
          </table:table-cell>
          <table:table-cell office:value-type="float" office:value="0.30272" calcext:value-type="float">
            <text:p>0.30272</text:p>
          </table:table-cell>
          <table:table-cell office:value-type="float" office:value="13.81508" calcext:value-type="float">
            <text:p>13.81508</text:p>
          </table:table-cell>
          <table:table-cell office:value-type="float" office:value="0.793731927871704" calcext:value-type="float">
            <text:p>0.793731927871704</text:p>
          </table:table-cell>
          <table:table-cell office:value-type="float" office:value="14.6088119278717" calcext:value-type="float">
            <text:p>14.608811927871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5" calcext:value-type="float">
            <text:p>45</text:p>
          </table:table-cell>
          <table:table-cell office:value-type="float" office:value="12.5369" calcext:value-type="float">
            <text:p>12.5369</text:p>
          </table:table-cell>
          <table:table-cell office:value-type="float" office:value="26.04926" calcext:value-type="float">
            <text:p>26.049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6" calcext:value-type="float">
            <text:p>46</text:p>
          </table:table-cell>
          <table:table-cell office:value-type="float" office:value="0.29436" calcext:value-type="float">
            <text:p>0.29436</text:p>
          </table:table-cell>
          <table:table-cell office:value-type="float" office:value="13.80672" calcext:value-type="float">
            <text:p>13.80672</text:p>
          </table:table-cell>
          <table:table-cell office:value-type="float" office:value="1.60870218276977" calcext:value-type="float">
            <text:p>1.60870218276977</text:p>
          </table:table-cell>
          <table:table-cell office:value-type="float" office:value="15.4154221827698" calcext:value-type="float">
            <text:p>15.4154221827698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7" calcext:value-type="float">
            <text:p>47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13.79032" calcext:value-type="float">
            <text:p>13.79032</text:p>
          </table:table-cell>
          <table:table-cell office:value-type="float" office:value="5.51737737655639" calcext:value-type="float">
            <text:p>5.51737737655639</text:p>
          </table:table-cell>
          <table:table-cell office:value-type="float" office:value="19.3076973765564" calcext:value-type="float">
            <text:p>19.3076973765564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8" calcext:value-type="float">
            <text:p>48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13.77475" calcext:value-type="float">
            <text:p>13.77475</text:p>
          </table:table-cell>
          <table:table-cell office:value-type="float" office:value="0.520292997360229" calcext:value-type="float">
            <text:p>0.520292997360229</text:p>
          </table:table-cell>
          <table:table-cell office:value-type="float" office:value="14.2950429973602" calcext:value-type="float">
            <text:p>14.29504299736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9" calcext:value-type="float">
            <text:p>49</text:p>
          </table:table-cell>
          <table:table-cell office:value-type="float" office:value="0.33322" calcext:value-type="float">
            <text:p>0.33322</text:p>
          </table:table-cell>
          <table:table-cell office:value-type="float" office:value="13.84558" calcext:value-type="float">
            <text:p>13.84558</text:p>
          </table:table-cell>
          <table:table-cell office:value-type="float" office:value="5.23240208625793" calcext:value-type="float">
            <text:p>5.23240208625793</text:p>
          </table:table-cell>
          <table:table-cell office:value-type="float" office:value="19.0779820862579" calcext:value-type="float">
            <text:p>19.0779820862579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296" calcext:value-type="float">
            <text:p>129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0" calcext:value-type="float">
            <text:p>50</text:p>
          </table:table-cell>
          <table:table-cell office:value-type="float" office:value="0.31956" calcext:value-type="float">
            <text:p>0.31956</text:p>
          </table:table-cell>
          <table:table-cell office:value-type="float" office:value="13.83192" calcext:value-type="float">
            <text:p>13.83192</text:p>
          </table:table-cell>
          <table:table-cell office:value-type="float" office:value="223.338407516479" calcext:value-type="float">
            <text:p>223.338407516479</text:p>
          </table:table-cell>
          <table:table-cell office:value-type="float" office:value="237.170327516479" calcext:value-type="float">
            <text:p>237.170327516479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1880" calcext:value-type="float">
            <text:p>1188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1" calcext:value-type="float">
            <text:p>51</text:p>
          </table:table-cell>
          <table:table-cell office:value-type="float" office:value="0.29251" calcext:value-type="float">
            <text:p>0.29251</text:p>
          </table:table-cell>
          <table:table-cell office:value-type="float" office:value="13.80487" calcext:value-type="float">
            <text:p>13.80487</text:p>
          </table:table-cell>
          <table:table-cell office:value-type="float" office:value="0.541563510894775" calcext:value-type="float">
            <text:p>0.541563510894775</text:p>
          </table:table-cell>
          <table:table-cell office:value-type="float" office:value="14.3464335108948" calcext:value-type="float">
            <text:p>14.34643351089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2" calcext:value-type="float">
            <text:p>52</text:p>
          </table:table-cell>
          <table:table-cell office:value-type="float" office:value="0.31395" calcext:value-type="float">
            <text:p>0.31395</text:p>
          </table:table-cell>
          <table:table-cell office:value-type="float" office:value="13.82631" calcext:value-type="float">
            <text:p>13.82631</text:p>
          </table:table-cell>
          <table:table-cell office:value-type="float" office:value="0.795192718505859" calcext:value-type="float">
            <text:p>0.795192718505859</text:p>
          </table:table-cell>
          <table:table-cell office:value-type="float" office:value="14.6215027185059" calcext:value-type="float">
            <text:p>14.621502718505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3" calcext:value-type="float">
            <text:p>53</text:p>
          </table:table-cell>
          <table:table-cell office:value-type="float" office:value="0.28356" calcext:value-type="float">
            <text:p>0.28356</text:p>
          </table:table-cell>
          <table:table-cell office:value-type="float" office:value="13.79592" calcext:value-type="float">
            <text:p>13.79592</text:p>
          </table:table-cell>
          <table:table-cell office:value-type="float" office:value="0.552998065948486" calcext:value-type="float">
            <text:p>0.552998065948486</text:p>
          </table:table-cell>
          <table:table-cell office:value-type="float" office:value="14.3489180659485" calcext:value-type="float">
            <text:p>14.348918065948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4" calcext:value-type="float">
            <text:p>54</text:p>
          </table:table-cell>
          <table:table-cell office:value-type="float" office:value="0.29303" calcext:value-type="float">
            <text:p>0.29303</text:p>
          </table:table-cell>
          <table:table-cell office:value-type="float" office:value="13.80539" calcext:value-type="float">
            <text:p>13.80539</text:p>
          </table:table-cell>
          <table:table-cell office:value-type="float" office:value="0.827222347259521" calcext:value-type="float">
            <text:p>0.827222347259521</text:p>
          </table:table-cell>
          <table:table-cell office:value-type="float" office:value="14.6326123472595" calcext:value-type="float">
            <text:p>14.632612347259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5" calcext:value-type="float">
            <text:p>55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13.80875" calcext:value-type="float">
            <text:p>13.80875</text:p>
          </table:table-cell>
          <table:table-cell office:value-type="float" office:value="0.656980037689209" calcext:value-type="float">
            <text:p>0.656980037689209</text:p>
          </table:table-cell>
          <table:table-cell office:value-type="float" office:value="14.4657300376892" calcext:value-type="float">
            <text:p>14.465730037689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6" calcext:value-type="float">
            <text:p>56</text:p>
          </table:table-cell>
          <table:table-cell office:value-type="float" office:value="0.29199" calcext:value-type="float">
            <text:p>0.29199</text:p>
          </table:table-cell>
          <table:table-cell office:value-type="float" office:value="13.80435" calcext:value-type="float">
            <text:p>13.80435</text:p>
          </table:table-cell>
          <table:table-cell office:value-type="float" office:value="1.5614583492279" calcext:value-type="float">
            <text:p>1.5614583492279</text:p>
          </table:table-cell>
          <table:table-cell office:value-type="float" office:value="15.3658083492279" calcext:value-type="float">
            <text:p>15.365808349227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7" calcext:value-type="float">
            <text:p>57</text:p>
          </table:table-cell>
          <table:table-cell office:value-type="float" office:value="0.37933" calcext:value-type="float">
            <text:p>0.37933</text:p>
          </table:table-cell>
          <table:table-cell office:value-type="float" office:value="13.89169" calcext:value-type="float">
            <text:p>13.891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8" calcext:value-type="float">
            <text:p>58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13.8737" calcext:value-type="float">
            <text:p>13.8737</text:p>
          </table:table-cell>
          <table:table-cell office:value-type="float" office:value="96.327211856842" calcext:value-type="float">
            <text:p>96.327211856842</text:p>
          </table:table-cell>
          <table:table-cell office:value-type="float" office:value="110.200911856842" calcext:value-type="float">
            <text:p>110.200911856842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9" calcext:value-type="float">
            <text:p>59</text:p>
          </table:table-cell>
          <table:table-cell office:value-type="float" office:value="0.28588" calcext:value-type="float">
            <text:p>0.28588</text:p>
          </table:table-cell>
          <table:table-cell office:value-type="float" office:value="13.79824" calcext:value-type="float">
            <text:p>13.79824</text:p>
          </table:table-cell>
          <table:table-cell office:value-type="float" office:value="0.618716955184936" calcext:value-type="float">
            <text:p>0.618716955184936</text:p>
          </table:table-cell>
          <table:table-cell office:value-type="float" office:value="14.4169569551849" calcext:value-type="float">
            <text:p>14.416956955184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0" calcext:value-type="float">
            <text:p>60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13.79058" calcext:value-type="float">
            <text:p>13.79058</text:p>
          </table:table-cell>
          <table:table-cell office:value-type="float" office:value="0.911108970642089" calcext:value-type="float">
            <text:p>0.911108970642089</text:p>
          </table:table-cell>
          <table:table-cell office:value-type="float" office:value="14.7016889706421" calcext:value-type="float">
            <text:p>14.701688970642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1" calcext:value-type="float">
            <text:p>61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13.80043" calcext:value-type="float">
            <text:p>13.80043</text:p>
          </table:table-cell>
          <table:table-cell office:value-type="float" office:value="0.70887017250061" calcext:value-type="float">
            <text:p>0.70887017250061</text:p>
          </table:table-cell>
          <table:table-cell office:value-type="float" office:value="14.5093001725006" calcext:value-type="float">
            <text:p>14.509300172500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2" calcext:value-type="float">
            <text:p>62</text:p>
          </table:table-cell>
          <table:table-cell office:value-type="float" office:value="0.28493" calcext:value-type="float">
            <text:p>0.28493</text:p>
          </table:table-cell>
          <table:table-cell office:value-type="float" office:value="13.79729" calcext:value-type="float">
            <text:p>13.79729</text:p>
          </table:table-cell>
          <table:table-cell office:value-type="float" office:value="0.680891036987304" calcext:value-type="float">
            <text:p>0.680891036987304</text:p>
          </table:table-cell>
          <table:table-cell office:value-type="float" office:value="14.4781810369873" calcext:value-type="float">
            <text:p>14.478181036987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3" calcext:value-type="float">
            <text:p>63</text:p>
          </table:table-cell>
          <table:table-cell office:value-type="float" office:value="0.31591" calcext:value-type="float">
            <text:p>0.31591</text:p>
          </table:table-cell>
          <table:table-cell office:value-type="float" office:value="13.82827" calcext:value-type="float">
            <text:p>13.828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4" calcext:value-type="float">
            <text:p>64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13.83715" calcext:value-type="float">
            <text:p>13.83715</text:p>
          </table:table-cell>
          <table:table-cell office:value-type="float" office:value="1.22379326820373" calcext:value-type="float">
            <text:p>1.22379326820373</text:p>
          </table:table-cell>
          <table:table-cell office:value-type="float" office:value="15.0609432682037" calcext:value-type="float">
            <text:p>15.060943268203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6" calcext:value-type="float">
            <text:p>33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5" calcext:value-type="float">
            <text:p>65</text:p>
          </table:table-cell>
          <table:table-cell office:value-type="float" office:value="0.186" calcext:value-type="float">
            <text:p>0.186</text:p>
          </table:table-cell>
          <table:table-cell office:value-type="float" office:value="13.69836" calcext:value-type="float">
            <text:p>13.69836</text:p>
          </table:table-cell>
          <table:table-cell office:value-type="float" office:value="0.426592111587524" calcext:value-type="float">
            <text:p>0.426592111587524</text:p>
          </table:table-cell>
          <table:table-cell office:value-type="float" office:value="14.1249521115875" calcext:value-type="float">
            <text:p>14.1249521115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6" calcext:value-type="float">
            <text:p>66</text:p>
          </table:table-cell>
          <table:table-cell office:value-type="float" office:value="0.34287" calcext:value-type="float">
            <text:p>0.34287</text:p>
          </table:table-cell>
          <table:table-cell office:value-type="float" office:value="13.85523" calcext:value-type="float">
            <text:p>13.85523</text:p>
          </table:table-cell>
          <table:table-cell office:value-type="float" office:value="64.7487502098083" calcext:value-type="float">
            <text:p>64.7487502098083</text:p>
          </table:table-cell>
          <table:table-cell office:value-type="float" office:value="78.6039802098083" calcext:value-type="float">
            <text:p>78.603980209808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344" calcext:value-type="float">
            <text:p>734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7" calcext:value-type="float">
            <text:p>67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13.8083" calcext:value-type="float">
            <text:p>13.8083</text:p>
          </table:table-cell>
          <table:table-cell office:value-type="float" office:value="0.736169815063476" calcext:value-type="float">
            <text:p>0.736169815063476</text:p>
          </table:table-cell>
          <table:table-cell office:value-type="float" office:value="14.5444698150635" calcext:value-type="float">
            <text:p>14.544469815063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8" calcext:value-type="float">
            <text:p>68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13.79079" calcext:value-type="float">
            <text:p>13.79079</text:p>
          </table:table-cell>
          <table:table-cell office:value-type="float" office:value="0.600572109222412" calcext:value-type="float">
            <text:p>0.600572109222412</text:p>
          </table:table-cell>
          <table:table-cell office:value-type="float" office:value="14.3913621092224" calcext:value-type="float">
            <text:p>14.39136210922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9" calcext:value-type="float">
            <text:p>69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13.77941" calcext:value-type="float">
            <text:p>13.77941</text:p>
          </table:table-cell>
          <table:table-cell office:value-type="float" office:value="0.612288236618042" calcext:value-type="float">
            <text:p>0.612288236618042</text:p>
          </table:table-cell>
          <table:table-cell office:value-type="float" office:value="14.391698236618" calcext:value-type="float">
            <text:p>14.3916982366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0" calcext:value-type="float">
            <text:p>70</text:p>
          </table:table-cell>
          <table:table-cell office:value-type="float" office:value="0.26342" calcext:value-type="float">
            <text:p>0.26342</text:p>
          </table:table-cell>
          <table:table-cell office:value-type="float" office:value="13.77578" calcext:value-type="float">
            <text:p>13.77578</text:p>
          </table:table-cell>
          <table:table-cell office:value-type="float" office:value="0.525579452514648" calcext:value-type="float">
            <text:p>0.525579452514648</text:p>
          </table:table-cell>
          <table:table-cell office:value-type="float" office:value="14.3013594525146" calcext:value-type="float">
            <text:p>14.30135945251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1" calcext:value-type="float">
            <text:p>71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13.77108" calcext:value-type="float">
            <text:p>13.77108</text:p>
          </table:table-cell>
          <table:table-cell office:value-type="float" office:value="0.531803607940673" calcext:value-type="float">
            <text:p>0.531803607940673</text:p>
          </table:table-cell>
          <table:table-cell office:value-type="float" office:value="14.3028836079407" calcext:value-type="float">
            <text:p>14.302883607940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2" calcext:value-type="float">
            <text:p>72</text:p>
          </table:table-cell>
          <table:table-cell office:value-type="float" office:value="0.2915" calcext:value-type="float">
            <text:p>0.2915</text:p>
          </table:table-cell>
          <table:table-cell office:value-type="float" office:value="13.80386" calcext:value-type="float">
            <text:p>13.80386</text:p>
          </table:table-cell>
          <table:table-cell office:value-type="float" office:value="0.657503366470336" calcext:value-type="float">
            <text:p>0.657503366470336</text:p>
          </table:table-cell>
          <table:table-cell office:value-type="float" office:value="14.4613633664703" calcext:value-type="float">
            <text:p>14.461363366470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3" calcext:value-type="float">
            <text:p>73</text:p>
          </table:table-cell>
          <table:table-cell office:value-type="float" office:value="0.3032" calcext:value-type="float">
            <text:p>0.3032</text:p>
          </table:table-cell>
          <table:table-cell office:value-type="float" office:value="13.81556" calcext:value-type="float">
            <text:p>13.81556</text:p>
          </table:table-cell>
          <table:table-cell office:value-type="float" office:value="8.18955111503601" calcext:value-type="float">
            <text:p>8.18955111503601</text:p>
          </table:table-cell>
          <table:table-cell office:value-type="float" office:value="22.005111115036" calcext:value-type="float">
            <text:p>22.005111115036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800" calcext:value-type="float">
            <text:p>18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4" calcext:value-type="float">
            <text:p>74</text:p>
          </table:table-cell>
          <table:table-cell office:value-type="float" office:value="0.3607" calcext:value-type="float">
            <text:p>0.3607</text:p>
          </table:table-cell>
          <table:table-cell office:value-type="float" office:value="13.87306" calcext:value-type="float">
            <text:p>13.873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5" calcext:value-type="float">
            <text:p>75</text:p>
          </table:table-cell>
          <table:table-cell office:value-type="float" office:value="0.26515" calcext:value-type="float">
            <text:p>0.26515</text:p>
          </table:table-cell>
          <table:table-cell office:value-type="float" office:value="13.77751" calcext:value-type="float">
            <text:p>13.77751</text:p>
          </table:table-cell>
          <table:table-cell office:value-type="float" office:value="0.614510297775268" calcext:value-type="float">
            <text:p>0.614510297775268</text:p>
          </table:table-cell>
          <table:table-cell office:value-type="float" office:value="14.3920202977753" calcext:value-type="float">
            <text:p>14.392020297775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6" calcext:value-type="float">
            <text:p>76</text:p>
          </table:table-cell>
          <table:table-cell office:value-type="float" office:value="0.26736" calcext:value-type="float">
            <text:p>0.26736</text:p>
          </table:table-cell>
          <table:table-cell office:value-type="float" office:value="13.77972" calcext:value-type="float">
            <text:p>13.77972</text:p>
          </table:table-cell>
          <table:table-cell office:value-type="float" office:value="0.644520998001098" calcext:value-type="float">
            <text:p>0.644520998001098</text:p>
          </table:table-cell>
          <table:table-cell office:value-type="float" office:value="14.4242409980011" calcext:value-type="float">
            <text:p>14.424240998001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7" calcext:value-type="float">
            <text:p>77</text:p>
          </table:table-cell>
          <table:table-cell office:value-type="float" office:value="0.30077" calcext:value-type="float">
            <text:p>0.30077</text:p>
          </table:table-cell>
          <table:table-cell office:value-type="float" office:value="13.81313" calcext:value-type="float">
            <text:p>13.81313</text:p>
          </table:table-cell>
          <table:table-cell office:value-type="float" office:value="65.7050218582153" calcext:value-type="float">
            <text:p>65.7050218582153</text:p>
          </table:table-cell>
          <table:table-cell office:value-type="float" office:value="79.5181518582153" calcext:value-type="float">
            <text:p>79.5181518582153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5700" calcext:value-type="float">
            <text:p>57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8" calcext:value-type="float">
            <text:p>78</text:p>
          </table:table-cell>
          <table:table-cell office:value-type="float" office:value="0.26172" calcext:value-type="float">
            <text:p>0.26172</text:p>
          </table:table-cell>
          <table:table-cell office:value-type="float" office:value="13.77408" calcext:value-type="float">
            <text:p>13.77408</text:p>
          </table:table-cell>
          <table:table-cell office:value-type="float" office:value="0.526641368865966" calcext:value-type="float">
            <text:p>0.526641368865966</text:p>
          </table:table-cell>
          <table:table-cell office:value-type="float" office:value="14.300721368866" calcext:value-type="float">
            <text:p>14.30072136886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9" calcext:value-type="float">
            <text:p>79</text:p>
          </table:table-cell>
          <table:table-cell office:value-type="float" office:value="0.28991" calcext:value-type="float">
            <text:p>0.28991</text:p>
          </table:table-cell>
          <table:table-cell office:value-type="float" office:value="13.80227" calcext:value-type="float">
            <text:p>13.80227</text:p>
          </table:table-cell>
          <table:table-cell office:value-type="float" office:value="0.718975305557251" calcext:value-type="float">
            <text:p>0.718975305557251</text:p>
          </table:table-cell>
          <table:table-cell office:value-type="float" office:value="14.5212453055573" calcext:value-type="float">
            <text:p>14.521245305557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0" calcext:value-type="float">
            <text:p>80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13.78662" calcext:value-type="float">
            <text:p>13.78662</text:p>
          </table:table-cell>
          <table:table-cell office:value-type="float" office:value="0.613357305526733" calcext:value-type="float">
            <text:p>0.613357305526733</text:p>
          </table:table-cell>
          <table:table-cell office:value-type="float" office:value="14.3999773055267" calcext:value-type="float">
            <text:p>14.39997730552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1" calcext:value-type="float">
            <text:p>81</text:p>
          </table:table-cell>
          <table:table-cell office:value-type="float" office:value="0.27993" calcext:value-type="float">
            <text:p>0.27993</text:p>
          </table:table-cell>
          <table:table-cell office:value-type="float" office:value="13.79229" calcext:value-type="float">
            <text:p>13.79229</text:p>
          </table:table-cell>
          <table:table-cell office:value-type="float" office:value="0.650143146514892" calcext:value-type="float">
            <text:p>0.650143146514892</text:p>
          </table:table-cell>
          <table:table-cell office:value-type="float" office:value="14.4424331465149" calcext:value-type="float">
            <text:p>14.442433146514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2" calcext:value-type="float">
            <text:p>82</text:p>
          </table:table-cell>
          <table:table-cell office:value-type="float" office:value="0.31167" calcext:value-type="float">
            <text:p>0.31167</text:p>
          </table:table-cell>
          <table:table-cell office:value-type="float" office:value="13.82403" calcext:value-type="float">
            <text:p>13.82403</text:p>
          </table:table-cell>
          <table:table-cell office:value-type="float" office:value="118.192365169525" calcext:value-type="float">
            <text:p>118.192365169525</text:p>
          </table:table-cell>
          <table:table-cell office:value-type="float" office:value="132.016395169525" calcext:value-type="float">
            <text:p>132.016395169525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520" calcext:value-type="float">
            <text:p>952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3" calcext:value-type="float">
            <text:p>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13.81186" calcext:value-type="float">
            <text:p>13.81186</text:p>
          </table:table-cell>
          <table:table-cell office:value-type="float" office:value="0.688412189483642" calcext:value-type="float">
            <text:p>0.688412189483642</text:p>
          </table:table-cell>
          <table:table-cell office:value-type="float" office:value="14.5002721894836" calcext:value-type="float">
            <text:p>14.500272189483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4" calcext:value-type="float">
            <text:p>84</text:p>
          </table:table-cell>
          <table:table-cell office:value-type="float" office:value="0.32488" calcext:value-type="float">
            <text:p>0.32488</text:p>
          </table:table-cell>
          <table:table-cell office:value-type="float" office:value="13.83724" calcext:value-type="float">
            <text:p>13.83724</text:p>
          </table:table-cell>
          <table:table-cell office:value-type="float" office:value="2.07437992095947" calcext:value-type="float">
            <text:p>2.07437992095947</text:p>
          </table:table-cell>
          <table:table-cell office:value-type="float" office:value="15.9116199209595" calcext:value-type="float">
            <text:p>15.9116199209595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508" calcext:value-type="float">
            <text:p>15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5" calcext:value-type="float">
            <text:p>85</text:p>
          </table:table-cell>
          <table:table-cell office:value-type="float" office:value="0.31002" calcext:value-type="float">
            <text:p>0.31002</text:p>
          </table:table-cell>
          <table:table-cell office:value-type="float" office:value="13.82238" calcext:value-type="float">
            <text:p>13.82238</text:p>
          </table:table-cell>
          <table:table-cell office:value-type="float" office:value="1.13132667541503" calcext:value-type="float">
            <text:p>1.13132667541503</text:p>
          </table:table-cell>
          <table:table-cell office:value-type="float" office:value="14.953706675415" calcext:value-type="float">
            <text:p>14.95370667541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07" calcext:value-type="float">
            <text:p>20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6" calcext:value-type="float">
            <text:p>86</text:p>
          </table:table-cell>
          <table:table-cell office:value-type="float" office:value="0.28393" calcext:value-type="float">
            <text:p>0.28393</text:p>
          </table:table-cell>
          <table:table-cell office:value-type="float" office:value="13.79629" calcext:value-type="float">
            <text:p>13.79629</text:p>
          </table:table-cell>
          <table:table-cell office:value-type="float" office:value="0.680726289749145" calcext:value-type="float">
            <text:p>0.680726289749145</text:p>
          </table:table-cell>
          <table:table-cell office:value-type="float" office:value="14.4770162897491" calcext:value-type="float">
            <text:p>14.47701628974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7" calcext:value-type="float">
            <text:p>87</text:p>
          </table:table-cell>
          <table:table-cell office:value-type="float" office:value="0.2813" calcext:value-type="float">
            <text:p>0.2813</text:p>
          </table:table-cell>
          <table:table-cell office:value-type="float" office:value="13.79366" calcext:value-type="float">
            <text:p>13.79366</text:p>
          </table:table-cell>
          <table:table-cell office:value-type="float" office:value="0.645548582077026" calcext:value-type="float">
            <text:p>0.645548582077026</text:p>
          </table:table-cell>
          <table:table-cell office:value-type="float" office:value="14.439208582077" calcext:value-type="float">
            <text:p>14.43920858207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8" calcext:value-type="float">
            <text:p>88</text:p>
          </table:table-cell>
          <table:table-cell office:value-type="float" office:value="0.27448" calcext:value-type="float">
            <text:p>0.27448</text:p>
          </table:table-cell>
          <table:table-cell office:value-type="float" office:value="13.78684" calcext:value-type="float">
            <text:p>13.78684</text:p>
          </table:table-cell>
          <table:table-cell office:value-type="float" office:value="0.535737514495849" calcext:value-type="float">
            <text:p>0.535737514495849</text:p>
          </table:table-cell>
          <table:table-cell office:value-type="float" office:value="14.3225775144959" calcext:value-type="float">
            <text:p>14.322577514495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9" calcext:value-type="float">
            <text:p>89</text:p>
          </table:table-cell>
          <table:table-cell office:value-type="float" office:value="0.29334" calcext:value-type="float">
            <text:p>0.29334</text:p>
          </table:table-cell>
          <table:table-cell office:value-type="float" office:value="13.8057" calcext:value-type="float">
            <text:p>13.8057</text:p>
          </table:table-cell>
          <table:table-cell office:value-type="float" office:value="0.696612358093261" calcext:value-type="float">
            <text:p>0.696612358093261</text:p>
          </table:table-cell>
          <table:table-cell office:value-type="float" office:value="14.5023123580933" calcext:value-type="float">
            <text:p>14.502312358093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0" calcext:value-type="float">
            <text:p>90</text:p>
          </table:table-cell>
          <table:table-cell office:value-type="float" office:value="0.317" calcext:value-type="float">
            <text:p>0.317</text:p>
          </table:table-cell>
          <table:table-cell office:value-type="float" office:value="13.82936" calcext:value-type="float">
            <text:p>13.82936</text:p>
          </table:table-cell>
          <table:table-cell office:value-type="float" office:value="2.29386281967163" calcext:value-type="float">
            <text:p>2.29386281967163</text:p>
          </table:table-cell>
          <table:table-cell office:value-type="float" office:value="16.1232228196716" calcext:value-type="float">
            <text:p>16.123222819671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16" calcext:value-type="float">
            <text:p>6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1" calcext:value-type="float">
            <text:p>91</text:p>
          </table:table-cell>
          <table:table-cell office:value-type="float" office:value="0.26526" calcext:value-type="float">
            <text:p>0.26526</text:p>
          </table:table-cell>
          <table:table-cell office:value-type="float" office:value="13.77762" calcext:value-type="float">
            <text:p>13.77762</text:p>
          </table:table-cell>
          <table:table-cell office:value-type="float" office:value="0.532068014144897" calcext:value-type="float">
            <text:p>0.532068014144897</text:p>
          </table:table-cell>
          <table:table-cell office:value-type="float" office:value="14.3096880141449" calcext:value-type="float">
            <text:p>14.30968801414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2" calcext:value-type="float">
            <text:p>92</text:p>
          </table:table-cell>
          <table:table-cell office:value-type="float" office:value="0.27356" calcext:value-type="float">
            <text:p>0.27356</text:p>
          </table:table-cell>
          <table:table-cell office:value-type="float" office:value="13.78592" calcext:value-type="float">
            <text:p>13.78592</text:p>
          </table:table-cell>
          <table:table-cell office:value-type="float" office:value="0.83354115486145" calcext:value-type="float">
            <text:p>0.83354115486145</text:p>
          </table:table-cell>
          <table:table-cell office:value-type="float" office:value="14.6194611548615" calcext:value-type="float">
            <text:p>14.619461154861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3" calcext:value-type="float">
            <text:p>93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13.78358" calcext:value-type="float">
            <text:p>13.78358</text:p>
          </table:table-cell>
          <table:table-cell office:value-type="float" office:value="0.556347131729126" calcext:value-type="float">
            <text:p>0.556347131729126</text:p>
          </table:table-cell>
          <table:table-cell office:value-type="float" office:value="14.3399271317291" calcext:value-type="float">
            <text:p>14.339927131729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4" calcext:value-type="float">
            <text:p>94</text:p>
          </table:table-cell>
          <table:table-cell office:value-type="float" office:value="0.29136" calcext:value-type="float">
            <text:p>0.29136</text:p>
          </table:table-cell>
          <table:table-cell office:value-type="float" office:value="13.80372" calcext:value-type="float">
            <text:p>13.80372</text:p>
          </table:table-cell>
          <table:table-cell office:value-type="float" office:value="8.46271634101867" calcext:value-type="float">
            <text:p>8.46271634101867</text:p>
          </table:table-cell>
          <table:table-cell office:value-type="float" office:value="22.2664363410187" calcext:value-type="float">
            <text:p>22.266436341018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72" calcext:value-type="float">
            <text:p>47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5" calcext:value-type="float">
            <text:p>95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13.77843" calcext:value-type="float">
            <text:p>13.77843</text:p>
          </table:table-cell>
          <table:table-cell office:value-type="float" office:value="0.612754821777343" calcext:value-type="float">
            <text:p>0.612754821777343</text:p>
          </table:table-cell>
          <table:table-cell office:value-type="float" office:value="14.3911848217773" calcext:value-type="float">
            <text:p>14.391184821777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6" calcext:value-type="float">
            <text:p>96</text:p>
          </table:table-cell>
          <table:table-cell office:value-type="float" office:value="0.33059" calcext:value-type="float">
            <text:p>0.33059</text:p>
          </table:table-cell>
          <table:table-cell office:value-type="float" office:value="13.84295" calcext:value-type="float">
            <text:p>13.842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7" calcext:value-type="float">
            <text:p>97</text:p>
          </table:table-cell>
          <table:table-cell office:value-type="float" office:value="0.29603" calcext:value-type="float">
            <text:p>0.29603</text:p>
          </table:table-cell>
          <table:table-cell office:value-type="float" office:value="13.80839" calcext:value-type="float">
            <text:p>13.80839</text:p>
          </table:table-cell>
          <table:table-cell office:value-type="float" office:value="0.852521896362304" calcext:value-type="float">
            <text:p>0.852521896362304</text:p>
          </table:table-cell>
          <table:table-cell office:value-type="float" office:value="14.6609118963623" calcext:value-type="float">
            <text:p>14.660911896362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8" calcext:value-type="float">
            <text:p>98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13.81655" calcext:value-type="float">
            <text:p>13.81655</text:p>
          </table:table-cell>
          <table:table-cell office:value-type="float" office:value="0.719334602355957" calcext:value-type="float">
            <text:p>0.719334602355957</text:p>
          </table:table-cell>
          <table:table-cell office:value-type="float" office:value="14.535884602356" calcext:value-type="float">
            <text:p>14.53588460235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9" calcext:value-type="float">
            <text:p>99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13.81583" calcext:value-type="float">
            <text:p>13.81583</text:p>
          </table:table-cell>
          <table:table-cell office:value-type="float" office:value="0.771929740905761" calcext:value-type="float">
            <text:p>0.771929740905761</text:p>
          </table:table-cell>
          <table:table-cell office:value-type="float" office:value="14.5877597409058" calcext:value-type="float">
            <text:p>14.5877597409058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2" table:number-rows-repeated="1047574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tatistical result" table:style-name="ta4">
        <office:forms form:automatic-focus="false" form:apply-design-mode="false"/>
        <table:table-column table:style-name="co1" table:default-cell-style-name="ce15"/>
        <table:table-column table:style-name="co25" table:default-cell-style-name="Default"/>
        <table:table-column table:style-name="co26" table:number-columns-repeated="2" table:default-cell-style-name="Default"/>
        <table:table-column table:style-name="co9" table:default-cell-style-name="Default"/>
        <table:table-column table:style-name="co27" table:default-cell-style-name="ce23"/>
        <table:table-column table:style-name="co5" table:number-columns-repeated="16378" table:default-cell-style-name="Default"/>
        <table:table-row table:style-name="ro1">
          <table:table-cell table:style-name="ce14" office:value-type="string" calcext:value-type="string">
            <text:p>NCI-16</text:p>
          </table:table-cell>
          <table:table-cell table:style-name="ce17" office:value-type="string" calcext:value-type="string">
            <text:p>ISWC17</text:p>
          </table:table-cell>
          <table:table-cell table:style-name="ce17" office:value-type="string" calcext:value-type="string">
            <text:p>MEX+ISWC17</text:p>
          </table:table-cell>
          <table:table-cell table:style-name="ce17" office:value-type="string" calcext:value-type="string">
            <text:p>ForMod+ISWC17</text:p>
          </table:table-cell>
          <table:table-cell table:style-name="ce17" office:value-type="string" calcext:value-type="string">
            <text:p>ForMod complete module</text:p>
          </table:table-cell>
          <table:table-cell table:style-name="ce21" office:value-type="string" calcext:value-type="string">
            <text:p>MEX sentiment modu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ccess rate</text:p>
          </table:table-cell>
          <table:table-cell table:style-name="ce18"/>
          <table:table-cell table:style-name="ce18" office:value-type="percentage" office:value="0.725" calcext:value-type="percentage">
            <text:p>72.50%</text:p>
          </table:table-cell>
          <table:table-cell table:style-name="ce18" office:value-type="percentage" office:value="0.902" calcext:value-type="percentage">
            <text:p>90.20%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2" office:value-type="percentage" office:value="0.841" calcext:value-type="percentage">
            <text:p>84.1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office:value-type="float" office:value="9.233682776" calcext:value-type="float">
            <text:p>9.233682776</text:p>
          </table:table-cell>
          <table:table-cell office:value-type="float" office:value="21.7272415" calcext:value-type="float">
            <text:p>21.7272415</text:p>
          </table:table-cell>
          <table:table-cell office:value-type="float" office:value="13.75070468" calcext:value-type="float">
            <text:p>13.75070468</text:p>
          </table:table-cell>
          <table:table-cell office:value-type="float" office:value="0.203025172071423" calcext:value-type="float">
            <text:p>0.2030251720714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dian</text:p>
          </table:table-cell>
          <table:table-cell/>
          <table:table-cell office:value-type="float" office:value="2.309903" calcext:value-type="float">
            <text:p>2.309903</text:p>
          </table:table-cell>
          <table:table-cell office:value-type="float" office:value="14.4796970412445" calcext:value-type="float">
            <text:p>14.4796970412445</text:p>
          </table:table-cell>
          <table:table-cell office:value-type="float" office:value="13.774415" calcext:value-type="float">
            <text:p>13.774415</text:p>
          </table:table-cell>
          <table:table-cell office:value-type="float" office:value="0.27344274520874" calcext:value-type="float">
            <text:p>0.273442745208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float" office:value="0.79512763" calcext:value-type="float">
            <text:p>0.79512763</text:p>
          </table:table-cell>
          <table:table-cell office:value-type="float" office:value="13.8137369" calcext:value-type="float">
            <text:p>13.8137369</text:p>
          </table:table-cell>
          <table:table-cell office:value-type="float" office:value="13.38151" calcext:value-type="float">
            <text:p>13.38151</text:p>
          </table:table-cell>
          <table:table-cell office:value-type="float" office:value="0.147973537445068" calcext:value-type="float">
            <text:p>0.147973537445068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MAX</text:p>
          </table:table-cell>
          <table:table-cell table:style-name="ce19"/>
          <table:table-cell table:style-name="ce19" office:value-type="float" office:value="295.478806" calcext:value-type="float">
            <text:p>295.478806</text:p>
          </table:table-cell>
          <table:table-cell table:style-name="ce19" office:value-type="float" office:value="551.7327109" calcext:value-type="float">
            <text:p>551.7327109</text:p>
          </table:table-cell>
          <table:table-cell table:style-name="ce19" office:value-type="float" office:value="26.04926" calcext:value-type="float">
            <text:p>26.04926</text:p>
          </table:table-cell>
          <table:table-cell table:style-name="ce24" office:value-type="float" office:value="0.27344274520874" calcext:value-type="float">
            <text:p>0.27344274520874</text:p>
          </table:table-cell>
          <table:table-cell table:number-columns-repeated="16378"/>
        </table:table-row>
      </table:table>
      <table:named-expressions/>
      <table:database-ranges>
        <table:database-range table:name="__Anonymous_Sheet_DB__0" table:target-range-address="'Pure ISWC17 On NCI-16'.A1:'Pure ISWC17 On NCI-16'.XF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MEX+ISWC17'.A1:'MEX+ISWC17'.XFD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ForMod+ISWC17'.A1:'ForMod+ISWC17'.XFD104857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Text_20_15" style:display-name="Text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6" style:display-name="Warning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4:59:27.181207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istical_20_result" style:display-name="PageStyle_Statistical resul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EX_2b_ISWC17" style:display-name="PageStyle_MEX+ISWC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orMod_2b_ISWC17" style:display-name="PageStyle_ForMod+ISWC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ure_20_ISWC17_20_On_20_NCI-16" style:display-name="PageStyle_Pure ISWC17 On NCI-16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3</meta:editing-cycles>
    <meta:creation-date>2024-06-05T10:34:38</meta:creation-date>
    <dc:date>2024-06-12T15:20:23.567768002</dc:date>
    <meta:editing-duration>PT4H54M49S</meta:editing-duration>
    <meta:generator>LibreOffice/24.2.3.2$Linux_X86_64 LibreOffice_project/420$Build-2</meta:generator>
    <meta:document-statistic meta:table-count="4" meta:cell-count="20052" meta:object-count="0"/>
    <meta:user-defined meta:name="AppVersion">16.0300</meta:user-defined>
  </office:meta>
</office:document-meta>
</file>